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Avdiivka Directioz Rusian军队炮击了Novokalinova，Avdiivka，Tonenko，Severene，Net ...</text:span>
</text:h>
      <text:p text:style-name="P4">
作者: liveuamap (Language: en)</text:p>
      <text:p text:style-name="P4">
时间: 2023-04-20T-65:25:00</text:p>
      <text:p text:style-name="P4">
地点: Donetsk Oblast (Latitude:48.06087 Longtitude:37.56998)</text:p>
      <text:p text:style-name="P4">
视频: []</text:p>
      <text:p text:style-name="P4">
图片: []</text:p>
      <text:p text:style-name="P4">
标签: ["Russia"]</text:p>
      <text:p text:style-name="P4">
Id: 22557399</text:p>
      <!--METADATA-->
      <text:p text:style-name="P4">
在Avdiyivka的指示，俄罗斯军队炮击了Novokalynove，Avdiyivka，Tonenke，Syeverne，Netaylove，Netaylove，Pervomayske和Donetsk地区的Nevelske，乌克兰武装部队的武装部队说，</text:p>
      <text:p text:style-name="P4">
新闻集链接：<text:a xlink:type="simple" xlink:href="https://liveuamap.com/en/2023/20-april-at-avdiyivka-directions-russian-army-shelled-novokalynove" text:style-name="Internet_20_link" text:visited-style-name="Visited_20_Internet_20_Link">
https://liveuamap.com/en/2023/20-april-at-at-avdiyivka-directions-russian-army-army-shelled-novokalynove</text:a>
</text:p>
      <text:p text:style-name="P4">
News Source: <text:a xlink:type="simple" xlink:href="https://t.me/lumsrc/4544" text:style-name="Internet_20_link" text:visited-style-name="Visited_20_Internet_20_Link">
https://t.me/lumsrc/4544</text:a>
</text:p>
      <!--NEWS-->
      <text:h text:style-name="P10" text:outline-level="1">
<text:span text:style-name="T4">
JSC Marinka Direcion Rusian军队炮击Krasnogorivka，St. George，Marinka和Novommykh ...</text:span>
</text:h>
      <text:p text:style-name="P4">
作者: liveuamap (Language: en)</text:p>
      <text:p text:style-name="P4">
时间: 2023-04-20T-67:25:00</text:p>
      <text:p text:style-name="P4">
地点: Donetsk (Latitude:47.85539 Longtitude:37.48535)</text:p>
      <text:p text:style-name="P4">
视频: []</text:p>
      <text:p text:style-name="P4">
图片: []</text:p>
      <text:p text:style-name="P4">
标签: ["Russia"]</text:p>
      <text:p text:style-name="P4">
Id: 22557398</text:p>
      <!--METADATA-->
      <text:p text:style-name="P4">
在玛丽卡(Maryinka)方向，俄罗斯军队炮击了克拉斯诺里夫卡(Krasnohorivka)，heorhiyivka，玛丽卡(Maryinka)和顿涅茨克地区的诺瓦莫卡·利夫卡</text:p>
      <text:p text:style-name="P4">
新闻集链接：<text:a xlink:type="simple" xlink:href="https://liveuamap.com/en/2023/20-april-at-maryinka-direction-russian-army-shelled-krasnohorivka" text:style-name="Internet_20_link" text:visited-style-name="Visited_20_Internet_20_Link">
https://liveuamap.com/en/2023/20-april-at-maryinka-direction-russian-army-shelled-krasnohorivka</text:a>
</text:p>
      <text:p text:style-name="P4">
News Source: <text:a xlink:type="simple" xlink:href="https://t.me/lumsrc/4545" text:style-name="Internet_20_link" text:visited-style-name="Visited_20_Internet_20_Link">
https://t.me/lumsrc/4545</text:a>
</text:p>
      <!--NEWS-->
      <text:h text:style-name="P10" text:outline-level="1">
<text:span text:style-name="T4">
军队的JSC Shaktarske Directio Rusian炮击了Andes Great Novosilka的肥料Novoukrainka ...</text:span>
</text:h>
      <text:p text:style-name="P4">
作者: liveuamap (Language: en)</text:p>
      <text:p text:style-name="P4">
时间: 2023-04-20T-69:25:00</text:p>
      <text:p text:style-name="P4">
地点: Velyka Novosilka (Latitude:47.84185 Longtitude:36.83527)</text:p>
      <text:p text:style-name="P4">
视频: []</text:p>
      <text:p text:style-name="P4">
图片: []</text:p>
      <text:p text:style-name="P4">
标签: ["Russia"]</text:p>
      <text:p text:style-name="P4">
Id: 22557397</text:p>
      <!--METADATA-->
      <text:p text:style-name="P4">
在Shaktarske的指示，俄罗斯军队炮击了Novoukrayinka，Prechystivka和Donetsk地区的Velyka Novosilka，乌克兰武装部队的总参谋</text:p>
      <text:p text:style-name="P4">
新闻集链接：<text:a xlink:type="simple" xlink:href="https://liveuamap.com/en/2023/20-april-at-shaktarske-direction-russian-army-shelled-novoukrayinka" text:style-name="Internet_20_link" text:visited-style-name="Visited_20_Internet_20_Link">
https://liveuamap.com/en/2023/20-20-april-at-shaktarske-direction-russian-army-army-shelled-novoukrayinka</text:a>
</text:p>
      <text:p text:style-name="P4">
News Source: <text:a xlink:type="simple" xlink:href="https://t.me/lumsrc/4546" text:style-name="Internet_20_link" text:visited-style-name="Visited_20_Internet_20_Link">
https://t.me/lumsrc/4546</text:a>
</text:p>
      <!--NEWS-->
      <text:h text:style-name="P10" text:outline-level="1">
<text:span text:style-name="T4">
在Zaporizhzhia和Kherson的指示，俄罗斯军队炮击了Olhivske，Malynivka，Orikhiv，11月...</text:span>
</text:h>
      <text:p text:style-name="P4">
作者: liveuamap (Language: en)</text:p>
      <text:p text:style-name="P4">
时间: 2023-04-20T-71:25:00</text:p>
      <text:p text:style-name="P4">
地点: Kherson, Khersons'ka oblast (Latitude:46.61148 Longtitude:32.58373)</text:p>
      <text:p text:style-name="P4">
视频: []</text:p>
      <text:p text:style-name="P4">
图片: []</text:p>
      <text:p text:style-name="P4">
标签: ["Russia"]</text:p>
      <text:p text:style-name="P4">
Id: 22557396</text:p>
      <!--METADATA-->
      <text:p text:style-name="P4">
新闻集链接：[https://liveuamap.com/en/2023/20-april-at-april-at-zaporizhzhzhia-and-kherson-directions-russian-army]](https://liveuamap.com/en/2023/20-april-at-zaporizhzhia-and-kherson-directions-russian-army)</text:p>
      <text:p text:style-name="P4">
News Source: <text:a xlink:type="simple" xlink:href="https://t.me/lumsrc/4547" text:style-name="Internet_20_link" text:visited-style-name="Visited_20_Internet_20_Link">
https://t.me/lumsrc/4547</text:a>
</text:p>
      <!--NEWS-->
      <text:h text:style-name="P10" text:outline-level="1">
<text:span text:style-name="T4">
巴赫穆特（Bakhmut Directio）鲁斯军队炮击了Fedorivka，Vasukivka，Minkivka，Orikhovo-Vasylivka，...</text:span>
</text:h>
      <text:p text:style-name="P4">
作者: liveuamap (Language: en)</text:p>
      <text:p text:style-name="P4">
时间: 2023-04-20T04:25:00</text:p>
      <text:p text:style-name="P4">
地点: Donetsk Oblast (Latitude:48.37005 Longtitude:37.88189)</text:p>
      <text:p text:style-name="P4">
视频: []</text:p>
      <text:p text:style-name="P4">
图片: []</text:p>
      <text:p text:style-name="P4">
标签: ["Russia"]</text:p>
      <text:p text:style-name="P4">
Id: 22557400</text:p>
      <!--METADATA-->
      <text:p text:style-name="P4">
At Bakhmut Direction Russian Army Shelled Fedorivka, Vasukivka, Minkivka, Orikhovo-Vasylivka, Novomarkove, Hryhorivka, Bakhmut, Ivaniv, Ivanivka, Ivanivka, Ivanivka, Ivanivka , Oleksandro -Shultyne, Bilarara, Druzhba and Zalizne of Donetsk Region, - General Staff of Armed乌克兰在早上报告中说</text:p>
      <text:p text:style-name="P4">
新闻集链接：(https://liveuamap.com/en/2023/20-april-at-bakhmut-direction-russian-army-shelled-fedorivka)</text:p>
      <text:p text:style-name="P4">
News Source: <text:a xlink:type="simple" xlink:href="https://t.me/lumsrc/4543" text:style-name="Internet_20_link" text:visited-style-name="Visited_20_Internet_20_Link">
https://t.me/lumsrc/4543</text:a>
</text:p>
      <!--NEWS-->
      <text:h text:style-name="P10" text:outline-level="1">
<text:span text:style-name="T4">
Poltavska Oblast（13:02）。 红色警报：空中威胁。 警笛声。 立即掩盖！</text:span>
</text:h>
      <text:p text:style-name="P4">
作者: liveuamap (Language: en)</text:p>
      <text:p text:style-name="P4">
时间: 2023-04-20T07:03:00</text:p>
      <text:p text:style-name="P4">
地点: Poltavska Oblast (Latitude:49.47791 Longtitude:33.81892)</text:p>
      <text:p text:style-name="P4">
视频: []</text:p>
      <text:p text:style-name="P4">
图片: []</text:p>
      <text:p text:style-name="P4">
标签: []</text:p>
      <text:p text:style-name="P4">
Id: 22557432</text:p>
      <!--METADATA-->
      <text:p text:style-name="P4">
没有任何</text:p>
      <text:p text:style-name="P4">
新闻集链接：<text:a xlink:type="simple" xlink:href="https://liveuamap.com/en/2023/20-april-poltavska-oblast1302-red-alert-aeriag" text:style-name="Internet_20_link" text:visited-style-name="Visited_20_Internet_20_Link">
https://liveuamap.com/en/2023/20-April-poltavska-oblast1302-red-red-alert-aeriag</text:a>
</text:p>
      <text:p text:style-name="P4">
News Source: <text:a xlink:type="simple" xlink:href="https://liveuamap.com/en/2023/20-april-poltavska-oblast1302-red-alert-aeriag" text:style-name="Internet_20_link" text:visited-style-name="Visited_20_Internet_20_Link">
https://liveuamap.com/en/2023/20-april-poltavska-oblast1302-red-alert-aeriag</text:a>
</text:p>
      <!--NEWS-->
      <text:h text:style-name="P10" text:outline-level="1">
<text:span text:style-name="T4">
Zaporizka Oblast（13:53）。 红色警报：空中威胁。 警笛声。 立即掩盖！</text:span>
</text:h>
      <text:p text:style-name="P4">
作者: liveuamap (Language: en)</text:p>
      <text:p text:style-name="P4">
时间: 2023-04-20T07:53:00</text:p>
      <text:p text:style-name="P4">
地点: Zaporizka Oblast (Latitude:47.611321 Longtitude:35.764311)</text:p>
      <text:p text:style-name="P4">
视频: []</text:p>
      <text:p text:style-name="P4">
图片: []</text:p>
      <text:p text:style-name="P4">
标签: []</text:p>
      <text:p text:style-name="P4">
Id: 22557439</text:p>
      <!--METADATA-->
      <text:p text:style-name="P4">
没有任何</text:p>
      <text:p text:style-name="P4">
新闻集链接：<text:a xlink:type="simple" xlink:href="https://liveuamap.com/en/2023/20-april-zaporizka-oblast1353-red-alert-aeriag" text:style-name="Internet_20_link" text:visited-style-name="Visited_20_Internet_20_Link">
https://liveuamap.com/en/2023/20-APRIL-ZAPORIZKA-OBLAST1353-RED-RED--RERT-ALERT-AERIAG</text:a>
</text:p>
      <text:p text:style-name="P4">
News Source: <text:a xlink:type="simple" xlink:href="https://liveuamap.com/en/2023/20-april-zaporizka-oblast1353-red-alert-aeriag" text:style-name="Internet_20_link" text:visited-style-name="Visited_20_Internet_20_Link">
https://liveuamap.com/en/2023/20-april-zaporizka-oblast1353-red-alert-aeriag</text:a>
</text:p>
      <!--NEWS-->
      <text:h text:style-name="P10" text:outline-level="1">
<text:span text:style-name="T4">
Kyiv，Zhytomyr，Zhytomyr地区，Volyn地区，Zaporizhzhya地区，Poltava地区（23:09 ...</text:span>
</text:h>
      <text:p text:style-name="P4">
作者: liveuamap (Language: en)</text:p>
      <text:p text:style-name="P4">
时间: 2023-04-20T17:09:00</text:p>
      <text:p text:style-name="P4">
地点: Kyiv (Latitude:50.44343 Longtitude:30.53022)</text:p>
      <text:p text:style-name="P4">
视频: []</text:p>
      <text:p text:style-name="P4">
图片: []</text:p>
      <text:p text:style-name="P4">
标签: ["Europe", "Central and Eastern Europe"]</text:p>
      <text:p text:style-name="P4">
Id: 22557514</text:p>
      <!--METADATA-->
      <text:p text:style-name="P4">
基辅，Zhytomyr，Zhytomyr地区，Volyn地区，Zaporizhhya地区，Poltava地区(23:09). Red Alert: aerial threat. Sirens sounding. Take covernow!</text:p>
      <text:p text:style-name="P4">
News Collection Link: <text:a xlink:type="simple" xlink:href="https://liveuamap.com/en/2023/20-april-kyiv-zhytomyr-zhytomyrska-oblast-volg" text:style-name="Internet_20_link" text:visited-style-name="Visited_20_Internet_20_Link">
https://liveuamap.com/en/2023/20-april-kyiv-zhytomyr-zhytomyrska-oblast-volg</text:a>
</text:p>
      <text:p text:style-name="P4">
News Source: <text:a xlink:type="simple" xlink:href="https://t.me/air_alert_ua/43396" text:style-name="Internet_20_link" text:visited-style-name="Visited_20_Internet_20_Link">
https://t.me/air_alert_ua/43396</text:a>
</text:p>
      <!--NEWS-->
      <text:h text:style-name="P10" text:outline-level="1">
<text:span text:style-name="T4">
Chernihivska Oblast（23:09）。 红色警报：空中威胁。 警笛声。 立即掩盖！</text:span>
</text:h>
      <text:p text:style-name="P4">
作者: liveuamap (Language: en)</text:p>
      <text:p text:style-name="P4">
时间: 2023-04-20T17:10:00</text:p>
      <text:p text:style-name="P4">
地点: Chernihivska Oblast (Latitude:51.33409 Longtitude:32.00094)</text:p>
      <text:p text:style-name="P4">
视频: []</text:p>
      <text:p text:style-name="P4">
图片: []</text:p>
      <text:p text:style-name="P4">
标签: ["Europe", "Central and Eastern Europe"]</text:p>
      <text:p text:style-name="P4">
Id: 22557515</text:p>
      <!--METADATA-->
      <text:p text:style-name="P4">
切尔尼希夫地区(23:09). Red Alert: aerial threat. Sirens sounding. Takecover now!</text:p>
      <text:p text:style-name="P4">
News Collection Link: <text:a xlink:type="simple" xlink:href="https://liveuamap.com/en/2023/20-april-chernihivska-oblast2309-red-alert-aeg" text:style-name="Internet_20_link" text:visited-style-name="Visited_20_Internet_20_Link">
https://liveuamap.com/en/2023/20-april-chernihivska-oblast2309-red-alert-aeg</text:a>
</text:p>
      <text:p text:style-name="P4">
News Source: <text:a xlink:type="simple" xlink:href="https://t.me/suspilnechernihiv/17789" text:style-name="Internet_20_link" text:visited-style-name="Visited_20_Internet_20_Link">
https://t.me/suspilnechernihiv/17789</text:a>
</text:p>
      <!--NEWS-->
      <text:h text:style-name="P10" text:outline-level="1">
<text:span text:style-name="T4">
Cherkasy地区，Ternopil，Ternopil地区，Donetsk地区，Dnipro，Dnipropetrovsk地区...</text:span>
</text:h>
      <text:p text:style-name="P4">
作者: liveuamap (Language: en)</text:p>
      <text:p text:style-name="P4">
时间: 2023-04-20T17:11:00</text:p>
      <text:p text:style-name="P4">
地点: Cherkaska Oblast (Latitude:49.25000000 Longtitude:31.33333000)</text:p>
      <text:p text:style-name="P4">
视频: []</text:p>
      <text:p text:style-name="P4">
图片: []</text:p>
      <text:p text:style-name="P4">
标签: ["Europe", "Central and Eastern Europe"]</text:p>
      <text:p text:style-name="P4">
Id: 22557516</text:p>
      <!--METADATA-->
      <text:p text:style-name="P4">
Cherkaska Oblast, Ternopil, Ternopilska Oblast, Donetsk Oblast, Dnipro, Dnipropetrovska Oblast, Kherson, Khersonska Oblast, LVIV, LVIVSKA OBLASKA OBLAST Kivska Oblast, Chernivtska Oblast, Zakarpattia Oblast, Sumska Oblast, Mykolaiv , Mykolayivskaoblast, Khmelnytska Oblast, Kirovohradska Oblast, Kyiv Oblast ，vinnytskakaoblast(23:11). Red Alert: aerial threat. Sirens sounding. Take cover now!</text:p>
      <text:p text:style-name="P4">
News Collection Link: <text:a xlink:type="simple" xlink:href="https://liveuamap.com/en/2023/20-april-cherkaska-oblast-ternopil-ternopilskg" text:style-name="Internet_20_link" text:visited-style-name="Visited_20_Internet_20_Link">
https://liveuamap.com/en/2023/20-april-cherkaska-oblast-ternopil-ternopilskg</text:a>
</text:p>
      <text:p text:style-name="P4">
News Source: <text:a xlink:type="simple" xlink:href="https://t.me/air_alert_ua/43413" text:style-name="Internet_20_link" text:visited-style-name="Visited_20_Internet_20_Link">
https://t.me/air_alert_ua/43413</text:a>
</text:p>
      <!--NEWS-->
      <text:h text:style-name="P10" text:outline-level="1">
<text:span text:style-name="T4">
Odeska Oblast（23:11）。 红色警报：空中威胁。 警笛声。 立即掩盖！</text:span>
</text:h>
      <text:p text:style-name="P4">
作者: liveuamap (Language: en)</text:p>
      <text:p text:style-name="P4">
时间: 2023-04-20T17:12:00</text:p>
      <text:p text:style-name="P4">
地点: Odeska Oblast (Latitude:46.75000000 Longtitude:30.25000000)</text:p>
      <text:p text:style-name="P4">
视频: []</text:p>
      <text:p text:style-name="P4">
图片: []</text:p>
      <text:p text:style-name="P4">
标签: ["Europe", "Central and Eastern Europe"]</text:p>
      <text:p text:style-name="P4">
Id: 22557517</text:p>
      <!--METADATA-->
      <text:p text:style-name="P4">
ODESA地区(23:11). Red Alert: aerial threat. Sirens sounding. Take covernow!</text:p>
      <text:p text:style-name="P4">
News Collection Link: <text:a xlink:type="simple" xlink:href="https://liveuamap.com/en/2023/20-april-odeska-oblast2311-red-alert-aerial-tg" text:style-name="Internet_20_link" text:visited-style-name="Visited_20_Internet_20_Link">
https://liveuamap.com/en/2023/20-april-odeska-oblast2311-red-alert-aerial-tg</text:a>
</text:p>
      <text:p text:style-name="P4">
News Source: <text:a xlink:type="simple" xlink:href="https://t.me/suspilneodesa/22621" text:style-name="Internet_20_link" text:visited-style-name="Visited_20_Internet_20_Link">
https://t.me/suspilneodesa/22621</text:a>
</text:p>
      <!--NEWS-->
      <text:h text:style-name="P10" text:outline-level="1">
<text:span text:style-name="T4">
里文斯卡（Rivnenska）的里夫恩（Rivne）Oblast（23:11）。 红色警报：空中威胁。 警笛声。 立即掩盖！</text:span>
</text:h>
      <text:p text:style-name="P4">
作者: liveuamap (Language: en)</text:p>
      <text:p text:style-name="P4">
时间: 2023-04-20T17:14:00</text:p>
      <text:p text:style-name="P4">
地点: Rivne (Latitude:50.6034445 Longtitude:26.257603168487)</text:p>
      <text:p text:style-name="P4">
视频: []</text:p>
      <text:p text:style-name="P4">
图片: []</text:p>
      <text:p text:style-name="P4">
标签: ["Europe", "Central and Eastern Europe"]</text:p>
      <text:p text:style-name="P4">
Id: 22557518</text:p>
      <!--METADATA-->
      <text:p text:style-name="P4">
里凡恩地区(23:11). Red Alert: aerial threat. Sirens sounding.Take cover now!</text:p>
      <text:p text:style-name="P4">
News Collection Link: <text:a xlink:type="simple" xlink:href="https://liveuamap.com/en/2023/20-april-rivne-rivnenska-oblast2311-red-alertg" text:style-name="Internet_20_link" text:visited-style-name="Visited_20_Internet_20_Link">
https://liveuamap.com/en/2023/20-april-rivne-rivnenska-oblast2311-red-alertg</text:a>
</text:p>
      <text:p text:style-name="P4">
News Source: <text:a xlink:type="simple" xlink:href="https://t.me/air_alert_ua/43414" text:style-name="Internet_20_link" text:visited-style-name="Visited_20_Internet_20_Link">
https://t.me/air_alert_ua/43414</text:a>
</text:p>
      <!--NEWS-->
      <text:h text:style-name="P10" text:outline-level="1">
<text:span text:style-name="T4">
Zhytomyr，Kyiv（00:11）。 红色警报：空中威胁。 警笛声。 立即掩盖！</text:span>
</text:h>
      <text:p text:style-name="P4">
作者: liveuamap (Language: en)</text:p>
      <text:p text:style-name="P4">
时间: 2023-04-20T18:12:00</text:p>
      <text:p text:style-name="P4">
地点: Zhytomyr (Latitude:50.26487000 Longtitude:28.67669000)</text:p>
      <text:p text:style-name="P4">
视频: []</text:p>
      <text:p text:style-name="P4">
图片: []</text:p>
      <text:p text:style-name="P4">
标签: ["Europe", "Central and Eastern Europe"]</text:p>
      <text:p text:style-name="P4">
Id: 22557519</text:p>
      <!--METADATA-->
      <text:p text:style-name="P4">
Zhytomyr，基辅(00:11). Red Alert: aerial threat. Sirens sounding. Take covernow!</text:p>
      <text:p text:style-name="P4">
News Collection Link: <text:a xlink:type="simple" xlink:href="https://liveuamap.com/en/2023/20-april-zhytomyr-kyiv0011-red-alert-aerial-tg" text:style-name="Internet_20_link" text:visited-style-name="Visited_20_Internet_20_Link">
https://liveuamap.com/en/2023/20-april-zhytomyr-kyiv0011-red-alert-aerial-tg</text:a>
</text:p>
      <text:p text:style-name="P4">
News Source: <text:a xlink:type="simple" xlink:href="https://t.me/chanel24/85276" text:style-name="Internet_20_link" text:visited-style-name="Visited_20_Internet_20_Link">
https://t.me/chanel24/85276</text:a>
</text:p>
      <!--NEWS-->
      <text:h text:style-name="P10" text:outline-level="1">
<text:span text:style-name="T4">
Vinnytska Oblast（00:52）。 红色警报：空中威胁。 警笛声。 立即掩盖！</text:span>
</text:h>
      <text:p text:style-name="P4">
作者: liveuamap (Language: en)</text:p>
      <text:p text:style-name="P4">
时间: 2023-04-20T18:54:00</text:p>
      <text:p text:style-name="P4">
地点: Vinnytska Oblast (Latitude:48.91667000 Longtitude:28.66667000)</text:p>
      <text:p text:style-name="P4">
视频: []</text:p>
      <text:p text:style-name="P4">
图片: []</text:p>
      <text:p text:style-name="P4">
标签: ["Europe", "Central and Eastern Europe"]</text:p>
      <text:p text:style-name="P4">
Id: 22557520</text:p>
      <!--METADATA-->
      <text:p text:style-name="P4">
Vinnytsia地区(00:52). Red Alert: aerial threat. Sirens sounding. Take covernow!</text:p>
      <text:p text:style-name="P4">
News Collection Link: <text:a xlink:type="simple" xlink:href="https://liveuamap.com/en/2023/20-april-vinnytska-oblast0052-red-alert-aeriag" text:style-name="Internet_20_link" text:visited-style-name="Visited_20_Internet_20_Link">
https://liveuamap.com/en/2023/20-april-vinnytska-oblast0052-red-alert-aeriag</text:a>
</text:p>
      <text:p text:style-name="P4">
News Source: <text:a xlink:type="simple" xlink:href="https://t.me/air_alert_ua/43442" text:style-name="Internet_20_link" text:visited-style-name="Visited_20_Internet_20_Link">
https://t.me/air_alert_ua/43442</text:a>
</text:p>
      <!--NEWS-->
      <text:h text:style-name="P10" text:outline-level="1">
<text:span text:style-name="T4">
基辅（00:56）。 红色警报：空中威胁。 警笛声。 立即掩盖！</text:span>
</text:h>
      <text:p text:style-name="P4">
作者: liveuamap (Language: en)</text:p>
      <text:p text:style-name="P4">
时间: 2023-04-20T19:02:00</text:p>
      <text:p text:style-name="P4">
地点: Kyiv (Latitude:50.44324 Longtitude:30.531)</text:p>
      <text:p text:style-name="P4">
视频: []</text:p>
      <text:p text:style-name="P4">
图片: []</text:p>
      <text:p text:style-name="P4">
标签: ["Europe", "Central and Eastern Europe"]</text:p>
      <text:p text:style-name="P4">
Id: 22557521</text:p>
      <!--METADATA-->
      <text:p text:style-name="P4">
基辅(00:56). Red Alert: aerial threat. Sirens sounding. Take cover now!</text:p>
      <text:p text:style-name="P4">
News Collection Link: <text:a xlink:type="simple" xlink:href="https://liveuamap.com/en/2023/20-april-kyiv0056-red-alert-aerial-threat-sirg" text:style-name="Internet_20_link" text:visited-style-name="Visited_20_Internet_20_Link">
https://liveuamap.com/en/2023/20-april-kyiv0056-red-alert-aerial-threat-sirg</text:a>
</text:p>
      <text:p text:style-name="P4">
News Source: <text:a xlink:type="simple" xlink:href="https://t.me/chanel24/85277" text:style-name="Internet_20_link" text:visited-style-name="Visited_20_Internet_20_Link">
https://t.me/chanel24/85277</text:a>
</text:p>
      <!--NEWS-->
      <text:h text:style-name="P10" text:outline-level="1">
<text:span text:style-name="T4">
Sumska Oblast（01:26）。 红色警报：空中威胁。 警笛声。 立即掩盖！</text:span>
</text:h>
      <text:p text:style-name="P4">
作者: liveuamap (Language: en)</text:p>
      <text:p text:style-name="P4">
时间: 2023-04-20T19:27:00</text:p>
      <text:p text:style-name="P4">
地点: Sumska Oblast (Latitude:51.00000000 Longtitude:34.00000000)</text:p>
      <text:p text:style-name="P4">
视频: []</text:p>
      <text:p text:style-name="P4">
图片: []</text:p>
      <text:p text:style-name="P4">
标签: ["Europe", "Central and Eastern Europe"]</text:p>
      <text:p text:style-name="P4">
Id: 22557522</text:p>
      <!--METADATA-->
      <text:p text:style-name="P4">
Sumy地区(01:26). Red Alert: aerial threat. Sirens sounding. Take covernow!</text:p>
      <text:p text:style-name="P4">
News Collection Link: <text:a xlink:type="simple" xlink:href="https://liveuamap.com/en/2023/20-april-sumska-oblast0126-red-alert-aerial-tg" text:style-name="Internet_20_link" text:visited-style-name="Visited_20_Internet_20_Link">
https://liveuamap.com/en/2023/20-april-sumska-oblast0126-red-alert-aerial-tg</text:a>
</text:p>
      <text:p text:style-name="P4">
News Source: <text:a xlink:type="simple" xlink:href="https://t.me/air_alert_ua/43443" text:style-name="Internet_20_link" text:visited-style-name="Visited_20_Internet_20_Link">
https://t.me/air_alert_ua/43443</text:a>
</text:p>
      <!--NEWS-->
      <text:h text:style-name="P10" text:outline-level="1">
<text:span text:style-name="T4">
特尔诺皮尔，特尔诺皮尔地区，利维夫地区（01:28）。 红色ALRT：空中tchretate。 警报器</text:span>
</text:h>
      <text:p text:style-name="P4">
作者: liveuamap (Language: en)</text:p>
      <text:p text:style-name="P4">
时间: 2023-04-20T19:29:00</text:p>
      <text:p text:style-name="P4">
地点: Ternopil (Latitude:49.55342000 Longtitude:25.58918000)</text:p>
      <text:p text:style-name="P4">
视频: []</text:p>
      <text:p text:style-name="P4">
图片: []</text:p>
      <text:p text:style-name="P4">
标签: ["Europe", "Central and Eastern Europe"]</text:p>
      <text:p text:style-name="P4">
Id: 22557523</text:p>
      <!--METADATA-->
      <text:p text:style-name="P4">
Ternopil，Ternopil地区，LVIV，LVIV地区(01:28). Red Alert: aerialthreat. Sirens sounding. Take cover now!</text:p>
      <text:p text:style-name="P4">
News Collection Link: <text:a xlink:type="simple" xlink:href="https://liveuamap.com/en/2023/20-april-ternopil-ternopilska-oblast-lviv-lvig" text:style-name="Internet_20_link" text:visited-style-name="Visited_20_Internet_20_Link">
https://liveuamap.com/en/2023/20-april-ternopil-ternopilska-oblast-lviv-lvig</text:a>
</text:p>
      <text:p text:style-name="P4">
News Source: <text:a xlink:type="simple" xlink:href="https://t.me/air_alert_ua/43445" text:style-name="Internet_20_link" text:visited-style-name="Visited_20_Internet_20_Link">
https://t.me/air_alert_ua/43445</text:a>
</text:p>
      <!--NEWS-->
      <text:h text:style-name="P10" text:outline-level="1">
<text:span text:style-name="T4">
Khmelnytska Oblast（01:33）。 红色警报：空中威胁。 警笛声。 立即掩盖！</text:span>
</text:h>
      <text:p text:style-name="P4">
作者: liveuamap (Language: en)</text:p>
      <text:p text:style-name="P4">
时间: 2023-04-20T19:34:00</text:p>
      <text:p text:style-name="P4">
地点: Khmelnytska Oblast (Latitude:49.50000000 Longtitude:27.00000000)</text:p>
      <text:p text:style-name="P4">
视频: []</text:p>
      <text:p text:style-name="P4">
图片: []</text:p>
      <text:p text:style-name="P4">
标签: ["Europe", "Central and Eastern Europe"]</text:p>
      <text:p text:style-name="P4">
Id: 22557524</text:p>
      <!--METADATA-->
      <text:p text:style-name="P4">
Khmelniki地区(01:33). Red Alert: aerial threat. Sirens sounding. Takecover now!</text:p>
      <text:p text:style-name="P4">
News Collection Link: <text:a xlink:type="simple" xlink:href="https://liveuamap.com/en/2023/20-april-khmelnytska-oblast0133-red-alert-aerg" text:style-name="Internet_20_link" text:visited-style-name="Visited_20_Internet_20_Link">
https://liveuamap.com/en/2023/20-april-khmelnytska-oblast0133-red-alert-aerg</text:a>
</text:p>
      <text:p text:style-name="P4">
News Source: <text:a xlink:type="simple" xlink:href="https://t.me/air_alert_ua/43446" text:style-name="Internet_20_link" text:visited-style-name="Visited_20_Internet_20_Link">
https://t.me/air_alert_ua/43446</text:a>
</text:p>
      <!--NEWS-->
      <text:h text:style-name="P10" text:outline-level="1">
<text:span text:style-name="T4">
Poltavska Oblast（02:32）。 红色警报：空中威胁。 警笛声。 立即掩盖！</text:span>
</text:h>
      <text:p text:style-name="P4">
作者: liveuamap (Language: en)</text:p>
      <text:p text:style-name="P4">
时间: 2023-04-20T20:33:00</text:p>
      <text:p text:style-name="P4">
地点: Poltavska Oblast (Latitude:49.47705000 Longtitude:33.81866000)</text:p>
      <text:p text:style-name="P4">
视频: []</text:p>
      <text:p text:style-name="P4">
图片: []</text:p>
      <text:p text:style-name="P4">
标签: ["Europe", "Central and Eastern Europe"]</text:p>
      <text:p text:style-name="P4">
Id: 22557525</text:p>
      <!--METADATA-->
      <text:p text:style-name="P4">
poltava(02:32). Red Alert: aerial threat. Sirens sounding. Take covernow!</text:p>
      <text:p text:style-name="P4">
News Collection Link: <text:a xlink:type="simple" xlink:href="https://liveuamap.com/en/2023/21-april-poltavska-oblast0232-red-alert-aeriag" text:style-name="Internet_20_link" text:visited-style-name="Visited_20_Internet_20_Link">
https://liveuamap.com/en/2023/21-april-poltavska-oblast0232-red-alert-aeriag</text:a>
</text:p>
      <text:p text:style-name="P4">
News Source: <text:a xlink:type="simple" xlink:href="https://t.me/suspilnepoltava/10852" text:style-name="Internet_20_link" text:visited-style-name="Visited_20_Internet_20_Link">
https://t.me/suspilnepoltava/10852</text:a>
</text:p>
      <!--NEWS-->
      <text:h text:style-name="P10" text:outline-level="1">
<text:span text:style-name="T4">
Kharkiv，Kharkivska Oblast（03:16）。 红色警报：空中威胁。 警笛声。 立即掩盖！</text:span>
</text:h>
      <text:p text:style-name="P4">
作者: liveuamap (Language: en)</text:p>
      <text:p text:style-name="P4">
时间: 2023-04-20T21:18:00</text:p>
      <text:p text:style-name="P4">
地点: Kharkiv (Latitude:49.98081000 Longtitude:36.25272000)</text:p>
      <text:p text:style-name="P4">
视频: []</text:p>
      <text:p text:style-name="P4">
图片: []</text:p>
      <text:p text:style-name="P4">
标签: ["Europe", "Central and Eastern Europe"]</text:p>
      <text:p text:style-name="P4">
Id: 22557526</text:p>
      <!--METADATA-->
      <text:p text:style-name="P4">
哈尔基夫(Kharkiv)，哈尔基夫地区(03:16). Red Alert: aerial threat. Sirens sounding.Take cover now!</text:p>
      <text:p text:style-name="P4">
News Collection Link: <text:a xlink:type="simple" xlink:href="https://liveuamap.com/en/2023/21-april-kharkiv-kharkivska-oblast0316-red-alg" text:style-name="Internet_20_link" text:visited-style-name="Visited_20_Internet_20_Link">
https://liveuamap.com/en/2023/21-april-kharkiv-kharkivska-oblast0316-red-alg</text:a>
</text:p>
      <text:p text:style-name="P4">
News Source: <text:a xlink:type="simple" xlink:href="https://t.me/air_alert_ua/43456" text:style-name="Internet_20_link" text:visited-style-name="Visited_20_Internet_20_Link">
https://t.me/air_alert_ua/43456</text:a>
</text:p>
      <!--NEWS-->
      <text:h text:style-name="P10" text:outline-level="1">
<text:span text:style-name="T4">
Kirovohradska Oblast（03:43）。 红色警报：空中威胁。 警笛声。 立即掩盖！</text:span>
</text:h>
      <text:p text:style-name="P4">
作者: liveuamap (Language: en)</text:p>
      <text:p text:style-name="P4">
时间: 2023-04-20T21:44:00</text:p>
      <text:p text:style-name="P4">
地点: Kirovohradska Oblast (Latitude:48.50000000 Longtitude:32.00000000)</text:p>
      <text:p text:style-name="P4">
视频: []</text:p>
      <text:p text:style-name="P4">
图片: []</text:p>
      <text:p text:style-name="P4">
标签: ["Europe", "Central and Eastern Europe"]</text:p>
      <text:p text:style-name="P4">
Id: 22557527</text:p>
      <!--METADATA-->
      <text:p text:style-name="P4">
Kirovohrad地区(03:43). Red Alert: aerial threat. Sirens sounding. Takecover now!</text:p>
      <text:p text:style-name="P4">
News Collection Link: <text:a xlink:type="simple" xlink:href="https://liveuamap.com/en/2023/21-april-kirovohradska-oblast0343-red-alert-ag" text:style-name="Internet_20_link" text:visited-style-name="Visited_20_Internet_20_Link">
https://liveuamap.com/en/2023/21-april-kirovohradska-oblast0343-red-alert-ag</text:a>
</text:p>
      <text:p text:style-name="P4">
News Source: <text:a xlink:type="simple" xlink:href="https://t.me/air_alert_ua/43457" text:style-name="Internet_20_link" text:visited-style-name="Visited_20_Internet_20_Link">
https://t.me/air_alert_ua/43457</text:a>
</text:p>
      <!--NEWS-->
      <text:h text:style-name="P10" text:outline-level="1">
<text:span text:style-name="T4">
截至4月20日，对俄罗斯联邦的制裁</text:span>
</text:h>
      <text:p text:style-name="P4">
作者: ['АРМІЯINFORM']</text:p>
      <text:p text:style-name="P4">
时间: 2023-04-20T97: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2/05/20220501-1.jpg" text:style-name="Internet_20_link" text:visited-style-name="Visited_20_Internet_20_Link">
20220501-1.jpg</text:a>
']</text:p>
      <text:p text:style-name="P4">
标签: ['АНТИРОСІЙСЬКІ САНКЦІЇ', 'КРАХ РОСІЙСЬКОЇ ЕКОНОМІКИ']</text:p>
      <text:p text:style-name="P4">
类别: News</text:p>
      <!--METADATA-->
      <text:p text:style-name="P4">
<draw:frame draw:style-name="fr1" draw:name="Image2" text:anchor-type="as-char" svg:width="6.9236in" svg:height="4.615733in" draw:z-index="0">
<draw:image xlink:href="../Images/AРМІЯINFORM/2023-04-20T97-00-00-04-00/20220501-1.jpg" xlink:type="simple" xlink:show="embed" xlink:actuate="onLoad" draw:mime-type="image/jpeg"/>
</draw:frame>
乌克兰的外国情报服务<text:a xlink:type="simple" xlink:href="https://szru.gov.ua/news-media/publications/200423-ukraina-i-svit--proty-rosiiskoi-ahresii-sanktsii-v-dii" text:style-name="Internet_20_link" text:visited-style-name="Visited_20_Internet_20_Link">
通知</text:a>
关于截至4月20日对俄罗斯联邦的制裁。</text:p>
      <text:p text:style-name="P4">
乌克兰和波兰对波兰领土上乌克兰农业的过境有了了解。</text:p>
      <text:p text:style-name="P4">
欧盟委员会祝贺波兰与乌克兰之间的交易 - 乌克兰谷物。</text:p>
      <text:p text:style-name="P4">
五角大楼命名了乌克兰军事援助的三个优先事项：防空，炮兵和装甲车，并确认M2布拉德利装甲车已经到达乌克兰。</text:p>
      <text:p text:style-name="P4">
来自美国和荷兰的Patrioot到达乌克兰。</text:p>
      <text:p text:style-name="P4">
德国将爱国者和导弹的防空导弹综合大楼交给了乌克兰，这是四个承诺的Iris-T防空系统中的第二个(SLM)，16辆货车Zetros和两辆汽车巡逻边界。</text:p>
      <text:p text:style-name="P4">
西班牙已经启动了转移到乌克兰豹2的过程。</text:p>
      <text:p text:style-name="P4">
英国交出了14个挑战者2坦克。</text:p>
      <text:p text:style-name="P4">
英国国防部认为，俄罗斯国家将信息行动用作战争战略的主要要素。</text:p>
      <text:p text:style-name="P4">
英国部长内阁大臣奥利弗·杜登(Oliver Dudenn)是支持俄罗斯的黑客正在寻求违反或破坏英国至关重要的重要基础设施。</text:p>
      <text:p text:style-name="P4">
北约秘书长詹斯·斯托尔滕贝格(Jens Stoltenberg)表示，尽管克里姆林宫的武器威胁着乌克兰在针对俄罗斯联邦的战争中，西方盟友在乌克兰的支持下仍未找到西方盟友。 斯托尔滕贝格补充说：“俄罗斯是我们安全的最统一威胁。”</text:p>
      <text:p text:style-name="P4">
韩国总统Yun Suk Yol首次表示，韩国可以扩大对乌克兰的支持，并超越人道主义和经济援助。</text:p>
      <text:p text:style-name="P4">
德国将为乌克兰的修复提供额外的1.11亿欧元。 这些资金将集中在内部流离失所者的住房上，并支持乌克兰市政当局，例如幼儿园，学校和医院的维修和设备。</text:p>
      <text:p text:style-name="P4">
日本分配了2300万美元，以应对乌克兰的军事风险。</text:p>
      <text:p text:style-name="P4">
欧盟委员会提议创建一个价值11亿美元的“欧洲网络希特”。</text:p>
      <text:p text:style-name="P4">
拉脱维亚政府做出了另一项决定，将八名车运送到醉酒司机中。爱尔兰低成本的瑞安航空准备在战后迅速恢复乌克兰的工作。</text:p>
      <text:p text:style-name="P4">
总统乔·拜登(Joe Biden)继续禁止美国出口俄罗斯船只的行动。</text:p>
      <text:p text:style-name="P4">
在致俄罗斯州立公司罗斯托姆的一封信中，美国能源部警告说，在干扰现已占领的Zaporizhzhya核电站的秘密核技术时，后果。</text:p>
      <text:p text:style-name="P4">
美国司法部已指控两个较高的案件。第一个案件涉嫌在FSB的指示下采取行动的四名美国公民和Trirosians，从而促进了俄罗斯注册的利益。 根据美国司法部的说法，来自俄罗斯的抗球员两个 - 俄罗斯的嫌疑人之一(与莫斯科的总部)通过Hisir，他抹黑了美国民主机构，影响了Uflorida和总体上对该州居民的选举。</text:p>
      <text:p text:style-name="P4">
此外，指控是由哥伦比亚县司法部对俄罗斯中心“ Craredativna Diplomatia”负责人Rfnataliya Burlynova公民的指控，该公民是从学术和研究圈中招募美国公民的。 据该部称，她向FSB提供了有关其计划中发布的有关美国公民的信息。</text:p>
      <text:p text:style-name="P4">
美国财政部宣布了对公司和人员的国际网络限制，尽管以前对伊朗人实施了制裁，但仍必须收到电子和设备来制定战斗任务。</text:p>
      <text:p text:style-name="P4">
美国没有向俄罗斯宣传员提供签证，以报道联合国安理会的讲话。</text:p>
      <text:p text:style-name="P4">
欧盟的大使已批准在摩尔多瓦建立欧盟平民的决定，以帮助该国抵制俄罗斯的混合威胁。</text:p>
      <text:p text:style-name="P4">
欧盟已经准备了针对摩尔多瓦的俄罗斯抗议活动的制裁。</text:p>
      <text:p text:style-name="P4">
摩尔多瓦农业部报告说，他们不打算对乌克兰农产品施加限制。 同时，该国内部事务部为乌克兰准备了另一批人道主义援助，总共超过1500万Moldovan Leev(304万欧元).</text:p>
      <text:p text:style-name="P4">
«….Громадяни, які тимчасово є депутатами, запрошують сюди тих, хто допомагаєвбивати людей, дітей і жінок в Україні, їм нема чого тут шукати. Молдова неповинна асоціюватися з цими звірствами», — так прокоментував відмову у в’їздів країну лідеру татарстану рустаму мінніханову прем’єр-міністр Молдови ДорінРечан.</text:p>
      <text:p text:style-name="P4">
Молдова оголосить іще одного російського дипломата персоною нон-грата та двохпозбавить акредитації у міжнародному аеропорту Кишинева.</text:p>
      <text:p text:style-name="P4">
由于乌克兰战争，德国在莫斯科的融洽关系中的维修延迟了1560万欧元。</text:p>
      <text:p text:style-name="P4">
国际篮球联合会(fiba)她不允许俄罗斯男性篮球队参加2024年夏季奥运会在巴黎举行的资格比赛。</text:p>
      <text:p text:style-name="P4">
在国际奥林匹克委员会的建议下，Fiba-Europe执行委员会宣布，一致决定不允许俄罗斯塔比里尔国家队参加Eurobaskest-2025的资格资格。</text:p>
      <text:p text:style-name="P4">
<text:span text:style-name="T4">
 rf </text:span>
</text:p>
      <text:p text:style-name="P4">
哈萨克斯坦开始增加油轮舰队(此外，还购买了8000吨的Dwanaphtonic油轮)为了提供石油，钉子绕过阿塞拜疆。 哈萨克斯坦需要新的油轮来使出口交付多样化，其中80％是通过俄罗斯进行的。 2023年，在现有的港口基础设施中，俄罗斯联邦绕道的一般数量将为150万吨 - 超过300万吨。 包括中国在内的哈萨克斯坦的石油供应总计估计为每年20-2500万吨。</text:p>
      <text:p text:style-name="P4">
德国梅赛德斯 - 奔驰汽车的关注已签订协议，并在俄罗斯出售了其业务。 新所有者俄罗斯的“汽车”计划在莫斯科工厂收集中国汽车。</text:p>
      <text:p text:style-name="P4">
中国公司海尔(Haier)停止了基洛夫(Kirov)工厂对意大利品牌糖果的生产设备的作品。 据指出，“仅由于汇率的提高，只有公司损失了15％的利润。”</text:p>
      <text:p text:style-name="P4">
最大的欧洲投资基金中庭欧洲房地产(消毒)出售了七个购物和娱乐中心的“公园屋”，面积为420万平方米。 UMSKVI，圣彼得堡，Yekaterinburg，Kazan，Volgograd和Togliatti。</text:p>
      <text:p text:style-name="P4">
芬兰移民服务局预测，俄罗斯人在2023年提供庇护的最多主要要求。</text:p>
      <text:p text:style-name="P4">
世界钢铁协会(世界钢铁协会)它预测，2023年俄罗斯的钢铁消费量会减少5％，在2024年增加了6.7％。</text:p>
      <text:p text:style-name="P4">
对于俄罗斯人来说，在国外转移货币的方式较少：意大利集团Intesa Sanpaolo停止向实物帐户开设外币帐户，而三倍以上增加了最低佣金的汇率； 同时，匈牙利OTP银行将从4月25日起停止以美国货币的转移。</text:p>
      <text:p text:style-name="P4">
尽管普京的呼吁和俄罗斯政府的要求，俄罗斯联邦表示，在未来两到三年内，不可能反映我们自动取款机。在第一季度，中央银行发现给俄罗斯人的非法贷款是2022年同期的三倍。</text:p>
      <text:p text:style-name="P4">
俄罗斯联邦通过中国irosian生产商的廉价且可靠的家用电器固定，俄罗斯人继续减少的需求。 2月份出售洞的售价下降了42％，最多达到了1.6万美元 - 两次，最高71亿卢布。 俄罗斯政府官员对与中国技术过度依赖相关的风险表示关注。</text:p>
      <text:p text:style-name="P4">
在来访的餐饮场所的第一季度，穆斯卡姆人为10％，平均检查增加了19％，而与去年相比。</text:p>
      <text:p text:style-name="P4">
在俄罗斯，14岁起的青少年将包括统一的军事招聘登记册，俄罗斯当局打算将其用于分发电子故事。 根据俄罗斯联合会尼古拉布拉夫(Nikolayubulaev)的Tsentrizbirkom副主席，数据将从选民登记册传输到登记册。</text:p>
      <text:p text:style-name="P4">
白俄罗斯最高法院宣布完成许多企业的破产案件。 破产被认为是Osipovich在Umogilev地区的货车建造工厂。 2008年，白俄罗斯政府与俄罗斯公司Grand Express缔结了一项条约，该条约是建造工厂，用于生产价值1.6亿美元的铁路。 2011年，欧亚银行在白俄罗斯政府的担保下开发了6350万美元的贷款。 这家10岁的公司应该有利可图，以破产结束。</text:p>
      <text:p text:style-name="P4">
白俄罗斯共和国民族苏联的代表宫在《法律的二读》中采用，这使克格勃有利于国家安全的权利，限制了白俄罗斯公民以外的人的离开。</text:p>
      <text:p text:style-name="P4">
在2023年第一季度，白俄罗斯(Belarus)邀请了一次采访，以取代俄罗斯公民的工作场所。</text:p>
      <text:p text:style-name="P4">
Vitebsk地区的Braslav区包括2.5万人。 据Belstat称，2021年初，有243人居住在该地区。 因此，25,000个本地“ Darmaid”是该地区所有居民的10％。</text:p>
      <text:p text:style-name="P4">
白俄罗斯的安全部队拘留了戈梅尔的9人，以订阅电报，Instagram和Tiktok上的“极端主义”频道。</text:p>
      <text:p text:style-name="P4">
News Source: <text:a xlink:type="simple" xlink:href="https://armyinform.com.ua/2023/04/20/sankcziyi-proty-rosijskoyi-federacziyi-stanom-na-20-kvitnya/" text:style-name="Internet_20_link" text:visited-style-name="Visited_20_Internet_20_Link">
https://armyinform.com.ua/2023/04/20/sankcziyi-proty-rosijskoyi-federacziyi-stanom-na-20-kvitnya/</text:a>
</text:p>
      <!--NEWS-->
      <text:h text:style-name="P10" text:outline-level="1">
<text:span text:style-name="T4">
在Irpen中，他们打开了“光稳定的黑暗”的Etlasiers。</text:span>
</text:h>
      <text:p text:style-name="P4">
作者: Ukrinform (Person)</text:p>
      <text:p text:style-name="P4">
出版商: Укринформ (Organization)</text:p>
      <text:p text:style-name="P4">
出版时间: 2023-04-21T-12:52:00+03:00</text:p>
      <text:p text:style-name="P4">
修改时间: 2023-04-21T23:52:00+03:00</text:p>
      <text:p text:style-name="P4">
描述: 星期五，在欧文·德特克（Irpen DTEK）的中央公园（Irpen DTEK）中央公园，基辅地区的弗拉德（Vlad 。  - 乌克林。</text:p>
      <text:p text:style-name="P4">
图片: ["<text:a xlink:type="simple" xlink:href="https://static.ukrinform.com/photos/2023_04/thumb_files/630_360_1682110564-2080.jpeg" text:style-name="Internet_20_link" text:visited-style-name="Visited_20_Internet_20_Link">
630_360_16821...</text:a>
", "<text:a xlink:type="simple" xlink:href="https://static.ukrinform.com/photos/2023_04/thumb_files/630_360_1682110564-7263.jpeg" text:style-name="Internet_20_link" text:visited-style-name="Visited_20_Internet_20_Link">
630_360_16821...</text:a>
", "<text:a xlink:type="simple" xlink:href="https://static.ukrinform.com/photos/2023_04/thumb_files/630_360_1682110564-7412.jpeg" text:style-name="Internet_20_link" text:visited-style-name="Visited_20_Internet_20_Link">
630_360_16821...</text:a>
", "<text:a xlink:type="simple" xlink:href="https://static.ukrinform.com/photos/2023_04/thumb_files/630_360_1682110564-9887.jpeg" text:style-name="Internet_20_link" text:visited-style-name="Visited_20_Internet_20_Link">
630_360_16821...</text:a>
", "<text:a xlink:type="simple" xlink:href="https://static.ukrinform.com/photos/2023_04/thumb_files/630_360_1682110564-7414.jpeg" text:style-name="Internet_20_link" text:visited-style-name="Visited_20_Internet_20_Link">
630_360_16821...</text:a>
", "<text:a xlink:type="simple" xlink:href="https://static.ukrinform.com/photos/2023_04/thumb_files/630_360_1682110564-8338.jpeg" text:style-name="Internet_20_link" text:visited-style-name="Visited_20_Internet_20_Link">
630_360_16821...</text:a>
", "<text:a xlink:type="simple" xlink:href="https://static.ukrinform.com/photos/2023_04/thumb_files/630_360_1682110565-7223.jpeg" text:style-name="Internet_20_link" text:visited-style-name="Visited_20_Internet_20_Link">
630_360_16821...</text:a>
", "<text:a xlink:type="simple" xlink:href="https://static.ukrinform.com/photos/2023_04/thumb_files/630_360_1682110565-6247.jpeg" text:style-name="Internet_20_link" text:visited-style-name="Visited_20_Internet_20_Link">
630_360_16821...</text:a>
", "<text:a xlink:type="simple" xlink:href="https://static.ukrinform.com/photos/2023_04/thumb_files/630_360_1682110690-1501.jpeg" text:style-name="Internet_20_link" text:visited-style-name="Visited_20_Internet_20_Link">
630_360_16821...</text:a>
", "<text:a xlink:type="simple" xlink:href="https://static.ukrinform.com/photos/2023_04/thumb_files/630_360_1682110690-6602.jpeg" text:style-name="Internet_20_link" text:visited-style-name="Visited_20_Internet_20_Link">
630_360_16821...</text:a>
", "<text:a xlink:type="simple" xlink:href="https://static.ukrinform.com/photos/2023_04/thumb_files/630_360_1682110690-1168.jpeg" text:style-name="Internet_20_link" text:visited-style-name="Visited_20_Internet_20_Link">
630_360_16821...</text:a>
", "<text:a xlink:type="simple" xlink:href="https://static.ukrinform.com/photos/2023_04/thumb_files/630_360_1682110690-6235.jpeg" text:style-name="Internet_20_link" text:visited-style-name="Visited_20_Internet_20_Link">
630_360_16821...</text:a>
", "<text:a xlink:type="simple" xlink:href="https://static.ukrinform.com/photos/2023_04/thumb_files/630_360_1682110690-8470.jpeg" text:style-name="Internet_20_link" text:visited-style-name="Visited_20_Internet_20_Link">
630_360_16821...</text:a>
", "<text:a xlink:type="simple" xlink:href="https://static.ukrinform.com/photos/2023_04/thumb_files/630_360_1682110743-7601.jpeg" text:style-name="Internet_20_link" text:visited-style-name="Visited_20_Internet_20_Link">
630_360_16821...</text:a>
"]</text:p>
      <text:p text:style-name="P4">
标签: ['Арт-проєкт', 'ДТЕК', 'Енергетика', 'Ірпінь', 'Скульптура', 'Київщина']</text:p>
      <text:p text:style-name="P4">
类型: Article</text:p>
      <!--METADATA-->
      <text:p text:style-name="P4">
<draw:frame draw:style-name="fr1" draw:name="Image3" text:anchor-type="as-char" svg:width="6.9236in" svg:height="3.956343in" draw:z-index="0">
<draw:image xlink:href="../Images/yкринформ/2023-04-21T-12-52-00-03-00/630_360_1682110564-2080.jpeg" xlink:type="simple" xlink:show="embed" xlink:actuate="onLoad" draw:mime-type="image/jpeg"/>
</draw:frame>
在基辅地区的网络和当局Irpen Dtek的中央公园中，光播的“光线换入”的力量致力于2022年春季在DE之后返回基辅地区的能量人员，并象征着击败黑暗的胜利。</text:p>
      <text:p text:style-name="P4">
这是乌克利福通讯员的报道。“今天，我们发现了一个现代动脉对象 - 乌克兰基辅地区的信仰DTEK的象征。 毕竟，我们不仅计划恢复网站，还计划建立一个聪明的网格 - 未来的电源，在第一个红色中 - 它在基辅地区。”</text:p>
      <text:p text:style-name="P4">
“光播”的雕塑安装在欧丁市，在生产过程中，大约70％的网络被破坏了。 DTEK电气工程师在45天内修复了城市和整个地区的电力供应，从而恢复了该地区的正常寿命。</text:p>
      <text:p text:style-name="P4">
<text:span text:style-name="T4">
另请阅读：</text:span>
 <text:a xlink:type="simple" xlink:href="https://www.ukrinform.ua/rubric-kyiv/3696638-skulpturi-malukivzasnovnikiv-kieva-perevdagli-do-velikodna.html" text:style-name="Internet_20_link" text:visited-style-name="Visited_20_Internet_20_Link">
<text:span text:style-name="T4">
雕塑</text:span>
</text:a>
据报道，据报道，2022年5月18日，基辅地区电力网络的DTEK专家100％返回了由部门发布的基辅地区。 在能源的45天内，有2.6亿个家庭的居民收费有600个。 恢复了近10万公里被炮击摧毁的线路。 修复并包括71个高压变电站和近三千个变压器变电站。</text:p>
      <text:p text:style-name="P4">
News Source: <text:a xlink:type="simple" xlink:href="https://www.ukrinform.ua/rubric-regions/3699119-v-irpeni-vidkrili-prisvacenij-energetikam-artobekt-svitloperemagaetemravu.html" text:style-name="Internet_20_link" text:visited-style-name="Visited_20_Internet_20_Link">
https://www.ukrinform.ua/rubric-regions/3699119-v-irpeni-vidkrili-prisvacenij-energetikam-artobekt-svitloperemagaetemravu.html</text:a>
</text:p>
      <!--NEWS-->
      <text:h text:style-name="P10" text:outline-level="1">
<text:span text:style-name="T4">
在俄罗斯，被公认为“归属”的头贝林凯特·基督Grozev</text:span>
</text:h>
      <text:p text:style-name="P4">
作者: Ukrinform (Person)</text:p>
      <text:p text:style-name="P4">
出版商: Укринформ (Organization)</text:p>
      <text:p text:style-name="P4">
出版时间: 2023-04-21T-14:48:00+03:00</text:p>
      <text:p text:style-name="P4">
修改时间: 2023-04-21T23:48:00+03:00</text:p>
      <text:p text:style-name="P4">
描述: 俄罗斯司法部已包括在贝林卡特记者基督Grozev和其他四个自然和合法人的“外国特工”登记册中。  - 乌克林。</text:p>
      <text:p text:style-name="P4">
图片: ["<text:a xlink:type="simple" xlink:href="https://static.ukrinform.com/photos/2023_02/thumb_files/630_360_1675333731-638.jpg" text:style-name="Internet_20_link" text:visited-style-name="Visited_20_Internet_20_Link">
630_360_16753...</text:a>
"]</text:p>
      <text:p text:style-name="P4">
标签: ['Bellingcat', 'Цензура', 'росія', 'Грозєв', 'Іноагент']</text:p>
      <text:p text:style-name="P4">
类型: Article</text:p>
      <!--METADATA-->
      <text:p text:style-name="P4">
<draw:frame draw:style-name="fr1" draw:name="Image4" text:anchor-type="as-char" svg:width="6.9236in" svg:height="3.956343in" draw:z-index="0">
<draw:image xlink:href="../Images/yкринформ/2023-04-21T-14-48-00-03-00/630_360_1675333731-638.jpg" xlink:type="simple" xlink:show="embed" xlink:actuate="onLoad" draw:mime-type="image/jpeg"/>
</draw:frame>
俄罗斯司法部已包括在“外国特工”的登记册中，新闻工作者基督·格罗塞夫(Christ Grozev)和其他四个自然和法人。</text:p>
      <text:p text:style-name="P4">
关于它的报告，请参考消息<text:a xlink:type="simple" xlink:href="https://minjust.gov.ru/ru/events/49459/" text:style-name="Internet_20_link" text:visited-style-name="Visited_20_Internet_20_Link">
</text:a>
并在<text:a xlink:type="simple" xlink:href="https://minjust.gov.ru/uploaded/files/kopiya-reestr-inostrannyih-agentov-21-04-2023.pdf" text:style-name="Internet_20_link" text:visited-style-name="Visited_20_Internet_20_Link">
</text:a>
“归属人”。</text:p>
      <text:p text:style-name="P4">
也包括在列表中，一名政治家，记者Elvira Vichareva，Journalista Sivets-Molyn，人权组织“律师事务所的应征入伍学校”“ Lawyer Street”。</text:p>
      <text:p text:style-name="P4">
Christ Grozev是保加利亚人，自2015年以来，他就一直在合作。 在较高的贝林卡特(Bellingcat)调查中，澄清了donbass的灾难性“波音”的细节，以及反对派主义者亚历克纳维纳(Alexeavna)中毒的情况。 周五早些时候，基督Grozev缺席了莫斯科的勒福夫斯基地方法院。 去年12月，俄罗斯联邦内政部在搜查中宣布他。</text:p>
      <text:p text:style-name="P4">
<text:span text:style-name="T4">
另请阅读：</text:span>
 <text:a xlink:type="simple" xlink:href="https://www.ukrinform.ua/rubric-world/3696093-u-rosii-viznali-inoagentami-fond-karnegi-multiplikatora-i-se-odnogo-spivaka.html" text:style-name="Internet_20_link" text:visited-style-name="Visited_20_Internet_20_Link">
<text:span text:style-name="T4">
 inagent </text:span>
</text:a>
据该部门称，莫斯科政治家和记者埃尔维拉·维卡雷夫(Elvira Vicharev)传播了有关俄罗斯当局的负面信息。 在3月底，仍然留在俄罗斯联邦<text:a xlink:type="simple" xlink:href="https://www.svoboda.org/a/moskovskiy-politik-vihareva-soobschila-ob-otravlenii-solyami-kaliya/32332999.html" text:style-name="Internet_20_link" text:visited-style-name="Visited_20_Internet_20_Link">
</text:a>
它毒害了重金属盐。 之后，她被迫不露面而奔跑。</text:p>
      <text:p text:style-name="P4">
根据司法部的说法，Karelia Natalia Sevets-Emlylyn的记者开放以支持乌克兰。</text:p>
      <text:p text:style-name="P4">
<text:span text:style-name="T4">
另请阅读：</text:span>
 <text:a xlink:type="simple" xlink:href="https://www.ukrinform.ua/rubric-world/3693106-zurnalista-arkadia-babcenko-viznali-u-rosii-inoagentom.html" text:style-name="Internet_20_link" text:visited-style-name="Visited_20_Internet_20_Link">
<text:span text:style-name="T4">
 inagent </text:span>
</text:a>
自主非营利性人权组织“应征入伍学校“ ta术”项目“律师街”包含在“ inaging”列表中，以发布有关俄罗斯联邦武装部队活动的负面信息，并形成负面形象俄罗斯联邦。</text:p>
      <text:p text:style-name="P4">
<text:a xlink:type="simple" xlink:href="https://www.ukrinform.ua/tag-rosia" text:style-name="Internet_20_link" text:visited-style-name="Visited_20_Internet_20_Link">
</text:a>
在2012年。 遵循物理iCuridic相关登记册的修订，已经有586分。</text:p>
      <text:p text:style-name="P4">
<text:span text:style-name="T5">
照片：scanpix</text:span>
</text:p>
      <text:p text:style-name="P4">
News Source: <text:a xlink:type="simple" xlink:href="https://www.ukrinform.ua/rubric-world/3699115-u-rosii-viznali-inoagentom-golovu-bellingcat-hristo-grozeva.html" text:style-name="Internet_20_link" text:visited-style-name="Visited_20_Internet_20_Link">
https://www.ukrinform.ua/rubric-world/3699115-u-rosii-viznali-inoagentom-golovu-bellingcat-hristo-grozeva.html</text:a>
</text:p>
      <!--NEWS-->
      <text:h text:style-name="P10" text:outline-level="1">
<text:span text:style-name="T4">
Prometheus在排球超级赛决赛中的Epicenter-Podolyany系列赛中带领</text:span>
</text:h>
      <text:p text:style-name="P4">
作者: Ukrinform (Person)</text:p>
      <text:p text:style-name="P4">
出版商: Укринформ (Organization)</text:p>
      <text:p text:style-name="P4">
出版时间: 2023-04-21T-16:38:58+03:00</text:p>
      <text:p text:style-name="P4">
修改时间: 2023-04-21T23:38:58+03:00</text:p>
      <text:p text:style-name="P4">
描述: 乌克兰超级联赛的黄金奖2022/23在Chernivtsi Prometheus举行，来自Dniep​​er的Chernivtsi Prometheus，来自Khmelnytsky地区Gorodok的Dniep​​er和Epicenter-Podolyany。  - 乌克林。</text:p>
      <text:p text:style-name="P4">
图片: ["<text:a xlink:type="simple" xlink:href="https://static.ukrinform.com/photos/2023_04/thumb_files/630_360_1682109493-123.jpg" text:style-name="Internet_20_link" text:visited-style-name="Visited_20_Internet_20_Link">
630_360_16821...</text:a>
"]</text:p>
      <text:p text:style-name="P4">
标签: ['Волейбол']</text:p>
      <text:p text:style-name="P4">
类型: Article</text:p>
      <!--METADATA-->
      <text:p text:style-name="P4">
<draw:frame draw:style-name="fr1" draw:name="Image5" text:anchor-type="as-char" svg:width="6.9236in" svg:height="3.956343in" draw:z-index="0">
<draw:image xlink:href="../Images/yкринформ/2023-04-21T-16-38-58-03-00/630_360_1682109493-123.jpg" xlink:type="simple" xlink:show="embed" xlink:actuate="onLoad" draw:mime-type="image/jpeg"/>
</draw:frame>
乌克兰Zolotinhoroda超级联赛2022/23在Dniep​​er的Chernivtsi Prometheus和来自Gorodok Khmelnitsky市的Chernivtsi Prometheus和Epicenter-Podolyany演出。</text:p>
      <text:p text:style-name="P4">
在该系列赛的第三场比赛中，普罗米修斯在太极拳-3：2上击败了Epicenter-podolyany(25：18，19：25，25：21，19：25，15：10).</text:p>
      <text:p text:style-name="P4">
Перший поєдинок завершився на користь чинного чемпіона країни (3：1)，普罗米修斯的第二场比赛报仇(3：2).</text:p>
      <text:p text:style-name="P4">
Наступний матч фінальної серії Суперліги відбудеться 23 квітня, початок о13.00.</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我们将提醒我们，全国冠军的铜牌获得者是哈尔基夫的VSC“法律学院”，在第三名的系列赛中，该冠军在Zhytomyr VC“ Zhitichi-Polissya”上占领了这座山。</text:p>
      <text:p text:style-name="P4">
照片：PVUL。</text:p>
      <text:p text:style-name="P4">
News Source: <text:a xlink:type="simple" xlink:href="https://www.ukrinform.ua/rubric-sports/3699116-prometej-poviv-u-serii-z-epicentrpodolani-u-finali-volejbolnoi-superligi.html" text:style-name="Internet_20_link" text:visited-style-name="Visited_20_Internet_20_Link">
https://www.ukrinform.ua/rubric-sports/3699116-prometej-poviv-u-serii-z-epicentrpodolani-u-finali-volejbolnoi-superligi.html</text:a>
</text:p>
      <!--NEWS-->
      <text:h text:style-name="P10" text:outline-level="1">
<text:span text:style-name="T4">
在库鲁斯目录，俄罗斯陆军将克拉斯·派奇（Krasche Perche），诺维奥尼斯克（Novomilnsk），Yardnica，West Andea壳...</text:span>
</text:h>
      <text:p text:style-name="P4">
作者: liveuamap (Language: en)</text:p>
      <text:p text:style-name="P4">
时间: 2023-04-21T-17:05:00</text:p>
      <text:p text:style-name="P4">
地点: Svatove (Latitude:49.5447 Longtitude:37.89253)</text:p>
      <text:p text:style-name="P4">
视频: []</text:p>
      <text:p text:style-name="P4">
图片: []</text:p>
      <text:p text:style-name="P4">
标签: ["Russia"]</text:p>
      <text:p text:style-name="P4">
Id: 22557648</text:p>
      <!--METADATA-->
      <text:p text:style-name="P4">
At Kupiansk direction Russian army shelled Krasne Pershe, Novomlynsk,Dvorichna, Zapadne and Berestove of Kharkiv region, - General Staff of ArmedForces of Ukraine says in the morning report</text:p>
      <text:p text:style-name="P4">
News Collection Link: <text:a xlink:type="simple" xlink:href="https://liveuamap.com/en/2023/21-april-at-kupiansk-direction-russian-army-shelled-krasne" text:style-name="Internet_20_link" text:visited-style-name="Visited_20_Internet_20_Link">
https://liveuamap.com/en/2023/21-april-at-kupiansk-direction-russian-army-shelled-krasne</text:a>
</text:p>
      <text:p text:style-name="P4">
News Source: <text:a xlink:type="simple" xlink:href="https://t.me/lumsrc/4550" text:style-name="Internet_20_link" text:visited-style-name="Visited_20_Internet_20_Link">
https://t.me/lumsrc/4550</text:a>
</text:p>
      <!--NEWS-->
      <text:h text:style-name="P10" text:outline-level="1">
<text:span text:style-name="T4">
白宫评论了几乎完全禁止出口到俄罗斯的可能性</text:span>
</text:h>
      <text:p text:style-name="P4">
作者: Ukrinform (Person)</text:p>
      <text:p text:style-name="P4">
出版商: Укринформ (Organization)</text:p>
      <text:p text:style-name="P4">
出版时间: 2023-04-21T-18:30:00+03:00</text:p>
      <text:p text:style-name="P4">
修改时间: 2023-04-21T23:30:00+03:00</text:p>
      <text:p text:style-name="P4">
描述: 美国与盟国和合作伙伴一起，打算继续措施，以使俄罗斯对其侵略负责，并支持乌克兰，直到维持这种必要性为止。  - 乌克林。</text:p>
      <text:p text:style-name="P4">
图片: ["<text:a xlink:type="simple" xlink:href="https://static.ukrinform.com/photos/2022_09/thumb_files/630_360_1664390405-973.jpg" text:style-name="Internet_20_link" text:visited-style-name="Visited_20_Internet_20_Link">
630_360_16643...</text:a>
"]</text:p>
      <text:p text:style-name="P4">
标签: ['Експорт', 'США', 'росія', 'Білий дім']</text:p>
      <text:p text:style-name="P4">
类型: Article</text:p>
      <!--METADATA-->
      <text:p text:style-name="P4">
<draw:frame draw:style-name="fr1" draw:name="Image6" text:anchor-type="as-char" svg:width="6.9236in" svg:height="3.956343in" draw:z-index="0">
<draw:image xlink:href="../Images/yкринформ/2023-04-21T-18-30-00-03-00/630_360_1664390405-973.jpg" xlink:type="simple" xlink:show="embed" xlink:actuate="onLoad" draw:mime-type="image/jpeg"/>
</draw:frame>
为了与盟友和合作伙伴建立联系，他们打算继续使用岩石来使俄罗斯对其侵略性负责，并支持乌克兰，直到维持这种必要性为止。</text:p>
      <text:p text:style-name="P4">
据《乌克利福德通讯员》报道，周五，白宫女发言人卡琳·让·皮埃尔(Karin Jean-Pierre)的信息几乎完全禁止出口到俄罗斯。</text:p>
      <text:p text:style-name="P4">
贝登的代表说：“我们努力将俄罗斯绳之以法。”</text:p>
      <text:p text:style-name="P4">
<text:span text:style-name="T4">
另请阅读：</text:span>
 <text:a xlink:type="simple" xlink:href="https://www.ukrinform.ua/rubric-world/3698587-bajden-obgovorit-iz-prezidentom-pivdennoi-korei-dopomogu-ukraini-bilij-dim.html" text:style-name="Internet_20_link" text:visited-style-name="Visited_20_Internet_20_Link">
<text:span text:style-name="T4">
白色</text:span>
 <text:span text:style-name="T4">
 </text:span>
 home **</text:a>
她回忆说，美国与G7合作伙伴协调是最大的制裁和出口。 白宫女发言人强调，这些步骤对俄罗斯发动非法战争的能力产生了“重大影响”。</text:p>
      <text:p text:style-name="P4">
“我今天没有任何公告。 但是，您可以在G7中看到我们的许多陈述，这些陈述我们致力于未来，以持有Therff并尽可能多地支持乌克兰。”让·皮埃尔(Jean-Pierre)说。</text:p>
      <text:p text:style-name="P4">
<text:span text:style-name="T4">
另请阅读：</text:span>
 <text:a xlink:type="simple" xlink:href="https://www.ukrinform.ua/rubric-economy/3698488-ssa-i-souzniki-rozgladaut-majze-povnu-zaboronu-eksportu-do-rf-bloomberg.html" text:style-name="Internet_20_link" text:visited-style-name="Visited_20_Internet_20_Link">
<text:span text:style-name="T4">
导出</text:span>
</text:a>
她还强调，这种方法将继续下去。</text:p>
      <text:p text:style-name="P4">
正如乌克林福姆(Ukrinform)报道的那一天，美国政府代表们说，目的是引入几乎完全禁止dorocius出口 - 除了对人口的药物，食品和其他至关重要的职位外。 官员们指出，美国正在与其他G7国家讨论这些机会，并旨在吸引成员国施加压力。 但是，鉴于欧盟对主要共识做出的决定是事实，华盛顿并没有排除实施这一想法的潜在严重障碍。</text:p>
      <text:p text:style-name="P4">
News Source: <text:a xlink:type="simple" xlink:href="https://www.ukrinform.ua/rubric-economy/3699114-bilij-dim-prokomentuvav-mozlivist-majze-povnoi-zaboroni-eksportu-v-rosiu.html" text:style-name="Internet_20_link" text:visited-style-name="Visited_20_Internet_20_Link">
https://www.ukrinform.ua/rubric-economy/3699114-bilij-dim-prokomentuvav-mozlivist-majze-povnoi-zaboroni-eksportu-v-rosiu.html</text:a>
</text:p>
      <!--NEWS-->
      <text:h text:style-name="P10" text:outline-level="1">
<text:span text:style-name="T4">
在莱曼（Lyman）的方向，俄罗斯军队炮击了卢哈（Luha）的斯特尔马克（Stelmakhivka），尼夫斯克（Nevske），迪布罗瓦（Dibrova）和bilohorivka ...</text:span>
</text:h>
      <text:p text:style-name="P4">
作者: liveuamap (Language: en)</text:p>
      <text:p text:style-name="P4">
时间: 2023-04-21T-19:05:00</text:p>
      <text:p text:style-name="P4">
地点: Bakhmut (Latitude:48.80652 Longtitude:38.23963)</text:p>
      <text:p text:style-name="P4">
视频: []</text:p>
      <text:p text:style-name="P4">
图片: []</text:p>
      <text:p text:style-name="P4">
标签: ["Russia"]</text:p>
      <text:p text:style-name="P4">
Id: 22557647</text:p>
      <!--METADATA-->
      <text:p text:style-name="P4">
在莱曼方向，俄罗斯军队炮击了卢汉斯地区的斯特尔马克希夫，尼夫斯克，迪布罗瓦和比利诺夫卡，以及伊万尼夫卡，弗卡尼卡米斯克和斯皮恩斯克地区， - 乌克兰军队的总参谋</text:p>
      <text:p text:style-name="P4">
新闻集链接：<text:a xlink:type="simple" xlink:href="https://liveuamap.com/en/2023/21-april-at-lyman-direction-russian-army-shelled-stelmakhivka" text:style-name="Internet_20_link" text:visited-style-name="Visited_20_Internet_20_Link">
https://liveuamap.com/en/2023/21-april-at-lyman-direction-russian-army-army-shelled-stelmakhivka</text:a>
</text:p>
      <text:p text:style-name="P4">
News Source: <text:a xlink:type="simple" xlink:href="https://t.me/lumsrc/4551" text:style-name="Internet_20_link" text:visited-style-name="Visited_20_Internet_20_Link">
https://t.me/lumsrc/4551</text:a>
</text:p>
      <!--NEWS-->
      <text:h text:style-name="P10" text:outline-level="1">
<text:span text:style-name="T4">
自全面战争开始以来，SBU暴露了300多个叛徒</text:span>
</text:h>
      <text:p text:style-name="P4">
作者: Ukrinform (Person)</text:p>
      <text:p text:style-name="P4">
出版商: Укринформ (Organization)</text:p>
      <text:p text:style-name="P4">
出版时间: 2023-04-21T-20:13:00+03:00</text:p>
      <text:p text:style-name="P4">
修改时间: 2023-04-21T23:13:00+03:00</text:p>
      <text:p text:style-name="P4">
描述: 自全面入侵俄罗斯以来，乌克兰的安全局暴露了300多名叛徒。  - 乌克林。</text:p>
      <text:p text:style-name="P4">
图片: ["<text:a xlink:type="simple" xlink:href="https://static.ukrinform.com/photos/2022_10/thumb_files/630_360_1666862905-371.jpg" text:style-name="Internet_20_link" text:visited-style-name="Visited_20_Internet_20_Link">
630_360_16668...</text:a>
"]</text:p>
      <text:p text:style-name="P4">
标签: ['СБУ', 'Держзрада', 'Війна з росією', 'Василь Малюк']</text:p>
      <text:p text:style-name="P4">
类型: Article</text:p>
      <!--METADATA-->
      <text:p text:style-name="P4">
<draw:frame draw:style-name="fr1" draw:name="Image7" text:anchor-type="as-char" svg:width="6.9236in" svg:height="3.956343in" draw:z-index="0">
<draw:image xlink:href="../Images/yкринформ/2023-04-21T-20-13-00-03-00/630_360_1666862905-371.jpg" xlink:type="simple" xlink:show="embed" xlink:actuate="onLoad" draw:mime-type="image/jpeg"/>
</draw:frame>
自从俄罗斯全面协调以来，乌克兰的服务已经暴露了300多名叛徒。</text:p>
      <text:p text:style-name="P4">
SBU主席Vasyl Miduk在一次采访中报道了这一点<text:a xlink:type="simple" xlink:href="https://interfax.com.ua/news/interview/905447.html" text:style-name="Internet_20_link" text:visited-style-name="Visited_20_Internet_20_Link">
</text:a>
，报道乌克林福姆。</text:p>
      <text:p text:style-name="P4">
他说：“自全面入侵以来，我们暴露了300多名叛徒。这是SBU中的9个，而102名在国防军中。”</text:p>
      <text:p text:style-name="P4">
从最近的案件中，婴儿提到了奥查科夫(Ochakov)的拘留，前司令官是武装部队特种行动中心的总司令，武装部队是俄罗斯格鲁(Gru)的代理人。 他不仅收集了情报，而且还完成了促进城市投降的任务。</text:p>
      <text:p text:style-name="P4">
安全局主席还认为，法院将对克里米亚负责人的行动进行适当的评估<text:a xlink:type="simple" xlink:href="https://www.ukrinform.ua/tag-sbu" text:style-name="Internet_20_link" text:visited-style-name="Visited_20_Internet_20_Link">
</text:a>
烯烃。</text:p>
      <text:p text:style-name="P4">
婴儿强调，Kulinich向敌人报告了很多信息：在服务中，IPO国家 /地区。 “那些发布的对话的录音只是巨大证据的一部分。它们不仅揭示了与莫斯科Sivkovich -Klyev的“政治办公室”合作的细节，而且还展示了在乌克兰工作的特殊服务方法， “ 他说。</text:p>
      <text:p text:style-name="P4">
在回答有关烹饪命运的问题时，婴儿说：“预审调查已经完成。该案将转移到法院，我希望这将进行明确的法律评估。”</text:p>
      <text:p text:style-name="P4">
<text:span text:style-name="T4">
另请阅读：</text:span>
 <text:a xlink:type="simple" xlink:href="https://www.ukrinform.ua/rubric-regions/3698747-sbu-zatrimala-zradnikiv-aki-na-pocatku-vtorgnenna-rf-pidpalili-pozeznu-castinu-na-kiivsini.html" text:style-name="Internet_20_link" text:visited-style-name="Visited_20_Internet_20_Link">
<text:span text:style-name="T4">
叛徒</text:span>
</text:a>
SBU董事长还表达了这样的信念，即所谓的乌克兰政客的责任现在隐藏在莫斯科：“政治办公室Sskivich-Klyuyev-一个真正的Croto农场，帮助俄罗斯联邦从事对乌克兰的情报和颠覆性活动。</text:p>
      <text:p text:style-name="P4">
据他说，不幸的是，叛徒在不同的当局中 - 他们在现有的执法人员和国防军的代表中暴露了部长和商会内阁和商会的“痣”。据报道，SES的两名雇员“淹没”了有关爱国公民的信息，后者当时遭受了酷刑，他们在前一天被拘留。 他们还向所有Ivankiv的消防部门着火。</text:p>
      <text:p text:style-name="P4">
News Source: <text:a xlink:type="simple" xlink:href="https://www.ukrinform.ua/rubric-ato/3699027-sbu-vikrila-z-pocatku-povnomasstabnoi-vijni-ponad-300-zradnikiv-maluk.html" text:style-name="Internet_20_link" text:visited-style-name="Visited_20_Internet_20_Link">
https://www.ukrinform.ua/rubric-ato/3699027-sbu-vikrila-z-pocatku-povnomasstabnoi-vijni-ponad-300-zradnikiv-maluk.html</text:a>
</text:p>
      <!--NEWS-->
      <text:h text:style-name="P10" text:outline-level="1">
<text:span text:style-name="T4">
JSU Bakhmut Directio Rusian军队炮击Vasukivka，Minkivka，Zaliznyansk，Orikhovo-Basil ...</text:span>
</text:h>
      <text:p text:style-name="P4">
作者: liveuamap (Language: en)</text:p>
      <text:p text:style-name="P4">
时间: 2023-04-21T-21:05:00</text:p>
      <text:p text:style-name="P4">
地点: Novhorods'ke, Donetsk Oblast (Latitude:48.32498 Longtitude:37.84344)</text:p>
      <text:p text:style-name="P4">
视频: []</text:p>
      <text:p text:style-name="P4">
图片: []</text:p>
      <text:p text:style-name="P4">
标签: ["Russia"]</text:p>
      <text:p text:style-name="P4">
Id: 22557646</text:p>
      <!--METADATA-->
      <text:p text:style-name="P4">
At Bakhmut Direction Russian Army Shelled Vasukivka, Minkivka, Zaliznyanske, Orikhovo-Vasylivka, Novomarkove, Hryhorivka, Bakhkhivka, Ivanut, Ivanut, IVANTKACA A and New York of Donetskregion, - General Staff of Armed Forces of Ukraine Says in the Morning Report</text:p>
      <text:p text:style-name="P4">
新闻集链接：(https://liveuamap.com/en/2023/21-april-at-bakhmut-direction-russian-army-shelled-vasukivka)</text:p>
      <text:p text:style-name="P4">
News Source: <text:a xlink:type="simple" xlink:href="https://t.me/lumsrc/4552" text:style-name="Internet_20_link" text:visited-style-name="Visited_20_Internet_20_Link">
https://t.me/lumsrc/4552</text:a>
</text:p>
      <!--NEWS-->
      <text:h text:style-name="P10" text:outline-level="1">
<text:span text:style-name="T4">
JSC Avdiivka Directioz Rusyan军队炮击了陶瓷，Steppe，Kamyanka，tonne，tonne，striver，k ...</text:span>
</text:h>
      <text:p text:style-name="P4">
作者: liveuamap (Language: en)</text:p>
      <text:p text:style-name="P4">
时间: 2023-04-21T-23:05:00</text:p>
      <text:p text:style-name="P4">
地点: Donetsk Oblast (Latitude:48.05376 Longtitude:37.57221)</text:p>
      <text:p text:style-name="P4">
视频: []</text:p>
      <text:p text:style-name="P4">
图片: []</text:p>
      <text:p text:style-name="P4">
标签: ["Russia"]</text:p>
      <text:p text:style-name="P4">
Id: 22557645</text:p>
      <!--METADATA-->
      <text:p text:style-name="P4">
在Avdiyivka的指示，俄罗斯军队炮击Keramik，Stepove，Kamyanka，Tonenke，Syeverne，Karlivka，Karlivka，Pervomayske和Nevelske，乌克兰的总人员官员在早上的报告中说</text:p>
      <text:p text:style-name="P4">
新闻集链接：<text:a xlink:type="simple" xlink:href="https://liveuamap.com/en/2023/21-april-at-avdiyivka-directions-russian-army-shelled-keramik" text:style-name="Internet_20_link" text:visited-style-name="Visited_20_Internet_20_Link">
https://liveuamap.com/en/2023/21-april-at-at-avdiyivka-directions-russian-army-army-shelled-keramik</text:a>
</text:p>
      <text:p text:style-name="P4">
News Source: <text:a xlink:type="simple" xlink:href="https://t.me/lumsrc/4553" text:style-name="Internet_20_link" text:visited-style-name="Visited_20_Internet_20_Link">
https://t.me/lumsrc/4553</text:a>
</text:p>
      <!--NEWS-->
      <text:h text:style-name="P10" text:outline-level="1">
<text:span text:style-name="T4">
欧盟国家“非常接近”乌克兰弹药联合命令 - 欧盟代表</text:span>
</text:h>
      <text:p text:style-name="P4">
作者: Ukrinform (Person)</text:p>
      <text:p text:style-name="P4">
出版商: Укринформ (Organization)</text:p>
      <text:p text:style-name="P4">
出版时间: 2023-04-21T-23:52:00+03:00</text:p>
      <text:p text:style-name="P4">
修改时间: 2023-04-21T22:52:00+03:00</text:p>
      <text:p text:style-name="P4">
描述: 欧盟的国家非常接近使用金融方案中使用10亿欧元的决定，该金融方案已分配了联合命令，用于生产炮兵弹药，以便其紧急提供乌克兰。  - 乌克林。</text:p>
      <text:p text:style-name="P4">
图片: ["<text:a xlink:type="simple" xlink:href="https://static.ukrinform.com/photos/2023_01/thumb_files/630_360_1674605069-161.png" text:style-name="Internet_20_link" text:visited-style-name="Visited_20_Internet_20_Link">
630_360_16746...</text:a>
"]</text:p>
      <text:p text:style-name="P4">
标签: ['Євросоюз', 'Зброя', 'Боєприпаси', 'Війна з росією']</text:p>
      <text:p text:style-name="P4">
类型: Article</text:p>
      <!--METADATA-->
      <text:p text:style-name="P4">
<draw:frame draw:style-name="fr1" draw:name="Image8" text:anchor-type="as-char" svg:width="6.9236in" svg:height="3.956343in" draw:z-index="0">
<draw:image xlink:href="../Images/yкринформ/2023-04-21T-23-52-00-03-00/630_360_1674605069-161.png" xlink:type="simple" xlink:show="embed" xlink:actuate="onLoad" draw:mime-type="image/png"/>
</draw:frame>
欧盟非常接近使用1吉尔欧元和金融方案的决定，该计划是为了命令生产炮兵弹药的紧急规定的联合命令。</text:p>
      <text:p text:style-name="P4">
欧盟官员说，今天在欧盟外交大臣会议的前夕宣布，应该在卢森堡举行，这应该是预计。</text:p>
      <text:p text:style-name="P4">
“ 3月20日，我们就三方方法达成了政治协议。 首先 - 规模 - 从欧洲军队的仓库中促进向乌克兰传递弹药。 第二种方法是从乌克兰生产155-MMMMMMMMMMMMMMMMMMMMMMMMMMSNCHARMEN的联合订单。 这是讨论的观点。 似乎解决方案非常接近。 我们都想帮助乌克兰，这是我们军事援助的一部分。”  - 说。</text:p>
      <text:p text:style-name="P4">
<text:span text:style-name="T4">
另请阅读：</text:span>
 <text:a xlink:type="simple" xlink:href="https://www.ukrinform.ua/rubric-ato/3698947-boepripasi-dla-zsu-kuleba-zaklikae-borrela-iniciuvati-obgovorenna-drugogo-transu-na-1-milard.html" text:style-name="Internet_20_link" text:visited-style-name="Visited_20_Internet_20_Link">
<text:span text:style-name="T4">
弹丸</text:span>
</text:a>
据他说，解决缺乏弹药问题的第三种方法是对欧洲国防工业能力发展的发展计划和投资。</text:p>
      <text:p text:style-name="P4">
“第二个“曲目”的决定将很快在接下来的几天内做出。 因此，弹药将被运送到乌克兰，它们将及时付出。 这将是我们对乌克兰的广泛支持的另一种体现。”欧盟官员说。</text:p>
      <text:p text:style-name="P4">
据报道，今天，乌克兰德米特里·库莱巴扎克利(Dmitry Kulebazaklikli)的外交大臣旨在尽快促进欧盟博雷尔欧盟博雷(Eu Borrel Eu Borrel)的高级代表，以讨论有关以10亿欧元分配第二批的讨论。</text:p>
      <text:p text:style-name="P4">
<text:span text:style-name="T4">
另请阅读：</text:span>
 <text:a xlink:type="simple" xlink:href="https://www.ukrinform.ua/rubric-ato/3698671-slovenia-priednuetsa-do-spilnoi-zakupivli-snaradiv-dla-ukraini.html" text:style-name="Internet_20_link" text:visited-style-name="Visited_20_Internet_20_Link">
<text:span text:style-name="T4">
弹丸</text:span>
</text:a>
此前，欧盟委员会已决定从欧洲基金中分配20亿欧元，其中一个已经是旨在补偿乌克兰从欧洲陆军武器库中的弹药。 关于使用第二十亿欧元的使用，该欧元旨在共同要求生产155毫米的壳，因此成员国之间相应的国防合同的位置之间存在矛盾。</text:p>
      <text:p text:style-name="P4">
News Source: <text:a xlink:type="simple" xlink:href="https://www.ukrinform.ua/rubric-ato/3699112-kraini-es-e-duze-blizkimi-do-spilnogo-zamovlenna-boepripasiv-dla-ukraini-predstavnik-evrosouzu.html" text:style-name="Internet_20_link" text:visited-style-name="Visited_20_Internet_20_Link">
https://www.ukrinform.ua/rubric-ato/3699112-kraini-es-e-duze-blizkimi-do-spilnogo-zamovlenna-boepripasiv-dla-ukraini-predstavnik-evrosouzu.html</text:a>
</text:p>
      <!--NEWS-->
      <text:h text:style-name="P10" text:outline-level="1">
<text:span text:style-name="T4">
JSC Marinka Direcion Rusian军队炮击Krasnogorivka，Maximilyanivka，St. George，Marie ...</text:span>
</text:h>
      <text:p text:style-name="P4">
作者: liveuamap (Language: en)</text:p>
      <text:p text:style-name="P4">
时间: 2023-04-21T-25:05:00</text:p>
      <text:p text:style-name="P4">
地点: Donetsk (Latitude:47.8536 Longtitude:37.48158)</text:p>
      <text:p text:style-name="P4">
视频: []</text:p>
      <text:p text:style-name="P4">
图片: []</text:p>
      <text:p text:style-name="P4">
标签: ["Russia"]</text:p>
      <text:p text:style-name="P4">
Id: 22557644</text:p>
      <!--METADATA-->
      <text:p text:style-name="P4">
在玛丽卡(Maryinka)方向，俄罗斯军队炮击了克拉斯诺利夫卡(Krasnohorivka)，马克西米尼尼维卡(Maksymilyanivka)，Heorhiyivka，Maryinka，Pobyeda和Novomykhaylivka，乌克兰军队的总参谋长在早晨的报告中说</text:p>
      <text:p text:style-name="P4">
新闻集链接：<text:a xlink:type="simple" xlink:href="https://liveuamap.com/en/2023/21-april-at-maryinka-direction-russian-army-shelled-krasnohorivka" text:style-name="Internet_20_link" text:visited-style-name="Visited_20_Internet_20_Link">
https://liveuamap.com/en/2023/21-april-at-maryinka-direction-russian-army-shelled-krasnohorivka</text:a>
</text:p>
      <text:p text:style-name="P4">
News Source: <text:a xlink:type="simple" xlink:href="https://t.me/lumsrc/4554" text:style-name="Internet_20_link" text:visited-style-name="Visited_20_Internet_20_Link">
https://t.me/lumsrc/4554</text:a>
</text:p>
      <!--NEWS-->
      <text:h text:style-name="P10" text:outline-level="1">
<text:span text:style-name="T4">
Pistorius认为不适合乌克兰的德国战斗机</text:span>
</text:h>
      <text:p text:style-name="P4">
作者: Ukrinform (Person)</text:p>
      <text:p text:style-name="P4">
出版商: Укринформ (Organization)</text:p>
      <text:p text:style-name="P4">
出版时间: 2023-04-21T-25:45:00+03:00</text:p>
      <text:p text:style-name="P4">
修改时间: 2023-04-21T22:45:00+03:00</text:p>
      <text:p text:style-name="P4">
描述: 德国国防部长鲍里斯·皮斯托里乌斯（Boris Pistorius）认为，来自乌克兰不适用的德国股票的战士。  - 乌克林。</text:p>
      <text:p text:style-name="P4">
图片: ["<text:a xlink:type="simple" xlink:href="https://static.ukrinform.com/photos/2023_01/thumb_files/630_360_1674134284-897.jpg" text:style-name="Internet_20_link" text:visited-style-name="Visited_20_Internet_20_Link">
630_360_16741...</text:a>
"]</text:p>
      <text:p text:style-name="P4">
标签: ['Німеччина', 'ЗСУ', 'Пісторіус', 'Винищувач', 'Війна з росією', '#stoprussia', 'Зустріч Рамштайн']</text:p>
      <text:p text:style-name="P4">
类型: Article</text:p>
      <!--METADATA-->
      <text:p text:style-name="P4">
<draw:frame draw:style-name="fr1" draw:name="Image9" text:anchor-type="as-char" svg:width="6.9236in" svg:height="3.956343in" draw:z-index="0">
<draw:image xlink:href="../Images/yкринформ/2023-04-21T-25-45-00-03-00/630_360_1674134284-897.jpg" xlink:type="simple" xlink:show="embed" xlink:actuate="onLoad" draw:mime-type="image/jpeg"/>
</draw:frame>
德国德国鲍里斯·皮斯托里乌斯(Boris Pistorius)认为，来自德国股票的战士不适合在乌克兰使用。</text:p>
      <text:p text:style-name="P4">
他在拉姆斯汀的美国空军中说了这一点，4月21日，乌克林福姆的报告在4月21日举行了与希腊人的协助，乌克兰进行了协助。(https://www.tagesschau.de/inland/pistorius-ramstein-103.html.)这位部长已承诺向乌克兰提供进一步的援助，但明确表示，德甲仓库不适合在乌克兰使用。说Pistorius。</text:p>
      <text:p text:style-name="P4">
皮斯托里乌斯说：“乌克兰飞行员主要是由飞机迅速飞行的，可以在设备已知的地方维修的飞机。”</text:p>
      <text:p text:style-name="P4">
<text:span text:style-name="T4">
另请阅读：</text:span>
 <text:a xlink:type="simple" xlink:href="https://www.ukrinform.ua/rubric-ato/3699101-gensek-nato-pro-ramstajn-ukraina-teper-gotova-zvilniti-se-bilse-okupovanih-teritorij.html" text:style-name="Internet_20_link" text:visited-style-name="Visited_20_Internet_20_Link">
<text:span text:style-name="T4">
 ramstein </text:span>
</text:a>
政客还指出，德国也需要<text:a xlink:type="simple" xlink:href="https://www.ukhttps://www.ukrinform.ua/tag-vinisuvacrinform.ua/tag-vinisuvac" text:style-name="Internet_20_link" text:visited-style-name="Visited_20_Internet_20_Link">
</text:a>
龙卷风进行SO称为核交换，即在危机时美国核弹的运输。</text:p>
      <text:p text:style-name="P4">
基辅长期以来一直要求提供现代战斗机。 波兰和斯洛伐克的北约合作伙伴移交了波兰的MIG -29飞机，部分是从前储备中的。</text:p>
      <text:p text:style-name="P4">
会议结束后，皮斯托里乌斯(Pistorius)表示，对于德国，发生了几个月的转折点。</text:p>
      <text:p text:style-name="P4">
波利克说：“冲突地区的武器供应是德国的全部。” 同时，德国是美国和英国之后乌克兰武器的最大武器供应商。</text:p>
      <text:p text:style-name="P4">
<text:span text:style-name="T4">
另请阅读：</text:span>
 <text:a xlink:type="simple" xlink:href="https://www.ukrinform.ua/rubric-ato/3699020-ukraina-najbilse-potrebue-nazemnih-sistem-ppo-glava-pentagonu.html" text:style-name="Internet_20_link" text:visited-style-name="Visited_20_Internet_20_Link">
<text:span text:style-name="T4">
五角大楼</text:span>
</text:a>
根据部长的说法，“防空，坦克，炮兵，弹药”是德国的转移和最必要的。</text:p>
      <text:p text:style-name="P4">
<text:span text:style-name="T5">
foto：dw</text:span>
</text:p>
      <text:p text:style-name="P4">
News Source: <text:a xlink:type="simple" xlink:href="https://www.ukrinform.ua/rubric-ato/3699110-pistorius-vvazae-nimecki-vinisuvaci-nepridatnimi-dla-ukraini.html" text:style-name="Internet_20_link" text:visited-style-name="Visited_20_Internet_20_Link">
https://www.ukrinform.ua/rubric-ato/3699110-pistorius-vvazae-nimecki-vinisuvaci-nepridatnimi-dla-ukraini.html</text:a>
</text:p>
      <!--NEWS-->
      <text:h text:style-name="P10" text:outline-level="1">
<text:span text:style-name="T4">
JSC Shaktarske Directio Rusian军队炮击了Novoukrainka，大Novosilka，Golden Niva，PR ...</text:span>
</text:h>
      <text:p text:style-name="P4">
作者: liveuamap (Language: en)</text:p>
      <text:p text:style-name="P4">
时间: 2023-04-21T-27:05:00</text:p>
      <text:p text:style-name="P4">
地点: Vuhledar (Latitude:47.84277 Longtitude:37.11164)</text:p>
      <text:p text:style-name="P4">
视频: []</text:p>
      <text:p text:style-name="P4">
图片: []</text:p>
      <text:p text:style-name="P4">
标签: ["Russia"]</text:p>
      <text:p text:style-name="P4">
Id: 22557643</text:p>
      <!--METADATA-->
      <text:p text:style-name="P4">
在Shaktarske的指示，俄罗斯军队炮击了Novoukrayinka，Velyka Novosilka，Zolota Nyva，Prechystivka和Donetsk地区的Vuhledar，乌克兰部队的总参谋长表示，</text:p>
      <text:p text:style-name="P4">
新闻集链接：<text:a xlink:type="simple" xlink:href="https://liveuamap.com/en/2023/21-april-at-shaktarske-direction-russian-army-shelled-novoukrayinka" text:style-name="Internet_20_link" text:visited-style-name="Visited_20_Internet_20_Link">
https://liveuamap.com/en/2023/21-april-at-shaktarske-direction-direction-russian-army-army-shelled-novoukrayinka</text:a>
</text:p>
      <text:p text:style-name="P4">
News Source: <text:a xlink:type="simple" xlink:href="https://t.me/lumsrc/4555" text:style-name="Internet_20_link" text:visited-style-name="Visited_20_Internet_20_Link">
https://t.me/lumsrc/4555</text:a>
</text:p>
      <!--NEWS-->
      <text:h text:style-name="P10" text:outline-level="1">
<text:span text:style-name="T4">
在谈判问题上，不可能将俄罗斯和乌克兰置于同一层面 - 国务院</text:span>
</text:h>
      <text:p text:style-name="P4">
作者: Ukrinform (Person)</text:p>
      <text:p text:style-name="P4">
出版商: Укринформ (Organization)</text:p>
      <text:p text:style-name="P4">
出版时间: 2023-04-21T-27:37:25+03:00</text:p>
      <text:p text:style-name="P4">
修改时间: 2023-04-21T22:37:25+03:00</text:p>
      <text:p text:style-name="P4">
描述: 乌克兰的任何关于和平建立的谈判都应在乌克兰方面进行，因为它至少对一个侵略者和侵略的受害者不负责任。  - 乌克林。</text:p>
      <text:p text:style-name="P4">
图片: ["<text:a xlink:type="simple" xlink:href="https://static.ukrinform.com/photos/2018_03/thumb_files/630_360_1521096795-6414.jpg" text:style-name="Internet_20_link" text:visited-style-name="Visited_20_Internet_20_Link">
630_360_15210...</text:a>
"]</text:p>
      <text:p text:style-name="P4">
标签: ['США', 'Держдеп', 'Вашингтон', 'Війна з росією']</text:p>
      <text:p text:style-name="P4">
类型: Article</text:p>
      <!--METADATA-->
      <text:p text:style-name="P4">
<draw:frame draw:style-name="fr1" draw:name="Image10" text:anchor-type="as-char" svg:width="6.9236in" svg:height="3.956343in" draw:z-index="0">
<draw:image xlink:href="../Images/yкринформ/2023-04-21T-27-37-25-03-00/630_360_1521096795-6414.jpg" xlink:type="simple" xlink:show="embed" xlink:actuate="onLoad" draw:mime-type="image/jpeg"/>
</draw:frame>
乌克兰建立和平方面的任何实习都应在乌克兰方面进行，因为将侵略者和侵略的受害者置于至少不负责任的情况下。</text:p>
      <text:p text:style-name="P4">
乌克林福音通讯员的报道，美国副州政府副州政府Vedant Patel在周五在华盛顿的一份简报中指出。</text:p>
      <text:p text:style-name="P4">
“将这两个国家(将俄罗斯和乌克兰不负责任地)置于一个层面上。 帕特尔说：“一个弹性的边界，另一个试图保护他的生命。”</text:p>
      <text:p text:style-name="P4">
<text:span text:style-name="T4">
另请阅读：</text:span>
 <text:a xlink:type="simple" xlink:href="https://www.ukrinform.ua/rubric-world/3699100-derzdep-vidmovivsa-komentuvati-comu-ne-vsij-delegacii-rf-vidali-vizi-dla-vidvidanna-oon.html" text:style-name="Internet_20_link" text:visited-style-name="Visited_20_Internet_20_Link">
<text:span text:style-name="T4">
国务院</text:span>
</text:a>
他强调，这两个国家处于根本不同的情况。</text:p>
      <text:p text:style-name="P4">
同时，国务院代表提醒Zelensky总统的立场，他说，最终一切都将通过谈判完成。</text:p>
      <text:p text:style-name="P4">
<text:span text:style-name="T4">
另请阅读：</text:span>
 <text:a xlink:type="simple" xlink:href="https://www.ukrinform.ua/rubric-economy/3694595-nbu-ta-derzdep-obgovorili-posilenna-sankcijnogo-tisku-na-rf.html" text:style-name="Internet_20_link" text:visited-style-name="Visited_20_Internet_20_Link">
<text:span text:style-name="T4">
国务院</text:span>
</text:a>
正如乌克林福姆报道的那样，乌克兰乌克兰弗拉基米尔·泽伦斯基周五宣布<text:a xlink:type="simple" xlink:href="https://www.ukrinform.ua/rubric-ato/3699041-zelenskij-zaraz-nam-treba-zberigati-ednist-i-povnu-koncentraciu-na-oboroni.html" text:style-name="Internet_20_link" text:visited-style-name="Visited_20_Internet_20_Link">
</text:a>
。 他还对所有帮助乌克兰的人表示感谢。</text:p>
      <text:p text:style-name="P4">
News Source: <text:a xlink:type="simple" xlink:href="https://www.ukrinform.ua/rubric-ato/3699109-ne-mozna-staviti-rosiu-j-ukrainu-na-odin-riven-v-pitanni-peregovoriv-derzdep.html" text:style-name="Internet_20_link" text:visited-style-name="Visited_20_Internet_20_Link">
https://www.ukrinform.ua/rubric-ato/3699109-ne-mozna-staviti-rosiu-j-ukrainu-na-odin-riven-v-pitanni-peregovoriv-derzdep.html</text:a>
</text:p>
      <!--NEWS-->
      <text:h text:style-name="P10" text:outline-level="1">
<text:span text:style-name="T4">
在Zaporizhzhia和Kherson的指示，俄罗斯军队炮击了Olhivske，Malynivka，Orikhiv，11月...</text:span>
</text:h>
      <text:p text:style-name="P4">
作者: liveuamap (Language: en)</text:p>
      <text:p text:style-name="P4">
时间: 2023-04-21T-29:05:00</text:p>
      <text:p text:style-name="P4">
地点: Kherson (Latitude:46.63765 Longtitude:32.60931)</text:p>
      <text:p text:style-name="P4">
视频: []</text:p>
      <text:p text:style-name="P4">
图片: []</text:p>
      <text:p text:style-name="P4">
标签: ["Russia"]</text:p>
      <text:p text:style-name="P4">
Id: 22557642</text:p>
      <!--METADATA-->
      <text:p text:style-name="P4">
在Zaporizhzhia和Kherson的指示，俄罗斯军队炮击了Zaporizhzhia地区的Olhivske，Malynivka，Orikhiv，Orikhiv，Novodanylivka和Novoandriyivka； Dudchany地区；</text:p>
      <text:p text:style-name="P4">
新闻集链接：<text:a xlink:type="simple" xlink:href="https://liveuamap.com/en/2023/21-april-at-zaporizhzhia-and-kherson-directions-russian-army" text:style-name="Internet_20_link" text:visited-style-name="Visited_20_Internet_20_Link">
https://liveuamap.com/en/2023/21-APRIL-AT-ZAPORIZHZHZHZHZHZHZHZHZHZHZHZHZHZHZHZHZHZHESHERS-DIRECTIONS-RUSSIAN-RUSSIAN-ARMY</text:a>
</text:p>
      <text:p text:style-name="P4">
News Source: <text:a xlink:type="simple" xlink:href="https://t.me/lumsrc/4556" text:style-name="Internet_20_link" text:visited-style-name="Visited_20_Internet_20_Link">
https://t.me/lumsrc/4556</text:a>
</text:p>
      <!--NEWS-->
      <text:h text:style-name="P10" text:outline-level="1">
<text:span text:style-name="T4">
白天，俄罗斯人解雇了苏米地区的四个社区</text:span>
</text:h>
      <text:p text:style-name="P4">
作者: Ukrinform (Person)</text:p>
      <text:p text:style-name="P4">
出版商: Укринформ (Organization)</text:p>
      <text:p text:style-name="P4">
出版时间: 2023-04-21T-29:30:00+03:00</text:p>
      <text:p text:style-name="P4">
修改时间: 2023-04-21T22:30:00+03:00</text:p>
      <text:p text:style-name="P4">
描述: 俄罗斯军队于4月21日星期五向苏米地区的四个领土社区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11" text:anchor-type="as-char" svg:width="6.9236in" svg:height="3.956343in" draw:z-index="0">
<draw:image xlink:href="../Images/yкринформ/2023-04-21T-29-30-00-03-00/630_360_1479558145-5682.jpg" xlink:type="simple" xlink:show="embed" xlink:actuate="onLoad" draw:mime-type="image/jpeg"/>
</draw:frame>
4月21日星期五，俄罗斯军队向苏米地区的四个领土群开火。</text:p>
      <text:p text:style-name="P4">
根据乌克林福姆的说法，苏米地区军事行政部门报告了<text:a xlink:type="simple" xlink:href="https://t.me/Sumy_news_ODA/15576" text:style-name="Internet_20_link" text:visited-style-name="Visited_20_Internet_20_Link">
</text:a>
 .</text:p>
      <text:p text:style-name="P4">
«Протягом дня росіяни здійснили обстріли 4 прикордонних громад - Хотінської,Білопільської, Шалигинської та Новослобідської. Зафіксовано 114 прильотів змінометів, артилерії, гранатометів», - ідеться в повідомленні.</text:p>
      <text:p text:style-name="P4">
<text:span text:style-name="T4">
Читайте також:</text:span>
 <text:a xlink:type="simple" xlink:href="https://www.ukrinform.ua/rubric-kyiv/3698876-izrail-pocne-testuvati-u-kievi-sistemu-opovisenna-pro-raketni-obstrili.html" text:style-name="Internet_20_link" text:visited-style-name="Visited_20_Internet_20_Link">
 <text:span text:style-name="T4">
обстріл</text:span>
 </text:a>
早晨，在Khotinsky社区的Kindrativka村郊区，敌人从炮兵中击败-4击中。 由于炮击，一个人受伤。 学校也受到损害。</text:p>
      <text:p text:style-name="P4">
在沙利金社区的领土上，俄罗斯人进行了炮弹-8 vul。</text:p>
      <text:p text:style-name="P4">
在Belopil社区的领土上，敌人进行了7次炮击。 白天手榴弹发射器(ths)-69击和迫击炮-29命中。</text:p>
      <text:p text:style-name="P4">
<text:span text:style-name="T4">
另请阅读：</text:span>
 <text:a xlink:type="simple" xlink:href="https://www.ukrinform.ua/rubric-ato/3698848-rosijska-armia-za-dobu-obstrilala-12-oblastej-ukraini-zvedenna-ova.html" text:style-name="Internet_20_link" text:visited-style-name="Visited_20_Internet_20_Link">
<text:span text:style-name="T4">
射击</text:span>
</text:a>
还有Novoslobid社区的炮击-4击中。</text:p>
      <text:p text:style-name="P4">
正如乌克林福姆报道的那样，在俄罗斯联邦部队的罢工下，俄罗斯联邦期间重复了12个乌克兰地区，他们被杀并受伤。</text:p>
      <text:p text:style-name="P4">
News Source: <text:a xlink:type="simple" xlink:href="https://www.ukrinform.ua/rubric-ato/3699094-rosiani-protagom-dna-obstrilali-cotiri-gromadi-sumsini.html" text:style-name="Internet_20_link" text:visited-style-name="Visited_20_Internet_20_Link">
https://www.ukrinform.ua/rubric-ato/3699094-rosiani-protagom-dna-obstrilali-cotiri-gromadi-sumsini.html</text:a>
</text:p>
      <!--NEWS-->
      <text:h text:style-name="P10" text:outline-level="1">
<text:span text:style-name="T4">
UEFA青年联盟：Alkmaar和Hayuk将在决赛中见面</text:span>
</text:h>
      <text:p text:style-name="P4">
作者: Ukrinform (Person)</text:p>
      <text:p text:style-name="P4">
出版商: Укринформ (Organization)</text:p>
      <text:p text:style-name="P4">
出版时间: 2023-04-21T-31:25:28+03:00</text:p>
      <text:p text:style-name="P4">
修改时间: 2023-04-21T22:25:28+03:00</text:p>
      <text:p text:style-name="P4">
描述: 在UEFA青年联盟（19岁以下的足球运动员）中，1/2的决赛比赛结束了。  - 乌克林。</text:p>
      <text:p text:style-name="P4">
图片: ["<text:a xlink:type="simple" xlink:href="https://static.ukrinform.com/photos/2023_04/thumb_files/630_360_1682105102-634.jpg" text:style-name="Internet_20_link" text:visited-style-name="Visited_20_Internet_20_Link">
630_360_16821...</text:a>
"]</text:p>
      <text:p text:style-name="P4">
标签: ['Футбол', 'УЄФА']</text:p>
      <text:p text:style-name="P4">
类型: Article</text:p>
      <!--METADATA-->
      <text:p text:style-name="P4">
<draw:frame draw:style-name="fr1" draw:name="Image12" text:anchor-type="as-char" svg:width="6.9236in" svg:height="3.956343in" draw:z-index="0">
<draw:image xlink:href="../Images/yкринформ/2023-04-21T-31-25-28-03-00/630_360_1682105102-634.jpg" xlink:type="simple" xlink:show="embed" xlink:actuate="onLoad" draw:mime-type="image/jpeg"/>
</draw:frame>
UEFA UEFA(最多19岁的球员)1/2的决赛结束了。</text:p>
      <text:p text:style-name="P4">
日内瓦的比赛决赛(瑞士)乌克林福姆报道，它将在荷兰AZ“ Alkmaara”和克罗地亚“ Haiduka”的参与下举行。</text:p>
      <text:p text:style-name="P4">
Alkmaar AZ在一系列赛后处罚击败葡萄牙“体育” -3：2(主要时间是2：2)和Hayuk，反过来又过热了意大利米兰-3：1。</text:p>
      <text:p text:style-name="P4">
UEFA青年联盟“ Alkmaar”的决定性比赛将于4月24日举行。</text:p>
      <text:p text:style-name="P4">
<text:span text:style-name="T4">
另请阅读：</text:span>
 <text:a xlink:type="simple" xlink:href="https://www.ukrinform.ua/rubric-sports/3695383-uefa-zareestruvav-tri-zaavki-na-provedenna-evro2028-ta-evro2032.html" text:style-name="Internet_20_link" text:visited-style-name="Visited_20_Internet_20_Link">
<text:span text:style-name="T4">
 uefa </text:span>
</text:a>
我们将提醒，1/8决赛中的利维夫“运动”让位给了“米兰”(0：1)，Shakhtar Adononets还在1/16的决赛中查看了米兰的同龄人(0：1).</text:p>
      <text:p text:style-name="P4">
Фото: УЄФА.</text:p>
      <text:p text:style-name="P4">
News Source: <text:a xlink:type="simple" xlink:href="https://www.ukrinform.ua/rubric-sports/3699108-unacka-liga-uefa-alkmaar-ta-hajduk-zustrinutsa-u-finali.html" text:style-name="Internet_20_link" text:visited-style-name="Visited_20_Internet_20_Link">
https://www.ukrinform.ua/rubric-sports/3699108-unacka-liga-uefa-alkmaar-ta-hajduk-zustrinutsa-u-finali.html</text:a>
</text:p>
      <!--NEWS-->
      <text:h text:style-name="P10" text:outline-level="1">
<text:span text:style-name="T4">
总统签署了一项法律，禁止对俄罗斯联邦和俄罗斯地理名称的帝国宣传</text:span>
</text:h>
      <text:p text:style-name="P4">
作者: Ukrinform (Person)</text:p>
      <text:p text:style-name="P4">
出版商: Укринформ (Organization)</text:p>
      <text:p text:style-name="P4">
出版时间: 2023-04-21T-33:22:00+03:00</text:p>
      <text:p text:style-name="P4">
修改时间: 2023-04-21T22:22:00+03:00</text:p>
      <text:p text:style-name="P4">
描述: 乌克兰沃迪米尔·泽伦斯基（Volodymyr Zelensky）总统签署了一项有关谴责和禁止乌克兰俄罗斯帝国政策宣传的法律，以及对toponymy的非殖民化，这被称为交易和非殖民化的重要一步。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Декомунізація', 'Пропаганда', 'Закон', 'Заборона', 'росія', 'Зеленський']</text:p>
      <text:p text:style-name="P4">
类型: Article</text:p>
      <!--METADATA-->
      <text:p text:style-name="P4">
<draw:frame draw:style-name="fr1" draw:name="Image13" text:anchor-type="as-char" svg:width="6.9236in" svg:height="3.956343in" draw:z-index="0">
<draw:image xlink:href="../Images/yкринформ/2023-04-21T-33-22-00-03-00/630_360_1664387283-922.jpg" xlink:type="simple" xlink:show="embed" xlink:actuate="onLoad" draw:mime-type="image/jpeg"/>
</draw:frame>
乌克兰沃罗迪米尔·泽伦斯基(Ukraine Volodymyr Zelensky)总统签署了一项谴责和禁止乌克兰俄罗斯帝国政策宣传的法律，以及对Toponymy的非殖民化法律，这被称为交易和非殖民化的重要一步。</text:p>
      <text:p text:style-name="P4">
正如乌克林福姆报道的那样，据说<text:a xlink:type="simple" xlink:href="https://cms.ukrinform.com/" text:style-name="Internet_20_link" text:visited-style-name="Visited_20_Internet_20_Link">
</text:a>
文档。</text:p>
      <text:p text:style-name="P4">
值得注意的是，关于地理词的非殖民化和简化乌克兰定居点中使用地理票据的使用的“乌克兰法律修正案”的法律在4月21日以总统的签名返回。</text:p>
      <text:p text:style-name="P4">
正如我在[]中解释的那样(https://www.facebook.com/volodymyr.viatrovych/posts/pfbid0317aYsWwCcvxxnKF4tWJHnAC9fkad1cN6KppzPGwHFoHDAyuvxcgHxcq4ZrkMG3fsl)<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欧洲团结》弗拉基米里维奇(Vladimirivich)的历史学家和国会议员签署的法律是一份系统的文件，说明了我国从“俄罗斯措施”的标记中解放出来的法律。 根据法律，俄罗斯帝国政治被认为是犯罪和谴责<text:a xlink:type="simple" xlink:href="https://www.ukrinform.ua/tag-propaganda" text:style-name="Internet_20_link" text:visited-style-name="Visited_20_Internet_20_Link">
</text:a>
该政策及其象征意义是。</text:p>
      <text:p text:style-name="P4">
<text:span text:style-name="T4">
另请阅读：</text:span>
 <text:a xlink:type="simple" xlink:href="https://www.ukrinform.ua/rubric-polytics/3685407-pro-zasudzenna-ta-zaboronu-propagandi-rosijskoi-imperskoi-politiki-v-ukraini.html" text:style-name="Internet_20_link" text:visited-style-name="Visited_20_Internet_20_Link">
</text:a>
根据Vyatrovich的说法，该法律将在释放后三个月内生效，此后，自政府机构和军事行政部门将在六个月内从俄罗斯措施的符号中释放公共空间：拆除纪念碑和纪念标志，到纪念纪念碑，重命名街道和其他物体。</text:p>
      <text:p text:style-name="P4">
此外，应重命名其名称促进俄罗斯帝国政策，其数字或宣传家的定居点。</text:p>
      <text:p text:style-name="P4">
Vyatrovich写道：“ Suvorov和Kutuzov，Pushkin和Bulgakov，俄罗斯城市和征服将不再有名字和图像。有价值的古迹将转变为博物馆。”</text:p>
      <text:p text:style-name="P4">
同样，根据法律，应重命名定居点，以不符合乌克兰语言的标准(就像十月的人).</text:p>
      <text:p text:style-name="P4">
法律生效后，法律实体将有一个月的时间来从其名称，文件和符号中删除俄罗斯帝国政策的象征。</text:p>
      <text:p text:style-name="P4">
代理人解释说，在三个月内，俄罗斯符号应该从商标中消失。</text:p>
      <text:p text:style-name="P4">
根据乌克林福姆的说法，Verkhovna Rada于2023年3月21日通过了该法律。</text:p>
      <text:p text:style-name="P4">
News Source: <text:a xlink:type="simple" xlink:href="https://www.ukrinform.ua/rubric-polytics/3699107-prezident-pidpisav-zakon-pro-zaboronu-imperskoi-propagandi-rf-i-dekolonizaciu-toponimii-v-ukraini.html" text:style-name="Internet_20_link" text:visited-style-name="Visited_20_Internet_20_Link">
https://www.ukrinform.ua/rubric-polytics/3699107-prezident-pidpisav-zakon-pro-zaboronu-imperskoi-propagandi-rf-i-dekolonizaciu-toponimii-v-ukraini.html</text:a>
</text:p>
      <!--NEWS-->
      <text:h text:style-name="P10" text:outline-level="1">
<text:span text:style-name="T4">
为了在乌克兰实现和平，欧盟只支持Zelensky的提议-EU代表</text:span>
</text:h>
      <text:p text:style-name="P4">
作者: Ukrinform (Person)</text:p>
      <text:p text:style-name="P4">
出版商: Укринформ (Organization)</text:p>
      <text:p text:style-name="P4">
出版时间: 2023-04-21T-35:18:03+03:00</text:p>
      <text:p text:style-name="P4">
修改时间: 2023-04-21T22:18:03+03:00</text:p>
      <text:p text:style-name="P4">
描述: 所有欧盟国家都希望迅速停止俄罗斯对乌克兰的积极战争，但是允许这一目标的唯一和平计划是泽伦斯基总统的“公式”。  - 乌克林。</text:p>
      <text:p text:style-name="P4">
图片: ["<text:a xlink:type="simple" xlink:href="https://static.ukrinform.com/photos/2021_12/thumb_files/630_360_1638885879-203.jpg" text:style-name="Internet_20_link" text:visited-style-name="Visited_20_Internet_20_Link">
630_360_16388...</text:a>
"]</text:p>
      <text:p text:style-name="P4">
标签: ['Євросоюз', 'Зеленський', 'Війна з росією']</text:p>
      <text:p text:style-name="P4">
类型: Article</text:p>
      <!--METADATA-->
      <text:p text:style-name="P4">
<draw:frame draw:style-name="fr1" draw:name="Image14" text:anchor-type="as-char" svg:width="6.9236in" svg:height="3.956343in" draw:z-index="0">
<draw:image xlink:href="../Images/yкринформ/2023-04-21T-35-18-03-03-00/630_360_1638885879-203.jpg" xlink:type="simple" xlink:show="embed" xlink:actuate="onLoad" draw:mime-type="image/jpeg"/>
</draw:frame>
欧盟的英雄林希望看到俄罗斯积极的反乌克兰战争的迅速停止，但唯一可以允许这一目标的和平计划是泽伦斯基总统的“公式”。</text:p>
      <text:p text:style-name="P4">
欧盟官员说，这是在欧盟外交部长会议前夕宣布的，该会议应于4月24日在卢森堡举行。</text:p>
      <text:p text:style-name="P4">
“一项和平的倡议。 我们支持并继续支持Zelensky和Peace Pllan的总统。 我们与乌克兰合作伙伴讨论，如何将该计划转化为多边格式并促进它。 目前，我们讨论乌克兰的和平是一样的。 您已经提到了其他举措，但我们一直相信并一直认为这是乌克兰人的问题 - 当他们想加入与俄罗斯的任何倡议时。</text:p>
      <text:p text:style-name="P4">
<text:span text:style-name="T4">
另请阅读：</text:span>
 <text:a xlink:type="simple" xlink:href="https://www.ukrinform.ua/rubric-ato/3698726-zelenskij-zaprosiv-meksiku-dolucitisa-do-realizacii-ukrainskoi-formuli-miru.html" text:style-name="Internet_20_link" text:visited-style-name="Visited_20_Internet_20_Link">
<text:span text:style-name="T4">
公式</text:span>
 <text:span text:style-name="T4">
和平</text:span>
</text:a>
他指出，如今乌克兰的大领土仍在俄罗斯入侵者的控制之下，因此欧盟没有听到乌克兰当局的任何要求，以支持任何立即努力制止斗争以释放他们的斗争。乌克兰。</text:p>
      <text:p text:style-name="P4">
关于巴西总统卢拉·达·西尔瓦斯托斯诺夫佐夫佐夫索诺夫诺斯特(Lula Da Silvastosnotovzovzovzovzovnovodost)的“和平提议”的另一个问题，乌克兰战争的终结引起了消息来源的情感反应。 巴西领导人多诺斯克瓦(Domoskva)的顾问访问后，提出的职位包含两个主要组成部分 - 立即停火的要求，欧盟的任务是通过向乌克兰提供自卫来“延迟”战争的任务。</text:p>
      <text:p text:style-name="P4">
<text:span text:style-name="T4">
另请阅读：</text:span>
 <text:a xlink:type="simple" xlink:href="https://www.ukrinform.ua/rubric-polytics/3697030-kuleba-zustrivsa-iz-glavou-mzs-iraku-govorili-pro-eksport-zerna-i-formulu-miru.html" text:style-name="Internet_20_link" text:visited-style-name="Visited_20_Internet_20_Link">
<text:span text:style-name="T4">
公式</text:span>
 <text:span text:style-name="T4">
和平</text:span>
</text:a>
“在将来感知这一点很重要。 当俄罗斯在乌克兰边界附近累积其部队和坦克时，有人听到了如此和平的建议吗？ 还是俄罗斯军队距离基辅20公里？ 或者，在唐巴斯(Donbass)失败后，开始摧毁平民基础设施，当时有人要求停火？”  - 问欧盟官方代表。官方代表指出，欧盟将与“巴西朋友”交谈，并解释说没有正确的时间进行此类倡议。 只有当乌克兰本身宣布这一忠实时刻，才会到来。</text:p>
      <text:p text:style-name="P4">
<text:span text:style-name="T4">
另请阅读：</text:span>
 <text:a xlink:type="simple" xlink:href="https://www.ukrinform.ua/rubric-polytics/3692017-makron-sprobue-zaluciti-kitaj-do-spilnoi-vidpovidalnosti-za-mir-v-ukraini.html" text:style-name="Internet_20_link" text:visited-style-name="Visited_20_Internet_20_Link">
</text:a>
据报道，巴西总统路易斯·伊纳西奥·卢拉·达·席尔瓦(Luis Inasio Lula da Silva)4月16日他想与中国和阿联酋担任调解人，以实现俄罗斯对乌克兰的激进战争。</text:p>
      <text:p text:style-name="P4">
早些时候，卢拉·达·席尔瓦(Lula Da Silva)建议乌克兰屈服于克里米亚(Crimea)停火。 乌克兰外交部回答说，乌克兰没有在其领土上垃圾，没有任何理由至少承认乌克兰土地的bsantimeter。</text:p>
      <text:p text:style-name="P4">
News Source: <text:a xlink:type="simple" xlink:href="https://www.ukrinform.ua/rubric-polytics/3699106-dla-dosagnenna-miru-v-ukraini-evrosouz-pidtrimue-lise-propozicii-zelenskogo-predstavnik-es.html" text:style-name="Internet_20_link" text:visited-style-name="Visited_20_Internet_20_Link">
https://www.ukrinform.ua/rubric-polytics/3699106-dla-dosagnenna-miru-v-ukraini-evrosouz-pidtrimue-lise-propozicii-zelenskogo-predstavnik-es.html</text:a>
</text:p>
      <!--NEWS-->
      <text:h text:style-name="P10" text:outline-level="1">
<text:span text:style-name="T4">
拉脱维亚将移交给乌克兰的所有佩特林格 - 国防部</text:span>
</text:h>
      <text:p text:style-name="P4">
作者: Ukrinform (Person)</text:p>
      <text:p text:style-name="P4">
出版商: Укринформ (Organization)</text:p>
      <text:p text:style-name="P4">
出版时间: 2023-04-21T-37:10:26+03:00</text:p>
      <text:p text:style-name="P4">
修改时间: 2023-04-21T22:10:26+03:00</text:p>
      <text:p text:style-name="P4">
描述: 拉脱维亚国防部长伊纳尔·穆恩茨（Inar Murniets）在拉姆斯泰（Ramstay）的联络小组会议上宣布，决定将所有斯泰林格防空防御转移给拉脱维亚方面的乌克兰。  - 乌克林。</text:p>
      <text:p text:style-name="P4">
图片: ["<text:a xlink:type="simple" xlink:href="https://static.ukrinform.com/photos/2022_05/thumb_files/630_360_1652379206-931.jpg" text:style-name="Internet_20_link" text:visited-style-name="Visited_20_Internet_20_Link">
630_360_16523...</text:a>
"]</text:p>
      <text:p text:style-name="P4">
标签: ['Латвія', 'Міноборони', 'Зустріч Рамштайн']</text:p>
      <text:p text:style-name="P4">
类型: Article</text:p>
      <!--METADATA-->
      <text:p text:style-name="P4">
<draw:frame draw:style-name="fr1" draw:name="Image15" text:anchor-type="as-char" svg:width="6.9236in" svg:height="3.956343in" draw:z-index="0">
<draw:image xlink:href="../Images/yкринформ/2023-04-21T-37-10-26-03-00/630_360_1652379206-931.jpg" xlink:type="simple" xlink:show="embed" xlink:actuate="onLoad" draw:mime-type="image/jpeg"/>
</draw:frame>
拉脱维亚国防部长伊纳拉·穆恩茨(Inara Murniets)在联络小组的一次会议上宣布，决定转移拉特维亚系统拉脱维亚情节中所有的史泰林格防空系统。</text:p>
      <text:p text:style-name="P4">
关于IT报告乌克林福姆，参考<text:a xlink:type="simple" xlink:href="https://rus.lsm.lv/statja/novosti/mir/21.04.2023-napadenie-rf-na-ukrainu-latviya-pozertvuet-kievu-vse-imeyushhiesya-u-nee-stingery.a505856/" text:style-name="Internet_20_link" text:visited-style-name="Visited_20_Internet_20_Link">
</text:a>
。</text:p>
      <text:p text:style-name="P4">
“我们会尽力使他们(Stinger Systems，-ed。)他们的交付速度更快。”穆尼埃特说。</text:p>
      <text:p text:style-name="P4">
<text:span text:style-name="T4">
另请阅读：</text:span>
 <text:a xlink:type="simple" xlink:href="https://www.ukrinform.ua/rubric-ato/3698757-ucasniki-ramstajnu-vze-nadali-ukraini-55-milardiv-bezpekovoi-dopomogi-ostin.html" text:style-name="Internet_20_link" text:visited-style-name="Visited_20_Internet_20_Link">
</text:a>
根据她的说法，拉脱维亚还将继续接受乌克兰军队的训练，这一次，她将教授两倍的员工，比2022年。穆尔尼斯确信，到今年年底，大约有三千名乌克兰军队将在拉脱维亚接受培训。 。</text:p>
      <text:p text:style-name="P4">
正如乌克林福姆报道的那样，3月实施了一个新软件包<text:a xlink:type="simple" xlink:href="https://www.ukrinform.ua/rubric-ato/3683336-latvia-nadala-ukraini-vijskovoi-dopomogi-na-300-miljoniv-smigal.html" text:style-name="Internet_20_link" text:visited-style-name="Visited_20_Internet_20_Link">
</text:a>
 .</text:p>
      <text:p text:style-name="P4">
News Source: <text:a xlink:type="simple" xlink:href="https://www.ukrinform.ua/rubric-ato/3699104-latvia-peredast-ukraini-vsi-svoi-stinger-minoboroni.html" text:style-name="Internet_20_link" text:visited-style-name="Visited_20_Internet_20_Link">
https://www.ukrinform.ua/rubric-ato/3699104-latvia-peredast-ukraini-vsi-svoi-stinger-minoboroni.html</text:a>
</text:p>
      <!--NEWS-->
      <text:h text:style-name="P10" text:outline-level="1">
<text:span text:style-name="T4">
斯托尔滕贝格强调需要停止普京的侵略模式</text:span>
</text:h>
      <text:p text:style-name="P4">
作者: Ukrinform (Person)</text:p>
      <text:p text:style-name="P4">
出版商: Укринформ (Organization)</text:p>
      <text:p text:style-name="P4">
出版时间: 2023-04-21T-39:05:00+03:00</text:p>
      <text:p text:style-name="P4">
修改时间: 2023-04-21T22:05:00+03:00</text:p>
      <text:p text:style-name="P4">
描述: 盟友与乌克兰一起需要开发机制，以阻止普京总统的侵略性行为模式。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НАТО', 'путін', 'Столтенберг', 'Агресія РФ', 'Зустріч Рамштайн']</text:p>
      <text:p text:style-name="P4">
类型: Article</text:p>
      <!--METADATA-->
      <text:p text:style-name="P4">
<draw:frame draw:style-name="fr1" draw:name="Image16" text:anchor-type="as-char" svg:width="6.9236in" svg:height="3.956343in" draw:z-index="0">
<draw:image xlink:href="../Images/yкринформ/2023-04-21T-39-05-00-03-00/630_360_1668589929-696.jpg" xlink:type="simple" xlink:show="embed" xlink:actuate="onLoad" draw:mime-type="image/jpeg"/>
</draw:frame>
与乌克兰的盟友需要开发机制，以阻止俄罗斯联邦普京总统的侵略行为模式。</text:p>
      <text:p text:style-name="P4">
北约秘书长詹斯·斯托尔滕贝格(Jens Stoltenberg)在一次采访中说了这一点<text:a xlink:type="simple" xlink:href="https://www.radiosvoboda.org/a/hensekretar-nato-yens-stoltenberg-pro-ppo-litaky-perehovory-povedinku-putina/32374071.html" text:style-name="Internet_20_link" text:visited-style-name="Visited_20_Internet_20_Link">
</text:a>
会议结束后，拉姆斯坦在德国。</text:p>
      <text:p text:style-name="P4">
当新闻记者在哪个阶段询问有关乌克兰将来防止袭击的盟友的讨论时，斯托尔滕贝格回答说，谈论它可能还为时过早。</text:p>
      <text:p text:style-name="P4">
“再次，我们不知道这场战争如何以及何时结束。 但是我们欠的是，当它结束时，我们需要确保历史学家不会发生普京总统将无法继续摧毁欧洲安全，发起新的战争，引发了针对乌克兰的新战争。他需要坐下来讨论可靠的框架，机制，这确保普京总统将无法继续对裸体独立国家的袭击。”他说<text:a xlink:type="simple" xlink:href="https://www.ukrinform.ua/tag-stoltenberg" text:style-name="Internet_20_link" text:visited-style-name="Visited_20_Internet_20_Link">
</text:a>
。</text:p>
      <text:p text:style-name="P4">
<text:span text:style-name="T4">
另请阅读：</text:span>
 <text:a xlink:type="simple" xlink:href="https://www.ukrinform.ua/rubric-ato/3698805-stoltenberg-rozpoviv-pro-strategicni-pomilki-putina-u-vijni-z-ukrainou.html" text:style-name="Internet_20_link" text:visited-style-name="Visited_20_Internet_20_Link">
<text:span text:style-name="T4">
 Stoltenberg </text:span>
</text:a>
“我不能确切说出它的外观，我只说我们众所周知，可以阻止普京总统的这种侵略性行为。 我们还需要讨论将来如何防止这种情况。”北约补充说。</text:p>
      <text:p text:style-name="P4">
据他说，向北约所有盟友和合作伙伴以及联系乌克兰的国防问题的信息是：“我们必须为长期措施做好准备，以尽可能多地支持乌克兰。”</text:p>
      <text:p text:style-name="P4">
“如果普京总统获胜，这对乌克兰人来说将是一场悲剧，但这对北约盟友来说是危险的。 这将向所有专制领导人证明，当他们利用军事力量来获得他们想要的东西时，这将使世界更加危险，北约盟友更脆弱。因此，我对北约盟友的信息是，为了我们的利益，乌克兰将保证乌克兰保证乌克兰将赢得乌克兰。 他将以一个主权国家的胜利。”斯托尔滕贝格说。</text:p>
      <text:p text:style-name="P4">
<text:span text:style-name="T4">
另请阅读：</text:span>
 <text:a xlink:type="simple" xlink:href="https://www.ukrinform.ua/rubric-polytics/3698991-reznikov-zustrivsa-zi-stoltenbergom-ukraina-dosagla-bezprecedentnogo-rivna-sumisnosti-z-nato.html" text:style-name="Internet_20_link" text:visited-style-name="Visited_20_Internet_20_Link">
<text:span text:style-name="T4">
 Stoltenberg </text:span>
</text:a>
</text:p>
      <text:p text:style-name="P4">
News Source: <text:a xlink:type="simple" xlink:href="https://www.ukrinform.ua/rubric-world/3699103-stoltenberg-nagolosiv-na-neobhidnosti-pripiniti-patern-agresii-putina.html" text:style-name="Internet_20_link" text:visited-style-name="Visited_20_Internet_20_Link">
https://www.ukrinform.ua/rubric-world/3699103-stoltenberg-nagolosiv-na-neobhidnosti-pripiniti-patern-agresii-putina.html</text:a>
</text:p>
      <!--NEWS-->
      <text:h text:style-name="P10" text:outline-level="1">
<text:span text:style-name="T4">
乌克兰俄罗斯军队的纪律和道德非常低 - 米莉</text:span>
</text:h>
      <text:p text:style-name="P4">
作者: Ukrinform (Person)</text:p>
      <text:p text:style-name="P4">
出版商: Укринформ (Organization)</text:p>
      <text:p text:style-name="P4">
出版时间: 2023-04-21T-42:54:00+03:00</text:p>
      <text:p text:style-name="P4">
修改时间: 2023-04-21T21:54:00+03:00</text:p>
      <text:p text:style-name="P4">
描述: 乌克兰俄罗斯军队的纪律和道德非常低。  - 乌克林。</text:p>
      <text:p text:style-name="P4">
图片: ["<text:a xlink:type="simple" xlink:href="https://static.ukrinform.com/photos/2021_12/thumb_files/630_360_1638521183-498.jpg" text:style-name="Internet_20_link" text:visited-style-name="Visited_20_Internet_20_Link">
630_360_16385...</text:a>
"]</text:p>
      <text:p text:style-name="P4">
标签: ['Німеччина', 'США', 'Марк Міллі ']</text:p>
      <text:p text:style-name="P4">
类型: Article</text:p>
      <!--METADATA-->
      <text:p text:style-name="P4">
<draw:frame draw:style-name="fr1" draw:name="Image17" text:anchor-type="as-char" svg:width="6.9236in" svg:height="3.956343in" draw:z-index="0">
<draw:image xlink:href="../Images/yкринформ/2023-04-21T-42-54-00-03-00/630_360_1638521183-498.jpg" xlink:type="simple" xlink:show="embed" xlink:actuate="onLoad" draw:mime-type="image/jpeg"/>
</draw:frame>
乌克兰俄罗斯军队的纪律和道德非常低。</text:p>
      <text:p text:style-name="P4">
根据乌克林事物通讯员的说法，总部总部负责人马克·米莉将军告诉美国总部总部负责人。</text:p>
      <text:p text:style-name="P4">
米莉说：“与乌克兰军队非常有动力为自己的国家，自由，民主和生活方式而战，俄罗斯人缺乏领导力和意志，他们的道德却很低，纪律越来越糟。”</text:p>
      <text:p text:style-name="P4">
<text:span text:style-name="T4">
另请阅读：</text:span>
 <text:a xlink:type="simple" xlink:href="https://www.ukrinform.ua/rubric-ato/3699033-se-65-ukrainciv-zaversili-navcanna-na-sistemah-patriot-milli.html" text:style-name="Internet_20_link" text:visited-style-name="Visited_20_Internet_20_Link">
<text:span text:style-name="T4">
 milli </text:span>
</text:a>
他回忆说，俄罗斯最近制定了更严格的军队规则，“无意中以其公民为战争的混乱。” 这位将军说：“他们仍在协调或管理所有军事行动的协调或管理中。”</text:p>
      <text:p text:style-name="P4">
米莉强调说：“俄罗斯的临时领土成就是为了获得价格损失。” “除了受伤和杀害的人外，成千上万的俄罗斯人来自该国。 他们试图避免参加普京的战争。”  - 说。</text:p>
      <text:p text:style-name="P4">
据他说，“俄罗斯继续未能实现其战略目标。” “他们没有占领基辅，推翻乌克兰政府或分裂北约。 取而代之的是，他们到达相反：基辅的架子，乌克兰人民欢呼，北约从来都不强壮。”</text:p>
      <text:p text:style-name="P4">
<text:span text:style-name="T4">
另请阅读：</text:span>
 <text:a xlink:type="simple" xlink:href="https://www.ukrinform.ua/rubric-ato/3699038-ssa-pidgotuvali-dla-kontrnastupu-devat-ukrainskih-mehanizovanih-brigad.html" text:style-name="Internet_20_link" text:visited-style-name="Visited_20_Internet_20_Link">
</text:a>
据报道，乌克兰国防的接触小组的下一次会议以“拉姆斯坦”的形式参加，该格式参加了今天的50多个国家，包括北约盟国和伙伴国家的代表，今天已经结束。 一个高头台的平台，用于协调军事能力，国际社会的庞大盟友和代表为乌克兰提供了残留的俄罗斯侵略。</text:p>
      <text:p text:style-name="P4">
News Source: <text:a xlink:type="simple" xlink:href="https://www.ukrinform.ua/rubric-ato/3699102-disciplina-ta-moral-rosijskih-vijsk-v-ukraini-duze-nizki-milli.html" text:style-name="Internet_20_link" text:visited-style-name="Visited_20_Internet_20_Link">
https://www.ukrinform.ua/rubric-ato/3699102-disciplina-ta-moral-rosijskih-vijsk-v-ukraini-duze-nizki-milli.html</text:a>
</text:p>
      <!--NEWS-->
      <text:h text:style-name="P10" text:outline-level="1">
<text:span text:style-name="T4">
北约关于拉姆斯坦的秘书长：乌克兰现在准备释放更多被占领的领土</text:span>
</text:h>
      <text:p text:style-name="P4">
作者: Ukrinform (Person)</text:p>
      <text:p text:style-name="P4">
出版商: Укринформ (Organization)</text:p>
      <text:p text:style-name="P4">
出版时间: 2023-04-21T-44:40:07+03:00</text:p>
      <text:p text:style-name="P4">
修改时间: 2023-04-21T21:40:07+03:00</text:p>
      <text:p text:style-name="P4">
描述: 北约秘书长詹斯·斯托尔滕堡（Jens Stoltenberg）表示，乌克兰准备在为未来的反对俄罗斯军队的反对辩护的背景下释放更多领土。  - 乌克林。</text:p>
      <text:p text:style-name="P4">
图片: ["<text:a xlink:type="simple" xlink:href="https://static.ukrinform.com/photos/2023_04/thumb_files/630_360_1681978989-610.jpg" text:style-name="Internet_20_link" text:visited-style-name="Visited_20_Internet_20_Link">
630_360_16819...</text:a>
"]</text:p>
      <text:p text:style-name="P4">
标签: ['Столтенберг', 'Україна', 'Війна з росією', 'Зустріч Рамштайн']</text:p>
      <text:p text:style-name="P4">
类型: Article</text:p>
      <!--METADATA-->
      <text:p text:style-name="P4">
<draw:frame draw:style-name="fr1" draw:name="Image18" text:anchor-type="as-char" svg:width="6.9236in" svg:height="3.956343in" draw:z-index="0">
<draw:image xlink:href="../Images/yкринформ/2023-04-21T-44-40-07-03-00/630_360_1681978989-610.jpg" xlink:type="simple" xlink:show="embed" xlink:actuate="onLoad" draw:mime-type="image/jpeg"/>
</draw:frame>
北约秘书长詹斯·斯托尔滕贝格(Jens Stoltenberg)表示，乌克兰纳多(Ukraineadoad)在为未来与俄罗斯部队的对比的背景下释放更多领土。</text:p>
      <text:p text:style-name="P4">
他在拉姆斯坦空军基地的一次会议的场边告诉记者，乌克利福姆报告说<text:a xlink:type="simple" xlink:href="https://www.rferl.org/a/ukraine-bakhmut-drones-kyiv-russia-nato/32373294.html" text:style-name="Internet_20_link" text:visited-style-name="Visited_20_Internet_20_Link">
</text:a>
。</text:p>
      <text:p text:style-name="P4">
秘书长说：“我相信他们现在能够解放更多的土地。”(https://www.ukrinform.ua/tag-nato)。</text:p>
      <text:p text:style-name="P4">
他指出，会议期间的主要问题之一是对“乌克兰人需要获得更多土地需要的所有不同机会，系统，交付”。</text:p>
      <text:p text:style-name="P4">
<text:span text:style-name="T4">
另请阅读：</text:span>
 <text:a xlink:type="simple" xlink:href="https://www.ukrinform.ua/rubric-ato/3699088-pidsumki-ramstajnu11-abrams-himars-ppo.html" text:style-name="Internet_20_link" text:visited-style-name="Visited_20_Internet_20_Link">
</text:a>
斯托尔滕贝格指出，德国和美国将几位爱国者队放入了“在乌克兰工作”的爱国者。 同时，他拒绝提供其他细节或爱国者系统的确切数量。</text:p>
      <text:p text:style-name="P4">
北约秘书长说，该联盟的当前目标是确保乌克兰的胜利，而战争结束后 - 基辅具有“谴责新攻击”的力量。</text:p>
      <text:p text:style-name="P4">
<text:span text:style-name="T4">
另请阅读：</text:span>
 <text:a xlink:type="simple" xlink:href="https://www.ukrinform.ua/rubric-ato/3699038-ssa-pidgotuvali-dla-kontrnastupu-devat-ukrainskih-mehanizovanih-brigad.html" text:style-name="Internet_20_link" text:visited-style-name="Visited_20_Internet_20_Link">
</text:a>
正如乌克林福姆报道的，4月21日在德国的美国空军拉姆斯坦<text:a xlink:type="simple" xlink:href="https://www.ukrinform.ua/rubric-ato/3699004-kraini-formatu-ramstajn-postavili-v-ukrainu-ponad-230-tankiv-ostin.html" text:style-name="Internet_20_link" text:visited-style-name="Visited_20_Internet_20_Link">
</text:a>
。 在会议期间，特别是存在防空，弹药和安全问题。</text:p>
      <text:p text:style-name="P4">
News Source: <text:a xlink:type="simple" xlink:href="https://www.ukrinform.ua/rubric-ato/3699101-gensek-nato-pro-ramstajn-ukraina-teper-gotova-zvilniti-se-bilse-okupovanih-teritorij.html" text:style-name="Internet_20_link" text:visited-style-name="Visited_20_Internet_20_Link">
https://www.ukrinform.ua/rubric-ato/3699101-gensek-nato-pro-ramstajn-ukraina-teper-gotova-zvilniti-se-bilse-okupovanih-teritorij.html</text:a>
</text:p>
      <!--NEWS-->
      <text:h text:style-name="P10" text:outline-level="1">
<text:span text:style-name="T4">
国务院拒绝评论为什么俄罗斯联邦的所有代表团都没有发行签证来访问联合国</text:span>
</text:h>
      <text:p text:style-name="P4">
作者: Ukrinform (Person)</text:p>
      <text:p text:style-name="P4">
出版商: Укринформ (Organization)</text:p>
      <text:p text:style-name="P4">
出版时间: 2023-04-21T-46:39:00+03:00</text:p>
      <text:p text:style-name="P4">
修改时间: 2023-04-21T21:39:00+03:00</text:p>
      <text:p text:style-name="P4">
描述: 美国国务院称，向俄罗斯联邦代表发行签证的“机密”问题，因此在评论中拒绝了为什么除了拉夫罗夫和几个个人代表外，其余的尚未获得签证参加联合国会议。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ООН', 'США', 'Віза', 'Держдеп', 'росія', 'Радбез ООН']</text:p>
      <text:p text:style-name="P4">
类型: Article</text:p>
      <!--METADATA-->
      <text:p text:style-name="P4">
<draw:frame draw:style-name="fr1" draw:name="Image19" text:anchor-type="as-char" svg:width="6.9236in" svg:height="3.956343in" draw:z-index="0">
<draw:image xlink:href="../Images/yкринформ/2023-04-21T-46-39-00-03-00/630_360_1521097272-9495.jpg" xlink:type="simple" xlink:show="embed" xlink:actuate="onLoad" draw:mime-type="image/jpeg"/>
</draw:frame>
美国国务院称俄罗斯 - 所有者发行的“机密”问题，因此拒绝了评论中，为什么除了拉夫罗夫(Lavrov)之外，其他个人代表除了其他人，其余的人尚未获得签证来参加会议。</text:p>
      <text:p text:style-name="P4">
据报道，乌克利福姆(Ukrinform)报道说，这一声明是美国瓦特特·帕特尔(Ukrinform)的副发言人周五发表的。</text:p>
      <text:p text:style-name="P4">
代表说[] <text:a xlink:type="simple" xlink:href="https://www.ukrinform.ua/tag-derzdep" text:style-name="Internet_20_link" text:visited-style-name="Visited_20_Internet_20_Link">
</text:a>
。</text:p>
      <text:p text:style-name="P4">
因此，他回答了俄罗斯记者的要求，以评论为什么俄罗斯联邦代表团的一部分以及计划加入拉夫罗夫访问联合国的记者，尚未收到签证签证以进入美国。</text:p>
      <text:p text:style-name="P4">
<text:span text:style-name="T4">
另请阅读：</text:span>
 <text:a xlink:type="simple" xlink:href="https://www.ukrinform.ua/rubric-world/3697577-ssa-zaklikali-kraini-nato-posiliti-kontrol-nad-nerozpovsudzennam-adernoi-zbroi.html" text:style-name="Internet_20_link" text:visited-style-name="Visited_20_Internet_20_Link">
</text:a>
俄罗斯部长拉夫罗夫(Lavrov)计划飞往纽约成功的一周，参加4月24日至25日在联合国安全理事会前往联合国安理会的活动。 部长本人和几天前俄罗斯代表团的一些成员获得了签证进入美国。</text:p>
      <text:p text:style-name="P4">
News Source: <text:a xlink:type="simple" xlink:href="https://www.ukrinform.ua/rubric-world/3699100-derzdep-vidmovivsa-komentuvati-comu-ne-vsij-delegacii-rf-vidali-vizi-dla-vidvidanna-oon.html" text:style-name="Internet_20_link" text:visited-style-name="Visited_20_Internet_20_Link">
https://www.ukrinform.ua/rubric-world/3699100-derzdep-vidmovivsa-komentuvati-comu-ne-vsij-delegacii-rf-vidali-vizi-dla-vidvidanna-oon.html</text:a>
</text:p>
      <!--NEWS-->
      <text:h text:style-name="P10" text:outline-level="1">
<text:span text:style-name="T4">
波兰的第一夫人访问了利维夫地区的教育机构</text:span>
</text:h>
      <text:p text:style-name="P4">
作者: Ukrinform (Person)</text:p>
      <text:p text:style-name="P4">
出版商: Укринформ (Organization)</text:p>
      <text:p text:style-name="P4">
出版时间: 2023-04-21T-48:36:00+03:00</text:p>
      <text:p text:style-name="P4">
修改时间: 2023-04-21T21:36:00+03:00</text:p>
      <text:p text:style-name="P4">
描述: 波兰Agatha Cornhauser-Duda的第一夫人访问了利维夫的两个教育机构。  - 乌克林。</text:p>
      <text:p text:style-name="P4">
图片: ["<text:a xlink:type="simple" xlink:href="https://static.ukrinform.com/photos/2023_04/thumb_files/630_360_1682102138-856.jpg" text:style-name="Internet_20_link" text:visited-style-name="Visited_20_Internet_20_Link">
630_360_16821...</text:a>
"]</text:p>
      <text:p text:style-name="P4">
标签: ['Дуда', 'Львівщина', 'Польща', 'Козицький ']</text:p>
      <text:p text:style-name="P4">
类型: Article</text:p>
      <!--METADATA-->
      <text:p text:style-name="P4">
<draw:frame draw:style-name="fr1" draw:name="Image20" text:anchor-type="as-char" svg:width="6.9236in" svg:height="3.956343in" draw:z-index="0">
<draw:image xlink:href="../Images/yкринформ/2023-04-21T-48-36-00-03-00/630_360_1682102138-856.jpg" xlink:type="simple" xlink:show="embed" xlink:actuate="onLoad" draw:mime-type="image/jpeg"/>
</draw:frame>
Agatha Cornhauser-Douda访问了LVIV地区的两个教育机构。</text:p>
      <text:p text:style-name="P4">
LVIV OVA的新闻服务报告了<text:a xlink:type="simple" xlink:href="https://t.me/kozytskyy_maksym_official/7834" text:style-name="Internet_20_link" text:visited-style-name="Visited_20_Internet_20_Link">
</text:a>
，报道乌克林福姆。</text:p>
      <text:p text:style-name="P4">
值得注意的是，Cornhauser-Douda访问了Mastysky Lyceum#3以Yadwiga的名字命名。</text:p>
      <text:p text:style-name="P4">
“杜达强调，该机构对儿童负有责任。它指出，Lyceum的两名毕业生现在在最前沿保护乌克兰。她说，只要她长期以来，波兰就会支持我们的国家。她与学生和学生交流。工作人员通过了学校。-在OVA中强调。</text:p>
      <text:p text:style-name="P4">
<text:span text:style-name="T4">
另请阅读：</text:span>
 <text:a xlink:type="simple" xlink:href="https://www.ukrinform.ua/rubric-society/3692186-persi-ledi-ukraini-ta-polsi-vidvidali-varsavskij-centr-dopomogi-bizencam.html" text:style-name="Internet_20_link" text:visited-style-name="Visited_20_Internet_20_Link">
</text:a>
波兰第一夫人还参观了I-II学位的步枪中央中央教育机构。</text:p>
      <text:p text:style-name="P4">
OVA感谢Corninguser-Doud对乌克兰的访问和支持。</text:p>
      <text:p text:style-name="P4">
正如乌克林福姆报道的那样，在与波兰的新边境过境点有关的情况下，利维夫军事政府呼吁政府取消用于重建和建设边界道路的资金。</text:p>
      <text:p text:style-name="P4">
News Source: <text:a xlink:type="simple" xlink:href="https://www.ukrinform.ua/rubric-regions/3699098-persa-ledi-polsi-vidvidala-osvitni-zakladi-na-lvivsini.html" text:style-name="Internet_20_link" text:visited-style-name="Visited_20_Internet_20_Link">
https://www.ukrinform.ua/rubric-regions/3699098-persa-ledi-polsi-vidvidala-osvitni-zakladi-na-lvivsini.html</text:a>
</text:p>
      <!--NEWS-->
      <text:h text:style-name="P10" text:outline-level="1">
<text:span text:style-name="T4">
Duracell品牌来自</text:span>
</text:h>
      <text:p text:style-name="P4">
作者: Ukrinform (Person)</text:p>
      <text:p text:style-name="P4">
出版商: Укринформ (Organization)</text:p>
      <text:p text:style-name="P4">
出版时间: 2023-04-21T-50:32:00+03:00</text:p>
      <text:p text:style-name="P4">
修改时间: 2023-04-21T21:32:00+03:00</text:p>
      <text:p text:style-name="P4">
描述: Duracell首席执行官在俄罗斯Yuriy Korosev确认了一封信的真实性，他报告说该公司来自俄罗斯联邦。  - 乌克林。</text:p>
      <text:p text:style-name="P4">
图片: ["<text:a xlink:type="simple" xlink:href="https://static.ukrinform.com/photos/2023_04/thumb_files/630_360_1682101933-682.png" text:style-name="Internet_20_link" text:visited-style-name="Visited_20_Internet_20_Link">
630_360_16821...</text:a>
"]</text:p>
      <text:p text:style-name="P4">
标签: ['росія', 'Бренд', 'Батарейка']</text:p>
      <text:p text:style-name="P4">
类型: Article</text:p>
      <!--METADATA-->
      <text:p text:style-name="P4">
<draw:frame draw:style-name="fr1" draw:name="Image21" text:anchor-type="as-char" svg:width="6.9236in" svg:height="3.956343in" draw:z-index="0">
<draw:image xlink:href="../Images/yкринформ/2023-04-21T-50-32-00-03-00/630_360_1682101933-682.png" xlink:type="simple" xlink:show="embed" xlink:actuate="onLoad" draw:mime-type="image/png"/>
</draw:frame>
Duracell首席执行官俄罗斯Yuriy Koroev证实了租约的真实性，他报告说该公司来自俄罗斯联邦。</text:p>
      <text:p text:style-name="P4">
正如乌克林福姆报道的那样，它报告了<text:a xlink:type="simple" xlink:href="https://t.me/pdmnews/58540" text:style-name="Internet_20_link" text:visited-style-name="Visited_20_Internet_20_Link">
</text:a>
“我会”。</text:p>
      <text:p text:style-name="P4">
“这是一封真实的信，但我将无法提供任何评论。 环境包裹将保留下来，我们现在正在谈论细节。”</text:p>
      <text:p text:style-name="P4">
此前，Korotayev的信给Duracell的商业伙伴发表了<text:a xlink:type="simple" xlink:href="https://t.me/breakingmash/43396" text:style-name="Internet_20_link" text:visited-style-name="Visited_20_Internet_20_Link">
</text:a>
 <text:a xlink:type="simple" xlink:href="https://t.me/breakingmash/43396" text:style-name="Internet_20_link" text:visited-style-name="Visited_20_Internet_20_Link">
 </text:a>
糊状物。</text:p>
      <text:p text:style-name="P4">
“亲爱的商业伙伴，皇家有限责任公司” Durasll Rash”以他们的尊重表达了您，并遗憾地报道了我们的股东已经告知了俄罗斯市场的通行，并分别终止了杜拉塞尔在俄罗斯的业务。</text:p>
      <text:p text:style-name="P4">
在其中，Koroev还要求商业合作伙伴提供Duracell文件以进行报复。 Duracell将停止在俄罗斯出售任何公司的产品，以单方面的秩序违反俄罗斯联合会的所有商业合同，并出售剩余的商品库存<text:a xlink:type="simple" xlink:href="https://www.ukrinform.ua/tag-rosia" text:style-name="Internet_20_link" text:visited-style-name="Visited_20_Internet_20_Link">
</text:a>
，首席执行官说。</text:p>
      <text:p text:style-name="P4">
<text:span text:style-name="T4">
另请阅读：</text:span>
 <text:a xlink:type="simple" xlink:href="https://www.ukrinform.ua/rubric-economy/3698153-heineken-znajsov-pokupca-dla-rosijskoi-filii.html" text:style-name="Internet_20_link" text:visited-style-name="Visited_20_Internet_20_Link">
</text:a>
据报道，从2022年3月起退出俄罗斯市场宣布为外国公司。</text:p>
      <text:p text:style-name="P4">
“ Duracell”  - 由跨国公司宝洁生产的家用电池的商标，</text:p>
      <text:p text:style-name="P4">
News Source: <text:a xlink:type="simple" xlink:href="https://www.ukrinform.ua/rubric-economy/3699097-brend-duracell-ide-z-rosii.html" text:style-name="Internet_20_link" text:visited-style-name="Visited_20_Internet_20_Link">
https://www.ukrinform.ua/rubric-economy/3699097-brend-duracell-ide-z-rosii.html</text:a>
</text:p>
      <!--NEWS-->
      <text:h text:style-name="P10" text:outline-level="1">
<text:span text:style-name="T4">
在众议院被捕下种植了四个涉嫌的流氓行为</text:span>
</text:h>
      <text:p text:style-name="P4">
作者: Ukrinform (Person)</text:p>
      <text:p text:style-name="P4">
出版商: Укринформ (Organization)</text:p>
      <text:p text:style-name="P4">
出版时间: 2023-04-21T-52:31:00+03:00</text:p>
      <text:p text:style-name="P4">
修改时间: 2023-04-21T21:31:00+03:00</text:p>
      <text:p text:style-name="P4">
描述: 国家储备“基夫 - 佩奇克·拉维拉（Kyiv-Pechersk Lavra）”领土上的四个嫌疑犯以24小时的逮捕方式选择了预防措施。  - 乌克林。</text:p>
      <text:p text:style-name="P4">
图片: ["<text:a xlink:type="simple" xlink:href="https://static.ukrinform.com/photos/2018_01/thumb_files/630_360_1515506864-9820.jpg" text:style-name="Internet_20_link" text:visited-style-name="Visited_20_Internet_20_Link">
630_360_15155...</text:a>
"]</text:p>
      <text:p text:style-name="P4">
标签: ['Домашній арешт', 'Суд', 'УПЦ МП']</text:p>
      <text:p text:style-name="P4">
类型: Article</text:p>
      <!--METADATA-->
      <text:p text:style-name="P4">
<draw:frame draw:style-name="fr1" draw:name="Image22" text:anchor-type="as-char" svg:width="6.9236in" svg:height="3.956343in" draw:z-index="0">
<draw:image xlink:href="../Images/yкринформ/2023-04-21T-52-31-00-03-00/630_360_1515506864-9820.jpg" xlink:type="simple" xlink:show="embed" xlink:actuate="onLoad" draw:mime-type="image/jpeg"/>
</draw:frame>
在基夫 - 佩奇克斯克·拉夫拉国家储备领土上，四封包的流氓行为，以24小时作业的形式选择了预防措施。</text:p>
      <text:p text:style-name="P4">
根据乌克林福姆的说法，基辅城市检察官办公室的新闻服务在[]报告中(https://t.me/kyiv_pro_office/1901)。</text:p>
      <text:p text:style-name="P4">
“应基夫市佩切斯克地区检察官办公室的要求，法院的形式是在流氓行为的国家储备领土上的四个税务逮捕的圆形 - 马上逮捕的形式。 LAVRA”， - 消息读取。</text:p>
      <text:p text:style-name="P4">
<text:span text:style-name="T4">
另请阅读：</text:span>
 <text:a xlink:type="simple" xlink:href="https://www.ukrinform.ua/rubric-society/3698986-odnogo-svasennika-upc-mp-obminali-na-28-ukrainskih-vijskovih-maluk.html" text:style-name="Internet_20_link" text:visited-style-name="Visited_20_Internet_20_Link">
</text:a>
值得注意的是，根据法院的说法，三名嫌疑人将是一个副套房，直到6月19日，直到5月19日之前。</text:p>
      <text:p text:style-name="P4">
正如乌克林福姆报道的那样，4月19日，犯罪嫌疑人一起行动，非法渗透到国家预备役“ Kyiv-Pechersk Lavra”的建筑物之一中，打破了指定建筑物的保护百叶窗和门。</text:p>
      <text:p text:style-name="P4">
根据艺术的第3部分，违反者的行动是合格的。 296乌克兰的刑法 - 流氓行为，即，基于对社会的明确不尊重的理由违反了公共秩序，这与执法人员的抵抗有关。</text:p>
      <text:p text:style-name="P4">
<text:span text:style-name="T4">
另请阅读：</text:span>
 <text:a xlink:type="simple" xlink:href="https://www.ukrinform.ua/rubric-society/3698879-sud-zalisiv-mitropolita-upc-mp-pavla-pid-domasnim-arestom.html" text:style-name="Internet_20_link" text:visited-style-name="Visited_20_Internet_20_Link">
<text:span text:style-name="T4">
 uoc </text:span>
</text:a>
该文章的制裁规定了两到五年监禁的惩罚。</text:p>
      <text:p text:style-name="P4">
调查正在进行中。</text:p>
      <text:p text:style-name="P4">
News Source: <text:a xlink:type="simple" xlink:href="https://www.ukrinform.ua/rubric-society/3699096-cotiroh-pidozruvanih-u-huliganstvi-na-teritorii-lavri-posadili-pid-domasnij-arest.html" text:style-name="Internet_20_link" text:visited-style-name="Visited_20_Internet_20_Link">
https://www.ukrinform.ua/rubric-society/3699096-cotiroh-pidozruvanih-u-huliganstvi-na-teritorii-lavri-posadili-pid-domasnij-arest.html</text:a>
</text:p>
      <!--NEWS-->
      <text:h text:style-name="P10" text:outline-level="1">
<text:span text:style-name="T4">
乌克兰Bochina Hrushina-Acobia和Kolyadenko赢得了2023年的黄金欧洲冠军</text:span>
</text:h>
      <text:p text:style-name="P4">
作者: Ukrinform (Person)</text:p>
      <text:p text:style-name="P4">
出版商: Укринформ (Organization)</text:p>
      <text:p text:style-name="P4">
出版时间: 2023-04-21T-54:23:00+03:00</text:p>
      <text:p text:style-name="P4">
修改时间: 2023-04-21T21:23:00+03:00</text:p>
      <text:p text:style-name="P4">
描述: 在欧洲体育锦标赛的萨格勒布（克罗地亚）中。  - 乌克林。</text:p>
      <text:p text:style-name="P4">
图片: ["<text:a xlink:type="simple" xlink:href="https://static.ukrinform.com/photos/2023_04/thumb_files/630_360_1682100637-792.jpg" text:style-name="Internet_20_link" text:visited-style-name="Visited_20_Internet_20_Link">
630_360_16821...</text:a>
"]</text:p>
      <text:p text:style-name="P4">
标签: ['вільна боротьба']</text:p>
      <text:p text:style-name="P4">
类型: Article</text:p>
      <!--METADATA-->
      <text:p text:style-name="P4">
<draw:frame draw:style-name="fr1" draw:name="Image23" text:anchor-type="as-char" svg:width="6.9236in" svg:height="3.956343in" draw:z-index="0">
<draw:image xlink:href="../Images/yкринформ/2023-04-21T-54-23-00-03-00/630_360_1682100637-792.jpg" xlink:type="simple" xlink:show="embed" xlink:actuate="onLoad" draw:mime-type="image/jpeg"/>
</draw:frame>
在Zagreb(克罗地亚)欧洲体育摔跤锦标赛正在进行中。</text:p>
      <text:p text:style-name="P4">
乌克林福姆报道，比赛的最后一天是女子斗争的最后一天，使乌克兰国家队的两个金色tasgrams的大陆锦标赛。</text:p>
      <text:p text:style-name="P4">
Alina Akobia-Grushina成为欧洲的冠军(重量类别高达57公斤)对“黄金”的冲突自信地赢得了阿塞拜疆的sting sting aliyeva(10：0)，Tairina Kolyadenko(62公斤) - 赢得挪威格蕾丝·雅各布·布伦之后(9：6).</text:p>
      <text:p text:style-name="P4">
Срібну медаль завоювала Юлія Ткач (59公斤)，青铜-Tatiana Owl Rizhko(65公斤).</text:p>
      <text:p text:style-name="P4">
Нагадаємо, срібними призерками чемпіонату Європи раніше стали Оксана Лівач (50kg)和Alla Belinskaya(68公斤).</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希腊罗马风格的斗争代表将完成克罗地亚首都的欧洲冠军。</text:p>
      <text:p text:style-name="P4">
在照片中：Irina Kolyadenko(AP).</text:p>
      <text:p text:style-name="P4">
News Source: <text:a xlink:type="simple" xlink:href="https://www.ukrinform.ua/rubric-sports/3699093-ukrainski-borcini-grusinaakobia-ta-koladenko-zdobuli-zoloto-cempionatu-evropi2023.html" text:style-name="Internet_20_link" text:visited-style-name="Visited_20_Internet_20_Link">
https://www.ukrinform.ua/rubric-sports/3699093-ukrainski-borcini-grusinaakobia-ta-koladenko-zdobuli-zoloto-cempionatu-evropi2023.html</text:a>
</text:p>
      <!--NEWS-->
      <text:h text:style-name="P10" text:outline-level="1">
<text:span text:style-name="T4">
在顿涅茨克（Donetsk</text:span>
</text:h>
      <text:p text:style-name="P4">
作者: Ukrinform (Person)</text:p>
      <text:p text:style-name="P4">
出版商: Укринформ (Organization)</text:p>
      <text:p text:style-name="P4">
出版时间: 2023-04-21T-56:12:00+03:00</text:p>
      <text:p text:style-name="P4">
修改时间: 2023-04-21T21:12:00+03:00</text:p>
      <text:p text:style-name="P4">
描述: 在顿涅茨克地区，乌克兰边境警卫击退了俄罗斯军方的三次袭击，中和25名入侵者。  - 乌克林。</text:p>
      <text:p text:style-name="P4">
图片: ["<text:a xlink:type="simple" xlink:href="https://static.ukrinform.com/photos/2023_03/thumb_files/630_360_1679670498-269.jpeg" text:style-name="Internet_20_link" text:visited-style-name="Visited_20_Internet_20_Link">
630_360_16796...</text:a>
"]</text:p>
      <text:p text:style-name="P4">
标签: ['Бахмут', 'Донеччина', 'Прикордонники', 'Війна з росією', '#stoprussia']</text:p>
      <text:p text:style-name="P4">
类型: Article</text:p>
      <!--METADATA-->
      <text:p text:style-name="P4">
<draw:frame draw:style-name="fr1" draw:name="Image24" text:anchor-type="as-char" svg:width="6.9236in" svg:height="3.956343in" draw:z-index="0">
<draw:image xlink:href="../Images/yкринформ/2023-04-21T-56-12-00-03-00/630_360_1679670498-269.jpeg" xlink:type="simple" xlink:show="embed" xlink:actuate="onLoad" draw:mime-type="image/jpeg"/>
</draw:frame>
乌丹特地区的乌克兰边境警卫击退了俄罗斯军队的三次袭击，中和25名入侵者。</text:p>
      <text:p text:style-name="P4">
根据乌克林福姆的说法，乌克兰国家边境部门报告在<text:a xlink:type="simple" xlink:href="https://www.facebook.com/DPSUkraine/posts/pfbid02yyqNRWasjxgPBxWSJsThWNDhgxNL6NJkP4hNUJAf2mVJyQAvMq9s9DhS32h4ETCsl" text:style-name="Internet_20_link" text:visited-style-name="Visited_20_Internet_20_Link">
</text:a>
.</text:p>
      <text:p text:style-name="P4">
“Попри надскладну ситуацію в місті українські захисники продовжують стримуватинаступ противника. Учора ворожі спроби штурму позицій наших бійців успіхутакож не мали, загарбники були ліквідовані у стрілецьких сутичках”, - ідетьсяу повідомленні.</text:p>
      <text:p text:style-name="P4">
Ще дві спроби прориву російських військ підрозділ Держприкордонслужби зупинивна іншому напрямку в Донецькій області у позиційному бою.</text:p>
      <text:p text:style-name="P4">
<text:span text:style-name="T4">
Читайте також:</text:span>
 <text:a xlink:type="simple" xlink:href="https://www.ukrinform.ua/rubric-ato/3699014-ukraina-dosagla-progresu-v-narosuvanni-svoih-sil-pered-kontrnastupom-ostin.html" text:style-name="Internet_20_link" text:visited-style-name="Visited_20_Internet_20_Link">
 </text:a>
通常，在防御行动的过程中<text:a xlink:type="simple" xlink:href="https://www.ukrinform.ua/tag-prikordonniki" text:style-name="Internet_20_link" text:visited-style-name="Visited_20_Internet_20_Link">
</text:a>
25名入侵者被中和：9人被摧毁，另外16人受伤。</text:p>
      <text:p text:style-name="P4">
正如乌克林福姆报道的，在<text:a xlink:type="simple" xlink:href="https://www.ukrinform.ua/rubric-ato/3698873-u-bahmuti-vijska-rf-prosuvautsa-na-okremih-dilankah-malar.html" text:style-name="Internet_20_link" text:visited-style-name="Visited_20_Internet_20_Link">
</text:a>
有激烈的战斗 - 俄罗斯军队在某些地方的某些地区正在移动。  照片：dpsu_</text:p>
      <text:p text:style-name="P4">
News Source: <text:a xlink:type="simple" xlink:href="https://www.ukrinform.ua/rubric-ato/3699089-na-doneccini-prikordonniki-vidbili-tri-ataki-rosian-odnu-z-nih-u-bahmuti.html" text:style-name="Internet_20_link" text:visited-style-name="Visited_20_Internet_20_Link">
https://www.ukrinform.ua/rubric-ato/3699089-na-doneccini-prikordonniki-vidbili-tri-ataki-rosian-odnu-z-nih-u-bahmuti.html</text:a>
</text:p>
      <!--NEWS-->
      <text:h text:style-name="P10" text:outline-level="1">
<text:span text:style-name="T4">
奥班对斯托尔滕堡关于乌克兰成员在北约的未来的陈述做出了反应</text:span>
</text:h>
      <text:p text:style-name="P4">
作者: Ukrinform (Person)</text:p>
      <text:p text:style-name="P4">
出版商: Укринформ (Organization)</text:p>
      <text:p text:style-name="P4">
出版时间: 2023-04-21T-58:03:54+03:00</text:p>
      <text:p text:style-name="P4">
修改时间: 2023-04-21T21:03:54+03:00</text:p>
      <text:p text:style-name="P4">
描述: 匈牙利总理维克多·奥尔班（Viktor Orban）在情感上回应了政治上关于乌克兰在北约成员的未来的出版。  - 乌克林。</text:p>
      <text:p text:style-name="P4">
图片: ["<text:a xlink:type="simple" xlink:href="https://static.ukrinform.com/photos/2016_09/thumb_files/630_360_1473181292-8845.jpg" text:style-name="Internet_20_link" text:visited-style-name="Visited_20_Internet_20_Link">
630_360_14731...</text:a>
"]</text:p>
      <text:p text:style-name="P4">
标签: ['НАТО', 'Орбан', 'Столтенберг', 'Угорщина']</text:p>
      <text:p text:style-name="P4">
类型: Article</text:p>
      <!--METADATA-->
      <text:p text:style-name="P4">
<draw:frame draw:style-name="fr1" draw:name="Image25" text:anchor-type="as-char" svg:width="6.9236in" svg:height="3.956343in" draw:z-index="0">
<draw:image xlink:href="../Images/yкринформ/2023-04-21T-58-03-54-03-00/630_360_1473181292-8845.jpg" xlink:type="simple" xlink:show="embed" xlink:actuate="onLoad" draw:mime-type="image/jpeg"/>
</draw:frame>
匈牙利总理维克多·奥尔班(Viktor Orban)在情感上对北约乌克兰未来成员的出版物做出了反应。</text:p>
      <text:p text:style-name="P4">
正如乌克林福姆(Ukrinform(OCTS Stoltenberg)乌克兰战时在战时战时”，奥班用英语写在<text:a xlink:type="simple" xlink:href="https://twitter.com/PM_ViktorOrban/status/1649364183538974720" text:style-name="Internet_20_link" text:visited-style-name="Visited_20_Internet_20_Link">
</text:a>
一个词：“什么？!”</text:p>
      <text:p text:style-name="P4">
正如乌克林福姆(Ukrinform)报道的那样，北约秘书长詹斯·斯托尔滕贝格(Jens Stoltenberg)周四负责基辅：<text:a xlink:type="simple" xlink:href="https://www.ukrinform.ua/rubric-polytics/3698402-stoltenberg-zakonne-misce-ukraini-v-nato.html" text:style-name="Internet_20_link" text:visited-style-name="Visited_20_Internet_20_Link">
</text:a>
。</text:p>
      <text:p text:style-name="P4">
<text:span text:style-name="T4">
另请阅读：</text:span>
 <text:a xlink:type="simple" xlink:href="https://www.ukrinform.ua/rubric-polytics/3695899-u-mzs-ukraini-vidreaguvali-na-zaavu-orbana-sama-ugorsina-otrimue-cimali-grosi-vid-es.html" text:style-name="Internet_20_link" text:visited-style-name="Visited_20_Internet_20_Link">
<text:span text:style-name="T4">
 orban </text:span>
</text:a>
在反复之前<text:a xlink:type="simple" xlink:href="https://www.ukrinform.ua/rubric-polytics/3695899-u-mzs-ukraini-vidreaguvali-na-zaavu-orbana-sama-ugorsina-otrimue-cimali-grosi-vid-es.html" text:style-name="Internet_20_link" text:visited-style-name="Visited_20_Internet_20_Link">
</text:a>
。</text:p>
      <text:p text:style-name="P4">
周三，在执政党“ Fidesz”的匈牙利议会支持者<text:a xlink:type="simple" xlink:href="https://www.ukrinform.ua/rubric-world/3698176-pravlaca-partia-fides-v-ugorskomu-parlamenti-ne-pidtrimala-rezoluciu-pro-arest-putina.html" text:style-name="Internet_20_link" text:visited-style-name="Visited_20_Internet_20_Link">
</text:a>
国际刑事法院，如果他来到匈牙利。</text:p>
      <text:p text:style-name="P4">
News Source: <text:a xlink:type="simple" xlink:href="https://www.ukrinform.ua/rubric-polytics/3699086-orban-emocijno-vidreaguvav-na-zaavu-stoltenberga-pro-majbutne-clenstvo-ukraini-v-nato.html" text:style-name="Internet_20_link" text:visited-style-name="Visited_20_Internet_20_Link">
https://www.ukrinform.ua/rubric-polytics/3699086-orban-emocijno-vidreaguvav-na-zaavu-stoltenberga-pro-majbutne-clenstvo-ukraini-v-nato.html</text:a>
</text:p>
      <!--NEWS-->
      <text:h text:style-name="P10" text:outline-level="1">
<text:span text:style-name="T4">
Reznikov与新西兰国防部长进行了谈判</text:span>
</text:h>
      <text:p text:style-name="P4">
作者: Ukrinform (Person)</text:p>
      <text:p text:style-name="P4">
出版商: Укринформ (Organization)</text:p>
      <text:p text:style-name="P4">
出版时间: 2023-04-21T-61:56:00+03:00</text:p>
      <text:p text:style-name="P4">
修改时间: 2023-04-21T20:56:00+03:00</text:p>
      <text:p text:style-name="P4">
描述: 国防部长Oleksiy Reznikov会见了新西兰国防部长Andrew Little，并讨论了加强两国合作的其他方法。  - 乌克林。</text:p>
      <text:p text:style-name="P4">
图片: ["<text:a xlink:type="simple" xlink:href="https://static.ukrinform.com/photos/2023_04/thumb_files/630_360_1682084651-769.jpg" text:style-name="Internet_20_link" text:visited-style-name="Visited_20_Internet_20_Link">
630_360_16820...</text:a>
"]</text:p>
      <text:p text:style-name="P4">
标签: ['Міноборони', 'Нова Зеландія', 'Резніков', 'Зустріч Рамштайн']</text:p>
      <text:p text:style-name="P4">
类型: Article</text:p>
      <!--METADATA-->
      <text:p text:style-name="P4">
<draw:frame draw:style-name="fr1" draw:name="Image26" text:anchor-type="as-char" svg:width="6.9236in" svg:height="3.956343in" draw:z-index="0">
<draw:image xlink:href="../Images/yкринформ/2023-04-21T-61-56-00-03-00/630_360_1682084651-769.jpg" xlink:type="simple" xlink:show="embed" xlink:actuate="onLoad" draw:mime-type="image/jpeg"/>
</draw:frame>
部长部部长会见了新西兰国防部长Andruitltl，并讨论了加强两国合作的其他方法。</text:p>
      <text:p text:style-name="P4">
根据乌克林福姆的说法，雷兹尼科夫在[]中写道(https://twitter.com/oleksiireznikov/status/1649431456081489923)。</text:p>
      <text:p text:style-name="Quotations">

<text:p text:style-name="P4">
我感谢与新西兰国防部长的富有成果的会议<text:a xlink:type="simple" xlink:href="https://twitter.com/AndrewLittleMP" text:style-name="Internet_20_link" text:visited-style-name="Visited_20_Internet_20_Link">
</text:a>
。 &gt;
我们新西兰朋友的支持表明，自由世界是由共享价值观团结在一起的。 我感谢🇳🇿政府和人们的帮助，并与我的…[]讨论了。(https://t.co/dyMMz4mUEk)&gt;
&gt;
  -  Oleksiy Reznikov(@oleksireznikov) <text:a xlink:type="simple" xlink:href="https://twitter.com/oleksiireznikov/status/1649431456081489923" text:style-name="Internet_20_link" text:visited-style-name="Visited_20_Internet_20_Link">
&gt;
 </text:a>
“我感谢与新西兰国防部安德鲁特尔特国防部长的富有成果的会面。 我们新西兰朋友的支持表明，自由世界的价值观。 我感谢政府<text:a xlink:type="simple" xlink:href="https://www.ukrinform.ua/tag-nova-zelandia" text:style-name="Internet_20_link" text:visited-style-name="Visited_20_Internet_20_Link">
</text:a>
但是她的人民和他的帮助，他为同事做了其他方法来加强我们的合作。”雷尼科夫说。</text:p>

</text:p>
      <text:p text:style-name="P4">
据他说，在这场战争的过程中，乌克兰获得了旨在与合作伙伴分享的宝贵经验和知识。</text:p>
      <text:p text:style-name="P4">
<text:span text:style-name="T4">
另请阅读：</text:span>
 <text:a xlink:type="simple" xlink:href="https://www.ukrinform.ua/rubric-polytics/3698991-reznikov-zustrivsa-zi-stoltenbergom-ukraina-dosagla-bezprecedentnogo-rivna-sumisnosti-z-nato.html" text:style-name="Internet_20_link" text:visited-style-name="Visited_20_Internet_20_Link">
<text:span text:style-name="T4">
 reznikov </text:span>
</text:a>
据报道，在德国，乌克兰形象的联系小组定期以“拉姆斯坦”的形式开会，该格式由50多个国家 /地区参加，包括北约盟国和伙伴国家的代表。 该小组是北约国际社会在俄罗斯侵略之间进行对抗的北约任务，这是北约盟国赋予北约盟国的军事能力的主要平台。</text:p>
      <text:p text:style-name="P4">
<text:span text:style-name="T5">
foto：Alexander Riedel</text:span>
</text:p>
      <text:p text:style-name="P4">
News Source: <text:a xlink:type="simple" xlink:href="https://www.ukrinform.ua/rubric-polytics/3699083-reznikov-proviv-peregovori-z-ministrom-oboroni-novoi-zelandii.html" text:style-name="Internet_20_link" text:visited-style-name="Visited_20_Internet_20_Link">
https://www.ukrinform.ua/rubric-polytics/3699083-reznikov-proviv-peregovori-z-ministrom-oboroni-novoi-zelandii.html</text:a>
</text:p>
      <!--NEWS-->
      <text:h text:style-name="P10" text:outline-level="1">
<text:span text:style-name="T4">
昨天炮击后，基佐米村的损失</text:span>
</text:h>
      <text:p text:style-name="P4">
作者: liveuamap (Language: en)</text:p>
      <text:p text:style-name="P4">
时间: 2023-04-21T03:09:00</text:p>
      <text:p text:style-name="P4">
地点: Kherson (Latitude:46.56004 Longtitude:32.33139)</text:p>
      <text:p text:style-name="P4">
视频: []</text:p>
      <text:p text:style-name="P4">
图片: ["<text:a xlink:type="simple" xlink:href="https://liveuamap.com/pics/2023/04/21/22557598_0.jpg" text:style-name="Internet_20_link" text:visited-style-name="Visited_20_Internet_20_Link">
22557598_0.jpg</text:a>
"]</text:p>
      <text:p text:style-name="P4">
标签: ["Europe", "Central and Eastern Europe"]</text:p>
      <text:p text:style-name="P4">
Id: 22557598</text:p>
      <!--METADATA-->
      <text:p text:style-name="P4">
昨天炮击后，基佐米村的损失</text:p>
      <text:p text:style-name="P4">
<draw:frame draw:style-name="fr1" draw:name="Image27" text:anchor-type="as-char" svg:width="6.9236in" svg:height="9.231467in" draw:z-index="0">
<draw:image xlink:href="../Images/liveuamap/2023-04-21T03-09-00/22557598_0.jpg" xlink:type="simple" xlink:show="embed" xlink:actuate="onLoad" draw:mime-type="image/jpeg"/>
</draw:frame>
新闻集链接：<text:a xlink:type="simple" xlink:href="https://liveuamap.com/en/2023/21-april-damage-in-kizomys-village-after-shelling-yesterday" text:style-name="Internet_20_link" text:visited-style-name="Visited_20_Internet_20_Link">
https://liveuamap.com/en/2023/21-april-damage-in-kizomys-kizomys-village-village-village-flter-shelling-yesterday</text:a>
</text:p>
      <text:p text:style-name="P4">
News Source: <text:a xlink:type="simple" xlink:href="https://twitter.com/huruank/status/1649294337279242241" text:style-name="Internet_20_link" text:visited-style-name="Visited_20_Internet_20_Link">
https://twitter.com/huruank/status/1649294337279242241</text:a>
</text:p>
      <!--NEWS-->
      <text:h text:style-name="P10" text:outline-level="1">
<text:span text:style-name="T4">
俄罗斯军队与MLRS毕业，Bohoyavlenka炮击了Novoukrainka，并用炮兵和炮兵炮击...</text:span>
</text:h>
      <text:p text:style-name="P4">
作者: liveuamap (Language: en)</text:p>
      <text:p text:style-name="P4">
时间: 2023-04-21T03:13:53</text:p>
      <text:p text:style-name="P4">
地点: Zaporizhzhia (Latitude:47.77602 Longtitude:37.07817)</text:p>
      <text:p text:style-name="P4">
视频: []</text:p>
      <text:p text:style-name="P4">
图片: ["<text:a xlink:type="simple" xlink:href="https://liveuamap.com/pics/2023/04/21/22557605_0.jpg" text:style-name="Internet_20_link" text:visited-style-name="Visited_20_Internet_20_Link">
22557605_0.jpg</text:a>
"]</text:p>
      <text:p text:style-name="P4">
标签: ["Russia", "Europe"]</text:p>
      <text:p text:style-name="P4">
Id: 22557605</text:p>
      <!--METADATA-->
      <text:p text:style-name="P4">
俄罗斯军队与MLRS毕业，Bohoyavlenka炮击了Novoukrainka，并用炮兵和Prechystivka与燃烧弹药</text:p>
      <text:p text:style-name="P4">
<draw:frame draw:style-name="fr1" draw:name="Image28" text:anchor-type="as-char" svg:width="6.9236in" svg:height="5.19847in" draw:z-index="0">
<draw:image xlink:href="../Images/liveuamap/2023-04-21T03-13-53/22557605_0.jpg" xlink:type="simple" xlink:show="embed" xlink:actuate="onLoad" draw:mime-type="image/jpeg"/>
</draw:frame>
新闻集链接：<text:a xlink:type="simple" xlink:href="https://liveuamap.com/en/2023/21-april-russian-army-shelled-novoukrainka-with-mlrs-grad" text:style-name="Internet_20_link" text:visited-style-name="Visited_20_Internet_20_Link">
https://liveuamap.com/en/2023/21-april-russian-army-shelled-novoukrainka-with-mlrs-rad</text:a>
</text:p>
      <text:p text:style-name="P4">
News Source: <text:a xlink:type="simple" xlink:href="https://twitter.com/Pavlo_Kyrylenko/status/1649308077932380162" text:style-name="Internet_20_link" text:visited-style-name="Visited_20_Internet_20_Link">
https://twitter.com/Pavlo_Kyrylenko/status/1649308077932380162</text:a>
</text:p>
      <!--NEWS-->
      <text:h text:style-name="P10" text:outline-level="1">
<text:span text:style-name="T4">
所有北约成员国都同意乌克兰应该成为联盟的成员。</text:span>
</text:h>
      <text:p text:style-name="P4">
作者: liveuamap (Language: en)</text:p>
      <text:p text:style-name="P4">
时间: 2023-04-21T03:49:45</text:p>
      <text:p text:style-name="P4">
地点: Brussel, Brussels Hoofdstedelijk Gewest (Latitude:50.87954 Longtitude:4.4244)</text:p>
      <text:p text:style-name="P4">
视频: []</text:p>
      <text:p text:style-name="P4">
图片: []</text:p>
      <text:p text:style-name="P4">
标签: ["Europe"]</text:p>
      <text:p text:style-name="P4">
Id: 22557640</text:p>
      <!--METADATA-->
      <text:p text:style-name="P4">
根据北约的詹斯·斯托尔滕贝格(Jens Stoltenberg)的说法</text:p>
      <text:p text:style-name="P4">
新闻集链接：<text:a xlink:type="simple" xlink:href="https://liveuamap.com/en/2023/21-april-all-nato-member-states-agree-that-ukraine-should" text:style-name="Internet_20_link" text:visited-style-name="Visited_20_Internet_20_Link">
https://liveuamap.com/en/2023/21-April-all-nato-nato-member-states-states-agree-that-that-ukraine-should</text:a>
</text:p>
      <text:p text:style-name="P4">
News Source: <text:a xlink:type="simple" xlink:href="https://twitter.com/michaelh992/status/1649319193773309952" text:style-name="Internet_20_link" text:visited-style-name="Visited_20_Internet_20_Link">
https://twitter.com/michaelh992/status/1649319193773309952</text:a>
</text:p>
      <!--NEWS-->
      <text:h text:style-name="P10" text:outline-level="1">
<text:span text:style-name="T4">
在Sivershchyna和Slobozhanschyna的指示俄罗斯军队炮击了Yanzhulivka，Halahanivka ...</text:span>
</text:h>
      <text:p text:style-name="P4">
作者: liveuamap (Language: en)</text:p>
      <text:p text:style-name="P4">
时间: 2023-04-21T04:05:00</text:p>
      <text:p text:style-name="P4">
地点: Vovchansk (Latitude:50.11629 Longtitude:37.56758)</text:p>
      <text:p text:style-name="P4">
视频: []</text:p>
      <text:p text:style-name="P4">
图片: []</text:p>
      <text:p text:style-name="P4">
标签: ["Russia"]</text:p>
      <text:p text:style-name="P4">
Id: 22557649</text:p>
      <!--METADATA-->
      <text:p text:style-name="P4">
在Sivershchyna和Slobozhanschyna的指示俄罗斯军队壳牌，哈拉哈尼夫卡和切尼希夫地区的Hremyachka； Sumy地区的Stukalivka和Pavlivka，也是Kozacha Lopan，Hoptivka，Neskuchne和Khatnyeof Kharkiv地区 - 乌克兰武装部队的总参谋长在主题报告中说</text:p>
      <text:p text:style-name="P4">
新闻集链接：<text:a xlink:type="simple" xlink:href="https://liveuamap.com/en/2023/21-april-at-sivershchyna-and-slobozhanschyna-directions-russian" text:style-name="Internet_20_link" text:visited-style-name="Visited_20_Internet_20_Link">
https://liveuamap.com/en/2023/21-april-at-sivershchyna-and-slobozhanschyna-directions-russian</text:a>
</text:p>
      <text:p text:style-name="P4">
News Source: <text:a xlink:type="simple" xlink:href="https://t.me/lumsrc/4549" text:style-name="Internet_20_link" text:visited-style-name="Visited_20_Internet_20_Link">
https://t.me/lumsrc/4549</text:a>
</text:p>
      <!--NEWS-->
      <text:h text:style-name="P10" text:outline-level="1">
<text:span text:style-name="T4">
乌克兰国防部长：拉姆斯坦11已经开始。 超过50个国家正在参加。</text:span>
</text:h>
      <text:p text:style-name="P4">
作者: liveuamap (Language: en)</text:p>
      <text:p text:style-name="P4">
时间: 2023-04-21T06:09:40</text:p>
      <text:p text:style-name="P4">
地点: Ramstein-Miesenbach,Rhineland-Palatinate (Latitude:49.43665 Longtitude:7.59705)</text:p>
      <text:p text:style-name="P4">
视频: []</text:p>
      <text:p text:style-name="P4">
图片: ["<text:a xlink:type="simple" xlink:href="https://liveuamap.com/pics/2023/04/21/22557679_0.jpg" text:style-name="Internet_20_link" text:visited-style-name="Visited_20_Internet_20_Link">
22557679_0.jpg</text:a>
"]</text:p>
      <text:p text:style-name="P4">
标签: ["Europe"]</text:p>
      <text:p text:style-name="P4">
Id: 22557679</text:p>
      <!--METADATA-->
      <text:p text:style-name="P4">
乌克兰国防部长：拉姆斯坦11已经开始。 超过50个国家正在参加。 共享价值观，友好的氛围，重点是结果  <draw:frame draw:style-name="fr1" draw:name="Image29" text:anchor-type="as-char" svg:width="6.9236in" svg:height="5.179177in" draw:z-index="0">
<draw:image xlink:href="../Images/liveuamap/2023-04-21T06-09-40/22557679_0.jpg" xlink:type="simple" xlink:show="embed" xlink:actuate="onLoad" draw:mime-type="image/jpeg"/>
</draw:frame>
新闻集链接：<text:a xlink:type="simple" xlink:href="https://liveuamap.com/en/2023/21-april-minister-of-defense-of-ukraine-ramstein-11-has-started" text:style-name="Internet_20_link" text:visited-style-name="Visited_20_Internet_20_Link">
https://liveuamap.com/en/2023/21-april-minister-of-defense-of-ukraine-ramstein-ramstein-ramstein-11-has-started</text:a>
</text:p>
      <text:p text:style-name="P4">
News Source: <text:a xlink:type="simple" xlink:href="https://twitter.com/oleksiireznikov/status/1649349258426867712" text:style-name="Internet_20_link" text:visited-style-name="Visited_20_Internet_20_Link">
https://twitter.com/oleksiireznikov/status/1649349258426867712</text:a>
</text:p>
      <!--NEWS-->
      <text:h text:style-name="P10" text:outline-level="1">
<text:span text:style-name="T4">
Donetsk Oblast（12:39）。 红色警报：空中威胁。 警笛声。 立即掩盖！</text:span>
</text:h>
      <text:p text:style-name="P4">
作者: liveuamap (Language: en)</text:p>
      <text:p text:style-name="P4">
时间: 2023-04-21T06:40:00</text:p>
      <text:p text:style-name="P4">
地点: Donetsk Oblast (Latitude:48.72744 Longtitude:37.5781)</text:p>
      <text:p text:style-name="P4">
视频: []</text:p>
      <text:p text:style-name="P4">
图片: []</text:p>
      <text:p text:style-name="P4">
标签: ["Europe", "Central and Eastern Europe"]</text:p>
      <text:p text:style-name="P4">
Id: 22557691</text:p>
      <!--METADATA-->
      <text:p text:style-name="P4">
Donetsk Oblast(12:39). Red Alert: aerial threat. Sirens sounding. Take covernow!</text:p>
      <text:p text:style-name="P4">
News Collection Link: <text:a xlink:type="simple" xlink:href="https://liveuamap.com/en/2023/21-april-donetsk-oblast1239-red-alert-aerial-g" text:style-name="Internet_20_link" text:visited-style-name="Visited_20_Internet_20_Link">
https://liveuamap.com/en/2023/21-april-donetsk-oblast1239-red-alert-aerial-g</text:a>
</text:p>
      <text:p text:style-name="P4">
News Source: <text:a xlink:type="simple" xlink:href="https://t.me/air_alert_ua/43463" text:style-name="Internet_20_link" text:visited-style-name="Visited_20_Internet_20_Link">
https://t.me/air_alert_ua/43463</text:a>
</text:p>
      <!--NEWS-->
      <text:h text:style-name="P10" text:outline-level="1">
<text:span text:style-name="T4">
武器的分配和乌克兰导弹的生产：Zelensky举行了一次会议...</text:span>
</text:h>
      <text:p text:style-name="P4">
作者: liveuamap (Language: en)</text:p>
      <text:p text:style-name="P4">
时间: 2023-04-21T07:31:14</text:p>
      <text:p text:style-name="P4">
地点: Kyiv, Kyiv city (Latitude:50.44417 Longtitude:30.52888)</text:p>
      <text:p text:style-name="P4">
视频: []</text:p>
      <text:p text:style-name="P4">
图片: ["<text:a xlink:type="simple" xlink:href="https://liveuamap.com/pics/2023/04/21/22557694_0.jpg" text:style-name="Internet_20_link" text:visited-style-name="Visited_20_Internet_20_Link">
22557694_0.jpg</text:a>
"]</text:p>
      <text:p text:style-name="P4">
标签: ["Europe", "Central and Eastern Europe"]</text:p>
      <text:p text:style-name="P4">
Id: 22557694</text:p>
      <!--METADATA-->
      <text:p text:style-name="P4">
武器的分配和乌克兰导弹的生产：Zelenskyheld High Command的会议</text:p>
      <text:p text:style-name="P4">
<draw:frame draw:style-name="fr1" draw:name="Image30" text:anchor-type="as-char" svg:width="6.9236in" svg:height="4.617948in" draw:z-index="0">
<draw:image xlink:href="../Images/liveuamap/2023-04-21T07-31-14/22557694_0.jpg" xlink:type="simple" xlink:show="embed" xlink:actuate="onLoad" draw:mime-type="image/jpeg"/>
</draw:frame>
新闻集链接：<text:a xlink:type="simple" xlink:href="https://liveuamap.com/en/2023/21-april-distribution-of-weapons-and-the-production-of-ukrainian" text:style-name="Internet_20_link" text:visited-style-name="Visited_20_Internet_20_Link">
https://liveuamap.com/en/2023/21-April-distribution-of-weapons-and-the-production-ocrainian</text:a>
</text:p>
      <text:p text:style-name="P4">
News Source: <text:a xlink:type="simple" xlink:href="https://twitter.com/UKRINFORM/status/1649374726333054976" text:style-name="Internet_20_link" text:visited-style-name="Visited_20_Internet_20_Link">
https://twitter.com/UKRINFORM/status/1649374726333054976</text:a>
</text:p>
      <!--NEWS-->
      <text:h text:style-name="P10" text:outline-level="1">
<text:span text:style-name="T4">
Donetsk Oblast（14:11）。 红色警报：空中威胁。 警笛声。 立即掩盖！</text:span>
</text:h>
      <text:p text:style-name="P4">
作者: liveuamap (Language: en)</text:p>
      <text:p text:style-name="P4">
时间: 2023-04-21T08:12:00</text:p>
      <text:p text:style-name="P4">
地点: Donetsk Oblast (Latitude:48.72858 Longtitude:37.57868)</text:p>
      <text:p text:style-name="P4">
视频: []</text:p>
      <text:p text:style-name="P4">
图片: []</text:p>
      <text:p text:style-name="P4">
标签: ["Europe", "Central and Eastern Europe"]</text:p>
      <text:p text:style-name="P4">
Id: 22557701</text:p>
      <!--METADATA-->
      <text:p text:style-name="P4">
Donetsk Oblast(14:11). Red Alert: aerial threat. Sirens sounding. Take covernow!</text:p>
      <text:p text:style-name="P4">
News Collection Link: <text:a xlink:type="simple" xlink:href="https://liveuamap.com/en/2023/21-april-donetsk-oblast1411-red-alert-aerial-g" text:style-name="Internet_20_link" text:visited-style-name="Visited_20_Internet_20_Link">
https://liveuamap.com/en/2023/21-april-donetsk-oblast1411-red-alert-aerial-g</text:a>
</text:p>
      <text:p text:style-name="P4">
News Source: <text:a xlink:type="simple" xlink:href="https://t.me/air_alert_ua/43465" text:style-name="Internet_20_link" text:visited-style-name="Visited_20_Internet_20_Link">
https://t.me/air_alert_ua/43465</text:a>
</text:p>
      <!--NEWS-->
      <text:h text:style-name="P10" text:outline-level="1">
<text:span text:style-name="T4">
Poltavska Oblast（14:12）。 红色警报：空中威胁。 警笛声。 立即掩盖！</text:span>
</text:h>
      <text:p text:style-name="P4">
作者: liveuamap (Language: en)</text:p>
      <text:p text:style-name="P4">
时间: 2023-04-21T08:13:00</text:p>
      <text:p text:style-name="P4">
地点: Poltavska Oblast (Latitude:49.47773 Longtitude:33.81795)</text:p>
      <text:p text:style-name="P4">
视频: []</text:p>
      <text:p text:style-name="P4">
图片: []</text:p>
      <text:p text:style-name="P4">
标签: ["Europe", "Central and Eastern Europe"]</text:p>
      <text:p text:style-name="P4">
Id: 22557702</text:p>
      <!--METADATA-->
      <text:p text:style-name="P4">
poltava(14:12). Red Alert: aerial threat. Sirens sounding. Take covernow!</text:p>
      <text:p text:style-name="P4">
News Collection Link: <text:a xlink:type="simple" xlink:href="https://liveuamap.com/en/2023/21-april-poltavska-oblast1412-red-alert-aeriag" text:style-name="Internet_20_link" text:visited-style-name="Visited_20_Internet_20_Link">
https://liveuamap.com/en/2023/21-april-poltavska-oblast1412-red-alert-aeriag</text:a>
</text:p>
      <text:p text:style-name="P4">
News Source: <text:a xlink:type="simple" xlink:href="https://t.me/suspilnepoltava/10859" text:style-name="Internet_20_link" text:visited-style-name="Visited_20_Internet_20_Link">
https://t.me/suspilnepoltava/10859</text:a>
</text:p>
      <!--NEWS-->
      <text:h text:style-name="P10" text:outline-level="1">
<text:span text:style-name="T4">
Kharkiv，Kharkiv地区，Dnipro，Dnipropetrovsk地区（14:13）。 红色ALRT：空中tchretate。 ...</text:span>
</text:h>
      <text:p text:style-name="P4">
作者: liveuamap (Language: en)</text:p>
      <text:p text:style-name="P4">
时间: 2023-04-21T08:14:00</text:p>
      <text:p text:style-name="P4">
地点: Kharkiv (Latitude:49.97998 Longtitude:36.25253)</text:p>
      <text:p text:style-name="P4">
视频: []</text:p>
      <text:p text:style-name="P4">
图片: []</text:p>
      <text:p text:style-name="P4">
标签: ["Europe", "Central and Eastern Europe"]</text:p>
      <text:p text:style-name="P4">
Id: 22557703</text:p>
      <!--METADATA-->
      <text:p text:style-name="P4">
哈尔基夫(Kharkiv)，哈尔基夫地区，德尼普罗(Dnipro)(14:13). Red Alert:aerial threat. Sirens sounding. Take cover now!</text:p>
      <text:p text:style-name="P4">
News Collection Link: <text:a xlink:type="simple" xlink:href="https://liveuamap.com/en/2023/21-april-kharkiv-kharkivska-oblast-dnipro-dnig" text:style-name="Internet_20_link" text:visited-style-name="Visited_20_Internet_20_Link">
https://liveuamap.com/en/2023/21-april-kharkiv-kharkivska-oblast-dnipro-dnig</text:a>
</text:p>
      <text:p text:style-name="P4">
News Source: <text:a xlink:type="simple" xlink:href="https://t.me/air_alert_ua/43468" text:style-name="Internet_20_link" text:visited-style-name="Visited_20_Internet_20_Link">
https://t.me/air_alert_ua/43468</text:a>
</text:p>
      <!--NEWS-->
      <text:h text:style-name="P10" text:outline-level="1">
<text:span text:style-name="T4">
Zaporizka Oblast（14:52）。 红色警报：空中威胁。 警笛声。 立即掩盖！</text:span>
</text:h>
      <text:p text:style-name="P4">
作者: liveuamap (Language: en)</text:p>
      <text:p text:style-name="P4">
时间: 2023-04-21T08:54:00</text:p>
      <text:p text:style-name="P4">
地点: Zaporizka Oblast (Latitude:47.612461 Longtitude:35.764531)</text:p>
      <text:p text:style-name="P4">
视频: []</text:p>
      <text:p text:style-name="P4">
图片: []</text:p>
      <text:p text:style-name="P4">
标签: ["Europe", "Central and Eastern Europe"]</text:p>
      <text:p text:style-name="P4">
Id: 22557704</text:p>
      <!--METADATA-->
      <text:p text:style-name="P4">
Zaporizhzhia地区(14:52). Red Alert: aerial threat. Sirens sounding. Take covernow!</text:p>
      <text:p text:style-name="P4">
News Collection Link: <text:a xlink:type="simple" xlink:href="https://liveuamap.com/en/2023/21-april-zaporizka-oblast1452-red-alert-aeriag" text:style-name="Internet_20_link" text:visited-style-name="Visited_20_Internet_20_Link">
https://liveuamap.com/en/2023/21-april-zaporizka-oblast1452-red-alert-aeriag</text:a>
</text:p>
      <text:p text:style-name="P4">
News Source: <text:a xlink:type="simple" xlink:href="https://t.me/air_alert_ua/43474" text:style-name="Internet_20_link" text:visited-style-name="Visited_20_Internet_20_Link">
https://t.me/air_alert_ua/43474</text:a>
</text:p>
      <!--NEWS-->
      <text:h text:style-name="P10" text:outline-level="1">
<text:span text:style-name="T4">
Donetsk Oblast（14:52）。 红色警报：空中威胁。 警笛声。 立即掩盖！</text:span>
</text:h>
      <text:p text:style-name="P4">
作者: liveuamap (Language: en)</text:p>
      <text:p text:style-name="P4">
时间: 2023-04-21T09:02:00</text:p>
      <text:p text:style-name="P4">
地点: Donetsk Oblast (Latitude:48.72784 Longtitude:37.57693)</text:p>
      <text:p text:style-name="P4">
视频: []</text:p>
      <text:p text:style-name="P4">
图片: []</text:p>
      <text:p text:style-name="P4">
标签: ["Europe", "Central and Eastern Europe"]</text:p>
      <text:p text:style-name="P4">
Id: 22557705</text:p>
      <!--METADATA-->
      <text:p text:style-name="P4">
Donetsk Oblast(14:52). Red Alert: aerial threat. Sirens sounding. Take covernow!</text:p>
      <text:p text:style-name="P4">
News Collection Link: <text:a xlink:type="simple" xlink:href="https://liveuamap.com/en/2023/21-april-donetsk-oblast1452-red-alert-aerial-g" text:style-name="Internet_20_link" text:visited-style-name="Visited_20_Internet_20_Link">
https://liveuamap.com/en/2023/21-april-donetsk-oblast1452-red-alert-aerial-g</text:a>
</text:p>
      <text:p text:style-name="P4">
News Source: <text:a xlink:type="simple" xlink:href="https://t.me/air_alert_ua/43473" text:style-name="Internet_20_link" text:visited-style-name="Visited_20_Internet_20_Link">
https://t.me/air_alert_ua/43473</text:a>
</text:p>
      <!--NEWS-->
      <text:h text:style-name="P10" text:outline-level="1">
<text:span text:style-name="T4">
在拉姆斯坦格式的会议上，举行了坦克联盟的会议：乌克兰...</text:span>
</text:h>
      <text:p text:style-name="P4">
作者: liveuamap (Language: en)</text:p>
      <text:p text:style-name="P4">
时间: 2023-04-21T09:49:42</text:p>
      <text:p text:style-name="P4">
地点: Ramstein-Miesenbach,Rhineland-Palatinate (Latitude:49.44045 Longtitude:7.60168)</text:p>
      <text:p text:style-name="P4">
视频: []</text:p>
      <text:p text:style-name="P4">
图片: ["<text:a xlink:type="simple" xlink:href="https://liveuamap.com/pics/2023/04/21/22557709_0.jpg" text:style-name="Internet_20_link" text:visited-style-name="Visited_20_Internet_20_Link">
22557709_0.jpg</text:a>
"]</text:p>
      <text:p text:style-name="P4">
标签: ["Europe", "Germany"]</text:p>
      <text:p text:style-name="P4">
Id: 22557709</text:p>
      <!--METADATA-->
      <text:p text:style-name="P4">
在拉姆斯坦格式的会议上，坦克联盟地点的会议：乌克兰，波兰和德国签署了一封意向书，为乌克兰豹子建立了在波兰的2个坦克的宽容中心</text:p>
      <text:p text:style-name="P4">
<draw:frame draw:style-name="fr1" draw:name="Image31" text:anchor-type="as-char" svg:width="6.9236in" svg:height="4.67507in" draw:z-index="0">
<draw:image xlink:href="../Images/liveuamap/2023-04-21T09-49-42/22557709_0.jpg" xlink:type="simple" xlink:show="embed" xlink:actuate="onLoad" draw:mime-type="image/jpeg"/>
</draw:frame>
新闻集链接：<text:a xlink:type="simple" xlink:href="https://liveuamap.com/en/2023/21-april-during-the-meeting-in-the-ramstein-format-a-meeting" text:style-name="Internet_20_link" text:visited-style-name="Visited_20_Internet_20_Link">
https://liveuamap.com/en/2023/21-april-during-the-meeting-in-the-the-ramstein-format-a-a-meeting</text:a>
</text:p>
      <text:p text:style-name="P4">
News Source: <text:a xlink:type="simple" xlink:href="https://t.me/suspilnenews/20084" text:style-name="Internet_20_link" text:visited-style-name="Visited_20_Internet_20_Link">
https://t.me/suspilnenews/20084</text:a>
</text:p>
      <!--NEWS-->
      <text:h text:style-name="P10" text:outline-level="1">
<text:span text:style-name="T4">
Donetsk Oblast（16:13）。 红色警报：空中威胁。 警笛声。 立即掩盖！</text:span>
</text:h>
      <text:p text:style-name="P4">
作者: liveuamap (Language: en)</text:p>
      <text:p text:style-name="P4">
时间: 2023-04-21T10:15:00</text:p>
      <text:p text:style-name="P4">
地点: Donetsk Oblast (Latitude:48.72627 Longtitude:37.57736)</text:p>
      <text:p text:style-name="P4">
视频: []</text:p>
      <text:p text:style-name="P4">
图片: []</text:p>
      <text:p text:style-name="P4">
标签: ["Europe", "Central and Eastern Europe"]</text:p>
      <text:p text:style-name="P4">
Id: 22557710</text:p>
      <!--METADATA-->
      <text:p text:style-name="P4">
Donetsk Oblast(16:13). Red Alert: aerial threat. Sirens sounding. Take covernow!</text:p>
      <text:p text:style-name="P4">
News Collection Link: <text:a xlink:type="simple" xlink:href="https://liveuamap.com/en/2023/21-april-donetsk-oblast1613-red-alert-aerial-g" text:style-name="Internet_20_link" text:visited-style-name="Visited_20_Internet_20_Link">
https://liveuamap.com/en/2023/21-april-donetsk-oblast1613-red-alert-aerial-g</text:a>
</text:p>
      <text:p text:style-name="P4">
News Source: <text:a xlink:type="simple" xlink:href="https://t.me/air_alert_ua/43477" text:style-name="Internet_20_link" text:visited-style-name="Visited_20_Internet_20_Link">
https://t.me/air_alert_ua/43477</text:a>
</text:p>
      <!--NEWS-->
      <text:h text:style-name="P10" text:outline-level="1">
<text:span text:style-name="T4">
@secdef确认乌克兰人将用于训练的美国制造的M1艾布拉姆斯坦克将...</text:span>
</text:h>
      <text:p text:style-name="P4">
作者: liveuamap (Language: en)</text:p>
      <text:p text:style-name="P4">
时间: 2023-04-21T10:38:49</text:p>
      <text:p text:style-name="P4">
地点: Ramstein-Miesenbach,Rhineland-Palatinate (Latitude:49.44067 Longtitude:7.59207)</text:p>
      <text:p text:style-name="P4">
视频: []</text:p>
      <text:p text:style-name="P4">
图片: []</text:p>
      <text:p text:style-name="P4">
标签: ["Germany", "Europe"]</text:p>
      <text:p text:style-name="P4">
Id: 22557712</text:p>
      <!--METADATA-->
      <text:p text:style-name="P4">
@secdef确认乌克兰人将使用训练的美国制造的M1艾布拉姆斯坦克将在接下来的几周内到达德国</text:p>
      <text:p text:style-name="P4">
新闻集链接：<text:a xlink:type="simple" xlink:href="https://liveuamap.com/en/2023/21-april-secdef-confirms-the-americanmade-m1-abrams-tanks" text:style-name="Internet_20_link" text:visited-style-name="Visited_20_Internet_20_Link">
https://liveuamap.com/en/2023/21-APRIL-SECDEF-CONFIRMS-the-AmericanMade-mericanMade-m1-abrams-Tanks</text:a>
</text:p>
      <text:p text:style-name="P4">
News Source: <text:a xlink:type="simple" xlink:href="https://twitter.com/laraseligman/status/1649421700973338624" text:style-name="Internet_20_link" text:visited-style-name="Visited_20_Internet_20_Link">
https://twitter.com/laraseligman/status/1649421700973338624</text:a>
</text:p>
      <!--NEWS-->
      <text:h text:style-name="P10" text:outline-level="1">
<text:span text:style-name="T4">
基辅（17:25）。 红色警报：空中威胁。 警笛声。 立即掩盖！</text:span>
</text:h>
      <text:p text:style-name="P4">
作者: liveuamap (Language: en)</text:p>
      <text:p text:style-name="P4">
时间: 2023-04-21T11:26:00</text:p>
      <text:p text:style-name="P4">
地点: Kyiv (Latitude:50.44326 Longtitude:30.53098)</text:p>
      <text:p text:style-name="P4">
视频: []</text:p>
      <text:p text:style-name="P4">
图片: []</text:p>
      <text:p text:style-name="P4">
标签: ["Europe", "Central and Eastern Europe"]</text:p>
      <text:p text:style-name="P4">
Id: 22557715</text:p>
      <!--METADATA-->
      <text:p text:style-name="P4">
基辅(17:25). Red Alert: aerial threat. Sirens sounding. Take cover now!</text:p>
      <text:p text:style-name="P4">
News Collection Link: <text:a xlink:type="simple" xlink:href="https://liveuamap.com/en/2023/21-april-kyiv1725-red-alert-aerial-threat-sirg" text:style-name="Internet_20_link" text:visited-style-name="Visited_20_Internet_20_Link">
https://liveuamap.com/en/2023/21-april-kyiv1725-red-alert-aerial-threat-sirg</text:a>
</text:p>
      <text:p text:style-name="P4">
News Source: <text:a xlink:type="simple" xlink:href="https://t.me/KyivCityOfficial/6536" text:style-name="Internet_20_link" text:visited-style-name="Visited_20_Internet_20_Link">
https://t.me/KyivCityOfficial/6536</text:a>
</text:p>
      <!--NEWS-->
      <text:h text:style-name="P10" text:outline-level="1">
<text:span text:style-name="T4">
Donetsk地区，Vinnytsia地区，Ivano-Frankivsk，Ivano-Frankivsk地区，Volyn地区，...</text:span>
</text:h>
      <text:p text:style-name="P4">
作者: liveuamap (Language: en)</text:p>
      <text:p text:style-name="P4">
时间: 2023-04-21T11:27:00</text:p>
      <text:p text:style-name="P4">
地点: Donetsk Oblast (Latitude:48.72853 Longtitude:37.57861)</text:p>
      <text:p text:style-name="P4">
视频: []</text:p>
      <text:p text:style-name="P4">
图片: []</text:p>
      <text:p text:style-name="P4">
标签: ["Europe", "Central and Eastern Europe"]</text:p>
      <text:p text:style-name="P4">
Id: 22557716</text:p>
      <!--METADATA-->
      <text:p text:style-name="P4">
Donetsk Oblast, Vinnytska Oblast, Ivano-Frankivsk, Ivano-Frankivska Oblast, Volynska Oblast, Kharkiv, Kharkivska Oblast, Kharkivska Oblaska Blast, Zaporizka Oblast, Lviv, Lvivska Oblast, Cherkaska Oblast, Zhytomyr, Zhytomyrska Oblast, Kirovohradskaoblast, Poltavska Oblast, Khmelnytska Oblast ，dnipro，dnipropetrovskaoblast(17:26). Red Alert: aerial threat. Sirens sounding. Take cover now!</text:p>
      <text:p text:style-name="P4">
News Collection Link: <text:a xlink:type="simple" xlink:href="https://liveuamap.com/en/2023/21-april-donetsk-oblast-vinnytska-oblast-ivang" text:style-name="Internet_20_link" text:visited-style-name="Visited_20_Internet_20_Link">
https://liveuamap.com/en/2023/21-april-donetsk-oblast-vinnytska-oblast-ivang</text:a>
</text:p>
      <text:p text:style-name="P4">
News Source: <text:a xlink:type="simple" xlink:href="https://t.me/air_alert_ua/43497" text:style-name="Internet_20_link" text:visited-style-name="Visited_20_Internet_20_Link">
https://t.me/air_alert_ua/43497</text:a>
</text:p>
      <!--NEWS-->
      <text:h text:style-name="P10" text:outline-level="1">
<text:span text:style-name="T4">
Odeska Oblast（17:27）。 红色警报：空中威胁。 警笛声。 立即掩盖！</text:span>
</text:h>
      <text:p text:style-name="P4">
作者: liveuamap (Language: en)</text:p>
      <text:p text:style-name="P4">
时间: 2023-04-21T11:28:00</text:p>
      <text:p text:style-name="P4">
地点: Odeska Oblast (Latitude:46.74961 Longtitude:30.25092)</text:p>
      <text:p text:style-name="P4">
视频: []</text:p>
      <text:p text:style-name="P4">
图片: []</text:p>
      <text:p text:style-name="P4">
标签: ["Europe", "Central and Eastern Europe"]</text:p>
      <text:p text:style-name="P4">
Id: 22557717</text:p>
      <!--METADATA-->
      <text:p text:style-name="P4">
ODESA地区(17:27). Red Alert: aerial threat. Sirens sounding. Take covernow!</text:p>
      <text:p text:style-name="P4">
News Collection Link: <text:a xlink:type="simple" xlink:href="https://liveuamap.com/en/2023/21-april-odeska-oblast1727-red-alert-aerial-tg" text:style-name="Internet_20_link" text:visited-style-name="Visited_20_Internet_20_Link">
https://liveuamap.com/en/2023/21-april-odeska-oblast1727-red-alert-aerial-tg</text:a>
</text:p>
      <text:p text:style-name="P4">
News Source: <text:a xlink:type="simple" xlink:href="https://t.me/suspilneodesa/22635" text:style-name="Internet_20_link" text:visited-style-name="Visited_20_Internet_20_Link">
https://t.me/suspilneodesa/22635</text:a>
</text:p>
      <!--NEWS-->
      <text:h text:style-name="P10" text:outline-level="1">
<text:span text:style-name="T4">
切尔尼维斯地区，米科洛夫（Mykolaiv</text:span>
</text:h>
      <text:p text:style-name="P4">
作者: liveuamap (Language: en)</text:p>
      <text:p text:style-name="P4">
时间: 2023-04-21T11:29:00</text:p>
      <text:p text:style-name="P4">
地点: Chernivetska Oblast (Latitude:48.25000000 Longtitude:26.00000000)</text:p>
      <text:p text:style-name="P4">
视频: []</text:p>
      <text:p text:style-name="P4">
图片: []</text:p>
      <text:p text:style-name="P4">
标签: ["Europe", "Central and Eastern Europe"]</text:p>
      <text:p text:style-name="P4">
Id: 22557718</text:p>
      <!--METADATA-->
      <text:p text:style-name="P4">
切尔尼维斯地区，米科洛夫，米科尔地区，苏米地区，特尔诺皮尔，特尔诺皮尔地区，里凡尼，里凡尼地区(17:27). Red Alert: aerial threat.Sirens sounding. Take cover now!</text:p>
      <text:p text:style-name="P4">
News Collection Link: <text:a xlink:type="simple" xlink:href="https://liveuamap.com/en/2023/21-april-chernivetska-oblast-mykolaiv-mykolayg" text:style-name="Internet_20_link" text:visited-style-name="Visited_20_Internet_20_Link">
https://liveuamap.com/en/2023/21-april-chernivetska-oblast-mykolaiv-mykolayg</text:a>
</text:p>
      <text:p text:style-name="P4">
News Source: <text:a xlink:type="simple" xlink:href="https://t.me/air_alert_ua/43503" text:style-name="Internet_20_link" text:visited-style-name="Visited_20_Internet_20_Link">
https://t.me/air_alert_ua/43503</text:a>
</text:p>
      <!--NEWS-->
      <text:h text:style-name="P10" text:outline-level="1">
<text:span text:style-name="T4">
Donetsk Oblast（18:29）。 红色警报：空中威胁。 警笛声。 立即掩盖！</text:span>
</text:h>
      <text:p text:style-name="P4">
作者: liveuamap (Language: en)</text:p>
      <text:p text:style-name="P4">
时间: 2023-04-21T12:30:00</text:p>
      <text:p text:style-name="P4">
地点: Donetsk Oblast (Latitude:48.72692 Longtitude:37.57846)</text:p>
      <text:p text:style-name="P4">
视频: []</text:p>
      <text:p text:style-name="P4">
图片: []</text:p>
      <text:p text:style-name="P4">
标签: ["Europe", "Central and Eastern Europe"]</text:p>
      <text:p text:style-name="P4">
Id: 22557719</text:p>
      <!--METADATA-->
      <text:p text:style-name="P4">
Donetsk Oblast(18:29). Red Alert: aerial threat. Sirens sounding. Take covernow!</text:p>
      <text:p text:style-name="P4">
News Collection Link: <text:a xlink:type="simple" xlink:href="https://liveuamap.com/en/2023/21-april-donetsk-oblast1829-red-alert-aerial-g" text:style-name="Internet_20_link" text:visited-style-name="Visited_20_Internet_20_Link">
https://liveuamap.com/en/2023/21-april-donetsk-oblast1829-red-alert-aerial-g</text:a>
</text:p>
      <text:p text:style-name="P4">
News Source: <text:a xlink:type="simple" xlink:href="https://t.me/air_alert_ua/43530" text:style-name="Internet_20_link" text:visited-style-name="Visited_20_Internet_20_Link">
https://t.me/air_alert_ua/43530</text:a>
</text:p>
      <!--NEWS-->
      <text:h text:style-name="P10" text:outline-level="1">
<text:span text:style-name="T4">
乌克兰护照服务在科隆工作</text:span>
</text:h>
      <text:p text:style-name="P4">
作者: Ukrinform (Person)</text:p>
      <text:p text:style-name="P4">
出版商: Укринформ (Organization)</text:p>
      <text:p text:style-name="P4">
出版时间: 2023-04-21T13:02:00+03:00</text:p>
      <text:p text:style-name="P4">
修改时间: 2023-04-21T13:02:00+03:00</text:p>
      <text:p text:style-name="P4">
描述: 在德国古龙水中，国家拥有的企业“文件”将有助于流离失所的乌克兰人通过护照文件解决问题 - 乌克林形式始于德国科隆。</text:p>
      <text:p text:style-name="P4">
图片: ["<text:a xlink:type="simple" xlink:href="https://static.ukrinform.com/photos/2023_04/thumb_files/630_360_1682071318-588.jpg" text:style-name="Internet_20_link" text:visited-style-name="Visited_20_Internet_20_Link">
630_360_16820...</text:a>
"]</text:p>
      <text:p text:style-name="P4">
标签: ['МВС', 'Німеччина', 'Паспортний сервіс', 'Україна']</text:p>
      <text:p text:style-name="P4">
类型: Article</text:p>
      <!--METADATA-->
      <text:p text:style-name="P4">
<draw:frame draw:style-name="fr1" draw:name="Image32" text:anchor-type="as-char" svg:width="6.9236in" svg:height="3.956343in" draw:z-index="0">
<draw:image xlink:href="../Images/yкринформ/2023-04-21T13-02-00-03-00/630_360_1682071318-588.jpg" xlink:type="simple" xlink:show="embed" xlink:actuate="onLoad" draw:mime-type="image/jpeg"/>
</draw:frame>
科隆单位开始了国家拥有的企业“文件”的单独单位，这将有助于迫使流离失所的乌克兰人分配护照文件的问题。</text:p>
      <text:p text:style-name="P4">
正如乌克林福姆报道的那样，它报告了<text:a xlink:type="simple" xlink:href="https://mvs.gov.ua/uk/news/u-misti-keln-rozpocav-robotu-pasportnii-servis" text:style-name="Internet_20_link" text:visited-style-name="Visited_20_Internet_20_Link">
</text:a>
。</text:p>
      <text:p text:style-name="P4">
“内政部的国家移民服务继续扩大服务“文件”提供的地理位置。 八个软件移动综合体 - 配有符号的专门配备的白色迷你库“ <text:a xlink:type="simple" xlink:href="https://www.ukrinform.ua/tag-pasport" text:style-name="Internet_20_link" text:visited-style-name="Visited_20_Internet_20_Link">
</text:a>
服务“  - 开始在德国城市 - 科隆开始他们的工作”  - 信息写道。</text:p>
      <text:p text:style-name="P4">
移动综合体位于：Köln的Breslauer Platz，50668。</text:p>
      <text:p text:style-name="P4">
中心工作时间表：星期一至周六，9:00至18:00。</text:p>
      <text:p text:style-name="P4">
科隆的访客的服务仅通过预先注册为“护照服务”网站上的电子队列来进行。</text:p>
      <text:p text:style-name="P4">
乌克兰公民可以在科隆获得以下服务：外国护照的ID卡注册(包括而不是迷路或被盗);交换身份证或外国护照(关于有效性的到期，信息的变化，不合适的使用); 在身份证上交换样品护照1994(可选或不适); 同时注册法律护照和身份证； 交换驾驶执照； 保险。</text:p>
      <text:p text:style-name="P4">
内政部引起了人们的注意，从4月21日起，SE“文件”无权为离开国外的永久居住并在护照中有相应标记的公民注册文件。 他们的问题与外国外交机构有关。</text:p>
      <text:p text:style-name="P4">
<text:span text:style-name="T4">
另请阅读：</text:span>
 <text:a xlink:type="simple" xlink:href="https://www.ukrinform.ua/rubric-society/3693712-u-polsi-zapustili-se-odin-pasportnij-servis-dla-ukrainciv-aki-poslugi-nadae.html" text:style-name="Internet_20_link" text:visited-style-name="Visited_20_Internet_20_Link">
<text:span text:style-name="T4">
护照</text:span>
 <text:span text:style-name="T4">
服务</text:span>
</text:a>
有关该中心在科隆工作的所有最新信息以及有关任何问题的咨询，请访问[]的官方“护照服务”页面的私人报告(https://www.facebook.com/cologne.pasport.org.ua/).</text:p>
      <text:p text:style-name="P4">
У МВС нагадують, що підрозділи "Паспортного сервісу" вже доступні у чотирьохмістах Польщі (华沙，克拉科夫，格丹克，弗罗克瓦)， 火鸡(伊斯坦布尔)，斯洛伐克(Bratislava)， 捷克共和国(临界点)和柏林(德国).</text:p>
      <text:p text:style-name="P4">
News Source: <text:a xlink:type="simple" xlink:href="https://www.ukrinform.ua/rubric-society/3698831-u-kelni-zapracuvav-ukrainskij-pasportnij-servis.html" text:style-name="Internet_20_link" text:visited-style-name="Visited_20_Internet_20_Link">
https://www.ukrinform.ua/rubric-society/3698831-u-kelni-zapracuvav-ukrainskij-pasportnij-servis.html</text:a>
</text:p>
      <!--NEWS-->
      <text:h text:style-name="P10" text:outline-level="1">
<text:span text:style-name="T4">
Zaporizka Oblast（19:22）。 红色警报：空中威胁。 警笛声。 立即掩盖！</text:span>
</text:h>
      <text:p text:style-name="P4">
作者: liveuamap (Language: en)</text:p>
      <text:p text:style-name="P4">
时间: 2023-04-21T13:23:00</text:p>
      <text:p text:style-name="P4">
地点: Zaporizka Oblast (Latitude:47.612451 Longtitude:35.764811)</text:p>
      <text:p text:style-name="P4">
视频: []</text:p>
      <text:p text:style-name="P4">
图片: []</text:p>
      <text:p text:style-name="P4">
标签: ["Europe", "Central and Eastern Europe"]</text:p>
      <text:p text:style-name="P4">
Id: 22557733</text:p>
      <!--METADATA-->
      <text:p text:style-name="P4">
Zaporizhzhia地区(19:22). Red Alert: aerial threat. Sirens sounding. Take covernow!</text:p>
      <text:p text:style-name="P4">
News Collection Link: <text:a xlink:type="simple" xlink:href="https://liveuamap.com/en/2023/21-april-zaporizka-oblast1922-red-alert-aeriag" text:style-name="Internet_20_link" text:visited-style-name="Visited_20_Internet_20_Link">
https://liveuamap.com/en/2023/21-april-zaporizka-oblast1922-red-alert-aeriag</text:a>
</text:p>
      <text:p text:style-name="P4">
News Source: <text:a xlink:type="simple" xlink:href="https://t.me/air_alert_ua/43532" text:style-name="Internet_20_link" text:visited-style-name="Visited_20_Internet_20_Link">
https://t.me/air_alert_ua/43532</text:a>
</text:p>
      <!--NEWS-->
      <text:h text:style-name="P10" text:outline-level="1">
<text:span text:style-name="T4">
Dnipro，Dnipropetrovska Oblast（19:42）。 红色警报：空中威胁。 警笛声。 掩护...</text:span>
</text:h>
      <text:p text:style-name="P4">
作者: liveuamap (Language: en)</text:p>
      <text:p text:style-name="P4">
时间: 2023-04-21T13:43:00</text:p>
      <text:p text:style-name="P4">
地点: Dnipro (Latitude:48.45930000 Longtitude:35.03865000)</text:p>
      <text:p text:style-name="P4">
视频: []</text:p>
      <text:p text:style-name="P4">
图片: []</text:p>
      <text:p text:style-name="P4">
标签: ["Europe", "Central and Eastern Europe"]</text:p>
      <text:p text:style-name="P4">
Id: 22557746</text:p>
      <!--METADATA-->
      <text:p text:style-name="P4">
dnipro，dnipropetrovsk区域(19:42). Red Alert: aerial threat. Sirenssounding. Take cover now!</text:p>
      <text:p text:style-name="P4">
News Collection Link: <text:a xlink:type="simple" xlink:href="https://liveuamap.com/en/2023/21-april-dnipro-dnipropetrovska-oblast1942-reg" text:style-name="Internet_20_link" text:visited-style-name="Visited_20_Internet_20_Link">
https://liveuamap.com/en/2023/21-april-dnipro-dnipropetrovska-oblast1942-reg</text:a>
</text:p>
      <text:p text:style-name="P4">
News Source: <text:a xlink:type="simple" xlink:href="https://t.me/air_alert_ua/43533" text:style-name="Internet_20_link" text:visited-style-name="Visited_20_Internet_20_Link">
https://t.me/air_alert_ua/43533</text:a>
</text:p>
      <!--NEWS-->
      <text:h text:style-name="P10" text:outline-level="1">
<text:span text:style-name="T4">
防空在Zaporizhia地区与Shahed Grones的空中突袭中</text:span>
</text:h>
      <text:p text:style-name="P4">
作者: liveuamap (Language: en)</text:p>
      <text:p text:style-name="P4">
时间: 2023-04-21T14:03:53</text:p>
      <text:p text:style-name="P4">
地点: Zaporizhzhia (Latitude:47.65845 Longtitude:35.1796)</text:p>
      <text:p text:style-name="P4">
视频: []</text:p>
      <text:p text:style-name="P4">
图片: []</text:p>
      <text:p text:style-name="P4">
标签: []</text:p>
      <text:p text:style-name="P4">
Id: 22557763</text:p>
      <!--METADATA-->
      <text:p text:style-name="P4">
防空在Zaporizhia地区与Shahed Grones的空中突袭中</text:p>
      <text:p text:style-name="P4">
新闻集链接：<text:a xlink:type="simple" xlink:href="https://liveuamap.com/en/2023/21-april-air-defense-is-active-amid-air-raid-with-shahed" text:style-name="Internet_20_link" text:visited-style-name="Visited_20_Internet_20_Link">
https://liveuamap.com/en/2023/21-APRIL-AIR--DEFENSE-IS-IS-ACTIVE-ACTIVE-ACTIVE-ART-AR-RAID-WITH-SHAHED</text:a>
</text:p>
      <text:p text:style-name="P4">
News Source: <text:a xlink:type="simple" xlink:href="https://t.me/ermaka2022/2495" text:style-name="Internet_20_link" text:visited-style-name="Visited_20_Internet_20_Link">
https://t.me/ermaka2022/2495</text:a>
</text:p>
      <!--NEWS-->
      <text:h text:style-name="P10" text:outline-level="1">
<text:span text:style-name="T4">
乌克兰到土耳其的大使说，是什么取决于对尼古拉夫港口的“谷物协议”的扩展</text:span>
</text:h>
      <text:p text:style-name="P4">
作者: Ukrinform (Person)</text:p>
      <text:p text:style-name="P4">
出版商: Укринформ (Organization)</text:p>
      <text:p text:style-name="P4">
出版时间: 2023-04-21T15:34:16+03:00</text:p>
      <text:p text:style-name="P4">
修改时间: 2023-04-21T15:34:16+03:00</text:p>
      <text:p text:style-name="P4">
描述: 对尼古拉港港口的谷物协议的扩展主要取决于乌克兰国防军保证在南方安全的可能性，而不是来自联合国或其他中介机构的安全。  - 乌克林。</text:p>
      <text:p text:style-name="P4">
图片: ["<text:a xlink:type="simple" xlink:href="https://static.ukrinform.com/photos/2023_04/thumb_files/630_360_1682072396-996.jpg" text:style-name="Internet_20_link" text:visited-style-name="Visited_20_Internet_20_Link">
630_360_16820...</text:a>
"]</text:p>
      <text:p text:style-name="P4">
标签: ['Посол', 'Туреччина', 'Миколаївський морпорт', 'зерновий коридор']</text:p>
      <text:p text:style-name="P4">
类型: Article</text:p>
      <!--METADATA-->
      <text:p text:style-name="P4">
<draw:frame draw:style-name="fr1" draw:name="Image33" text:anchor-type="as-char" svg:width="6.9236in" svg:height="3.956343in" draw:z-index="0">
<draw:image xlink:href="../Images/yкринформ/2023-04-21T15-34-16-03-00/630_360_1682072396-996.jpg" xlink:type="simple" xlink:show="embed" xlink:actuate="onLoad" draw:mime-type="image/jpeg"/>
</draw:frame>
关于尼古拉港港口的谷物协议的扩展主要取决于乌克兰的siloborophe确保南方安全性的可能性，而不是来自联合国或其他调解人的安全性。</text:p>
      <text:p text:style-name="P4">
这是乌克兰驻土耳其Vasyl Bodnar的大使在有关该主题的简报时说的：“谷物协议”：该机制现在如何工作？” 在乌克兰媒体中心-Ukrinform。</text:p>
      <text:p text:style-name="P4">
这位外交官回忆说，谷物协议于2022年7月22日达成的结论首先是乌克兰国防军对俄罗斯人从黑海北部流离失所的行动。</text:p>
      <text:p text:style-name="P4">
“如今，尼古拉夫和霍森的出路处于消防状态……也就是说，首先要考虑的安全风险需要考虑在内，如何谈论扩大谷物倡议的可能性，“  - ”  - 说。</text:p>
      <text:p text:style-name="P4">
<text:span text:style-name="T4">
另请阅读：</text:span>
 <text:a xlink:type="simple" xlink:href="https://www.ukrinform.ua/rubric-economy/3698852-blokuvanna-rosieu-zernovogo-koridoru-fiksuut-dokumentalno-posol-v-tureccini.html" text:style-name="Internet_20_link" text:visited-style-name="Visited_20_Internet_20_Link">
</text:a>
在这种情况下，他回忆起港口<text:a xlink:type="simple" xlink:href="https://www.ukrinform.ua/tag-mikolaiv" text:style-name="Internet_20_link" text:visited-style-name="Visited_20_Internet_20_Link">
</text:a>
现在有六艘船由土耳其公司拥有，而Inarazi正在谈判撤离。</text:p>
      <text:p text:style-name="P4">
“这是一个非常困难的过程，因为两者都被替换并且障碍物站立了，该地区的战斗正在进行中。在我们将敌人流离失所之前，请认真谈论将这些港口纳入“谷物倡议”。乌克兰大使说。</text:p>
      <text:p text:style-name="P4">
Bodnar指出，从“谷物倡议”开始时，就尼古拉夫·伊赫森港口扩大谷物协议的问题就在议程上。</text:p>
      <text:p text:style-name="P4">
<text:span text:style-name="T4">
另请阅读：</text:span>
 <text:a xlink:type="simple" xlink:href="https://www.ukrinform.ua/rubric-economy/3698890-ukraina-mae-gotuvatisa-do-mozlivogo-blokuvanna-rf-zernovogo-koridoru-pisla-18-travna-posol.html" text:style-name="Internet_20_link" text:visited-style-name="Visited_20_Internet_20_Link">
</text:a>
“但实际上，一切都是由国防军而不是联合国或其他中介机构实现的，当然，我们在上面有巨大的希望，哪些是我们的合作伙伴。从被占领领土的敌人中解放，将允许加速这个问题， “外交官总结了。</text:p>
      <text:p text:style-name="P4">
据报道，乌克兰方表示，谷物一致性应该扩散，使其无限期以及<text:a xlink:type="simple" xlink:href="https://www.ukrinform.ua/rubric-economy/3662332-zelenskij-cas-rozsiriti-zernovu-iniciativu-na-porti-mikolaivsini.html" text:style-name="Internet_20_link" text:visited-style-name="Visited_20_Internet_20_Link">
</text:a>
 .</text:p>
      <text:p text:style-name="P4">
News Source: <text:a xlink:type="simple" xlink:href="https://www.ukrinform.ua/rubric-economy/3698923-posol-ukraini-u-tureccini-skazav-vid-cogo-zalezit-rozsirenna-zernovoi-ugodi-na-porti-mikolaeva.html" text:style-name="Internet_20_link" text:visited-style-name="Visited_20_Internet_20_Link">
https://www.ukrinform.ua/rubric-economy/3698923-posol-ukraini-u-tureccini-skazav-vid-cogo-zalezit-rozsirenna-zernovoi-ugodi-na-porti-mikolaeva.html</text:a>
</text:p>
      <!--NEWS-->
      <text:h text:style-name="P10" text:outline-level="1">
<text:span text:style-name="T4">
国家银行增强了金融市场的监督</text:span>
</text:h>
      <text:p text:style-name="P4">
作者: Ukrinform (Person)</text:p>
      <text:p text:style-name="P4">
出版商: Укринформ (Organization)</text:p>
      <text:p text:style-name="P4">
出版时间: 2023-04-21T15:37:00+03:00</text:p>
      <text:p text:style-name="P4">
修改时间: 2023-04-21T15:37:00+03:00</text:p>
      <text:p text:style-name="P4">
描述: 国家银行已决定重组银行监管部门，并在监管机构的结构中建立银行综合监督部和与银行有关的人监测部。  - 乌克林。</text:p>
      <text:p text:style-name="P4">
图片: ["<text:a xlink:type="simple" xlink:href="https://static.ukrinform.com/photos/2021_04/thumb_files/630_360_1618493567-565.jpg" text:style-name="Internet_20_link" text:visited-style-name="Visited_20_Internet_20_Link">
630_360_16184...</text:a>
"]</text:p>
      <text:p text:style-name="P4">
标签: ['Фінанси', 'Нацбанк', 'Ринок']</text:p>
      <text:p text:style-name="P4">
类型: Article</text:p>
      <!--METADATA-->
      <text:p text:style-name="P4">
<draw:frame draw:style-name="fr1" draw:name="Image34" text:anchor-type="as-char" svg:width="6.9236in" svg:height="3.956343in" draw:z-index="0">
<draw:image xlink:href="../Images/yкринформ/2023-04-21T15-37-00-03-00/630_360_1618493567-565.jpg" xlink:type="simple" xlink:show="embed" xlink:actuate="onLoad" draw:mime-type="image/jpeg"/>
</draw:frame>
国家银行已决定重组银行部，并在监管机构的结构中创建银行综合监督部以及与银行有关的监测部。</text:p>
      <text:p text:style-name="P4">
正如乌克林福姆报道的那样，它报告了<text:a xlink:type="simple" xlink:href="https://bank.gov.ua/ua/news/all/natsionalniy-bank-posilyuye-naglyad-za-finansovim-rinkom" text:style-name="Internet_20_link" text:visited-style-name="Visited_20_Internet_20_Link">
</text:a>
。</text:p>
      <text:p text:style-name="P4">
“为了加强对金融市场的监督，乌克兰国家银行对组织结构进行了变化，旨在进一步改善面向风险的监督，并考虑到新的挑战……”  - 这是新闻说的。</text:p>
      <text:p text:style-name="P4">
因此，为了提高监管机构的机构能力，是为了确定银行监管部门的组织，并从结构银行的结构银行和与人相关的人和一个人建立一个综合监视部门。</text:p>
      <text:p text:style-name="P4">
NBU解释说，创新是遵守国际银行监督标准的又一步(有效银行监督的主要基准原则). Ці зміни враховують результати спільної роботи Нацбанкута експертів Міжнародного валютного фонду з питань стратегічного плануванняфункцій банківського нагляду. Таке зобов’язання зафіксоване в Меморандумі проекономічну та фінансову політику України з МВФ від 24 березня 2023 року.</text:p>
      <text:p text:style-name="P4">
<text:span text:style-name="T4">
Читайте також:</text:span>
 <text:a xlink:type="simple" xlink:href="https://www.ukrinform.ua/rubric-economy/3698847-nacbank-pomaksiv-obmezenna-na-gotivkovomu-valutnomu-rinku.html" text:style-name="Internet_20_link" text:visited-style-name="Visited_20_Internet_20_Link">
 </text:a>
银行综合监督部将拥有扩展的责任权。 其员工将监督付款服务的活动，控制付款服务提供商对前身法规的遵守，并在发生违规时启动措施的使用。</text:p>
      <text:p text:style-name="P4">
与银行有关的人监测部将执行识别银行人士迹象的职能，将为确定与银行相关的人的建议做好准备，以供委员会考虑对银行监管的监督，克服付款基础设施。 权力还可以控制银行与相关实体的运营。</text:p>
      <text:p text:style-name="P4">
[]的综合监督部门(https://www.ukrinform.ua/tag-bank)Tavidil对与银行有关的人的监视是垂直从属的“保诚监督”，其一般指导是NBU主席Dmitry Oliynyk的代表。</text:p>
      <text:p text:style-name="P4">
News Source: <text:a xlink:type="simple" xlink:href="https://www.ukrinform.ua/rubric-economy/3698925-nacbank-posilue-naglad-za-finansovim-rinkom.html" text:style-name="Internet_20_link" text:visited-style-name="Visited_20_Internet_20_Link">
https://www.ukrinform.ua/rubric-economy/3698925-nacbank-posilue-naglad-za-finansovim-rinkom.html</text:a>
</text:p>
      <!--NEWS-->
      <text:h text:style-name="P10" text:outline-level="1">
<text:span text:style-name="T4">
首都的许多避难所都不适合较低的机动性人口-KSCA</text:span>
</text:h>
      <text:p text:style-name="P4">
作者: Ukrinform (Person)</text:p>
      <text:p text:style-name="P4">
出版商: Укринформ (Organization)</text:p>
      <text:p text:style-name="P4">
出版时间: 2023-04-21T15:46:05+03:00</text:p>
      <text:p text:style-name="P4">
修改时间: 2023-04-21T15:46:05+03:00</text:p>
      <text:p text:style-name="P4">
描述: 首都的许多避难所尚未适应低型动力群体，需要解决此问题。  - 乌克林。</text:p>
      <text:p text:style-name="P4">
图片: ["<text:a xlink:type="simple" xlink:href="https://static.ukrinform.com/photos/2022_09/thumb_files/630_360_1664378590-688.jpg" text:style-name="Internet_20_link" text:visited-style-name="Visited_20_Internet_20_Link">
630_360_16643...</text:a>
", "<text:a xlink:type="simple" xlink:href="https://static.ukrinform.com/photos/2023_04/1682079129-780.jpg" text:style-name="Internet_20_link" text:visited-style-name="Visited_20_Internet_20_Link">
1682079129-78...</text:a>
", "<text:a xlink:type="simple" xlink:href="https://static.ukrinform.com/photos/2023_04/1682079255-687.jpg" text:style-name="Internet_20_link" text:visited-style-name="Visited_20_Internet_20_Link">
1682079255-68...</text:a>
", "<text:a xlink:type="simple" xlink:href="https://static.ukrinform.com/photos/2023_04/1682079992-183.jpg" text:style-name="Internet_20_link" text:visited-style-name="Visited_20_Internet_20_Link">
1682079992-18...</text:a>
"]</text:p>
      <text:p text:style-name="P4">
标签: ['КМДА', 'Київ', 'Укриття']</text:p>
      <text:p text:style-name="P4">
类型: Article</text:p>
      <!--METADATA-->
      <text:p text:style-name="P4">
<draw:frame draw:style-name="fr1" draw:name="Image35" text:anchor-type="as-char" svg:width="6.9236in" svg:height="3.953188in" draw:z-index="0">
<draw:image xlink:href="../Images/yкринформ/2023-04-21T15-46-05-03-00/630_360_1664378590-688.jpg" xlink:type="simple" xlink:show="embed" xlink:actuate="onLoad" draw:mime-type="image/jpeg"/>
</draw:frame>
资本中的材料仍未适应低型人群的低驾驶组，必须解决此问题。</text:p>
      <text:p text:style-name="P4">
KSCA市政安全部门主任罗马·塔卡库克(Roman Tkachuk)说，乌克林福姆的posconference。</text:p>
      <text:p text:style-name="P4">
“使用保护结构是一个重要问题。 并非我们所有的防御结构都经过改编，因此可以使用小规模的群体。 是的，在地图上，我们进行了这些人可以使用的存储和保护结构的名称。 但是我认为，进行检查时应该对此类储存小组的更多关注。” Tkachuk说。</text:p>
      <text:p text:style-name="P4">
<draw:frame draw:style-name="fr1" draw:name="Image36" text:anchor-type="as-char" svg:width="6.9236in" svg:height="4.615733in" draw:z-index="0">
<draw:image xlink:href="../Images/yкринформ/2023-04-21T15-46-05-03-00/1682079129-780.jpg" xlink:type="simple" xlink:show="embed" xlink:actuate="onLoad" draw:mime-type="image/jpeg"/>
</draw:frame>
伊万·马尔切夫斯卡亚(Ivann Malchevskaya)</text:p>
      <text:p text:style-name="P4">
据公共监测小组伊万纳马尔切夫斯卡亚(Ivannamalchevskaya)的协调员说，全国监测运动中的志愿者们介绍了庇护所是否有坡道，以及一个残疾人是否能够做到这一点。 事实证明，只有8％的经过验证的物体拥有它们，但斯图布(Stanubu)并不总是令人满意。</text:p>
      <text:p text:style-name="P4">
正如KSCA市政安全部门的主任强调的那样，每个永久的人和首都的客人都有权获得保护，而不管Devin是否在宣布空气焦虑时。 当听到警笛声时，有必要打开<text:a xlink:type="simple" xlink:href="https://kyivcity.gov.ua/news/karta_ukrittiv_kiyeva/" text:style-name="Internet_20_link" text:visited-style-name="Visited_20_Internet_20_Link">
</text:a>
品尝最接近的庇护所。 “如果某人，这个庇护所的指挥官或房屋所在的房屋的居民，您不允许您在那里，那是犯罪，是刑事案件。 有必要立即联系102并提供适当的信息。 如果封闭式存储，执法机构，警察和SES不负责开设此类存储设施，但是在我们的城市中，有市政急诊救援局。 我个人承担责任并给予KARS团队，以便他们离开并打开一个在空气焦虑期间关闭的特定存储空间。 因此，公用事业服务将做到。 可以向服务调度员101提出上诉，并立即将其转移到我们的KARS。 该服务将与执法机构一起打开大门，并提供对存储库的访问权限。” Tkachuk说。</text:p>
      <text:p text:style-name="P4">
同时，他承认这种吸引力向市政急诊服务呼吁(汽车)基辅救援服务并不多。 所有报告均已迅速解决。根据SESU民事保护措施的负责人。 基辅Oleg Stovolos，统计数量的庇护所可以覆盖首都的居民，但在某些地区没有500米以内的保护结构。 这也应在将来组成保护结构基金时注意到这一点。 “我想强调的是，在戒严令中，我们只涵盖庇护所。 只有在突然消失并且该人没有时间离开建筑物时，才有可能的原理。 但是由于某种原因，一些“专家”说，两堵墙的原理是安全的，可以隐藏，而您无需去任何地方。 不要听他们的话，因为这是错误的。炮击期间最安全的地方是城市的地下空间。 深渊，当我们的救援人员在“到达”上拆除了住宅建筑物的废墟时，表明这些人根本没有帮助两堵墙的原则。”他宣称。</text:p>
      <text:p text:style-name="P4">
<draw:frame draw:style-name="fr1" draw:name="Image37" text:anchor-type="as-char" svg:width="6.9236in" svg:height="4.615733in" draw:z-index="0">
<draw:image xlink:href="../Images/yкринформ/2023-04-21T15-46-05-03-00/1682079992-183.jpg" xlink:type="simple" xlink:show="embed" xlink:actuate="onLoad" draw:mime-type="image/jpeg"/>
</draw:frame>
罗马Tkachuk</text:p>
      <text:p text:style-name="P4">
新闻发布会的参与者敦促公民不要认为战争是贪婪的，危险已经过去。 在许多情况下，人们没有回应棚子，而是继续留在街上，但是值得记住的是没有“训练焦虑”。 和弹道敌人<text:a xlink:type="simple" xlink:href="https://www.ukrinform.ua/tag-raketa" text:style-name="Internet_20_link" text:visited-style-name="Visited_20_Internet_20_Link">
</text:a>
他们很快就来到了我们的领土，并且已经有了最初听到爆炸的情况，此后，警报系统。 “人身保护主要取决于瓦斯人。 我们可以为您提供帮助，但您是否在庇护所上做出决定。 我不能强迫您使用保护结构，但是我们可以为您打开它们。” Tkachuk强调。</text:p>
      <text:p text:style-name="P4">
据报道，首都有超过4000种不同类型的避难所。去年，该市增加了398个民事保护结构。 数字的主要增加是由于最简单的顺序。</text:p>
      <text:p text:style-name="P4">
今年，为最简单的庇护所提供了超过2.9亿UAH，用于对所有10个区域的住宅建筑地下室进行大修。 分别提供了6100万UAH，用于在4个地区的民事保护结构中工作 -  Darnytsky，Desnyanskiy，Obolon和Svyatoshinsky。</text:p>
      <text:p text:style-name="P4">
News Source: <text:a xlink:type="simple" xlink:href="https://www.ukrinform.ua/rubric-kyiv/3698930-cimalo-ukrittiv-u-stolici-ne-pristosovani-dla-malomobilnogo-naselenna-kmda.html" text:style-name="Internet_20_link" text:visited-style-name="Visited_20_Internet_20_Link">
https://www.ukrinform.ua/rubric-kyiv/3698930-cimalo-ukrittiv-u-stolici-ne-pristosovani-dla-malomobilnogo-naselenna-kmda.html</text:a>
</text:p>
      <!--NEWS-->
      <text:h text:style-name="P10" text:outline-level="1">
<text:span text:style-name="T4">
自武装对抗开始以来，在苏丹已有400多人死亡</text:span>
</text:h>
      <text:p text:style-name="P4">
作者: Ukrinform (Person)</text:p>
      <text:p text:style-name="P4">
出版商: Укринформ (Organization)</text:p>
      <text:p text:style-name="P4">
出版时间: 2023-04-21T15:47:00+03:00</text:p>
      <text:p text:style-name="P4">
修改时间: 2023-04-21T15:47:00+03:00</text:p>
      <text:p text:style-name="P4">
描述: 世界卫生组织报告说，六天前激烈的战斗爆发后，苏丹有413人被杀，3551人受伤。  - 乌克林。</text:p>
      <text:p text:style-name="P4">
图片: ["<text:a xlink:type="simple" xlink:href="https://static.ukrinform.com/photos/2023_04/thumb_files/630_360_1681798443-501.jpg" text:style-name="Internet_20_link" text:visited-style-name="Visited_20_Internet_20_Link">
630_360_16817...</text:a>
"]</text:p>
      <text:p text:style-name="P4">
标签: ['Судан', 'Загибель', 'Сутички', 'Переворот']</text:p>
      <text:p text:style-name="P4">
类型: Article</text:p>
      <!--METADATA-->
      <text:p text:style-name="P4">
<draw:frame draw:style-name="fr1" draw:name="Image38" text:anchor-type="as-char" svg:width="6.9236in" svg:height="3.956343in" draw:z-index="0">
<draw:image xlink:href="../Images/yкринформ/2023-04-21T15-47-00-03-00/630_360_1681798443-501.jpg" xlink:type="simple" xlink:show="embed" xlink:actuate="onLoad" draw:mime-type="image/jpeg"/>
</draw:frame>
世界卫生组织报道说，六天前在苏丹发生了强烈的行动，苏丹有413人被杀，3551人丧生。</text:p>
      <text:p text:style-name="P4">
根据乌克林福姆的报道，该机构报告了<text:a xlink:type="simple" xlink:href="https://www.reuters.com/world/africa/sudan-death-toll-rises-413-world-health-organization-says-2023-04-21/" text:style-name="Internet_20_link" text:visited-style-name="Visited_20_Internet_20_Link">
</text:a>
 .</text:p>
      <text:p text:style-name="P4">
<text:a xlink:type="simple" xlink:href="https://www.ukrinform.ua/tag-vooz" text:style-name="Internet_20_link" text:visited-style-name="Visited_20_Internet_20_Link">
 </text:a>
玛格丽特·哈里斯(Margaret Harris)说，目前，她在苏丹记录了11次袭击，并敦促停止此类袭击。</text:p>
      <text:p text:style-name="P4">
联合国儿童基金会发言人詹姆斯·埃尔德(James Elder)说，这场战斗被最小的孩子杀死，有50多人受伤。</text:p>
      <text:p text:style-name="P4">
他警告说，战斗威胁着苏丹儿童的生命。</text:p>
      <text:p text:style-name="P4">
<text:span text:style-name="T4">
另请阅读：</text:span>
 <text:a xlink:type="simple" xlink:href="https://www.ukrinform.ua/rubric-world/3698666-ssa-gotuutsa-do-evakuacii-diplomativ-iz-sudanu.html" text:style-name="Internet_20_link" text:visited-style-name="Visited_20_Internet_20_Link">
</text:a>
老人对记者说：“苏丹已经是世界儿童中营养不良的最高营养不良之一。” “现在批评大约有50,000名患有严重急性营养不良的儿童已被打破。 凯撒龙的生活。”官员补充说。</text:p>
      <text:p text:style-name="P4">
早些时候，他敦促冲突的双方开设人道主义走廊，患者和救护车。</text:p>
      <text:p text:style-name="P4">
<text:span text:style-name="T4">
另请阅读：</text:span>
 <text:a xlink:type="simple" xlink:href="https://www.ukrinform.ua/rubric-world/3698631-pvk-vagner-bere-aktivnu-ucast-u-voennomu-konflikti-v-sudani-rozsliduvanna-cnn.html" text:style-name="Internet_20_link" text:visited-style-name="Visited_20_Internet_20_Link">
<text:span text:style-name="T4">
 sudani </text:span>
</text:a>
正如乌克林福姆报道的，4月19日<text:a xlink:type="simple" xlink:href="https://www.ukrinform.ua/rubric-world/3698118-armia-sudanu-ogolosila-pro-nove-pripinenna-vognu-z-voenizovanimi-ugrupovannami.html" text:style-name="Internet_20_link" text:visited-style-name="Visited_20_Internet_20_Link">
</text:a>
，在先前的协议失败后，反时停火撤离平民。</text:p>
      <text:p text:style-name="P4">
4月15日，苏丹军队之间的紧张局势和喀土特的快速反应部队之间的紧张局势<text:a xlink:type="simple" xlink:href="https://www.ukrinform.ua/rubric-world/3696295-u-sudani-vidbuvautsa-zitknenna-miz-armieu-ta-silami-svidkogo-reaguvanna.html" text:style-name="Internet_20_link" text:visited-style-name="Visited_20_Internet_20_Link">
</text:a>
。 冲突是全国向民法过渡。  照片：Getty Images _</text:p>
      <text:p text:style-name="P4">
News Source: <text:a xlink:type="simple" xlink:href="https://www.ukrinform.ua/rubric-world/3698940-u-sudani-z-pocatku-zbrojnogo-protistoanna-vze-ponad-400-zagiblih.html" text:style-name="Internet_20_link" text:visited-style-name="Visited_20_Internet_20_Link">
https://www.ukrinform.ua/rubric-world/3698940-u-sudani-z-pocatku-zbrojnogo-protistoanna-vze-ponad-400-zagiblih.html</text:a>
</text:p>
      <!--NEWS-->
      <text:h text:style-name="P10" text:outline-level="1">
<text:span text:style-name="T4">
克里奇科会见了EBRD总统</text:span>
</text:h>
      <text:p text:style-name="P4">
作者: Ukrinform (Person)</text:p>
      <text:p text:style-name="P4">
出版商: Укринформ (Organization)</text:p>
      <text:p text:style-name="P4">
出版时间: 2023-04-21T15:49:11+03:00</text:p>
      <text:p text:style-name="P4">
修改时间: 2023-04-21T15:49:11+03:00</text:p>
      <text:p text:style-name="P4">
描述: 基辅市长Vitaliy Klitschko在EBRD总统Rena-Basso领导的欧洲重建与发展银行代表团会议。  - 乌克林。</text:p>
      <text:p text:style-name="P4">
图片: ["<text:a xlink:type="simple" xlink:href="https://static.ukrinform.com/photos/2023_04/thumb_files/630_360_1682081200-384.jpg" text:style-name="Internet_20_link" text:visited-style-name="Visited_20_Internet_20_Link">
630_360_16820...</text:a>
", "<text:a xlink:type="simple" xlink:href="https://static.ukrinform.com/photos/2023_04/1682081200-666.jpg" text:style-name="Internet_20_link" text:visited-style-name="Visited_20_Internet_20_Link">
1682081200-66...</text:a>
", "<text:a xlink:type="simple" xlink:href="https://static.ukrinform.com/photos/2023_04/1682081199-302.jpg" text:style-name="Internet_20_link" text:visited-style-name="Visited_20_Internet_20_Link">
1682081199-30...</text:a>
"]</text:p>
      <text:p text:style-name="P4">
标签: ['ЄБРР', 'Віталій Кличко', 'Київ']</text:p>
      <text:p text:style-name="P4">
类型: Article</text:p>
      <!--METADATA-->
      <text:p text:style-name="P4">
<draw:frame draw:style-name="fr1" draw:name="Image39" text:anchor-type="as-char" svg:width="6.9236in" svg:height="3.956343in" draw:z-index="0">
<draw:image xlink:href="../Images/yкринформ/2023-04-21T15-49-11-03-00/630_360_1682081200-384.jpg" xlink:type="simple" xlink:show="embed" xlink:actuate="onLoad" draw:mime-type="image/jpeg"/>
</draw:frame>
基辅城董事长Vitaliy Klitschko在城市大厅举行了欧洲重建与发展银行代表团，由Ebrarodil Reno-Basso总统领导。</text:p>
      <text:p text:style-name="P4">
市长在[]中报告(https://www.facebook.com/Vitaliy.Klychko/posts/pfbid0XuvynEaCfZtpfm68pMimzaHDBcHfrtJ7bh5DLTAWUiafgaQrZm7yEHxcrjzokxY9l)，报道乌克林福姆。</text:p>
      <text:p text:style-name="P4">
“他在市政厅与EBRD代表团会面，由银行 - 巴索银行总裁领导。 欧洲重建与发展银行是基辅的古老居住伙伴。”克利茨科说。</text:p>
      <text:p text:style-name="P4">
他指出，与EBRD合作，首都出售了几个重要的项目。特别是在2019年，基辅加入了EBRD计划“绿色城市”  - 该计划的Uramaki，该市体现了总计3.2亿欧元的项目。</text:p>
      <text:p text:style-name="P4">
<draw:frame draw:style-name="fr1" draw:name="Image40" text:anchor-type="as-char" svg:width="6.9236in" svg:height="4.609323in" draw:z-index="0">
<draw:image xlink:href="../Images/yкринформ/2023-04-21T15-49-11-03-00/1682081200-666.jpg" xlink:type="simple" xlink:show="embed" xlink:actuate="onLoad" draw:mime-type="image/jpeg"/>
</draw:frame>
此外，首都还记得，基辅是通过“基辅二世城市运输现代化”项目实施的，该项目为续签运动仓库提供了1.8亿欧元。 其中，地铁汽车-5000万欧元，电车-60 mlneurov。 电车线和停止“合同”的全面重建提供了1000万欧元，以彻底改革地铁6000万欧元的高速公路。 该项目的受益人-KP“ Kyiv Metro”，KP“ Kyivpastrans”和CC“ Kyivavtodor”。</text:p>
      <text:p text:style-name="P4">
克里奇科还补充说，在EBRD的支持下，首都的当局以1.4亿欧元的价格体现了“基辅集中式热系统的现代化”项目。 特别是，这是关于TPP-5，TPP-6设备的现代化，重建了8个大型锅炉室； 对热网络的大修； 与消费者重新连接的45个小无效锅炉的关闭； 创建远程收集和信息分析。</text:p>
      <text:p text:style-name="P4">
<draw:frame draw:style-name="fr1" draw:name="Image41" text:anchor-type="as-char" svg:width="6.9236in" svg:height="4.609323in" draw:z-index="0">
<draw:image xlink:href="../Images/yкринформ/2023-04-21T15-49-11-03-00/1682081199-302.jpg" xlink:type="simple" xlink:show="embed" xlink:actuate="onLoad" draw:mime-type="image/jpeg"/>
</draw:frame>
据他说，由于乌克兰的战争，该项目现在被暂停。 此外，与[]一致(https://www.ukrinform.ua/tag-ebrr)暂时暂停招标程序。正如乌克林福姆报道的那样，欧洲重建和发展银行提供了<text:a xlink:type="simple" xlink:href="https://www.ukrinform.ua/rubric-economy/3659123-ebrr-torik-nadav-280-miljoniv-na-pidtrimku-ukrainskogo-biznesu.html" text:style-name="Internet_20_link" text:visited-style-name="Visited_20_Internet_20_Link">
</text:a>
支持乌克兰农业生产商和加工商的批量资本。</text:p>
      <text:p text:style-name="P4">
<text:span text:style-name="T5">
foto：Vitaliy Klitschko，Facebook</text:span>
</text:p>
      <text:p text:style-name="P4">
News Source: <text:a xlink:type="simple" xlink:href="https://www.ukrinform.ua/rubric-kyiv/3698931-klicko-zustrivsa-z-prezidentkou-ebrr.html" text:style-name="Internet_20_link" text:visited-style-name="Visited_20_Internet_20_Link">
https://www.ukrinform.ua/rubric-kyiv/3698931-klicko-zustrivsa-z-prezidentkou-ebrr.html</text:a>
</text:p>
      <!--NEWS-->
      <text:h text:style-name="P10" text:outline-level="1">
<text:span text:style-name="T4">
最大的自动空气质量监测系统在基辅工作</text:span>
</text:h>
      <text:p text:style-name="P4">
作者: Ukrinform (Person)</text:p>
      <text:p text:style-name="P4">
出版商: Укринформ (Organization)</text:p>
      <text:p text:style-name="P4">
出版时间: 2023-04-21T15:51:00+03:00</text:p>
      <text:p text:style-name="P4">
修改时间: 2023-04-21T15:51:00+03:00</text:p>
      <text:p text:style-name="P4">
描述: 在基辅，乌克兰是最大的自动质量监测系统，其工作由53个欧洲样本观察提供。  - 乌克林。</text:p>
      <text:p text:style-name="P4">
图片: ["<text:a xlink:type="simple" xlink:href="https://static.ukrinform.com/photos/2023_04/thumb_files/630_360_1682081331-667.jpg" text:style-name="Internet_20_link" text:visited-style-name="Visited_20_Internet_20_Link">
630_360_16820...</text:a>
", "<text:a xlink:type="simple" xlink:href="https://static.ukrinform.com/photos/2023_04/1682081347-907.jpg" text:style-name="Internet_20_link" text:visited-style-name="Visited_20_Internet_20_Link">
1682081347-90...</text:a>
", "<text:a xlink:type="simple" xlink:href="https://static.ukrinform.com/photos/2023_04/1682081332-380.jpg" text:style-name="Internet_20_link" text:visited-style-name="Visited_20_Internet_20_Link">
1682081332-38...</text:a>
", "<text:a xlink:type="simple" xlink:href="https://static.ukrinform.com/photos/2023_04/1682081331-543.jpg" text:style-name="Internet_20_link" text:visited-style-name="Visited_20_Internet_20_Link">
1682081331-54...</text:a>
"]</text:p>
      <text:p text:style-name="P4">
标签: ['Екологія', 'Україна', 'Забруднення повітря', 'Київ']</text:p>
      <text:p text:style-name="P4">
类型: Article</text:p>
      <!--METADATA-->
      <text:p text:style-name="P4">
<draw:frame draw:style-name="fr1" draw:name="Image42" text:anchor-type="as-char" svg:width="6.9236in" svg:height="3.956343in" draw:z-index="0">
<draw:image xlink:href="../Images/yкринформ/2023-04-21T15-51-00-03-00/630_360_1682081331-667.jpg" xlink:type="simple" xlink:show="embed" xlink:actuate="onLoad" draw:mime-type="image/jpeg"/>
</draw:frame>
在基辅，提供了乌克兰最大的自动空气质量监测系统，提供了53个欧洲样本观察。</text:p>
      <text:p text:style-name="P4">
正如Ukrinform报道的那样<text:a xlink:type="simple" xlink:href="https://kyivcity.gov.ua/news/za_ostanni_dva_roki_kiv_vibuduvav_naybilshu_v_ukrani_sistemu_monitoringu_yakosti_povitrya/" text:style-name="Internet_20_link" text:visited-style-name="Visited_20_Internet_20_Link">
</text:a>
.</text:p>
      <text:p text:style-name="P4">
У подальшому система буде розвиватися, аби забезпечити комплексний моніторингповітря в усіх мікрорайонах <text:a xlink:type="simple" xlink:href="https://www.ukrinform.ua/tag-kiiv" text:style-name="Internet_20_link" text:visited-style-name="Visited_20_Internet_20_Link">
 </text:a>
。 这是在KSCA的生态和自然资源部报道的，代表公共委员会一份关于2021  -  2022年所做工作的报告。</text:p>
      <text:p text:style-name="P4">
<draw:frame draw:style-name="fr1" draw:name="Image43" text:anchor-type="as-char" svg:width="6.9236in" svg:height="4.615733in" draw:z-index="0">
<draw:image xlink:href="../Images/yкринформ/2023-04-21T15-51-00-03-00/1682081347-907.jpg" xlink:type="simple" xlink:show="embed" xlink:actuate="onLoad" draw:mime-type="image/jpeg"/>
</draw:frame>
根据Kmdaakandra生态和自然资源部负责人的说法，自2021年以来，七个对空气质量的精确监控，去年由46个指示性传感器的网络补充。 来自所有监视帖子的数据都是在Kyiv Digital附录中以方便模式显示的，该数据可自动显示，该模式可让您访问有关资本中航空状况的及时信息。</text:p>
      <text:p text:style-name="P4">
<draw:frame draw:style-name="fr1" draw:name="Image44" text:anchor-type="as-char" svg:width="6.9236in" svg:height="4.615733in" draw:z-index="0">
<draw:image xlink:href="../Images/yкринформ/2023-04-21T15-51-00-03-00/1682081332-380.jpg" xlink:type="simple" xlink:show="embed" xlink:actuate="onLoad" draw:mime-type="image/jpeg"/>
</draw:frame>
KSCA生态和自然资源部不打算对此进行介绍，因为基辅这样的大城市至少需要17个精确的监视，这将使您能够收到有关国家的更全面的信息。</text:p>
      <text:p text:style-name="P4">
<draw:frame draw:style-name="fr1" draw:name="Image45" text:anchor-type="as-char" svg:width="6.9236in" svg:height="4.615733in" draw:z-index="0">
<draw:image xlink:href="../Images/yкринформ/2023-04-21T15-51-00-03-00/1682081331-543.jpg" xlink:type="simple" xlink:show="embed" xlink:actuate="onLoad" draw:mime-type="image/jpeg"/>
</draw:frame>
根据消息，AIRZ分析了两种类型的观察结果(RM1.0，PM 2.5和PM10)，二氧化硫，氧化唑，臭氧，硫化氢，挥发性有机物。 传感器的数据每分钟记录在服务器上，并在asm.kyivcity.gov.ua和Kyiv Digital附录中以实时模式显示。</text:p>
      <text:p text:style-name="P4">
<text:span text:style-name="T4">
另请阅读：</text:span>
 <text:a xlink:type="simple" xlink:href="https://www.ukrinform.ua/rubric-kyiv/3682766-kiiv-uvijsov-do-rejtingu-30-stolic-svitu-z-najkrasimi-pokaznikami-akosti-povitra.html" text:style-name="Internet_20_link" text:visited-style-name="Visited_20_Internet_20_Link">
<text:span text:style-name="T4">
质量</text:span>
 <text:span text:style-name="T4">
 </text:span>
空气**</text:a>
</text:p>
      <text:p text:style-name="P4">
根据乌克林福姆的说法，在基辅连续几天在牛仔中有水位下降：最近几天，水位下降了30厘米以上。</text:p>
      <text:p text:style-name="P4">
<text:span text:style-name="T5">
foto：kyivcity.gov.ua</text:span>
</text:p>
      <text:p text:style-name="P4">
News Source: <text:a xlink:type="simple" xlink:href="https://www.ukrinform.ua/rubric-kyiv/3698933-najbilsa-v-ukraini-avtomaticna-sistema-monitoringu-akosti-povitra-pracue-u-kievi.html" text:style-name="Internet_20_link" text:visited-style-name="Visited_20_Internet_20_Link">
https://www.ukrinform.ua/rubric-kyiv/3698933-najbilsa-v-ukraini-avtomaticna-sistema-monitoringu-akosti-povitra-pracue-u-kievi.html</text:a>
</text:p>
      <!--NEWS-->
      <text:h text:style-name="P10" text:outline-level="1">
<text:span text:style-name="T4">
由于担心美国制裁，印度已经停止接收俄罗斯武器</text:span>
</text:h>
      <text:p text:style-name="P4">
作者: Ukrinform (Person)</text:p>
      <text:p text:style-name="P4">
出版商: Укринформ (Organization)</text:p>
      <text:p text:style-name="P4">
出版时间: 2023-04-21T15:55:00+03:00</text:p>
      <text:p text:style-name="P4">
修改时间: 2023-04-21T15:55:00+03:00</text:p>
      <text:p text:style-name="P4">
描述: 由于缺乏违反美国制裁的付款机制，从俄罗斯到印度的军事物品已经停止了。  - 乌克林。</text:p>
      <text:p text:style-name="P4">
图片: ["<text:a xlink:type="simple" xlink:href="https://static.ukrinform.com/photos/2023_03/thumb_files/630_360_1679589133-454.png" text:style-name="Internet_20_link" text:visited-style-name="Visited_20_Internet_20_Link">
630_360_16795...</text:a>
"]</text:p>
      <text:p text:style-name="P4">
标签: ['Антиросійські санкції', 'Індія', 'США', 'Зброя']</text:p>
      <text:p text:style-name="P4">
类型: Article</text:p>
      <!--METADATA-->
      <text:p text:style-name="P4">
<draw:frame draw:style-name="fr1" draw:name="Image46" text:anchor-type="as-char" svg:width="6.9236in" svg:height="3.956343in" draw:z-index="0">
<draw:image xlink:href="../Images/yкринформ/2023-04-21T15-55-00-03-00/630_360_1679589133-454.png" xlink:type="simple" xlink:show="embed" xlink:actuate="onLoad" draw:mime-type="image/png"/>
</draw:frame>
由于缺乏不违反美国制裁的机制，从俄罗斯到印度的送货商品已经停止。</text:p>
      <text:p text:style-name="P4">
正如乌克林福姆报道的那样，它报告了<text:a xlink:type="simple" xlink:href="https://www.bloomberg.com/news/articles/2023-04-21/russian-arms-sales-to-india-stall-due-to-fears-over-us-sanctions" text:style-name="Internet_20_link" text:visited-style-name="Visited_20_Internet_20_Link">
</text:a>
 .</text:p>
      <text:p text:style-name="P4">
" <text:a xlink:type="simple" xlink:href="https://www.ukrinform.ua/tag-india" text:style-name="Internet_20_link" text:visited-style-name="Visited_20_Internet_20_Link">
 </text:a>
武器的付款超过2卢比的支付大约一年，俄罗斯停止提供价值约100亿美元的备用零件供应，以及在尚未尚未付出的两个wicker导弹防御系统被收到，”  - 报道。</text:p>
      <text:p text:style-name="P4">
据官员称，由于次要制裁，印度无法以美元支付账单，而俄罗斯仍然不愿意服用卢比，因为汇率的波动。 新德里也很难达成俄罗斯卢布的协议，因为担心能够以公平的价格在公开市场上购买。</text:p>
      <text:p text:style-name="P4">
<text:span text:style-name="T4">
另请阅读：</text:span>
 <text:a xlink:type="simple" xlink:href="https://www.ukrinform.ua/rubric-world/3693130-india-planue-rozrobiti-vlasnij-vinisuvacnevidimku-patogo-pokolinna-zmi.html" text:style-name="Internet_20_link" text:visited-style-name="Visited_20_Internet_20_Link">
<text:span text:style-name="T4">
印度</text:span>
</text:a>
目前有三个可能的武器付款方式。 但是，其中之一对印度或俄罗斯都不是有益的。</text:p>
      <text:p text:style-name="P4">
如报道<text:a xlink:type="simple" xlink:href="https://www.ukrinform.ua/rubric-ato/3698671-slovenia-priednuetsa-do-spilnoi-zakupivli-snaradiv-dla-ukraini.html" text:style-name="Internet_20_link" text:visited-style-name="Visited_20_Internet_20_Link">
</text:a>
，斯洛文尼亚政府已决定加入欧洲国防局项目的联合购买乌克兰弹药。(EDA)其中已经23个欧盟成员国和挪威。</text:p>
      <text:p text:style-name="P4">
News Source: <text:a xlink:type="simple" xlink:href="https://www.ukrinform.ua/rubric-world/3698937-india-pripinila-otrimuvati-postavki-rosijskoi-zbroi-cerez-pobouvanna-sankcij-ssa.html" text:style-name="Internet_20_link" text:visited-style-name="Visited_20_Internet_20_Link">
https://www.ukrinform.ua/rubric-world/3698937-india-pripinila-otrimuvati-postavki-rosijskoi-zbroi-cerez-pobouvanna-sankcij-ssa.html</text:a>
</text:p>
      <!--NEWS-->
      <text:h text:style-name="P10" text:outline-level="1">
<text:span text:style-name="T4">
俄罗斯侵略的损失登记簿将于5月启动 - 欧洲委员会秘书长</text:span>
</text:h>
      <text:p text:style-name="P4">
作者: Ukrinform (Person)</text:p>
      <text:p text:style-name="P4">
出版商: Укринформ (Organization)</text:p>
      <text:p text:style-name="P4">
出版时间: 2023-04-21T15:56:00+03:00</text:p>
      <text:p text:style-name="P4">
修改时间: 2023-04-21T15:56:00+03:00</text:p>
      <text:p text:style-name="P4">
描述: 俄罗斯在乌克兰的积极战争造成的国际损失登记册将于5月初由欧洲委员会各州政党启动。  - 乌克林。</text:p>
      <text:p text:style-name="P4">
图片: ["<text:a xlink:type="simple" xlink:href="https://static.ukrinform.com/photos/2022_10/thumb_files/630_360_1665180314-896.jpg" text:style-name="Internet_20_link" text:visited-style-name="Visited_20_Internet_20_Link">
630_360_16651...</text:a>
"]</text:p>
      <text:p text:style-name="P4">
标签: ['Пейчинович-Бурич', 'Збитки', 'Війна з росією']</text:p>
      <text:p text:style-name="P4">
类型: Article</text:p>
      <!--METADATA-->
      <text:p text:style-name="P4">
<draw:frame draw:style-name="fr1" draw:name="Image47" text:anchor-type="as-char" svg:width="6.9236in" svg:height="3.956343in" draw:z-index="0">
<draw:image xlink:href="../Images/yкринформ/2023-04-21T15-56-00-03-00/630_360_1665180314-896.jpg" xlink:type="simple" xlink:show="embed" xlink:actuate="onLoad" draw:mime-type="image/jpeg"/>
</draw:frame>
俄罗斯在乌克兰的积极战争造成的国际损失登记册是5月初由欧洲委员会建造的。</text:p>
      <text:p text:style-name="P4">
欧洲委员会秘书长玛丽亚·佩奇诺维奇·布里希(Maria Peychinovich-Burich)周四在维也纳的复苏中指出，这是乌克林福姆报告的报告。(https://apa.at/)。</text:p>
      <text:p text:style-name="P4">
Paychinovich -Burich说：“如果我们想以受害者为导向的司法，那么我们必须采取行动，以免失去信息。”</text:p>
      <text:p text:style-name="P4">
<text:span text:style-name="T4">
另请阅读：</text:span>
 <text:a xlink:type="simple" xlink:href="https://www.ukrinform.ua/rubric-polytics/3698503-ministri-zakordonnih-sprav-es-zustrinutsa-24-kvitna-golovna-tema-vijna-v-ukraini.html" text:style-name="Internet_20_link" text:visited-style-name="Visited_20_Internet_20_Link">
</text:a>
根据她的说法，欧洲理事会的北极州联盟应正式证明5月初创建了登记册。 欧洲理事会成员国州政府的负责人将在5月16日至17日在Wreikyavik峰会上批准此步骤。</text:p>
      <text:p text:style-name="P4">
据计划，新机构的总部将在海牙，也是基辅的分支机构。</text:p>
      <text:p text:style-name="P4">
欧洲理事会秘书长：“因此，我们正在清理建立更多赔偿机制的方法。”</text:p>
      <text:p text:style-name="P4">
<text:span text:style-name="T4">
另请阅读：</text:span>
 <text:a xlink:type="simple" xlink:href="https://www.ukrinform.ua/rubric-vidbudova/3696749-ssa-obgovoruut-mehanizmi-peredaci-zamorozenih-aktiviv-rf-dla-vidbudovi-ukraini.html" text:style-name="Internet_20_link" text:visited-style-name="Visited_20_Internet_20_Link">
</text:a>
就阿拉齐·弗吉尔特(Alozi Vergeter)在欧洲委员会的奥地利代表代表而言，阿拉斯(Ara)报道说，奥地利成为了在韦斯堡(Wednesburg)在韦斯堡(Wednesburg)做出决定的合伙人，要求造成这样的损失。</text:p>
      <text:p text:style-name="P4">
大使说：“该法规目前正在制定，奥地利也积极参与这一过程。”</text:p>
      <text:p text:style-name="P4">
据她说，到5月10日，欧洲理事会至少16个成员国必须建立一个注册处，因此已经有必要在雷基亚维克的峰会上存在。</text:p>
      <text:p text:style-name="P4">
<text:span text:style-name="T4">
另请阅读：</text:span>
 <text:a xlink:type="simple" xlink:href="https://www.ukrinform.ua/rubric-society/3696436-vijna-vze-zavdala-skodi-dovkillu-ukraini-na-majze-2-triljoni-strilec.html" text:style-name="Internet_20_link" text:visited-style-name="Visited_20_Internet_20_Link">
</text:a>
根据Vergeter的说法，大约25-30名员工将在海牙的Haguestrom上工作，其中包括基辅分支机构中的几名员工。年度预算将在欧洲委员会之间分配，约有800万欧元。</text:p>
      <text:p text:style-name="P4">
据报道，据报道，联合国大会批准了关于建立一种赔偿机制的决议，以赔偿乌克兰的战争造成的损失，该战争已得到解决，并仍在领导俄罗斯反对乌克兰。照片：Coe.int</text:p>
      <text:p text:style-name="P4">
News Source: <text:a xlink:type="simple" xlink:href="https://www.ukrinform.ua/rubric-vidbudova/3698939-reestr-zbitkiv-vid-rosijskoi-agresii-zapustat-u-travni-gensek-radi-evropi.html" text:style-name="Internet_20_link" text:visited-style-name="Visited_20_Internet_20_Link">
https://www.ukrinform.ua/rubric-vidbudova/3698939-reestr-zbitkiv-vid-rosijskoi-agresii-zapustat-u-travni-gensek-radi-evropi.html</text:a>
</text:p>
      <!--NEWS-->
      <text:h text:style-name="P10" text:outline-level="1">
<text:span text:style-name="T4">
在利维夫，一个专门针对志愿者的喷泉和“达芬奇”开了</text:span>
</text:h>
      <text:p text:style-name="P4">
作者: Ukrinform (Person)</text:p>
      <text:p text:style-name="P4">
出版商: Укринформ (Organization)</text:p>
      <text:p text:style-name="P4">
出版时间: 2023-04-21T15:56:21+03:00</text:p>
      <text:p text:style-name="P4">
修改时间: 2023-04-21T15:56:21+03:00</text:p>
      <text:p text:style-name="P4">
描述: 4月21日，一个献给乌克兰Dmitry“ Da Vinci” Kotsyubil英雄的喷泉和俄罗斯 - 乌克兰战争的所有志愿者都在加利西亚广场开放。  - 乌克林。</text:p>
      <text:p text:style-name="P4">
图片: ["<text:a xlink:type="simple" xlink:href="https://static.ukrinform.com/photos/2023_04/thumb_files/630_360_1682081475-674.jpg" text:style-name="Internet_20_link" text:visited-style-name="Visited_20_Internet_20_Link">
630_360_16820...</text:a>
", "<text:a xlink:type="simple" xlink:href="https://static.ukrinform.com/photos/2023_04/1682081219-568.jpg" text:style-name="Internet_20_link" text:visited-style-name="Visited_20_Internet_20_Link">
1682081219-56...</text:a>
", "<text:a xlink:type="simple" xlink:href="https://static.ukrinform.com/photos/2023_04/thumb_files/630_360_1682081262-4673.jpeg" text:style-name="Internet_20_link" text:visited-style-name="Visited_20_Internet_20_Link">
630_360_16820...</text:a>
", "<text:a xlink:type="simple" xlink:href="https://static.ukrinform.com/photos/2023_04/thumb_files/630_360_1682081261-5603.jpeg" text:style-name="Internet_20_link" text:visited-style-name="Visited_20_Internet_20_Link">
630_360_16820...</text:a>
", "<text:a xlink:type="simple" xlink:href="https://static.ukrinform.com/photos/2023_04/thumb_files/630_360_1682081261-1242.jpeg" text:style-name="Internet_20_link" text:visited-style-name="Visited_20_Internet_20_Link">
630_360_16820...</text:a>
", "<text:a xlink:type="simple" xlink:href="https://static.ukrinform.com/photos/2023_04/thumb_files/630_360_1682081261-1208.jpeg" text:style-name="Internet_20_link" text:visited-style-name="Visited_20_Internet_20_Link">
630_360_16820...</text:a>
", "<text:a xlink:type="simple" xlink:href="https://static.ukrinform.com/photos/2023_04/thumb_files/630_360_1682081261-7828.jpeg" text:style-name="Internet_20_link" text:visited-style-name="Visited_20_Internet_20_Link">
630_360_16820...</text:a>
", "<text:a xlink:type="simple" xlink:href="https://static.ukrinform.com/photos/2023_04/thumb_files/630_360_1682081261-8171.jpeg" text:style-name="Internet_20_link" text:visited-style-name="Visited_20_Internet_20_Link">
630_360_16820...</text:a>
", "<text:a xlink:type="simple" xlink:href="https://static.ukrinform.com/photos/2023_04/thumb_files/630_360_1682081261-3098.jpeg" text:style-name="Internet_20_link" text:visited-style-name="Visited_20_Internet_20_Link">
630_360_16820...</text:a>
", "<text:a xlink:type="simple" xlink:href="https://static.ukrinform.com/photos/2023_04/thumb_files/630_360_1682081262-8681.jpeg" text:style-name="Internet_20_link" text:visited-style-name="Visited_20_Internet_20_Link">
630_360_16820...</text:a>
", "<text:a xlink:type="simple" xlink:href="https://static.ukrinform.com/photos/2023_04/thumb_files/630_360_1682081262-4629.jpeg" text:style-name="Internet_20_link" text:visited-style-name="Visited_20_Internet_20_Link">
630_360_16820...</text:a>
", "<text:a xlink:type="simple" xlink:href="https://static.ukrinform.com/photos/2023_04/thumb_files/630_360_1682081262-4327.jpeg" text:style-name="Internet_20_link" text:visited-style-name="Visited_20_Internet_20_Link">
630_360_16820...</text:a>
", "<text:a xlink:type="simple" xlink:href="https://static.ukrinform.com/photos/2023_04/thumb_files/630_360_1682081262-4249.jpeg" text:style-name="Internet_20_link" text:visited-style-name="Visited_20_Internet_20_Link">
630_360_16820...</text:a>
", "<text:a xlink:type="simple" xlink:href="https://static.ukrinform.com/photos/2023_04/thumb_files/630_360_1682081262-8170.jpeg" text:style-name="Internet_20_link" text:visited-style-name="Visited_20_Internet_20_Link">
630_360_16820...</text:a>
", "<text:a xlink:type="simple" xlink:href="https://static.ukrinform.com/photos/2023_04/thumb_files/630_360_1682081263-6436.jpeg" text:style-name="Internet_20_link" text:visited-style-name="Visited_20_Internet_20_Link">
630_360_16820...</text:a>
"]</text:p>
      <text:p text:style-name="P4">
标签: ['Львів', 'Добровольці', 'Фонтан']</text:p>
      <text:p text:style-name="P4">
类型: Article</text:p>
      <!--METADATA-->
      <text:p text:style-name="P4">
<draw:frame draw:style-name="fr1" draw:name="Image48" text:anchor-type="as-char" svg:width="6.9236in" svg:height="3.956343in" draw:z-index="0">
<draw:image xlink:href="../Images/yкринформ/2023-04-21T15-56-21-03-00/630_360_1682081475-674.jpg" xlink:type="simple" xlink:show="embed" xlink:actuate="onLoad" draw:mime-type="image/jpeg"/>
</draw:frame>
4月21日，一个献给乌克兰Dmitry“ Da Vinci” Kotsyubil英雄的喷泉和俄罗斯 - 乌克兰战争的所有志愿者都在加利西亚广场开放。</text:p>
      <text:p text:style-name="P4">
关于它在[]中报告(https://t.me/kozytskyy_maksym_official/7823)乌克林福姆报道，LVIV OVA的负责人Maxim Kozytsky。</text:p>
      <text:p text:style-name="P4">
“非常象征，在加利西亚广场上的利维夫，它将类似于Posius -ukrainian战争的所有志愿者的喷泉，”该消息将在消息中。</text:p>
      <text:p text:style-name="P4">
<draw:frame draw:style-name="fr1" draw:name="Image49" text:anchor-type="as-char" svg:width="6.9236in" svg:height="4.609323in" draw:z-index="0">
<draw:image xlink:href="../Images/yкринформ/2023-04-21T15-56-21-03-00/1682081219-568.jpg" xlink:type="simple" xlink:show="embed" xlink:actuate="onLoad" draw:mime-type="image/jpeg"/>
</draw:frame>
根据OVA的负责人的说法，制造Zcorten钢的喷泉非常象征。 毕竟，随着时间的推移，Corteen钢成为铜色，不会受到环境的负面影响。</text:p>
      <text:p text:style-name="P4">
值得注意的是，穿过Corteen钢的水喷射象征着我们士兵精神的力量，这比金属和敌对的装甲强。 捍卫者通过武力将乌克兰土地从入侵者那里净化。</text:p>
      <text:p text:style-name="P4">
<text:span text:style-name="T4">
另请阅读：</text:span>
 <text:a xlink:type="simple" xlink:href="https://www.ukrinform.ua/rubric-regions/3698920-na-prikarpatti-vidkrili-memorialnu-dosku-da-vinci.html" text:style-name="Internet_20_link" text:visited-style-name="Visited_20_Internet_20_Link">
<text:span text:style-name="T4">
 prykarpatti </text:span>
 <text:span text:style-name="T4">
打开</text:span>
 <text:span text:style-name="T4">
纪念</text:span>
 <text:span text:style-name="T4">
 </text:span>
板<text:span text:style-name="T4">
板</text:span>
<text:span text:style-name="T4">
 vinci </text:span>
</text:a>
根据计划，喷泉周围的空间将成为一个生活记忆和真诚的对话的地方，以纪念“达芬奇”以及所有在鼎盛时期失去的人。作为 <text:a xlink:type="simple" xlink:href="https://www.ukrinform.ua/rubric-society/3680653-u-kievi-prosautsa-z-geroem-ukraini-dmitrom-kocubajlom.html" text:style-name="Internet_20_link" text:visited-style-name="Visited_20_Internet_20_Link">
 </text:a>
乌克林福姆(Ukrinform)，dmitry Kotsyubaylo，“ Davinchi”，于1995年出生于Ivano-Frankivsk地区，毕业于艺术学院。 18岁那年，他是尊严革命的参与者。 从迈丹(Maidan)出发，立即发生了一场战争，作为志愿军“右部门”的一部分。 在21岁那年，他领导了第一家独立的袭击公司“狼达芬奇”。 在2022年，“狼”已经登上了。</text:p>
      <text:p text:style-name="P4">
特别部队的指挥官被杀<text:a xlink:type="simple" xlink:href="https://www.ukrinform.ua/tag-zsu" text:style-name="Internet_20_link" text:visited-style-name="Visited_20_Internet_20_Link">
</text:a>
Vinci Wolf Dmitry Kotsyubaylo于2023年3月7日在Bakhmut的带领下。</text:p>
      <text:p text:style-name="P4">
3月10日，Dmitry Kotsubayla被埋葬在基辅。</text:p>
      <text:p text:style-name="P4">
News Source: <text:a xlink:type="simple" xlink:href="https://www.ukrinform.ua/rubric-regions/3698938-u-lvovi-vidkrili-fontan-prisvacenij-dobrovolcam-i-da-vinci.html" text:style-name="Internet_20_link" text:visited-style-name="Visited_20_Internet_20_Link">
https://www.ukrinform.ua/rubric-regions/3698938-u-lvovi-vidkrili-fontan-prisvacenij-dobrovolcam-i-da-vinci.html</text:a>
</text:p>
      <!--NEWS-->
      <text:h text:style-name="P10" text:outline-level="1">
<text:span text:style-name="T4">
银行是由州担保贷款发行的，超过700亿</text:span>
</text:h>
      <text:p text:style-name="P4">
作者: Ukrinform (Person)</text:p>
      <text:p text:style-name="P4">
出版商: Укринформ (Organization)</text:p>
      <text:p text:style-name="P4">
出版时间: 2023-04-21T16:07:15+03:00</text:p>
      <text:p text:style-name="P4">
修改时间: 2023-04-21T16:07:15+03:00</text:p>
      <text:p text:style-name="P4">
描述: 自从使用投资组合州担保工具开始以来，乌克兰银行已通过UAH发行了704亿美元的贷款，以支持微型，中小型企业。  - 乌克林。</text:p>
      <text:p text:style-name="P4">
图片: ["<text:a xlink:type="simple" xlink:href="https://static.ukrinform.com/photos/2018_10/thumb_files/630_360_1539178844-949.jpeg" text:style-name="Internet_20_link" text:visited-style-name="Visited_20_Internet_20_Link">
630_360_15391...</text:a>
", "<text:a xlink:type="simple" xlink:href="https://static.ukrinform.com/photos/2023_04/1682082201-951.jpg" text:style-name="Internet_20_link" text:visited-style-name="Visited_20_Internet_20_Link">
1682082201-95...</text:a>
", "<text:a xlink:type="simple" xlink:href="https://static.ukrinform.com/photos/2023_04/1682082220-584.jpg" text:style-name="Internet_20_link" text:visited-style-name="Visited_20_Internet_20_Link">
1682082220-58...</text:a>
"]</text:p>
      <text:p text:style-name="P4">
标签: ['Банк', 'Бізнес', 'Кредит']</text:p>
      <text:p text:style-name="P4">
类型: Article</text:p>
      <!--METADATA-->
      <text:p text:style-name="P4">
<draw:frame draw:style-name="fr1" draw:name="Image50" text:anchor-type="as-char" svg:width="6.9236in" svg:height="3.956343in" draw:z-index="0">
<draw:image xlink:href="../Images/yкринформ/2023-04-21T16-07-15-03-00/630_360_1539178844-949.jpeg" xlink:type="simple" xlink:show="embed" xlink:actuate="onLoad" draw:mime-type="image/jpeg"/>
</draw:frame>
在开始时，使用基于投资组合的州保证乌克兰银行为UAH发行了704亿美元的贷款，以支持微型小企业小型企业。</text:p>
      <text:p text:style-name="P4">
正如乌克林福姆报道的那样，它报告了<text:a xlink:type="simple" xlink:href="https://www.mof.gov.ua/uk/news/minfin_u_berezni_2023_roku_za_derzhavnimi_garantiiami_na_portfelnii_osnovi_bankami_vidano_728_kreditiv_na_38_mlrd_griven-3969" text:style-name="Internet_20_link" text:visited-style-name="Visited_20_Internet_20_Link">
</text:a>
“在乌克兰的微型，中小型企业的支持框架内，自12月2120年12月以来，已经发行了基于投资组合的基于投资组合的州的国家保证金，总计21,929贷款，总计704亿美元，“它将发行，”在消息中。</text:p>
      <text:p text:style-name="P4">
值得注意的是，截至2023年4月1日，债权人银行服务16 955 <text:a xlink:type="simple" xlink:href="https://www.ukrinform.ua/tag-kredit" text:style-name="Internet_20_link" text:visited-style-name="Visited_20_Internet_20_Link">
</text:a>
对于UAH 53.26mlrd的数量。 主要债务由基于投资组合的担保部分抵押，总计为UAH 259.4亿。 砖块的总限额的71％(UAH 363.3亿).</text:p>
      <text:p text:style-name="P4">
При цьому в березні 2023 року укладено 728 кредитних договорів на суму 3,82млрд грн із часткою зобов’язань за основним боргом, гарантованих державою, вобсязі 2,08 млрд гривень.</text:p>
      <text:p text:style-name="P4">
<draw:frame draw:style-name="fr1" draw:name="Image51" text:anchor-type="as-char" svg:width="6.9236in" svg:height="5.1927in" draw:z-index="0">
<draw:image xlink:href="../Images/yкринформ/2023-04-21T16-07-15-03-00/1682082201-951.jpg" xlink:type="simple" xlink:show="embed" xlink:actuate="onLoad" draw:mime-type="image/jpeg"/>
</draw:frame>
根据截至今年4月1日提供的贷款数量，投资组合的下属担保是JSC CB“ Privatbank”的负责人 - 现在为12 024贷款，总计1,81亿美元提供服务，是73％的限制的73％提供给该银行的保证。 此类学分的第二个是Oschadbank JSC -2 106贷款，总计88亿(分别 - 银行限额的74％).</text:p>
      <text:p text:style-name="P4">
Найбільший обсяг кредитів обслуговується: в Одеській області – 1 176 кредитівна близько 3,94 млрд грн, у Києві, де обслуговується 1 137 кредитів на 3,92млрд грн, у Дніпропетровській області – 1 519 кредитів на 3,83 млрд грн та уЛьвівській – 1 421 кредит на 3,55 млрд гривень.</text:p>
      <text:p text:style-name="P4">
<draw:frame draw:style-name="fr1" draw:name="Image52" text:anchor-type="as-char" svg:width="6.9236in" svg:height="5.1927in" draw:z-index="0">
<draw:image xlink:href="../Images/yкринформ/2023-04-21T16-07-15-03-00/1682082220-584.jpg" xlink:type="simple" xlink:show="embed" xlink:actuate="onLoad" draw:mime-type="image/jpeg"/>
</draw:frame>
按照经济活动类型，最大的贷款是由国家担保部分保证的，在以下领域提供：农业-6 333贷款，用于337.3亿UAH，批发和零售贸易，车辆维修-6,679贷款-6,679 UAH 10.51，加工行业的总金额-1535 UAH 55.1亿贷款。据报道，州担保信贷计划规定投资组合基础提供了MMSP在州立国会贷款下获得贷款的可能性，该国的贷款人覆盖了借款人义务的70％。 该计划是由由于缺乏抵押或缺乏信用记录而无法获得“普通”信贷的企业家设计的。</text:p>
      <text:p text:style-name="P4">
该计划是由财政部和合作伙伴银行的UKReximbancomy网络实施的。 该贷款可以由中型的微型企业代表获得，其年收入不超过50 mlneurov，不超过250人。</text:p>
      <text:p text:style-name="P4">
News Source: <text:a xlink:type="simple" xlink:href="https://www.ukrinform.ua/rubric-economy/3698943-banki-vidali-za-derzgarantiami-kreditiv-na-ponad-70-milardiv.html" text:style-name="Internet_20_link" text:visited-style-name="Visited_20_Internet_20_Link">
https://www.ukrinform.ua/rubric-economy/3698943-banki-vidali-za-derzgarantiami-kreditiv-na-ponad-70-milardiv.html</text:a>
</text:p>
      <!--NEWS-->
      <text:h text:style-name="P10" text:outline-level="1">
<text:span text:style-name="T4">
武装部队弹丸：Cooleba呼吁Borrel对10亿欧元进行第二笔讨论</text:span>
</text:h>
      <text:p text:style-name="P4">
作者: Ukrinform (Person)</text:p>
      <text:p text:style-name="P4">
出版商: Укринформ (Organization)</text:p>
      <text:p text:style-name="P4">
出版时间: 2023-04-21T16:12:00+03:00</text:p>
      <text:p text:style-name="P4">
修改时间: 2023-04-21T16:12:00+03:00</text:p>
      <text:p text:style-name="P4">
描述: 乌克兰Dmytro Kuleba外交部长呼吁欧盟Josepa Borrel的高级代表，以促进对第二届10亿欧元的第二次讨论，以尽快为乌克兰联合弹药。  - 乌克林。</text:p>
      <text:p text:style-name="P4">
图片: ["<text:a xlink:type="simple" xlink:href="https://static.ukrinform.com/photos/2020_09/thumb_files/630_360_1600787865-240.jpg" text:style-name="Internet_20_link" text:visited-style-name="Visited_20_Internet_20_Link">
630_360_16007...</text:a>
"]</text:p>
      <text:p text:style-name="P4">
标签: ['Кулеба', 'МЗС', 'Боєприпаси', 'Боррель', 'Війна з росією']</text:p>
      <text:p text:style-name="P4">
类型: Article</text:p>
      <!--METADATA-->
      <text:p text:style-name="P4">
<draw:frame draw:style-name="fr1" draw:name="Image53" text:anchor-type="as-char" svg:width="6.9236in" svg:height="3.956343in" draw:z-index="0">
<draw:image xlink:href="../Images/yкринформ/2023-04-21T16-12-00-03-00/630_360_1600787865-240.jpg" xlink:type="simple" xlink:show="embed" xlink:actuate="onLoad" draw:mime-type="image/jpeg"/>
</draw:frame>
乌克兰Dmytro Kuleba的法律部长呼吁约瑟巴·博雷尔·博雷尔(Josepa Borrel Borrel)的高代表，以尽快以10亿欧元的价格促进对第二次汉武器的讨论，以尽快为乌克兰共同购买弹药。</text:p>
      <text:p text:style-name="P4">
乌克兰外交负责人在[]中报道了这一点(https://twitter.com/DmytroKuleba/status/1649391213726904322)，报道乌克林福姆。</text:p>
      <text:p text:style-name="P4">
“在我们的谈话中，我感谢Josepa Borrel提供的所有欧盟国防援助，包括最近10亿欧元的弹药需求。我付费，以促进第二款最快完成的第二款销售，以10亿欧元的价格购买了共同购买，以确保安全购买安全。欧洲。</text:p>
      <text:p text:style-name="P4">
<text:span text:style-name="T4">
另请阅读：</text:span>
 <text:a xlink:type="simple" xlink:href="https://www.ukrinform.ua/rubric-polytics/3698474-kuleba-zasmucue-nespromoznist-es-realizuvati-risenna-pro-zakupivlu-boepripasiv-dla-ukraini.html" text:style-name="Internet_20_link" text:visited-style-name="Visited_20_Internet_20_Link">
<text:span text:style-name="T4">
 cooleba </text:span>
 <text:span text:style-name="T4">
 ride </text:span>
 <text:span text:style-name="T4">
失败</text:span>
 ampasion <text:span text:style-name="T4">
 </text:span>
 <text:span text:style-name="T4">
解决方案</text:span>
 <text:span text:style-name="T4">
 </text:span>
关于<text:span text:style-name="T4">
 </text:span>
 <text:span text:style-name="T4">
 </text:span>
购买<text:span text:style-name="T4">
 </text:span>
 <text:span text:style-name="T4">
 </text:span>
 <text:span text:style-name="T4">
<text:span text:style-name="T5">
 </text:span>
弹药</text:span>
 <text:span text:style-name="T4">
 </text:span>
 <text:span text:style-name="T4">
 </text:span>
 <text:span text:style-name="T4">
 </text:span>
 <text:span text:style-name="T4">
 for </text:span>
<text:span text:style-name="T4">
乌克兰</text:span>
</text:a>
欧盟报告说，有100万弹药已经决定了乌克兰的快速供应。 商定了10亿欧元的EFM以赔偿国家<text:a xlink:type="simple" xlink:href="https://www.ukrinform.ua/tag-evrosouz" text:style-name="Internet_20_link" text:visited-style-name="Visited_20_Internet_20_Link">
</text:a>
为了发送电子邮件和另外10亿欧元 - 增加了炮弹习俗的能力。</text:p>
      <text:p text:style-name="P4">
同时，根据媒体的说法，通过<text:a xlink:type="simple" xlink:href="https://www.ukrinform.ua/rubric-polytics/3698347-miz-parizem-i-varsavou-vinikla-superecka-cerez-postacanna-boepripasiv-dla-ukraini.html" text:style-name="Internet_20_link" text:visited-style-name="Visited_20_Internet_20_Link">
</text:a>
欧盟国家的法国和波兰大使无法规范欧盟购买乌克兰弹药的联合合同的差异。</text:p>
      <text:p text:style-name="P4">
News Source: <text:a xlink:type="simple" xlink:href="https://www.ukrinform.ua/rubric-ato/3698947-boepripasi-dla-zsu-kuleba-zaklikae-borrela-iniciuvati-obgovorenna-drugogo-transu-na-1-milard.html" text:style-name="Internet_20_link" text:visited-style-name="Visited_20_Internet_20_Link">
https://www.ukrinform.ua/rubric-ato/3698947-boepripasi-dla-zsu-kuleba-zaklikae-borrela-iniciuvati-obgovorenna-drugogo-transu-na-1-milard.html</text:a>
</text:p>
      <!--NEWS-->
      <text:h text:style-name="P10" text:outline-level="1">
<text:span text:style-name="T4">
在克里米亚，局部停电：辛弗罗尔，丹科伊和其他城市 - 没有光</text:span>
</text:h>
      <text:p text:style-name="P4">
作者: Ukrinform (Person)</text:p>
      <text:p text:style-name="P4">
出版商: Укринформ (Organization)</text:p>
      <text:p text:style-name="P4">
出版时间: 2023-04-21T16:20:00+03:00</text:p>
      <text:p text:style-name="P4">
修改时间: 2023-04-21T16:20:00+03:00</text:p>
      <text:p text:style-name="P4">
描述: 辛菲罗波尔，丹科伊，临时占领的克里米亚的其他城市和地区。 在塞瓦斯托波尔（Sevastopol），光明几乎消失在整个城市。  - 乌克林。</text:p>
      <text:p text:style-name="P4">
图片: ["<text:a xlink:type="simple" xlink:href="https://static.ukrinform.com/photos/2023_04/thumb_files/630_360_1682083208-245.jpg" text:style-name="Internet_20_link" text:visited-style-name="Visited_20_Internet_20_Link">
630_360_16820...</text:a>
"]</text:p>
      <text:p text:style-name="P4">
标签: ['Електроенергія', 'Крим', 'Блекаут']</text:p>
      <text:p text:style-name="P4">
类型: Article</text:p>
      <!--METADATA-->
      <text:p text:style-name="P4">
<draw:frame draw:style-name="fr1" draw:name="Image54" text:anchor-type="as-char" svg:width="6.9236in" svg:height="3.956343in" draw:z-index="0">
<draw:image xlink:href="../Images/yкринформ/2023-04-21T16-20-00-03-00/630_360_1682083208-245.jpg" xlink:type="simple" xlink:show="embed" xlink:actuate="onLoad" draw:mime-type="image/jpeg"/>
</draw:frame>
辛菲罗波尔(Simferopol)，丹科伊(Dzhankoy)，其他城市和临时占领克里米亚人的地区。 在塞瓦斯托波尔(Sevastopol)，光明几乎消失在整个城市。</text:p>
      <text:p text:style-name="P4">
关于它报告电报频道<text:a xlink:type="simple" xlink:href="https://t.me/s/Crimeanwind" text:style-name="Internet_20_link" text:visited-style-name="Visited_20_Internet_20_Link">
</text:a>
，报道乌克林福姆。</text:p>
      <text:p text:style-name="P4">
在 <text:a xlink:type="simple" xlink:href="https://www.ukrinform.ua/tag-sevastopol" text:style-name="Internet_20_link" text:visited-style-name="Visited_20_Internet_20_Link">
</text:a>
光线也消失了。(https://t.me/Crimeanwind/28681)随后，电报频道<text:a xlink:type="simple" xlink:href="https://t.me/Crimeanwind/28688" text:style-name="Internet_20_link" text:visited-style-name="Visited_20_Internet_20_Link">
</text:a>
电力供应在Sevastopoliv。 但是，半岛发生大规模事故的原因是未知的。</text:p>
      <text:p text:style-name="P4">
<text:span text:style-name="T4">
另请阅读：</text:span>
 <text:a xlink:type="simple" xlink:href="https://www.ukrinform.ua/rubric-crimea/3689562-deokupacia-krimu-rozvidka-retelno-analizue-dani-pro-riziki-pid-cas-zvilnenna-pivostrova.html" text:style-name="Internet_20_link" text:visited-style-name="Visited_20_Internet_20_Link">
<text:span text:style-name="T4">
 de -ocupation </text:span>
 <text:span text:style-name="T4">
 crimea </text:span>
智能<text:span text:style-name="T4">
 </text:span>
 <text:span text:style-name="T4">
 </text:span>
仔细<text:span text:style-name="T4">
<text:span text:style-name="T5">
*分析</text:span>
* </text:span>
 <text:span text:style-name="T4">
 </text:span>
 <text:span text:style-name="T4">
 </text:span>
 <text:span text:style-name="T4">
 </text:span>
 <text:span text:style-name="T4">
关于</text:span>
 <text:span text:style-name="T4">
 </text:span>
风险<text:span text:style-name="T4">
 </text:span>
 <text:span text:style-name="T4">
 </text:span>
 <text:span text:style-name="T4">
 </text:span>
 <text:span text:style-name="T4">
 </text:span>
 <text:span text:style-name="T4">
时间</text:span>
时间<text:span text:style-name="T4">
 </text:span>
释放<text:span text:style-name="T4">
** Peninsula </text:span>
</text:a>
还 <text:a xlink:type="simple" xlink:href="https://t.me/Crimeanwind/28683" text:style-name="Internet_20_link" text:visited-style-name="Visited_20_Internet_20_Link">
 </text:a>
这种电力消失在辛菲罗波尔，萨卡克，克拉斯诺瓦迪斯基和克拉斯诺普雷普地区，以及詹科伊和丹山托区。</text:p>
      <text:p text:style-name="P4">
为了 <text:a xlink:type="simple" xlink:href="https://t.me/Crimeanwind/28684" text:style-name="Internet_20_link" text:visited-style-name="Visited_20_Internet_20_Link">
</text:a>
占用力量，在高级电压的高电网络中(自动关闭负载). Причину спрацювання системи АВН і девідбувся збій не оприлюднюють.</text:p>
      <text:p text:style-name="P4">
<text:span text:style-name="T4">
Читайте також:</text:span>
 <text:a xlink:type="simple" xlink:href="https://www.ukrinform.ua/rubric-crimea/3681690-bilsist-ukrainciv-za-zvilnenna-krimu-vijskovim-slahom.html" text:style-name="Internet_20_link" text:visited-style-name="Visited_20_Internet_20_Link">
 <text:span text:style-name="T4">
Більшість</text:span>
 <text:span text:style-name="T4">
українців</text:span>
 <text:span text:style-name="T4">
звільнення</text:span>
 <text:span text:style-name="T4">
Криму</text:span>
<text:span text:style-name="T4">
військовим</text:span>
 <text:span text:style-name="T4">
шляхом</text:span>
 </text:a>
据报道，克里米亚自治共和国的占领“当局”和塞瓦斯托尔批准了<text:a xlink:type="simple" xlink:href="https://www.ukrinform.ua/rubric-crimea/3694813-u-krimu-skasuvali-demonstracii-mars-bezsmertnogo-polku-ta-parad-na-9-travna.html" text:style-name="Internet_20_link" text:visited-style-name="Visited_20_Internet_20_Link">
</text:a>
5月1日，不朽团的游行和5月9日的军事游行。</text:p>
      <text:p text:style-name="P4">
_照片：Pixabay，Pexels _</text:p>
      <text:p text:style-name="P4">
News Source: <text:a xlink:type="simple" xlink:href="https://www.ukrinform.ua/rubric-crimea/3698948-u-krimu-castkovij-blekaut-simferopol-dzankoj-ta-insi-mista-bez-svitla.html" text:style-name="Internet_20_link" text:visited-style-name="Visited_20_Internet_20_Link">
https://www.ukrinform.ua/rubric-crimea/3698948-u-krimu-castkovij-blekaut-simferopol-dzankoj-ta-insi-mista-bez-svitla.html</text:a>
</text:p>
      <!--NEWS-->
      <text:h text:style-name="P10" text:outline-level="1">
<text:span text:style-name="T4">
根据拉姆斯坦（Ramstein）是坦克联盟的一次会议 - 雷尼科夫（Rennikov）讲述了结果</text:span>
</text:h>
      <text:p text:style-name="P4">
作者: Ukrinform (Person)</text:p>
      <text:p text:style-name="P4">
出版商: Укринформ (Organization)</text:p>
      <text:p text:style-name="P4">
出版时间: 2023-04-21T16:22:00+03:00</text:p>
      <text:p text:style-name="P4">
修改时间: 2023-04-21T16:22:00+03:00</text:p>
      <text:p text:style-name="P4">
描述: 国防部长阿列克谢·雷兹尼科夫（Alexei Reznikov）谈到了属于SO坦克联盟一部分国家国防机构会议的结果。 这次会议是在拉姆斯坦格式的乌克兰国防联系小组框架内举行的。  - 乌克林。</text:p>
      <text:p text:style-name="P4">
图片: ["<text:a xlink:type="simple" xlink:href="https://static.ukrinform.com/photos/2023_03/thumb_files/630_360_1678276922-524.jpg" text:style-name="Internet_20_link" text:visited-style-name="Visited_20_Internet_20_Link">
630_360_16782...</text:a>
", "<text:a xlink:type="simple" xlink:href="https://static.ukrinform.com/photos/2023_04/1682083764-367.jpeg" text:style-name="Internet_20_link" text:visited-style-name="Visited_20_Internet_20_Link">
1682083764-36...</text:a>
"]</text:p>
      <text:p text:style-name="P4">
标签: ['Німеччина', 'Польща', 'Танк', 'Резніков', 'Зустріч Рамштайн']</text:p>
      <text:p text:style-name="P4">
类型: Article</text:p>
      <!--METADATA-->
      <text:p text:style-name="P4">
<draw:frame draw:style-name="fr1" draw:name="Image55" text:anchor-type="as-char" svg:width="6.9236in" svg:height="3.956343in" draw:z-index="0">
<draw:image xlink:href="../Images/yкринформ/2023-04-21T16-22-00-03-00/630_360_1678276922-524.jpg" xlink:type="simple" xlink:show="embed" xlink:actuate="onLoad" draw:mime-type="image/jpeg"/>
</draw:frame>
事工部亚历克西·雷兹尼科夫(Alexei Reznikov)谈到了属于SO坦克联盟一部分的国家国防主管的结果。 该会议在拉姆斯坦格式的乌克兰国防联络小组会议上举行。</text:p>
      <text:p text:style-name="P4">
正如乌克林福姆报道的那样，他在[]中撰写了有关它的文章(https://twitter.com/oleksiireznikov/status/1649395022712692740)。</text:p>
      <text:p text:style-name="P4">
“坦克联盟的会议发生了。 我感谢我的德国和波兰官员鲍里斯·皮斯托里乌斯(Boris Pistorius)和马里乌斯·布拉斯卡克(Mariusz Blaschak)坚决支持乌克兰。(https://www.ukrinform.ua/tag-tank)乌克兰的豹2。 这将促进更多的合作和乌克兰捍卫者的能力。”雷兹尼科夫说。</text:p>
      <text:p text:style-name="P4">
<draw:frame draw:style-name="fr1" draw:name="Image56" text:anchor-type="as-char" svg:width="6.9236in" svg:height="9.631205in" draw:z-index="0">
<draw:image xlink:href="../Images/yкринформ/2023-04-21T16-22-00-03-00/1682083764-367.jpeg" xlink:type="simple" xlink:show="embed" xlink:actuate="onLoad" draw:mime-type="image/jpeg"/>
</draw:frame>
<text:span text:style-name="T5">
foto：reznikov/twitter</text:span>
</text:p>
      <text:p text:style-name="P4">
<text:span text:style-name="T4">
另请阅读：</text:span>
 <text:a xlink:type="simple" xlink:href="https://www.ukrinform.ua/rubric-ato/3698772-ostin-nazvav-tri-klucovi-temi-sogodnisnogo-ramstajnu.html" text:style-name="Internet_20_link" text:visited-style-name="Visited_20_Internet_20_Link">
<text:span text:style-name="T4">
 RAMSTAY </text:span>
</text:a>
据他说，“装甲拳头”的联合努力阻止了恐怖主义政权对欧洲和整个自由世界的侵略。”乌克兰士兵巧妙地捍卫了自己的国家。 现代西方技术将导致莫斯科失败。 越早发生，就越快。”部长补充说。</text:p>
      <text:p text:style-name="P4">
<text:span text:style-name="T4">
另请阅读：</text:span>
 <text:a xlink:type="simple" xlink:href="https://www.ukrinform.ua/rubric-ato/3698739-glava-pentagonu-pogovoriv-iz-reznikovim-pered-ramstajnom.html" text:style-name="Internet_20_link" text:visited-style-name="Visited_20_Internet_20_Link">
<text:span text:style-name="T4">
 RAMSTAY </text:span>
</text:a>
据乌克林福姆报道，4月21日，根据美国空军“拉姆斯坦” Unimechina <text:a xlink:type="simple" xlink:href="https://www.ukrinform.ua/rubric-ato/3698632-u-minoboroni-nimeccini-rozpovili-aki-pitanna-obgovoruvatimut-na-ramstajni.html" text:style-name="Internet_20_link" text:visited-style-name="Visited_20_Internet_20_Link">
</text:a>
 .</text:p>
      <text:p text:style-name="P4">
News Source: <text:a xlink:type="simple" xlink:href="https://www.ukrinform.ua/rubric-ato/3698958-na-bazi-ramstajn-projsla-zustric-tankovoi-koalicii-reznikov-rozpoviv-pro-rezultati.html" text:style-name="Internet_20_link" text:visited-style-name="Visited_20_Internet_20_Link">
https://www.ukrinform.ua/rubric-ato/3698958-na-bazi-ramstajn-projsla-zustric-tankovoi-koalicii-reznikov-rozpoviv-pro-rezultati.html</text:a>
</text:p>
      <!--NEWS-->
      <text:h text:style-name="P10" text:outline-level="1">
<text:span text:style-name="T4">
乌克兰自由摔跤队在过去10年中度过了最成功的CHE</text:span>
</text:h>
      <text:p text:style-name="P4">
作者: Ukrinform (Person)</text:p>
      <text:p text:style-name="P4">
出版商: Укринформ (Organization)</text:p>
      <text:p text:style-name="P4">
出版时间: 2023-04-21T16:25:21+03:00</text:p>
      <text:p text:style-name="P4">
修改时间: 2023-04-21T16:25:21+03:00</text:p>
      <text:p text:style-name="P4">
描述: 蓝色和黄色成为锦标赛的第四大球队。  - 乌克林。</text:p>
      <text:p text:style-name="P4">
图片: ["<text:a xlink:type="simple" xlink:href="https://static.ukrinform.com/photos/2023_04/thumb_files/630_360_1682083435-128.jpg" text:style-name="Internet_20_link" text:visited-style-name="Visited_20_Internet_20_Link">
630_360_16820...</text:a>
"]</text:p>
      <text:p text:style-name="P4">
标签: ['вільна боротьба']</text:p>
      <text:p text:style-name="P4">
类型: Article</text:p>
      <!--METADATA-->
      <text:p text:style-name="P4">
<draw:frame draw:style-name="fr1" draw:name="Image57" text:anchor-type="as-char" svg:width="6.9236in" svg:height="3.956343in" draw:z-index="0">
<draw:image xlink:href="../Images/yкринформ/2023-04-21T16-25-21-03-00/630_360_1682083435-128.jpg" xlink:type="simple" xlink:show="embed" xlink:actuate="onLoad" draw:mime-type="image/jpeg"/>
</draw:frame>
蓝色和黄色成为锦标赛的第四大球队。</text:p>
      <text:p text:style-name="P4">
据《乌克林福姆》报道，乌克兰已从萨格勒布的一场比赛中毕业，总共有三枚奖牌。</text:p>
      <text:p text:style-name="P4">
Vasily Mikhailov成为萨格勒布欧洲的冠军(重量类别高达79公斤)，在欧洲冠军的最后十年中，米哈伊洛夫的胜利是乌克兰男子队的第一个胜利。</text:p>
      <text:p text:style-name="P4">
Erica Arushanyan的资产中的“青铜”(最多65公斤)和Igor Nikiforuk(最多70公斤).</text:p>
      <text:p text:style-name="P4">
Відтак, Україна закінчила турнір із четвертим найкращим показником. Найкращимина турнірі стали борці Азербайджану (2金，3银，2个青铜). Післярозподілу нагород за ґатунками «синьо-жовті» посіли підсумкове шосте місце впідсумковому медальному заліку.</text:p>
      <text:p text:style-name="P4">
За медальним доробком Євро-2023 — найуспішніший для України у вільній боротьбаза останні 10 років. Саме у 2013-му українець Павло Олійник став чемпіономЄвропи у вазі до 96 кг.</text:p>
      <text:p text:style-name="P4">
<text:span text:style-name="T4">
Читайте також:</text:span>
 <text:a xlink:type="simple" xlink:href="https://www.ukrinform.ua/rubric-sports/3698584-ukrainka-belinska-druga-na-ce-z-borotbi.html" text:style-name="Internet_20_link" text:visited-style-name="Visited_20_Internet_20_Link">
 </text:a>
正如乌克林福姆早些时候报道的那样，乌克兰人利瓦奇和贝林斯卡亚从战斗中赢得了银牌。</text:p>
      <text:p text:style-name="P4">
照片：uww.org</text:p>
      <text:p text:style-name="P4">
News Source: <text:a xlink:type="simple" xlink:href="https://www.ukrinform.ua/rubric-sports/3698950-zbirna-ukraini-z-vilnoi-borotbi-provela-najuspisnisij-ce-za-ostanni-10-rokiv.html" text:style-name="Internet_20_link" text:visited-style-name="Visited_20_Internet_20_Link">
https://www.ukrinform.ua/rubric-sports/3698950-zbirna-ukraini-z-vilnoi-borotbi-provela-najuspisnisij-ce-za-ostanni-10-rokiv.html</text:a>
</text:p>
      <!--NEWS-->
      <text:h text:style-name="P10" text:outline-level="1">
<text:span text:style-name="T4">
资本警察应在空气警报期间停止小巴-KSCA</text:span>
</text:h>
      <text:p text:style-name="P4">
作者: Ukrinform (Person)</text:p>
      <text:p text:style-name="P4">
出版商: Укринформ (Organization)</text:p>
      <text:p text:style-name="P4">
出版时间: 2023-04-21T16:26:46+03:00</text:p>
      <text:p text:style-name="P4">
修改时间: 2023-04-21T16:26:46+03:00</text:p>
      <text:p text:style-name="P4">
描述: 在基辅，巡逻警察应阻止包括私人运输公司在内的公共交通工具，要求乘客有机会在庇护所中保护自己免受敌对炮击。  - 乌克林。</text:p>
      <text:p text:style-name="P4">
图片: ["<text:a xlink:type="simple" xlink:href="https://static.ukrinform.com/photos/2023_04/thumb_files/630_360_1682079992-183.jpg" text:style-name="Internet_20_link" text:visited-style-name="Visited_20_Internet_20_Link">
630_360_16820...</text:a>
"]</text:p>
      <text:p text:style-name="P4">
标签: ['КМДА', 'Поліція', 'Війна з росією', 'Повітряна тривога']</text:p>
      <text:p text:style-name="P4">
类型: Article</text:p>
      <!--METADATA-->
      <text:p text:style-name="P4">
<draw:frame draw:style-name="fr1" draw:name="Image58" text:anchor-type="as-char" svg:width="6.9236in" svg:height="3.956343in" draw:z-index="0">
<draw:image xlink:href="../Images/yкринформ/2023-04-21T16-26-46-03-00/630_360_1682079992-183.jpg" xlink:type="simple" xlink:show="embed" xlink:actuate="onLoad" draw:mime-type="image/jpeg"/>
</draw:frame>
在京VPATROO警察局，在空气警报期间，应停止公共交通工具，包括私人航空公司，以要求在避难所中保护自己免受敌人的炮击。</text:p>
      <text:p text:style-name="P4">
KSCA市政安全部门主任罗马·塔卡库克(Roman Tkachuk)说，乌克林福姆的posconference。</text:p>
      <text:p text:style-name="P4">
“运输部(KSCA- ed。)指示他准备QR码停止，以阅读电话附近的保护结构。 而且，私人承运人不遵守该市辩护的决定，我们已经与巡逻警察谈论了这一事实，他们应该在空气警报期间停止，包括私人运营商，并为他们提供对人口的保护。” Tkachuk说。 。</text:p>
      <text:p text:style-name="P4">
<text:span text:style-name="T4">
另请阅读：</text:span>
 <text:a xlink:type="simple" xlink:href="https://www.ukrinform.ua/rubric-kyiv/3698930-cimalo-ukrittiv-u-stolici-ne-pristosovani-dla-malomobilnogo-naselenna-kmda.html" text:style-name="Internet_20_link" text:visited-style-name="Visited_20_Internet_20_Link">
</text:a>
他强调，无论在宣布空气焦虑时，都应合法地维护首都的每个居民和宾客。 根据KSCA部门的说法，Tkachuk补充说，80％的资本停止设备有或至少在地下传递以保护它们。</text:p>
      <text:p text:style-name="P4">
据报道，自2022年8月1日以来，在基辅(Kyiv)，陆地运输公司负责空气警报，乘客应离开沙龙并通过最近的庇护所。</text:p>
      <text:p text:style-name="P4">
News Source: <text:a xlink:type="simple" xlink:href="https://www.ukrinform.ua/rubric-kyiv/3698951-stolicna-policia-mae-zupinati-marsrutki-pid-cas-povitranoi-trivogi-kmda.html" text:style-name="Internet_20_link" text:visited-style-name="Visited_20_Internet_20_Link">
https://www.ukrinform.ua/rubric-kyiv/3698951-stolicna-policia-mae-zupinati-marsrutki-pid-cas-povitranoi-trivogi-kmda.html</text:a>
</text:p>
      <!--NEWS-->
      <text:h text:style-name="P10" text:outline-level="1">
<text:span text:style-name="T4">
Ukrnafta与波兰Orlen建立合作伙伴关系</text:span>
</text:h>
      <text:p text:style-name="P4">
作者: Ukrinform (Person)</text:p>
      <text:p text:style-name="P4">
出版商: Укринформ (Organization)</text:p>
      <text:p text:style-name="P4">
出版时间: 2023-04-21T16:29:53+03:00</text:p>
      <text:p text:style-name="P4">
修改时间: 2023-04-21T16:29:53+03:00</text:p>
      <text:p text:style-name="P4">
描述: Ukrnafta和波兰州PKN Orlen石油和天然气问题正计划合作。  - 乌克林。</text:p>
      <text:p text:style-name="P4">
图片: ["<text:a xlink:type="simple" xlink:href="https://static.ukrinform.com/photos/2023_04/thumb_files/630_360_1682083646-706.png" text:style-name="Internet_20_link" text:visited-style-name="Visited_20_Internet_20_Link">
630_360_16820...</text:a>
"]</text:p>
      <text:p text:style-name="P4">
标签: ['Укрнафта', 'PKN Orlen']</text:p>
      <text:p text:style-name="P4">
类型: Article</text:p>
      <!--METADATA-->
      <text:p text:style-name="P4">
<draw:frame draw:style-name="fr1" draw:name="Image59" text:anchor-type="as-char" svg:width="6.9236in" svg:height="3.956343in" draw:z-index="0">
<draw:image xlink:href="../Images/yкринформ/2023-04-21T16-29-53-03-00/630_360_1682083646-706.png" xlink:type="simple" xlink:show="embed" xlink:actuate="onLoad" draw:mime-type="image/png"/>
</draw:frame>
UKRNAFTATA波兰州PKN Orlen计划合作。</text:p>
      <text:p text:style-name="P4">
根据乌克林福姆的说法，新闻服务报告<text:a xlink:type="simple" xlink:href="https://www.ukrnafta.com/ukrnafta-rozvyvae-mizhnarodne-partnerstvo-orlen" text:style-name="Internet_20_link" text:visited-style-name="Visited_20_Internet_20_Link">
</text:a>
。</text:p>
      <text:p text:style-name="P4">
值得注意的是，今天，PJSC“ Ukrnafta” Sergikoretsky的主任与PKN Orlen董事长Daniel Obatek的会议发生了会议，而关注的裸照。</text:p>
      <text:p text:style-name="P4">
在会议期间，公司的代表讨论了合作在许多领域进行清晰计划的机会。 科茨基的细节承诺了结果。</text:p>
      <text:p text:style-name="P4">
<text:span text:style-name="T4">
另请阅读：</text:span>
 <text:a xlink:type="simple" xlink:href="https://www.ukrinform.ua/rubric-economy/3695565-ukrnafta-zaversila-i-kvartal-z-cistim-pributkom-43-milarda.html" text:style-name="Internet_20_link" text:visited-style-name="Visited_20_Internet_20_Link">
<text:span text:style-name="T4">
 ukrnafta </text:span>
</text:a>
据报道，波兰国家石油和天然气问题PKN Orlen终止了与俄罗斯公司“ Tatnafta”的合同，而无需支付罚款<text:a xlink:type="simple" xlink:href="https://www.ukrinform.ua/tag-sankcii" text:style-name="Internet_20_link" text:visited-style-name="Visited_20_Internet_20_Link">
</text:a>
停止了俄罗斯联邦的石油供应后。  _照片：ukrnafta _</text:p>
      <text:p text:style-name="P4">
News Source: <text:a xlink:type="simple" xlink:href="https://www.ukrinform.ua/rubric-economy/3698953-ukrnafta-rozvivae-partnerstvo-z-polskim-orlen.html" text:style-name="Internet_20_link" text:visited-style-name="Visited_20_Internet_20_Link">
https://www.ukrinform.ua/rubric-economy/3698953-ukrnafta-rozvivae-partnerstvo-z-polskim-orlen.html</text:a>
</text:p>
      <!--NEWS-->
      <text:h text:style-name="P10" text:outline-level="1">
<text:span text:style-name="T4">
在Mukachevo，一个儿童剧院节“ Latorica的刺激”开始了</text:span>
</text:h>
      <text:p text:style-name="P4">
作者: Ukrinform (Person)</text:p>
      <text:p text:style-name="P4">
出版商: Укринформ (Organization)</text:p>
      <text:p text:style-name="P4">
出版时间: 2023-04-21T16:29:59+03:00</text:p>
      <text:p text:style-name="P4">
修改时间: 2023-04-21T16:29:59+03:00</text:p>
      <text:p text:style-name="P4">
描述: 在Transcarpathia的Mukachevo中，开放了儿童剧院节“ Abline of Latorica”。  - 乌克林。</text:p>
      <text:p text:style-name="P4">
图片: ["<text:a xlink:type="simple" xlink:href="https://static.ukrinform.com/photos/2023_04/thumb_files/630_360_1682083213-5333.jpeg" text:style-name="Internet_20_link" text:visited-style-name="Visited_20_Internet_20_Link">
630_360_16820...</text:a>
", "<text:a xlink:type="simple" xlink:href="https://static.ukrinform.com/photos/2023_04/thumb_files/630_360_1682083212-1745.jpeg" text:style-name="Internet_20_link" text:visited-style-name="Visited_20_Internet_20_Link">
630_360_16820...</text:a>
", "<text:a xlink:type="simple" xlink:href="https://static.ukrinform.com/photos/2023_04/thumb_files/630_360_1682083212-8801.jpeg" text:style-name="Internet_20_link" text:visited-style-name="Visited_20_Internet_20_Link">
630_360_16820...</text:a>
", "<text:a xlink:type="simple" xlink:href="https://static.ukrinform.com/photos/2023_04/thumb_files/630_360_1682083212-8254.jpeg" text:style-name="Internet_20_link" text:visited-style-name="Visited_20_Internet_20_Link">
630_360_16820...</text:a>
", "<text:a xlink:type="simple" xlink:href="https://static.ukrinform.com/photos/2023_04/thumb_files/630_360_1682083212-6161.jpeg" text:style-name="Internet_20_link" text:visited-style-name="Visited_20_Internet_20_Link">
630_360_16820...</text:a>
", "<text:a xlink:type="simple" xlink:href="https://static.ukrinform.com/photos/2023_04/thumb_files/630_360_1682083212-2140.jpeg" text:style-name="Internet_20_link" text:visited-style-name="Visited_20_Internet_20_Link">
630_360_16820...</text:a>
", "<text:a xlink:type="simple" xlink:href="https://static.ukrinform.com/photos/2023_04/thumb_files/630_360_1682083212-4128.jpeg" text:style-name="Internet_20_link" text:visited-style-name="Visited_20_Internet_20_Link">
630_360_16820...</text:a>
", "<text:a xlink:type="simple" xlink:href="https://static.ukrinform.com/photos/2023_04/thumb_files/630_360_1682083213-4130.jpeg" text:style-name="Internet_20_link" text:visited-style-name="Visited_20_Internet_20_Link">
630_360_16820...</text:a>
", "<text:a xlink:type="simple" xlink:href="https://static.ukrinform.com/photos/2023_04/thumb_files/630_360_1682083213-2420.jpeg" text:style-name="Internet_20_link" text:visited-style-name="Visited_20_Internet_20_Link">
630_360_16820...</text:a>
", "<text:a xlink:type="simple" xlink:href="https://static.ukrinform.com/photos/2023_04/thumb_files/630_360_1682083213-3227.jpeg" text:style-name="Internet_20_link" text:visited-style-name="Visited_20_Internet_20_Link">
630_360_16820...</text:a>
", "<text:a xlink:type="simple" xlink:href="https://static.ukrinform.com/photos/2023_04/thumb_files/630_360_1682083213-9002.jpeg" text:style-name="Internet_20_link" text:visited-style-name="Visited_20_Internet_20_Link">
630_360_16820...</text:a>
", "<text:a xlink:type="simple" xlink:href="https://static.ukrinform.com/photos/2023_04/thumb_files/630_360_1682083213-9150.jpeg" text:style-name="Internet_20_link" text:visited-style-name="Visited_20_Internet_20_Link">
630_360_16820...</text:a>
", "<text:a xlink:type="simple" xlink:href="https://static.ukrinform.com/photos/2023_04/thumb_files/630_360_1682083214-4520.jpeg" text:style-name="Internet_20_link" text:visited-style-name="Visited_20_Internet_20_Link">
630_360_16820...</text:a>
", "<text:a xlink:type="simple" xlink:href="https://static.ukrinform.com/photos/2023_04/thumb_files/630_360_1682083214-4294.jpeg" text:style-name="Internet_20_link" text:visited-style-name="Visited_20_Internet_20_Link">
630_360_16820...</text:a>
"]</text:p>
      <text:p text:style-name="P4">
标签: ['Фестиваль', 'Мукачево', 'Закарпаття']</text:p>
      <text:p text:style-name="P4">
类型: Article</text:p>
      <!--METADATA-->
      <text:p text:style-name="P4">
<draw:frame draw:style-name="fr1" draw:name="Image60" text:anchor-type="as-char" svg:width="6.9236in" svg:height="3.956343in" draw:z-index="0">
<draw:image xlink:href="../Images/yкринформ/2023-04-21T16-29-59-03-00/630_360_1682083213-5333.jpeg" xlink:type="simple" xlink:show="embed" xlink:actuate="onLoad" draw:mime-type="image/jpeg"/>
</draw:frame>
Transcarpathia的Umukachev开幕了儿童剧院节“与同上”。</text:p>
      <text:p text:style-name="P4">
这是在[]中报道的(https://www.facebook.com/mukachevo.rada/posts/pfbid02Vu5KGvU639VeKHh1hzd5kD63NoGjmLmKkLowzYZH9auuZf6pLdHyGzf5dr3Tkyu7l)Mukachevo市议会，乌克林福姆报道。</text:p>
      <text:p text:style-name="P4">
值得注意的是，今年的周年节已经在城市举行。</text:p>
      <text:p text:style-name="P4">
根据该报告，哈尔基夫，基辅，敖德萨，文尼萨，伊万诺·弗兰基夫斯克，里凡尼，瑞文，科诺托普，卡米安妮丝 -   - 帕迪尔斯基，乌兹高戈罗德，乌兹戈罗德和剧院集体的17个年轻剧院来自Mukachevo。</text:p>
      <text:p text:style-name="P4">
<text:span text:style-name="T4">
另请阅读：</text:span>
 <text:a xlink:type="simple" xlink:href="https://www.ukrinform.ua/rubric-culture/3697912-u-gruzii-projde-festival-ukrainskogo-mistectva-bouquet-kyiv-stage.html" text:style-name="Internet_20_link" text:visited-style-name="Visited_20_Internet_20_Link">
<text:span text:style-name="T4">
节日</text:span>
</text:a>
</text:p>
      <text:p text:style-name="P4">
他们将在五天内展示17场表演。</text:p>
      <text:p text:style-name="P4">
在城市中央广场的开放期间，剧院团体 - 音乐节的参加者。 年轻的剧院展示了一张名片，并介绍了象征性的武器“ Koryatovich王子”。</text:p>
      <text:p text:style-name="P4">
<text:span text:style-name="T4">
另请阅读：</text:span>
 <text:a xlink:type="simple" xlink:href="https://www.ukrinform.ua/rubric-diaspora/3697125-u-baku-vidbuvsa-blagodijnij-festivalarmarok-vesnanka.html" text:style-name="Internet_20_link" text:visited-style-name="Visited_20_Internet_20_Link">
<text:span text:style-name="T4">
节日</text:span>
</text:a>
4月23日将举办颁奖典礼。</text:p>
      <text:p text:style-name="P4">
News Source: <text:a xlink:type="simple" xlink:href="https://www.ukrinform.ua/rubric-culture/3698955-u-mukacevi-rozpocavsa-ditacij-teatralnij-festival-impreza-nad-latoriceu.html" text:style-name="Internet_20_link" text:visited-style-name="Visited_20_Internet_20_Link">
https://www.ukrinform.ua/rubric-culture/3698955-u-mukacevi-rozpocavsa-ditacij-teatralnij-festival-impreza-nad-latoriceu.html</text:a>
</text:p>
      <!--NEWS-->
      <text:h text:style-name="P10" text:outline-level="1">
<text:span text:style-name="T4">
ukrposhta推出了带有不同地区复活节彩蛋的品牌</text:span>
</text:h>
      <text:p text:style-name="P4">
作者: Ukrinform (Person)</text:p>
      <text:p text:style-name="P4">
出版商: Укринформ (Organization)</text:p>
      <text:p text:style-name="P4">
出版时间: 2023-04-21T16:31:27+03:00</text:p>
      <text:p text:style-name="P4">
修改时间: 2023-04-21T16:31:27+03:00</text:p>
      <text:p text:style-name="P4">
描述: 从4月21日星期五开始，乌克普沙塔（Ukrposhta）品牌拥有乌克兰不同地区的复活节彩蛋。  - 乌克林。</text:p>
      <text:p text:style-name="P4">
图片: ["<text:a xlink:type="simple" xlink:href="https://static.ukrinform.com/photos/2023_04/thumb_files/630_360_1682083611-191.jpg" text:style-name="Internet_20_link" text:visited-style-name="Visited_20_Internet_20_Link">
630_360_16820...</text:a>
", "<text:a xlink:type="simple" xlink:href="https://static.ukrinform.com/photos/2023_04/1682083611-906.jpg" text:style-name="Internet_20_link" text:visited-style-name="Visited_20_Internet_20_Link">
1682083611-90...</text:a>
", "<text:a xlink:type="simple" xlink:href="https://static.ukrinform.com/photos/2023_04/1682083612-434.jpg" text:style-name="Internet_20_link" text:visited-style-name="Visited_20_Internet_20_Link">
1682083612-43...</text:a>
", "<text:a xlink:type="simple" xlink:href="https://static.ukrinform.com/photos/2023_04/1682083611-716.jpg" text:style-name="Internet_20_link" text:visited-style-name="Visited_20_Internet_20_Link">
1682083611-71...</text:a>
"]</text:p>
      <text:p text:style-name="P4">
标签: ['Марка', 'Укрпошта', 'Писанка']</text:p>
      <text:p text:style-name="P4">
类型: Article</text:p>
      <!--METADATA-->
      <text:p text:style-name="P4">
<draw:frame draw:style-name="fr1" draw:name="Image61" text:anchor-type="as-char" svg:width="6.9236in" svg:height="3.951966in" draw:z-index="0">
<draw:image xlink:href="../Images/yкринформ/2023-04-21T16-31-27-03-00/630_360_1682083611-191.jpg" xlink:type="simple" xlink:show="embed" xlink:actuate="onLoad" draw:mime-type="image/jpeg"/>
</draw:frame>
PYATNYTSIA，4月21日，Ukrposhta品牌拥有乌克兰不同地区的复活节彩蛋。</text:p>
      <text:p text:style-name="P4">
根据乌克里福特(Ukrinform(https://t.me/igorsmelyansky/2133)。</text:p>
      <text:p text:style-name="P4">
“我们的复活节彩蛋比敌人更强大，从今天开始，在分支机构和邮政上购买的复活节彩蛋很昂贵<text:a xlink:type="simple" xlink:href="https://bit.ly/3owqa2o" text:style-name="Internet_20_link" text:visited-style-name="Visited_20_Internet_20_Link">
</text:a>
”， - 在消息中go。</text:p>
      <text:p text:style-name="P4">
<draw:frame draw:style-name="fr1" draw:name="Image62" text:anchor-type="as-char" svg:width="6.9236in" svg:height="6.9236in" draw:z-index="0">
<draw:image xlink:href="../Images/yкринформ/2023-04-21T16-31-27-03-00/1682083611-906.jpg" xlink:type="simple" xlink:show="embed" xlink:actuate="onLoad" draw:mime-type="image/jpeg"/>
</draw:frame>
用他的话来说，复活节彩蛋很困难，因为乌克兰人的祖先在泰赫卡的每种模式中都赋予了他们的含义和神圣的重要性。</text:p>
      <text:p text:style-name="P4">
<text:span text:style-name="T4">
另请阅读：</text:span>
 <text:a xlink:type="simple" xlink:href="https://www.ukrinform.ua/rubric-society/3694717-ukrposta-vistavit-na-prodaz-tisacu-marok-russkij-voennij-korabl-sob-zibrati-na-dron.html" text:style-name="Internet_20_link" text:visited-style-name="Visited_20_Internet_20_Link">
<text:span text:style-name="T4">
 ukrposhta </text:span>
</text:a>
</text:p>
      <text:p text:style-name="P4">
<draw:frame draw:style-name="fr1" draw:name="Image63" text:anchor-type="as-char" svg:width="6.9236in" svg:height="6.9236in" draw:z-index="0">
<draw:image xlink:href="../Images/yкринформ/2023-04-21T16-31-27-03-00/1682083612-434.jpg" xlink:type="simple" xlink:show="embed" xlink:actuate="onLoad" draw:mime-type="image/jpeg"/>
</draw:frame>
Smilyansky补充说：“例如，LVIV地区的十字架描绘了一个带有装饰品“ Kachachilapka”的十字架，这种印刷品被认为是一种魅力。”</text:p>
      <text:p text:style-name="P4">
<draw:frame draw:style-name="fr1" draw:name="Image64" text:anchor-type="as-char" svg:width="6.9236in" svg:height="6.9236in" draw:z-index="0">
<draw:image xlink:href="../Images/yкринформ/2023-04-21T16-31-27-03-00/1682083611-716.jpg" xlink:type="simple" xlink:show="embed" xlink:actuate="onLoad" draw:mime-type="image/jpeg"/>
</draw:frame>
正如乌克林福姆报道的那样，在Vinnitsa中发布了独家<text:a xlink:type="simple" xlink:href="https://www.ukrinform.ua/rubric-regions/3696119-u-vinnici-vipustili-postovu-marku-na-cest-tvorca-persogo-benzinovogo-dviguna.html" text:style-name="Internet_20_link" text:visited-style-name="Visited_20_Internet_20_Link">
</text:a>
世界上第一个卡尔·苯子汽油发动机。  照片：ukrposhta</text:p>
      <text:p text:style-name="P4">
News Source: <text:a xlink:type="simple" xlink:href="https://www.ukrinform.ua/rubric-society/3698956-ukrposta-zapustila-v-obig-marki-z-pisankami-riznih-regioniv.html" text:style-name="Internet_20_link" text:visited-style-name="Visited_20_Internet_20_Link">
https://www.ukrinform.ua/rubric-society/3698956-ukrposta-zapustila-v-obig-marki-z-pisankami-riznih-regioniv.html</text:a>
</text:p>
      <!--NEWS-->
      <text:h text:style-name="P10" text:outline-level="1">
<text:span text:style-name="T4">
阿尔巴尼亚取消了俄罗斯人的签证豁免</text:span>
</text:h>
      <text:p text:style-name="P4">
作者: Ukrinform (Person)</text:p>
      <text:p text:style-name="P4">
出版商: Укринформ (Organization)</text:p>
      <text:p text:style-name="P4">
出版时间: 2023-04-21T16:35:00+03:00</text:p>
      <text:p text:style-name="P4">
修改时间: 2023-04-21T16:35:00+03:00</text:p>
      <text:p text:style-name="P4">
描述: 阿尔巴尼亚共和国废除了俄罗斯公民的无签证政权。  - 乌克林。</text:p>
      <text:p text:style-name="P4">
图片: ["<text:a xlink:type="simple" xlink:href="https://static.ukrinform.com/photos/2017_04/thumb_files/630_360_1491836790-7196.jpg" text:style-name="Internet_20_link" text:visited-style-name="Visited_20_Internet_20_Link">
630_360_14918...</text:a>
"]</text:p>
      <text:p text:style-name="P4">
标签: ['Албанія', 'Безвізовий режим', 'росія']</text:p>
      <text:p text:style-name="P4">
类型: Article</text:p>
      <!--METADATA-->
      <text:p text:style-name="P4">
<draw:frame draw:style-name="fr1" draw:name="Image65" text:anchor-type="as-char" svg:width="6.9236in" svg:height="3.956343in" draw:z-index="0">
<draw:image xlink:href="../Images/yкринформ/2023-04-21T16-35-00-03-00/630_360_1491836790-7196.jpg" xlink:type="simple" xlink:show="embed" xlink:actuate="onLoad" draw:mime-type="image/jpeg"/>
</draw:frame>
阿尔巴尼亚共和国废除了俄罗斯公民的无签证政权。</text:p>
      <text:p text:style-name="P4">
正如乌克林福姆报道的那样，这有报道<text:a xlink:type="simple" xlink:href="https://ambasadat.gov.al/russia/ru/article/%D0%B2%D0%B5%D1%81%D1%8C%D0%BC%D0%B0-%D1%81%D1%80%D0%BE%D1%87%D0%BD%D0%BE-%D0%BE%D0%B1-%D0%BE%D1%82%D0%BC%D0%B5%D0%BD%D0%B5-%D0%B1%D0%B5%D0%B7%D0%B2%D0%B8%D0%B7%D0%BE%D0%B2%D0%BE%D0%B3%D0%BE-%D1%80%D0%B5%D0%B6%D0%B8%D0%BC%D0%B0-%D0%B4%D0%BB%D1%8F-%D0%B3%D1%80%D0%B0%D0%B6%D0%B4%D0%B0%D0%BD-%D1%80%D0%BE%D1%81%D1%81%D0%B8%D0%B9%D1%81%D0%BA%D0%BE%D0%B9-%D1%84%D0%B5%D0%B4%D0%B5%D1%80%D0%B0%D1%86%D0%B8%D0%B8" text:style-name="Internet_20_link" text:visited-style-name="Visited_20_Internet_20_Link">
</text:a>
阿尔巴尼亚大使馆在俄罗斯联邦。</text:p>
      <text:p text:style-name="P4">
“根据日期为20.04.2023的阿尔巴尼亚共和国理事会的修正案，第29.12.2021号的第858号第858号废除了公民联合会的免费签证政权(每年5月1日至9月30日)»， - 证词读取。</text:p>
      <text:p text:style-name="P4">
阿尔巴尼亚大使馆指出，要访问该国，俄罗斯人将需要根据这次旅行的目的进行签证。</text:p>
      <text:p text:style-name="P4">
<text:span text:style-name="T4">
另请阅读：</text:span>
 <text:a xlink:type="simple" xlink:href="https://www.ukrinform.ua/rubric-world/3686208-cehia-pripinae-vidacu-viz-rosianam-ta-bilorusam-z-drugim-gromadanstvom.html" text:style-name="Internet_20_link" text:visited-style-name="Visited_20_Internet_20_Link">
</text:a>
正如乌克林福姆报道的那样，阿尔巴尼亚政府一直持续到今年9月，乌克兰保护期<text:a xlink:type="simple" xlink:href="https://www.ukrinform.ua/tag-bizenci" text:style-name="Internet_20_link" text:visited-style-name="Visited_20_Internet_20_Link">
</text:a>
由于俄罗斯的结果，轻率地离开了乌克兰。</text:p>
      <text:p text:style-name="P4">
在2022年2月对俄罗斯的全面入侵开始后，该专辑采用了数百名乌克兰妇女和儿童，主要是该国最大的沿海城市Durres。</text:p>
      <text:p text:style-name="P4">
News Source: <text:a xlink:type="simple" xlink:href="https://www.ukrinform.ua/rubric-ato/3698960-albania-skasuvala-bezviz-dla-rosian.html" text:style-name="Internet_20_link" text:visited-style-name="Visited_20_Internet_20_Link">
https://www.ukrinform.ua/rubric-ato/3698960-albania-skasuvala-bezviz-dla-rosian.html</text:a>
</text:p>
      <!--NEWS-->
      <text:h text:style-name="P10" text:outline-level="1">
<text:span text:style-name="T4">
乌克兰改善了钢铁生产商的世界评级</text:span>
</text:h>
      <text:p text:style-name="P4">
作者: Ukrinform (Person)</text:p>
      <text:p text:style-name="P4">
出版商: Укринформ (Organization)</text:p>
      <text:p text:style-name="P4">
出版时间: 2023-04-21T16:36:07+03:00</text:p>
      <text:p text:style-name="P4">
修改时间: 2023-04-21T16:36:07+03:00</text:p>
      <text:p text:style-name="P4">
描述: 根据2023年第一季度的结果，乌克兰在钢铁生产商的评级中从64个国家中的31个上升到第28位。  - 乌克林。</text:p>
      <text:p text:style-name="P4">
图片: ["<text:a xlink:type="simple" xlink:href="https://static.ukrinform.com/photos/2018_10/thumb_files/630_360_1539348972-435.jpg" text:style-name="Internet_20_link" text:visited-style-name="Visited_20_Internet_20_Link">
630_360_15393...</text:a>
", "<text:a xlink:type="simple" xlink:href="https://static.ukrinform.com/photos/2023_04/1682083908-553.jpg" text:style-name="Internet_20_link" text:visited-style-name="Visited_20_Internet_20_Link">
1682083908-55...</text:a>
"]</text:p>
      <text:p text:style-name="P4">
标签: ['Металургія', 'Рейтинг', 'Україна']</text:p>
      <text:p text:style-name="P4">
类型: Article</text:p>
      <!--METADATA-->
      <text:p text:style-name="P4">
<draw:frame draw:style-name="fr1" draw:name="Image66" text:anchor-type="as-char" svg:width="6.9236in" svg:height="3.956343in" draw:z-index="0">
<draw:image xlink:href="../Images/yкринформ/2023-04-21T16-36-07-03-00/630_360_1539348972-435.jpg" xlink:type="simple" xlink:show="embed" xlink:actuate="onLoad" draw:mime-type="image/jpeg"/>
</draw:frame>
2023年第一季度的犯罪嫌疑人以乌克兰钢铁制造商的评级从64个国家提高到第28位。</text:p>
      <text:p text:style-name="P4">
正如乌克林福姆报道的那样，op []报告了(https://www.ukrmetprom.org/ukraina-u-svitovomu-metalurgiynomu-v-23/)认可世界钢铁协会_._</text:p>
      <text:p text:style-name="P4">
“ 2023年1月至3月的钢铁冶炼世界为4.5930亿吨，比1月至3月2022年1月至3月的指标低0.09％。(4590万吨). <text:a xlink:type="simple" xlink:href="https://www.ukrinform.ua/tag-ukraina" text:style-name="Internet_20_link" text:visited-style-name="Visited_20_Internet_20_Link">
</text:a>
 (相对于2022年3月，124万吨，或33.78％。)在64个钢铁制造商中，它从31升至28。”消息写道。</text:p>
      <text:p text:style-name="P4">
<draw:frame draw:style-name="fr1" draw:name="Image67" text:anchor-type="as-char" svg:width="6.9236in" svg:height="6.480321in" draw:z-index="0">
<draw:image xlink:href="../Images/yкринформ/2023-04-21T16-36-07-03-00/1682083908-553.jpg" xlink:type="simple" xlink:show="embed" xlink:actuate="onLoad" draw:mime-type="image/jpeg"/>
</draw:frame>
同样在2023年1月3月，该国的冶金企业是3488万吨铸铁，其中32293万吨 -  A域方法和25.95吨直接恢复的方法。 这比2022年三个月高3.09％。(33841万吨).</text:p>
      <text:p text:style-name="P4">
Україна серед 40 країн-виробників чавуну посідає 19 місце, виготовивши упершому кварталі 1,20 млн т, або 34,26% відносно січня-березня 2022 р.</text:p>
      <text:p text:style-name="P4">
<text:span text:style-name="T4">
Читайте також:</text:span>
 <text:a xlink:type="simple" xlink:href="https://www.ukrinform.ua/rubric-economy/3679910-ukrainska-metalurgia-prodovzue-skorocuvati-obsagi-virobnictva.html" text:style-name="Internet_20_link" text:visited-style-name="Visited_20_Internet_20_Link">
 </text:a>
冶金生产商的世界领导者是中国2.6156亿蒸钢和2.1983亿吨的铸铁。</text:p>
      <text:p text:style-name="P4">
据报道，在2023年1月至3月期间<text:a xlink:type="simple" xlink:href="https://www.ukrinform.ua/rubric-economy/3694428-ukrainski-metalurgi-virobili-za-kvartal-12-miljona-tonn-tretinu-vid-obsagiv-minulogo-roku.html" text:style-name="Internet_20_link" text:visited-style-name="Visited_20_Internet_20_Link">
</text:a>
等于2022年第一季度生产指标的33.8％(365万). Чавуну за звітний період було вироблено 1,2 млн т (相对于2022年1月至3月相比，为34.3％。).</text:p>
      <text:p text:style-name="P4">
News Source: <text:a xlink:type="simple" xlink:href="https://www.ukrinform.ua/rubric-economy/3698959-ukraina-polipsila-rezultat-u-svitovomu-rejtingu-virobnikiv-stali.html" text:style-name="Internet_20_link" text:visited-style-name="Visited_20_Internet_20_Link">
https://www.ukrinform.ua/rubric-economy/3698959-ukraina-polipsila-rezultat-u-svitovomu-rejtingu-virobnikiv-stali.html</text:a>
</text:p>
      <!--NEWS-->
      <text:h text:style-name="P10" text:outline-level="1">
<text:span text:style-name="T4">
NAFTOGAZ计划吸引美国公司增加乌克兰的产量</text:span>
</text:h>
      <text:p text:style-name="P4">
作者: Ukrinform (Person)</text:p>
      <text:p text:style-name="P4">
出版商: Укринформ (Organization)</text:p>
      <text:p text:style-name="P4">
出版时间: 2023-04-21T16:39:48+03:00</text:p>
      <text:p text:style-name="P4">
修改时间: 2023-04-21T16:39:48+03:00</text:p>
      <text:p text:style-name="P4">
描述: 乌克兰的Naftogaz正在致力于美国公司的参与 - 其技术，专业知识和投资，以增加乌克兰的产量。  - 乌克林。</text:p>
      <text:p text:style-name="P4">
图片: ["<text:a xlink:type="simple" xlink:href="https://static.ukrinform.com/photos/2023_04/thumb_files/630_360_1682084263-174.jpg" text:style-name="Internet_20_link" text:visited-style-name="Visited_20_Internet_20_Link">
630_360_16820...</text:a>
"]</text:p>
      <text:p text:style-name="P4">
标签: ['Нафтогаз', 'США', 'Чернишов']</text:p>
      <text:p text:style-name="P4">
类型: Article</text:p>
      <!--METADATA-->
      <text:p text:style-name="P4">
<draw:frame draw:style-name="fr1" draw:name="Image68" text:anchor-type="as-char" svg:width="6.9236in" svg:height="3.956343in" draw:z-index="0">
<draw:image xlink:href="../Images/yкринформ/2023-04-21T16-39-48-03-00/630_360_1682084263-174.jpg" xlink:type="simple" xlink:show="embed" xlink:actuate="onLoad" draw:mime-type="image/jpeg"/>
</draw:frame>
乌克兰的Naftogaz正在致力于美国公司的参与 - 其技术，专业知识和投资，以增加乌克兰的产量。</text:p>
      <text:p text:style-name="P4">
这是由Naftogaz Group Alexey Chernyshov在与美国国务大臣的一次会议上，以及为乌克兰Jeffrey Payett提供的援助，目前的服务[]报告[]报告<text:a xlink:type="simple" xlink:href="https://www.naftogaz.com/news/oleksiy-chernyshov-met-with-jeffrey-payette" text:style-name="Internet_20_link" text:visited-style-name="Visited_20_Internet_20_Link">
</text:a>
。</text:p>
      <text:p text:style-name="P4">
“我们谈到了许多问题。 从乌克兰在欧洲能源安全体系中的新作用开始，并以公司管理改革的实施结束。”</text:p>
      <text:p text:style-name="P4">
<text:span text:style-name="T4">
另请阅读：</text:span>
 <text:a xlink:type="simple" xlink:href="https://www.ukrinform.ua/rubric-economy/3694010-ukrnafta-zaprosue-investoriv-do-proektiv-z-rozvidki-ta-rozrobki-rodovis.html" text:style-name="Internet_20_link" text:visited-style-name="Visited_20_Internet_20_Link">
</text:a>
他感谢乌克兰的持续对话和支持，并表示对进一步合作的信心。</text:p>
      <text:p text:style-name="P4">
据报道，乌克兰的NJSC naftogaz希望加强与欧洲合作伙伴在地下天然气存储设施中存放天然气的合作<text:a xlink:type="simple" xlink:href="https://www.ukrinform.ua/tag-gaz" text:style-name="Internet_20_link" text:visited-style-name="Visited_20_Internet_20_Link">
</text:a>
。</text:p>
      <text:p text:style-name="P4">
<text:span text:style-name="T5">
foto：naftogaz</text:span>
</text:p>
      <text:p text:style-name="P4">
News Source: <text:a xlink:type="simple" xlink:href="https://www.ukrinform.ua/rubric-economy/3698961-naftogaz-planue-zalucati-amerikanski-kompanii-dla-zbilsenna-vidobutku-v-ukraini.html" text:style-name="Internet_20_link" text:visited-style-name="Visited_20_Internet_20_Link">
https://www.ukrinform.ua/rubric-economy/3698961-naftogaz-planue-zalucati-amerikanski-kompanii-dla-zbilsenna-vidobutku-v-ukraini.html</text:a>
</text:p>
      <!--NEWS-->
      <text:h text:style-name="P10" text:outline-level="1">
<text:span text:style-name="T4">
在Airfrot Avenue上，将在几乎在5月底之前部分限制流量</text:span>
</text:h>
      <text:p text:style-name="P4">
作者: Ukrinform (Person)</text:p>
      <text:p text:style-name="P4">
出版商: Укринформ (Organization)</text:p>
      <text:p text:style-name="P4">
出版时间: 2023-04-21T16:45:36+03:00</text:p>
      <text:p text:style-name="P4">
修改时间: 2023-04-21T16:45:36+03:00</text:p>
      <text:p text:style-name="P4">
描述: 在Airflot Avenue的首都，交通将在4月22日至5月28日部分限制。  - 乌克林。</text:p>
      <text:p text:style-name="P4">
图片: ["<text:a xlink:type="simple" xlink:href="https://static.ukrinform.com/photos/2023_04/thumb_files/630_360_1682084494-556.jpg" text:style-name="Internet_20_link" text:visited-style-name="Visited_20_Internet_20_Link">
630_360_16820...</text:a>
"]</text:p>
      <text:p text:style-name="P4">
标签: ['Дороги', 'Київ', 'Ремонт']</text:p>
      <text:p text:style-name="P4">
类型: Article</text:p>
      <!--METADATA-->
      <text:p text:style-name="P4">
<draw:frame draw:style-name="fr1" draw:name="Image69" text:anchor-type="as-char" svg:width="6.9236in" svg:height="3.956343in" draw:z-index="0">
<draw:image xlink:href="../Images/yкринформ/2023-04-21T16-45-36-03-00/630_360_1682084494-556.jpg" xlink:type="simple" xlink:show="embed" xlink:actuate="onLoad" draw:mime-type="image/jpeg"/>
</draw:frame>
在Stolysza，Airflotsky Avenue将部分限制4月22日至28日的交通。</text:p>
      <text:p text:style-name="P4">
关于<text:a xlink:type="simple" xlink:href="https://t.me/KyivCityOfficial/6535" text:style-name="Internet_20_link" text:visited-style-name="Visited_20_Internet_20_Link">
</text:a>
乌克林福姆报道，基辅城市政府报告说。</text:p>
      <text:p text:style-name="P4">
“在Airfrot Avenue上，交通将于4月22日至28日部分限制。 从塞瓦斯托波尔广场(Sevastopol Square)到诺瓦街(Nova Street)的道路开始大修将Avitroflotsky Proventun广场大修。”验证写道。</text:p>
      <text:p text:style-name="P4">
值得注意的是，在第一阶段，交通将从Simizdikovsky的街道部分限制到Smilyanskaya街。</text:p>
      <text:p text:style-name="P4">
<text:span text:style-name="T4">
另请阅读：</text:span>
 <text:a xlink:type="simple" xlink:href="https://www.ukrinform.ua/rubric-kyiv/3696900-u-kievi-castkovo-obmezili-ruh-do-25-kvitna-na-perehresti-vulic-vilde-ta-bekeskinoi.html" text:style-name="Internet_20_link" text:visited-style-name="Visited_20_Internet_20_Link">
</text:a>
正如乌克林福姆报道的那样，在首都的大多数地区开始为十字路口配备方面，一般而言，他们计划在[]附近装备<text:a xlink:type="simple" xlink:href="https://www.ukrinform.ua/rubric-kyiv/3697499-u-kievi-cogoric-oblastuut-blizko-40-kilcevih-rozvazok.html" text:style-name="Internet_20_link" text:visited-style-name="Visited_20_Internet_20_Link">
</text:a>
提高交通安全。  <text:span text:style-name="T5">
来自开源的照片</text:span>
</text:p>
      <text:p text:style-name="P4">
News Source: <text:a xlink:type="simple" xlink:href="https://www.ukrinform.ua/rubric-kyiv/3698963-na-povitroflotskomu-prospekti-castkovo-obmezat-ruh-majze-do-kinca-travna.html" text:style-name="Internet_20_link" text:visited-style-name="Visited_20_Internet_20_Link">
https://www.ukrinform.ua/rubric-kyiv/3698963-na-povitroflotskomu-prospekti-castkovo-obmezat-ruh-majze-do-kinca-travna.html</text:a>
</text:p>
      <!--NEWS-->
      <text:h text:style-name="P10" text:outline-level="1">
<text:span text:style-name="T4">
卡纳托沃机场开火的俄罗斯机场：SBU报告了怀疑</text:span>
</text:h>
      <text:p text:style-name="P4">
作者: Ukrinform (Person)</text:p>
      <text:p text:style-name="P4">
出版商: Укринформ (Organization)</text:p>
      <text:p text:style-name="P4">
出版时间: 2023-04-21T16:47:00+03:00</text:p>
      <text:p text:style-name="P4">
修改时间: 2023-04-21T16:47:00+03:00</text:p>
      <text:p text:style-name="P4">
描述: 乌克兰的安全局报道了军方的怀疑，其行动导致受害者和在基洛维格拉德地区的卡纳托沃机场俄罗斯入侵者发射火箭射击后毁坏了设备。  - 乌克林。</text:p>
      <text:p text:style-name="P4">
图片: ["<text:a xlink:type="simple" xlink:href="https://static.ukrinform.com/photos/2023_04/thumb_files/630_360_1682084728-499.jpg" text:style-name="Internet_20_link" text:visited-style-name="Visited_20_Internet_20_Link">
630_360_16820...</text:a>
"]</text:p>
      <text:p text:style-name="P4">
标签: ['Обстріл', 'СБУ', 'Кіровоградщина', 'Війна з росією']</text:p>
      <text:p text:style-name="P4">
类型: Article</text:p>
      <!--METADATA-->
      <text:p text:style-name="P4">
<draw:frame draw:style-name="fr1" draw:name="Image70" text:anchor-type="as-char" svg:width="6.9236in" svg:height="3.956343in" draw:z-index="0">
<draw:image xlink:href="../Images/yкринформ/2023-04-21T16-47-00-03-00/630_360_1682084728-499.jpg" xlink:type="simple" xlink:show="embed" xlink:actuate="onLoad" draw:mime-type="image/jpeg"/>
</draw:frame>
乌克兰的服务报道了对军方的怀疑，他们的行动导致受害者遭受了俄罗斯卡纳托沃(Kanatovo)在基洛维格拉德地区的俄罗斯入侵者的火箭射击。</text:p>
      <text:p text:style-name="P4">
正如Ukrinform报道的那样，SBU在[]中报告(https://t.me/SBUkr/8054?fbclid=IwAR0E3h2ejDaiqPstYL93IcaJXl_DzgJiMZiNDBemT6DiOaB9-eVidNL7yUM).</text:p>
      <text:p text:style-name="P4">
"За матеріалами СБУ повідомлено про підозру військовослужбовцю, колишньомувиконувачу обов’язків командира однієї із частин Сил спеціальних операції,Роману Червінському", - ідеться у повідомленні.</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span text:style-name="T4">
СБУ</text:span>
 </text:a>
根据调查的材料，他的未经授权的行动导致2022年夏天，卡纳托沃飞机场的敌人的火箭发射器。</text:p>
      <text:p text:style-name="P4">
怀疑是根据艺术第5部分宣布的。 乌克兰刑法的426-1(超过权力或官方当局的军事官员).</text:p>
      <text:p text:style-name="P4">
За матеріалами справи, цей фігурант разом з іншими особами самовільно вирішилипровести так звану "спецоперацію" – заволодіти літаком повітряно-космічних силрф російський пілот нібито погодився на пропозицію перейти на бік України.</text:p>
      <text:p text:style-name="P4">
<text:span text:style-name="T4">
Читайте також:</text:span>
 <text:a xlink:type="simple" xlink:href="https://www.ukrinform.ua/rubric-ato/3698454-hotili-vkrasti-vorozij-litak-ale-naskodili-ukraini-sbu-zavela-spravu-na-vijskovih.html" text:style-name="Internet_20_link" text:visited-style-name="Visited_20_Internet_20_Link">
 <text:span text:style-name="T4">
СБУ</text:span>
 </text:a>
尽管SBU被否认并且未经相关国家机构的同意，但仍进行了“操作”。</text:p>
      <text:p text:style-name="P4">
结果，敌人收到了有关乌克兰空军和乌克兰飞机在卡纳托夫空军空军中的位置的数据。</text:p>
      <text:p text:style-name="P4">
“ SBU和GUR ME立即表达了他们对这样的计划的评论，它在其他州机构中没有成功。毕竟，特别的行动隐藏了多个犯罪行动。但是有些人决定自行决定采取行动，” Vasyl Malyuk说。” 。</text:p>
      <text:p text:style-name="P4">
<text:span text:style-name="T4">
另请阅读：</text:span>
 <text:a xlink:type="simple" xlink:href="https://www.ukrinform.ua/rubric-ato/3698264-sbu-identifikuvala-kombata-rosgvardii-akij-viddavav-nakaz-truiti-ukrainciv-u-gazovih-kamerah.html" text:style-name="Internet_20_link" text:visited-style-name="Visited_20_Internet_20_Link">
<text:span text:style-name="T4">
 sbu </text:span>
</text:a>
婴儿强调“没有技巧将有助于避免责任”。</text:p>
      <text:p text:style-name="P4">
据他说：“一名无人行动导致了一个乌克兰 - 纳瓦尔和伤口17人的死亡，他应该受到惩罚。”乌克兰武装部队的两名战斗人员被彻底摧毁，黎明以及其他设备和建筑物受到重大破坏。</text:p>
      <text:p text:style-name="P4">
<text:span text:style-name="T4">
另请阅读：</text:span>
 <text:a xlink:type="simple" xlink:href="https://www.ukrinform.ua/rubric-ato/3698035-u-gur-nagorodili-specpriznacenciv-sbu-aki-zvilnali-zmiinij.html" text:style-name="Internet_20_link" text:visited-style-name="Visited_20_Internet_20_Link">
<text:span text:style-name="T4">
 sbu </text:span>
</text:a>
调查正在进行中。 正在采取复杂的措施来吸引所有人。</text:p>
      <text:p text:style-name="P4">
根据SBU的负责人<text:a xlink:type="simple" xlink:href="https://interfax.com.ua/news/interview/905447.html" text:style-name="Internet_20_link" text:visited-style-name="Visited_20_Internet_20_Link">
</text:a>
，Chervinsky实际上是一个愿望，因为将近八个月没有出现在服务中。</text:p>
      <text:p text:style-name="P4">
该婴儿报告说，DBR对刑事法典的刑事诉讼程序407开放(未经授权放弃军事单位或服务地点).</text:p>
      <text:p text:style-name="P4">
"Але ніякі хитрощі не допоможуть уникнути відповідальності. На мою думку,негідник, дії якого призвели до смерті одного українського військового йпоранення ще сімнадцяти, має понести заслужене покарання. Справді, окреміперсонажі вирішили, що можуть самовільно провести так звану спецоперацію ізаволодіти російським літаком. Вони розпочали спілкування з ворожим пілотом,який нібито погодився перейти на бік України", - наголосив Малюк.</text:p>
      <text:p text:style-name="P4">
За його словами, СБУ та ГУР МО одразу висловили свої зауваження щодо цьогоплану, його не погодили інші державні органи, оскільки спецоперація містилабагато ризиків, "але окремі люди вирішили діяти на власний розсуд".</text:p>
      <text:p text:style-name="P4">
"Як наслідок - ворожий борт не роздобули, натомість ворог дізнався, дерозміщувалися українські літаки й особовий склад. І завдав ракетного удару.Загинув командир військової частини, а 17 захисників дістали поранення. Некажучи вже про повністю розбиті два бойові винищувачі, зруйновану злітнусмугу, іншу техніку та будівлі", - розповів голова СБУ.</text:p>
      <text:p text:style-name="P4">
"Очевидно, що дії Червінського, які призвели до таких наслідків, потребуютьправової оцінки. СБУ відкрила кримінальне провадження. Тому все логічно і зазаконом", - підсумував керівник української спецслужби.</text:p>
      <text:p text:style-name="P4">
За інформацією <text:a xlink:type="simple" xlink:href="https://www.gp.gov.ua/ua/posts/znishhennya-vorogom-viiskovogo-aerodromu-vo-komandira-odnijeyi-iz-viiskovix-castin-povidomleno-pro-pidozru-u-perevishhenni-povnovazen" text:style-name="Internet_20_link" text:visited-style-name="Visited_20_Internet_20_Link">
 </text:a>
关于涉嫌当事方，正在法院为使用拘留形式的旅行措施准备一份请愿书。</text:p>
      <text:p text:style-name="P4">
News Source: <text:a xlink:type="simple" xlink:href="https://www.ukrinform.ua/rubric-society/3698964-obstril-rosianami-aerodromu-kanatove-sbu-povidomila-pro-pidozru-eksbijcu-sso.html" text:style-name="Internet_20_link" text:visited-style-name="Visited_20_Internet_20_Link">
https://www.ukrinform.ua/rubric-society/3698964-obstril-rosianami-aerodromu-kanatove-sbu-povidomila-pro-pidozru-eksbijcu-sso.html</text:a>
</text:p>
      <!--NEWS-->
      <text:h text:style-name="P10" text:outline-level="1">
<text:span text:style-name="T4">
乌克兰设法建立了入侵者尸体向俄罗斯的转移 - 帮助红十字会</text:span>
</text:h>
      <text:p text:style-name="P4">
作者: Ukrinform (Person)</text:p>
      <text:p text:style-name="P4">
出版商: Укринформ (Organization)</text:p>
      <text:p text:style-name="P4">
出版时间: 2023-04-21T16:48:00+03:00</text:p>
      <text:p text:style-name="P4">
修改时间: 2023-04-21T16:48:00+03:00</text:p>
      <text:p text:style-name="P4">
描述: 乌克兰在特殊情况下失踪人员的专员办公室已与俄罗斯一方建立了俄罗斯联邦死者尸体的转移。 这使您可以更快地返回角色的身体。  - 乌克林。</text:p>
      <text:p text:style-name="P4">
图片: ["<text:a xlink:type="simple" xlink:href="https://static.ukrinform.com/photos/2023_04/thumb_files/630_360_1682084658-951.jpg" text:style-name="Internet_20_link" text:visited-style-name="Visited_20_Internet_20_Link">
630_360_16820...</text:a>
"]</text:p>
      <text:p text:style-name="P4">
标签: ['Загибель', 'Російські військові', 'Червоний Хрест', 'Війна з росією']</text:p>
      <text:p text:style-name="P4">
类型: Article</text:p>
      <!--METADATA-->
      <text:p text:style-name="P4">
<draw:frame draw:style-name="fr1" draw:name="Image71" text:anchor-type="as-char" svg:width="6.9236in" svg:height="3.956343in" draw:z-index="0">
<draw:image xlink:href="../Images/yкринформ/2023-04-21T16-48-00-03-00/630_360_1682084658-951.jpg" xlink:type="simple" xlink:show="embed" xlink:actuate="onLoad" draw:mime-type="image/jpeg"/>
</draw:frame>
乌克兰专员的专员办公室在俄罗斯方面建立了俄罗斯尸体的尸体。这使您可以更快地将其英雄的尸体归还。</text:p>
      <text:p text:style-name="P4">
乌克林福姆(Ukrinform)对特殊情况下消失的人Oleg Kotenko的评论宣布了这一点。</text:p>
      <text:p text:style-name="P4">
“我们确实通过国际红十字会通过国际红十字会与传输机构进行了联系。 我们说，我们不称其为交换 - 尸体的传输，遣返以尽快返回方式。 他们也问自己的问题，但我肯定知道，在冰箱中，他们知道在乌克兰的领土上，我们的死者还有很多。” Kotenko报道。</text:p>
      <text:p text:style-name="P4">
<text:span text:style-name="T4">
另请阅读：</text:span>
 <text:a xlink:type="simple" xlink:href="https://www.ukrinform.ua/rubric-ato/3697572-zniklimi-bezvisti-vvazaut-ponad-7-tisac-ukrainskih-vijskovih-kotenko.html" text:style-name="Internet_20_link" text:visited-style-name="Visited_20_Internet_20_Link">
<text:span text:style-name="T4">
 kotenko </text:span>
</text:a>
他说，俄罗斯人有时会用名字来寻找军队的尸体，然后乌克兰简单地传达了他们。 专员保证：“但是有一个我们要来的公式。”</text:p>
      <text:p text:style-name="P4">
<text:span text:style-name="T4">
另请阅读：</text:span>
 <text:a xlink:type="simple" xlink:href="https://www.ukrinform.ua/rubric-society/3697736-u-minoboroni-zaklikaut-ne-povidomlati-pro-smert-vijskovogo-ranise-za-oficijne-pidtverdzenna.html" text:style-name="Internet_20_link" text:visited-style-name="Visited_20_Internet_20_Link">
</text:a>
正如乌克林福姆报道的，在评论中<text:a xlink:type="simple" xlink:href="https://www.reuters.com/world/europe/ukrainian-servicemen-load-bodies-russian-soldiers-onto-refrigerated-rail-cars-2022-05-13/" text:style-name="Internet_20_link" text:visited-style-name="Visited_20_Internet_20_Link">
</text:a>
乌克兰民事合作负责人Volodymyr Lyamzin表示，乌克兰准备恢复死者的尸体<text:a xlink:type="simple" xlink:href="https://www.ukrinform.ua/tag-rosijski-vijskovi" text:style-name="Internet_20_link" text:visited-style-name="Visited_20_Internet_20_Link">
</text:a>
根据国际人道主义法则行事。</text:p>
      <text:p text:style-name="P4">
News Source: <text:a xlink:type="simple" xlink:href="https://www.ukrinform.ua/rubric-ato/3698967-ukraini-vdalosa-nalagoditi-peredacu-til-zagarbnikiv-u-rosiu-dopomig-cervonij-hrest.html" text:style-name="Internet_20_link" text:visited-style-name="Visited_20_Internet_20_Link">
https://www.ukrinform.ua/rubric-ato/3698967-ukraini-vdalosa-nalagoditi-peredacu-til-zagarbnikiv-u-rosiu-dopomig-cervonij-hrest.html</text:a>
</text:p>
      <!--NEWS-->
      <text:h text:style-name="P10" text:outline-level="1">
<text:span text:style-name="T4">
建议理事会在戒严令时通过终止航行的法案</text:span>
</text:h>
      <text:p text:style-name="P4">
作者: Ukrinform (Person)</text:p>
      <text:p text:style-name="P4">
出版商: Укринформ (Organization)</text:p>
      <text:p text:style-name="P4">
出版时间: 2023-04-21T16:50:00+03:00</text:p>
      <text:p text:style-name="P4">
修改时间: 2023-04-21T16:50:00+03:00</text:p>
      <text:p text:style-name="P4">
描述: Verkhovna RadA运输和基础设施委员会建议议会采用一项法案，该法案将在戒严或紧急状态期间暂时停止航行。  - 乌克林。</text:p>
      <text:p text:style-name="P4">
图片: ["<text:a xlink:type="simple" xlink:href="https://static.ukrinform.com/photos/2016_04/thumb_files/630_360_1461981359-8574.jpg" text:style-name="Internet_20_link" text:visited-style-name="Visited_20_Internet_20_Link">
630_360_14619...</text:a>
"]</text:p>
      <text:p text:style-name="P4">
标签: ['Воєнний стан', 'Законопроєкт', 'Верховна Рада', 'Судноплавство']</text:p>
      <text:p text:style-name="P4">
类型: Article</text:p>
      <!--METADATA-->
      <text:p text:style-name="P4">
<draw:frame draw:style-name="fr1" draw:name="Image72" text:anchor-type="as-char" svg:width="6.9236in" svg:height="3.956343in" draw:z-index="0">
<draw:image xlink:href="../Images/yкринформ/2023-04-21T16-50-00-03-00/630_360_1461981359-8574.jpg" xlink:type="simple" xlink:show="embed" xlink:actuate="onLoad" draw:mime-type="image/jpeg"/>
</draw:frame>
运输和基础设施委员会建议议会对一项法案进行审判，该法案将在戒严或紧急状态期间暂时停止航行。</text:p>
      <text:p text:style-name="P4">
这报告了<text:a xlink:type="simple" xlink:href="https://www.rada.gov.ua/news/news_kom/235609.html" text:style-name="Internet_20_link" text:visited-style-name="Visited_20_Internet_20_Link">
</text:a>
，报道乌克林福姆。</text:p>
      <text:p text:style-name="P4">
“乌克兰法律修正案”的“运输和基础设施委员会是为了审议法律的审议” <text:a xlink:type="simple" xlink:href="https://www.ukrinform.ua/tag-transport" text:style-name="Internet_20_link" text:visited-style-name="Visited_20_Internet_20_Link">
</text:a>
»关于引入戒严令或紧急状态的冒险，“注册号7651”，消息是。</text:p>
      <text:p text:style-name="P4">
法律草案允许管理导航，可以暂时清除危险区域的导航，这是由于进行战斗或引入非凡的枪声。</text:p>
      <text:p text:style-name="P4">
值得注意的是，现行的内部水运输法规定，内部水道在内部水道上是一年的，并确定可能在某些地区航行时确定泰特航行中断的案件的警惕列表内部水道可能会停止。 在戒严期内，该清单不会被导航扣除。 为此，制定了第7651号法案。</text:p>
      <text:p text:style-name="P4">
<text:span text:style-name="T4">
另请阅读：</text:span>
 <text:a xlink:type="simple" xlink:href="https://www.ukrinform.ua/rubric-economy/3685505-ukrainske-dunajske-paroplavstvo-pogodilo-perejmenuvanna-12-suden.html" text:style-name="Internet_20_link" text:visited-style-name="Visited_20_Internet_20_Link">
</text:a>
据报道，4月，第六届行政上诉法院拒绝了内阁第1499号决议的内阁决议，该决议已考虑到国际要求和实践，并重新订购了水手准备和文凭的制度。</text:p>
      <text:p text:style-name="P4">
从更新的程序开始后两个月，超过1,200名水手收到了资格文件，只有80名水手 - 这是一个合理的拒绝。</text:p>
      <text:p text:style-name="P4">
News Source: <text:a xlink:type="simple" xlink:href="https://www.ukrinform.ua/rubric-economy/3698968-radi-rekomenduut-uhvaliti-zakonoproekt-pro-pripinenna-sudnoplavstva-na-cas-voennogo-stanu.html" text:style-name="Internet_20_link" text:visited-style-name="Visited_20_Internet_20_Link">
https://www.ukrinform.ua/rubric-economy/3698968-radi-rekomenduut-uhvaliti-zakonoproekt-pro-pripinenna-sudnoplavstva-na-cas-voennogo-stanu.html</text:a>
</text:p>
      <!--NEWS-->
      <text:h text:style-name="P10" text:outline-level="1">
<text:span text:style-name="T4">
Zelensky会见了EBRD总统</text:span>
</text:h>
      <text:p text:style-name="P4">
作者: Ukrinform (Person)</text:p>
      <text:p text:style-name="P4">
出版商: Укринформ (Organization)</text:p>
      <text:p text:style-name="P4">
出版时间: 2023-04-21T16:52:00+03:00</text:p>
      <text:p text:style-name="P4">
修改时间: 2023-04-21T16:52:00+03:00</text:p>
      <text:p text:style-name="P4">
描述: 乌克兰Volodymyr Zelensky总裁与欧洲重建与发展银行（EBRD）Ovil Renau-Basso主管举行了一次会议，讨论了实施乌克兰恢复和发展项目的实施。  - 乌克林。</text:p>
      <text:p text:style-name="P4">
图片: ["<text:a xlink:type="simple" xlink:href="https://static.ukrinform.com/photos/2023_04/thumb_files/630_360_1682085073-970.jpeg" text:style-name="Internet_20_link" text:visited-style-name="Visited_20_Internet_20_Link">
630_360_16820...</text:a>
", "<text:a xlink:type="simple" xlink:href="https://static.ukrinform.com/photos/2023_04/1682085074-888.jpeg" text:style-name="Internet_20_link" text:visited-style-name="Visited_20_Internet_20_Link">
1682085074-88...</text:a>
"]</text:p>
      <text:p text:style-name="P4">
标签: ['ЄБРР', 'Зеленський', 'Відбудова']</text:p>
      <text:p text:style-name="P4">
类型: Article</text:p>
      <!--METADATA-->
      <text:p text:style-name="P4">
<draw:frame draw:style-name="fr1" draw:name="Image73" text:anchor-type="as-char" svg:width="6.9236in" svg:height="3.956343in" draw:z-index="0">
<draw:image xlink:href="../Images/yкринформ/2023-04-21T16-52-00-03-00/630_360_1682085073-970.jpeg" xlink:type="simple" xlink:show="embed" xlink:actuate="onLoad" draw:mime-type="image/jpeg"/>
</draw:frame>
乌克兰沃迪米尔·泽伦斯基总统与欧洲重建与发展银行的负责人举行了一次会议(EBRD)Ozil Renau-Basso讨论了乌克兰恢复和发展的实施。</text:p>
      <text:p text:style-name="P4">
正如乌克林福姆报道的那样，这有报道<text:a xlink:type="simple" xlink:href="https://www.president.gov.ua/news/glava-derzhavi-proviv-zustrich-iz-prezidentom-yebrr-82421" text:style-name="Internet_20_link" text:visited-style-name="Visited_20_Internet_20_Link">
</text:a>
.</text:p>
      <text:p text:style-name="P4">
"Глава держави подякував ЄБРР за підтримку України та реалізацію важливихпроєктів під час повномасштабного російського вторгнення. Зеленський наголосивна пріоритетності інвестицій ЄБРР саме у приватний сектор і проєкти розвиткуУкраїни", - йдеться у повідомленні.</text:p>
      <text:p text:style-name="P4">
Президент закликав ЄБРР звернути увагу на житловий сегмент і стимулюванняжитлового будівництва в Україні, зокрема в контексті реалізації державноїіпотечної програми.</text:p>
      <text:p text:style-name="P4">
Відео: <text:a xlink:type="simple" xlink:href="https://t.me/V_Zelenskiy_official/5933" text:style-name="Internet_20_link" text:visited-style-name="Visited_20_Internet_20_Link">
 </text:a>
<text:span text:style-name="T4">
另请阅读：</text:span>
 <text:a xlink:type="simple" xlink:href="https://www.ukrinform.ua/rubric-kyiv/3698931-klicko-zustrivsa-z-prezidentkou-ebrr.html" text:style-name="Internet_20_link" text:visited-style-name="Visited_20_Internet_20_Link">
<text:span text:style-name="T4">
 ebrr </text:span>
</text:a>
他专注于加快在我国所有EBRRA项目的实施。</text:p>
      <text:p text:style-name="P4">
国家负责人强调说：“在战争和紧急重建条件下，今天的速度是关键要素。”</text:p>
      <text:p text:style-name="P4">
<draw:frame draw:style-name="fr1" draw:name="Image74" text:anchor-type="as-char" svg:width="6.9236in" svg:height="4.617948in" draw:z-index="0">
<draw:image xlink:href="../Images/yкринформ/2023-04-21T16-52-00-03-00/1682085074-888.jpeg" xlink:type="simple" xlink:show="embed" xlink:actuate="onLoad" draw:mime-type="image/jpeg"/>
</draw:frame>
据乌克林福姆报道，2022年，欧洲重建和开发银行提供了2.8亿欧元，以支持乌克兰的营运资金和加工者。</text:p>
      <text:p text:style-name="P4">
<text:span text:style-name="T4">
另请阅读：</text:span>
 <text:a xlink:type="simple" xlink:href="https://www.ukrinform.ua/rubric-economy/3698763-ukraina-ta-ebrr-planuut-spilni-proekti-sodo-rozvitku-dunajskih-portiv.html" text:style-name="Internet_20_link" text:visited-style-name="Visited_20_Internet_20_Link">
<text:span text:style-name="T4">
 ebrr </text:span>
</text:a>
此外，EBRD和Ukrenergo签署了一项协议，授予3亿欧元的重建高压基础设施并确保公司的财务抵抗。</text:p>
      <text:p text:style-name="P4">
预先计划获得2023年乌克兰支持的投资组合，从EBRD开始，高达15亿欧元。</text:p>
      <text:p text:style-name="P4">
EBRD今年计划专注于乌克兰的此类工作领域，以支持公共和私营部门(特别支持小型著名业务)，用于道路建设，与内容和社区的合作以及支持能源部门的资金。</text:p>
      <text:p text:style-name="P4">
照片：作品</text:p>
      <text:p text:style-name="P4">
News Source: <text:a xlink:type="simple" xlink:href="https://www.ukrinform.ua/rubric-economy/3698969-zelenskij-zustrivsa-z-prezidentkou-ebrr.html" text:style-name="Internet_20_link" text:visited-style-name="Visited_20_Internet_20_Link">
https://www.ukrinform.ua/rubric-economy/3698969-zelenskij-zustrivsa-z-prezidentkou-ebrr.html</text:a>
</text:p>
      <!--NEWS-->
      <text:h text:style-name="P10" text:outline-level="1">
<text:span text:style-name="T4">
UPL：Zorya最少克服了“ Kolos”</text:span>
</text:h>
      <text:p text:style-name="P4">
作者: Ukrinform (Person)</text:p>
      <text:p text:style-name="P4">
出版商: Укринформ (Organization)</text:p>
      <text:p text:style-name="P4">
出版时间: 2023-04-21T16:55:58+03:00</text:p>
      <text:p text:style-name="P4">
修改时间: 2023-04-21T16:55:58+03:00</text:p>
      <text:p text:style-name="P4">
描述: 在Brazhka帐户上比赛的唯一目标。  - 乌克林。</text:p>
      <text:p text:style-name="P4">
图片: ["<text:a xlink:type="simple" xlink:href="https://static.ukrinform.com/photos/2023_04/thumb_files/630_360_1682084964-566.jpg" text:style-name="Internet_20_link" text:visited-style-name="Visited_20_Internet_20_Link">
630_360_16820...</text:a>
"]</text:p>
      <text:p text:style-name="P4">
标签: ['Футбол', 'Зоря', 'Колос Ковалівка']</text:p>
      <text:p text:style-name="P4">
类型: Article</text:p>
      <!--METADATA-->
      <text:p text:style-name="P4">
<draw:frame draw:style-name="fr1" draw:name="Image75" text:anchor-type="as-char" svg:width="6.9236in" svg:height="3.956343in" draw:z-index="0">
<draw:image xlink:href="../Images/yкринформ/2023-04-21T16-55-58-03-00/630_360_1682084964-566.jpg" xlink:type="simple" xlink:show="embed" xlink:actuate="onLoad" draw:mime-type="image/jpeg"/>
</draw:frame>
在Brazhka的得分上唯一的进球比赛。</text:p>
      <text:p text:style-name="P4">
乌克林福姆报道，在乌克兰超级联赛的第22轮中，“ Kolos”在家中取代了“黎明” -0：1。</text:p>
      <text:p text:style-name="P4">
在上半场，包皮开始进行惩罚区，给了一个兄弟，然后摇了摇门。 这个目标成为比赛中唯一的目标。</text:p>
      <text:p text:style-name="P4">
在下半场，Zorya在少数派中 -  Snuricin获得了第二次黄疸，并离开了场地。</text:p>
      <text:p text:style-name="P4">
最后，Zorya获胜，并在UPL锦标赛中排名第二，他们得到46分。 “巨人”  - 排名第六，获得30分。</text:p>
      <text:p text:style-name="P4">
<text:span text:style-name="T4">
另请阅读：</text:span>
 <text:a xlink:type="simple" xlink:href="https://www.ukrinform.ua/rubric-sports/3698878-dinamo-sahtar-istoria-protistoan-u-cempionatah-ukraini.html" text:style-name="Internet_20_link" text:visited-style-name="Visited_20_Internet_20_Link">
</text:a>
正如乌克林福姆报道的那样，明天4月22日，将举行第22轮的三场比赛，Shakhtar将举办Dynamo Central比赛，并在17：00举行会议的开始。</text:p>
      <text:p text:style-name="P4">
照片：UPL.UA</text:p>
      <text:p text:style-name="P4">
News Source: <text:a xlink:type="simple" xlink:href="https://www.ukrinform.ua/rubric-sports/3698970-upl-zora-minimalno-zdolala-kolos.html" text:style-name="Internet_20_link" text:visited-style-name="Visited_20_Internet_20_Link">
https://www.ukrinform.ua/rubric-sports/3698970-upl-zora-minimalno-zdolala-kolos.html</text:a>
</text:p>
      <!--NEWS-->
      <text:h text:style-name="P10" text:outline-level="1">
<text:span text:style-name="T4">
在莱比锡博览会上，乌克兰将与七个出版商展示</text:span>
</text:h>
      <text:p text:style-name="P4">
作者: Ukrinform (Person)</text:p>
      <text:p text:style-name="P4">
出版商: Укринформ (Organization)</text:p>
      <text:p text:style-name="P4">
出版时间: 2023-04-21T17:00:19+03:00</text:p>
      <text:p text:style-name="P4">
修改时间: 2023-04-21T17:00:19+03:00</text:p>
      <text:p text:style-name="P4">
描述: 乌克兰书籍学院将在德国的莱比锡博览会上介绍7家国内出版商，该出版商将持续4月27日至4月30日。  - 乌克林。</text:p>
      <text:p text:style-name="P4">
图片: ["<text:a xlink:type="simple" xlink:href="https://static.ukrinform.com/photos/2023_04/thumb_files/630_360_1682085515-496.jpg" text:style-name="Internet_20_link" text:visited-style-name="Visited_20_Internet_20_Link">
630_360_16820...</text:a>
"]</text:p>
      <text:p text:style-name="P4">
标签: ['Книги', 'Німеччина', 'МКІП ']</text:p>
      <text:p text:style-name="P4">
类型: Article</text:p>
      <!--METADATA-->
      <text:p text:style-name="P4">
<draw:frame draw:style-name="fr1" draw:name="Image76" text:anchor-type="as-char" svg:width="6.9236in" svg:height="3.956343in" draw:z-index="0">
<draw:image xlink:href="../Images/yкринформ/2023-04-21T17-00-19-03-00/630_360_1682085515-496.jpg" xlink:type="simple" xlink:show="embed" xlink:actuate="onLoad" draw:mime-type="image/jpeg"/>
</draw:frame>
乌克兰书籍学院将介绍德国内那格图书博览会的七个国内出版商，该出版社将持续4月27日至4月30日。</text:p>
      <text:p text:style-name="P4">
关于它报告<text:a xlink:type="simple" xlink:href="https://mkip.gov.ua/news/9016.html" text:style-name="Internet_20_link" text:visited-style-name="Visited_20_Internet_20_Link">
</text:a>
，报道乌克林福姆。</text:p>
      <text:p text:style-name="P4">
“在莱比锡博览会上，威克将呈现“ DestraceDanabliote”的博览在社交网络上。 曼迪卡(Mandica)，我们必须传达我们关于现实的真理，不是为了表达支持我们的人，而是为了证明俄罗斯对乌克兰人和乌克兰文化的罪行，” Oleksandr Koval说。</text:p>
      <text:p text:style-name="P4">
<text:span text:style-name="T4">
另请阅读：</text:span>
 <text:a xlink:type="simple" xlink:href="https://www.ukrinform.ua/rubric-society/3698740-komisia-mkip-viavila-porusenna-protipozeznoi-bezpeki-v-odnomu-z-korpusiv-lavri.html" text:style-name="Internet_20_link" text:visited-style-name="Visited_20_Internet_20_Link">
<text:span text:style-name="T4">
 mkip </text:span>
</text:a>
值得注意的是，公平的支持是由面积为110平方米的博览会提供的。 由于七个出版商：“信息的变化时间”，“ Pabula”，“ Masters”，“ Summit-Book”，“ Squirrel”，“乌克兰文化与体育”工作室“ ”。 该部门还指出，活动期间将进行零售贸易，苏联访问将能够购买所需的乌克兰出版物。</text:p>
      <text:p text:style-name="P4">
MKIP还报告说，乌克兰计划将得益于乌克兰的歌德·伊斯蒂特(Goethe-Institut)的支持。</text:p>
      <text:p text:style-name="P4">
“……我们很感激这本书博览会为乌克兰的投票提供了现场，Degoethe-Intstitut可以提出其特殊计划“记住 /重新思考 /重建”。 在这里，乌克兰和德国的知识分子四天将讨论即使在一年之后 - 言语入侵之后，仍然是众人瞩目的焦点。...这个大而重要的国家的基础，但她一直是伊布拉的动态欧洲邻国，”乌克兰的欧洲歌唱歌手 - 穆德勒(Fabian Multler)的校长说。</text:p>
      <text:p text:style-name="P4">
<text:span text:style-name="T4">
另请阅读：</text:span>
 <text:a xlink:type="simple" xlink:href="https://www.ukrinform.ua/rubric-culture/3698589-mkip-nazvalo-neprijnatnou-ucast-rosianina-u-konkursi-gorovica.html" text:style-name="Internet_20_link" text:visited-style-name="Visited_20_Internet_20_Link">
<text:span text:style-name="T4">
 mkip </text:span>
</text:a>
</text:p>
      <text:p text:style-name="P4">
乌克兰的国家立场及其自己的活动计划将由联邦文化和媒体的专员，乌克兰乌克兰的乌克兰书籍研究所Neustart Kultur，Neustart Kultur，Neustart Kultur，乌克兰的Goethe-Institut的联合努力集团的共同努力提出，乌克兰文化部，乌克兰联合会。书籍阿森纳，梅里迪安·塞尔内维茨，维也纳人类科学研究所和德国政治教育的联邦联邦机构。</text:p>
      <text:p text:style-name="P4">
<text:span text:style-name="T4">
另请阅读：</text:span>
 <text:a xlink:type="simple" xlink:href="https://www.ukrinform.ua/rubric-society/3698262-ocilnik-zapovidnika-kievopecerska-lavra-rozpoviv-pro-robotu-komisii-mkip.html" text:style-name="Internet_20_link" text:visited-style-name="Visited_20_Internet_20_Link">
<text:span text:style-name="T4">
 mkip </text:span>
</text:a>
据乌克林福姆(Ukrinform)报道，在4月18日在伦敦奥林匹亚伦敦举行的伦敦图书博览会上，乌克兰由21出版社提出。</text:p>
      <text:p text:style-name="P4">
照片：维基百科</text:p>
      <text:p text:style-name="P4">
News Source: <text:a xlink:type="simple" xlink:href="https://www.ukrinform.ua/rubric-culture/3698972-na-lejpcizkomu-knizkovomu-armarku-ukraina-prezentuvatime-stend-iz-simoma-vidavnictvami.html" text:style-name="Internet_20_link" text:visited-style-name="Visited_20_Internet_20_Link">
https://www.ukrinform.ua/rubric-culture/3698972-na-lejpcizkomu-knizkovomu-armarku-ukraina-prezentuvatime-stend-iz-simoma-vidavnictvami.html</text:a>
</text:p>
      <!--NEWS-->
      <text:h text:style-name="P10" text:outline-level="1">
<text:span text:style-name="T4">
在乌兹戈罗德（Uzhgorod），国际戏剧节“自由”开始</text:span>
</text:h>
      <text:p text:style-name="P4">
作者: Ukrinform (Person)</text:p>
      <text:p text:style-name="P4">
出版商: Укринформ (Organization)</text:p>
      <text:p text:style-name="P4">
出版时间: 2023-04-21T17:01:57+03:00</text:p>
      <text:p text:style-name="P4">
修改时间: 2023-04-21T17:01:57+03:00</text:p>
      <text:p text:style-name="P4">
描述: 在乌兹戈罗德（Uzhgorod），国际戏剧节“ Svoboda”开始了，它将在城市的不同剧院景点持续三天。  - 乌克林。</text:p>
      <text:p text:style-name="P4">
图片: ["<text:a xlink:type="simple" xlink:href="https://static.ukrinform.com/photos/2023_04/thumb_files/630_360_1682085557-808.jpg" text:style-name="Internet_20_link" text:visited-style-name="Visited_20_Internet_20_Link">
630_360_16820...</text:a>
", "<text:a xlink:type="simple" xlink:href="https://static.ukrinform.com/photos/2023_04/1682085688-431.jpg" text:style-name="Internet_20_link" text:visited-style-name="Visited_20_Internet_20_Link">
1682085688-43...</text:a>
"]</text:p>
      <text:p text:style-name="P4">
标签: ['Фестиваль', 'Театр', 'Ужгород']</text:p>
      <text:p text:style-name="P4">
类型: Article</text:p>
      <!--METADATA-->
      <text:p text:style-name="P4">
<draw:frame draw:style-name="fr1" draw:name="Image77" text:anchor-type="as-char" svg:width="6.9236in" svg:height="3.951347in" draw:z-index="0">
<draw:image xlink:href="../Images/yкринформ/2023-04-21T17-01-57-03-00/630_360_1682085557-808.jpg" xlink:type="simple" xlink:show="embed" xlink:actuate="onLoad" draw:mime-type="image/jpeg"/>
</draw:frame>
在Uzhgorodistartzing国际戏剧节“ Freedom”中，它将继续三个DNIN的城市不同的戏剧平台。</text:p>
      <text:p text:style-name="P4">
这在[]中报道了(https://www.facebook.com/permalink.php?story_fbid=pfbid0LU3TiDYF757B72hki9tzmC57g3ipJCBjZHgqxzKb3UXh4aJxVx2wNFsYC75qeS8Cl&amp;id=100064902481459)Uzhgorod市议会，据报道。</text:p>
      <text:p text:style-name="P4">
“国际戏剧节“自由”今天在乌兹戈罗德开始，”将在邮报上。</text:p>
      <text:p text:style-name="P4">
<draw:frame draw:style-name="fr1" draw:name="Image78" text:anchor-type="as-char" svg:width="6.9236in" svg:height="9.736999in" draw:z-index="0">
<draw:image xlink:href="../Images/yкринформ/2023-04-21T17-01-57-03-00/1682085688-431.jpg" xlink:type="simple" xlink:show="embed" xlink:actuate="onLoad" draw:mime-type="image/jpeg"/>
</draw:frame>
据报道，该节日将在区域剧院的大舞台上举行，跨库Patherian学术区域木偶剧院“ Bavka”以及广场上的侧面空间。 戏剧持续三天，从21到23。</text:p>
      <text:p text:style-name="P4">
参与者 - 来自意大利芬兰的斯洛伐克的乌克兰和捷克团体。</text:p>
      <text:p text:style-name="P4">
特别是，今天，4月21日，在18:00跨巡回Patherramatra的名字Shergiiv- ivano-Frankivsk国家戏剧剧院的戏剧“ Sweet Darusya”。</text:p>
      <text:p text:style-name="P4">
4月22日，星期六，下午6:00，唐内茨克学术戏剧剧院与米萨里奥波尔(Missariupol)将展示全国的表现。</text:p>
      <text:p text:style-name="P4">
4月23日，星期日，晚上6:00，Shergiivtsi将展示Donanigro的侦探历史“ Raven Scrophy Estate的幽灵”。</text:p>
      <text:p text:style-name="P4">
乌兹霍罗德市议会指出，所有表演都是免费的。</text:p>
      <text:p text:style-name="P4">
<text:span text:style-name="T4">
另请阅读：</text:span>
 <text:a xlink:type="simple" xlink:href="https://www.ukrinform.ua/rubric-culture/3697912-u-gruzii-projde-festival-ukrainskogo-mistectva-bouquet-kyiv-stage.html" text:style-name="Internet_20_link" text:visited-style-name="Visited_20_Internet_20_Link">
</text:a>
据报道，在Mukachevo也开始<text:a xlink:type="simple" xlink:href="https://www.ukrinform.ua/rubric-culture/3698955-u-mukacevi-rozpocavsa-ditacij-teatralnij-festival-impreza-nad-latoriceu.html" text:style-name="Internet_20_link" text:visited-style-name="Visited_20_Internet_20_Link">
</text:a>
“ Latorica上的帝国。”  _照片：Wikipedia _</text:p>
      <text:p text:style-name="P4">
News Source: <text:a xlink:type="simple" xlink:href="https://www.ukrinform.ua/rubric-culture/3698973-v-uzgorodi-startuvav-miznarodnij-teatralnij-festival-svoboda.html" text:style-name="Internet_20_link" text:visited-style-name="Visited_20_Internet_20_Link">
https://www.ukrinform.ua/rubric-culture/3698973-v-uzgorodi-startuvav-miznarodnij-teatralnij-festival-svoboda.html</text:a>
</text:p>
      <!--NEWS-->
      <text:h text:style-name="P10" text:outline-level="1">
<text:span text:style-name="T4">
防空，炮兵和战士的训练：雷尼科夫将乌克兰的优先事项评为拉姆斯蒂尼</text:span>
</text:h>
      <text:p text:style-name="P4">
作者: Ukrinform (Person)</text:p>
      <text:p text:style-name="P4">
出版商: Укринформ (Organization)</text:p>
      <text:p text:style-name="P4">
出版时间: 2023-04-21T17:05:00+03:00</text:p>
      <text:p text:style-name="P4">
修改时间: 2023-04-21T17:05:00+03:00</text:p>
      <text:p text:style-name="P4">
描述: 乌克兰预计，乌克兰国防联络小组会议将继续在加强防空系统，弹药的供应以及不仅武装部队军事人员的参与方面的问题，而且还参与了国家的捍卫者，还包括国家的捍卫者警卫，州税务管理局和国家警察。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Резніков', 'Зустріч Рамштайн', 'Єдині новини']</text:p>
      <text:p text:style-name="P4">
类型: Article</text:p>
      <!--METADATA-->
      <text:p text:style-name="P4">
<draw:frame draw:style-name="fr1" draw:name="Image79" text:anchor-type="as-char" svg:width="6.9236in" svg:height="3.956343in" draw:z-index="0">
<draw:image xlink:href="../Images/yкринформ/2023-04-21T17-05-00-03-00/630_360_1678276922-524.jpg" xlink:type="simple" xlink:show="embed" xlink:actuate="onLoad" draw:mime-type="image/jpeg"/>
</draw:frame>
乌克兰将继续在乌克兰国防联络小组会议上继续支持，不仅要加强防空系统，弹药的供应和培训任务的供应，不仅是武装部队服务员的培训任务，还包括SNAZ的捍卫者警卫，州税务管理局和国家警察。</text:p>
      <text:p text:style-name="P4">
根据乌克林福姆的说法，乌克兰国防部长Alexei Reznikov在一开始之前在全国电视台“ Yeninovina”的播放中告知了这一点。</text:p>
      <text:p text:style-name="P4">
“期望非常简单：要获得我们将继续支持的保证，我们的优先事项将理解：第一名是地球上的飞机，即发射器，导弹，更多，更多。 第二个是第一弹弹药，也是装甲车的弹药，继续支持它们(维修，设备等)因此，我们可以成功履行我们的计划。 当然，我们的军事训练不仅是武装部队，而且我将提出从国民警卫队，我们的辩护，国家边境部门和国家警察的守卫者训练的问题。”雷兹尼科夫说。 。</text:p>
      <text:p text:style-name="P4">
<text:span text:style-name="T4">
另请阅读：</text:span>
 <text:a xlink:type="simple" xlink:href="https://www.ukrinform.ua/rubric-ato/3698958-na-bazi-ramstajn-projsla-zustric-tankovoi-koalicii-reznikov-rozpoviv-pro-rezultati.html" text:style-name="Internet_20_link" text:visited-style-name="Visited_20_Internet_20_Link">
<text:span text:style-name="T4">
 ramstein </text:span>
</text:a>
根据乌克林福姆的说法，拉姆斯坦部长在周五进行了讨论<text:a xlink:type="simple" xlink:href="https://www.ukrinform.ua/rubric-ato/3698632-u-minoboroni-nimeccini-rozpovili-aki-pitanna-obgovoruvatimut-na-ramstajni.html" text:style-name="Internet_20_link" text:visited-style-name="Visited_20_Internet_20_Link">
</text:a>
，修理婚礼设备以及飞机的修理问题。 会议在美国西部的美国举行。 它的开始定于上午10点。</text:p>
      <text:p text:style-name="P4">
乌克兰国防联系人的参与者(SO称为“ Ramstayne”格式)向乌克兰提供了550亿美元。 安全援助。</text:p>
      <text:p text:style-name="P4">
News Source: <text:a xlink:type="simple" xlink:href="https://www.ukrinform.ua/rubric-ato/3698975-ppo-artileria-ta-viskil-bijciv-reznikov-nazvav-prioriteti-ukraini-na-ramstajni.html" text:style-name="Internet_20_link" text:visited-style-name="Visited_20_Internet_20_Link">
https://www.ukrinform.ua/rubric-ato/3698975-ppo-artileria-ta-viskil-bijciv-reznikov-nazvav-prioriteti-ukraini-na-ramstajni.html</text:a>
</text:p>
      <!--NEWS-->
      <text:h text:style-name="P10" text:outline-level="1">
<text:span text:style-name="T4">
查尔斯国王与妻子将正式开放欧洲电视网现场</text:span>
</text:h>
      <text:p text:style-name="P4">
作者: Ukrinform (Person)</text:p>
      <text:p text:style-name="P4">
出版商: Укринформ (Organization)</text:p>
      <text:p text:style-name="P4">
出版时间: 2023-04-21T17:07:00+03:00</text:p>
      <text:p text:style-name="P4">
修改时间: 2023-04-21T17:07:00+03:00</text:p>
      <text:p text:style-name="P4">
描述: Британський король Чарльз III із дружиною офіційно відкриють завісу сцени пісенного конкурсу "Євробачення-2023". — Укрінформ.</text:p>
      <text:p text:style-name="P4">
图片: ["<text:a xlink:type="simple" xlink:href="https://static.ukrinform.com/photos/2023_04/thumb_files/630_360_1682085791-954.jpg" text:style-name="Internet_20_link" text:visited-style-name="Visited_20_Internet_20_Link">
630_360_16820...</text:a>
"]</text:p>
      <text:p text:style-name="P4">
标签: ['Євробачення', 'Конкурс', 'Король', 'Музика', 'Чарльз ІІІ']</text:p>
      <text:p text:style-name="P4">
类型: Article</text:p>
      <!--METADATA-->
      <text:p text:style-name="P4">
<draw:frame draw:style-name="fr1" draw:name="Image80" text:anchor-type="as-char" svg:width="6.9236in" svg:height="3.956343in" draw:z-index="0">
<draw:image xlink:href="../Images/yкринформ/2023-04-21T17-07-00-03-00/630_360_1682085791-954.jpg" xlink:type="simple" xlink:show="embed" xlink:actuate="onLoad" draw:mime-type="image/jpeg"/>
</draw:frame>
英国国王查尔斯三世(Charles III)和他的妻子将正式开放2023年舞台比赛的面纱。</text:p>
      <text:p text:style-name="P4">
正如乌克林福姆报道的那样，它报告了<text:a xlink:type="simple" xlink:href="https://www.bbc.com/news/uk-england-merseyside-65239109" text:style-name="Internet_20_link" text:visited-style-name="Visited_20_Internet_20_Link">
</text:a>
。</text:p>
      <text:p text:style-name="P4">
下个月，利物浦将代表乌克兰战争举办一场比赛。</text:p>
      <text:p text:style-name="P4">
国王和配偶女王将在下个月中旬访问利物浦的M&amp;S银行竞技场。 他们将展示场景“ <text:a xlink:type="simple" xlink:href="https://www.ukrinform.ua/tag-evrobacenna" text:style-name="Internet_20_link" text:visited-style-name="Visited_20_Internet_20_Link">
</text:a>
-2023“并与电视比赛的代表和主持人进行沟通。</text:p>
      <text:p text:style-name="P4">
<text:span text:style-name="T4">
另请阅读：</text:span>
 <text:a xlink:type="simple" xlink:href="https://www.ukrinform.ua/rubric-culture/3695516-bbc-nazvala-ukrainskih-zirok-aki-vistupatimut-u-pivfinalah-evrobacenna.html" text:style-name="Internet_20_link" text:visited-style-name="Visited_20_Internet_20_Link">
<text:span text:style-name="T4">
 eurovachen </text:span>
</text:a>
根据组织者的说法，舞台的设计旨在创造印象，每场比赛都“揭示了乌克兰的武器”。</text:p>
      <text:p text:style-name="P4">
此外，作为他访问皇家配偶市的一部分，还访问了Verpul中央图书馆，以便与乌克兰最好的公共图书馆正式纪念她的兄弟会 - 敖德萨地区科学图书馆。</text:p>
      <text:p text:style-name="P4">
正如乌克林福姆报道的<text:a xlink:type="simple" xlink:href="https://www.ukrinform.ua/rubric-culture/3696981-u-finali-evrobacenna2023-vistupatimut-patero-ukrainskih-zaprosenih-artistiv.html" text:style-name="Internet_20_link" text:visited-style-name="Visited_20_Internet_20_Link">
</text:a>
将在2023年欧洲电视网决赛中表演。</text:p>
      <text:p text:style-name="P4">
<text:span text:style-name="T5">
foto：Facebook/王室</text:span>
</text:p>
      <text:p text:style-name="P4">
News Source: <text:a xlink:type="simple" xlink:href="https://www.ukrinform.ua/rubric-culture/3698976-korol-carlz-iz-druzinou-oficijno-vidkriut-scenu-evrobacenna.html" text:style-name="Internet_20_link" text:visited-style-name="Visited_20_Internet_20_Link">
https://www.ukrinform.ua/rubric-culture/3698976-korol-carlz-iz-druzinou-oficijno-vidkriut-scenu-evrobacenna.html</text:a>
</text:p>
      <!--NEWS-->
      <text:h text:style-name="P10" text:outline-level="1">
<text:span text:style-name="T4">
Завдані росією збитки українській промисловості та логістиці сягнули $50 мільярдів - UkraineInvest</text:span>
</text:h>
      <text:p text:style-name="P4">
作者: Ukrinform (Person)</text:p>
      <text:p text:style-name="P4">
出版商: Укринформ (Organization)</text:p>
      <text:p text:style-name="P4">
出版时间: 2023-04-21T17:08:19+03:00</text:p>
      <text:p text:style-name="P4">
修改时间: 2023-04-21T17:08:19+03:00</text:p>
      <text:p text:style-name="P4">
描述: 俄罗斯对乌克兰基础设施，工业设施和生产后勤造成的直接损失数量已增加到近500亿美元。  - 乌克林。</text:p>
      <text:p text:style-name="P4">
图片: ["<text:a xlink:type="simple" xlink:href="https://static.ukrinform.com/photos/2020_09/thumb_files/630_360_1600109943-683.jpg" text:style-name="Internet_20_link" text:visited-style-name="Visited_20_Internet_20_Link">
630_360_16001...</text:a>
"]</text:p>
      <text:p text:style-name="P4">
标签: ['Промисловість', 'росія', 'Логістика', 'Збитки']</text:p>
      <text:p text:style-name="P4">
类型: Article</text:p>
      <!--METADATA-->
      <text:p text:style-name="P4">
<draw:frame draw:style-name="fr1" draw:name="Image81" text:anchor-type="as-char" svg:width="6.9236in" svg:height="3.956343in" draw:z-index="0">
<draw:image xlink:href="../Images/yкринформ/2023-04-21T17-08-19-03-00/630_360_1600109943-683.jpg" xlink:type="simple" xlink:show="embed" xlink:actuate="onLoad" draw:mime-type="image/jpeg"/>
</draw:frame>
由俄罗斯联邦对乌克兰基础设施(生产物流的工业对象)造成的损害损害赔偿已增加到近500亿美元。</text:p>
      <text:p text:style-name="P4">
据乌克林福音通讯员称，在线论坛“ Fit Forukraine：物流中心和工业园区”中的此类数据引用了乌克兰执行董事办公室的吸引和支持乌克兰的投资Sergeynvest。</text:p>
      <text:p text:style-name="P4">
据他说，由于俄罗斯在乌克兰的全面侵略，约占仓库场所的22.5％。 总的来说，俄罗斯对我们的基础设施，工业场所和工业科学造成的直接损失估计在乌克兰网络中为近500亿美元。</text:p>
      <text:p text:style-name="P4">
“战前，我们拥有超过250万平方米。 仓库基础设施是基辅地区的绝大多数。 现在，它的总量已经发生了重大变化。 毕竟，侵略者完全或部分摧毁了约382,000平方米。 标记正方形，”祖特卡赫说。</text:p>
      <text:p text:style-name="P4">
他说，一些被破坏的物流综合大楼已经重建。ATB超市的组装网络开始恢复其两个仓库，公司“ RLS”重建了敌人损坏的仓库。</text:p>
      <text:p text:style-name="P4">
Tsivkach坚信该州应该为最佳的业务努力做出贡献。 毕竟，乌克兰希望经济迅速发展。 除其他外，生产部门需要质量和现代物流基础设施。</text:p>
      <text:p text:style-name="P4">
同时，乌克兰网不仅希望重建被摧毁的人，而且还希望在该领域推出新的投资项目。</text:p>
      <text:p text:style-name="P4">
Zivkach召回了由投资者保证的财政支持，该法律“支持在乌克兰进行大量投资的投资项目”。该文件规定提供与某些标准相对应的投资，国家保证不可限性投资ProSET，最高30％ Sumy投资。</text:p>
      <text:p text:style-name="P4">
<text:span text:style-name="T4">
另请阅读：</text:span>
 <text:a xlink:type="simple" xlink:href="https://www.ukrinform.ua/rubric-vidbudova/3696749-ssa-obgovoruut-mehanizmi-peredaci-zamorozenih-aktiviv-rf-dla-vidbudovi-ukraini.html" text:style-name="Internet_20_link" text:visited-style-name="Visited_20_Internet_20_Link">
</text:a>
</text:p>
      <text:p text:style-name="P4">
News Source: <text:a xlink:type="simple" xlink:href="https://www.ukrinform.ua/rubric-economy/3698977-zavdani-rosieu-zbitki-ukrainskij-promislovosti-ta-logistici-sagnuli-50-milardiv-ukraineinvest.html" text:style-name="Internet_20_link" text:visited-style-name="Visited_20_Internet_20_Link">
https://www.ukrinform.ua/rubric-economy/3698977-zavdani-rosieu-zbitki-ukrainskij-promislovosti-ta-logistici-sagnuli-50-milardiv-ukraineinvest.html</text:a>
</text:p>
      <!--NEWS-->
      <text:h text:style-name="P10" text:outline-level="1">
<text:span text:style-name="T4">
西班牙为乌克兰提供了大力支持 - 外交大臣阿尔伯斯</text:span>
</text:h>
      <text:p text:style-name="P4">
作者: Ukrinform (Person)</text:p>
      <text:p text:style-name="P4">
出版商: Укринформ (Organization)</text:p>
      <text:p text:style-name="P4">
出版时间: 2023-04-21T17:10:00+03:00</text:p>
      <text:p text:style-name="P4">
修改时间: 2023-04-21T17:10:00+03:00</text:p>
      <text:p text:style-name="P4">
描述: 西班牙一如既往地向乌克兰提供了大力的支持，并将继续这样做。  - 乌克林。</text:p>
      <text:p text:style-name="P4">
图片: ["<text:a xlink:type="simple" xlink:href="https://static.ukrinform.com/photos/2023_02/thumb_files/630_360_1677107847-584.jpg" text:style-name="Internet_20_link" text:visited-style-name="Visited_20_Internet_20_Link">
630_360_16771...</text:a>
"]</text:p>
      <text:p text:style-name="P4">
标签: ['Іспанія', 'МЗС']</text:p>
      <text:p text:style-name="P4">
类型: Article</text:p>
      <!--METADATA-->
      <text:p text:style-name="P4">
<draw:frame draw:style-name="fr1" draw:name="Image82" text:anchor-type="as-char" svg:width="6.9236in" svg:height="3.956343in" draw:z-index="0">
<draw:image xlink:href="../Images/yкринформ/2023-04-21T17-10-00-03-00/630_360_1677107847-584.jpg" xlink:type="simple" xlink:show="embed" xlink:actuate="onLoad" draw:mime-type="image/jpeg"/>
</draw:frame>
西班牙一如既往地向乌克兰提供了大力的支持，并继续这样做。</text:p>
      <text:p text:style-name="P4">
乌克林福音通讯员报道，西班牙外交部长何塞·曼努埃尔·阿尔伯斯(Jose Manuel Albers)在与德国同事安娜伦·伯布(Annalen Berb)的垃圾新闻发布会上说，这是21岁的。</text:p>
      <text:p text:style-name="P4">
阿尔伯斯保证，他的国家强烈谴责普京对乌克兰的非法侵略，这也是对西方价值的攻击，并寻求尽快实现和平。</text:p>
      <text:p text:style-name="P4">
“我可以向您保证，西班牙政府不会独自离开乌克兰。 让我们只要占用乌克兰，我们就会与乌克兰在一起。”外交官说。</text:p>
      <text:p text:style-name="P4">
根据她的外交部负责人的说法，西班牙采取了许多她从未做过的措施。 特别是，在过去的几个月中，采用了最大的人道主义援助计划 -  2.5亿欧元，用于重建乌克兰。米兰为乌克兰提供医疗和军事支持。</text:p>
      <text:p text:style-name="P4">
此外，西班牙已经接受了170,000多名乌克兰难民，并在乌克兰儿童融入其学校制度的水平上成为欧盟的一个国家。</text:p>
      <text:p text:style-name="P4">
近年来的危机，尤其是俄罗斯对乌克兰的战争，表明欧洲已经“长大”了外交政策合唱团中的声音变得更大，Alletreba更能做到这一点，以使这种声音变得更加强烈，变得更加强烈，阿尔巴斯说。</text:p>
      <text:p text:style-name="P4">
他还强调：“德国 - 欧盟的合作伙伴和北约盟友，我们在两个组织的所有计划中，尤其是在安全加鲁斯的所有计划中工作。” 他提到坦克和参与确保北约东侧面，波罗的海国家的安全。</text:p>
      <text:p text:style-name="P4">
贝尔博(Berbok)感谢以来西班牙自战争开始以来就站在乌克兰的一边：人道主义，财务和军事装备。 她说：“尤其是通过豹子2坦克的承诺。”</text:p>
      <text:p text:style-name="P4">
这位德国政治家保证，德国将提供所有可能的支持，并在这种情况下提到，最近爱国者和艾里斯-T已交付给乌克兰。</text:p>
      <text:p text:style-name="P4">
伯布克还表示，对俄罗斯政客和其他犯有战争和战争罪的人的制裁将继续，清单将被扩大。 “我们将继续制裁，”  - 答应并注意到目前的重点是预防绕道。</text:p>
      <text:p text:style-name="P4">
<text:span text:style-name="T4">
另请阅读：</text:span>
 <text:a xlink:type="simple" xlink:href="https://www.ukrinform.ua/rubric-ato/3697957-se-sist-tankiv-leopard-2-dla-ukraini-vze-v-ispanii.html" text:style-name="Internet_20_link" text:visited-style-name="Visited_20_Internet_20_Link">
</text:a>
</text:p>
      <text:p text:style-name="P4">
外交官还讨论了苏丹在非洲的局势，该局势受俄罗斯战争的影响，以及2023年下半年西班牙总统职位的未来。</text:p>
      <text:p text:style-name="P4">
<text:span text:style-name="T5">
foto：getTyimages</text:span>
</text:p>
      <text:p text:style-name="P4">
News Source: <text:a xlink:type="simple" xlink:href="https://www.ukrinform.ua/rubric-polytics/3698979-ispania-nadae-veliku-pidtrimku-ukraini-glava-mzs-albares.html" text:style-name="Internet_20_link" text:visited-style-name="Visited_20_Internet_20_Link">
https://www.ukrinform.ua/rubric-polytics/3698979-ispania-nadae-veliku-pidtrimku-ukraini-glava-mzs-albares.html</text:a>
</text:p>
      <!--NEWS-->
      <text:h text:style-name="P10" text:outline-level="1">
<text:span text:style-name="T4">
Krasuk：Berinchik计划于5月27日在英国战斗</text:span>
</text:h>
      <text:p text:style-name="P4">
作者: Ukrinform (Person)</text:p>
      <text:p text:style-name="P4">
出版商: Укринформ (Organization)</text:p>
      <text:p text:style-name="P4">
出版时间: 2023-04-21T17:10:11+03:00</text:p>
      <text:p text:style-name="P4">
修改时间: 2023-04-21T17:10:11+03:00</text:p>
      <text:p text:style-name="P4">
描述: 推销员亚历山大·克拉西克（Alexander Krasyuk）告诉轻量级体重丹尼斯·贝林奇克（Denis Berinchyk）（17-0，9 KO）的EBU和WBO国际冠军何时将重返赛场。  - 乌克林。</text:p>
      <text:p text:style-name="P4">
图片: ["<text:a xlink:type="simple" xlink:href="https://static.ukrinform.com/photos/2023_04/thumb_files/630_360_1682085808-390.jpeg" text:style-name="Internet_20_link" text:visited-style-name="Visited_20_Internet_20_Link">
630_360_16820...</text:a>
"]</text:p>
      <text:p text:style-name="P4">
标签: ['Бокс']</text:p>
      <text:p text:style-name="P4">
类型: Article</text:p>
      <!--METADATA-->
      <text:p text:style-name="P4">
<draw:frame draw:style-name="fr1" draw:name="Image83" text:anchor-type="as-char" svg:width="6.9236in" svg:height="3.956343in" draw:z-index="0">
<draw:image xlink:href="../Images/yкринформ/2023-04-21T17-10-11-03-00/630_360_1682085808-390.jpeg" xlink:type="simple" xlink:show="embed" xlink:actuate="onLoad" draw:mime-type="image/jpeg"/>
</draw:frame>
 ПромоутерОлександр Красюк розповів, коли повернеться в ринг чемпіон EBU та WBOInternational у легкій вазі Денис Берінчик (17-0，9 KO).</text:p>
      <text:p text:style-name="P4">
Про це він <text:a xlink:type="simple" xlink:href="https://xsport.ua/ua/boxing_s/news/oleksandr-krasyuk-pro-peremogy-mytrofanova-ta-khartsyza-mozhlyvyy-biy-usyk-dyubua-v-polshchi-poedyno_8790104/" text:style-name="Internet_20_link" text:visited-style-name="Visited_20_Internet_20_Link">
 </text:a>
乌克林福姆报道，在对HSPORT的评论中。</text:p>
      <text:p text:style-name="P4">
“我们计划在5月27日在英国进行决斗。 我们现在唯一拥有的信息可能会有所改变的信息，但是这个地方是相同的 - 英国。 但是，我们尚未确认，我们目前正在与昆士贝里的销售中锻炼。”克拉苏克说。</text:p>
      <text:p text:style-name="P4">
Berinchik必须在Usik -Fury的底卡中进行下一场战斗，但在超级Weighter Vasine中获得了绝对世界冠军的比赛。</text:p>
      <text:p text:style-name="P4">
<text:span text:style-name="T4">
另请阅读：</text:span>
 <text:a xlink:type="simple" xlink:href="https://www.ukrinform.ua/rubric-sports/3694013-berincik-majze-ves-gonorar-vid-bou-z-mendi-a-viddav-na-zsu.html" text:style-name="Internet_20_link" text:visited-style-name="Visited_20_Internet_20_Link">
<text:span text:style-name="T4">
 berinchik </text:span>
</text:a>
正如乌克林福姆(Ukrinform)报道的那样，明天是贝林奇克(Berinchyk)的最后一场战斗在2022年12月，然后击败了伊万·曼迪(Ivan Mandy)。</text:p>
      <text:p text:style-name="P4">
照片：K2促销</text:p>
      <text:p text:style-name="P4">
News Source: <text:a xlink:type="simple" xlink:href="https://www.ukrinform.ua/rubric-sports/3698978-krasuk-u-berincika-zaplanovano-bij-na-27-travna-u-velikij-britanii.html" text:style-name="Internet_20_link" text:visited-style-name="Visited_20_Internet_20_Link">
https://www.ukrinform.ua/rubric-sports/3698978-krasuk-u-berincika-zaplanovano-bij-na-27-travna-u-velikij-britanii.html</text:a>
</text:p>
      <!--NEWS-->
      <text:h text:style-name="P10" text:outline-level="1">
<text:span text:style-name="T4">
地铁将开设有关俄罗斯宣传的方法和操纵的互动展览</text:span>
</text:h>
      <text:p text:style-name="P4">
作者: Ukrinform (Person)</text:p>
      <text:p text:style-name="P4">
出版商: Укринформ (Organization)</text:p>
      <text:p text:style-name="P4">
出版时间: 2023-04-21T17:14:00+03:00</text:p>
      <text:p text:style-name="P4">
修改时间: 2023-04-21T17:14:00+03:00</text:p>
      <text:p text:style-name="P4">
描述: 从4月24日至5月24日，将在金门地铁站的大厅举行互动展览“真正的战争原因或俄罗斯宣传方式”。  - 乌克林。</text:p>
      <text:p text:style-name="P4">
图片: ["<text:a xlink:type="simple" xlink:href="https://static.ukrinform.com/photos/2023_04/thumb_files/630_360_1682086653-966.jpg" text:style-name="Internet_20_link" text:visited-style-name="Visited_20_Internet_20_Link">
630_360_16820...</text:a>
", "<text:a xlink:type="simple" xlink:href="https://static.ukrinform.com/photos/2023_04/1682086653-344.jpg" text:style-name="Internet_20_link" text:visited-style-name="Visited_20_Internet_20_Link">
1682086653-34...</text:a>
", "<text:a xlink:type="simple" xlink:href="https://static.ukrinform.com/photos/2023_04/1682086652-884.jpg" text:style-name="Internet_20_link" text:visited-style-name="Visited_20_Internet_20_Link">
1682086652-88...</text:a>
", "<text:a xlink:type="simple" xlink:href="https://static.ukrinform.com/photos/2023_04/1682086652-192.jpg" text:style-name="Internet_20_link" text:visited-style-name="Visited_20_Internet_20_Link">
1682086652-19...</text:a>
", "<text:a xlink:type="simple" xlink:href="https://static.ukrinform.com/photos/2023_04/1682086651-228.jpg" text:style-name="Internet_20_link" text:visited-style-name="Visited_20_Internet_20_Link">
1682086651-22...</text:a>
"]</text:p>
      <text:p text:style-name="P4">
标签: ['Метро', 'Пропаганда', 'Виставка', 'Київ']</text:p>
      <text:p text:style-name="P4">
类型: Article</text:p>
      <!--METADATA-->
      <text:p text:style-name="P4">
<draw:frame draw:style-name="fr1" draw:name="Image84" text:anchor-type="as-char" svg:width="6.9236in" svg:height="3.956343in" draw:z-index="0">
<draw:image xlink:href="../Images/yкринформ/2023-04-21T17-14-00-03-00/630_360_1682086653-966.jpg" xlink:type="simple" xlink:show="embed" xlink:actuate="onLoad" draw:mime-type="image/jpeg"/>
</draw:frame>
从4月24日至5月24日，介绍了金门地铁地铁的电台，这是一个互动式展览“真正的战争原因，或俄罗斯宣传的运作方式”。</text:p>
      <text:p text:style-name="P4">
组织者报告了这一乌克林。</text:p>
      <text:p text:style-name="P4">
“俄罗斯使用所有可能的选择来针对乌克兰的信息武器：假货，操纵，社会两极分化等。 宣传允许战争。 因此，我们需要了解它如何工作，以保护，保护自己和我们的信息环境。 几年来，我们一直在探索苏联和俄罗斯宣传的技术，现在想以便捷而有趣的形式借鉴这些知识。 ”。</text:p>
      <text:p text:style-name="P4">
<draw:frame draw:style-name="fr1" draw:name="Image85" text:anchor-type="as-char" svg:width="6.9236in" svg:height="3.89132in" draw:z-index="0">
<draw:image xlink:href="../Images/yкринформ/2023-04-21T17-14-00-03-00/1682086653-344.jpg" xlink:type="simple" xlink:show="embed" xlink:actuate="onLoad" draw:mime-type="image/jpeg"/>
</draw:frame>
展览的作者补充说，这种用于抵消XR技术宣传的新工具将在乌克兰的5,000所学校和公共机构和其他20个国家 /地区提供。</text:p>
      <text:p text:style-name="P4">
展览是免费的，包容的，在乌克兰英文中的每个展览的支持下。 它由30个海报组成，其中包含更多现实的要素，讲述并显示了主要方法，技术和操纵，这是俄罗斯宣传在针对乌克兰的信息战中使用的。</text:p>
      <text:p text:style-name="P4">
<draw:frame draw:style-name="fr1" draw:name="Image86" text:anchor-type="as-char" svg:width="6.9236in" svg:height="4.660609in" draw:z-index="0">
<draw:image xlink:href="../Images/yкринформ/2023-04-21T17-14-00-03-00/1682086652-884.jpg" xlink:type="simple" xlink:show="embed" xlink:actuate="onLoad" draw:mime-type="image/jpeg"/>
</draw:frame>
根据著名的事实检查器Alyona Romanyuk(“通知”倡议)，在混合战争的9年中，乌克兰事实检查员和媒体已经学会了切断和分类各种信息窗帘，并决定提出具有附着性的互动展览的新格式。</text:p>
      <text:p text:style-name="P4">
<text:span text:style-name="T4">
另请阅读：</text:span>
 <text:a xlink:type="simple" xlink:href="https://www.ukrinform.ua/rubric-kyiv/3698597-u-stolici-vidkrili-vistavku-z-istorii-sklanih-virobiv-v-ukraini.html" text:style-name="Internet_20_link" text:visited-style-name="Visited_20_Internet_20_Link">
</text:a>
</text:p>
      <text:p text:style-name="P4">
<draw:frame draw:style-name="fr1" draw:name="Image87" text:anchor-type="as-char" svg:width="6.9236in" svg:height="4.06441in" draw:z-index="0">
<draw:image xlink:href="../Images/yкринформ/2023-04-21T17-14-00-03-00/1682086652-192.jpg" xlink:type="simple" xlink:show="embed" xlink:actuate="onLoad" draw:mime-type="image/jpeg"/>
</draw:frame>
该XR展览详细说明了俄罗斯宣传体系如何建立，揭穿了多年来一直在与乌克兰作用的众所周知的假货和操纵，而酋长则显示了这可以导致战争的例子。 尤其是在展览中，Valery Korshunov使用通过分析互联网上的大量数据教授的人工智能创建了独特的海报。 因此，海报与该平台结合在一起，该平台通过该平台传播最多。</text:p>
      <text:p text:style-name="P4">
<draw:frame draw:style-name="fr1" draw:name="Image88" text:anchor-type="as-char" svg:width="6.9236in" svg:height="3.89132in" draw:z-index="0">
<draw:image xlink:href="../Images/yкринформ/2023-04-21T17-14-00-03-00/1682086651-228.jpg" xlink:type="simple" xlink:show="embed" xlink:actuate="onLoad" draw:mime-type="image/jpeg"/>
</draw:frame>
展览的独特格式对于组织来说非常简单。 为此，放置30张海报并下载Edar应用程序是足够的，而3D，AR和VR体验的所有优点就可以在没有特殊设备的情况下提供。</text:p>
      <text:p text:style-name="P4">
“乌克兰的战争向世界展示了被低估的信息和俄罗斯宣传的影响。 如果在乌克兰，我们已经了解了验证，那么在西方观众中，它的方法仍然有很强的涌入。 这就是为什么今天我们必须与其他国家分享我们的经验。 现在在西班牙，法国，斯洛伐克，捷克共和国的展览上达成了协议，我们计划在20个国家 /地区持有。 我们敦促乌克兰人在其城市举行展览，以保护自己，他们所在的俄罗斯宣传的孩子。 为了展示幻觉主义者 - 展示宣传的工作原理，以便您再也无法欺骗它。”</text:p>
      <text:p text:style-name="P4">
<text:span text:style-name="T4">
另请阅读：</text:span>
 <text:a xlink:type="simple" xlink:href="https://www.ukrinform.ua/rubric-kyiv/3698562-u-kievi-na-stanciah-metro-timcasovo-nedostupna-oplata-proizdu-bankivskou-kartkou.html" text:style-name="Internet_20_link" text:visited-style-name="Visited_20_Internet_20_Link">
</text:a>
该展览是由非政府组织“欧洲研究所”的Valery Korshunov团队与著名事实Checker Alona Romanyuk合作开发的(“通知”倡议)在欧盟民事支持项目的框架内，统一的ISAR是在欧盟的财政支持下以及在文化和信息政策部的协助下实施的，以及KP“ Kyiv Metropolitan”的支持。</text:p>
      <text:p text:style-name="P4">
News Source: <text:a xlink:type="simple" xlink:href="https://www.ukrinform.ua/rubric-kyiv/3698981-u-kiivskomu-metro-vidkriut-interaktivnu-vistavku-pro-metodi-i-manipulacii-rosijskoi-propagandi.html" text:style-name="Internet_20_link" text:visited-style-name="Visited_20_Internet_20_Link">
https://www.ukrinform.ua/rubric-kyiv/3698981-u-kiivskomu-metro-vidkriut-interaktivnu-vistavku-pro-metodi-i-manipulacii-rosijskoi-propagandi.html</text:a>
</text:p>
      <!--NEWS-->
      <text:h text:style-name="P10" text:outline-level="1">
<text:span text:style-name="T4">
Stefanchuk-关于BP中的电子投票：不准时，但可能会发布</text:span>
</text:h>
      <text:p text:style-name="P4">
作者: Ukrinform (Person)</text:p>
      <text:p text:style-name="P4">
出版商: Укринформ (Organization)</text:p>
      <text:p text:style-name="P4">
出版时间: 2023-04-21T17:15:00+03:00</text:p>
      <text:p text:style-name="P4">
修改时间: 2023-04-21T17:15:00+03:00</text:p>
      <text:p text:style-name="P4">
描述: 目前无需在Verkhovna Rada中引入电子（在线）投票机制，但是随着时间的流逝，国会议员可能会返回此问题。  - 乌克林。</text:p>
      <text:p text:style-name="P4">
图片: ["<text:a xlink:type="simple" xlink:href="https://static.ukrinform.com/photos/2023_04/thumb_files/630_360_1681999508-582.jpg" text:style-name="Internet_20_link" text:visited-style-name="Visited_20_Internet_20_Link">
630_360_16819...</text:a>
"]</text:p>
      <text:p text:style-name="P4">
标签: ['Верховна Рада', 'Стефанчук', 'Електронне голосування']</text:p>
      <text:p text:style-name="P4">
类型: Article</text:p>
      <!--METADATA-->
      <text:p text:style-name="P4">
<draw:frame draw:style-name="fr1" draw:name="Image89" text:anchor-type="as-char" svg:width="6.9236in" svg:height="3.956343in" draw:z-index="0">
<draw:image xlink:href="../Images/yкринформ/2023-04-21T17-15-00-03-00/630_360_1681999508-582.jpg" xlink:type="simple" xlink:show="embed" xlink:actuate="onLoad" draw:mime-type="image/jpeg"/>
</draw:frame>
无需在Verkhovna Rada中的Verkhovna Rada中引入电子机制(在线的)投票，但随着时间的流逝，国会议员可以回到这个问题。</text:p>
      <text:p text:style-name="P4">
Ruslan Stefanchuk在<text:a xlink:type="simple" xlink:href="https://www.ukrinform.ua/rubric-polytics/3698464-ruslan-stefancuk-golova-verhovnoi-radi.html" text:style-name="Internet_20_link" text:visited-style-name="Visited_20_Internet_20_Link">
</text:a>
。</text:p>
      <text:p text:style-name="P4">
“在Verkhovna Rada中存在的任何想法都应该成熟。 不幸的是，实际上是欧洲的第一家，他在Covid-19-19大流行开始时提出了有关引入电子投票的法律，但仍被忽视。 在乌克兰，这个问题开始了。 我们推迟了它。” Stefanchuk说。</text:p>
      <text:p text:style-name="P4">
<text:span text:style-name="T4">
另请阅读：</text:span>
 <text:a xlink:type="simple" xlink:href="https://www.ukrinform.ua/rubric-polytics/3698836-vlada-pragne-pocati-peregovori-pro-clenstvo-ukraini-v-es-do-kinca-roku-stefancuk.html" text:style-name="Internet_20_link" text:visited-style-name="Visited_20_Internet_20_Link">
<text:span text:style-name="T4">
 Stefanchuk </text:span>
</text:a>
同时，他表达了一个观点，即在战争中，议会正在应对职责，而没有适当的机制。 Verkhovna Rada的董事长提醒，全面入侵代表的第一天在基辅Mikhail Hrushevsky Street的场所运作。 乌克兰议会的发言人总结说：“迫切需要建立电子投票，但我认为随着时间的流逝，我们将打开这个问题。”</text:p>
      <text:p text:style-name="P4">
根据乌克林福姆的说法，在乌克兰议会中引入乌克兰议会的想法是由鲁斯兰·斯特凡库克(Ruslan Stefanchuk)发起的，在乌克兰议会开始在线投票。 但是，不支持相关文件。</text:p>
      <text:p text:style-name="P4">
<text:span text:style-name="T4">
另请阅读：</text:span>
 <text:a xlink:type="simple" xlink:href="https://www.ukrinform.ua/rubric-polytics/3698758-stefancuk-zaprosit-spikera-palati-predstavnikiv-kongresu-ssa-do-ukraini.html" text:style-name="Internet_20_link" text:visited-style-name="Visited_20_Internet_20_Link">
<text:span text:style-name="T4">
 Stefanchuk </text:span>
</text:a>
2022年3月，有241名代理人向议会提交了法律法，该法规定了在军队期间举行远程会议的可能性。 但是，此文件没有得到大厅的支持。</text:p>
      <text:p text:style-name="P4">
News Source: <text:a xlink:type="simple" xlink:href="https://www.ukrinform.ua/rubric-polytics/3698864-stefancuk-pro-elektronne-golosuvanna-u-vr-poki-ne-na-casi-ale-do-pitanna-mozut-povernutisa.html" text:style-name="Internet_20_link" text:visited-style-name="Visited_20_Internet_20_Link">
https://www.ukrinform.ua/rubric-polytics/3698864-stefancuk-pro-elektronne-golosuvanna-u-vr-poki-ne-na-casi-ale-do-pitanna-mozut-povernutisa.html</text:a>
</text:p>
      <!--NEWS-->
      <text:h text:style-name="P10" text:outline-level="1">
<text:span text:style-name="T4">
由于在韩国附近的俄罗斯船上大火，四个俄罗斯人被杀</text:span>
</text:h>
      <text:p text:style-name="P4">
作者: Ukrinform (Person)</text:p>
      <text:p text:style-name="P4">
出版商: Укринформ (Organization)</text:p>
      <text:p text:style-name="P4">
出版时间: 2023-04-21T17:20:13+03:00</text:p>
      <text:p text:style-name="P4">
修改时间: 2023-04-21T17:20:13+03:00</text:p>
      <text:p text:style-name="P4">
描述: 由于在乌尔桑附近的一艘俄罗斯渔船上发生了大火，在韩国被杀了四名船员。  - 乌克林。</text:p>
      <text:p text:style-name="P4">
图片: ["<text:a xlink:type="simple" xlink:href="https://static.ukrinform.com/photos/2023_04/thumb_files/630_360_1682086714-114.jpg" text:style-name="Internet_20_link" text:visited-style-name="Visited_20_Internet_20_Link">
630_360_16820...</text:a>
"]</text:p>
      <text:p text:style-name="P4">
标签: ['Корея', 'Моряки', 'Пожежа']</text:p>
      <text:p text:style-name="P4">
类型: Article</text:p>
      <!--METADATA-->
      <text:p text:style-name="P4">
<draw:frame draw:style-name="fr1" draw:name="Image90" text:anchor-type="as-char" svg:width="6.9236in" svg:height="3.956343in" draw:z-index="0">
<draw:image xlink:href="../Images/yкринформ/2023-04-21T17-20-13-03-00/630_360_1682086714-114.jpg" xlink:type="simple" xlink:show="embed" xlink:actuate="onLoad" draw:mime-type="image/jpeg"/>
</draw:frame>
由于乌尔桑市附近的俄罗斯渔船，在南加里亚(South Corea)被杀了四名船员。</text:p>
      <text:p text:style-name="P4">
正如乌克林福姆报道的那样，它报告了<text:a xlink:type="simple" xlink:href="https://en.yna.co.kr/view/AEN20230421000952315" text:style-name="Internet_20_link" text:visited-style-name="Visited_20_Internet_20_Link">
</text:a>
。</text:p>
      <text:p text:style-name="P4">
一艘重769吨的船只运送了100吨海鲜，正驶向当地时间12:43。</text:p>
      <text:p text:style-name="P4">
灾难发出信号后，韩国海岸警卫队将救援船派往该地点。 21名水手得救了，其中两个受伤。 总共有25个人，所有俄罗斯人。</text:p>
      <text:p text:style-name="P4">
<text:span text:style-name="T4">
另请阅读：</text:span>
 <text:a xlink:type="simple" xlink:href="https://www.ukrinform.ua/rubric-world/3698801-bila-beregiv-pivdennoi-korei-na-rosijskomu-ribalskomu-covni-stalasa-pozeza-cervero-zniklih.html" text:style-name="Internet_20_link" text:visited-style-name="Visited_20_Internet_20_Link">
<text:span text:style-name="T4">
附近</text:span>
 <text:span text:style-name="T4">
岸</text:span>
 <text:span text:style-name="T4">
 </text:span>
 <text:span text:style-name="T4">
南方</text:span>
 <text:span text:style-name="T4">
 correes </text:span>
<text:span text:style-name="T4">
俄罗斯</text:span>
 <text:span text:style-name="T4">
 </text:span>
 <text:span text:style-name="T4">
 </text:span>
钓鱼<text:span text:style-name="T4">
 </text:span>
 <text:span text:style-name="T4">
船<text:span text:style-name="T5">
船* </text:span>
</text:span>
 <text:span text:style-name="T4">
 </text:span>
 <text:span text:style-name="T4">
 </text:span>
 <text:span text:style-name="T4">
火</text:span>
 <text:span text:style-name="T4">
四个</text:span>
<text:span text:style-name="T4">
错过</text:span>
</text:a>
后来，在大火被完全消除后发现了四名被认为失踪的机组人员。</text:p>
      <text:p text:style-name="P4">
据报道，在韩国城市埃尔桑(Elsan)海岸附近的东海，夜间在俄罗斯渔船上发生了大火。 海上警察吸引了航空和其他船只，发现失踪了。</text:p>
      <text:p text:style-name="P4">
照片：Yonhap</text:p>
      <text:p text:style-name="P4">
News Source: <text:a xlink:type="simple" xlink:href="https://www.ukrinform.ua/rubric-world/3698983-vnaslidok-pozezi-na-sudni-rf-poblizu-pivdennoi-korei-zaginuli-cetvero-rosian.html" text:style-name="Internet_20_link" text:visited-style-name="Visited_20_Internet_20_Link">
https://www.ukrinform.ua/rubric-world/3698983-vnaslidok-pozezi-na-sudni-rf-poblizu-pivdennoi-korei-zaginuli-cetvero-rosian.html</text:a>
</text:p>
      <!--NEWS-->
      <text:h text:style-name="P10" text:outline-level="1">
<text:span text:style-name="T4">
Nafo Fellas为乌克兰童子军筹集了1.7277亿美元的无人机</text:span>
</text:h>
      <text:p text:style-name="P4">
作者: Ukrinform (Person)</text:p>
      <text:p text:style-name="P4">
出版商: Укринформ (Organization)</text:p>
      <text:p text:style-name="P4">
出版时间: 2023-04-21T17:22:55+03:00</text:p>
      <text:p text:style-name="P4">
修改时间: 2023-04-21T17:22:55+03:00</text:p>
      <text:p text:style-name="P4">
描述: Nafo Fellas在线社区已为GUR筹集了1.72769亿美元的鼓无人机。  - 乌克林。</text:p>
      <text:p text:style-name="P4">
图片: ["<text:a xlink:type="simple" xlink:href="https://static.ukrinform.com/photos/2022_07/thumb_files/630_360_1657127572-729.jpg" text:style-name="Internet_20_link" text:visited-style-name="Visited_20_Internet_20_Link">
630_360_16571...</text:a>
"]</text:p>
      <text:p text:style-name="P4">
标签: ['Розвідка', 'Дрон']</text:p>
      <text:p text:style-name="P4">
类型: Article</text:p>
      <!--METADATA-->
      <text:p text:style-name="P4">
<draw:frame draw:style-name="fr1" draw:name="Image91" text:anchor-type="as-char" svg:width="6.9236in" svg:height="3.956343in" draw:z-index="0">
<draw:image xlink:href="../Images/yкринформ/2023-04-21T17-22-55-03-00/630_360_1657127572-729.jpg" xlink:type="simple" xlink:show="embed" xlink:actuate="onLoad" draw:mime-type="image/jpeg"/>
</draw:frame>
Nafo Fellas在线社区已为GUR筹集了1.72769亿美元，为GUR筹集了$ 1727.69。</text:p>
      <text:p text:style-name="P4">
这是在[]中报道的(https://t.me/U24_gov_ua/2034)，报道乌克林福姆。</text:p>
      <text:p text:style-name="P4">
“在6周内，Nafo Fellas社区为一个团体筹集了172,769美元。足以为乌克兰侦察员购买240多个无人机。”</text:p>
      <text:p text:style-name="P4">
值得注意的是，每个参与者将在Twitter页面上的Twitter页面上以一个名称以及一包盐“ MITS”的名字荣誉。</text:p>
      <text:p text:style-name="P4">
小伙子或纳福(北大西洋小伙子组织) - 这些是一个在线社区，其参与者为乌克兰筹集资金并与俄罗斯脱给俄罗斯的形式作斗争，尤其是通过出版于乌克兰的俄罗斯宣传家的出版物。</text:p>
      <text:p text:style-name="P4">
<text:span text:style-name="T4">
另请阅读：</text:span>
 <text:a xlink:type="simple" xlink:href="https://www.ukrinform.ua/rubric-technology/3689505-za-proektom-armia-droniv-vze-zakupili-ponad-32-tisaci-bezpilotnikiv.html" text:style-name="Internet_20_link" text:visited-style-name="Visited_20_Internet_20_Link">
</text:a>
如报道，到平台<text:a xlink:type="simple" xlink:href="https://www.ukrinform.ua/rubric-vidbudova/3684629-platforma-united24-zibrala-vze-ponad-300-miljoniv-prezident.html" text:style-name="Internet_20_link" text:visited-style-name="Visited_20_Internet_20_Link">
</text:a>
在11个月的工作中，来自110个国家 /地区的人们加入了，慈善捐款的数量超过了3.05亿美元。</text:p>
      <text:p text:style-name="P4">
News Source: <text:a xlink:type="simple" xlink:href="https://www.ukrinform.ua/rubric-ato/3698984-nafo-fellas-zibrala-17277-tisac-na-droni-dla-ukrainskih-rozvidnikiv.html" text:style-name="Internet_20_link" text:visited-style-name="Visited_20_Internet_20_Link">
https://www.ukrinform.ua/rubric-ato/3698984-nafo-fellas-zibrala-17277-tisac-na-droni-dla-ukrainskih-rozvidnikiv.html</text:a>
</text:p>
      <!--NEWS-->
      <text:h text:style-name="P10" text:outline-level="1">
<text:span text:style-name="T4">
UOC -MP的一位牧师被换成28次乌克兰军队 - 婴儿</text:span>
</text:h>
      <text:p text:style-name="P4">
作者: Ukrinform (Person)</text:p>
      <text:p text:style-name="P4">
出版商: Укринформ (Organization)</text:p>
      <text:p text:style-name="P4">
出版时间: 2023-04-21T17:28:08+03:00</text:p>
      <text:p text:style-name="P4">
修改时间: 2023-04-21T17:28:08+03:00</text:p>
      <text:p text:style-name="P4">
描述: 乌克兰法院已经对站在敌人一侧的UOC（MP）的神职人员进行了七项判决，而乌克兰乌克兰的一名牧师则交换了28名乌克兰军人。  - 乌克林。</text:p>
      <text:p text:style-name="P4">
图片: ["<text:a xlink:type="simple" xlink:href="https://static.ukrinform.com/photos/2018_10/thumb_files/630_360_1539777714-779.jpg" text:style-name="Internet_20_link" text:visited-style-name="Visited_20_Internet_20_Link">
630_360_15397...</text:a>
"]</text:p>
      <text:p text:style-name="P4">
标签: ['СБУ', 'Війна з росією', 'Василь Малюк']</text:p>
      <text:p text:style-name="P4">
类型: Article</text:p>
      <!--METADATA-->
      <text:p text:style-name="P4">
<draw:frame draw:style-name="fr1" draw:name="Image92" text:anchor-type="as-char" svg:width="6.9236in" svg:height="3.956343in" draw:z-index="0">
<draw:image xlink:href="../Images/yкринформ/2023-04-21T17-28-08-03-00/630_360_1539777714-779.jpg" xlink:type="simple" xlink:show="embed" xlink:actuate="onLoad" draw:mime-type="image/jpeg"/>
</draw:frame>
乌克兰学生已经发布了有关UOC神职人员的七个句子(MP)敌人一侧是什么？</text:p>
      <text:p text:style-name="P4">
SBU主席Vasyl Malyuk在[]中报道了这一点。(https://interfax.com.ua/news/interview/905447.html?fbclid=IwAR12Nh61yKTY-4MckE7SDKfnCA1OYIP-59iBCJItWulL82PsRAMTWLVUbNg)，报道乌克林福姆。</text:p>
      <text:p text:style-name="P4">
特别是，婴儿指出UOC中的反情报措施(MP)去年很久。 他说：“结果，刑事诉讼已开幕61个神职人员。总的来说，法院已经对站在敌人的单独牧师发出了七个判决。”</text:p>
      <text:p text:style-name="P4">
<text:span text:style-name="T4">
另请阅读：</text:span>
 <text:a xlink:type="simple" xlink:href="https://www.ukrinform.ua/rubric-society/3698879-sud-zalisiv-mitropolita-upc-mp-pavla-pid-domasnim-arestom.html" text:style-name="Internet_20_link" text:visited-style-name="Visited_20_Internet_20_Link">
<text:span text:style-name="T4">
 uoc </text:span>
</text:a>
同时，SBU头报告了UOC的两个牧师(MP)被转移到欺诈行为。 婴儿说：“我想强调敌人在潜水员中欣赏其代理商 - 是的，一个这样的人被换成了28名乌克兰军人。”</text:p>
      <text:p text:style-name="P4">
他还说，SBU被乌克兰公民身份停止了UOC的19位神父(MP).</text:p>
      <text:p text:style-name="P4">
"Я вже казав раніше - наявність ряси і кадила не є обтяжуючою обставиною, алей не звільняє від кримінальної відповідальності. І жодних індульгенцій не дає.Працюємо виключно в рамках закону, попри церковний сан", - підкреслив головаСБУ.</text:p>
      <text:p text:style-name="P4">
<text:span text:style-name="T4">
Читайте також:</text:span>
 <text:a xlink:type="simple" xlink:href="https://www.ukrinform.ua/rubric-regions/3698799-zitomirska-miskrada-prosit-parlament-zaboroniti-upc-mp.html" text:style-name="Internet_20_link" text:visited-style-name="Visited_20_Internet_20_Link">
 <text:span text:style-name="T4">
УПЦ</text:span>
 </text:a>
他指出，SBU不仅暴露了个人叛徒，而且揭露了俄罗斯准备了30年的代理网络。 他说：“这是一个重要的问题。现在要尽快获胜，有必要取代所有隐藏在角落周围的莫斯科垃圾。”</text:p>
      <text:p text:style-name="P4">
正如乌克林福姆报道的那样，4月1日，基辅乌克兰东正教教堂的基辅基辅 - 塞斯克·拉维拉(Kyiv-Pechersk Lavra(莫斯科宗主)保罗(天鹅)预防措施以舌头逮捕的形式。</text:p>
      <text:p text:style-name="P4">
乌克兰的安全局已通知他涉嫌辩护和武装侵略俄罗斯联邦针对乌克兰的诉讼(《刑法》第161条)以及违反公民平等，具体取决于其种族，国家区域隶属关系(艺术。 刑法的436-2).</text:p>
      <text:p text:style-name="P4">
Національний заповідник "Києво-Печерська лавра" оголосив про розрив договорупро оренду з УПЦ (MP)自3月29日以来。</text:p>
      <text:p text:style-name="P4">
News Source: <text:a xlink:type="simple" xlink:href="https://www.ukrinform.ua/rubric-society/3698986-odnogo-svasennika-upc-mp-obminali-na-28-ukrainskih-vijskovih-maluk.html" text:style-name="Internet_20_link" text:visited-style-name="Visited_20_Internet_20_Link">
https://www.ukrinform.ua/rubric-society/3698986-odnogo-svasennika-upc-mp-obminali-na-28-ukrainskih-vijskovih-maluk.html</text:a>
</text:p>
      <!--NEWS-->
      <text:h text:style-name="P10" text:outline-level="1">
<text:span text:style-name="T4">
乌克兰试图扩大黑海安全会议的地理 -  Dzhaparov</text:span>
</text:h>
      <text:p text:style-name="P4">
作者: Ukrinform (Person)</text:p>
      <text:p text:style-name="P4">
出版商: Укринформ (Organization)</text:p>
      <text:p text:style-name="P4">
出版时间: 2023-04-21T17:29:59+03:00</text:p>
      <text:p text:style-name="P4">
修改时间: 2023-04-21T17:29:59+03:00</text:p>
      <text:p text:style-name="P4">
描述: 像克里米亚平台的所有衡量标准一样，黑海安全会议将每年举行，并将扩大其地理位置。  - 乌克林。</text:p>
      <text:p text:style-name="P4">
图片: ["<text:a xlink:type="simple" xlink:href="https://static.ukrinform.com/photos/2023_04/thumb_files/630_360_1682086974-499.jpg" text:style-name="Internet_20_link" text:visited-style-name="Visited_20_Internet_20_Link">
630_360_16820...</text:a>
"]</text:p>
      <text:p text:style-name="P4">
标签: ['Джапарова', 'Чорноморська безпекова конференція']</text:p>
      <text:p text:style-name="P4">
类型: Article</text:p>
      <!--METADATA-->
      <text:p text:style-name="P4">
<draw:frame draw:style-name="fr1" draw:name="Image93" text:anchor-type="as-char" svg:width="6.9236in" svg:height="3.956343in" draw:z-index="0">
<draw:image xlink:href="../Images/yкринформ/2023-04-21T17-29-59-03-00/630_360_1682086974-499.jpg" xlink:type="simple" xlink:show="embed" xlink:actuate="onLoad" draw:mime-type="image/jpeg"/>
</draw:frame>
黑海安全会议将每年以及克里米亚平台的所有测量值进行，并将扩大其地理位置。</text:p>
      <text:p text:style-name="P4">
在讨论乌克兰媒体中心国际克里米亚平台的第一次黑海安全会议的结果时，第一任外交大臣埃米·迪扎帕罗夫(Emine Dzhaparov)在讨论了这一点。</text:p>
      <text:p text:style-name="P4">
“我们希望这个平台 - 黑海安全会议 - 稳定的法规和年度以及克里米亚平台的所有其他维度。 我们认为，有一个非凡的领域可以结合专家与政府之间的努力。我们为我们在克里米亚平台周围创建的专家网络感到自豪。”她说。</text:p>
      <text:p text:style-name="P4">
Dzhaparova指出，在会议上，有可能吸引来自50个国家 /地区的约250名参与者。 多瑙河委员会的代表也参加了活动。</text:p>
      <text:p text:style-name="P4">
外交官指出，当局将继续扩大克里米亚平台的地理位置，并打算在黑海地区安全地激活保加利亚，罗马尼亚和佐治亚州。 “不仅土耳其，应该统治俄罗斯海。 我们认为，这是必须有战略的黑海国家的共同利益，我们以前推动了战略。”</text:p>
      <text:p text:style-name="P4">
<text:span text:style-name="T4">
另请阅读：</text:span>
 <text:a xlink:type="simple" xlink:href="https://www.ukrinform.ua/rubric-polytics/3695398-rosia-e-zagrozou-dla-vsih-cornomorskih-krain-zastupnica-reznikova.html" text:style-name="Internet_20_link" text:visited-style-name="Visited_20_Internet_20_Link">
</text:a>
正如乌克林福姆报道的，4月12日至13日在罗马尼亚布加勒斯特通过<text:a xlink:type="simple" xlink:href="https://www.ukrinform.ua/rubric-crimea/3695002-cornomorska-bezpekova-konferencia-zaversila-arhitekturu-miznarodnoi-krimskoi-platformi-mzs.html" text:style-name="Internet_20_link" text:visited-style-name="Visited_20_Internet_20_Link">
</text:a>
由乌克兰国防部，乌克兰国防部，罗马尼亚国防部，罗马尼亚国防部罗马尼亚国防部组织的国际克里米亚平台(乌克兰).</text:p>
      <text:p text:style-name="P4">
News Source: <text:a xlink:type="simple" xlink:href="https://www.ukrinform.ua/rubric-polytics/3698989-ukraina-pragne-rozsiriti-geografiu-cornomorskoi-bezpekovoi-konferencii-dzaparova.html" text:style-name="Internet_20_link" text:visited-style-name="Visited_20_Internet_20_Link">
https://www.ukrinform.ua/rubric-polytics/3698989-ukraina-pragne-rozsiriti-geografiu-cornomorskoi-bezpekovoi-konferencii-dzaparova.html</text:a>
</text:p>
      <!--NEWS-->
      <text:h text:style-name="P10" text:outline-level="1">
<text:span text:style-name="T4">
Reznikov会见了Stoltenberg：乌克兰与北约达成了前所未有的兼容性</text:span>
</text:h>
      <text:p text:style-name="P4">
作者: Ukrinform (Person)</text:p>
      <text:p text:style-name="P4">
出版商: Укринформ (Organization)</text:p>
      <text:p text:style-name="P4">
出版时间: 2023-04-21T17:34:00+03:00</text:p>
      <text:p text:style-name="P4">
修改时间: 2023-04-21T17:34:00+03:00</text:p>
      <text:p text:style-name="P4">
描述: Oleksiy Reznikov与北约秘书长Jens Stoltenberg以拉姆斯坦格式的国防组织在国防小组的领域相遇，并表示希望加速乌克兰在北约融合的政治决定。  - 乌克林。</text:p>
      <text:p text:style-name="P4">
图片: ["<text:a xlink:type="simple" xlink:href="https://static.ukrinform.com/photos/2023_02/thumb_files/630_360_1676394960-736.jpg" text:style-name="Internet_20_link" text:visited-style-name="Visited_20_Internet_20_Link">
630_360_16763...</text:a>
", "<text:a xlink:type="simple" xlink:href="https://static.ukrinform.com/photos/2023_04/1682087367-706.jpeg" text:style-name="Internet_20_link" text:visited-style-name="Visited_20_Internet_20_Link">
1682087367-70...</text:a>
"]</text:p>
      <text:p text:style-name="P4">
标签: ['НАТО', 'Столтенберг', 'Україна', 'Резніков']</text:p>
      <text:p text:style-name="P4">
类型: Article</text:p>
      <!--METADATA-->
      <text:p text:style-name="P4">
<draw:frame draw:style-name="fr1" draw:name="Image94" text:anchor-type="as-char" svg:width="6.9236in" svg:height="3.956343in" draw:z-index="0">
<draw:image xlink:href="../Images/yкринформ/2023-04-21T17-34-00-03-00/630_360_1676394960-736.jpg" xlink:type="simple" xlink:show="embed" xlink:actuate="onLoad" draw:mime-type="image/jpeg"/>
</draw:frame>
Oleksireznikov与北约秘书长Yinstoltenberg在拉姆斯坦格式的国防部接触小组的领域相遇，并表示希望加速对乌克兰融入北约的政治决策。</text:p>
      <text:p text:style-name="P4">
根据乌克林福姆的说法，国防部长在<text:a xlink:type="simple" xlink:href="https://twitter.com/oleksiireznikov/status/1649402093000699905" text:style-name="Internet_20_link" text:visited-style-name="Visited_20_Internet_20_Link">
</text:a>
。</text:p>
      <text:p text:style-name="P4">
“与北约秘书长詹斯·斯托尔滕贝格(Jens Jens Stoltenberg)进行了精彩的讨论。 我感谢联盟协调乌克兰的帮助。 峰会的前期讨论了许多特定的项目。 我很高兴与我们与采购代理机构NSPA进行密切合作的绿灯<text:a xlink:type="simple" xlink:href="https://www.ukrinform.ua/tag-nato" text:style-name="Internet_20_link" text:visited-style-name="Visited_20_Internet_20_Link">
</text:a>
。 这将包括国家审查和乌克兰国防部的最佳建议。”他说。</text:p>
      <text:p text:style-name="P4">
<draw:frame draw:style-name="fr1" draw:name="Image95" text:anchor-type="as-char" svg:width="6.9236in" svg:height="9.231467in" draw:z-index="0">
<draw:image xlink:href="../Images/yкринформ/2023-04-21T17-34-00-03-00/1682087367-706.jpeg" xlink:type="simple" xlink:show="embed" xlink:actuate="onLoad" draw:mime-type="image/jpeg"/>
</draw:frame>
根据雷兹尼科夫(Reznikov)的说法，乌克兰需要出色的国防购买才能赢得战争并在将来有效。</text:p>
      <text:p text:style-name="P4">
<text:span text:style-name="T4">
另请阅读：</text:span>
 <text:a xlink:type="simple" xlink:href="https://www.ukrinform.ua/rubric-polytics/3698809-stoltenberg-anonsuvav-dvi-klucovi-temi-dla-ukraini-na-lipnevomu-samiti-nato.html" text:style-name="Internet_20_link" text:visited-style-name="Visited_20_Internet_20_Link">
<text:span text:style-name="T4">
北约</text:span>
</text:a>
乌克兰与北约达到了空前的运营兼容性水平。 实际上，我们已经成为联盟安全空间的一部分。 我表示希望这项工作能加速对我们国家vnato整合的政治决定。”他说。</text:p>
      <text:p text:style-name="P4">
正如乌克林福姆报道的那样，4月21日，根据美国空军“拉姆斯坦”，举行了第11次乌克兰国防联络小组的会议。</text:p>
      <text:p text:style-name="P4">
News Source: <text:a xlink:type="simple" xlink:href="https://www.ukrinform.ua/rubric-polytics/3698991-reznikov-zustrivsa-zi-stoltenbergom-ukraina-dosagla-bezprecedentnogo-rivna-sumisnosti-z-nato.html" text:style-name="Internet_20_link" text:visited-style-name="Visited_20_Internet_20_Link">
https://www.ukrinform.ua/rubric-polytics/3698991-reznikov-zustrivsa-zi-stoltenbergom-ukraina-dosagla-bezprecedentnogo-rivna-sumisnosti-z-nato.html</text:a>
</text:p>
      <!--NEWS-->
      <text:h text:style-name="P10" text:outline-level="1">
<text:span text:style-name="T4">
世界不应摆脱乌克兰俄罗斯军队的残酷行为 - 美国大使</text:span>
</text:h>
      <text:p text:style-name="P4">
作者: Ukrinform (Person)</text:p>
      <text:p text:style-name="P4">
出版商: Укринформ (Organization)</text:p>
      <text:p text:style-name="P4">
出版时间: 2023-04-21T17:34:11+03:00</text:p>
      <text:p text:style-name="P4">
修改时间: 2023-04-21T17:34:11+03:00</text:p>
      <text:p text:style-name="P4">
描述: 美国驻乌克兰布里奇特边缘的大使认为，乌克兰和国际记者记录的俄罗斯军队不应摆脱俄罗斯军队的可怕残酷行为。  - 乌克林。</text:p>
      <text:p text:style-name="P4">
图片: ["<text:a xlink:type="simple" xlink:href="https://static.ukrinform.com/photos/2023_03/thumb_files/630_360_1679678436-506.jpg" text:style-name="Internet_20_link" text:visited-style-name="Visited_20_Internet_20_Link">
630_360_16796...</text:a>
"]</text:p>
      <text:p text:style-name="P4">
标签: ['Посол', 'США', 'Російські військові', 'Бріджит Брінк']</text:p>
      <text:p text:style-name="P4">
类型: Article</text:p>
      <!--METADATA-->
      <text:p text:style-name="P4">
<draw:frame draw:style-name="fr1" draw:name="Image96" text:anchor-type="as-char" svg:width="6.9236in" svg:height="3.956343in" draw:z-index="0">
<draw:image xlink:href="../Images/yкринформ/2023-04-21T17-34-11-03-00/630_360_1679678436-506.jpg" xlink:type="simple" xlink:show="embed" xlink:actuate="onLoad" draw:mime-type="image/jpeg"/>
</draw:frame>
这位大使在乌克兰对乌克兰的可怕抱怨中倾斜了乌克兰布里奇特边缘，这是乌克兰和国际记者记录的。</text:p>
      <text:p text:style-name="P4">
这是在Brink在[]中的帖子中指出的(https://twitter.com/USAmbKyiv/status/1649407323884929024)，报道乌克林福姆。</text:p>
      <text:p text:style-name="P4">
“美联社摄影师Yevgeny Maloletka记录了俄罗斯军队对乌克兰的可怕残酷行为。世界不应该转身。乌克兰和国际记者尽管有很大的风险，但却做了危险而重要的工作，涵盖了可怕的现实 - 可怕的人类伤亡 - 俄罗斯人的伤亡 - 俄罗斯人的伤亡 - 侵略。“美国。</text:p>
      <text:p text:style-name="P4">
<text:span text:style-name="T4">
另请阅读：</text:span>
 <text:a xlink:type="simple" xlink:href="https://www.ukrinform.ua/rubric-polytics/3695049-posol-ssa-v-ukraini-merzenni-vcinki-rosijskih-vijsk-ne-zalisatsa-bezkarnimi.html" text:style-name="Internet_20_link" text:visited-style-name="Visited_20_Internet_20_Link">
</text:a>
据报道，乌克兰摄影记者Yevgeny Maloletka Protov的工作是被包围的Mariupol的产妇医院的俄罗斯部队成为最享有盛誉的国际照片的赢家(https://www.ukrinform.ua/rubric-society/3698692-znimok-evgena-maloletki-z-pologovogo-u-mariupoli-viznali-fotografieu-roku-vid-world-press-photo.html)在20123年。</text:p>
      <text:p text:style-name="P4">
小孩子的照片展示了一名32岁的受伤孕妇Irina Kalininuv是来自孕妇医院的，该医院在俄罗斯乌马里波尔(Umariupol)的空袭中受伤。 她的婴儿出生死了，出生后半小时，伊琳娜和伊琳娜。</text:p>
      <text:p text:style-name="P4">
News Source: <text:a xlink:type="simple" xlink:href="https://www.ukrinform.ua/rubric-polytics/3698992-svit-ne-povinen-vidvertatisa-vid-zorstokosti-rosijskih-vijsk-v-ukraini-posol-ssa.html" text:style-name="Internet_20_link" text:visited-style-name="Visited_20_Internet_20_Link">
https://www.ukrinform.ua/rubric-polytics/3698992-svit-ne-povinen-vidvertatisa-vid-zorstokosti-rosijskih-vijsk-v-ukraini-posol-ssa.html</text:a>
</text:p>
      <!--NEWS-->
      <text:h text:style-name="P10" text:outline-level="1">
<text:span text:style-name="T4">
在欧盟接受了16,000多名乌克兰军队的培训-Borrel</text:span>
</text:h>
      <text:p text:style-name="P4">
作者: Ukrinform (Person)</text:p>
      <text:p text:style-name="P4">
出版商: Укринформ (Organization)</text:p>
      <text:p text:style-name="P4">
出版时间: 2023-04-21T17:42:00+03:00</text:p>
      <text:p text:style-name="P4">
修改时间: 2023-04-21T17:42:00+03:00</text:p>
      <text:p text:style-name="P4">
描述: 在欧盟培训任务中，已经对16,000多名乌克兰士兵进行了培训。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Військові навчання', 'Боррель', 'Війна з росією']</text:p>
      <text:p text:style-name="P4">
类型: Article</text:p>
      <!--METADATA-->
      <text:p text:style-name="P4">
<draw:frame draw:style-name="fr1" draw:name="Image97" text:anchor-type="as-char" svg:width="6.9236in" svg:height="3.956343in" draw:z-index="0">
<draw:image xlink:href="../Images/yкринформ/2023-04-21T17-42-00-03-00/630_360_1667561515-584.jpg" xlink:type="simple" xlink:show="embed" xlink:actuate="onLoad" draw:mime-type="image/jpeg"/>
</draw:frame>
超过16,000名乌克兰军队已经在训练任务中接受了培训。</text:p>
      <text:p text:style-name="P4">
这是由欧盟Josep Borrel的高代表在[]中报道的。(https://twitter.com/JosepBorrellF/status/1649388569767673858)，报道乌克林福姆。</text:p>
      <text:p text:style-name="P4">
“在乌克兰国防联络小组的会议上，我更新了欧盟Pro -Support的信息。 超过16,000名乌克兰士兵已经在旅行。 弹药和导弹已经交付了超过6亿。 进行联合购买的工作正在进行中，”博雷尔写道。</text:p>
      <text:p text:style-name="P4">
<text:span text:style-name="T4">
另请阅读：</text:span>
 <text:a xlink:type="simple" xlink:href="https://www.ukrinform.ua/rubric-ato/3698897-stati-najblizcim-casom-pocnut-navcanna-ukrainskih-vijskovih-na-tankah-abrams-ap.html" text:style-name="Internet_20_link" text:visited-style-name="Visited_20_Internet_20_Link">
<text:span text:style-name="T4">
学习</text:span>
</text:a>
据他说，欧盟继续与合作伙伴合作，以确保乌克兰的胜利。</text:p>
      <text:p text:style-name="P4">
据报道，在4月21日，在德国，乌克兰的辩护以拉姆斯坦的形式定期举行，该会议参加了50多个国家 /地区，包括北约盟国和合作伙伴国家的代表。集团是协调的主要平台。俄罗斯的侵略使社区被乌克兰对抗。</text:p>
      <text:p text:style-name="P4">
News Source: <text:a xlink:type="simple" xlink:href="https://www.ukrinform.ua/rubric-ato/3698995-ponad-16-tisac-ukrainskih-vijskovih-projsli-navcanna-v-krainah-es-borrel.html" text:style-name="Internet_20_link" text:visited-style-name="Visited_20_Internet_20_Link">
https://www.ukrinform.ua/rubric-ato/3698995-ponad-16-tisac-ukrainskih-vijskovih-projsli-navcanna-v-krainah-es-borrel.html</text:a>
</text:p>
      <!--NEWS-->
      <text:h text:style-name="P10" text:outline-level="1">
<text:span text:style-name="T4">
在欧彭（Irpen）</text:span>
</text:h>
      <text:p text:style-name="P4">
作者: Ukrinform (Person)</text:p>
      <text:p text:style-name="P4">
出版商: Укринформ (Organization)</text:p>
      <text:p text:style-name="P4">
出版时间: 2023-04-21T17:43:09+03:00</text:p>
      <text:p text:style-name="P4">
修改时间: 2023-04-21T17:43:09+03:00</text:p>
      <text:p text:style-name="P4">
描述: 在4月22日的世界地球日，第一次世界大战“生命的100万棵树”将在欧彭开始。  - 乌克林。</text:p>
      <text:p text:style-name="P4">
图片: ["<text:a xlink:type="simple" xlink:href="https://static.ukrinform.com/photos/2018_04/thumb_files/630_360_1524489380-5816.jpg" text:style-name="Internet_20_link" text:visited-style-name="Visited_20_Internet_20_Link">
630_360_15244...</text:a>
"]</text:p>
      <text:p text:style-name="P4">
标签: ['Ірпінь', 'Акція', 'Дерева']</text:p>
      <text:p text:style-name="P4">
类型: Article</text:p>
      <!--METADATA-->
      <text:p text:style-name="P4">
<draw:frame draw:style-name="fr1" draw:name="Image98" text:anchor-type="as-char" svg:width="6.9236in" svg:height="3.956343in" draw:z-index="0">
<draw:image xlink:href="../Images/yкринформ/2023-04-21T17-43-09-03-00/630_360_1524489380-5816.jpg" xlink:type="simple" xlink:show="embed" xlink:actuate="onLoad" draw:mime-type="image/jpeg"/>
</draw:frame>
4月22日，地球日在欧文(Irpen)，第一次世界大战“生命的100万棵树”将在欧文开始。</text:p>
      <text:p text:style-name="P4">
在这一天，计划通过电话在乌克兰的30多个国家 /地区的70个地点在70个地点种植一百万棵树。</text:p>
      <text:p text:style-name="P4">
该活动的组织者报告了这一乌克林形式。</text:p>
      <text:p text:style-name="P4">
如报告中指出的那样，在Irpen Nakyev地区最象征性的地方，名誉嘉宾，“地球园林绿化”的合作伙伴，部长Tadeputa将种植约50棵树 - 以纪念乌克兰的堕落者。尤其是完整的入侵。</text:p>
      <text:p text:style-name="P4">
促销活动将从12:00开始，Irpen的确切位置将在稍后宣布。</text:p>
      <text:p text:style-name="P4">
该行动的目的是种植100万棵生物，并将整个行星的人们恢复生态系统和主动性，以支持乌克兰的武装部队在项目“ 1000次无人机为乌克兰”的框架中。</text:p>
      <text:p text:style-name="P4">
<text:span text:style-name="T4">
另请阅读：</text:span>
 <text:a xlink:type="simple" xlink:href="https://www.ukrinform.ua/rubric-kyiv/3689873-nimeckij-mecenat-peredav-kievu-30-tisac-nasinin-dereva-ginkgo.html" text:style-name="Internet_20_link" text:visited-style-name="Visited_20_Internet_20_Link">
</text:a>
根据组织者的说法，将从顿涅茨克地区开始的行动框架内举行电信。 直接夹杂物将在Donetsk，Kherson和Kharkiv地区举行。</text:p>
      <text:p text:style-name="P4">
到2023年底，组织者计划种植约500万棵树，并采取12种环境措施，这些措施为种植公园，正方形提供。</text:p>
      <text:p text:style-name="P4">
此外，该项目的发起人宣布准备在半岛上计划10月的胜利。</text:p>
      <text:p text:style-name="P4">
国家的第一个人，外交使团的代表，公共组织，明星，志愿者和儿童的领导人将参加生命之树的降落。 特别是，在参与者中 - 部长内阁大臣奥利格·尼姆奇诺夫(Oleg Nemchinov)；鲁斯兰·斯特雷特(Ruslan Strelets) - 环境保护和自然资源部长； 贾米奇 - 克罗地亚驻乌克兰大使； Oleksandr Markushin- Irpen市长； Yurgusev-国家首席执行官关注的“乌克罗龙普罗姆”； 监察员的代表等等。</text:p>
      <text:p text:style-name="P4">
此外，正如行动组织者所解释的，在树木种植期间，由于技术，将在国际项目“ 1000乌克兰无人机”框架内收集侦察无人机的资金。</text:p>
      <text:p text:style-name="P4">
创建了“ 1000次无人机”项目，目的是为武装部队提供现代无人机勘探和敌对位置上的精确罢工。 有了这个项目，组织者希望提高该国的精度并使其更稳定。全球项目“乌克兰美化环境”始于2020年，在全国范围内成功降落了300万棵树木。 明年，2021年，启动了一个名为《全球生态定量》的全球生态定位，在100个国家 /地区取得了成功。</text:p>
      <text:p text:style-name="P4">
<text:span text:style-name="T4">
另请阅读：</text:span>
 <text:a xlink:type="simple" xlink:href="https://www.ukrinform.ua/rubric-kyiv/3695366-u-kievi-ponovili-robotu-z-napovnenna-onlajnmapi-derev.html" text:style-name="Internet_20_link" text:visited-style-name="Visited_20_Internet_20_Link">
</text:a>
该地球的组织者的组织者是由安娜·克里西克(Anna Krysyuk)创立的慈善基金会“乌克兰美化环境”(女商会主席)tasergiy gaidaychuk(乌克兰总裁首席执行官俱乐部). Захід підтрималиМіністерство закордонних справ, Міністерство захисту довкілля та природнихресурсів і Державне агентство лісових ресурсів України, а також більше ніж 50партнерів з різних країн світу.</text:p>
      <text:p text:style-name="P4">
Станом на 2022 рік проєкт успішно реалізувався у 141 країні світу. Висадженобільше 34 млн дерев, відкрито 35 парків та 48 алей.</text:p>
      <text:p text:style-name="P4">
У 2023 році організатори проєкту "Greening of the Planet" плануютьзосередитися на зборі коштів для допомоги ВПО та ЗСУ, а також розпочатиековідновлення України на деокупованих територіях.</text:p>
      <text:p text:style-name="P4">
News Source: <text:a xlink:type="simple" xlink:href="https://www.ukrinform.ua/rubric-regions/3698996-v-irpeni-zapocatkuut-svitovu-akciu-1-miljon-derev-zitta.html" text:style-name="Internet_20_link" text:visited-style-name="Visited_20_Internet_20_Link">
https://www.ukrinform.ua/rubric-regions/3698996-v-irpeni-zapocatkuut-svitovu-akciu-1-miljon-derev-zitta.html</text:a>
</text:p>
      <!--NEWS-->
      <text:h text:style-name="P10" text:outline-level="1">
<text:span text:style-name="T4">
YouTube删除了Wagner的视频，并删除了超过一百万的观看次数</text:span>
</text:h>
      <text:p text:style-name="P4">
作者: Ukrinform (Person)</text:p>
      <text:p text:style-name="P4">
出版商: Укринформ (Organization)</text:p>
      <text:p text:style-name="P4">
出版时间: 2023-04-21T17:47:00+03:00</text:p>
      <text:p text:style-name="P4">
修改时间: 2023-04-21T17:47:00+03:00</text:p>
      <text:p text:style-name="P4">
描述: YouTube删除了具有超过100万次观看次数的Wagner视频以及分发的频道。  - 乌克林。</text:p>
      <text:p text:style-name="P4">
图片: ["<text:a xlink:type="simple" xlink:href="https://static.ukrinform.com/photos/2020_01/thumb_files/630_360_1578220916-914.jpeg" text:style-name="Internet_20_link" text:visited-style-name="Visited_20_Internet_20_Link">
630_360_15782...</text:a>
"]</text:p>
      <text:p text:style-name="P4">
标签: ['YouTube', 'ПВК "Вагнера"', 'Війна з росією']</text:p>
      <text:p text:style-name="P4">
类型: Article</text:p>
      <!--METADATA-->
      <text:p text:style-name="P4">
<draw:frame draw:style-name="fr1" draw:name="Image99" text:anchor-type="as-char" svg:width="6.9236in" svg:height="3.956343in" draw:z-index="0">
<draw:image xlink:href="../Images/yкринформ/2023-04-21T17-47-00-03-00/630_360_1578220916-914.jpeg" xlink:type="simple" xlink:show="embed" xlink:actuate="onLoad" draw:mime-type="image/jpeg"/>
</draw:frame>
Wagner视频具有超过100万次观看次数，以及分发它们的频道。</text:p>
      <text:p text:style-name="P4">
文化和信息政策部长亚历山大·特卡肯科夫(Alexander Tkachenkov)报告了这一点<text:a xlink:type="simple" xlink:href="https://t.me/otkachenkokyiv/3444" text:style-name="Internet_20_link" text:visited-style-name="Visited_20_Internet_20_Link">
</text:a>
，报道乌克林福姆。</text:p>
      <text:p text:style-name="P4">
“ YouTube对闪电做出了反应，删除了瓦格纳视频，其中有超过100万的观看次数和分发的频道。 我感谢订购的合作伙伴。”他写道。</text:p>
      <text:p text:style-name="P4">
<text:span text:style-name="T4">
另请阅读：</text:span>
 <text:a xlink:type="simple" xlink:href="https://www.ukrinform.ua/rubric-ato/3698912-vidpovid-vagnerivcam-povinna-mati-globalnij-harakter-kostin.html" text:style-name="Internet_20_link" text:visited-style-name="Visited_20_Internet_20_Link">
<text:span text:style-name="T4">
 Wagner </text:span>
</text:a>
同时，部长敦促乌克兰人在途中与瓦格纳人一起录制视频，并将链接发送到Postsianpropaganda@mkip.gov.ua，以向他们注意YouTube。</text:p>
      <text:p text:style-name="P4">
正如乌克林福姆(Ukrinform)之前报道的那样，Mkip Head Oleksandr Tkachenko <text:a xlink:type="simple" xlink:href="https://www.ukrinform.ua/rubric-society/3698871-youtube-prosat-zablokuvati-kontent-pvk-vagner-tkacenko-napisav-oficijnogo-lista.html" text:style-name="Internet_20_link" text:visited-style-name="Visited_20_Internet_20_Link">
</text:a>
要求采取特定措施来监视和终止Wagner在线活动。</text:p>
      <text:p text:style-name="P4">
News Source: <text:a xlink:type="simple" xlink:href="https://www.ukrinform.ua/rubric-society/3699003-youtube-vidaliv-videoroliki-vagnerivciv-z-ponad-miljonom-peregladiv.html" text:style-name="Internet_20_link" text:visited-style-name="Visited_20_Internet_20_Link">
https://www.ukrinform.ua/rubric-society/3699003-youtube-vidaliv-videoroliki-vagnerivciv-z-ponad-miljonom-peregladiv.html</text:a>
</text:p>
      <!--NEWS-->
      <text:h text:style-name="P10" text:outline-level="1">
<text:span text:style-name="T4">
克里米亚政治犯大约有三分之一在半岛上，其他占领者被驱逐到俄罗斯</text:span>
</text:h>
      <text:p text:style-name="P4">
作者: Ukrinform (Person)</text:p>
      <text:p text:style-name="P4">
出版商: Укринформ (Organization)</text:p>
      <text:p text:style-name="P4">
出版时间: 2023-04-21T17:49:00+03:00</text:p>
      <text:p text:style-name="P4">
修改时间: 2023-04-21T17:49:00+03:00</text:p>
      <text:p text:style-name="P4">
描述: 目前，在182个克里米亚政治犯中，不到三分之一在被占领的半岛，所有其他入侵者都被驱逐出俄罗斯。  - 乌克林。</text:p>
      <text:p text:style-name="P4">
图片: ["<text:a xlink:type="simple" xlink:href="https://static.ukrinform.com/photos/2023_04/thumb_files/630_360_1682088388-227.png" text:style-name="Internet_20_link" text:visited-style-name="Visited_20_Internet_20_Link">
630_360_16820...</text:a>
"]</text:p>
      <text:p text:style-name="P4">
标签: ['Депортація', 'Крим', "Політв'язні Кремля"]</text:p>
      <text:p text:style-name="P4">
类型: Article</text:p>
      <!--METADATA-->
      <text:p text:style-name="P4">
<draw:frame draw:style-name="fr1" draw:name="Image100" text:anchor-type="as-char" svg:width="6.9236in" svg:height="3.956343in" draw:z-index="0">
<draw:image xlink:href="../Images/yкринформ/2023-04-21T17-49-00-03-00/630_360_1682088388-227.png" xlink:type="simple" xlink:show="embed" xlink:actuate="onLoad" draw:mime-type="image/png"/>
</draw:frame>
182名克里米亚政治犯目前位于被占领的半岛领土，所有其他入侵者都被驱逐到俄罗斯。</text:p>
      <text:p text:style-name="P4">
据报道<text:a xlink:type="simple" xlink:href="https://ppu.gov.ua/press-center/okupanty-perevezly-do-rostovu-shche-4-politv-iazniv-pid-zahrozoiu-nezakonnoho-etapuvannia-nariman-dzhelial-i-braty-akhtemovi/" text:style-name="Internet_20_link" text:visited-style-name="Visited_20_Internet_20_Link">
</text:a>
，报道乌克林福姆。</text:p>
      <text:p text:style-name="P4">
“目前，在临时占领地区的182名政治犯中，有不到三分之一 - 所有其他占领者都被驱逐到俄罗斯，在可怕的条件下得出，通常没有故意提供必要的医疗援助。 在这种情况下，由于健康的急剧恶化，两个乌克兰公民-Konstantin Shiring和Dzhemil Gafarov是显着的，”帖子。</text:p>
      <text:p text:style-name="P4">
代表办公室补充说，有许多人在政治犯中有严重的健康问题 - 他们的生命处于危险之中。</text:p>
      <text:p text:style-name="P4">
<text:span text:style-name="T4">
另请阅读：</text:span>
 <text:a xlink:type="simple" xlink:href="https://www.ukrinform.ua/rubric-crimea/3698735-krimskogo-tatarina-kurtameta-zasudili-do-semi-rokiv-uvaznenna-za-finansuvanna-dobrobatu.html" text:style-name="Internet_20_link" text:visited-style-name="Visited_20_Internet_20_Link">
</text:a>
正如乌克林福姆报道的，俄罗斯联邦的职业管理部门<text:a xlink:type="simple" xlink:href="https://www.ukrinform.ua/rubric-crimea/3698450-zagarbniki-hocut-deportuvati-v-rosiu-dzelalova-ta-brativ-ahtemovih-pravozahisniki.html" text:style-name="Internet_20_link" text:visited-style-name="Visited_20_Internet_20_Link">
</text:a>
Majlisukrim Tatar人Nariman Dzhelyalov和Akhtema兄弟的第一任副主席非法占领了克里米亚。</text:p>
      <text:p text:style-name="P4">
<text:span text:style-name="T5">
foto：ppu.gov.ua</text:span>
</text:p>
      <text:p text:style-name="P4">
News Source: <text:a xlink:type="simple" xlink:href="https://www.ukrinform.ua/rubric-crimea/3699001-mense-tretini-krimskih-politvazniv-znahoditsa-na-pivostrovi-insih-deportuvali-predstavnictvo-prezidenta-v-ark.html" text:style-name="Internet_20_link" text:visited-style-name="Visited_20_Internet_20_Link">
https://www.ukrinform.ua/rubric-crimea/3699001-mense-tretini-krimskih-politvazniv-znahoditsa-na-pivostrovi-insih-deportuvali-predstavnictvo-prezidenta-v-ark.html</text:a>
</text:p>
      <!--NEWS-->
      <text:h text:style-name="P10" text:outline-level="1">
<text:span text:style-name="T4">
拉姆斯坦国家已向乌克兰提供了230多个坦克 - 奥斯汀</text:span>
</text:h>
      <text:p text:style-name="P4">
作者: Ukrinform (Person)</text:p>
      <text:p text:style-name="P4">
出版商: Укринформ (Organization)</text:p>
      <text:p text:style-name="P4">
出版时间: 2023-04-21T17:52:00+03:00</text:p>
      <text:p text:style-name="P4">
修改时间: 2023-04-21T17:52:00+03:00</text:p>
      <text:p text:style-name="P4">
描述: 乌克兰国防接触小组的参与者为乌克兰的武装部队提供了230多个坦克，以及成千上万的其他军事设备和弹药。  - 乌克林。</text:p>
      <text:p text:style-name="P4">
图片: ["<text:a xlink:type="simple" xlink:href="https://static.ukrinform.com/photos/2023_02/thumb_files/630_360_1676392928-683.jpg" text:style-name="Internet_20_link" text:visited-style-name="Visited_20_Internet_20_Link">
630_360_16763...</text:a>
"]</text:p>
      <text:p text:style-name="P4">
标签: ['Танк', 'Остін', 'Війна з росією', 'Зустріч Рамштайн']</text:p>
      <text:p text:style-name="P4">
类型: Article</text:p>
      <!--METADATA-->
      <text:p text:style-name="P4">
<draw:frame draw:style-name="fr1" draw:name="Image101" text:anchor-type="as-char" svg:width="6.9236in" svg:height="3.956343in" draw:z-index="0">
<draw:image xlink:href="../Images/yкринформ/2023-04-21T17-52-00-03-00/630_360_1676392928-683.jpg" xlink:type="simple" xlink:show="embed" xlink:actuate="onLoad" draw:mime-type="image/jpeg"/>
</draw:frame>
乌克兰国防联络小组的参与者提供了乌克兰武装部队，以及数千个其他军事设备和弹药的单位。</text:p>
      <text:p text:style-name="P4">
乌克林传闻记者报道，这是美国国防部长劳埃德·奥斯汀(Lloyd Austin)周五指出的。</text:p>
      <text:p text:style-name="P4">
“在短短几个月内，该联系人组的230多个<text:a xlink:type="simple" xlink:href="https://www.ukrinform.ua/tag-tank" text:style-name="Internet_20_link" text:visited-style-name="Visited_20_Internet_20_Link">
</text:a>
五角大楼负责人说：“，超过1,550辆装甲车以及其他设备和弹药，以支持超过9个新的大BRONETIAN旅。”</text:p>
      <text:p text:style-name="P4">
他还强调，尤其是美国加速了乌克兰艾布拉姆斯坦克的时机，以在接下来的几个月内为其提供更多的深刻态度。</text:p>
      <text:p text:style-name="P4">
奥斯汀确认，武装部队战士的M1A1艾布拉姆斯坦克将在接下来的几周内开始来到德国。</text:p>
      <text:p text:style-name="P4">
<text:span text:style-name="T4">
另请阅读：</text:span>
 <text:a xlink:type="simple" xlink:href="https://www.ukrinform.ua/rubric-ato/3698995-ponad-16-tisac-ukrainskih-vijskovih-projsli-navcanna-v-krainah-es-borrel.html" text:style-name="Internet_20_link" text:visited-style-name="Visited_20_Internet_20_Link">
<text:span text:style-name="T4">
 </text:span>
 <text:span text:style-name="T4">
 </text:span>
千<text:span text:style-name="T4">
 </text:span>
乌克兰<text:span text:style-name="T4">
 </text:span>
 <text:span text:style-name="T4">
军事</text:span>
<text:span text:style-name="T4">
通过</text:span>
 <text:span text:style-name="T4">
 </text:span>
 <text:span text:style-name="T4">
 </text:span>
 <text:span text:style-name="T4">
 </text:span>
 <text:span text:style-name="T4">
 </text:span>
 <text:span text:style-name="T4">
 </text:span>
 <text:span text:style-name="T4">
 </text:span>
 <text:span text:style-name="T4">
<text:span text:style-name="T5">
 </text:span>
</text:span>
 Borrel **</text:a>
“这都是一个巨大的进步。 我坚信，该设备和培训是并行提供的，这将使乌克兰部队能够继续在战场上取得成功。”五角大楼负责人强调。</text:p>
      <text:p text:style-name="P4">
他还强调，所有投票支持乌克兰的国家的集体努力“导致战场发生了重大变化”。</text:p>
      <text:p text:style-name="P4">
正如乌克林福姆报道的，4月21日在美国空军空军拉姆斯坦(Ramstein)，乌克兰国防部第11次会议。 在Satery时期<text:a xlink:type="simple" xlink:href="https://www.ukrinform.ua/rubric-ato/3698772-ostin-nazvav-tri-klucovi-temi-sogodnisnogo-ramstajnu.html" text:style-name="Internet_20_link" text:visited-style-name="Visited_20_Internet_20_Link">
</text:a>
特别是，航空，弹药以及提供方式的问题。</text:p>
      <text:p text:style-name="P4">
News Source: <text:a xlink:type="simple" xlink:href="https://www.ukrinform.ua/rubric-ato/3699004-kraini-formatu-ramstajn-postavili-v-ukrainu-ponad-230-tankiv-ostin.html" text:style-name="Internet_20_link" text:visited-style-name="Visited_20_Internet_20_Link">
https://www.ukrinform.ua/rubric-ato/3699004-kraini-formatu-ramstajn-postavili-v-ukrainu-ponad-230-tankiv-ostin.html</text:a>
</text:p>
      <!--NEWS-->
      <text:h text:style-name="P10" text:outline-level="1">
<text:span text:style-name="T4">
在周末降雨中，白天的温度高达+19°</text:span>
</text:h>
      <text:p text:style-name="P4">
作者: Ukrinform (Person)</text:p>
      <text:p text:style-name="P4">
出版商: Укринформ (Organization)</text:p>
      <text:p text:style-name="P4">
出版时间: 2023-04-21T17:55:00+03:00</text:p>
      <text:p text:style-name="P4">
修改时间: 2023-04-21T17:55:00+03:00</text:p>
      <text:p text:style-name="P4">
描述: 周末的多雨天气将在乌克兰的许多地区。 同时，在该国大多数地区，气温将对应于4月的气候规范。  - 乌克林。</text:p>
      <text:p text:style-name="P4">
图片: ["<text:a xlink:type="simple" xlink:href="https://static.ukrinform.com/photos/2020_12/thumb_files/630_360_1609397815-516.jpg" text:style-name="Internet_20_link" text:visited-style-name="Visited_20_Internet_20_Link">
630_360_16093...</text:a>
"]</text:p>
      <text:p text:style-name="P4">
标签: ['Дощ', 'Погода', 'Прогноз', 'Весна']</text:p>
      <text:p text:style-name="P4">
类型: Article</text:p>
      <!--METADATA-->
      <text:p text:style-name="P4">
<draw:frame draw:style-name="fr1" draw:name="Image102" text:anchor-type="as-char" svg:width="6.9236in" svg:height="3.956343in" draw:z-index="0">
<draw:image xlink:href="../Images/yкринформ/2023-04-21T17-55-00-03-00/630_360_1609397815-516.jpg" xlink:type="simple" xlink:show="embed" xlink:actuate="onLoad" draw:mime-type="image/jpeg"/>
</draw:frame>
在乌克兰的许多地区，周末会下雨。 同时，在该国较大的领土上，空气温度将对应于4月的气候规范。</text:p>
      <text:p text:style-name="P4">
乌克林福姆在[]中报道(https://ua.sinoptik.ua/%D1%83%D0%BA%D1%80%D0%B0%D1%97%D0%BD%D0%B0)。</text:p>
      <text:p text:style-name="P4">
在4月22日星期六，预计全国各地的天气都会有晴朗的天气，在某些地方，天气会很少。 在Transcarpathia中，它的热量为+19°，在Crigea，Donetsk，Lugansk和<text:a xlink:type="simple" xlink:href="https://ua.sinoptik.ua/%D0%BF%D0%BE%D0%B3%D0%BE%D0%B4%D0%B0-%D1%85%D0%B0%D1%80%D0%BA%D1%96%D0%B2" text:style-name="Internet_20_link" text:visited-style-name="Visited_20_Internet_20_Link">
</text:a>
区域将很酷 -  +11…+13°。 在该国其他地区，预计将+14…+17°。 同时，预报员警告说，由于湿度高，空气被冷却。</text:p>
      <text:p text:style-name="P4">
4月23日，星期日，乌克兰将弥补短期降雨。 在大多数情况下，温度计将显示 +14…+17°，在跨速率 -  +19°。</text:p>
      <text:p text:style-name="P4">
本周初的天气也会下雨。 4月24日，星期一，乌克兰预计将短期降水，但在白天，由于云层而晒太阳。 在大多数地区，<text:a xlink:type="simple" xlink:href="https://ua.sinoptik.ua/%D0%BF%D0%BE%D0%B3%D0%BE%D0%B4%D0%B0-%D0%BA%D0%B8%D1%97%D0%B2" text:style-name="Internet_20_link" text:visited-style-name="Visited_20_Internet_20_Link">
</text:a>
平均每日温度为 +14…+17°。 在Transcarpathia和Volyn，Vadan-Frankivsk，Chernivtsi和Odessa区域，将有点温暖 - +17…+19°。</text:p>
      <text:p text:style-name="P4">
<text:span text:style-name="T4">
另请阅读：</text:span>
 <text:a xlink:type="simple" xlink:href="https://www.ukrinform.ua/rubric-technology/3694782-prognoz-pogodi-za-30-sekund-u-kitai-rozrobili-sistemu-na-osnovi-stucnogo-intelektu.html" text:style-name="Internet_20_link" text:visited-style-name="Visited_20_Internet_20_Link">
<text:span text:style-name="T4">
秒</text:span>
</text:a>
根据民间迹象，如果在4月22日在瓦迪姆(Vadim)，那天是一个有雾的巫师，他们在秋天依靠丰富的收获，但是如果阳光明媚 - 等待一个迅速的夏天，稀有的雨水。 在4月23日的Terentius上，通常去榛树。 如果上面有绿色的耳环，弹簧霜就不会害怕。 同样在这一天，地板正在洗涤，以吸引好人到家。</text:p>
      <text:p text:style-name="P4">
News Source: <text:a xlink:type="simple" xlink:href="https://www.ukrinform.ua/rubric-regions/3698788-na-vihidni-v-ukraini-prognozuut-dosi-vden-progrie-do-19.html" text:style-name="Internet_20_link" text:visited-style-name="Visited_20_Internet_20_Link">
https://www.ukrinform.ua/rubric-regions/3698788-na-vihidni-v-ukraini-prognozuut-dosi-vden-progrie-do-19.html</text:a>
</text:p>
      <!--NEWS-->
      <text:h text:style-name="P10" text:outline-level="1">
<text:span text:style-name="T4">
拉姆斯蒂尼（Ramstini）的华莱士（Wallace）敦促加速向乌克兰提供军事援助</text:span>
</text:h>
      <text:p text:style-name="P4">
作者: Ukrinform (Person)</text:p>
      <text:p text:style-name="P4">
出版商: Укринформ (Organization)</text:p>
      <text:p text:style-name="P4">
出版时间: 2023-04-21T17:58:00+03:00</text:p>
      <text:p text:style-name="P4">
修改时间: 2023-04-21T17:58:00+03:00</text:p>
      <text:p text:style-name="P4">
描述: 今日在拉姆斯坦格式乌克兰国防联络小组的会议上表明，该国在世界上的支持正在增长。  - 乌克林。</text:p>
      <text:p text:style-name="P4">
图片: ["<text:a xlink:type="simple" xlink:href="https://static.ukrinform.com/photos/2018_04/thumb_files/630_360_1522941676-5218.jpg" text:style-name="Internet_20_link" text:visited-style-name="Visited_20_Internet_20_Link">
630_360_15229...</text:a>
"]</text:p>
      <text:p text:style-name="P4">
标签: ['Україна', 'допомога', 'Війна з росією', 'Зустріч Рамштайн']</text:p>
      <text:p text:style-name="P4">
类型: Article</text:p>
      <!--METADATA-->
      <text:p text:style-name="P4">
<draw:frame draw:style-name="fr1" draw:name="Image103" text:anchor-type="as-char" svg:width="6.9236in" svg:height="3.956343in" draw:z-index="0">
<draw:image xlink:href="../Images/yкринформ/2023-04-21T17-58-00-03-00/630_360_1522941676-5218.jpg" xlink:type="simple" xlink:show="embed" xlink:actuate="onLoad" draw:mime-type="image/jpeg"/>
</draw:frame>
今日在拉姆斯坦格式乌克兰国防联络小组的会议上表明，该国在世界上的支持正在增长。</text:p>
      <text:p text:style-name="P4">
这是由英国国防部长本·沃尔斯(Ben Volles)指出的。(https://news.sky.com/story/ukraine-war-latest-putins-attempt-to-stop-draft-dodgers-shows-russias-longer-term-approach-nine-killed-in-rocket-attack-12541713)。</text:p>
      <text:p text:style-name="P4">
“拉姆斯坦的信息是可以理解的。国际对乌克兰的支持正在增长。还有更多国家可以满足。</text:p>
      <text:p text:style-name="P4">
同时，他呼吁国防同事加速军事援助，以证明乌克兰的永久国际支持。</text:p>
      <text:p text:style-name="P4">
按照他的说法， <text:a xlink:type="simple" xlink:href="https://www.ukrinform.ua/tag-britania" text:style-name="Internet_20_link" text:visited-style-name="Visited_20_Internet_20_Link">
</text:a>
它可以为乌克兰的支持而感到自豪。</text:p>
      <text:p text:style-name="P4">
Volles补充说：“我们为无数勇敢的乌克兰人提供战斗训练，设备和弹药，这是迫切需要反映俄罗斯的野蛮造币的。”</text:p>
      <text:p text:style-name="P4">
<text:span text:style-name="T4">
另请阅读：</text:span>
 <text:a xlink:type="simple" xlink:href="https://www.ukrinform.ua/rubric-ato/3698958-na-bazi-ramstajn-projsla-zustric-tankovoi-koalicii-reznikov-rozpoviv-pro-rezultati.html" text:style-name="Internet_20_link" text:visited-style-name="Visited_20_Internet_20_Link">
<text:span text:style-name="T4">
 ramstein </text:span>
</text:a>
迄今为止，英国已经制造了10,000多个反坦克导弹，200,000导弹。 炮兵弹药，数百个反射器装置，自行炮兵装置和超过20万单元的非毒气设备。</text:p>
      <text:p text:style-name="P4">
据报道，在德国，乌克兰形象的联系小组定期以“拉姆斯坦”的形式开会，该格式由50多个国家 /地区参加，包括北约盟国和伙伴国家的代表。 该小组是北约国际社会在俄罗斯侵略之间进行对抗的北约任务，这是北约盟国赋予北约盟国的军事能力的主要平台。</text:p>
      <text:p text:style-name="P4">
News Source: <text:a xlink:type="simple" xlink:href="https://www.ukrinform.ua/rubric-ato/3699006-volles-na-ramstajni-zaklikav-priskoriti-dostavku-vijskovoi-dopomogi-ukraini.html" text:style-name="Internet_20_link" text:visited-style-name="Visited_20_Internet_20_Link">
https://www.ukrinform.ua/rubric-ato/3699006-volles-na-ramstajni-zaklikav-priskoriti-dostavku-vijskovoi-dopomogi-ukraini.html</text:a>
</text:p>
      <!--NEWS-->
      <text:h text:style-name="P10" text:outline-level="1">
<text:span text:style-name="T4">
在克里米亚解放时，乌克兰需要制定维持黑海安全的策略 - 专家</text:span>
</text:h>
      <text:p text:style-name="P4">
作者: Ukrinform (Person)</text:p>
      <text:p text:style-name="P4">
出版商: Укринформ (Organization)</text:p>
      <text:p text:style-name="P4">
出版时间: 2023-04-21T18:00:47+03:00</text:p>
      <text:p text:style-name="P4">
修改时间: 2023-04-21T18:00:47+03:00</text:p>
      <text:p text:style-name="P4">
描述: 乌克兰在克里米亚解放时通过自己的海军武力解放时需要制定明确的战略来支持黑海地区的和平与安全。  - 乌克林。</text:p>
      <text:p text:style-name="P4">
图片: ["<text:a xlink:type="simple" xlink:href="https://static.ukrinform.com/photos/2023_04/thumb_files/630_360_1682089126-124.jpg" text:style-name="Internet_20_link" text:visited-style-name="Visited_20_Internet_20_Link">
630_360_16820...</text:a>
"]</text:p>
      <text:p text:style-name="P4">
标签: ['Крим', 'Звільнення', ' Чорне море']</text:p>
      <text:p text:style-name="P4">
类型: Article</text:p>
      <!--METADATA-->
      <text:p text:style-name="P4">
<draw:frame draw:style-name="fr1" draw:name="Image104" text:anchor-type="as-char" svg:width="6.9236in" svg:height="3.956343in" draw:z-index="0">
<draw:image xlink:href="../Images/yкринформ/2023-04-21T18-00-47-03-00/630_360_1682089126-124.jpg" xlink:type="simple" xlink:show="embed" xlink:actuate="onLoad" draw:mime-type="image/jpeg"/>
</draw:frame>
由于他们自己的海军部队，克里米亚解放时，必须制定一项明确的战略来维持黑海地区的和平与安全。</text:p>
      <text:p text:style-name="P4">
这是由国防战略中心委员会副主席，国防部长阿里纳·弗洛洛夫(Alina Frolov)的往来，在讨论第一次黑海海上海上海上安全会议上，乌克兰国际克里米亚人 - 乌克兰 - 乌克兰(Ukrinform)。</text:p>
      <text:p text:style-name="P4">
“我们需要了解，当我们物理释放克里米亚时，乌克兰将没有自己的能力来保护我们的海洋领土。 可以说，海军在中午。 这不是可以在半年内恢复的事情。 这就是为什么我们需要在克里米亚解放的时刻制定明确的策略，因为我们将支持黑海地区的营地和平。”她说。</text:p>
      <text:p text:style-name="P4">
据弗洛洛娃(Frolova)称，这应该是联盟的努力和安排。</text:p>
      <text:p text:style-name="P4">
同时，这位专家指出，美国海军陆战队，英国，欧盟，北约没有任何策略。</text:p>
      <text:p text:style-name="P4">
因此，根据弗罗洛娃(Frolova)的说法，黑海安全会议的目的是削减这些策略的措辞和采用。</text:p>
      <text:p text:style-name="P4">
<text:span text:style-name="T4">
另请阅读：</text:span>
 <text:a xlink:type="simple" xlink:href="https://www.ukrinform.ua/rubric-polytics/3698989-ukraina-pragne-rozsiriti-geografiu-cornomorskoi-bezpekovoi-konferencii-dzaparova.html" text:style-name="Internet_20_link" text:visited-style-name="Visited_20_Internet_20_Link">
</text:a>
正如乌克林福姆报道的，4月12日至13日在罗马尼亚布加勒斯特通过<text:a xlink:type="simple" xlink:href="https://www.ukrinform.ua/rubric-crimea/3695002-cornomorska-bezpekova-konferencia-zaversila-arhitekturu-miznarodnoi-krimskoi-platformi-mzs.html" text:style-name="Internet_20_link" text:visited-style-name="Visited_20_Internet_20_Link">
</text:a>
由乌克兰国防部，乌克兰国防部，罗马尼亚国防部，罗马尼亚国防部罗马尼亚国防部组织的国际克里米亚平台(乌克兰).</text:p>
      <text:p text:style-name="P4">
News Source: <text:a xlink:type="simple" xlink:href="https://www.ukrinform.ua/rubric-crimea/3699007-na-moment-zvilnenna-krimu-ukraini-potribno-mati-strategiu-pidtrimki-bezpeki-v-cornomu-mori-ekspert.html" text:style-name="Internet_20_link" text:visited-style-name="Visited_20_Internet_20_Link">
https://www.ukrinform.ua/rubric-crimea/3699007-na-moment-zvilnenna-krimu-ukraini-potribno-mati-strategiu-pidtrimki-bezpeki-v-cornomu-mori-ekspert.html</text:a>
</text:p>
      <!--NEWS-->
      <text:h text:style-name="P10" text:outline-level="1">
<text:span text:style-name="T4">
俄罗斯人在克里米亚建立了几个国防边界，并将财产带到俄罗斯联邦 - 汉尼克</text:span>
</text:h>
      <text:p text:style-name="P4">
作者: Ukrinform (Person)</text:p>
      <text:p text:style-name="P4">
出版商: Укринформ (Organization)</text:p>
      <text:p text:style-name="P4">
出版时间: 2023-04-21T18:02:00+03:00</text:p>
      <text:p text:style-name="P4">
修改时间: 2023-04-21T18:02:00+03:00</text:p>
      <text:p text:style-name="P4">
描述: 俄罗斯军队继续在临时占领的克里米亚领土上动员并建立了多个国防边界。 同时，从半岛撤离俄罗斯人。  - 乌克林。</text:p>
      <text:p text:style-name="P4">
图片: ["<text:a xlink:type="simple" xlink:href="https://static.ukrinform.com/photos/2022_09/thumb_files/630_360_1663154829-358.jpg" text:style-name="Internet_20_link" text:visited-style-name="Visited_20_Internet_20_Link">
630_360_16631...</text:a>
"]</text:p>
      <text:p text:style-name="P4">
标签: ['Крим', 'Війна з росією', 'Єдині новини', 'Наталія Гуменюк']</text:p>
      <text:p text:style-name="P4">
类型: Article</text:p>
      <!--METADATA-->
      <text:p text:style-name="P4">
<draw:frame draw:style-name="fr1" draw:name="Image105" text:anchor-type="as-char" svg:width="6.9236in" svg:height="3.956343in" draw:z-index="0">
<draw:image xlink:href="../Images/yкринформ/2023-04-21T18-02-00-03-00/630_360_1663154829-358.jpg" xlink:type="simple" xlink:show="embed" xlink:actuate="onLoad" draw:mime-type="image/jpeg"/>
</draw:frame>
在克里米亚暂时占领的领土上的俄罗斯人继续动员几个国防边界的品尝。 同时，俄罗斯人从一半开始撤离。</text:p>
      <text:p text:style-name="P4">
根据乌克林福姆的说法，运营司令部联合出版社“南”纳塔利亚·汉尼克(Natalia Humeniuk)在全国电视台的空中告知了这一点。</text:p>
      <text:p text:style-name="P4">
“他们继续计划动员，继续收集有关适当年龄的潜力的数据，以形成这些被称为这些的分离。它们被称为领土辩护的支队，然后作为可分离的动员，尤其是运输，然后是运输。以及赫尔森地区的左岸，他们试图加强与国防结构安排相关的相同工作。 我们拆卸的其他动作表明，它们收紧了真正组装领土的力量和储备，这被认为与广告的反性能相关，但这些动作仍然相当计划，但它们更像是培训人员，” Humeniuk报告。</text:p>
      <text:p text:style-name="P4">
<text:span text:style-name="T4">
另请阅读：</text:span>
 <text:a xlink:type="simple" xlink:href="https://www.ukrinform.ua/rubric-ato/3698698-rosiani-sukaut-novu-taktiku-na-poli-bou-ta-namautsa-viaviti-ukrainsku-ppo-gumenuk.html" text:style-name="Internet_20_link" text:visited-style-name="Visited_20_Internet_20_Link">
<text:span text:style-name="T4">
 humeniuk </text:span>
</text:a>
发言人指出，敌人一直在准备几个防御边界。</text:p>
      <text:p text:style-name="P4">
Humeniuk说：“这不是结构的长度，而是他们试图装备更多，短暂的，但有几个国防，意识到它们会逐渐需要它们。”</text:p>
      <text:p text:style-name="P4">
她还报告说，将财产出口到俄罗斯联邦的俄罗斯人撤离继续从克里米亚出口。</text:p>
      <text:p text:style-name="P4">
<text:span text:style-name="T4">
另请阅读：</text:span>
 <text:a xlink:type="simple" xlink:href="https://www.ukrinform.ua/rubric-ato/3698282-vorog-atakuvav-pivden-ukraini-novou-partieu-sahediv-gumenuk.html" text:style-name="Internet_20_link" text:visited-style-name="Visited_20_Internet_20_Link">
<text:span text:style-name="T4">
 humeniuk </text:span>
</text:a>
“有很多要取出的东西。 正如他们所说，他们确实离开了自己，但首先是积累的财产。 其次，在那里的吞并期间有太多的事，现在意识到了不可避免的事情，被迫被撤离。”发言人说。</text:p>
      <text:p text:style-name="P4">
据报道，克里米亚自治共和国和塞瓦斯托波尔的占领“当局” <text:a xlink:type="simple" xlink:href="https://www.ukrinform.ua/rubric-crimea/3694813-u-krimu-skasuvali-demonstracii-mars-bezsmertnogo-polku-ta-parad-na-9-travna.html" text:style-name="Internet_20_link" text:visited-style-name="Visited_20_Internet_20_Link">
</text:a>
，不朽团的游行和5月9日的军事游行。</text:p>
      <text:p text:style-name="P4">
News Source: <text:a xlink:type="simple" xlink:href="https://www.ukrinform.ua/rubric-crimea/3699008-rosiani-stvoruut-u-krimu-kilka-rubeziv-oboroni-ta-vivozat-majno-do-rf-gumenuk.html" text:style-name="Internet_20_link" text:visited-style-name="Visited_20_Internet_20_Link">
https://www.ukrinform.ua/rubric-crimea/3699008-rosiani-stvoruut-u-krimu-kilka-rubeziv-oboroni-ta-vivozat-majno-do-rf-gumenuk.html</text:a>
</text:p>
      <!--NEWS-->
      <text:h text:style-name="P10" text:outline-level="1">
<text:span text:style-name="T4">
莫斯科法院决定在缺席的情况下逮捕乌克兰情报局长</text:span>
</text:h>
      <text:p text:style-name="P4">
作者: Ukrinform (Person)</text:p>
      <text:p text:style-name="P4">
出版商: Укринформ (Organization)</text:p>
      <text:p text:style-name="P4">
出版时间: 2023-04-21T18:09:38+03:00</text:p>
      <text:p text:style-name="P4">
修改时间: 2023-04-21T18:09:38+03:00</text:p>
      <text:p text:style-name="P4">
描述: 莫斯科勒福夫斯基地方法院批准了调查要求逮捕乌克兰国防部伊斯兰国政府局长局长，乌克兰·基里尔·布·布达诺夫（Kiril Budanov）。  - 乌克林。</text:p>
      <text:p text:style-name="P4">
图片: ["<text:a xlink:type="simple" xlink:href="https://static.ukrinform.com/photos/2023_04/thumb_files/630_360_1682089495-883.jpg" text:style-name="Internet_20_link" text:visited-style-name="Visited_20_Internet_20_Link">
630_360_16820...</text:a>
"]</text:p>
      <text:p text:style-name="P4">
标签: ['Арешт', 'Суд', 'росія', 'Буданов']</text:p>
      <text:p text:style-name="P4">
类型: Article</text:p>
      <!--METADATA-->
      <text:p text:style-name="P4">
<draw:frame draw:style-name="fr1" draw:name="Image106" text:anchor-type="as-char" svg:width="6.9236in" svg:height="3.956343in" draw:z-index="0">
<draw:image xlink:href="../Images/yкринформ/2023-04-21T18-09-38-03-00/630_360_1682089495-883.jpg" xlink:type="simple" xlink:show="embed" xlink:actuate="onLoad" draw:mime-type="image/jpeg"/>
</draw:frame>
莫斯科勒福夫斯基地方法院向乌克兰·基里布达诺夫国防部智力部主要局长征求了调查的要求。</text:p>
      <text:p text:style-name="P4">
正如乌克林福姆报道的那样，它报告了<text:a xlink:type="simple" xlink:href="https://zona.media/news/2023/04/21/budanov" text:style-name="Internet_20_link" text:visited-style-name="Visited_20_Internet_20_Link">
</text:a>
参考<text:a xlink:type="simple" xlink:href="https://mos-gorsud.ru/rs/lefortovskij/services/cases/criminal-materials/details/89a9aa50-e01b-11ed-b213-e3a6ef4f257b" text:style-name="Internet_20_link" text:visited-style-name="Visited_20_Internet_20_Link">
</text:a>
。</text:p>
      <text:p text:style-name="P4">
法院新闻社报告说，俄罗斯调查指责布达诺夫“创造恐怖分子社区”，“为有组织团体组成的恐怖袭击做准备，“武器和爆炸装置的非法循环”。</text:p>
      <text:p text:style-name="P4">
这些刑法条款中规定的最大惩罚是无期徒刑。</text:p>
      <text:p text:style-name="P4">
法院没有透露关于布达诺夫的决定。</text:p>
      <text:p text:style-name="P4">
<text:span text:style-name="T4">
另请阅读：</text:span>
 <text:a xlink:type="simple" xlink:href="https://www.ukrinform.ua/rubric-ato/3697191-rosia-perejsla-do-oboroni-za-vinatkom-dvoh-rajoniv-budanov.html" text:style-name="Internet_20_link" text:visited-style-name="Visited_20_Internet_20_Link">
<text:span text:style-name="T4">
 Budanov </text:span>
</text:a>
布达诺夫·萨姆<text:a xlink:type="simple" xlink:href="https://www.pravda.com.ua/news/2023/04/21/7398888/" text:style-name="Internet_20_link" text:visited-style-name="Visited_20_Internet_20_Link">
</text:a>
讽刺的是，“ UP”的出版对他在俄罗斯的“信函逮捕”做出了反应，并保证了对入侵者的反应更好的工作。 他说：“你知道我已经工作了多少时间，以某种方式没有解决方案。我很高兴。这是我们工作的很好的指示，我有义务更好地工作。”</text:p>
      <text:p text:style-name="P4">
据报道，在[]爆炸之后(https://www.ukrinform.ua/tag-kercenskij-mist)2022年10月8日，俄罗斯FSB宣布布达诺瓦认为爆炸之一。</text:p>
      <text:p text:style-name="P4">
<text:span text:style-name="T5">
foto：GUR国防部</text:span>
</text:p>
      <text:p text:style-name="P4">
News Source: <text:a xlink:type="simple" xlink:href="https://www.ukrinform.ua/rubric-world/3699011-sud-v-moskvi-postanoviv-zaocno-zaarestuvati-golovu-ukrainskoi-rozvidki-budanova.html" text:style-name="Internet_20_link" text:visited-style-name="Visited_20_Internet_20_Link">
https://www.ukrinform.ua/rubric-world/3699011-sud-v-moskvi-postanoviv-zaocno-zaarestuvati-golovu-ukrainskoi-rozvidki-budanova.html</text:a>
</text:p>
      <!--NEWS-->
      <text:h text:style-name="P10" text:outline-level="1">
<text:span text:style-name="T4">
伊琳娜·德哈（Irina Deha）成为绝对的欧洲举重冠军</text:span>
</text:h>
      <text:p text:style-name="P4">
作者: Ukrinform (Person)</text:p>
      <text:p text:style-name="P4">
出版商: Укринформ (Organization)</text:p>
      <text:p text:style-name="P4">
出版时间: 2023-04-21T18:11:12+03:00</text:p>
      <text:p text:style-name="P4">
修改时间: 2023-04-21T18:11:12+03:00</text:p>
      <text:p text:style-name="P4">
描述: 乌克兰人首次在混蛋中夺取了领导才能。  - 乌克林。</text:p>
      <text:p text:style-name="P4">
图片: ["<text:a xlink:type="simple" xlink:href="https://static.ukrinform.com/photos/2023_04/thumb_files/630_360_1682089765-734.jpg" text:style-name="Internet_20_link" text:visited-style-name="Visited_20_Internet_20_Link">
630_360_16820...</text:a>
"]</text:p>
      <text:p text:style-name="P4">
标签: ['Важка атлетика']</text:p>
      <text:p text:style-name="P4">
类型: Article</text:p>
      <!--METADATA-->
      <text:p text:style-name="P4">
<draw:frame draw:style-name="fr1" draw:name="Image107" text:anchor-type="as-char" svg:width="6.9236in" svg:height="3.956343in" draw:z-index="0">
<draw:image xlink:href="../Images/yкринформ/2023-04-21T18-11-12-03-00/630_360_1682089765-734.jpg" xlink:type="simple" xlink:show="embed" xlink:actuate="onLoad" draw:mime-type="image/jpeg"/>
</draw:frame>
乌克兰人是第一次尝试，领导了一个混蛋。</text:p>
      <text:p text:style-name="P4">
乌克林福姆报道，伊琳娜·德哈(Irina Deha)职业生涯的第四名已成为欧洲举重的绝对冠军。</text:p>
      <text:p text:style-name="P4">
乌克兰人在大陆锦标赛中赢得了重量高达81公斤的金牌。</text:p>
      <text:p text:style-name="P4">
在亚美尼亚，这位26岁的举重运动员捍卫了绝对冠军的地位，在前两个冠军赛中赢得了大型“金”(2022)和莫斯科(2021).</text:p>
      <text:p text:style-name="P4">
Суперницями Ірини у категорії, серед інших, були віцечемпіонка Євро-2019 АннаВан Беллінген (比利时)，欧洲冠军2019 Nina Schrot(德国)，两次 - 铜牌获得者Liana Gurjan的冠军(亚美尼亚)和大三学生冠军Dilar Narin(火鸡).</text:p>
      <text:p text:style-name="P4">
<text:span text:style-name="T4">
Читайте також:</text:span>
 <text:a xlink:type="simple" xlink:href="https://www.ukrinform.ua/rubric-sports/3697653-ukrainska-vazkoatletka-gangur-zdobula-dvi-medali-na-cempionati-evropi.html" text:style-name="Internet_20_link" text:visited-style-name="Visited_20_Internet_20_Link">
 <text:span text:style-name="T4">
Гангур</text:span>
 </text:a>
正如乌克林福姆报道的那样，乌克兰玛丽亚·加加尔(Maria Gangur)赢得了两枚欧洲举重奖牌。</text:p>
      <text:p text:style-name="P4">
照片：Isaac J. Morillas摄影</text:p>
      <text:p text:style-name="P4">
News Source: <text:a xlink:type="simple" xlink:href="https://www.ukrinform.ua/rubric-sports/3699012-irina-deha-stala-absolutnou-cempionkou-evropi-z-vazkoi-atletiki.html" text:style-name="Internet_20_link" text:visited-style-name="Visited_20_Internet_20_Link">
https://www.ukrinform.ua/rubric-sports/3699012-irina-deha-stala-absolutnou-cempionkou-evropi-z-vazkoi-atletiki.html</text:a>
</text:p>
      <!--NEWS-->
      <text:h text:style-name="P10" text:outline-level="1">
<text:span text:style-name="T4">
乌克兰在反击 - 奥斯丁之前已经取得了进步</text:span>
</text:h>
      <text:p text:style-name="P4">
作者: Ukrinform (Person)</text:p>
      <text:p text:style-name="P4">
出版商: Укринформ (Organization)</text:p>
      <text:p text:style-name="P4">
出版时间: 2023-04-21T18:13:00+03:00</text:p>
      <text:p text:style-name="P4">
修改时间: 2023-04-21T18:13:00+03:00</text:p>
      <text:p text:style-name="P4">
描述: 美国国防部长劳埃德·奥斯汀（Lloyd Austin）表示，在第11届拉姆斯坦会议上，他熟悉乌克兰在提高其部队战斗能力之前的进展。  - 乌克林。</text:p>
      <text:p text:style-name="P4">
图片: ["<text:a xlink:type="simple" xlink:href="https://static.ukrinform.com/photos/2022_10/thumb_files/630_360_1666362166-807.jpg" text:style-name="Internet_20_link" text:visited-style-name="Visited_20_Internet_20_Link">
630_360_16663...</text:a>
"]</text:p>
      <text:p text:style-name="P4">
标签: ['Пентагон', 'Остін', 'Зустріч Рамштайн']</text:p>
      <text:p text:style-name="P4">
类型: Article</text:p>
      <!--METADATA-->
      <text:p text:style-name="P4">
<draw:frame draw:style-name="fr1" draw:name="Image108" text:anchor-type="as-char" svg:width="6.9236in" svg:height="3.922963in" draw:z-index="0">
<draw:image xlink:href="../Images/yкринформ/2023-04-21T18-13-00-03-00/630_360_1666362166-807.jpg" xlink:type="simple" xlink:show="embed" xlink:actuate="onLoad" draw:mime-type="image/jpeg"/>
</draw:frame>
美国部劳埃德·奥斯汀(Lloyd Austin)表示，在第11届拉姆斯坦会议上，他熟悉乌克兰在增加其反攻能力的过程中取得的进步。</text:p>
      <text:p text:style-name="P4">
他在周五在德国举行的有关乌克兰国防的联络小组会议的结果中表示，他自己的通讯员乌克兰夫妇的记者。</text:p>
      <text:p text:style-name="P4">
格拉瓦潘塔贡(Glavapantagon)说：“我们从我的同事和美国的欧洲司令部听到了关于提高乌克兰力量取得进展的取得的进步 - 而乌克兰正准备推出俄罗斯入侵者的立场。”</text:p>
      <text:p text:style-name="P4">
<text:span text:style-name="T4">
另请阅读：</text:span>
 <text:a xlink:type="simple" xlink:href="https://www.ukrinform.ua/rubric-ato/3699042-persi-navcalni-tanki-abrams-dla-ukrainskih-vijskovih-nadijdut-za-kilka-tizniv.html" text:style-name="Internet_20_link" text:visited-style-name="Visited_20_Internet_20_Link">
</text:a>
此外，他说，在周五的一次会议上，进行了讨论的机制，“这将有助于乌克兰击退俄罗斯部队。” 赢得他在谈论重型设备，车辆，刺激装置的燃料。</text:p>
      <text:p text:style-name="P4">
美国国防部长说：“我要感谢那些宣布分配这些重要制度的人，包括德国和荷兰。”</text:p>
      <text:p text:style-name="P4">
奥斯汀还指出，在拉姆斯坦空降的一次会议上，提出了提案，以加速欧盟在乌克兰弹药之前的生产。 根据他的说法，这不仅是纳扎拉兹的，而且还针对未来。</text:p>
      <text:p text:style-name="P4">
<text:span text:style-name="T4">
另请阅读：</text:span>
 <text:a xlink:type="simple" xlink:href="https://www.ukrinform.ua/rubric-ato/3699038-ssa-pidgotuvali-dla-kontrnastupu-devat-ukrainskih-mehanizovanih-brigad.html" text:style-name="Internet_20_link" text:visited-style-name="Visited_20_Internet_20_Link">
</text:a>
美国国防部长强调说：“这是一个有力的提醒，即我们将与乌克兰捍卫者长期以来。”</text:p>
      <text:p text:style-name="P4">
根据乌克林福姆的说法，美国已经加速了乌克兰坦克艾布拉姆斯M1A1的供应条款，以在接下来的几个月内为其提供更多的装甲车。 根据五角大楼的负责人<text:a xlink:type="simple" xlink:href="https://www.ukrinform.ua/rubric-ato/3698897-stati-najblizcim-casom-pocnut-navcanna-ukrainskih-vijskovih-na-tankah-abrams-ap.html" text:style-name="Internet_20_link" text:visited-style-name="Visited_20_Internet_20_Link">
</text:a>
，武装部队士兵将能够发展这种技术和培训的发展。</text:p>
      <text:p text:style-name="P4">
照片：时代</text:p>
      <text:p text:style-name="P4">
News Source: <text:a xlink:type="simple" xlink:href="https://www.ukrinform.ua/rubric-ato/3699014-ukraina-dosagla-progresu-v-narosuvanni-svoih-sil-pered-kontrnastupom-ostin.html" text:style-name="Internet_20_link" text:visited-style-name="Visited_20_Internet_20_Link">
https://www.ukrinform.ua/rubric-ato/3699014-ukraina-dosagla-progresu-v-narosuvanni-svoih-sil-pered-kontrnastupom-ostin.html</text:a>
</text:p>
      <!--NEWS-->
      <text:h text:style-name="P10" text:outline-level="1">
<text:span text:style-name="T4">
政府禁止从流离失所的公用事业中恢复</text:span>
</text:h>
      <text:p text:style-name="P4">
作者: Ukrinform (Person)</text:p>
      <text:p text:style-name="P4">
出版商: Укринформ (Organization)</text:p>
      <text:p text:style-name="P4">
出版时间: 2023-04-21T18:19:00+03:00</text:p>
      <text:p text:style-name="P4">
修改时间: 2023-04-21T18:19:00+03:00</text:p>
      <text:p text:style-name="P4">
描述: 部长的内阁批准了临时占领的领土的重返社会部，该部禁止在2022年2月24日之后建立的住房和公共服务债务。  - 乌克林。</text:p>
      <text:p text:style-name="P4">
图片: ["<text:a xlink:type="simple" xlink:href="https://static.ukrinform.com/photos/2016_02/thumb_files/630_360_1456751251-9739-foto-segodnyaua.jpg" text:style-name="Internet_20_link" text:visited-style-name="Visited_20_Internet_20_Link">
630_360_14567...</text:a>
"]</text:p>
      <text:p text:style-name="P4">
标签: ['Кабмін', 'Комунальні послуги', 'Переселенці', 'Мінреінтеграції']</text:p>
      <text:p text:style-name="P4">
类型: Article</text:p>
      <!--METADATA-->
      <text:p text:style-name="P4">
<draw:frame draw:style-name="fr1" draw:name="Image109" text:anchor-type="as-char" svg:width="6.9236in" svg:height="3.956343in" draw:z-index="0">
<draw:image xlink:href="../Images/yкринформ/2023-04-21T18-19-00-03-00/630_360_1456751251-9739-foto-segodnyaua.jpg" xlink:type="simple" xlink:show="embed" xlink:actuate="onLoad" draw:mime-type="image/jpeg"/>
</draw:frame>
部长的内阁批准了临时被占领的领土的重返社会部，该部禁止从2022年2月24日之后建立的移离人员拖离住房和公共服务的流离失所者。</text:p>
      <text:p text:style-name="P4">
正如乌克林福姆报道的那样，据说<text:a xlink:type="simple" xlink:href="https://minre.gov.ua/2023/04/21/zaboroneno-styaguvaty-zaborgovanist-za-zhytlovo-komunalni-poslugy-na-terytoriyah-bojovyh-dij-abo-tot-rishennya-uryadu/" text:style-name="Internet_20_link" text:visited-style-name="Visited_20_Internet_20_Link">
</text:a>
。</text:p>
      <text:p text:style-name="P4">
“该禁令根据重返社会部的清单，在进行敌对或临时书籍的领土上扩展。 这是关于被迫离开家园并撤离更安全的地区的人。</text:p>
      <text:p text:style-name="P4">
消费者应提供公用事业提供商或管理存储设施文件，以确认他们没有乌布丁。 这是一份国内流离失所者的证书，一份有关外国临时冒险的文件或有关工作，治疗，培训，兵役的文件。</text:p>
      <text:p text:style-name="P4">
<text:span text:style-name="T4">
另请阅读：</text:span>
 <text:a xlink:type="simple" xlink:href="https://www.ukrinform.ua/rubric-society/3697579-urad-sprostiv-poradok-priznacenna-subsidij-pilg-i-deakih-socviplat.html" text:style-name="Internet_20_link" text:visited-style-name="Visited_20_Internet_20_Link">
</text:a>
此外，该决议规定了在国家，公共和私人内容的前提中不间断提供住房和公共服务的问题，这些问题用于容纳内部流离失所者。</text:p>
      <text:p text:style-name="P4">
据报道，一月在<text:a xlink:type="simple" xlink:href="https://www.ukrinform.ua/tag-verhovna-rada" text:style-name="Internet_20_link" text:visited-style-name="Visited_20_Internet_20_Link">
</text:a>
був зареєстрований законопроєкт, який передбачає списання та реструктуризаціюборгів за комунальні послуги для українців, чиє житло розташоване на територіїбойових дій.</text:p>
      <text:p text:style-name="P4">
News Source: <text:a xlink:type="simple" xlink:href="https://www.ukrinform.ua/rubric-society/3699018-urad-zaboroniv-staguvati-z-pereselenciv-zaborgovanist-za-komunalni-poslugi.html" text:style-name="Internet_20_link" text:visited-style-name="Visited_20_Internet_20_Link">
https://www.ukrinform.ua/rubric-society/3699018-urad-zaboroniv-staguvati-z-pereselenciv-zaborgovanist-za-komunalni-poslugi.html</text:a>
</text:p>
      <!--NEWS-->
      <text:h text:style-name="P10" text:outline-level="1">
<text:span text:style-name="T4">
波兰已将马匹从被禁止从乌克兰进口产品的名单中划掉</text:span>
</text:h>
      <text:p text:style-name="P4">
作者: Ukrinform (Person)</text:p>
      <text:p text:style-name="P4">
出版商: Укринформ (Organization)</text:p>
      <text:p text:style-name="P4">
出版时间: 2023-04-21T18:20:52+03:00</text:p>
      <text:p text:style-name="P4">
修改时间: 2023-04-21T18:20:52+03:00</text:p>
      <text:p text:style-name="P4">
描述: 从4月21日起，乌克兰农产品被禁止进口到波兰的乌克兰农产品清单被马越过马。  - 乌克林。</text:p>
      <text:p text:style-name="P4">
图片: ["<text:a xlink:type="simple" xlink:href="https://static.ukrinform.com/photos/2022_12/thumb_files/630_360_1670758422-348.jpg" text:style-name="Internet_20_link" text:visited-style-name="Visited_20_Internet_20_Link">
630_360_16707...</text:a>
"]</text:p>
      <text:p text:style-name="P4">
标签: ['Експорт', 'Імпорт', 'Польща', 'Україна']</text:p>
      <text:p text:style-name="P4">
类型: Article</text:p>
      <!--METADATA-->
      <text:p text:style-name="P4">
<draw:frame draw:style-name="fr1" draw:name="Image110" text:anchor-type="as-char" svg:width="6.9236in" svg:height="3.956343in" draw:z-index="0">
<draw:image xlink:href="../Images/yкринформ/2023-04-21T18-20-52-03-00/630_360_1670758422-348.jpg" xlink:type="simple" xlink:show="embed" xlink:actuate="onLoad" draw:mime-type="image/jpeg"/>
</draw:frame>
4月21日，乌克兰农产品被禁止进口的乌克兰农产品名单。</text:p>
      <text:p text:style-name="P4">
乌克林福姆报道，RP Robert Telus村的农业和发展部长在华沙举行的新闻发布会上宣布了这一点。</text:p>
      <text:p text:style-name="P4">
“据我所知，马匹从这份名单中脱颖而出。 Telus报告说，其余的仍然是计划外的。</text:p>
      <text:p text:style-name="P4">
<text:span text:style-name="T4">
另请阅读：</text:span>
 <text:a xlink:type="simple" xlink:href="https://www.ukrinform.ua/rubric-economy/3698768-u-minagropolitiki-opriludnili-spisok-produktiv-zaboronenih-dla-importu-v-es.html" text:style-name="Internet_20_link" text:visited-style-name="Visited_20_Internet_20_Link">
<text:span text:style-name="T4">
农业政策部</text:span>
 <text:span text:style-name="T4">
 </text:span>
 <text:span text:style-name="T4">
 </text:span>
 <text:span text:style-name="T4">
 </text:span>
 <text:span text:style-name="T4">
列表</text:span>
 list <text:span text:style-name="T4">
 products </text:span>
 <text:span text:style-name="T4">
 </text:span>
禁止<text:span text:style-name="T4">
 </text:span>
 <text:span text:style-name="T4">
 </text:span>
 <text:span text:style-name="T4">
 </text:span>
 <text:span text:style-name="T4">
 </text:span>
 <text:span text:style-name="T4">
 </text:span>
 <text:span text:style-name="T4">
 * 进口 </text:span>
</text:a>
众所周知，在4月15日，RP开发和技术部的命令中，4月15日确定了乌克兰[]的广泛清单。(https://www.ukrinform.ua/tag-produkti)禁止进口那不勒斯市场。 特别是，它是关于谷物，糖，肉，水果，蔬菜，种子，水果和蔬菜加工产品，葡萄酒，乳制品，鸡蛋，蜂蜜的。</text:p>
      <text:p text:style-name="P4">
根据乌克林福姆的说法，从4月21日午夜开始，<text:a xlink:type="simple" xlink:href="https://www.ukrinform.ua/rubric-economy/3698716-persij-konvoj-vantazivok-z-ukrainskou-agroprodukcieu-virusae-z-polsi-do-niderlandiv.html" text:style-name="Internet_20_link" text:visited-style-name="Visited_20_Internet_20_Link">
</text:a>
通过该国的领土过渡到其他欧盟国家和波兰果会。 特别是，早晨，第一辆用玉米，肉和鸡蛋的马车队从“ Dorogosk”到荷兰切割。</text:p>
      <text:p text:style-name="P4">
News Source: <text:a xlink:type="simple" xlink:href="https://www.ukrinform.ua/rubric-economy/3699016-polsa-vikreslila-konej-zi-spisku-zaboronenoi-dla-vvezenna-produkcii-z-ukraini.html" text:style-name="Internet_20_link" text:visited-style-name="Visited_20_Internet_20_Link">
https://www.ukrinform.ua/rubric-economy/3699016-polsa-vikreslila-konej-zi-spisku-zaboronenoi-dla-vvezenna-produkcii-z-ukraini.html</text:a>
</text:p>
      <!--NEWS-->
      <text:h text:style-name="P10" text:outline-level="1">
<text:span text:style-name="T4">
从5月10日起，启动了方程式程序的测试-Schmigal</text:span>
</text:h>
      <text:p text:style-name="P4">
作者: Ukrinform (Person)</text:p>
      <text:p text:style-name="P4">
出版商: Укринформ (Organization)</text:p>
      <text:p text:style-name="P4">
出版时间: 2023-04-21T18:24:00+03:00</text:p>
      <text:p text:style-name="P4">
修改时间: 2023-04-21T18:24:00+03:00</text:p>
      <text:p text:style-name="P4">
描述: 在乌克兰，自2023年5月10日以来，该行动计划开始了申请测试，该测试将获得造成战争损害的房屋的资金。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Компенсація', "Прем'єр", 'Шмигаль']</text:p>
      <text:p text:style-name="P4">
类型: Article</text:p>
      <!--METADATA-->
      <text:p text:style-name="P4">
<draw:frame draw:style-name="fr1" draw:name="Image111" text:anchor-type="as-char" svg:width="6.9236in" svg:height="3.956343in" draw:z-index="0">
<draw:image xlink:href="../Images/yкринформ/2023-04-21T18-24-00-03-00/630_360_1679674428-586.jpg" xlink:type="simple" xlink:show="embed" xlink:actuate="onLoad" draw:mime-type="image/jpeg"/>
</draw:frame>
在2023年5月10日，在乌克兰，该计划行动的行动(人们将为维修其受损人员而获得资金)的行动开始。</text:p>
      <text:p text:style-name="P4">
关于这位乌克兰丹尼斯·史密斯(Denis Shmigal)总理<text:a xlink:type="simple" xlink:href="https://t.me/Denys_Smyhal/5057" text:style-name="Internet_20_link" text:visited-style-name="Visited_20_Internet_20_Link">
</text:a>
在一次政府会议上，乌克林福姆报道。</text:p>
      <text:p text:style-name="P4">
“我们开始测试平等计划，为此人们将收到房屋来修理房屋。 我们将来正在测试以避免纳入错误。” Shmigal说。</text:p>
      <text:p text:style-name="P4">
<text:span text:style-name="T4">
另请阅读：</text:span>
 <text:a xlink:type="simple" xlink:href="https://www.ukrinform.ua/rubric-vidbudova/3698554-smigal-pidbiv-pidsumki-miznarodnogo-samitu-mist-ta-regioniv.html" text:style-name="Internet_20_link" text:visited-style-name="Visited_20_Internet_20_Link">
<text:span text:style-name="T4">
 shmigal </text:span>
</text:a>
据他说，收到的目标资金可以用于承包商服务的建设和支付。 薪酬金额将由特别委员会决定，资金将记入银行中的特殊帐户的人。</text:p>
      <text:p text:style-name="P4">
总理补充说，战斗的参与者，堕落的军人家庭被动员到乌克兰军队，大型残疾人家庭残疾人家庭，在赔偿方面加重了优先事项。</text:p>
      <text:p text:style-name="P4">
“维塞里米尔 - 恢复的统一亚历山大·库布拉科夫(Alexander Kubrakov)和国防部是该计划的所有必要细节。每个修复的住房都是乌克兰的重建和复兴的一部分。因此，我们将动员力量和资源来实现我们的胜利， “ Smigal添加了。</text:p>
      <text:p text:style-name="P4">
Schmigal还表示，部长内阁已确定了10项优先改革。</text:p>
      <text:p text:style-name="P4">
“乌克兰正在击败。 乌克兰获胜。 乌克兰改变并开始重建。我们不会停止改革我们国家的快速转变。 政府在不久的将来确定了10项优先改革。 这是实现我们的胜利，恢复和建立强大欧洲乌克兰的必要条件。” Shmigal说。</text:p>
      <text:p text:style-name="P4">
据他说，注意力的重点是与能量有关的塔夫斯能源领域的综合改革。 还有几个与议程上的能源领域有关的决定。 尤其是公共关税，因为现在这是增加汽油价格，热水和热水的大量细菌。</text:p>
      <text:p text:style-name="P4">
<text:span text:style-name="T4">
另请阅读：</text:span>
 <text:a xlink:type="simple" xlink:href="https://www.ukrinform.ua/rubric-vidbudova/3698531-smigal-obgovoriv-iz-prezidentkou-ebrr-proekti-vidnovlenna-ta-rozvitku-ukraini.html" text:style-name="Internet_20_link" text:visited-style-name="Visited_20_Internet_20_Link">
<text:span text:style-name="T4">
 shmigal </text:span>
</text:a>
据报道，乌克兰人已经提出了超过3.3万份申请，以赔偿总面积超过2300万平方米的总房屋或损坏的住房。 m。</text:p>
      <text:p text:style-name="P4">
照片：CMU</text:p>
      <text:p text:style-name="P4">
News Source: <text:a xlink:type="simple" xlink:href="https://www.ukrinform.ua/rubric-vidbudova/3699017-z-10-travna-startue-testuvanna-programi-evidnovlenna-smigal.html" text:style-name="Internet_20_link" text:visited-style-name="Visited_20_Internet_20_Link">
https://www.ukrinform.ua/rubric-vidbudova/3699017-z-10-travna-startue-testuvanna-programi-evidnovlenna-smigal.html</text:a>
</text:p>
      <!--NEWS-->
      <text:h text:style-name="P10" text:outline-level="1">
<text:span text:style-name="T4">
大规模空气警报宣布了乌克兰的各地</text:span>
</text:h>
      <text:p text:style-name="P4">
作者: Ukrinform (Person)</text:p>
      <text:p text:style-name="P4">
出版商: Укринформ (Organization)</text:p>
      <text:p text:style-name="P4">
出版时间: 2023-04-21T18:25:00+03:00</text:p>
      <text:p text:style-name="P4">
修改时间: 2023-04-21T18:25:00+03:00</text:p>
      <text:p text:style-name="P4">
描述: 整个乌克兰宣布了大型空气警报。  - 乌克林。</text:p>
      <text:p text:style-name="P4">
图片: ["<text:a xlink:type="simple" xlink:href="https://static.ukrinform.com/photos/2022_04/thumb_files/630_360_1649971569-525.jpg" text:style-name="Internet_20_link" text:visited-style-name="Visited_20_Internet_20_Link">
630_360_16499...</text:a>
"]</text:p>
      <text:p text:style-name="P4">
标签: ['Війна з росією', 'Повітряна тривога']</text:p>
      <text:p text:style-name="P4">
类型: Article</text:p>
      <!--METADATA-->
      <text:p text:style-name="P4">
<draw:frame draw:style-name="fr1" draw:name="Image112" text:anchor-type="as-char" svg:width="6.9236in" svg:height="3.956343in" draw:z-index="0">
<draw:image xlink:href="../Images/yкринформ/2023-04-21T18-25-00-03-00/630_360_1649971569-525.jpg" xlink:type="simple" xlink:show="embed" xlink:actuate="onLoad" draw:mime-type="image/jpeg"/>
</draw:frame>
整个乌克兰宣布了大型空气警报。</text:p>
      <text:p text:style-name="P4">
根据乌克林福姆的说法，[]证明了数据(https://t.me/alarmukraine/61557)注意，空气焦虑与潜在载体肿瘤的活性相关<text:a xlink:type="simple" xlink:href="https://www.ukrinform.ua/tag-raketa" text:style-name="Internet_20_link" text:visited-style-name="Visited_20_Internet_20_Link">
</text:a>
“匕首” -Mig-31k。</text:p>
      <text:p text:style-name="P4">
<text:span text:style-name="T4">
另请阅读：</text:span>
 <text:a xlink:type="simple" xlink:href="https://www.ukrinform.ua/rubric-ato/3698824-rosia-vivela-u-corne-more-devat-korabliv-z-nih-dva-nosii-kalibriv.html" text:style-name="Internet_20_link" text:visited-style-name="Visited_20_Internet_20_Link">
<text:span text:style-name="T4">
俄罗斯</text:span>
 <text:span text:style-name="T4">
 </text:span>
带出<text:span text:style-name="T4">
 </text:span>
黑色<text:span text:style-name="T4">
 </text:span>
 <text:span text:style-name="T4">
 </text:span>
 <text:span text:style-name="T4">
 </text:span>
 <text:span text:style-name="T4">
 </text:span>
 <text:span text:style-name="T4">
 nine </text:span>
 <text:span text:style-name="T4">
 yat </text:span>
<text:span text:style-name="T5">
 yat </text:span>
<text:span text:style-name="T4">
 ships </text:span>
 <text:span text:style-name="T4">
 </text:span>
 <text:span text:style-name="T4">
 </text:span>
 <text:span text:style-name="T4">
<text:span text:style-name="T5">
 </text:span>
* </text:span>
 <text:span text:style-name="T4">
 </text:span>
两个<text:span text:style-name="T4">
 </text:span>
载体<text:span text:style-name="T4">
 </text:span>
 calibers **</text:a>
正如乌克林福姆报道的那样，在星期五的晚上，大型空气警报<text:a xlink:type="simple" xlink:href="https://www.ukrinform.ua/rubric-ato/3698613-po-vsij-ukraini-povitrana-trivoga.html" text:style-name="Internet_20_link" text:visited-style-name="Visited_20_Internet_20_Link">
</text:a>
。 在基辅地区<text:a xlink:type="simple" xlink:href="https://www.ukrinform.ua/rubric-ato/3698616-kiivska-ova-poperedzae-pro-ataku-vorozih-droniv.html" text:style-name="Internet_20_link" text:visited-style-name="Visited_20_Internet_20_Link">
</text:a>
无人机，后来报告了<text:a xlink:type="simple" xlink:href="https://www.ukrinform.ua/rubric-ato/3698617-na-kiivsini-pracue-ppo.html" text:style-name="Internet_20_link" text:visited-style-name="Visited_20_Internet_20_Link">
</text:a>
 .</text:p>
      <text:p text:style-name="P4">
News Source: <text:a xlink:type="simple" xlink:href="https://www.ukrinform.ua/rubric-ato/3699026-po-vsij-ukraini-ogolosena-masstabna-povitrana-trivoga.html" text:style-name="Internet_20_link" text:visited-style-name="Visited_20_Internet_20_Link">
https://www.ukrinform.ua/rubric-ato/3699026-po-vsij-ukraini-ogolosena-masstabna-povitrana-trivoga.html</text:a>
</text:p>
      <!--NEWS-->
      <text:h text:style-name="P10" text:outline-level="1">
<text:span text:style-name="T4">
乌克兰最需要土地防空系统 - 五角大楼头</text:span>
</text:h>
      <text:p text:style-name="P4">
作者: Ukrinform (Person)</text:p>
      <text:p text:style-name="P4">
出版商: Укринформ (Organization)</text:p>
      <text:p text:style-name="P4">
出版时间: 2023-04-21T18:29:00+03:00</text:p>
      <text:p text:style-name="P4">
修改时间: 2023-04-21T18:29:00+03:00</text:p>
      <text:p text:style-name="P4">
描述: 目前乌克兰武装力量的最大需求是为他们提供陆地防空系统。  - 乌克林。</text:p>
      <text:p text:style-name="P4">
图片: ["<text:a xlink:type="simple" xlink:href="https://static.ukrinform.com/photos/2020_12/thumb_files/630_360_1607387937-451.jpg" text:style-name="Internet_20_link" text:visited-style-name="Visited_20_Internet_20_Link">
630_360_16073...</text:a>
"]</text:p>
      <text:p text:style-name="P4">
标签: ['Пентагон', 'США', 'Остін']</text:p>
      <text:p text:style-name="P4">
类型: Article</text:p>
      <!--METADATA-->
      <text:p text:style-name="P4">
<draw:frame draw:style-name="fr1" draw:name="Image113" text:anchor-type="as-char" svg:width="6.9236in" svg:height="3.956343in" draw:z-index="0">
<draw:image xlink:href="../Images/yкринформ/2023-04-21T18-29-00-03-00/630_360_1607387937-451.jpg" xlink:type="simple" xlink:show="embed" xlink:actuate="onLoad" draw:mime-type="image/jpeg"/>
</draw:frame>
目前乌克兰武装力量最大的是确保其共同的防空系统。</text:p>
      <text:p text:style-name="P4">
乌克林福音通讯员报告说，第11“拉姆斯汀”美国事工劳埃德·奥斯汀的结果在周五表达了这种信念。</text:p>
      <text:p text:style-name="P4">
“截至目前，我们都认为乌克兰需要大部分土地防土区。 这就是他们阻止俄罗斯在争取俄罗斯斗争中的原因。</text:p>
      <text:p text:style-name="P4">
<text:span text:style-name="T4">
另请阅读：</text:span>
 <text:a xlink:type="simple" xlink:href="https://www.ukrinform.ua/rubric-ato/3699014-ukraina-dosagla-progresu-v-narosuvanni-svoih-sil-pered-kontrnastupom-ostin.html" text:style-name="Internet_20_link" text:visited-style-name="Visited_20_Internet_20_Link">
<text:span text:style-name="T4">
 austin </text:span>
</text:a>
他强调有必要确保乌克兰保护其基础设施和平民公民免受俄罗斯火箭和无人机 - 卡米卡德兹的袭击的能力，以及保护执行动作的部队。</text:p>
      <text:p text:style-name="P4">
奥斯汀说：“这就是为什么我们继续与伴侣和盟友坦尼(Tanni)进行互动，我们需要尽一切可能使乌克兰具有足够的防空潜力。”</text:p>
      <text:p text:style-name="P4">
他积极赞赏已经通过集体努力所做的工作，我们充满信心，可以做得更多。</text:p>
      <text:p text:style-name="P4">
<text:span text:style-name="T4">
另请阅读：</text:span>
 <text:a xlink:type="simple" xlink:href="https://www.ukrinform.ua/rubric-ato/3699004-kraini-formatu-ramstajn-postavili-v-ukrainu-ponad-230-tankiv-ostin.html" text:style-name="Internet_20_link" text:visited-style-name="Visited_20_Internet_20_Link">
<text:span text:style-name="T4">
 austin </text:span>
</text:a>
“我问他们(盟友和合作伙伴 -  ed。)做更多的事情，我相信他们会不知所措。”美国国防部长说。</text:p>
      <text:p text:style-name="P4">
正如乌克林福姆(Ukrinform)报道的那样，乌克兰中校武装部队的武装部队指挥官Oleshchuk表示<text:a xlink:type="simple" xlink:href="https://www.ukrinform.ua/rubric-ato/3698744-zrk-patriot-vze-nese-bojove-cerguvanna-na-odnomu-z-napramkiv-povitrani-sili.html" text:style-name="Internet_20_link" text:visited-style-name="Visited_20_Internet_20_Link">
</text:a>
. Крім того, на озброєння надійшли й інші системи, такі як NASAMS, IRIS-T,SAMP/T, Crotale, Gepard.</text:p>
      <text:p text:style-name="P4">
Фото: CARLOS BONGIOANNI/STARS AND STRIPES</text:p>
      <text:p text:style-name="P4">
News Source: <text:a xlink:type="simple" xlink:href="https://www.ukrinform.ua/rubric-ato/3699020-ukraina-najbilse-potrebue-nazemnih-sistem-ppo-glava-pentagonu.html" text:style-name="Internet_20_link" text:visited-style-name="Visited_20_Internet_20_Link">
https://www.ukrinform.ua/rubric-ato/3699020-ukraina-najbilse-potrebue-nazemnih-sistem-ppo-glava-pentagonu.html</text:a>
</text:p>
      <!--NEWS-->
      <text:h text:style-name="P10" text:outline-level="1">
<text:span text:style-name="T4">
国防军反映了大约30个俄罗斯人在四个方向上攻击</text:span>
</text:h>
      <text:p text:style-name="P4">
作者: Ukrinform (Person)</text:p>
      <text:p text:style-name="P4">
出版商: Укринформ (Organization)</text:p>
      <text:p text:style-name="P4">
出版时间: 2023-04-21T18:42:00+03:00</text:p>
      <text:p text:style-name="P4">
修改时间: 2023-04-21T18:42:00+03:00</text:p>
      <text:p text:style-name="P4">
描述: 乌克兰国防军在巴赫穆特，阿夫迪夫，马林斯克和沙克塔尔，白天反映了俄罗斯军队的大约30次袭击。  - 乌克林。</text:p>
      <text:p text:style-name="P4">
图片: ["<text:a xlink:type="simple" xlink:href="https://static.ukrinform.com/photos/2022_09/thumb_files/630_360_1663735718-305.jpg" text:style-name="Internet_20_link" text:visited-style-name="Visited_20_Internet_20_Link">
630_360_16637...</text:a>
"]</text:p>
      <text:p text:style-name="P4">
标签: ['Генштаб', 'ЗСУ', 'Війна з росією']</text:p>
      <text:p text:style-name="P4">
类型: Article</text:p>
      <!--METADATA-->
      <text:p text:style-name="P4">
<draw:frame draw:style-name="fr1" draw:name="Image114" text:anchor-type="as-char" svg:width="6.9236in" svg:height="3.956343in" draw:z-index="0">
<draw:image xlink:href="../Images/yкринформ/2023-04-21T18-42-00-03-00/630_360_1663735718-305.jpg" xlink:type="simple" xlink:show="embed" xlink:actuate="onLoad" draw:mime-type="image/jpeg"/>
</draw:frame>
乌克兰西里布朗(Siliobron)的Nabakhmut，Avdiivsky，Marinsk和Shakhtar的指示反映了当天俄罗斯军队的大约30次袭击。</text:p>
      <text:p text:style-name="P4">
根据乌克林福姆的说法，乌克兰武装部队的总参谋部报告了紫外线<text:a xlink:type="simple" xlink:href="https://www.facebook.com/GeneralStaff.ua/posts/pfbid0XCkzTq3Afq4B4vTdvqFFYjw1uWddPErEBaxjfwWwZzrvcdjBUpYSNAtJEwtwaQx8l" text:style-name="Internet_20_link" text:visited-style-name="Visited_20_Internet_20_Link">
</text:a>
.</text:p>
      <text:p text:style-name="P4">
“Основні зусилля противник зосереджує на веденні наступальних дій наБахмутському, Авдіївському, Мар’їнському та Шахтарському напрямках.Підрозділами Сил оборони України протягом доби було відбито близько 30 атакпротивника на зазначених ділянках фронту. В епіцентрі бойових дій залишаєтьсямісто Бахмут”, - ідеться в повідомленні.</text:p>
      <text:p text:style-name="P4">
Протягом доби противник завдав два ракетних та 28 авіаційних ударів, здійснивблизько 20 <text:a xlink:type="simple" xlink:href="https://www.ukrinform.ua/tag-obstril" text:style-name="Internet_20_link" text:visited-style-name="Visited_20_Internet_20_Link">
 </text:a>
从喷气系统枪声火。 今晚，对于航空罢工的任务，敌人使用了12种冲击无人驾驶飞机“ Shahaned-136”，其中8辆被乌克兰捍卫者摧毁。</text:p>
      <text:p text:style-name="P4">
<text:span text:style-name="T4">
另请阅读：</text:span>
 <text:a xlink:type="simple" xlink:href="https://www.ukrinform.ua/rubric-ato/3698873-u-bahmuti-vijska-rf-prosuvautsa-na-okremih-dilankah-malar.html" text:style-name="Internet_20_link" text:visited-style-name="Visited_20_Internet_20_Link">
</text:a>
整个乌克兰的火箭和航空罢工的可能性很高。</text:p>
      <text:p text:style-name="P4">
<text:span text:style-name="T4">
在Volyn和Polissya指示中</text:span>
操作情况仍然存在重大变化。 白俄罗斯武装部队确定的部队继续在与乌克兰边境地区执行任务。 克洛斯式联合会武装部队的领土部队的一些部队位于白俄罗斯领土上。</text:p>
      <text:p text:style-name="P4">
<text:span text:style-name="T4">
在Siversky和Slobozhansky的指示中</text:span>
侵略者继续与乌克兰与乌克兰，库尔斯克和Belgorod地区保持联系。 白天，俄罗斯人在莱昂尼夫卡·切尔尼夫(Leonivka Chernihiv)持续不已。 Sumy地区的Kindrativka，以及Kharkiv地区的Goptivka和Vovchansky Farms。</text:p>
      <text:p text:style-name="P4">
在白天的库皮斯克(Kupyansk)方向上，敌人试图改善战术位置，首先在利曼(Liman)定居附近进行攻击行动，这并没有成功。 红色，两年，西方，科特利里夫卡和哈尔基夫地区的贝雷斯托沃是敌对的。<text:span text:style-name="T4">
在Bakhmut方向</text:span>
敌人继续采取进攻行动。</text:p>
      <text:p text:style-name="P4">
巴赫穆特市继续激烈的战斗。 敌人在小木马定居点附近，采取了不成功的进攻行动。 Rozdolivka，Orikhovo-Vasylivka，Bakhmut，Ivanivske，Yar，Alexander-Shultine，White Gora，Diliyivka，Iron，Iron，North，North，North，North，North，North，North，North，North，North，North，north，north，north，north，north，north，north，north，north，north，diestke of炮弹分散了敌人的贝壳。</text:p>
      <text:p text:style-name="P4">
<text:span text:style-name="T4">
在Avdeevsky的方向</text:span>
敌人在纳沃卡林，斯蒂夫夫和内维尔斯基顿涅茨克地区进行了进攻行动，没有成功。</text:p>
      <text:p text:style-name="P4">
<text:span text:style-name="T4">
在马林斯基方向</text:span>
 **在乌克兰国防军的那天，俄罗斯人在Marinka地区发动了无数袭击。 同时，士兵被解雇了顿涅茨克地区的Krasnogorivka，Marinka，Venta和Novomikhailivka。</text:p>
      <text:p text:style-name="P4">
<text:span text:style-name="T4">
在矿物方向</text:span>
白天，敌人在煤炭地区引起了攻势失败。 侵略者在瓦莱达(Valledar)，普赖切斯蒂夫卡(Prychistivka)，戈尔登·尼瓦(Golden Niva)，顿涅茨克(Donetsk)地区的Veliky Novosilka的定居点开火。</text:p>
      <text:p text:style-name="P4">
*!白天的敌人是由Olgivske，Pavlivka，Malynivka，Gulyaypole，Novodanylivka Tanovoandriivka，Zaporizhzhia地区的Olgivske，Pavlivka，Malynivka，Gulyaypole，Gulyaypole的癫痫发作进行的。</text:p>
      <text:p text:style-name="P4">
<text:span text:style-name="T4">
另请阅读：</text:span>
 <text:a xlink:type="simple" xlink:href="https://www.ukrinform.ua/rubric-world/3698707-rosijska-armia-zalakue-vlasne-naselenna-danilov-prokomentuvav-vibuh-u-belgorodi.html" text:style-name="Internet_20_link" text:visited-style-name="Visited_20_Internet_20_Link">
</text:a>
临时被俘虏的斯卡多夫斯卡雅·赫尔森地区最近到达了来自众多人的约300人，以确保法律和秩序。 入侵者中有敌对行动的迅速结束，俄罗斯联邦紧张的领土让步，可能是为了提高入侵者的精神。与此同时，众所周知，以前在城市中的一些战斗部队逐渐被逐渐从城市中移走定居于暂时占领的领土。</text:p>
      <text:p text:style-name="P4">
总参谋部的说法，当今国防军的航空吸引了俄罗斯人的人员和军事装备的集中。</text:p>
      <text:p text:style-name="P4">
<text:span text:style-name="T4">
另请阅读：</text:span>
 <text:a xlink:type="simple" xlink:href="https://www.ukrinform.ua/rubric-ato/3698720-zagarbniki-vranci-obstrilali-prikordonna-cernigivsini-zafiksuvali-34-udari.html" text:style-name="Internet_20_link" text:visited-style-name="Visited_20_Internet_20_Link">
<text:span text:style-name="T4">
射击</text:span>
</text:a>
</text:p>
      <text:p text:style-name="P4">
正如乌克林福姆(Ukrinform(https://www.ukrinform.ua/rubric-ato/3698652-zbrojni-sili-znisili-vze-bilse-185-tisac-rosijskih-zagarbnikiv.html)大约185 050年的俄罗斯灰，其中包括630人。</text:p>
      <text:p text:style-name="P4">
News Source: <text:a xlink:type="simple" xlink:href="https://www.ukrinform.ua/rubric-ato/3699030-sili-oboroni-vidbili-blizko-30-atak-rosian-na-cotiroh-napramkah.html" text:style-name="Internet_20_link" text:visited-style-name="Visited_20_Internet_20_Link">
https://www.ukrinform.ua/rubric-ato/3699030-sili-oboroni-vidbili-blizko-30-atak-rosian-na-cotiroh-napramkah.html</text:a>
</text:p>
      <!--NEWS-->
      <text:h text:style-name="P10" text:outline-level="1">
<text:span text:style-name="T4">
乌克兰计划成为欧洲的“天然气安全” -Shmigal</text:span>
</text:h>
      <text:p text:style-name="P4">
作者: Ukrinform (Person)</text:p>
      <text:p text:style-name="P4">
出版商: Укринформ (Organization)</text:p>
      <text:p text:style-name="P4">
出版时间: 2023-04-21T18:50:00+03:00</text:p>
      <text:p text:style-name="P4">
修改时间: 2023-04-21T18:50:00+03:00</text:p>
      <text:p text:style-name="P4">
描述: 乌克兰将继续采取合理的方法来刺激和维持自己的天然气的绿色产生和生产，并计划成为欧洲的“天然气安全”。  - 乌克林。</text:p>
      <text:p text:style-name="P4">
图片: ["<text:a xlink:type="simple" xlink:href="https://static.ukrinform.com/photos/2023_04/thumb_files/630_360_1682092055-842.jpg" text:style-name="Internet_20_link" text:visited-style-name="Visited_20_Internet_20_Link">
630_360_16820...</text:a>
"]</text:p>
      <text:p text:style-name="P4">
标签: ['Європа', 'Газ', 'Шмигаль']</text:p>
      <text:p text:style-name="P4">
类型: Article</text:p>
      <!--METADATA-->
      <text:p text:style-name="P4">
<draw:frame draw:style-name="fr1" draw:name="Image115" text:anchor-type="as-char" svg:width="6.9236in" svg:height="3.956343in" draw:z-index="0">
<draw:image xlink:href="../Images/yкринформ/2023-04-21T18-50-00-03-00/630_360_1682092055-842.jpg" xlink:type="simple" xlink:show="embed" xlink:actuate="onLoad" draw:mime-type="image/jpeg"/>
</draw:frame>
乌克兰将准备合理的方法，以刺激和支持其自身天然气的绿色生产，并计划成为欧洲的“天然气安全”。</text:p>
      <text:p text:style-name="P4">
关于这位乌克兰丹尼斯·史密斯(Denis Shmigal)总理<text:a xlink:type="simple" xlink:href="https://t.me/Denys_Smyhal/5057" text:style-name="Internet_20_link" text:visited-style-name="Visited_20_Internet_20_Link">
</text:a>
，报道乌克林福姆。</text:p>
      <text:p text:style-name="P4">
“纯绿色一代的发展。 乌克兰将成为欧盟的一部分，因此将成为欧洲绿色课程的一部分。 让我们继续采用合理的方法来刺激和支持绿色一代。 乌克兰的绿色一代份额的拍卖，原籍证书和其他工具。” Shmigal说。</text:p>
      <text:p text:style-name="P4">
<text:span text:style-name="T4">
另请阅读：</text:span>
 <text:a xlink:type="simple" xlink:href="https://www.ukrinform.ua/rubric-vidbudova/3699017-z-10-travna-startue-testuvanna-programi-evidnovlenna-smigal.html" text:style-name="Internet_20_link" text:visited-style-name="Visited_20_Internet_20_Link">
<text:span text:style-name="T4">
 shmigal </text:span>
</text:a>
据他说，我国将专注于生产我们自己的汽油。 稳定将是首先的，然后是显着增加。 “我们是欧洲第二次通过存款。 我们必须这样做，以便我们完全提供自己。 我们积极反映包括世界上最大的公司在内的私人投资者。 具有刺激的产品分销工具(PSA)，此机制中的10个地块已经在起作用。 我们用“睡眠许可证”消除了该计划。 开发了电子拍卖，” Shmigal说。</text:p>
      <text:p text:style-name="P4">
他强调，我们的州计划成为欧洲的“天然气安全”，遵守非洲大陆上最大的天然气存储设施。</text:p>
      <text:p text:style-name="P4">
未来的下一步是黑海气架的发展，喀尔巴阡山脉的沉积物，生物甲烷产量的增加以及欧洲氢基础设施的整合。</text:p>
      <text:p text:style-name="P4">
<text:span text:style-name="T4">
另请阅读：</text:span>
 <text:a xlink:type="simple" xlink:href="https://www.ukrinform.ua/rubric-vidbudova/3698531-smigal-obgovoriv-iz-prezidentkou-ebrr-proekti-vidnovlenna-ta-rozvitku-ukraini.html" text:style-name="Internet_20_link" text:visited-style-name="Visited_20_Internet_20_Link">
<text:span text:style-name="T4">
 shmigal </text:span>
</text:a>
欧洲绿色课程于2019年12月11日由欧洲VEVRI议会委员会正式代表，是针对欧洲在气候中性大陆上的交叉路口的一系列措施，直到2050年。</text:p>
      <text:p text:style-name="P4">
总理还指出，乌克兰将继续采取合理的方法来刺激和支持其自身天然气的绿色产生和生产。</text:p>
      <text:p text:style-name="P4">
“纯绿色一代的发展。 乌克兰将成为欧盟的一部分，因此将成为欧洲绿色课程的一部分。 让我们继续采用合理的方法来刺激和支持绿色一代。 乌克兰的绿色一代份额的拍卖，原籍证书和其他工具。” Shmigal说。据他说，我国将专注于生产我们自己的汽油。 稳定将是首先的，然后是显着增加。 “我们是欧洲第二次通过存款。 我们必须这样做，以便我们完全提供自己。 我们积极反映包括世界上最大的公司在内的私人投资者。 具有刺激的产品分销工具(PSA)，此机制中的10个地块已经在起作用。 我们用“睡眠许可证”消除了该计划。 开发了电子拍卖，” Shmigal说。</text:p>
      <text:p text:style-name="P4">
他强调，我们的州计划成为欧洲的“天然气安全”，遵守非洲大陆上最大的天然气存储设施。</text:p>
      <text:p text:style-name="P4">
未来的下一步是黑海气架的发展，喀尔巴阡山脉的沉积物，生物甲烷产量的增加以及欧洲氢基础设施的整合。</text:p>
      <text:p text:style-name="P4">
照片：Denis Shmigal，电报</text:p>
      <text:p text:style-name="P4">
News Source: <text:a xlink:type="simple" xlink:href="https://www.ukrinform.ua/rubric-economy/3699029-ukraina-planue-stati-gazovim-sejfom-evropi-smigal.html" text:style-name="Internet_20_link" text:visited-style-name="Visited_20_Internet_20_Link">
https://www.ukrinform.ua/rubric-economy/3699029-ukraina-planue-stati-gazovim-sejfom-evropi-smigal.html</text:a>
</text:p>
      <!--NEWS-->
      <text:h text:style-name="P10" text:outline-level="1">
<text:span text:style-name="T4">
奥斯汀关于五角大楼文件的泄漏：没有什么会违反我们的团结和决心</text:span>
</text:h>
      <text:p text:style-name="P4">
作者: Ukrinform (Person)</text:p>
      <text:p text:style-name="P4">
出版商: Укринформ (Organization)</text:p>
      <text:p text:style-name="P4">
出版时间: 2023-04-21T18:56:10+03:00</text:p>
      <text:p text:style-name="P4">
修改时间: 2023-04-21T18:56:10+03:00</text:p>
      <text:p text:style-name="P4">
描述: 美国国防部长劳埃德·奥斯汀（Lloyd Austin）表示，事件发生在五角大楼的秘密文件泄漏后，他与盟友和伙伴进行了许多联系，并得出结论，这不会违反共同的团结和决心。  - 乌克林。</text:p>
      <text:p text:style-name="P4">
图片: ["<text:a xlink:type="simple" xlink:href="https://static.ukrinform.com/photos/2023_02/thumb_files/630_360_1676392928-683.jpg" text:style-name="Internet_20_link" text:visited-style-name="Visited_20_Internet_20_Link">
630_360_16763...</text:a>
"]</text:p>
      <text:p text:style-name="P4">
标签: ['Пентагон', 'США', 'Остін', 'Зустріч Рамштайн']</text:p>
      <text:p text:style-name="P4">
类型: Article</text:p>
      <!--METADATA-->
      <text:p text:style-name="P4">
<draw:frame draw:style-name="fr1" draw:name="Image116" text:anchor-type="as-char" svg:width="6.9236in" svg:height="3.956343in" draw:z-index="0">
<draw:image xlink:href="../Images/yкринформ/2023-04-21T18-56-10-03-00/630_360_1676392928-683.jpg" xlink:type="simple" xlink:show="embed" xlink:actuate="onLoad" draw:mime-type="image/jpeg"/>
</draw:frame>
美国部劳埃德·奥斯丁(Lloyd Austin)表示，在五角大楼泄漏秘书文件的事件之后，他与盟友进行了许多联系，伙伴得出结论，这不会违反共同的团结和决心。</text:p>
      <text:p text:style-name="P4">
据报道，在拉姆斯坦第11次会议之后的一次新闻发布会上，他说了这一点。</text:p>
      <text:p text:style-name="P4">
美国国防机构强调：“没有什么会违反我们的团结并减少我们的决心。”</text:p>
      <text:p text:style-name="P4">
<text:span text:style-name="T4">
另请阅读：</text:span>
 <text:a xlink:type="simple" xlink:href="https://www.ukrinform.ua/rubric-world/3698808-glava-pentagonu-pro-vitik-rozviddanih-ssa-prodovzat-pracuvati-z-souznikami-i-partnerami.html" text:style-name="Internet_20_link" text:visited-style-name="Visited_20_Internet_20_Link">
<text:span text:style-name="T4">
泄漏</text:span>
</text:a>
他强调自己是“认真的”。</text:p>
      <text:p text:style-name="P4">
五角大楼的负责人说：“当我与盟友和合作伙伴讨论这个问题时，我的团结和奉献精神拒绝了拒绝我们的尝试。”</text:p>
      <text:p text:style-name="P4">
<text:span text:style-name="T4">
另请阅读：</text:span>
 <text:a xlink:type="simple" xlink:href="https://www.ukrinform.ua/rubric-world/3698069-pidozruvanij-u-spravi-pro-vitik-dokumentiv-pentagonu-zalisitsa-pid-vartou.html" text:style-name="Internet_20_link" text:visited-style-name="Visited_20_Internet_20_Link">
<text:span text:style-name="T4">
泄漏</text:span>
</text:a>
正如乌克林福姆报道的那样，在拉姆斯坦空军基地劳埃德·奥斯汀(Lloyd Austin)的第11次接触国防国防部的会议之前(https://www.ukrinform.ua/rubric-world/3698808-glava-pentagonu-pro-vitik-rozviddanih-ssa-prodovzat-pracuvati-z-souznikami-i-partnerami.html)美国五角大楼文件的收入将继续以坚定的尊重和友谊的精神与盟友紧密合作。</text:p>
      <text:p text:style-name="P4">
照片：AA</text:p>
      <text:p text:style-name="P4">
News Source: <text:a xlink:type="simple" xlink:href="https://www.ukrinform.ua/rubric-world/3699031-ostin-pro-vitik-dokumentiv-pentagonu-niso-ne-porusit-nasu-ednist-ta-risucist.html" text:style-name="Internet_20_link" text:visited-style-name="Visited_20_Internet_20_Link">
https://www.ukrinform.ua/rubric-world/3699031-ostin-pro-vitik-dokumentiv-pentagonu-niso-ne-porusit-nasu-ednist-ta-risucist.html</text:a>
</text:p>
      <!--NEWS-->
      <text:h text:style-name="P10" text:outline-level="1">
<text:span text:style-name="T4">
在莫斯科，Bellingcat Grozev调查员因缺席而被捕</text:span>
</text:h>
      <text:p text:style-name="P4">
作者: Ukrinform (Person)</text:p>
      <text:p text:style-name="P4">
出版商: Укринформ (Organization)</text:p>
      <text:p text:style-name="P4">
出版时间: 2023-04-21T18:58:00+03:00</text:p>
      <text:p text:style-name="P4">
修改时间: 2023-04-21T18:58:00+03:00</text:p>
      <text:p text:style-name="P4">
描述: 莫斯科的勒福夫斯基地方法院在俄罗斯边境非法穿越的情况下逮捕了贝林卡特的调查员因缺席而逮捕了贝林卡特的调查员。  - 乌克林。</text:p>
      <text:p text:style-name="P4">
图片: ["<text:a xlink:type="simple" xlink:href="https://static.ukrinform.com/photos/2023_02/thumb_files/630_360_1675333731-638.jpg" text:style-name="Internet_20_link" text:visited-style-name="Visited_20_Internet_20_Link">
630_360_16753...</text:a>
"]</text:p>
      <text:p text:style-name="P4">
标签: ['Арешт', 'Bellingcat', 'росія', 'Грозєв']</text:p>
      <text:p text:style-name="P4">
类型: Article</text:p>
      <!--METADATA-->
      <text:p text:style-name="P4">
<draw:frame draw:style-name="fr1" draw:name="Image117" text:anchor-type="as-char" svg:width="6.9236in" svg:height="3.956343in" draw:z-index="0">
<draw:image xlink:href="../Images/yкринформ/2023-04-21T18-58-00-03-00/630_360_1675333731-638.jpg" xlink:type="simple" xlink:show="embed" xlink:actuate="onLoad" draw:mime-type="image/jpeg"/>
</draw:frame>
莫斯科的勒福夫斯基地方法院在俄罗斯边境非法穿越的情况下逮捕了贝林卡里斯特·格罗塞夫的调查员。</text:p>
      <text:p text:style-name="P4">
正如乌克林福姆报道的那样，它报告了<text:a xlink:type="simple" xlink:href="https://zona.media/news/2023/04/21/grozev-arest" text:style-name="Internet_20_link" text:visited-style-name="Visited_20_Internet_20_Link">
</text:a>
。</text:p>
      <text:p text:style-name="P4">
会议在封闭模式下举行。 Grozev的利益由Polyakov律师代表。 她指出，格罗塞夫因缺席而被捕。 同时，辩护人未能揭示指控的细节，指的是订阅未披露调查的情况。</text:p>
      <text:p text:style-name="P4">
该文章被指控犯有Grozev，规定了两年的监禁。 媒体的筛选问题，律师回答说，在特殊情况下，该代码甚至允许此类文章(俄罗斯边境的非法穿越)任命最严重的预防措施是逮捕。 情节未知。</text:p>
      <text:p text:style-name="P4">
该决定的报告也出现在<text:a xlink:type="simple" xlink:href="https://mos-gorsud.ru/rs/lefortovskij/services/cases/criminal-materials/details/0246f690-e01a-11ed-b213-e3a6ef4f257b" text:style-name="Internet_20_link" text:visited-style-name="Visited_20_Internet_20_Link">
</text:a>
。</text:p>
      <text:p text:style-name="P4">
<text:span text:style-name="T4">
另请阅读：</text:span>
 <text:a xlink:type="simple" xlink:href="https://www.ukrinform.ua/rubric-world/3696952-u-rosii-zasudili-opozicionera-karamurzu-do-25-rokiv-vaznici-za-vijskovi-fejki.html" text:style-name="Internet_20_link" text:visited-style-name="Visited_20_Internet_20_Link">
<text:span text:style-name="T4">
惩罚</text:span>
 <text:span text:style-name="T4">
 murz </text:span>
</text:a>
2022年7月，FSB指责Grozev帮助乌克兰情报公司，该部门计划偷俄罗斯军用飞机。 该建议说，与团队一起<text:a xlink:type="simple" xlink:href="https://www.ukrinform.ua/tag-bellingcat" text:style-name="Internet_20_link" text:visited-style-name="Visited_20_Internet_20_Link">
</text:a>
他正在调查FSB和GUR国防部的企图。</text:p>
      <text:p text:style-name="P4">
2022年12月底，内政部就通缉犯宣布了Grozev。 根据调查员发起的文章，未指定刑事案件。</text:p>
      <text:p text:style-name="P4">
正如乌克林福姆报道的那样，4月21日，勒福夫斯基区<text:a xlink:type="simple" xlink:href="https://www.ukrinform.ua/rubric-world/3699011-sud-v-moskvi-postanoviv-zaocno-zaarestuvati-golovu-ukrainskoi-rozvidki-budanova.html" text:style-name="Internet_20_link" text:visited-style-name="Visited_20_Internet_20_Link">
</text:a>
乌克兰·基里尔·布达马诺夫(Kiril Budanov)国防部情报部负责人的恩典是“恐怖分子”文章。</text:p>
      <text:p text:style-name="P4">
News Source: <text:a xlink:type="simple" xlink:href="https://www.ukrinform.ua/rubric-ato/3699021-u-moskvi-zaocno-zaarestuvali-rozsliduvaca-bellingcat-grozeva.html" text:style-name="Internet_20_link" text:visited-style-name="Visited_20_Internet_20_Link">
https://www.ukrinform.ua/rubric-ato/3699021-u-moskvi-zaocno-zaarestuvali-rozsliduvaca-bellingcat-grozeva.html</text:a>
</text:p>
      <!--NEWS-->
      <text:h text:style-name="P10" text:outline-level="1">
<text:span text:style-name="T4">
另有65位乌克兰人完成了对爱国者-Millie Systems的培训</text:span>
</text:h>
      <text:p text:style-name="P4">
作者: Ukrinform (Person)</text:p>
      <text:p text:style-name="P4">
出版商: Укринформ (Organization)</text:p>
      <text:p text:style-name="P4">
出版时间: 2023-04-21T19:01:00+03:00</text:p>
      <text:p text:style-name="P4">
修改时间: 2023-04-21T19:01:00+03:00</text:p>
      <text:p text:style-name="P4">
描述: 另外65名乌克兰人在Patrioot Anti-Aircraft Groupples完成了研究。  - 乌克林。</text:p>
      <text:p text:style-name="P4">
图片: ["<text:a xlink:type="simple" xlink:href="https://static.ukrinform.com/photos/2023_02/thumb_files/630_360_1676392963-701.jpg" text:style-name="Internet_20_link" text:visited-style-name="Visited_20_Internet_20_Link">
630_360_16763...</text:a>
"]</text:p>
      <text:p text:style-name="P4">
标签: ['Військові навчання', 'Patriot ', 'Марк Міллі ']</text:p>
      <text:p text:style-name="P4">
类型: Article</text:p>
      <!--METADATA-->
      <text:p text:style-name="P4">
<draw:frame draw:style-name="fr1" draw:name="Image118" text:anchor-type="as-char" svg:width="6.9236in" svg:height="3.956343in" draw:z-index="0">
<draw:image xlink:href="../Images/yкринформ/2023-04-21T19-01-00-03-00/630_360_1676392963-701.jpg" xlink:type="simple" xlink:show="embed" xlink:actuate="onLoad" draw:mime-type="image/jpeg"/>
</draw:frame>
另有65名乌克兰人完成了在防空导弹综合大楼的培训。</text:p>
      <text:p text:style-name="P4">
根据乌克林事物通讯员的说法，总部总部负责人马克·米莉将军告诉美国总部总部负责人。</text:p>
      <text:p text:style-name="P4">
“ 8800  - 近9000人 - 乌克兰士兵已经完成了国外训练并返回家园。 米利说，另外65名乌克兰人刚刚完成了爱国者破碎的培训。</text:p>
      <text:p text:style-name="P4">
他补充说，在德国进行了2500次乌克兰军事训练。“联盟将继续提供重要的演习，并为基于乌克兰的防空和机动机会提供允许乌克兰人进一步战斗的机会。”</text:p>
      <text:p text:style-name="P4">
<text:span text:style-name="T4">
另请阅读：</text:span>
 <text:a xlink:type="simple" xlink:href="https://www.ukrinform.ua/rubric-ato/3698744-zrk-patriot-vze-nese-bojove-cerguvanna-na-odnomu-z-napramkiv-povitrani-sili.html" text:style-name="Internet_20_link" text:visited-style-name="Visited_20_Internet_20_Link">
<text:span text:style-name="T4">
 zrk </text:span>
 <text:span text:style-name="T4">
 Patrotot </text:span>
 <text:span text:style-name="T4">
 </text:span>
已经<text:span text:style-name="T4">
 </text:span>
 crand **</text:a>
据报道，今天在德国举行的接触小组的下一次会议以“拉姆斯坦”的形式从乌克兰国防部举行，这是50多个国家 /地区，包括[]在内的盟友在内(https://www.ukrinform.ua/tag-nato)合作伙伴国家的Tapstoders。 该小组是北约盟国和国际社会代表为与俄罗斯侵略对抗的北约盟友和代表提供协调的主要平台。</text:p>
      <text:p text:style-name="P4">
<text:span text:style-name="T5">
foto：aa</text:span>
</text:p>
      <text:p text:style-name="P4">
News Source: <text:a xlink:type="simple" xlink:href="https://www.ukrinform.ua/rubric-ato/3699033-se-65-ukrainciv-zaversili-navcanna-na-sistemah-patriot-milli.html" text:style-name="Internet_20_link" text:visited-style-name="Visited_20_Internet_20_Link">
https://www.ukrinform.ua/rubric-ato/3699033-se-65-ukrainciv-zaversili-navcanna-na-sistemah-patriot-milli.html</text:a>
</text:p>
      <!--NEWS-->
      <text:h text:style-name="P10" text:outline-level="1">
<text:span text:style-name="T4">
政府简化了旅行受伤战士以在国外治疗的程序</text:span>
</text:h>
      <text:p text:style-name="P4">
作者: Ukrinform (Person)</text:p>
      <text:p text:style-name="P4">
出版商: Укринформ (Organization)</text:p>
      <text:p text:style-name="P4">
出版时间: 2023-04-21T19:07:02+03:00</text:p>
      <text:p text:style-name="P4">
修改时间: 2023-04-21T19:07:02+03:00</text:p>
      <text:p text:style-name="P4">
描述: 部长的内阁决定简化了乌克兰受伤的捍卫者的离开，以便在国外接受治疗。  - 乌克林。</text:p>
      <text:p text:style-name="P4">
图片: ["<text:a xlink:type="simple" xlink:href="https://static.ukrinform.com/photos/2017_02/thumb_files/630_360_1486361843-8148.jpg" text:style-name="Internet_20_link" text:visited-style-name="Visited_20_Internet_20_Link">
630_360_14863...</text:a>
"]</text:p>
      <text:p text:style-name="P4">
标签: ['Кабмін', 'Поранені', 'Шмигаль']</text:p>
      <text:p text:style-name="P4">
类型: Article</text:p>
      <!--METADATA-->
      <text:p text:style-name="P4">
<draw:frame draw:style-name="fr1" draw:name="Image119" text:anchor-type="as-char" svg:width="6.9236in" svg:height="3.956343in" draw:z-index="0">
<draw:image xlink:href="../Images/yкринформ/2023-04-21T19-07-02-03-00/630_360_1486361843-8148.jpg" xlink:type="simple" xlink:show="embed" xlink:actuate="onLoad" draw:mime-type="image/jpeg"/>
</draw:frame>
部长的内阁决定简化了乌克兰受伤的捍卫者的离开，以便在国外接受治疗。</text:p>
      <text:p text:style-name="P4">
乌克兰丹尼斯·施米加尔(Denis Shmigal)总理说<text:a xlink:type="simple" xlink:href="https://t.me/Denys_Smyhal/5057" text:style-name="Internet_20_link" text:visited-style-name="Visited_20_Internet_20_Link">
</text:a>
，报道乌克林福姆。</text:p>
      <text:p text:style-name="P4">
“今天，我们采用了一项决议，以简化国外受伤战士的离开。 现在，他们将能够在接受或康复的主流中获得这样的方向。 没有拧紧，没有排队，没有官僚主义。”</text:p>
      <text:p text:style-name="P4">
<text:span text:style-name="T4">
另请阅读：</text:span>
 <text:a xlink:type="simple" xlink:href="https://www.ukrinform.ua/rubric-economy/3699029-ukraina-planue-stati-gazovim-sejfom-evropi-smigal.html" text:style-name="Internet_20_link" text:visited-style-name="Visited_20_Internet_20_Link">
<text:span text:style-name="T4">
 shmigal </text:span>
</text:a>
据他说，当局的优先事项之一是医疗和社会专家委托和军事医疗委员会的改革。</text:p>
      <text:p text:style-name="P4">
总理强调，政府总体上已经明确完成了退伍军人政策的重要任务。</text:p>
      <text:p text:style-name="P4">
<text:span text:style-name="T4">
另请阅读：</text:span>
 <text:a xlink:type="simple" xlink:href="https://www.ukrinform.ua/rubric-ato/3698881-rozpodil-zbroi-i-virobnictvo-ukrainskih-raket-zelenskij-proviv-zasidanna-stavki.html" text:style-name="Internet_20_link" text:visited-style-name="Visited_20_Internet_20_Link">
</text:a>
正如乌克林福姆报道的那样，乌克兰部长的内阁正在制定里程碑政策战略，其中包括六个领域：确保经济自由，住房，社会援助和适应，教育服务，医疗服务，相关信息政策。</text:p>
      <text:p text:style-name="P4">
News Source: <text:a xlink:type="simple" xlink:href="https://www.ukrinform.ua/rubric-society/3699035-urad-sprostiv-proceduru-viizdu-poranenih-bijciv-na-likuvanna-za-kordon.html" text:style-name="Internet_20_link" text:visited-style-name="Visited_20_Internet_20_Link">
https://www.ukrinform.ua/rubric-society/3699035-urad-sprostiv-proceduru-viizdu-poranenih-bijciv-na-likuvanna-za-kordon.html</text:a>
</text:p>
      <!--NEWS-->
      <text:h text:style-name="P10" text:outline-level="1">
<text:span text:style-name="T4">
Zelensky：我们现在需要保持团结和完全专注于防守</text:span>
</text:h>
      <text:p text:style-name="P4">
作者: Ukrinform (Person)</text:p>
      <text:p text:style-name="P4">
出版商: Укринформ (Organization)</text:p>
      <text:p text:style-name="P4">
出版时间: 2023-04-21T19:09:00+03:00</text:p>
      <text:p text:style-name="P4">
修改时间: 2023-04-21T19:09:00+03:00</text:p>
      <text:p text:style-name="P4">
描述: 乌克兰沃迪米尔·泽伦斯基（Ukraine Volodymyr Zelensky）的总裁感谢所有参加拉姆斯坦会议的合作伙伴，并显示了满足战场上真实情况和需求的决心​​。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Зеленський', 'Війна з росією', 'Зустріч Рамштайн']</text:p>
      <text:p text:style-name="P4">
类型: Article</text:p>
      <!--METADATA-->
      <text:p text:style-name="P4">
<draw:frame draw:style-name="fr1" draw:name="Image120" text:anchor-type="as-char" svg:width="6.9236in" svg:height="3.956343in" draw:z-index="0">
<draw:image xlink:href="../Images/yкринформ/2023-04-21T19-09-00-03-00/630_360_1678962741-175.jpeg" xlink:type="simple" xlink:show="embed" xlink:actuate="onLoad" draw:mime-type="image/jpeg"/>
</draw:frame>
Volodymyr Zelensky感谢所有参与Ramstein使用的合作伙伴，并表现出与战场上真实情况和戳戳相对应的决心。</text:p>
      <text:p text:style-name="P4">
他在[]中说明了这一点(https://www.youtube.com/watch?v=ig55Ats_AnM)，报道乌克林福姆。</text:p>
      <text:p text:style-name="P4">
来源： <text:a xlink:type="simple" xlink:href="https://www.president.gov.ua/news/zaraz-usim-nam-treba-zberigati-yednist-mobilizovanist-i-povn-82425" text:style-name="Internet_20_link" text:visited-style-name="Visited_20_Internet_20_Link">
</text:a>
_ <text:span text:style-name="T4">
我希望健康，亲爱的乌克兰人!</text:span>
 _</text:p>
      <text:p text:style-name="P4">
他今天花了下注。 政府代表报道说，萨尔斯基，塔尔纳夫斯基的塔纳夫斯基将军，政府代表。</text:p>
      <text:p text:style-name="P4">
我们不断地非常仔细地分析敌对行动，最热门和所有危险方向的过程。 高级 - 优先级。</text:p>
      <text:p text:style-name="P4">
我们正在积极准备新的船员和部队，这些新机组仍将展示自己的正面。每次我们在会议上添加重要细节时，他们的规定，培训，融合到一般国防计划中的问题。</text:p>
      <text:p text:style-name="P4">
乌克兰的每个人都应该了解，国家的主要任务是占领我们的领土，我们的土地归来以及我们的人民从俄罗斯囚禁中。 资源状态主要针对此任务。 我感谢所有帮助的人。 谁在世界上关注乌克兰。 对于所有在乌克兰工作场所创造的人来说，缴税，留在该国并支持企业的工作。 每个为我们的战士和修复组织组织会议的人 - 在其他国家 /地区的会议……现在，就像去年一样，所有人都需要保持统一，动员和完全专注于国防。</text:p>
      <text:p text:style-name="P4">
我要感谢所有加入武器和弹药的人，无人机，所有维修设备，尤其是为流离失所的设备，尤其是用于流离失所的人，都向州国防企业和加入的业务中的每个人致敬。 感谢您的事实，尽管所有人，乌克兰仍在提高我们的国防生产潜力。</text:p>
      <text:p text:style-name="P4">
今天，与往常一样，我们考虑了一项导弹计划和弹药问题。</text:p>
      <text:p text:style-name="P4">
整天以“拉姆斯坦”格式的交流的最大关注是今天的一种方式。 我感谢那些决心完全符合战场上真正的抵抗和需求的合作伙伴。 我希望与拉姆斯汀的储备金向国防部长发表报告。</text:p>
      <text:p text:style-name="P4">
他与欧洲重建与发展银行总统沃纳布尔(Vonabul)进行了交谈，并访问了基辅。 关键是EBRD的真正经济互动，即银行参与我们国家的恢复和发展。他还举行了一次有关这些活动(尤其是国际活动)的特别会议，该会议应在未来几周和几个月内举行。 我们详细介绍每个事件的模型。 乌克兰和我们的勇士没有时间为正式的政治家提供任何不切实际的事情。 每个事件，每一次谈判和会议都应具有特定的防御援助，都应特别通过保护我们的价值观来加强我们的士兵。</text:p>
      <text:p text:style-name="P4">
我们士兵的武器和炮弹，对我们经济的稳定，对任何情况的真实准备 - 这绝对是实质性的。 就是这样。</text:p>
      <text:p text:style-name="P4">
当然，我要感谢我们的士兵。</text:p>
      <text:p text:style-name="P4">
Bakhmut。 对于大胆的行动 - 第五个单独的突击团队。 谢谢你们!利曼方向。 为了稳定和可靠的职位维护 - 第66个个性化团队。 做得好!</text:p>
      <text:p text:style-name="P4">
第96基辅防空导弹旅。 勇士，谢谢您的准确性!</text:p>
      <text:p text:style-name="P4">
感谢所有现在在战es，战斗任务中，战斗，战斗的人!</text:p>
      <text:p text:style-name="P4">
感谢所有帮助前线的人!</text:p>
      <text:p text:style-name="P4">
并请记住那些献出生命的人，以捍卫乌克兰乌克兰人的乌克兰。 我们的英雄的灯光!</text:p>
      <text:p text:style-name="P4">
_ <text:span text:style-name="T4">
荣耀到乌克兰!</text:span>
 _</text:p>
      <text:p text:style-name="P4">
News Source: <text:a xlink:type="simple" xlink:href="https://www.ukrinform.ua/rubric-ato/3699041-zelenskij-zaraz-nam-treba-zberigati-ednist-i-povnu-koncentraciu-na-oboroni.html" text:style-name="Internet_20_link" text:visited-style-name="Visited_20_Internet_20_Link">
https://www.ukrinform.ua/rubric-ato/3699041-zelenskij-zaraz-nam-treba-zberigati-ednist-i-povnu-koncentraciu-na-oboroni.html</text:a>
</text:p>
      <!--NEWS-->
      <text:h text:style-name="P10" text:outline-level="1">
<text:span text:style-name="T4">
美国准备了九个乌克兰机械化旅</text:span>
</text:h>
      <text:p text:style-name="P4">
作者: Ukrinform (Person)</text:p>
      <text:p text:style-name="P4">
出版商: Укринформ (Organization)</text:p>
      <text:p text:style-name="P4">
出版时间: 2023-04-21T19:13:00+03:00</text:p>
      <text:p text:style-name="P4">
修改时间: 2023-04-21T19:13:00+03:00</text:p>
      <text:p text:style-name="P4">
描述: 美国帮助提供了设备，并组织了训练9个乌克兰机械小旅的培训。  - 乌克林。</text:p>
      <text:p text:style-name="P4">
图片: ["<text:a xlink:type="simple" xlink:href="https://static.ukrinform.com/photos/2023_04/thumb_files/630_360_1680537134-788.jpg" text:style-name="Internet_20_link" text:visited-style-name="Visited_20_Internet_20_Link">
630_360_16805...</text:a>
"]</text:p>
      <text:p text:style-name="P4">
标签: ['США', 'ЗСУ', 'Контрнаступ', 'Марк Міллі ']</text:p>
      <text:p text:style-name="P4">
类型: Article</text:p>
      <!--METADATA-->
      <text:p text:style-name="P4">
<draw:frame draw:style-name="fr1" draw:name="Image121" text:anchor-type="as-char" svg:width="6.9236in" svg:height="3.956343in" draw:z-index="0">
<draw:image xlink:href="../Images/yкринформ/2023-04-21T19-13-00-03-00/630_360_1680537134-788.jpg" xlink:type="simple" xlink:show="embed" xlink:actuate="onLoad" draw:mime-type="image/jpeg"/>
</draw:frame>
该组合有助于提供设备，并组织了一个由九个乌克兰机械化旅的人员进行培训，准备进行反攻。</text:p>
      <text:p text:style-name="P4">
根据乌克林事物通讯员的说法，总部总部负责人马克·米莉将军告诉美国总部总部负责人。</text:p>
      <text:p text:style-name="P4">
米利回答了春季可能性的问题：“我们对乌克兰的任务和义务是为九名装甲机械化机组人员培训和设备。”(https://www.ukrinform.ua/tag-kontrnastup)乌克兰。</text:p>
      <text:p text:style-name="P4">
据他说，这九个旅具有“设备齐全，可以准备日常运营”。 Gener说：“因此，如果乌克兰不决定应用它们，我们将得到您的支持，我对我们成功的机会充满信心。”</text:p>
      <text:p text:style-name="P4">
<text:span text:style-name="T4">
另请阅读：</text:span>
 <text:a xlink:type="simple" xlink:href="https://www.ukrinform.ua/rubric-ato/3699014-ukraina-dosagla-progresu-v-narosuvanni-svoih-sil-pered-kontrnastupom-ostin.html" text:style-name="Internet_20_link" text:visited-style-name="Visited_20_Internet_20_Link">
<text:span text:style-name="T4">
 Countercree </text:span>
</text:a>
据报道，乌克兰国防小组以拉姆斯坦格式的下一次会议已在德国完成，其中包括包括北约盟友和合作伙伴代表在内的50多个国家。 一个高头台的平台，用于协调军事能力，国际社会的庞大盟友和代表为乌克兰提供了残留的俄罗斯侵略。</text:p>
      <text:p text:style-name="P4">
News Source: <text:a xlink:type="simple" xlink:href="https://www.ukrinform.ua/rubric-ato/3699038-ssa-pidgotuvali-dla-kontrnastupu-devat-ukrainskih-mehanizovanih-brigad.html" text:style-name="Internet_20_link" text:visited-style-name="Visited_20_Internet_20_Link">
https://www.ukrinform.ua/rubric-ato/3699038-ssa-pidgotuvali-dla-kontrnastupu-devat-ukrainskih-mehanizovanih-brigad.html</text:a>
</text:p>
      <!--NEWS-->
      <text:h text:style-name="P10" text:outline-level="1">
<text:span text:style-name="T4">
普京的战争是北约扩大的原因，而不是相反-Austin</text:span>
</text:h>
      <text:p text:style-name="P4">
作者: Ukrinform (Person)</text:p>
      <text:p text:style-name="P4">
出版商: Укринформ (Organization)</text:p>
      <text:p text:style-name="P4">
出版时间: 2023-04-21T19:15:00+03:00</text:p>
      <text:p text:style-name="P4">
修改时间: 2023-04-21T19:15:00+03:00</text:p>
      <text:p text:style-name="P4">
描述: 五角大楼劳埃德·奥斯汀（Pentagon Lloyd Austin）表示，俄罗斯对乌克兰的战争导致了北大西洋联盟的扩张，而不是反过来，正如俄罗斯当局在入侵开始之前所指出的那样。  - 乌克林。</text:p>
      <text:p text:style-name="P4">
图片: ["<text:a xlink:type="simple" xlink:href="https://static.ukrinform.com/photos/2023_02/thumb_files/630_360_1676392928-683.jpg" text:style-name="Internet_20_link" text:visited-style-name="Visited_20_Internet_20_Link">
630_360_16763...</text:a>
"]</text:p>
      <text:p text:style-name="P4">
标签: ['НАТО', 'Пентагон', 'Остін', 'Зустріч Рамштайн']</text:p>
      <text:p text:style-name="P4">
类型: Article</text:p>
      <!--METADATA-->
      <text:p text:style-name="P4">
<draw:frame draw:style-name="fr1" draw:name="Image122" text:anchor-type="as-char" svg:width="6.9236in" svg:height="3.956343in" draw:z-index="0">
<draw:image xlink:href="../Images/yкринформ/2023-04-21T19-15-00-03-00/630_360_1676392928-683.jpg" xlink:type="simple" xlink:show="embed" xlink:actuate="onLoad" draw:mime-type="image/jpeg"/>
</draw:frame>
格拉维彭贡劳埃德·奥斯汀(Glavpentagon Lloyd Austin)表示，正是俄罗斯与乌克兰的战争导致了北大西洋联盟的扩张，而不是副人，而不是副人，如俄罗斯人所说，入侵开始之前。</text:p>
      <text:p text:style-name="P4">
他在周五关于乌克兰国防部第11次会议的成绩的演讲中说。</text:p>
      <text:p text:style-name="P4">
“普京的战争并不是北约扩张的结果。 沃里培蛋白引起扩张<text:a xlink:type="simple" xlink:href="https://www.ukrinform.ua/tag-nato" text:style-name="Internet_20_link" text:visited-style-name="Visited_20_Internet_20_Link">
</text:a>
”，奥斯汀说。</text:p>
      <text:p text:style-name="P4">
他强调，在乌克兰国防联络小组的第11次会议上，芬兰首次参加了北大西洋联盟的成员。</text:p>
      <text:p text:style-name="P4">
<text:span text:style-name="T4">
另请阅读：</text:span>
 <text:a xlink:type="simple" xlink:href="https://www.ukrinform.ua/rubric-ato/3699020-ukraina-najbilse-potrebue-nazemnih-sistem-ppo-glava-pentagonu.html" text:style-name="Internet_20_link" text:visited-style-name="Visited_20_Internet_20_Link">
</text:a>
五角大楼负责人补充说：“我希望瑞典很快加入。”</text:p>
      <text:p text:style-name="P4">
他强调，普京长期以来被入侵时做出了许多粗鲁的错误估计。</text:p>
      <text:p text:style-name="P4">
“他认为乌克兰不敢击退，但是乌克兰阻止了其合作伙伴。 普京认为我们的团结会分裂，俄罗斯选择的战争只会使我们更加接近我们。”美国部强调。</text:p>
      <text:p text:style-name="P4">
<text:span text:style-name="T4">
另请阅读：</text:span>
 <text:a xlink:type="simple" xlink:href="https://www.ukrinform.ua/rubric-ato/3699042-persi-navcalni-tanki-abrams-dla-ukrainskih-vijskovih-nadijdut-za-kilka-tizniv.html" text:style-name="Internet_20_link" text:visited-style-name="Visited_20_Internet_20_Link">
</text:a>
正如乌克林福姆报道的，在拉姆斯坦国家的最后几个月<text:a xlink:type="simple" xlink:href="https://www.ukrinform.ua/rubric-ato/3699004-kraini-formatu-ramstajn-postavili-v-ukrainu-ponad-230-tankiv-ostin.html" text:style-name="Internet_20_link" text:visited-style-name="Visited_20_Internet_20_Link">
</text:a>
，超过1550辆棕色车辆，以及其他设备和弹药，以支持新的装甲车。</text:p>
      <text:p text:style-name="P4">
<text:span text:style-name="T5">
foto：aa</text:span>
</text:p>
      <text:p text:style-name="P4">
News Source: <text:a xlink:type="simple" xlink:href="https://www.ukrinform.ua/rubric-world/3699045-vijna-putina-stala-pricinou-rozsirenna-nato-a-ne-navpaki-ostin.html" text:style-name="Internet_20_link" text:visited-style-name="Visited_20_Internet_20_Link">
https://www.ukrinform.ua/rubric-world/3699045-vijna-putina-stala-pricinou-rozsirenna-nato-a-ne-navpaki-ostin.html</text:a>
</text:p>
      <!--NEWS-->
      <text:h text:style-name="P10" text:outline-level="1">
<text:span text:style-name="T4">
武器和经济学支持：Zelensky举行了有关计划的国际活动的会议</text:span>
</text:h>
      <text:p text:style-name="P4">
作者: Ukrinform (Person)</text:p>
      <text:p text:style-name="P4">
出版商: Укринформ (Organization)</text:p>
      <text:p text:style-name="P4">
出版时间: 2023-04-21T19:20:57+03:00</text:p>
      <text:p text:style-name="P4">
修改时间: 2023-04-21T19:20:57+03:00</text:p>
      <text:p text:style-name="P4">
描述: 乌克兰沃迪米尔·泽伦斯基（Ukraine Volodymyr Zelensky）主席举行了一次会议，涉及计划在接下来的几周和几个月的国际活动中，以协助我们的防御。  - 乌克林。</text:p>
      <text:p text:style-name="P4">
图片: ["<text:a xlink:type="simple" xlink:href="https://static.ukrinform.com/photos/2023_04/thumb_files/630_360_1682093856-158.jpeg" text:style-name="Internet_20_link" text:visited-style-name="Visited_20_Internet_20_Link">
630_360_16820...</text:a>
"]</text:p>
      <text:p text:style-name="P4">
标签: ['Президент', 'Звернення', 'Зеленський']</text:p>
      <text:p text:style-name="P4">
类型: Article</text:p>
      <!--METADATA-->
      <text:p text:style-name="P4">
<draw:frame draw:style-name="fr1" draw:name="Image123" text:anchor-type="as-char" svg:width="6.9236in" svg:height="3.956343in" draw:z-index="0">
<draw:image xlink:href="../Images/yкринформ/2023-04-21T19-20-57-03-00/630_360_1682093856-158.jpeg" xlink:type="simple" xlink:show="embed" xlink:actuate="onLoad" draw:mime-type="image/jpeg"/>
</draw:frame>
Volodymyr Zelensky总统召开了一次会议，涉及下一个和几个月的国际活动计划，这应该有助于我们的辩护。</text:p>
      <text:p text:style-name="P4">
国家元首在<text:a xlink:type="simple" xlink:href="https://t.me/V_Zelenskiy_official/5946" text:style-name="Internet_20_link" text:visited-style-name="Visited_20_Internet_20_Link">
</text:a>
传输乌克林。</text:p>
      <text:p text:style-name="P4">
视频： <text:a xlink:type="simple" xlink:href="https://t.me/OP_UA/9306" text:style-name="Internet_20_link" text:visited-style-name="Visited_20_Internet_20_Link">
</text:a>
“他还举行了一次有关这些活动的特别会议 - 所有国际活动都应该在未来几周和几个月内举行。我们详细介绍了每个活动的模型。乌克兰和我们的勇士没有时间来正式的政治家总统说：“事情。每一次事件，每一次谈判，谈判和会议都需要具体的防御援助，应该特别加强我们的战士，以保护我们的价值观。”总统说。</text:p>
      <text:p text:style-name="P4">
<text:span text:style-name="T4">
另请阅读：</text:span>
 <text:a xlink:type="simple" xlink:href="https://www.ukrinform.ua/rubric-ato/3699041-zelenskij-zaraz-nam-treba-zberigati-ednist-i-povnu-koncentraciu-na-oboroni.html" text:style-name="Internet_20_link" text:visited-style-name="Visited_20_Internet_20_Link">
<text:span text:style-name="T4">
 Zelensk </text:span>
</text:a>
据他说，我们正在谈论士兵的武器和炮弹，对我们的经济稳定，对任何战争场景的真正准备就绪。 泽伦斯基强调说：“一切绝对是绝对的。这就是如此。”</text:p>
      <text:p text:style-name="P4">
正如乌克兰乌克兰(Ukrinform(https://www.ukrinform.ua/rubric-economy/3698969-zelenskij-zustrivsa-z-prezidentkou-ebrr.html)讨论了乌克兰恢复和发展项目的实施。</text:p>
      <text:p text:style-name="P4">
照片：作品</text:p>
      <text:p text:style-name="P4">
News Source: <text:a xlink:type="simple" xlink:href="https://www.ukrinform.ua/rubric-polytics/3699043-zbroa-ta-pidtrimka-ekonomiki-zelenskij-proviv-naradu-pro-zaplanovani-miznarodni-zahodi.html" text:style-name="Internet_20_link" text:visited-style-name="Visited_20_Internet_20_Link">
https://www.ukrinform.ua/rubric-polytics/3699043-zbroa-ta-pidtrimka-ekonomiki-zelenskij-proviv-naradu-pro-zaplanovani-miznarodni-zahodi.html</text:a>
</text:p>
      <!--NEWS-->
      <text:h text:style-name="P10" text:outline-level="1">
<text:span text:style-name="T4">
艾布拉姆斯（Abrams）为乌克兰军队的第一个训练坦克将在几周内到</text:span>
</text:h>
      <text:p text:style-name="P4">
作者: Ukrinform (Person)</text:p>
      <text:p text:style-name="P4">
出版商: Укринформ (Organization)</text:p>
      <text:p text:style-name="P4">
出版时间: 2023-04-21T19:23:00+03:00</text:p>
      <text:p text:style-name="P4">
修改时间: 2023-04-21T19:23:00+03:00</text:p>
      <text:p text:style-name="P4">
描述: 美利坚合众国将在几周内开始教乌克兰捍卫者对艾布拉姆斯坦克的使用和维护。  - 乌克林。</text:p>
      <text:p text:style-name="P4">
图片: ["<text:a xlink:type="simple" xlink:href="https://static.ukrinform.com/photos/2023_01/thumb_files/630_360_1674614374-408.jpg" text:style-name="Internet_20_link" text:visited-style-name="Visited_20_Internet_20_Link">
630_360_16746...</text:a>
"]</text:p>
      <text:p text:style-name="P4">
标签: ['Танк', 'ЗСУ', 'Abrams ', 'Марк Міллі ']</text:p>
      <text:p text:style-name="P4">
类型: Article</text:p>
      <!--METADATA-->
      <text:p text:style-name="P4">
<draw:frame draw:style-name="fr1" draw:name="Image124" text:anchor-type="as-char" svg:width="6.9236in" svg:height="3.956343in" draw:z-index="0">
<draw:image xlink:href="../Images/yкринформ/2023-04-21T19-23-00-03-00/630_360_1674614374-408.jpg" xlink:type="simple" xlink:show="embed" xlink:actuate="onLoad" draw:mime-type="image/jpeg"/>
</draw:frame>
几周后，美国将开始向乌克兰捍卫者教授使用和维护艾布拉姆斯坦克的使用。</text:p>
      <text:p text:style-name="P4">
根据乌克林事物通讯员的说法，总部总部负责人马克·米莉将军告诉美国总部总部负责人。</text:p>
      <text:p text:style-name="P4">
“几周后(乌克兰人 -  ed。)他们将收到训练坦克。 他们还没有准备好战斗，因此他们将被用来教授火力，操纵和维护的危险。”米莉说。</text:p>
      <text:p text:style-name="P4">
<text:span text:style-name="T4">
另请阅读：</text:span>
 <text:a xlink:type="simple" xlink:href="https://www.ukrinform.ua/rubric-ato/3698897-stati-najblizcim-casom-pocnut-navcanna-ukrainskih-vijskovih-na-tankah-abrams-ap.html" text:style-name="Internet_20_link" text:visited-style-name="Visited_20_Internet_20_Link">
<text:span text:style-name="T4">
统计</text:span>
 <text:span text:style-name="T4">
最近</text:span>
 <text:span text:style-name="T4">
 </text:span>
时间<text:span text:style-name="T4">
 </text:span>
 <text:span text:style-name="T4">
 </text:span>
 <text:span text:style-name="T4">
将开始</text:span>
<text:span text:style-name="T4">
训练</text:span>
 <text:span text:style-name="T4">
乌克兰人</text:span>
 <text:span text:style-name="T4">
 </text:span>
 <text:span text:style-name="T4">
军事<text:span text:style-name="T5">
 </text:span>
</text:span>
 <text:span text:style-name="T4">
 </text:span>
 <text:span text:style-name="T4">
 </text:span>
 <text:span text:style-name="T4">
 </text:span>
 <text:span text:style-name="T4">
 </text:span>
 <text:span text:style-name="T4">
 </text:span>
 <text:span text:style-name="T4">
 </text:span>
 <text:span text:style-name="T4">
 </text:span>
 <text:span text:style-name="T4">
 abrams </text:span>
</text:a>
据他说，这些训练坦克将在“物流套餐，进行培训的框架内，因为其他坦克都是urehare，这最终将加速他们的交付。”</text:p>
      <text:p text:style-name="P4">
“战争中没有普遍的解决方案，但是在这种情况下，只有<text:a xlink:type="simple" xlink:href="https://www.ukrinform.ua/tag-tank" text:style-name="Internet_20_link" text:visited-style-name="Visited_20_Internet_20_Link">
</text:a>
艾布拉姆斯(Abrams)将到达并获得住房能力，在战场上将非常有效。”将军宣称。</text:p>
      <text:p text:style-name="P4">
据报道，预计31个艾布拉姆斯坦克将在德国教育乌克兰军队。</text:p>
      <text:p text:style-name="P4">
<text:span text:style-name="T4">
另请阅读：</text:span>
 <text:a xlink:type="simple" xlink:href="https://www.ukrinform.ua/rubric-ato/3699004-kraini-formatu-ramstajn-postavili-v-ukrainu-ponad-230-tankiv-ostin.html" text:style-name="Internet_20_link" text:visited-style-name="Visited_20_Internet_20_Link">
<text:span text:style-name="T4">
 tank </text:span>
</text:a>
今天，4月21日，乌克兰联系小组的下一次会议拉姆斯坦(Ramstein)的格式，其中包括北约盟国在内的50多个国家 /地区参加了伙伴国家的代表，已在德国结束。 该小组是北约国际社会在俄罗斯侵略之间进行对抗的北约任务，这是北约盟国赋予北约盟国的军事能力的主要平台。</text:p>
      <text:p text:style-name="P4">
News Source: <text:a xlink:type="simple" xlink:href="https://www.ukrinform.ua/rubric-ato/3699042-persi-navcalni-tanki-abrams-dla-ukrainskih-vijskovih-nadijdut-za-kilka-tizniv.html" text:style-name="Internet_20_link" text:visited-style-name="Visited_20_Internet_20_Link">
https://www.ukrinform.ua/rubric-ato/3699042-persi-navcalni-tanki-abrams-dla-ukrainskih-vijskovih-nadijdut-za-kilka-tizniv.html</text:a>
</text:p>
      <!--NEWS-->
      <text:h text:style-name="P10" text:outline-level="1">
<text:span text:style-name="T4">
乌克兰将增加自己的石油生产-Shmigal</text:span>
</text:h>
      <text:p text:style-name="P4">
作者: Ukrinform (Person)</text:p>
      <text:p text:style-name="P4">
出版商: Укринформ (Organization)</text:p>
      <text:p text:style-name="P4">
出版时间: 2023-04-21T19:26:05+03:00</text:p>
      <text:p text:style-name="P4">
修改时间: 2023-04-21T19:26:05+03:00</text:p>
      <text:p text:style-name="P4">
描述: 最新技术用于地质智能将有助于增加石油生产。  - 乌克林。</text:p>
      <text:p text:style-name="P4">
图片: ["<text:a xlink:type="simple" xlink:href="https://static.ukrinform.com/photos/2023_02/thumb_files/630_360_1676995305-131.jpg" text:style-name="Internet_20_link" text:visited-style-name="Visited_20_Internet_20_Link">
630_360_16769...</text:a>
"]</text:p>
      <text:p text:style-name="P4">
标签: ['нафта', "Прем'єр", 'Шмигаль']</text:p>
      <text:p text:style-name="P4">
类型: Article</text:p>
      <!--METADATA-->
      <text:p text:style-name="P4">
<draw:frame draw:style-name="fr1" draw:name="Image125" text:anchor-type="as-char" svg:width="6.9236in" svg:height="3.956343in" draw:z-index="0">
<draw:image xlink:href="../Images/yкринформ/2023-04-21T19-26-05-03-00/630_360_1676995305-131.jpg" xlink:type="simple" xlink:show="embed" xlink:actuate="onLoad" draw:mime-type="image/jpeg"/>
</draw:frame>
最新技术用于地质智能将有助于通过结节累积。</text:p>
      <text:p text:style-name="P4">
乌克兰丹尼斯·施米加尔(Denis Shmigal)总理说<text:a xlink:type="simple" xlink:href="https://t.me/Denys_Smyhal/5057" text:style-name="Internet_20_link" text:visited-style-name="Visited_20_Internet_20_Link">
</text:a>
，报道乌克林福姆。</text:p>
      <text:p text:style-name="P4">
«石油炼油和油运输。 乌克兰石油管道有效地工作，石油的储量将存储在新建的可靠存储设施中。使用最新技术的地质情报技术将有助于增加总产量。” Smigal说。</text:p>
      <text:p text:style-name="P4">
<text:span text:style-name="T4">
另请阅读：</text:span>
 <text:a xlink:type="simple" xlink:href="https://www.ukrinform.ua/rubric-economy/3699029-ukraina-planue-stati-gazovim-sejfom-evropi-smigal.html" text:style-name="Internet_20_link" text:visited-style-name="Visited_20_Internet_20_Link">
<text:span text:style-name="T4">
 shmigal </text:span>
</text:a>
据他介绍，石油管道的现代化将开放向德国，匈牙利，斯洛伐克和捷克共和国运输的可能性，同时选择了进口，以增强乌克兰的能源安全。</text:p>
      <text:p text:style-name="P4">
“包含上述许多点的单独任务是秋冬期的准备。 我们正在准备不同的情况。 我们正在维修。 我们建立了一个新的。 我们积累了能源。 我们正在动员所有这些目的的国际合作伙伴的帮助。” Smigal说。</text:p>
      <text:p text:style-name="P4">
<text:span text:style-name="T4">
另请阅读：</text:span>
 <text:a xlink:type="simple" xlink:href="https://www.ukrinform.ua/rubric-economy/3698520-naftogaz-vikonav-zobovazanna-za-novou-programou-mvf-cernisov.html" text:style-name="Internet_20_link" text:visited-style-name="Visited_20_Internet_20_Link">
<text:span text:style-name="T4">
油</text:span>
</text:a>
他强调，确定每个任务的负责，抓住路线图以及项目。</text:p>
      <text:p text:style-name="P4">
正如乌克兰乌克兰乌克兰(Ukrinform)报道的那样，乌克兰的naftogaz <text:a xlink:type="simple" xlink:href="https://www.ukrinform.ua/rubric-economy/3698961-naftogaz-planue-zalucati-amerikanski-kompanii-dla-zbilsenna-vidobutku-v-ukraini.html" text:style-name="Internet_20_link" text:visited-style-name="Visited_20_Internet_20_Link">
</text:a>
。</text:p>
      <text:p text:style-name="P4">
照片：CMU</text:p>
      <text:p text:style-name="P4">
News Source: <text:a xlink:type="simple" xlink:href="https://www.ukrinform.ua/rubric-economy/3699044-ukraina-narosuvatime-vlasnij-naftovidobutok-smigal.html" text:style-name="Internet_20_link" text:visited-style-name="Visited_20_Internet_20_Link">
https://www.ukrinform.ua/rubric-economy/3699044-ukraina-narosuvatime-vlasnij-naftovidobutok-smigal.html</text:a>
</text:p>
      <!--NEWS-->
      <text:h text:style-name="P10" text:outline-level="1">
<text:span text:style-name="T4">
在乌克兰，莫斯科交易所的290万资产将转移到州收入</text:span>
</text:h>
      <text:p text:style-name="P4">
作者: Ukrinform (Person)</text:p>
      <text:p text:style-name="P4">
出版商: Укринформ (Organization)</text:p>
      <text:p text:style-name="P4">
出版时间: 2023-04-21T19:28:00+03:00</text:p>
      <text:p text:style-name="P4">
修改时间: 2023-04-21T19:28:00+03:00</text:p>
      <text:p text:style-name="P4">
描述: PJSC“莫斯科交换MMVB-RTS”的资产是在该州的收入中收集的。 大约是2 978 000，00 uah。  - 乌克林。</text:p>
      <text:p text:style-name="P4">
图片: ["<text:a xlink:type="simple" xlink:href="https://static.ukrinform.com/photos/2023_04/thumb_files/630_360_1682094660-742.jpg" text:style-name="Internet_20_link" text:visited-style-name="Visited_20_Internet_20_Link">
630_360_16820...</text:a>
"]</text:p>
      <text:p text:style-name="P4">
标签: ["Мін'юст", 'Гроші', 'росія', 'біржа']</text:p>
      <text:p text:style-name="P4">
类型: Article</text:p>
      <!--METADATA-->
      <text:p text:style-name="P4">
<draw:frame draw:style-name="fr1" draw:name="Image126" text:anchor-type="as-char" svg:width="6.9236in" svg:height="3.956343in" draw:z-index="0">
<draw:image xlink:href="../Images/yкринформ/2023-04-21T19-28-00-03-00/630_360_1682094660-742.jpg" xlink:type="simple" xlink:show="embed" xlink:actuate="onLoad" draw:mime-type="image/jpeg"/>
</draw:frame>
PJSC“莫斯科交换MMVB-RTS”的资产是在该州的收入中收集的。 大约是2 978 000,00 UAH。</text:p>
      <text:p text:style-name="P4">
根据乌克林福姆的说法，乌克兰司法部的新闻服务通知<text:a xlink:type="simple" xlink:href="https://www.facebook.com/minjust.official/posts/pfbid02FxNh3QJ5JPxk9kEphwrsHtDtCf8FswcX8nMUoyd9iDsLshTRC3V7Zyk1p697sJtRl" text:style-name="Internet_20_link" text:visited-style-name="Visited_20_Internet_20_Link">
</text:a>
.</text:p>
      <text:p text:style-name="P4">
“19 квітня 2023 року Вищим антикорупційним судом України задоволено позовМіністерства юстиції України. Після набрання рішенням законної сили в дохіддержави буде стягнуто 1,44 % акцій ПАТ «Розрахунковий центр з обслуговуваннядоговорів на фінансових ринках», якими володіє ПАТ «Московська біржа ММВБ-РТС», загальна номінальна вартість яких становить 2 978 000, 00 грн”, -йдеться у повідомленні.</text:p>
      <text:p text:style-name="P4">
У Мін’юсті нагадують, що 12 квітня 2023 року міністерство подало до Вищогоантикорупційного суду позовну заяву до ПАТ «Московська біржа ММВБ-РТС» прозастосування санкції, передбаченої пунктом 1¹ частини першої статті 4 ЗУ «Просанкції».</text:p>
      <text:p text:style-name="P4">
<text:span text:style-name="T4">
Читайте також:</text:span>
 <text:a xlink:type="simple" xlink:href="https://www.ukrinform.ua/rubric-economy/3698814-beb-arestuvalo-korporativni-prava-bukmekerskoi-kompanii-za-spivpracu-z-rosieu.html" text:style-name="Internet_20_link" text:visited-style-name="Visited_20_Internet_20_Link">
 <text:span text:style-name="T4">
букмекер</text:span>
 </text:a>
值得注意的是，PJSC“ MMVB-RTS的莫斯科交换”是PJSC Shack的所有者，“金融市场中的服务合同”。</text:p>
      <text:p text:style-name="P4">
据报道，4月13日，乌克兰司法部提出了高度反腐败法院的要求<text:a xlink:type="simple" xlink:href="https://www.ukrinform.ua/rubric-society/3695779-minust-podav-pozov-do-vaks-pro-zastosuvanna-sankcij-sodo-kolaboranta-saldo.html" text:style-name="Internet_20_link" text:visited-style-name="Visited_20_Internet_20_Link">
</text:a>
，特别是在霍森占领期间。 赫尔森地区的军事西维利亚政府。</text:p>
      <text:p text:style-name="P4">
News Source: <text:a xlink:type="simple" xlink:href="https://www.ukrinform.ua/rubric-economy/3699049-v-ukraini-peredadut-ponad-29-miljona-aktiviv-moskovskoi-birzi-v-dohid-derzavi.html" text:style-name="Internet_20_link" text:visited-style-name="Visited_20_Internet_20_Link">
https://www.ukrinform.ua/rubric-economy/3699049-v-ukraini-peredadut-ponad-29-miljona-aktiviv-moskovskoi-birzi-v-dohid-derzavi.html</text:a>
</text:p>
      <!--NEWS-->
      <text:h text:style-name="P10" text:outline-level="1">
<text:span text:style-name="T4">
Stefanchuk将参加会员国议会和欧盟会员候选人的首脑会议</text:span>
</text:h>
      <text:p text:style-name="P4">
作者: Ukrinform (Person)</text:p>
      <text:p text:style-name="P4">
出版商: Укринформ (Organization)</text:p>
      <text:p text:style-name="P4">
出版时间: 2023-04-21T19:30:00+03:00</text:p>
      <text:p text:style-name="P4">
修改时间: 2023-04-21T19:30:00+03:00</text:p>
      <text:p text:style-name="P4">
描述: Verkhovna Rada董事长Ruslan Stefanchuk将参加欧洲苏兹议会和欧盟成员候选国家的首脑会议，该国将于下周在布拉格（捷克共和国）举行。  - 乌克林。</text:p>
      <text:p text:style-name="P4">
图片: ["<text:a xlink:type="simple" xlink:href="https://static.ukrinform.com/photos/2023_04/thumb_files/630_360_1681998879-794.jpg" text:style-name="Internet_20_link" text:visited-style-name="Visited_20_Internet_20_Link">
630_360_16819...</text:a>
"]</text:p>
      <text:p text:style-name="P4">
标签: ['Євросоюз', 'Верховна Рада', 'Стефанчук']</text:p>
      <text:p text:style-name="P4">
类型: Article</text:p>
      <!--METADATA-->
      <text:p text:style-name="P4">
<draw:frame draw:style-name="fr1" draw:name="Image127" text:anchor-type="as-char" svg:width="6.9236in" svg:height="3.956343in" draw:z-index="0">
<draw:image xlink:href="../Images/yкринформ/2023-04-21T19-30-00-03-00/630_360_1681998879-794.jpg" xlink:type="simple" xlink:show="embed" xlink:actuate="onLoad" draw:mime-type="image/jpeg"/>
</draw:frame>
Ruslan Stefanchuk Ruslan Stefanchuk将参加峰会(捷克共和国).</text:p>
      <text:p text:style-name="P4">
Про це спікер українського парламенту розповів в <text:a xlink:type="simple" xlink:href="https://www.ukrinform.ua/rubric-polytics/3698464-ruslan-stefancuk-golova-verhovnoi-radi.html" text:style-name="Internet_20_link" text:visited-style-name="Visited_20_Internet_20_Link">
</text:a>
。</text:p>
      <text:p text:style-name="P4">
“下周，我们将参加该国议会议员的首脑会议，以及候选国家进入欧盟的候选国家，乌克兰问题将分开。我坚信，我们参与这个Samite将非常非常我们要确保乌克兰议会希望乌克兰议会对欧盟未来乌克兰国家的义务承担很高的义务，”他说。动作的同步。</text:p>
      <text:p text:style-name="P4">
<text:span text:style-name="T4">
另请阅读：</text:span>
 <text:a xlink:type="simple" xlink:href="https://www.ukrinform.ua/rubric-polytics/3698836-vlada-pragne-pocati-peregovori-pro-clenstvo-ukraini-v-es-do-kinca-roku-stefancuk.html" text:style-name="Internet_20_link" text:visited-style-name="Visited_20_Internet_20_Link">
<text:span text:style-name="T4">
 Stefanchuk </text:span>
</text:a>
Verkhovna Rada主席指出，将讨论乌克兰在欧盟和纳塔尔的决定，将讨论各自组织成员国的议会，因此，最信念的是，议会外交非常重要。 他补充说：“我要在乌克兰国家的这两条道路的支持下离开。对我来说，从那里有信心，议会社区正在支持欧洲和欧洲 - 大西洋愿望。”</text:p>
      <text:p text:style-name="P4">
在这种情况下，Stefanchuk告知，在前往布拉格之旅的框架内，大约20个双边会议，尤其是与欧洲议会的发言人，在此期间，将首先讨论乌克兰融入欧盟和北约的问题。 。</text:p>
      <text:p text:style-name="P4">
同时，乌克兰议会的议长说，在议程上将有以下问题：在议会级别上对乌克兰国家的支持，以便议员们将向其政府施加要求，以提供救护车； 为俄罗斯联邦建立了一个特别法庭；乌克兰人民的种族灭绝对1932  -  1933年饥荒的认可； 支持弗拉基米尔·泽伦斯基总统提出的和平； 返回乌克兰儿童之家。</text:p>
      <text:p text:style-name="P4">
<text:span text:style-name="T4">
另请阅读：</text:span>
 <text:a xlink:type="simple" xlink:href="https://www.ukrinform.ua/rubric-polytics/3698473-stefancuk-vvazae-so-pitanna-parlamentskih-viboriv-zaraz-ne-na-casi.html" text:style-name="Internet_20_link" text:visited-style-name="Visited_20_Internet_20_Link">
<text:span text:style-name="T4">
 Stefanchuk </text:span>
</text:a>
</text:p>
      <text:p text:style-name="P4">
据报道，沃迪米尔·泽伦斯基总统于2022年2月28日<text:a xlink:type="simple" xlink:href="https://www.ukrinform.ua/rubric-ato/3416117-prezident-pidpisav-zaavku-na-clenstvo-ukraini-v-es.html" text:style-name="Internet_20_link" text:visited-style-name="Visited_20_Internet_20_Link">
</text:a>
。</text:p>
      <text:p text:style-name="P4">
去年6月23日，国家元首和欧盟政府决定授予候选国家进入欧盟的地位。</text:p>
      <text:p text:style-name="P4">
News Source: <text:a xlink:type="simple" xlink:href="https://www.ukrinform.ua/rubric-polytics/3698946-stefancuk-vizme-ucast-u-samiti-goliv-parlamentiv-kraincleniv-ta-kandidativ-na-clenstvo-v-es.html" text:style-name="Internet_20_link" text:visited-style-name="Visited_20_Internet_20_Link">
https://www.ukrinform.ua/rubric-polytics/3698946-stefancuk-vizme-ucast-u-samiti-goliv-parlamentiv-kraincleniv-ta-kandidativ-na-clenstvo-v-es.html</text:a>
</text:p>
      <!--NEWS-->
      <text:h text:style-name="P10" text:outline-level="1">
<text:span text:style-name="T4">
内阁指示EIB的平衡以恢复建筑和基础设施的对象</text:span>
</text:h>
      <text:p text:style-name="P4">
作者: Ukrinform (Person)</text:p>
      <text:p text:style-name="P4">
出版商: Укринформ (Organization)</text:p>
      <text:p text:style-name="P4">
出版时间: 2023-04-21T19:33:03+03:00</text:p>
      <text:p text:style-name="P4">
修改时间: 2023-04-21T19:33:03+03:00</text:p>
      <text:p text:style-name="P4">
描述: 部长的内阁指示国家预算特别基金的资金余额向国家恢复机构以及社区发展，领土和基础设施部的恢复，以恢复建筑和基础设施的对象。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Кабмін', 'Уряд', 'Мельничук']</text:p>
      <text:p text:style-name="P4">
类型: Article</text:p>
      <!--METADATA-->
      <text:p text:style-name="P4">
<draw:frame draw:style-name="fr1" draw:name="Image128" text:anchor-type="as-char" svg:width="6.9236in" svg:height="3.956343in" draw:z-index="0">
<draw:image xlink:href="../Images/yкринформ/2023-04-21T19-33-03-03-00/630_360_1678738628-217.jpg" xlink:type="simple" xlink:show="embed" xlink:actuate="onLoad" draw:mime-type="image/jpeg"/>
</draw:frame>
部长的内阁指示了国家预算委员会特别基金的资金余额，以及社区发展部，TainFrastructure的领土，以恢复建筑和基础设施。</text:p>
      <text:p text:style-name="P4">
正如乌克林福姆报道的那样，关于<text:a xlink:type="simple" xlink:href="https://t.me/tmelnychuk/2133" text:style-name="Internet_20_link" text:visited-style-name="Visited_20_Internet_20_Link">
</text:a>
内阁代表在Verkhovna Rada中告知Taras Melnychuk。</text:p>
      <text:p text:style-name="P4">
“可以预见的是，国家预算特别基金的资金余额，每天在2022年，欧洲投资银行每天在投资项目框架内“改善乌克兰安全”，“乌克兰高等教育”的框架。新预算计划的不可撤回的基础...”  - 消息读得语。</text:p>
      <text:p text:style-name="P4">
<text:span text:style-name="T4">
另请阅读：</text:span>
 <text:a xlink:type="simple" xlink:href="https://www.ukrinform.ua/rubric-society/3697592-urad-udoskonaliv-mehanizm-viplati-pensij-na-period-voennogo-stanu.html" text:style-name="Internet_20_link" text:visited-style-name="Visited_20_Internet_20_Link">
</text:a>
特别是，已将1790亿荷兰人分配给国家恢复机构(发展)投影，恢复，施工，现代化，布置，修复建筑对象(公共目的，社会领域，文化遗产，住房和公共服务，工程和运输(公共准则道路)，铁路，能源基础设施，道路连接，航空，海上和河流运输基础设施的跨境检查站，以及住宅公共建筑的温暖现代化。</text:p>
      <text:p text:style-name="P4">
此外，UAH社区发展，领土和基础设施部44.77亿次为禁止，恢复，建筑，现代化，安排，公共建筑，社会领域，文化和公共服务以及公共服务以及公共服务以及公共服务以及公共服务以及公共服务以及公共服务的地方预算提供补贴。</text:p>
      <text:p text:style-name="P4">
<text:span text:style-name="T4">
另请阅读：</text:span>
 <text:a xlink:type="simple" xlink:href="https://www.ukrinform.ua/rubric-polytics/3699043-zbroa-ta-pidtrimka-ekonomiki-zelenskij-proviv-naradu-pro-zaplanovani-miznarodni-zahodi.html" text:style-name="Internet_20_link" text:visited-style-name="Visited_20_Internet_20_Link">
</text:a>
据乌克林福姆(Ukrinform)报道，欧洲投资银行还为尼古拉夫(Nikolaev)的供水和污水处理系统开发了20亿欧元。战争在战争中更加严重。</text:p>
      <text:p text:style-name="P4">
News Source: <text:a xlink:type="simple" xlink:href="https://www.ukrinform.ua/rubric-vidbudova/3699050-kabmin-spramuvav-zaliski-kostiv-eib-na-vidnovlenna-obektiv-budivnictva-ta-infrastrukturi.html" text:style-name="Internet_20_link" text:visited-style-name="Visited_20_Internet_20_Link">
https://www.ukrinform.ua/rubric-vidbudova/3699050-kabmin-spramuvav-zaliski-kostiv-eib-na-vidnovlenna-obektiv-budivnictva-ta-infrastrukturi.html</text:a>
</text:p>
      <!--NEWS-->
      <text:h text:style-name="P10" text:outline-level="1">
<text:span text:style-name="T4">
国防部长的往来涉嫌为军队提供食物 - 纳布</text:span>
</text:h>
      <text:p text:style-name="P4">
作者: Ukrinform (Person)</text:p>
      <text:p text:style-name="P4">
出版商: Укринформ (Organization)</text:p>
      <text:p text:style-name="P4">
出版时间: 2023-04-21T19:35:00+03:00</text:p>
      <text:p text:style-name="P4">
修改时间: 2023-04-21T19:35:00+03:00</text:p>
      <text:p text:style-name="P4">
描述: 在SAP检察官的程序领导下，作为NABU侦探和DBR调查人员的一部分，机构间调查小组报告了前副部长的怀疑，并排除了国防部在为武装食品购买食品时虐待的一部分军队。  - 乌克林。</text:p>
      <text:p text:style-name="P4">
图片: ["<text:a xlink:type="simple" xlink:href="https://static.ukrinform.com/photos/2023_04/thumb_files/630_360_1682095241-238.png" text:style-name="Internet_20_link" text:visited-style-name="Visited_20_Internet_20_Link">
630_360_16820...</text:a>
"]</text:p>
      <text:p text:style-name="P4">
标签: ['НАБУ', 'ЗСУ', 'Харчування']</text:p>
      <text:p text:style-name="P4">
类型: Article</text:p>
      <!--METADATA-->
      <text:p text:style-name="P4">
<draw:frame draw:style-name="fr1" draw:name="Image129" text:anchor-type="as-char" svg:width="6.9236in" svg:height="3.956343in" draw:z-index="0">
<draw:image xlink:href="../Images/yкринформ/2023-04-21T19-35-00-03-00/630_360_1682095241-238.png" xlink:type="simple" xlink:show="embed" xlink:actuate="onLoad" draw:mime-type="image/png"/>
</draw:frame>
NABU侦探的集成小组和DBR调查人员在SAP检察官的程序管理中报告了前副部长的怀疑，不包括国防部国防部为军人购买食品时的一名部门军队。</text:p>
      <text:p text:style-name="P4">
正如乌克林福姆报道的那样，它报告了<text:a xlink:type="simple" xlink:href="https://nabu.gov.ua/news/makhinatc-z-kharchuvanniam-zsu-pidozriu-t-sia-ekszastupnik-ministra-oboroni/" text:style-name="Internet_20_link" text:visited-style-name="Visited_20_Internet_20_Link">
</text:a>
。</text:p>
      <text:p text:style-name="P4">
犯罪嫌疑人的行动造成了近1200万UAH的损失，也导致了该国武装部队的武装部队履行。 28，艺术第2部分。 114-1，艺术第2部分。 28，《乌克兰刑法》第364条第2部分。</text:p>
      <text:p text:style-name="P4">
<text:span text:style-name="T4">
另请阅读：</text:span>
 <text:a xlink:type="simple" xlink:href="https://www.ukrinform.ua/rubric-ato/3676504-minoboroni-zminilo-cini-na-produkti-dla-zsu.html" text:style-name="Internet_20_link" text:visited-style-name="Visited_20_Internet_20_Link">
<text:span text:style-name="T4">
国防部</text:span>
 <text:span text:style-name="T4">
更改</text:span>
 <text:span text:style-name="T4">
价格</text:span>
 <text:span text:style-name="T4">
 </text:span>
产品<text:span text:style-name="T4">
 </text:span>
 <text:span text:style-name="T4">
 </text:span>
 <text:span text:style-name="T4">
 </text:span>
 <text:span text:style-name="T4">
武装部队</text:span>
</text:a>
根据调查，2020年，国防部于2021年为乌克兰武装部队购买食品服务招标。 这位前副部长向部门负责人指示了与服务提供商的其他井结束。</text:p>
      <text:p text:style-name="P4">
据他们说，主要合同不包括供应商支持产品的义务以及及时补充武装部队的完整食品站。 因此，现在武装部队应该这样做，花费额外的预算资金并吸引人员和设备。</text:p>
      <text:p text:style-name="P4">
结果，造成了近1200万损失。 此外，下属的行动导致乌克兰武装部队的战斗准备和防守能力的下降。</text:p>
      <text:p text:style-name="P4">
<text:span text:style-name="T4">
另请阅读：</text:span>
 <text:a xlink:type="simple" xlink:href="https://www.ukrinform.ua/rubric-polytics/3665992-vrucenna-pidozr-predstavnikam-minoboroni-ne-stosuutsa-sistemi-harcovih-zakupivel-reznikov.html" text:style-name="Internet_20_link" text:visited-style-name="Visited_20_Internet_20_Link">
<text:span text:style-name="T4">
交付</text:span>
 <text:span text:style-name="T4">
怀疑</text:span>
 <text:span text:style-name="T4">
 </text:span>
 <text:span text:style-name="T4">
 </text:span>
 <text:span text:style-name="T4">
 </text:span>
国防部<text:span text:style-name="T4">
<text:span text:style-name="T5">
*关注</text:span>
* </text:span>
 <text:span text:style-name="T4">
 </text:span>
 <text:span text:style-name="T4">
 </text:span>
 <text:span text:style-name="T4">
 </text:span>
食物<text:span text:style-name="T5">
 </text:span>
<text:span text:style-name="T4">
购买</text:span>
 <text:span text:style-name="T4">
 </text:span>
 <text:span text:style-name="T4">
 </text:span>
 <text:span text:style-name="T4">
 reznikov </text:span>
</text:a>
据报道，“本周的镜子”发表了一项材料，指出购买食品的价格和为国防部宫缩的军队提供的食品服务的价格超过了两到三倍。</text:p>
      <text:p text:style-name="P4">
尤其是该材料提供了以下数据：“国防部在177中分别对鸡蛋进行了调节，而基辅商店的零售价现在约为7 UAH。”同时，国防部长Oleksiy Reznikov指出，庇护所的产品提供了八家公司，并承诺向代表们提供所有合同和详细评论，并详细评论陆军提供食品。</text:p>
      <text:p text:style-name="P4">
1月23日，据报道，为了确保为乌克兰武装部队购买食物的透明度<text:a xlink:type="simple" xlink:href="https://www.ukrinform.ua/rubric-polytics/3657771-vr-iniciue-zakon-sodo-castkovogo-vidkritta-informacii-pro-zakupivli-v-umovah-voennogo-stanu.html" text:style-name="Internet_20_link" text:visited-style-name="Visited_20_Internet_20_Link">
</text:a>
。</text:p>
      <text:p text:style-name="P4">
照片：武装部队总参谋部</text:p>
      <text:p text:style-name="P4">
News Source: <text:a xlink:type="simple" xlink:href="https://www.ukrinform.ua/rubric-society/3699052-ekszastupnika-ministra-oboroni-pidozruut-u-mahinaciah-z-harcuvannam-dla-zsu.html" text:style-name="Internet_20_link" text:visited-style-name="Visited_20_Internet_20_Link">
https://www.ukrinform.ua/rubric-society/3699052-ekszastupnika-ministra-oboroni-pidozruut-u-mahinaciah-z-harcuvannam-dla-zsu.html</text:a>
</text:p>
      <!--NEWS-->
      <text:h text:style-name="P10" text:outline-level="1">
<text:span text:style-name="T4">
乌克兰Zavatska进入了意大利ITF锦标赛的半决赛，击败了俄罗斯</text:span>
</text:h>
      <text:p text:style-name="P4">
作者: Ukrinform (Person)</text:p>
      <text:p text:style-name="P4">
出版商: Укринформ (Organization)</text:p>
      <text:p text:style-name="P4">
出版时间: 2023-04-21T19:37:54+03:00</text:p>
      <text:p text:style-name="P4">
修改时间: 2023-04-21T19:37:54+03:00</text:p>
      <text:p text:style-name="P4">
描述: 卡塔琳娜·扎瓦茨卡（Katarina Zavatska）进入了圣马格里塔·迪·帕拉（Santa Margerita Di-Pula）（意大利）国际网球联合会（ITF）的1/2决赛。  - 乌克林。</text:p>
      <text:p text:style-name="P4">
图片: ["<text:a xlink:type="simple" xlink:href="https://static.ukrinform.com/photos/2023_04/thumb_files/630_360_1682095066-375.jpg" text:style-name="Internet_20_link" text:visited-style-name="Visited_20_Internet_20_Link">
630_360_16820...</text:a>
"]</text:p>
      <text:p text:style-name="P4">
标签: ['Теніс']</text:p>
      <text:p text:style-name="P4">
类型: Article</text:p>
      <!--METADATA-->
      <text:p text:style-name="P4">
<draw:frame draw:style-name="fr1" draw:name="Image130" text:anchor-type="as-char" svg:width="6.9236in" svg:height="3.956343in" draw:z-index="0">
<draw:image xlink:href="../Images/yкринформ/2023-04-21T19-37-54-03-00/630_360_1682095066-375.jpg" xlink:type="simple" xlink:show="embed" xlink:actuate="onLoad" draw:mime-type="image/jpeg"/>
</draw:frame>
乌克兰Zavatska达到了国际网球联合会锦标赛的1/2决赛(ITF)在圣玛格丽塔·迪·普利尔(意大利).</text:p>
      <text:p text:style-name="P4">
23-річна уродженка Луцька (#262世界评级)赢得了凯瑟琳·马卡罗夫(Catherine Makarov)的四分之一电影(№202)-6：1，5：7，6：2，传输乌克林。</text:p>
      <text:p text:style-name="P4">
比赛决赛的门票与Bosnika Dea Herrdzelash一起演出(№396).</text:p>
      <text:p text:style-name="P4">
<text:span text:style-name="T4">
Читайте також:</text:span>
 <text:a xlink:type="simple" xlink:href="https://www.ukrinform.ua/rubric-sports/3698476-svitolina-vistupit-na-turniri-wta-1000-v-madridi.html" text:style-name="Internet_20_link" text:visited-style-name="Visited_20_Internet_20_Link">
 </text:a>
圣玛格丽塔·迪迪锦标赛将持续到4月23日。</text:p>
      <text:p text:style-name="P4">
照片：盖蒂图像。</text:p>
      <text:p text:style-name="P4">
News Source: <text:a xlink:type="simple" xlink:href="https://www.ukrinform.ua/rubric-sports/3699051-ukrainka-zavacka-vijsla-do-pivfinalu-turniru-itf-v-italii-obigravsi-rosianku.html" text:style-name="Internet_20_link" text:visited-style-name="Visited_20_Internet_20_Link">
https://www.ukrinform.ua/rubric-sports/3699051-ukrainka-zavacka-vijsla-do-pivfinalu-turniru-itf-v-italii-obigravsi-rosianku.html</text:a>
</text:p>
      <!--NEWS-->
      <text:h text:style-name="P10" text:outline-level="1">
<text:span text:style-name="T4">
Zelensky指定的任务主要由公共资源指导</text:span>
</text:h>
      <text:p text:style-name="P4">
作者: Ukrinform (Person)</text:p>
      <text:p text:style-name="P4">
出版商: Укринформ (Organization)</text:p>
      <text:p text:style-name="P4">
出版时间: 2023-04-21T19:39:00+03:00</text:p>
      <text:p text:style-name="P4">
修改时间: 2023-04-21T19:39:00+03:00</text:p>
      <text:p text:style-name="P4">
描述: 乌克兰沃迪米尔·泽伦斯基（Volodymyr Zelensky）总统强调，当今国家的主要任务是领土的占领和人们从俄罗斯囚禁中返回，该州的所有资源都是首先指导的。  - 乌克林。</text:p>
      <text:p text:style-name="P4">
图片: ["<text:a xlink:type="simple" xlink:href="https://static.ukrinform.com/photos/2023_02/thumb_files/630_360_1676049059-535.png" text:style-name="Internet_20_link" text:visited-style-name="Visited_20_Internet_20_Link">
630_360_16760...</text:a>
"]</text:p>
      <text:p text:style-name="P4">
标签: ['Деокупація', 'Полонені', 'Зеленський', 'Війна з росією']</text:p>
      <text:p text:style-name="P4">
类型: Article</text:p>
      <!--METADATA-->
      <text:p text:style-name="P4">
<draw:frame draw:style-name="fr1" draw:name="Image131" text:anchor-type="as-char" svg:width="6.9236in" svg:height="3.956343in" draw:z-index="0">
<draw:image xlink:href="../Images/yкринформ/2023-04-21T19-39-00-03-00/630_360_1676049059-535.png" xlink:type="simple" xlink:show="embed" xlink:actuate="onLoad" draw:mime-type="image/png"/>
</draw:frame>
乌克兰沃迪米尔·泽伦斯基(Ukraine Volodymyr Zelensky)总统强调，当今国家的主要任务是领土的占领和俄罗斯囚禁的人民返回，所有资源州首先是最重要的。</text:p>
      <text:p text:style-name="P4">
国家元首在<text:a xlink:type="simple" xlink:href="https://www.president.gov.ua/news/zaraz-usim-nam-treba-zberigati-yednist-mobilizovanist-i-povn-82425" text:style-name="Internet_20_link" text:visited-style-name="Visited_20_Internet_20_Link">
</text:a>
传输乌克林。</text:p>
      <text:p text:style-name="P4">
“乌克兰的每个人都应该了解，国家的主要任务是领土的占领，我们的土地返回以及我们的人民从俄罗斯囚禁中。国家资源主要是针对这项任务的。</text:p>
      <text:p text:style-name="P4">
他对所有关注世界关注的人表示感谢，乌克兰为乌克兰提供了向乌克兰创建工作场所的乌克兰，乌克兰缴纳了税收，他们留在该国并支持其企业的工作，以及所有为我们的士兵组织会议并恢复的人 - 在乌克兰和国外。</text:p>
      <text:p text:style-name="P4">
<text:span text:style-name="T4">
另请阅读：</text:span>
 <text:a xlink:type="simple" xlink:href="https://www.ukrinform.ua/rubric-ato/3699041-zelenskij-zaraz-nam-treba-zberigati-ednist-i-povnu-koncentraciu-na-oboroni.html" text:style-name="Internet_20_link" text:visited-style-name="Visited_20_Internet_20_Link">
<text:span text:style-name="T4">
 Zelensky </text:span>
</text:a>
“现在，像去年一样，我们所有人都需要保持团结，动员和完全专注于防御，”  - 强调<text:a xlink:type="simple" xlink:href="https://www.ukrinform.ua/tag-zelenskij" text:style-name="Internet_20_link" text:visited-style-name="Visited_20_Internet_20_Link">
</text:a>
。</text:p>
      <text:p text:style-name="P4">
他还感谢所有加入州国防企业的人，以及一个加入，生产武器和弹药，无人机以及所有人的人，尤其是我的设备。</text:p>
      <text:p text:style-name="P4">
总统说：“感谢乌克兰正在提高我们的国防生产潜力的事实。”</text:p>
      <text:p text:style-name="P4">
<text:span text:style-name="T4">
另请阅读：</text:span>
 <text:a xlink:type="simple" xlink:href="https://www.ukrinform.ua/rubric-polytics/3699043-zbroa-ta-pidtrimka-ekonomiki-zelenskij-proviv-naradu-pro-zaplanovani-miznarodni-zahodi.html" text:style-name="Internet_20_link" text:visited-style-name="Visited_20_Internet_20_Link">
<text:span text:style-name="T4">
 Zelensky </text:span>
</text:a>
正如乌克林福姆报道的，以加强乌克兰军事综合体(磨)政府扩大了可以进口友谊的公司名单。 这些公司有权为自己的生产进口商品。</text:p>
      <text:p text:style-name="P4">
众所周知，乌克兰正试图定期将其公民从俄罗斯的囚禁中归还。 4月16日，乌克兰和俄罗斯进行了复活节囚犯的复活节交换-130乌克兰捍卫者返回。</text:p>
      <text:p text:style-name="P4">
News Source: <text:a xlink:type="simple" xlink:href="https://www.ukrinform.ua/rubric-polytics/3699056-zelenskij-nazvav-zavdanna-na-aki-peredusim-spramovuut-derzavni-resursi.html" text:style-name="Internet_20_link" text:visited-style-name="Visited_20_Internet_20_Link">
https://www.ukrinform.ua/rubric-polytics/3699056-zelenskij-nazvav-zavdanna-na-aki-peredusim-spramovuut-derzavni-resursi.html</text:a>
</text:p>
      <!--NEWS-->
      <text:h text:style-name="P10" text:outline-level="1">
<text:span text:style-name="T4">
布拉沙克说，在波兰哪里将有一个可以修复乌克兰豹2的枢纽</text:span>
</text:h>
      <text:p text:style-name="P4">
作者: Ukrinform (Person)</text:p>
      <text:p text:style-name="P4">
出版商: Укринформ (Organization)</text:p>
      <text:p text:style-name="P4">
出版时间: 2023-04-21T19:41:00+03:00</text:p>
      <text:p text:style-name="P4">
修改时间: 2023-04-21T19:41:00+03:00</text:p>
      <text:p text:style-name="P4">
描述: 西方盟友传输到乌克兰的2辆豹子很可能会根据波兰南部Glivice的Bumar -olabędy国防企业进行维修和修复。  - 乌克林。</text:p>
      <text:p text:style-name="P4">
图片: ["<text:a xlink:type="simple" xlink:href="https://static.ukrinform.com/photos/2022_11/thumb_files/630_360_1667378867-275.jpg" text:style-name="Internet_20_link" text:visited-style-name="Visited_20_Internet_20_Link">
630_360_16673...</text:a>
"]</text:p>
      <text:p text:style-name="P4">
标签: ['Польща', 'Україна', 'Ремонт', ' танк Leopard', 'Маріуш Блащак']</text:p>
      <text:p text:style-name="P4">
类型: Article</text:p>
      <!--METADATA-->
      <text:p text:style-name="P4">
<draw:frame draw:style-name="fr1" draw:name="Image132" text:anchor-type="as-char" svg:width="6.9236in" svg:height="3.956343in" draw:z-index="0">
<draw:image xlink:href="../Images/yкринформ/2023-04-21T19-41-00-03-00/630_360_1667378867-275.jpg" xlink:type="simple" xlink:show="embed" xlink:actuate="onLoad" draw:mime-type="image/jpeg"/>
</draw:frame>
西方盟友转移到乌克兰的Tanksleopard 2可能会根据波兰南部格利里维斯市的Bumar -olabędy国防企业进行维修和修复。</text:p>
      <text:p text:style-name="P4">
乌克林福姆报道，波兰国防部长马里乌斯·布拉斯查克(Mariusz Blaschak)在拉姆斯泰纳(Ramstayna)的媒体简报中宣布了这一点。</text:p>
      <text:p text:style-name="P4">
据波兰部长说，他说服了同事关于成立的必要性<text:a xlink:type="simple" xlink:href="https://www.ukrinform.ua/tag-remont" text:style-name="Internet_20_link" text:visited-style-name="Visited_20_Internet_20_Link">
</text:a>
Habu在Glivice市。</text:p>
      <text:p text:style-name="P4">
“ Glivitice的Bumar在坦克的服务和维修方面拥有20年的经验，因此在那里准备工作人员，” Blaschak强调。</text:p>
      <text:p text:style-name="P4">
据他说，轮毂的运作可以通过相关基金的费用来资助。 它也没有排除欧盟和北约资金参与资金的参与。</text:p>
      <text:p text:style-name="P4">
<text:span text:style-name="T4">
另请阅读：</text:span>
 <text:a xlink:type="simple" xlink:href="https://www.ukrinform.ua/rubric-ato/3698958-na-bazi-ramstajn-projsla-zustric-tankovoi-koalicii-reznikov-rozpoviv-pro-rezultati.html" text:style-name="Internet_20_link" text:visited-style-name="Visited_20_Internet_20_Link">
</text:a>
据报道，在4月21日星期五，在乌克兰国防小组以拉姆斯坦格式的国防小组会议的框架内举行了属于SO被称为坦克联盟的国家的国防托运人的会议。 根据他的结果<text:a xlink:type="simple" xlink:href="https://www.ukrinform.ua/rubric-ato/3698958-na-bazi-ramstajn-projsla-zustric-tankovoi-koalicii-reznikov-rozpoviv-pro-rezultati.html" text:style-name="Internet_20_link" text:visited-style-name="Visited_20_Internet_20_Link">
</text:a>
关于在波兰乌克兰2号豹2的维护和维护中心建立。</text:p>
      <text:p text:style-name="P4">
News Source: <text:a xlink:type="simple" xlink:href="https://www.ukrinform.ua/rubric-ato/3699053-blasak-skazav-de-v-polsi-bude-hab-dla-remontu-ukrainskih-leopard-2.html" text:style-name="Internet_20_link" text:visited-style-name="Visited_20_Internet_20_Link">
https://www.ukrinform.ua/rubric-ato/3699053-blasak-skazav-de-v-polsi-bude-hab-dla-remontu-ukrainskih-leopard-2.html</text:a>
</text:p>
      <!--NEWS-->
      <text:h text:style-name="P10" text:outline-level="1">
<text:span text:style-name="T4">
乌克兰已就社会支付终止了与独联体国家的另一项协议</text:span>
</text:h>
      <text:p text:style-name="P4">
作者: Ukrinform (Person)</text:p>
      <text:p text:style-name="P4">
出版商: Укринформ (Organization)</text:p>
      <text:p text:style-name="P4">
出版时间: 2023-04-21T19:48:14+03:00</text:p>
      <text:p text:style-name="P4">
修改时间: 2023-04-21T19:48:14+03:00</text:p>
      <text:p text:style-name="P4">
描述: 乌克兰在社会援助付款领域的公民权利，给有子女的家庭和a养费的薪酬付款方面签署了协议。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СНД', 'Мельничук']</text:p>
      <text:p text:style-name="P4">
类型: Article</text:p>
      <!--METADATA-->
      <text:p text:style-name="P4">
<draw:frame draw:style-name="fr1" draw:name="Image133" text:anchor-type="as-char" svg:width="6.9236in" svg:height="3.956343in" draw:z-index="0">
<draw:image xlink:href="../Images/yкринформ/2023-04-21T19-48-14-03-00/630_360_1659708198-453.jpg" xlink:type="simple" xlink:show="embed" xlink:actuate="onLoad" draw:mime-type="image/jpeg"/>
</draw:frame>
乌克兰人是根据公民在社会援助领域的权利，给有儿童家庭和a养费的家庭付款的协议。</text:p>
      <text:p text:style-name="P4">
正如乌克林福姆报道的那样，关于<text:a xlink:type="simple" xlink:href="https://t.me/tmelnychuk/2131" text:style-name="Internet_20_link" text:visited-style-name="Visited_20_Internet_20_Link">
</text:a>
内阁代表在Verkhovna Rada中告知Taras Melnychuk。</text:p>
      <text:p text:style-name="P4">
“根据付款社会援助领域的公民权利的保证，对儿童和a养费的薪酬付款，1994年9月9日在莫斯科颁布的协议，该协议在莫斯科颁布，在莫斯科终结了，这是在独联体中结束的。”</text:p>
      <text:p text:style-name="P4">
本协议的第15条特别规定了公民的社会权利(哪些孩子有)根据本协议的规定，在任何一方退出协议的情况下，请不要丢失其套装。</text:p>
      <text:p text:style-name="P4">
<text:span text:style-name="T4">
另请阅读：</text:span>
 <text:a xlink:type="simple" xlink:href="https://www.ukrinform.ua/rubric-society/3697579-urad-sprostiv-poradok-priznacenna-subsidij-pilg-i-deakih-socviplat.html" text:style-name="Internet_20_link" text:visited-style-name="Visited_20_Internet_20_Link">
<text:span text:style-name="T4">
社会付款</text:span>
</text:a>
据报道，总统沃迪米尔·泽伦斯基(Volodymyr Zelenskyy)签署了第158/2023号法令，就乌克兰关于养老金支持程序的协议和国家内政雇员的州保险协议的协议 - 参与独立国家家庭。</text:p>
      <text:p text:style-name="P4">
本周早些时候，人们知道<text:a xlink:type="simple" xlink:href="https://www.ukrinform.ua/rubric-society/3697557-ukraina-rozirvala-nizku-protokoliv-z-krainami-snd-pro-dopomogu-simam-zagiblih-v-afganistani.html" text:style-name="Internet_20_link" text:visited-style-name="Visited_20_Internet_20_Link">
</text:a>
。</text:p>
      <text:p text:style-name="P4">
照片：重返社会部</text:p>
      <text:p text:style-name="P4">
News Source: <text:a xlink:type="simple" xlink:href="https://www.ukrinform.ua/rubric-society/3699054-ukraina-rozirvala-se-odnu-ugodu-z-krainami-snd-pro-socviplati.html" text:style-name="Internet_20_link" text:visited-style-name="Visited_20_Internet_20_Link">
https://www.ukrinform.ua/rubric-society/3699054-ukraina-rozirvala-se-odnu-ugodu-z-krainami-snd-pro-socviplati.html</text:a>
</text:p>
      <!--NEWS-->
      <text:h text:style-name="P10" text:outline-level="1">
<text:span text:style-name="T4">
芬兰将向乌克兰发送新的军事援助党</text:span>
</text:h>
      <text:p text:style-name="P4">
作者: Ukrinform (Person)</text:p>
      <text:p text:style-name="P4">
出版商: Укринформ (Organization)</text:p>
      <text:p text:style-name="P4">
出版时间: 2023-04-21T19:50:00+03:00</text:p>
      <text:p text:style-name="P4">
修改时间: 2023-04-21T19:50:00+03:00</text:p>
      <text:p text:style-name="P4">
描述: 芬兰已宣布计划向乌克兰军方发送军事设备，这些军队参与了欧盟欧洲欧洲辅助军事任务中的演习。  - 乌克林。</text:p>
      <text:p text:style-name="P4">
图片: ["<text:a xlink:type="simple" xlink:href="https://static.ukrinform.com/photos/2023_03/thumb_files/630_360_1677833088-844.jpg" text:style-name="Internet_20_link" text:visited-style-name="Visited_20_Internet_20_Link">
630_360_16778...</text:a>
"]</text:p>
      <text:p text:style-name="P4">
标签: ['Фінляндія', 'допомога', 'Війна з росією']</text:p>
      <text:p text:style-name="P4">
类型: Article</text:p>
      <!--METADATA-->
      <text:p text:style-name="P4">
<draw:frame draw:style-name="fr1" draw:name="Image134" text:anchor-type="as-char" svg:width="6.9236in" svg:height="3.956343in" draw:z-index="0">
<draw:image xlink:href="../Images/yкринформ/2023-04-21T19-50-00-03-00/630_360_1677833088-844.jpg" xlink:type="simple" xlink:show="embed" xlink:actuate="onLoad" draw:mime-type="image/jpeg"/>
</draw:frame>
芬兰有很多计划将军事装备派往乌克兰军方，他们参与了欧洲辅助军事任务中的练习(Eumam-Ikraine).</text:p>
      <text:p text:style-name="P4">
Про це повідомляє міністерство оборони Фінляндії, передає Укрінформ ізпосиланням на <text:a xlink:type="simple" xlink:href="https://yle.fi/news/tuoreimmat" text:style-name="Internet_20_link" text:visited-style-name="Visited_20_Internet_20_Link">
 </text:a>
。</text:p>
      <text:p text:style-name="P4">
值得注意的是，该国总统索利·尼特约(Sauli Niintyo)批准了星期五的离开。 这是乌克兰第15芬兰军事援助党。</text:p>
      <text:p text:style-name="P4">
<text:span text:style-name="T4">
另请阅读：</text:span>
 <text:a xlink:type="simple" xlink:href="https://www.ukrinform.ua/rubric-ato/3698859-kanada-ogolosila-pro-novij-paket-vijskovoi-dopomogi-ukraini.html" text:style-name="Internet_20_link" text:visited-style-name="Visited_20_Internet_20_Link">
<text:span text:style-name="T4">
软件包</text:span>
</text:a>
乌克兰需要不同类型的支持。 我们通过教乌克兰军队并提供必要的财政援助来参加教育任务。</text:p>
      <text:p text:style-name="P4">
该部规定，在决定援助方案时，乌克兰的需求以及芬兰国防部队的资源位置。</text:p>
      <text:p text:style-name="P4">
该办公室表示，出于安全原因，它不会发布有关协助内容，交付方式或到达条款的信息。</text:p>
      <text:p text:style-name="P4">
<text:span text:style-name="T4">
另请阅读：</text:span>
 <text:a xlink:type="simple" xlink:href="https://www.ukrinform.ua/rubric-ato/3698757-ucasniki-ramstajnu-vze-nadali-ukraini-55-milardiv-bezpekovoi-dopomogi-ostin.html" text:style-name="Internet_20_link" text:visited-style-name="Visited_20_Internet_20_Link">
</text:a>
据报道，芬兰国防援助方案的总成本约为9.9亿欧元。</text:p>
      <text:p text:style-name="P4">
News Source: <text:a xlink:type="simple" xlink:href="https://www.ukrinform.ua/rubric-ato/3699037-finlandia-vidpravit-ukraini-novu-partiu-vijskovoi-dopomogi.html" text:style-name="Internet_20_link" text:visited-style-name="Visited_20_Internet_20_Link">
https://www.ukrinform.ua/rubric-ato/3699037-finlandia-vidpravit-ukraini-novu-partiu-vijskovoi-dopomogi.html</text:a>
</text:p>
      <!--NEWS-->
      <text:h text:style-name="P10" text:outline-level="1">
<text:span text:style-name="T4">
Zelensky正在等待Reznikov关于Ramstin结果的报告</text:span>
</text:h>
      <text:p text:style-name="P4">
作者: Ukrinform (Person)</text:p>
      <text:p text:style-name="P4">
出版商: Укринформ (Organization)</text:p>
      <text:p text:style-name="P4">
出版时间: 2023-04-21T19:57:00+03:00</text:p>
      <text:p text:style-name="P4">
修改时间: 2023-04-21T19:57:00+03:00</text:p>
      <text:p text:style-name="P4">
描述: 乌克兰沃迪米尔Zelensky总统等待国防部长Alexei Reznikov关于Ramstin结果的报告。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Зеленський', 'Резніков', 'Зустріч Рамштайн']</text:p>
      <text:p text:style-name="P4">
类型: Article</text:p>
      <!--METADATA-->
      <text:p text:style-name="P4">
<draw:frame draw:style-name="fr1" draw:name="Image135" text:anchor-type="as-char" svg:width="6.9236in" svg:height="3.956343in" draw:z-index="0">
<draw:image xlink:href="../Images/yкринформ/2023-04-21T19-57-00-03-00/630_360_1682063024-559.jpeg" xlink:type="simple" xlink:show="embed" xlink:actuate="onLoad" draw:mime-type="image/jpeg"/>
</draw:frame>
乌克兰沃迪米尔·泽伦斯基总统在等待国防部长Oleksiyreznikov关于Ramstin结果的报告。</text:p>
      <text:p text:style-name="P4">
国家元首在[]中说(https://www.president.gov.ua/news/zaraz-usim-nam-treba-zberigati-yednist-mobilizovanist-i-povn-82425)，报道乌克林福姆。</text:p>
      <text:p text:style-name="P4">
“整天都在“拉姆斯坦”中最大程度地关注沟通的关注，今天是一种方式。我感谢那些决心完全符合战场上真正的信心和需求的合作伙伴。我希望国防部长的报告与拉姆斯汀的储备。”总统说。</text:p>
      <text:p text:style-name="P4">
<text:span text:style-name="T4">
另请阅读：</text:span>
 <text:a xlink:type="simple" xlink:href="https://www.ukrinform.ua/rubric-polytics/3699056-zelenskij-nazvav-zavdanna-na-aki-peredusim-spramovuut-derzavni-resursi.html" text:style-name="Internet_20_link" text:visited-style-name="Visited_20_Internet_20_Link">
<text:span text:style-name="T4">
 Zelensky </text:span>
</text:a>
正如乌克林福姆报道的那样，4月21日在美国空军“拉姆斯坦” []的基础上(https://www.ukrinform.ua/rubric-ato/3698632-u-minoboroni-nimeccini-rozpovili-aki-pitanna-obgovoruvatimut-na-ramstajni.html)。</text:p>
      <text:p text:style-name="P4">
在拉姆斯坦格式的乌克兰国防联络小组的会议上，举行了以坦克联盟的名义举行的国家国防机构的一席之地。</text:p>
      <text:p text:style-name="P4">
雷兹尼科夫(Reznikov)还与北约秘书长金斯托尔滕贝格(Jinstoltenberg)在拉姆斯坦格式的国防部乌克兰联络小组中会面，并表示希望加速对乌克兰融入北约的政治决策。</text:p>
      <text:p text:style-name="P4">
照片：作品</text:p>
      <text:p text:style-name="P4">
News Source: <text:a xlink:type="simple" xlink:href="https://www.ukrinform.ua/rubric-ato/3699057-zelenskij-ocikue-na-dopovid-reznikova-za-rezultatami-ramstajnu.html" text:style-name="Internet_20_link" text:visited-style-name="Visited_20_Internet_20_Link">
https://www.ukrinform.ua/rubric-ato/3699057-zelenskij-ocikue-na-dopovid-reznikova-za-rezultatami-ramstajnu.html</text:a>
</text:p>
      <!--NEWS-->
      <text:h text:style-name="P10" text:outline-level="1">
<text:span text:style-name="T4">
SBU拘留了一名律师，该律师为俄罗斯人开心</text:span>
</text:h>
      <text:p text:style-name="P4">
作者: Ukrinform (Person)</text:p>
      <text:p text:style-name="P4">
出版商: Укринформ (Organization)</text:p>
      <text:p text:style-name="P4">
出版时间: 2023-04-21T20:02:00+03:00</text:p>
      <text:p text:style-name="P4">
修改时间: 2023-04-21T20:02:00+03:00</text:p>
      <text:p text:style-name="P4">
描述: 乌克兰的安全局在基辅地区暴露了一名俄罗斯特工，后者收集了有关HIMARS的信息。  - 乌克林。</text:p>
      <text:p text:style-name="P4">
图片: ["<text:a xlink:type="simple" xlink:href="https://static.ukrinform.com/photos/2018_12/thumb_files/630_360_1544699923-658.jpg" text:style-name="Internet_20_link" text:visited-style-name="Visited_20_Internet_20_Link">
630_360_15446...</text:a>
"]</text:p>
      <text:p text:style-name="P4">
标签: ['СБУ', 'Війна з росією', 'HIMARS']</text:p>
      <text:p text:style-name="P4">
类型: Article</text:p>
      <!--METADATA-->
      <text:p text:style-name="P4">
<draw:frame draw:style-name="fr1" draw:name="Image136" text:anchor-type="as-char" svg:width="6.9236in" svg:height="3.956343in" draw:z-index="0">
<draw:image xlink:href="../Images/yкринформ/2023-04-21T20-02-00-03-00/630_360_1544699923-658.jpg" xlink:type="simple" xlink:show="embed" xlink:actuate="onLoad" draw:mime-type="image/jpeg"/>
</draw:frame>
乌克兰的服务暴露了俄罗斯特工在基辅地区，后者被收集到有关himars。</text:p>
      <text:p text:style-name="P4">
正如Ukrinform报道的那样，SBU在[]中报告(https://t.me/SBUkr/8045)。</text:p>
      <text:p text:style-name="P4">
消息写道：“攻击者是当地律师，此前曾担任检察官办公室，由于该认证的失败未成功通过，于2021年发布。”</text:p>
      <text:p text:style-name="P4">
已经确定他随后被俄罗斯特殊服务招募，以探索和颠覆乌克兰的活动。</text:p>
      <text:p text:style-name="P4">
<text:span text:style-name="T4">
另请阅读：</text:span>
 <text:a xlink:type="simple" xlink:href="https://www.ukrinform.ua/rubric-regions/3698747-sbu-zatrimala-zradnikiv-aki-na-pocatku-vtorgnenna-rf-pidpalili-pozeznu-castinu-na-kiivsini.html" text:style-name="Internet_20_link" text:visited-style-name="Visited_20_Internet_20_Link">
<text:span text:style-name="T4">
 sbu </text:span>
</text:a>
视频： <text:a xlink:type="simple" xlink:href="https://t.me/SBUkr/8045" text:style-name="Internet_20_link" text:visited-style-name="Visited_20_Internet_20_Link">
</text:a>
在敌人的指示下，律师试图获取由国防部在基辅和切尔尼希夫地区以及乌克兰东部地区的雷场创建的雷区地图。</text:p>
      <text:p text:style-name="P4">
此外，他还探索了M142 Himars喷气炮兵系统的可能作战位置以及武装部队的弹药和燃料和润滑剂的仓库位置。</text:p>
      <text:p text:style-name="P4">
俄罗斯代理人还搜索了提供高现金“奖励”秘密信息转移的线人。</text:p>
      <text:p text:style-name="P4">
<text:span text:style-name="T4">
另请阅读：</text:span>
 <text:a xlink:type="simple" xlink:href="https://www.ukrinform.ua/rubric-economy/3698388-sbu-arestuvala-aktivi-novinskogo-se-na-144-miljoni.html" text:style-name="Internet_20_link" text:visited-style-name="Visited_20_Internet_20_Link">
<text:span text:style-name="T4">
 sbu </text:span>
</text:a>
消息中说：“乌克兰部队的部队的入侵者需要进行情报，并创建自己的乌克兰防御工事地图。”</text:p>
      <text:p text:style-name="P4">
但是，SBU的工作人员暴露了袭击者，记录了将犯罪行为转移到HIMARS基地的模拟坐标时。</text:p>
      <text:p text:style-name="P4">
在调查过程中，发现俄罗斯特工还建立了一项计划 - 乌克兰公民的应征者时代出国。</text:p>
      <text:p text:style-name="P4">
<text:span text:style-name="T4">
另请阅读：</text:span>
 <text:a xlink:type="simple" xlink:href="https://www.ukrinform.ua/rubric-ato/3697947-sbu-ogolosila-pidozru-pidsankcijnomu-propagandistu-akij-buv-radnikom-girkina.html" text:style-name="Internet_20_link" text:visited-style-name="Visited_20_Internet_20_Link">
<text:span text:style-name="T4">
 sbu </text:span>
</text:a>
他吸引了几个同伙，他们为乌克兰以外的逃生提供了客户的依恋。</text:p>
      <text:p text:style-name="P4">
在搜索过程中，他找到了计算机设备，手机和运营商，以证实颠覆性活动有利于侵略者国家的事实。选举的恶意因子以拘留形式解决。</text:p>
      <text:p text:style-name="P4">
据乌克林福姆报道，在乌克兰，他们被判处15年剥夺了锰摩尔人的剥夺，后者纠正了俄罗斯在Dnipropetrovsk的空袭。</text:p>
      <text:p text:style-name="P4">
News Source: <text:a xlink:type="simple" xlink:href="https://www.ukrinform.ua/rubric-society/3698941-sbu-zatrimala-advokata-akij-zbirav-dla-rosian-dani-pro-himars.html" text:style-name="Internet_20_link" text:visited-style-name="Visited_20_Internet_20_Link">
https://www.ukrinform.ua/rubric-society/3698941-sbu-zatrimala-advokata-akij-zbirav-dla-rosian-dani-pro-himars.html</text:a>
</text:p>
      <!--NEWS-->
      <text:h text:style-name="P10" text:outline-level="1">
<text:span text:style-name="T4">
在乌克兰，啤酒花活动已解决</text:span>
</text:h>
      <text:p text:style-name="P4">
作者: Ukrinform (Person)</text:p>
      <text:p text:style-name="P4">
出版商: Укринформ (Organization)</text:p>
      <text:p text:style-name="P4">
出版时间: 2023-04-21T20:03:00+03:00</text:p>
      <text:p text:style-name="P4">
修改时间: 2023-04-21T20:03:00+03:00</text:p>
      <text:p text:style-name="P4">
描述: 部长的内阁已批准了欧洲一体化法案“ hop和khmeleproducts”，这将促进工业发展和啤酒花生产出口到欧盟的发展。  - 乌克林。</text:p>
      <text:p text:style-name="P4">
图片: ["<text:a xlink:type="simple" xlink:href="https://static.ukrinform.com/photos/2023_04/thumb_files/630_360_1682096154-150.jpg" text:style-name="Internet_20_link" text:visited-style-name="Visited_20_Internet_20_Link">
630_360_16820...</text:a>
"]</text:p>
      <text:p text:style-name="P4">
标签: ['Євроінтеграція', 'Україна', 'Законопроєкт']</text:p>
      <text:p text:style-name="P4">
类型: Article</text:p>
      <!--METADATA-->
      <text:p text:style-name="P4">
<draw:frame draw:style-name="fr1" draw:name="Image137" text:anchor-type="as-char" svg:width="6.9236in" svg:height="3.956343in" draw:z-index="0">
<draw:image xlink:href="../Images/yкринформ/2023-04-21T20-03-00-03-00/630_360_1682096154-150.jpg" xlink:type="simple" xlink:show="embed" xlink:actuate="onLoad" draw:mime-type="image/jpeg"/>
</draw:frame>
部长的内阁已批准了欧洲一体化法案“ hop和khmeleproducts”，这将促进工业发展和啤酒花生产出口到欧盟的发展。</text:p>
      <text:p text:style-name="P4">
正如乌克林福姆报道的那样，关于<text:a xlink:type="simple" xlink:href="https://t.me/tmelnychuk/2130" text:style-name="Internet_20_link" text:visited-style-name="Visited_20_Internet_20_Link">
</text:a>
内阁代表在Verkhovna Rada中告知Taras Melnychuk。</text:p>
      <text:p text:style-name="P4">
该法案定义了乌克兰市场运作的法律和组织原则，对其生产，加工，标记等的要求。</text:p>
      <text:p text:style-name="P4">
此外，该文件符合啤酒花和Hop产品的立法术语，以制定确定啤酒花和Hop产品认证规则(其质量指标)所必需的监管和法律行为。</text:p>
      <text:p text:style-name="P4">
<text:span text:style-name="T4">
另请阅读：</text:span>
 <text:a xlink:type="simple" xlink:href="https://www.ukrinform.ua/rubric-economy/3697031-v-ukraini-vidnovluutsa-obsagi-virobnictva-piva.html" text:style-name="Internet_20_link" text:visited-style-name="Visited_20_Internet_20_Link">
</text:a>
还建立了从茎到最终产品的生产检查原理。 确定控制机构及其申请，以及违反立法要求的制裁。</text:p>
      <text:p text:style-name="P4">
据报道，乌克兰恢复了国际教育和酿酒组织的成员资格(驱动葡萄酒和葡萄酒的国际组织)，它包括在1997年至2008年。 参加常任官员的权利将允许乌克兰专家使用国际贸易规则的官方标准<text:a xlink:type="simple" xlink:href="https://www.ukrinform.ua/tag-vino" text:style-name="Internet_20_link" text:visited-style-name="Visited_20_Internet_20_Link">
</text:a>
Tavnin材料。</text:p>
      <text:p text:style-name="P4">
<text:span text:style-name="T5">
foto：wikipedia</text:span>
</text:p>
      <text:p text:style-name="P4">
News Source: <text:a xlink:type="simple" xlink:href="https://www.ukrinform.ua/rubric-economy/3699061-v-ukraini-vreguluut-dialnist-u-galuzi-hmelarstva.html" text:style-name="Internet_20_link" text:visited-style-name="Visited_20_Internet_20_Link">
https://www.ukrinform.ua/rubric-economy/3699061-v-ukraini-vreguluut-dialnist-u-galuzi-hmelarstva.html</text:a>
</text:p>
      <!--NEWS-->
      <text:h text:style-name="P10" text:outline-level="1">
<text:span text:style-name="T4">
Zelensky感谢在Bakhmut和Liman Directions战斗的旅</text:span>
</text:h>
      <text:p text:style-name="P4">
作者: Ukrinform (Person)</text:p>
      <text:p text:style-name="P4">
出版商: Укринформ (Organization)</text:p>
      <text:p text:style-name="P4">
出版时间: 2023-04-21T20:11:00+03:00</text:p>
      <text:p text:style-name="P4">
修改时间: 2023-04-21T20:11:00+03:00</text:p>
      <text:p text:style-name="P4">
描述: 乌克兰沃迪米尔·泽伦斯基（Ukraine Volodymyr Zelensky）总统感谢那些在巴赫穆特（Bakhmut）和利曼（Liman）方向上战斗的旅的乌克兰捍卫者。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Бахмут', 'Зеленський', 'Війна з росією']</text:p>
      <text:p text:style-name="P4">
类型: Article</text:p>
      <!--METADATA-->
      <text:p text:style-name="P4">
<draw:frame draw:style-name="fr1" draw:name="Image138" text:anchor-type="as-char" svg:width="6.9236in" svg:height="3.956343in" draw:z-index="0">
<draw:image xlink:href="../Images/yкринформ/2023-04-21T20-11-00-03-00/630_360_1678962741-175.jpeg" xlink:type="simple" xlink:show="embed" xlink:actuate="onLoad" draw:mime-type="image/jpeg"/>
</draw:frame>
乌克兰沃迪米尔·泽伦斯基(Ukraine Volodymyr Zelensky)总统感谢乌克兰的捍卫者，这些旅中是巴赫穆特(Bakhmut)和利曼(Liman)的指示。</text:p>
      <text:p text:style-name="P4">
国家元首在[]中说(https://t.me/V_Zelenskiy_official/5946)，报道乌克林福姆。</text:p>
      <text:p text:style-name="P4">
“当然，我要感谢我们的勇士。巴赫穆特(Bakhmut。 ，勇士，为了准确性!”  - 总统说。</text:p>
      <text:p text:style-name="P4">
<text:span text:style-name="T4">
另请阅读：</text:span>
 <text:a xlink:type="simple" xlink:href="https://www.ukrinform.ua/rubric-ato/3699057-zelenskij-ocikue-na-dopovid-reznikova-za-rezultatami-ramstajnu.html" text:style-name="Internet_20_link" text:visited-style-name="Visited_20_Internet_20_Link">
<text:span text:style-name="T4">
 Zelensky </text:span>
</text:a>
他还感谢所有现在处于位置，战es，战斗坦克，战斗义务以及帮助前线的人。</text:p>
      <text:p text:style-name="P4">
“并且请记住那些献出生命以保护乌克兰的人。</text:p>
      <text:p text:style-name="P4">
<text:span text:style-name="T4">
另请阅读：</text:span>
 <text:a xlink:type="simple" xlink:href="https://www.ukrinform.ua/rubric-ato/3699041-zelenskij-zaraz-nam-treba-zberigati-ednist-i-povnu-koncentraciu-na-oboroni.html" text:style-name="Internet_20_link" text:visited-style-name="Visited_20_Internet_20_Link">
<text:span text:style-name="T4">
 Zelensky </text:span>
</text:a>
据报道，据报道，连续几个月，乌克兰国防军一直在巴赫穆特(Bakhmut)和利曼(Liman)方向进行战斗，敌人集中了其主要部队。</text:p>
      <text:p text:style-name="P4">
照片：作品</text:p>
      <text:p text:style-name="P4">
News Source: <text:a xlink:type="simple" xlink:href="https://www.ukrinform.ua/rubric-ato/3699065-zelenskij-podakuvav-brigadam-aki-vouut-na-bahmutskomu-i-limanskomu-napramkah.html" text:style-name="Internet_20_link" text:visited-style-name="Visited_20_Internet_20_Link">
https://www.ukrinform.ua/rubric-ato/3699065-zelenskij-podakuvav-brigadam-aki-vouut-na-bahmutskomu-i-limanskomu-napramkah.html</text:a>
</text:p>
      <!--NEWS-->
      <text:h text:style-name="P10" text:outline-level="1">
<text:span text:style-name="T4">
奥斯汀希望乌克兰在美国的支持将保持很高</text:span>
</text:h>
      <text:p text:style-name="P4">
作者: Ukrinform (Person)</text:p>
      <text:p text:style-name="P4">
出版商: Укринформ (Organization)</text:p>
      <text:p text:style-name="P4">
出版时间: 2023-04-21T20:19:27+03:00</text:p>
      <text:p text:style-name="P4">
修改时间: 2023-04-21T20:19:27+03:00</text:p>
      <text:p text:style-name="P4">
描述: 美国为帮助乌克兰击退俄罗斯侵略的努力得到了美国人民的全面支持，现在，人们对这种支持将继续以同样的高水平持续。  - 乌克林。</text:p>
      <text:p text:style-name="P4">
图片: ["<text:a xlink:type="simple" xlink:href="https://static.ukrinform.com/photos/2022_09/thumb_files/630_360_1662624642-390.jpeg" text:style-name="Internet_20_link" text:visited-style-name="Visited_20_Internet_20_Link">
630_360_16626...</text:a>
"]</text:p>
      <text:p text:style-name="P4">
标签: ['США', 'Остін', 'Зустріч Рамштайн']</text:p>
      <text:p text:style-name="P4">
类型: Article</text:p>
      <!--METADATA-->
      <text:p text:style-name="P4">
<draw:frame draw:style-name="fr1" draw:name="Image139" text:anchor-type="as-char" svg:width="6.9236in" svg:height="3.956343in" draw:z-index="0">
<draw:image xlink:href="../Images/yкринформ/2023-04-21T20-19-27-03-00/630_360_1662624642-390.jpeg" xlink:type="simple" xlink:show="embed" xlink:actuate="onLoad" draw:mime-type="image/jpeg"/>
</draw:frame>
为了结合他们帮助乌克兰击退俄罗斯对美国人民的低位支持的侵略的努力，现在有一种很好的方式，即这种支持将继续保持同样的高水平。</text:p>
      <text:p text:style-name="P4">
乌克林代表通讯员报道，在乌克兰通讯员拉姆斯坦·阿维亚(Ramstein Aviathane)主管劳埃德·奥斯汀(Lloyd Austin)举行的乌克兰国防部接触小组会议之后，周五发表了这样的声明。</text:p>
      <text:p text:style-name="P4">
“我们都得到了美国人民的支持。 我有很多事情，我们将继续看到相同的支持。 同样，这不仅对乌克兰人民很重要，而且对世界很重要。”美国国防部长强调。</text:p>
      <text:p text:style-name="P4">
<text:span text:style-name="T4">
另请阅读：</text:span>
 <text:a xlink:type="simple" xlink:href="https://www.ukrinform.ua/rubric-world/3699045-vijna-putina-stala-pricinou-rozsirenna-nato-a-ne-navpaki-ostin.html" text:style-name="Internet_20_link" text:visited-style-name="Visited_20_Internet_20_Link">
<text:span text:style-name="T4">
 austin </text:span>
</text:a>
他补充说，这是根据指示保存国际秩序的问题，并为主权国家提供保护其主权权利的能力。</text:p>
      <text:p text:style-name="P4">
正如乌克林福姆(Ukrinform(https://www.ukrinform.ua/rubric-ato/3698757-ucasniki-ramstajnu-vze-nadali-ukraini-55-milardiv-bezpekovoi-dopomogi-ostin.html)。</text:p>
      <text:p text:style-name="P4">
照片：CNN</text:p>
      <text:p text:style-name="P4">
News Source: <text:a xlink:type="simple" xlink:href="https://www.ukrinform.ua/rubric-world/3699068-ostin-spodivaetsa-so-pidtrimka-ukraini-u-ssa-zalisitsa-na-visokomu-rivni.html" text:style-name="Internet_20_link" text:visited-style-name="Visited_20_Internet_20_Link">
https://www.ukrinform.ua/rubric-world/3699068-ostin-spodivaetsa-so-pidtrimka-ukraini-u-ssa-zalisitsa-na-visokomu-rivni.html</text:a>
</text:p>
      <!--NEWS-->
      <text:h text:style-name="P10" text:outline-level="1">
<text:span text:style-name="T4">
五个国家要求欧洲委员会扩大禁止的乌克兰产品清单</text:span>
</text:h>
      <text:p text:style-name="P4">
作者: Ukrinform (Person)</text:p>
      <text:p text:style-name="P4">
出版商: Укринформ (Organization)</text:p>
      <text:p text:style-name="P4">
出版时间: 2023-04-21T20:23:00+03:00</text:p>
      <text:p text:style-name="P4">
修改时间: 2023-04-21T20:23:00+03:00</text:p>
      <text:p text:style-name="P4">
描述: Міністри сільського господарства п’яти країн ЄС (Польщі, Угорщини, Словаччини, Румунії і Болгарії) надіслали до Єврокомісії спільного листа, в якому, зокрема, переконують про необхідність розширення переліку продуктів з України, ввезення яких на територію цих країн має бути заборонено. — Укрінформ.</text:p>
      <text:p text:style-name="P4">
图片: ["<text:a xlink:type="simple" xlink:href="https://static.ukrinform.com/photos/2023_04/thumb_files/630_360_1682097615-112.jpg" text:style-name="Internet_20_link" text:visited-style-name="Visited_20_Internet_20_Link">
630_360_16820...</text:a>
"]</text:p>
      <text:p text:style-name="P4">
标签: ['Експорт', 'Єврокомісія', 'Євросоюз', 'Україна', 'Зерно']</text:p>
      <text:p text:style-name="P4">
类型: Article</text:p>
      <!--METADATA-->
      <text:p text:style-name="P4">
<draw:frame draw:style-name="fr1" draw:name="Image140" text:anchor-type="as-char" svg:width="6.9236in" svg:height="3.956343in" draw:z-index="0">
<draw:image xlink:href="../Images/yкринформ/2023-04-21T20-23-00-03-00/630_360_1682097615-112.jpg" xlink:type="simple" xlink:show="embed" xlink:actuate="onLoad" draw:mime-type="image/jpeg"/>
</draw:frame>
五个欧盟国家的农业部长(波兰，匈牙利，斯洛伐克，罗马尼亚和保加利亚)他们已被送到欧洲委员会，尤其是确信需要扩大乌克兰的产品清单，应从这些国家的进口中禁止这一名单。</text:p>
      <text:p text:style-name="P4">
关于IT报告乌克林福姆，参考<text:a xlink:type="simple" xlink:href="https://www.tvp.info/69342419/import-produktow-rolnych-z-ukrainy-list-do-ke-skierowali-ministrowie-bulgarii-wegier-polski-rumunii-i-slowacji" text:style-name="Internet_20_link" text:visited-style-name="Visited_20_Internet_20_Link">
</text:a>
。</text:p>
      <text:p text:style-name="P4">
“我们，保加利亚农业部长，匈牙利，波兰，塔斯洛瓦奇纳的罗马尼亚，想关注乌克兰不断增长的进口农产品，乌克兰造成严重的冲击市场，并对欧盟农业生产商造成损害，尤其是乌克兰农业农业生产商生产者。附近(保加利亚 -  ed。)”， - 在信中说。</text:p>
      <text:p text:style-name="P4">
<text:span text:style-name="T4">
另请阅读：</text:span>
 <text:a xlink:type="simple" xlink:href="https://www.ukrinform.ua/rubric-economy/3698768-u-minagropolitiki-opriludnili-spisok-produktiv-zaboronenih-dla-importu-v-es.html" text:style-name="Internet_20_link" text:visited-style-name="Visited_20_Internet_20_Link">
<text:span text:style-name="T4">
禁止</text:span>
</text:a>
值得注意的是，尽管该主题在理事会的会议上反复打破，但她没有得到应有的关注。 在这种情况下，部长们已经承担了他们不能同意“管理最大进口的全部负担(来自乌克兰 -  ed。)只有少数成员国。”</text:p>
      <text:p text:style-name="P4">
他们指出，欧盟委员会提出向乌克兰进口，玉米，菜籽或向日葵的进口的提议不足。</text:p>
      <text:p text:style-name="P4">
他们提议“通过油，面粉，蜂蜜，糖，软果，鸡蛋，肉，肉类和牛奶产品来扩展这一清单”。</text:p>
      <text:p text:style-name="P4">
<text:span text:style-name="T4">
另请阅读：</text:span>
 <text:a xlink:type="simple" xlink:href="https://www.ukrinform.ua/rubric-economy/3697842-ugorsina-zaklikae-ukrzaliznicu-ne-navantazuvati-vagoni-zernom-do-virisenna-situacii-z-tranzitom.html" text:style-name="Internet_20_link" text:visited-style-name="Visited_20_Internet_20_Link">
</text:a>
作为 <text:a xlink:type="simple" xlink:href="https://www.ukrinform.ua/rubric-economy/3698716-persij-konvoj-vantazivok-z-ukrainskou-agroprodukcieu-virusae-z-polsi-do-niderlandiv.html" text:style-name="Internet_20_link" text:visited-style-name="Visited_20_Internet_20_Link">
 </text:a>
，从4月21日午夜开始，波兰解锁了乌克兰农业生产通过该国领土到其他欧盟国家和波兰道德港的运动。此外，早晨，第一批玉米卡车的汽车车队，是玉米，肉的肉，是鸡蛋，将船“ Dorogosk”留给了荷兰。<text:span text:style-name="T5">
foto：aa</text:span>
</text:p>
      <text:p text:style-name="P4">
News Source: <text:a xlink:type="simple" xlink:href="https://www.ukrinform.ua/rubric-economy/3699069-pat-krain-prosat-evrokomisiu-rozsiriti-spisok-zaboronenih-ukrainskih-produktiv.html" text:style-name="Internet_20_link" text:visited-style-name="Visited_20_Internet_20_Link">
https://www.ukrinform.ua/rubric-economy/3699069-pat-krain-prosat-evrokomisiu-rozsiriti-spisok-zaboronenih-ukrainskih-produktiv.html</text:a>
</text:p>
      <!--NEWS-->
      <text:h text:style-name="P10" text:outline-level="1">
<text:span text:style-name="T4">
捷克共和国应在乌克兰加入欧盟 - 帕维尔</text:span>
</text:h>
      <text:p text:style-name="P4">
作者: Ukrinform (Person)</text:p>
      <text:p text:style-name="P4">
出版商: Укринформ (Organization)</text:p>
      <text:p text:style-name="P4">
出版时间: 2023-04-21T20:29:00+03:00</text:p>
      <text:p text:style-name="P4">
修改时间: 2023-04-21T20:29:00+03:00</text:p>
      <text:p text:style-name="P4">
描述: 捷克共和国应作为欧盟的一部分坚持，今年与乌克兰开始谈判。  - 乌克林。</text:p>
      <text:p text:style-name="P4">
图片: ["<text:a xlink:type="simple" xlink:href="https://static.ukrinform.com/photos/2023_02/thumb_files/630_360_1677231665-289.jpeg" text:style-name="Internet_20_link" text:visited-style-name="Visited_20_Internet_20_Link">
630_360_16772...</text:a>
"]</text:p>
      <text:p text:style-name="P4">
标签: ['Чехія', 'Євросоюз', 'Петр Павел']</text:p>
      <text:p text:style-name="P4">
类型: Article</text:p>
      <!--METADATA-->
      <text:p text:style-name="P4">
<draw:frame draw:style-name="fr1" draw:name="Image141" text:anchor-type="as-char" svg:width="6.9236in" svg:height="3.956343in" draw:z-index="0">
<draw:image xlink:href="../Images/yкринформ/2023-04-21T20-29-00-03-00/630_360_1677231665-289.jpeg" xlink:type="simple" xlink:show="embed" xlink:actuate="onLoad" draw:mime-type="image/jpeg"/>
</draw:frame>
捷克斯卡派公布应作为欧盟的一部分坚持要与今年的乌克兰进行谈判。</text:p>
      <text:p text:style-name="P4">
这是捷克共和国彼得·帕维尔(Petro Pavel)周五在与高洛沃 - 欧盟议会查尔斯·米歇尔(Charles Michel)会面后的周五指出的，乌克林福姆报道了<text:a xlink:type="simple" xlink:href="https://ruski.radio.cz/prezident-p-pavel-chehiya-dolzhna-nastaivat-na-nachale-peregovorov-s-ukrainoy-o-8780976" text:style-name="Internet_20_link" text:visited-style-name="Visited_20_Internet_20_Link">
</text:a>
。</text:p>
      <text:p text:style-name="P4">
捷克总统还批评了进口乌克兰 - 年 - 欧德的单方面封锁，这是由波兰，斯洛伐克和其他国家引入的，这是由于其自己的产品问题。 取而代之的是，欧盟可以施加时间 - 时间责任。</text:p>
      <text:p text:style-name="P4">
<text:span text:style-name="T4">
另请阅读：</text:span>
 <text:a xlink:type="simple" xlink:href="https://www.ukrinform.ua/rubric-polytics/3698147-cehia-gotova-nadati-ukraini-dopomogu-pri-vidnovlenni-ta-u-pidgotovci-do-clenstva-v-nato-pavel.html" text:style-name="Internet_20_link" text:visited-style-name="Visited_20_Internet_20_Link">
<text:span text:style-name="T4">
 pavel </text:span>
</text:a>
乌克兰去年不久后成为俄罗斯军队入侵后不久的候选人。</text:p>
      <text:p text:style-name="P4">
它担心莫斯科的扩张主义，基辅正试图尽快实现，并希望今年正式开始谈判。 同时，作为该地区接近敌对行动的许多国家，他们支持乌克兰加入欧盟西欧国家，最生动地以融洽的态度来表示，呼吁降低谈判率，并宣布整个过程将需要超过超过十年。</text:p>
      <text:p text:style-name="P4">
<text:span text:style-name="T4">
另请阅读：</text:span>
 <text:a xlink:type="simple" xlink:href="https://www.ukrinform.ua/rubric-polytics/3691364-u-posolstvi-ukraini-v-cehii-bacat-mozlivosti-dla-zbilsenna-vijskovoi-dopomogi-ukraini.html" text:style-name="Internet_20_link" text:visited-style-name="Visited_20_Internet_20_Link">
</text:a>
正如乌克林福姆报道的那样，在北约秘书长的联合新闻发布会上，捷克共和国彼得·帕维尔(Petr Pavel)总统说，联盟支持乌克兰以渴望加入北约邮政写作后的飞机将能够反映其经济和武装部队，并再次变得稳定。</text:p>
      <text:p text:style-name="P4">
照片：Twitter</text:p>
      <text:p text:style-name="P4">
News Source: <text:a xlink:type="simple" xlink:href="https://www.ukrinform.ua/rubric-polytics/3699077-cehia-mae-napolagati-na-pocatku-peregovoriv-sodo-vstupu-ukraini-v-es-pavel.html" text:style-name="Internet_20_link" text:visited-style-name="Visited_20_Internet_20_Link">
https://www.ukrinform.ua/rubric-polytics/3699077-cehia-mae-napolagati-na-pocatku-peregovoriv-sodo-vstupu-ukraini-v-es-pavel.html</text:a>
</text:p>
      <!--NEWS-->
      <text:h text:style-name="P10" text:outline-level="1">
<text:span text:style-name="T4">
语言，历史和宪法：Zelensky签署了公民考试的法律</text:span>
</text:h>
      <text:p text:style-name="P4">
作者: Ukrinform (Person)</text:p>
      <text:p text:style-name="P4">
出版商: Укринформ (Organization)</text:p>
      <text:p text:style-name="P4">
出版时间: 2023-04-21T20:34:00+03:00</text:p>
      <text:p text:style-name="P4">
修改时间: 2023-04-21T20:34:00+03:00</text:p>
      <text:p text:style-name="P4">
描述: 乌克兰沃迪米尔·泽伦斯基（Ukraine Volodymyr Zelensky）总统已签署了一项有关新的公民身份规则的法律，该法律提供了乌克兰语言，乌克兰历史和宪法知识的考试。  - 乌克林。</text:p>
      <text:p text:style-name="P4">
图片: ["<text:a xlink:type="simple" xlink:href="https://static.ukrinform.com/photos/2022_09/thumb_files/630_360_1663862325-924.jpg" text:style-name="Internet_20_link" text:visited-style-name="Visited_20_Internet_20_Link">
630_360_16638...</text:a>
"]</text:p>
      <text:p text:style-name="P4">
标签: ['Історія', 'Конституція', 'Закон', 'Громадянство', 'Зеленський']</text:p>
      <text:p text:style-name="P4">
类型: Article</text:p>
      <!--METADATA-->
      <text:p text:style-name="P4">
<draw:frame draw:style-name="fr1" draw:name="Image142" text:anchor-type="as-char" svg:width="6.9236in" svg:height="3.956343in" draw:z-index="0">
<draw:image xlink:href="../Images/yкринформ/2023-04-21T20-34-00-03-00/630_360_1663862325-924.jpg" xlink:type="simple" xlink:show="embed" xlink:actuate="onLoad" draw:mime-type="image/jpeg"/>
</draw:frame>
乌克兰沃迪米尔·泽伦斯基(Volodymyr Zelensky)总裁签署了一项有关新的公民身份规则的法律，该法律提供了乌克兰语言的考试，即《宪法》的乌克兰历史。</text:p>
      <text:p text:style-name="P4">
有关第7606号法律的信息，“关于乌克兰法律的修订”，以及“确保乌克兰语言作为国家的运作”，“在乌克兰公民身份的条件下”(http://w1.c1.rada.gov.ua/pls/zweb2/webproc4_1?pf3511=74646)根据该文件，现在有必要获得乌克兰公民身份，以检查乌克兰语言，历史和宪法的知识。</text:p>
      <text:p text:style-name="P4">
对乌克兰采用乌克兰公民身份的外国人或无国籍人士，或者根据法律规定的程序，兵役是由法律在乌克兰的武装部队中执行的，州特别服务临时临时居住，从获得公民身份的两年内，必须通过相应的考试并提交文件以进行绘画。</text:p>
      <text:p text:style-name="P4">
<text:span text:style-name="T4">
另请阅读：</text:span>
 <text:a xlink:type="simple" xlink:href="https://www.ukrinform.ua/rubric-society/3692441-kremin-nazvav-stvorenna-pidrucnikiv-z-ukrainskoi-dla-inozemciv-prioritetom-na-2023-rik.html" text:style-name="Internet_20_link" text:visited-style-name="Visited_20_Internet_20_Link">
</text:a>
不遵守(https://www.ukrinform.ua/tag-konstitucia)，乌克兰的历史，在州语言的安全水平上，指定的人类类别是乌克兰公民失去的基础。</text:p>
      <text:p text:style-name="P4">
考试的考试必须以乌克兰部长内阁建立的方式进行。</text:p>
      <text:p text:style-name="P4">
Verkhovna Rada于3月21日通过了该法律。</text:p>
      <text:p text:style-name="P4">
News Source: <text:a xlink:type="simple" xlink:href="https://www.ukrinform.ua/rubric-polytics/3699076-mova-istoria-i-konstitucia-zelenskij-pidpisav-zakon-pro-ispiti-na-gromadanstvo.html" text:style-name="Internet_20_link" text:visited-style-name="Visited_20_Internet_20_Link">
https://www.ukrinform.ua/rubric-polytics/3699076-mova-istoria-i-konstitucia-zelenskij-pidpisav-zakon-pro-ispiti-na-gromadanstvo.html</text:a>
</text:p>
      <!--NEWS-->
      <text:h text:style-name="P10" text:outline-level="1">
<text:span text:style-name="T4">
乌克兰人失去了希腊罗马斗争中欧洲2023年基座的机会</text:span>
</text:h>
      <text:p text:style-name="P4">
作者: Ukrinform (Person)</text:p>
      <text:p text:style-name="P4">
出版商: Укринформ (Organization)</text:p>
      <text:p text:style-name="P4">
出版时间: 2023-04-21T20:37:59+03:00</text:p>
      <text:p text:style-name="P4">
修改时间: 2023-04-21T20:37:59+03:00</text:p>
      <text:p text:style-name="P4">
描述: 在萨格勒布（克罗地亚）举行的欧洲体育摔跤锦标赛上，这是希腊罗马风格的比赛的第一天。  - 乌克林。</text:p>
      <text:p text:style-name="P4">
图片: ["<text:a xlink:type="simple" xlink:href="https://static.ukrinform.com/photos/2023_04/thumb_files/630_360_1682098628-897.jpg" text:style-name="Internet_20_link" text:visited-style-name="Visited_20_Internet_20_Link">
630_360_16820...</text:a>
"]</text:p>
      <text:p text:style-name="P4">
标签: ['Греко-римська боротьба']</text:p>
      <text:p text:style-name="P4">
类型: Article</text:p>
      <!--METADATA-->
      <text:p text:style-name="P4">
<draw:frame draw:style-name="fr1" draw:name="Image143" text:anchor-type="as-char" svg:width="6.9236in" svg:height="3.956343in" draw:z-index="0">
<draw:image xlink:href="../Images/yкринформ/2023-04-21T20-37-59-03-00/630_360_1682098628-897.jpg" xlink:type="simple" xlink:show="embed" xlink:actuate="onLoad" draw:mime-type="image/jpeg"/>
</draw:frame>
萨格勒布的欧洲国土摔跤(克罗地亚) завершивсяперший день змаганнь у представників греко-римского стилю.</text:p>
      <text:p text:style-name="P4">
Жоден з українських борців у п'яти вагових категоріях не зміг втрутитися урозподіл нагород континентальної першості, передає Укрінформ.</text:p>
      <text:p text:style-name="P4">
У чвертьфіналі В'ячеслав Байрактар (55公斤)和Mikhail Vyshnivetsky(130公斤)分别让格鲁吉亚人努格萨里·库尔扎米亚(Nugzari Curzumia)和雅各比(Jacobi Kayai)(87公斤)失去了来自瑞典的亚历克斯·塞西迪斯(Alex Cesidis)和亚历山大·赫鲁什(Alexander Hrushin)(63公斤)和Sergei Kozub(77公斤)完成了资格表现。</text:p>
      <text:p text:style-name="P4">
<text:span text:style-name="T4">
另请阅读：</text:span>
 <text:a xlink:type="simple" xlink:href="https://www.ukrinform.ua/rubric-sports/3698950-zbirna-ukraini-z-vilnoi-borotbi-provela-najuspisnisij-ce-za-ostanni-10-rokiv.html" text:style-name="Internet_20_link" text:visited-style-name="Visited_20_Internet_20_Link">
<text:span text:style-name="T4">
战斗</text:span>
</text:a>
4月22日星期六，维克多·彼得里克(Viktor Petryk(60公斤)，帕尔维斯·纳西博夫(Parvis Nasibov)(67公斤)，Andriy Kulik(72公斤)，Yaroslav Filchakov(82公斤)和弗拉登·科兹利克(Vladen Kozlyuk)(97公斤).</text:p>
      <text:p text:style-name="P4">
На фото: Михайло Вишнивецький (出售w).</text:p>
      <text:p text:style-name="P4">
News Source: <text:a xlink:type="simple" xlink:href="https://www.ukrinform.ua/rubric-sports/3699075-ukrainci-vtratili-sansi-na-pedestal-na-starti-evro2023-z-grekorimskoi-borotbi.html" text:style-name="Internet_20_link" text:visited-style-name="Visited_20_Internet_20_Link">
https://www.ukrinform.ua/rubric-sports/3699075-ukrainci-vtratili-sansi-na-pedestal-na-starti-evro2023-z-grekorimskoi-borotbi.html</text:a>
</text:p>
      <!--NEWS-->
      <text:h text:style-name="P10" text:outline-level="1">
<text:span text:style-name="T4">
外交部指出：乌克兰将不会进入北约零件</text:span>
</text:h>
      <text:p text:style-name="P4">
作者: Ukrinform (Person)</text:p>
      <text:p text:style-name="P4">
出版商: Укринформ (Organization)</text:p>
      <text:p text:style-name="P4">
出版时间: 2023-04-21T20:43:10+03:00</text:p>
      <text:p text:style-name="P4">
修改时间: 2023-04-21T20:43:10+03:00</text:p>
      <text:p text:style-name="P4">
描述: Україна приєднуватиметься до НАТО тільки в міжнародно визнаних кордонах. — Укрінформ.</text:p>
      <text:p text:style-name="P4">
图片: ["<text:a xlink:type="simple" xlink:href="https://static.ukrinform.com/photos/2018_11/thumb_files/630_360_1542646754-266.jpg" text:style-name="Internet_20_link" text:visited-style-name="Visited_20_Internet_20_Link">
630_360_15426...</text:a>
"]</text:p>
      <text:p text:style-name="P4">
标签: ['МЗС', 'НАТО', 'Єдині новини']</text:p>
      <text:p text:style-name="P4">
类型: Article</text:p>
      <!--METADATA-->
      <text:p text:style-name="P4">
<draw:frame draw:style-name="fr1" draw:name="Image144" text:anchor-type="as-char" svg:width="6.9236in" svg:height="3.956343in" draw:z-index="0">
<draw:image xlink:href="../Images/yкринформ/2023-04-21T20-43-10-03-00/630_360_1542646754-266.jpg" xlink:type="simple" xlink:show="embed" xlink:actuate="onLoad" draw:mime-type="image/jpeg"/>
</draw:frame>
乌克兰只会在国际公认的边界中干扰北约。</text:p>
      <text:p text:style-name="P4">
乌克林福姆报道，这是由国家泰泰纳“统一新闻”的乌克兰Yevgeny Perebinis Vifiri的外交部长副部长所说的。</text:p>
      <text:p text:style-name="P4">
乌克兰无法在任何地方进入零件。 乌克兰是一个有效，国际认可的边界的州，当然，我们将加入国际公认边界的更远的或其他组织。”他说。</text:p>
      <text:p text:style-name="P4">
<text:span text:style-name="T4">
另请阅读：</text:span>
 <text:a xlink:type="simple" xlink:href="https://www.ukrinform.ua/rubric-world/3699045-vijna-putina-stala-pricinou-rozsirenna-nato-a-ne-navpaki-ostin.html" text:style-name="Internet_20_link" text:visited-style-name="Visited_20_Internet_20_Link">
<text:span text:style-name="T4">
北约</text:span>
</text:a>
佩雷比尼(Perebinis)指出，乌克兰在成员和善良方面的行动阶段长大，也许比某些成员国更多。</text:p>
      <text:p text:style-name="P4">
正如乌克林福姆(Ukrinform)报道的那样，4月14日，乌克兰乌克兰·德米特罗·库莱巴(Ukraine Dmytro Kuleba)外交部负责人表示，乌克兰当局具有合并的立场，即我们国家不需要北约成员行动计划。</text:p>
      <text:p text:style-name="P4">
News Source: <text:a xlink:type="simple" xlink:href="https://www.ukrinform.ua/rubric-polytics/3699079-u-mzs-zaavili-ukraina-ne-vstupatime-v-nato-castinami.html" text:style-name="Internet_20_link" text:visited-style-name="Visited_20_Internet_20_Link">
https://www.ukrinform.ua/rubric-polytics/3699079-u-mzs-zaavili-ukraina-ne-vstupatime-v-nato-castinami.html</text:a>
</text:p>
      <!--NEWS-->
      <text:h text:style-name="P10" text:outline-level="1">
<text:span text:style-name="T4">
Reznikov与新西兰国防部长进行了谈判</text:span>
</text:h>
      <text:p text:style-name="P4">
作者: Ukrinform (Person)</text:p>
      <text:p text:style-name="P4">
出版商: Укринформ (Organization)</text:p>
      <text:p text:style-name="P4">
出版时间: 2023-04-21T20:56:00+03:00</text:p>
      <text:p text:style-name="P4">
修改时间: 2023-04-21T20:56:00+03:00</text:p>
      <text:p text:style-name="P4">
描述: 国防部长Oleksiy Reznikov会见了新西兰国防部长Andrew Little，并讨论了加强两国合作的其他方法。  - 乌克林。</text:p>
      <text:p text:style-name="P4">
图片: ["<text:a xlink:type="simple" xlink:href="https://static.ukrinform.com/photos/2023_04/thumb_files/630_360_1682084651-769.jpg" text:style-name="Internet_20_link" text:visited-style-name="Visited_20_Internet_20_Link">
630_360_16820...</text:a>
"]</text:p>
      <text:p text:style-name="P4">
标签: ['Міноборони', 'Нова Зеландія', 'Резніков', 'Зустріч Рамштайн']</text:p>
      <text:p text:style-name="P4">
类型: Article</text:p>
      <!--METADATA-->
      <text:p text:style-name="P4">
<draw:frame draw:style-name="fr1" draw:name="Image145" text:anchor-type="as-char" svg:width="6.9236in" svg:height="3.956343in" draw:z-index="0">
<draw:image xlink:href="../Images/yкринформ/2023-04-21T20-56-00-03-00/630_360_1682084651-769.jpg" xlink:type="simple" xlink:show="embed" xlink:actuate="onLoad" draw:mime-type="image/jpeg"/>
</draw:frame>
部长部部长会见了新西兰国防部长Andruitltl，并讨论了加强两国合作的其他方法。</text:p>
      <text:p text:style-name="P4">
根据乌克林福姆的说法，雷兹尼科夫在[]中写道(https://twitter.com/oleksiireznikov/status/1649431456081489923)。</text:p>
      <text:p text:style-name="Quotations">

<text:p text:style-name="P4">
我感谢与新西兰国防部长的富有成果的会议<text:a xlink:type="simple" xlink:href="https://twitter.com/AndrewLittleMP" text:style-name="Internet_20_link" text:visited-style-name="Visited_20_Internet_20_Link">
</text:a>
。 &gt;
我们新西兰朋友的支持表明，自由世界是由共享价值观团结在一起的。 我感谢🇳🇿政府和人们的帮助，并与我的…[]讨论了。(https://t.co/dyMMz4mUEk)&gt;
&gt;
  -  Oleksiy Reznikov(@oleksireznikov) <text:a xlink:type="simple" xlink:href="https://twitter.com/oleksiireznikov/status/1649431456081489923" text:style-name="Internet_20_link" text:visited-style-name="Visited_20_Internet_20_Link">
&gt;
 </text:a>
“我感谢与新西兰国防部安德鲁特尔特国防部长的富有成果的会面。 我们新西兰朋友的支持表明，自由世界的价值观。 我感谢政府<text:a xlink:type="simple" xlink:href="https://www.ukrinform.ua/tag-nova-zelandia" text:style-name="Internet_20_link" text:visited-style-name="Visited_20_Internet_20_Link">
</text:a>
但是她的人民和他的帮助，他为同事做了其他方法来加强我们的合作。”雷尼科夫说。</text:p>

</text:p>
      <text:p text:style-name="P4">
据他说，在这场战争的过程中，乌克兰获得了旨在与合作伙伴分享的宝贵经验和知识。</text:p>
      <text:p text:style-name="P4">
<text:span text:style-name="T4">
另请阅读：</text:span>
 <text:a xlink:type="simple" xlink:href="https://www.ukrinform.ua/rubric-polytics/3698991-reznikov-zustrivsa-zi-stoltenbergom-ukraina-dosagla-bezprecedentnogo-rivna-sumisnosti-z-nato.html" text:style-name="Internet_20_link" text:visited-style-name="Visited_20_Internet_20_Link">
<text:span text:style-name="T4">
 reznikov </text:span>
</text:a>
据报道，在德国，乌克兰形象的联系小组定期以“拉姆斯坦”的形式开会，该格式由50多个国家 /地区参加，包括北约盟国和伙伴国家的代表。 该小组是北约国际社会在俄罗斯侵略之间进行对抗的北约任务，这是北约盟国赋予北约盟国的军事能力的主要平台。</text:p>
      <text:p text:style-name="P4">
<text:span text:style-name="T5">
foto：Alexander Riedel</text:span>
</text:p>
      <text:p text:style-name="P4">
News Source: <text:a xlink:type="simple" xlink:href="https://www.ukrinform.ua/rubric-polytics/3699083-reznikov-proviv-peregovori-z-ministrom-oboroni-novoi-zelandii.html" text:style-name="Internet_20_link" text:visited-style-name="Visited_20_Internet_20_Link">
https://www.ukrinform.ua/rubric-polytics/3699083-reznikov-proviv-peregovori-z-ministrom-oboroni-novoi-zelandii.html</text:a>
</text:p>
      <!--NEWS-->
      <text:h text:style-name="P10" text:outline-level="1">
<text:span text:style-name="T4">
奥班对斯托尔滕堡关于乌克兰成员在北约的未来的陈述做出了反应</text:span>
</text:h>
      <text:p text:style-name="P4">
作者: Ukrinform (Person)</text:p>
      <text:p text:style-name="P4">
出版商: Укринформ (Organization)</text:p>
      <text:p text:style-name="P4">
出版时间: 2023-04-21T21:03:54+03:00</text:p>
      <text:p text:style-name="P4">
修改时间: 2023-04-21T21:03:54+03:00</text:p>
      <text:p text:style-name="P4">
描述: 匈牙利总理维克多·奥尔班（Viktor Orban）在情感上回应了政治上关于乌克兰在北约成员的未来的出版。  - 乌克林。</text:p>
      <text:p text:style-name="P4">
图片: ["<text:a xlink:type="simple" xlink:href="https://static.ukrinform.com/photos/2016_09/thumb_files/630_360_1473181292-8845.jpg" text:style-name="Internet_20_link" text:visited-style-name="Visited_20_Internet_20_Link">
630_360_14731...</text:a>
"]</text:p>
      <text:p text:style-name="P4">
标签: ['НАТО', 'Орбан', 'Столтенберг', 'Угорщина']</text:p>
      <text:p text:style-name="P4">
类型: Article</text:p>
      <!--METADATA-->
      <text:p text:style-name="P4">
<draw:frame draw:style-name="fr1" draw:name="Image146" text:anchor-type="as-char" svg:width="6.9236in" svg:height="3.956343in" draw:z-index="0">
<draw:image xlink:href="../Images/yкринформ/2023-04-21T21-03-54-03-00/630_360_1473181292-8845.jpg" xlink:type="simple" xlink:show="embed" xlink:actuate="onLoad" draw:mime-type="image/jpeg"/>
</draw:frame>
匈牙利总理维克多·奥尔班(Viktor Orban)在情感上对北约乌克兰未来成员的出版物做出了反应。</text:p>
      <text:p text:style-name="P4">
正如乌克林福姆(Ukrinform(OCTS Stoltenberg)乌克兰战时在战时战时”，奥班用英语写在<text:a xlink:type="simple" xlink:href="https://twitter.com/PM_ViktorOrban/status/1649364183538974720" text:style-name="Internet_20_link" text:visited-style-name="Visited_20_Internet_20_Link">
</text:a>
一个词：“什么？!”</text:p>
      <text:p text:style-name="P4">
正如乌克林福姆(Ukrinform)报道的那样，北约秘书长詹斯·斯托尔滕贝格(Jens Stoltenberg)周四负责基辅：<text:a xlink:type="simple" xlink:href="https://www.ukrinform.ua/rubric-polytics/3698402-stoltenberg-zakonne-misce-ukraini-v-nato.html" text:style-name="Internet_20_link" text:visited-style-name="Visited_20_Internet_20_Link">
</text:a>
。</text:p>
      <text:p text:style-name="P4">
<text:span text:style-name="T4">
另请阅读：</text:span>
 <text:a xlink:type="simple" xlink:href="https://www.ukrinform.ua/rubric-polytics/3695899-u-mzs-ukraini-vidreaguvali-na-zaavu-orbana-sama-ugorsina-otrimue-cimali-grosi-vid-es.html" text:style-name="Internet_20_link" text:visited-style-name="Visited_20_Internet_20_Link">
<text:span text:style-name="T4">
 orban </text:span>
</text:a>
在反复之前<text:a xlink:type="simple" xlink:href="https://www.ukrinform.ua/rubric-polytics/3695899-u-mzs-ukraini-vidreaguvali-na-zaavu-orbana-sama-ugorsina-otrimue-cimali-grosi-vid-es.html" text:style-name="Internet_20_link" text:visited-style-name="Visited_20_Internet_20_Link">
</text:a>
。</text:p>
      <text:p text:style-name="P4">
周三，在执政党“ Fidesz”的匈牙利议会支持者<text:a xlink:type="simple" xlink:href="https://www.ukrinform.ua/rubric-world/3698176-pravlaca-partia-fides-v-ugorskomu-parlamenti-ne-pidtrimala-rezoluciu-pro-arest-putina.html" text:style-name="Internet_20_link" text:visited-style-name="Visited_20_Internet_20_Link">
</text:a>
国际刑事法院，如果他来到匈牙利。</text:p>
      <text:p text:style-name="P4">
News Source: <text:a xlink:type="simple" xlink:href="https://www.ukrinform.ua/rubric-polytics/3699086-orban-emocijno-vidreaguvav-na-zaavu-stoltenberga-pro-majbutne-clenstvo-ukraini-v-nato.html" text:style-name="Internet_20_link" text:visited-style-name="Visited_20_Internet_20_Link">
https://www.ukrinform.ua/rubric-polytics/3699086-orban-emocijno-vidreaguvav-na-zaavu-stoltenberga-pro-majbutne-clenstvo-ukraini-v-nato.html</text:a>
</text:p>
      <!--NEWS-->
      <text:h text:style-name="P10" text:outline-level="1">
<text:span text:style-name="T4">
在顿涅茨克（Donetsk</text:span>
</text:h>
      <text:p text:style-name="P4">
作者: Ukrinform (Person)</text:p>
      <text:p text:style-name="P4">
出版商: Укринформ (Organization)</text:p>
      <text:p text:style-name="P4">
出版时间: 2023-04-21T21:12:00+03:00</text:p>
      <text:p text:style-name="P4">
修改时间: 2023-04-21T21:12:00+03:00</text:p>
      <text:p text:style-name="P4">
描述: 在顿涅茨克地区，乌克兰边境警卫击退了俄罗斯军方的三次袭击，中和25名入侵者。  - 乌克林。</text:p>
      <text:p text:style-name="P4">
图片: ["<text:a xlink:type="simple" xlink:href="https://static.ukrinform.com/photos/2023_03/thumb_files/630_360_1679670498-269.jpeg" text:style-name="Internet_20_link" text:visited-style-name="Visited_20_Internet_20_Link">
630_360_16796...</text:a>
"]</text:p>
      <text:p text:style-name="P4">
标签: ['Бахмут', 'Донеччина', 'Прикордонники', 'Війна з росією', '#stoprussia']</text:p>
      <text:p text:style-name="P4">
类型: Article</text:p>
      <!--METADATA-->
      <text:p text:style-name="P4">
<draw:frame draw:style-name="fr1" draw:name="Image147" text:anchor-type="as-char" svg:width="6.9236in" svg:height="3.956343in" draw:z-index="0">
<draw:image xlink:href="../Images/yкринформ/2023-04-21T21-12-00-03-00/630_360_1679670498-269.jpeg" xlink:type="simple" xlink:show="embed" xlink:actuate="onLoad" draw:mime-type="image/jpeg"/>
</draw:frame>
乌丹特地区的乌克兰边境警卫击退了俄罗斯军队的三次袭击，中和25名入侵者。</text:p>
      <text:p text:style-name="P4">
根据乌克林福姆的说法，乌克兰国家边境部门报告在<text:a xlink:type="simple" xlink:href="https://www.facebook.com/DPSUkraine/posts/pfbid02yyqNRWasjxgPBxWSJsThWNDhgxNL6NJkP4hNUJAf2mVJyQAvMq9s9DhS32h4ETCsl" text:style-name="Internet_20_link" text:visited-style-name="Visited_20_Internet_20_Link">
</text:a>
.</text:p>
      <text:p text:style-name="P4">
“Попри надскладну ситуацію в місті українські захисники продовжують стримуватинаступ противника. Учора ворожі спроби штурму позицій наших бійців успіхутакож не мали, загарбники були ліквідовані у стрілецьких сутичках”, - ідетьсяу повідомленні.</text:p>
      <text:p text:style-name="P4">
Ще дві спроби прориву російських військ підрозділ Держприкордонслужби зупинивна іншому напрямку в Донецькій області у позиційному бою.</text:p>
      <text:p text:style-name="P4">
<text:span text:style-name="T4">
Читайте також:</text:span>
 <text:a xlink:type="simple" xlink:href="https://www.ukrinform.ua/rubric-ato/3699014-ukraina-dosagla-progresu-v-narosuvanni-svoih-sil-pered-kontrnastupom-ostin.html" text:style-name="Internet_20_link" text:visited-style-name="Visited_20_Internet_20_Link">
 </text:a>
通常，在防御行动的过程中<text:a xlink:type="simple" xlink:href="https://www.ukrinform.ua/tag-prikordonniki" text:style-name="Internet_20_link" text:visited-style-name="Visited_20_Internet_20_Link">
</text:a>
25名入侵者被中和：9人被摧毁，另外16人受伤。</text:p>
      <text:p text:style-name="P4">
正如乌克林福姆报道的，在<text:a xlink:type="simple" xlink:href="https://www.ukrinform.ua/rubric-ato/3698873-u-bahmuti-vijska-rf-prosuvautsa-na-okremih-dilankah-malar.html" text:style-name="Internet_20_link" text:visited-style-name="Visited_20_Internet_20_Link">
</text:a>
有激烈的战斗 - 俄罗斯军队在某些地方的某些地区正在移动。  照片：dpsu_</text:p>
      <text:p text:style-name="P4">
News Source: <text:a xlink:type="simple" xlink:href="https://www.ukrinform.ua/rubric-ato/3699089-na-doneccini-prikordonniki-vidbili-tri-ataki-rosian-odnu-z-nih-u-bahmuti.html" text:style-name="Internet_20_link" text:visited-style-name="Visited_20_Internet_20_Link">
https://www.ukrinform.ua/rubric-ato/3699089-na-doneccini-prikordonniki-vidbili-tri-ataki-rosian-odnu-z-nih-u-bahmuti.html</text:a>
</text:p>
      <!--NEWS-->
      <text:h text:style-name="P10" text:outline-level="1">
<text:span text:style-name="T4">
乌克兰Bochina Hrushina-Acobia和Kolyadenko赢得了2023年的黄金欧洲冠军</text:span>
</text:h>
      <text:p text:style-name="P4">
作者: Ukrinform (Person)</text:p>
      <text:p text:style-name="P4">
出版商: Укринформ (Organization)</text:p>
      <text:p text:style-name="P4">
出版时间: 2023-04-21T21:23:00+03:00</text:p>
      <text:p text:style-name="P4">
修改时间: 2023-04-21T21:23:00+03:00</text:p>
      <text:p text:style-name="P4">
描述: 在欧洲体育锦标赛的萨格勒布（克罗地亚）中。  - 乌克林。</text:p>
      <text:p text:style-name="P4">
图片: ["<text:a xlink:type="simple" xlink:href="https://static.ukrinform.com/photos/2023_04/thumb_files/630_360_1682100637-792.jpg" text:style-name="Internet_20_link" text:visited-style-name="Visited_20_Internet_20_Link">
630_360_16821...</text:a>
"]</text:p>
      <text:p text:style-name="P4">
标签: ['вільна боротьба']</text:p>
      <text:p text:style-name="P4">
类型: Article</text:p>
      <!--METADATA-->
      <text:p text:style-name="P4">
<draw:frame draw:style-name="fr1" draw:name="Image148" text:anchor-type="as-char" svg:width="6.9236in" svg:height="3.956343in" draw:z-index="0">
<draw:image xlink:href="../Images/yкринформ/2023-04-21T21-23-00-03-00/630_360_1682100637-792.jpg" xlink:type="simple" xlink:show="embed" xlink:actuate="onLoad" draw:mime-type="image/jpeg"/>
</draw:frame>
在Zagreb(克罗地亚)欧洲体育摔跤锦标赛正在进行中。</text:p>
      <text:p text:style-name="P4">
乌克林福姆报道，比赛的最后一天是女子斗争的最后一天，使乌克兰国家队的两个金色tasgrams的大陆锦标赛。</text:p>
      <text:p text:style-name="P4">
Alina Akobia-Grushina成为欧洲的冠军(重量类别高达57公斤)对“黄金”的冲突自信地赢得了阿塞拜疆的sting sting aliyeva(10：0)，Tairina Kolyadenko(62公斤) - 赢得挪威格蕾丝·雅各布·布伦之后(9：6).</text:p>
      <text:p text:style-name="P4">
Срібну медаль завоювала Юлія Ткач (59公斤)，青铜-Tatiana Owl Rizhko(65公斤).</text:p>
      <text:p text:style-name="P4">
Нагадаємо, срібними призерками чемпіонату Європи раніше стали Оксана Лівач (50kg)和Alla Belinskaya(68公斤).</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希腊罗马风格的斗争代表将完成克罗地亚首都的欧洲冠军。</text:p>
      <text:p text:style-name="P4">
在照片中：Irina Kolyadenko(AP).</text:p>
      <text:p text:style-name="P4">
News Source: <text:a xlink:type="simple" xlink:href="https://www.ukrinform.ua/rubric-sports/3699093-ukrainski-borcini-grusinaakobia-ta-koladenko-zdobuli-zoloto-cempionatu-evropi2023.html" text:style-name="Internet_20_link" text:visited-style-name="Visited_20_Internet_20_Link">
https://www.ukrinform.ua/rubric-sports/3699093-ukrainski-borcini-grusinaakobia-ta-koladenko-zdobuli-zoloto-cempionatu-evropi2023.html</text:a>
</text:p>
      <!--NEWS-->
      <text:h text:style-name="P10" text:outline-level="1">
<text:span text:style-name="T4">
在众议院被捕下种植了四个涉嫌的流氓行为</text:span>
</text:h>
      <text:p text:style-name="P4">
作者: Ukrinform (Person)</text:p>
      <text:p text:style-name="P4">
出版商: Укринформ (Organization)</text:p>
      <text:p text:style-name="P4">
出版时间: 2023-04-21T21:31:00+03:00</text:p>
      <text:p text:style-name="P4">
修改时间: 2023-04-21T21:31:00+03:00</text:p>
      <text:p text:style-name="P4">
描述: 国家储备“基夫 - 佩奇克·拉维拉（Kyiv-Pechersk Lavra）”领土上的四个嫌疑犯以24小时的逮捕方式选择了预防措施。  - 乌克林。</text:p>
      <text:p text:style-name="P4">
图片: ["<text:a xlink:type="simple" xlink:href="https://static.ukrinform.com/photos/2018_01/thumb_files/630_360_1515506864-9820.jpg" text:style-name="Internet_20_link" text:visited-style-name="Visited_20_Internet_20_Link">
630_360_15155...</text:a>
"]</text:p>
      <text:p text:style-name="P4">
标签: ['Домашній арешт', 'Суд', 'УПЦ МП']</text:p>
      <text:p text:style-name="P4">
类型: Article</text:p>
      <!--METADATA-->
      <text:p text:style-name="P4">
<draw:frame draw:style-name="fr1" draw:name="Image149" text:anchor-type="as-char" svg:width="6.9236in" svg:height="3.956343in" draw:z-index="0">
<draw:image xlink:href="../Images/yкринформ/2023-04-21T21-31-00-03-00/630_360_1515506864-9820.jpg" xlink:type="simple" xlink:show="embed" xlink:actuate="onLoad" draw:mime-type="image/jpeg"/>
</draw:frame>
在基夫 - 佩奇克斯克·拉夫拉国家储备领土上，四封包的流氓行为，以24小时作业的形式选择了预防措施。</text:p>
      <text:p text:style-name="P4">
根据乌克林福姆的说法，基辅城市检察官办公室的新闻服务在[]报告中(https://t.me/kyiv_pro_office/1901)。</text:p>
      <text:p text:style-name="P4">
“应基夫市佩切斯克地区检察官办公室的要求，法院的形式是在流氓行为的国家储备领土上的四个税务逮捕的圆形 - 马上逮捕的形式。 LAVRA”， - 消息读取。</text:p>
      <text:p text:style-name="P4">
<text:span text:style-name="T4">
另请阅读：</text:span>
 <text:a xlink:type="simple" xlink:href="https://www.ukrinform.ua/rubric-society/3698986-odnogo-svasennika-upc-mp-obminali-na-28-ukrainskih-vijskovih-maluk.html" text:style-name="Internet_20_link" text:visited-style-name="Visited_20_Internet_20_Link">
</text:a>
值得注意的是，根据法院的说法，三名嫌疑人将是一个副套房，直到6月19日，直到5月19日之前。</text:p>
      <text:p text:style-name="P4">
正如乌克林福姆报道的那样，4月19日，犯罪嫌疑人一起行动，非法渗透到国家预备役“ Kyiv-Pechersk Lavra”的建筑物之一中，打破了指定建筑物的保护百叶窗和门。</text:p>
      <text:p text:style-name="P4">
根据艺术的第3部分，违反者的行动是合格的。 296乌克兰的刑法 - 流氓行为，即，基于对社会的明确不尊重的理由违反了公共秩序，这与执法人员的抵抗有关。</text:p>
      <text:p text:style-name="P4">
<text:span text:style-name="T4">
另请阅读：</text:span>
 <text:a xlink:type="simple" xlink:href="https://www.ukrinform.ua/rubric-society/3698879-sud-zalisiv-mitropolita-upc-mp-pavla-pid-domasnim-arestom.html" text:style-name="Internet_20_link" text:visited-style-name="Visited_20_Internet_20_Link">
<text:span text:style-name="T4">
 uoc </text:span>
</text:a>
该文章的制裁规定了两到五年监禁的惩罚。</text:p>
      <text:p text:style-name="P4">
调查正在进行中。</text:p>
      <text:p text:style-name="P4">
News Source: <text:a xlink:type="simple" xlink:href="https://www.ukrinform.ua/rubric-society/3699096-cotiroh-pidozruvanih-u-huliganstvi-na-teritorii-lavri-posadili-pid-domasnij-arest.html" text:style-name="Internet_20_link" text:visited-style-name="Visited_20_Internet_20_Link">
https://www.ukrinform.ua/rubric-society/3699096-cotiroh-pidozruvanih-u-huliganstvi-na-teritorii-lavri-posadili-pid-domasnij-arest.html</text:a>
</text:p>
      <!--NEWS-->
      <text:h text:style-name="P10" text:outline-level="1">
<text:span text:style-name="T4">
Duracell品牌来自</text:span>
</text:h>
      <text:p text:style-name="P4">
作者: Ukrinform (Person)</text:p>
      <text:p text:style-name="P4">
出版商: Укринформ (Organization)</text:p>
      <text:p text:style-name="P4">
出版时间: 2023-04-21T21:32:00+03:00</text:p>
      <text:p text:style-name="P4">
修改时间: 2023-04-21T21:32:00+03:00</text:p>
      <text:p text:style-name="P4">
描述: Duracell首席执行官在俄罗斯Yuriy Korosev确认了一封信的真实性，他报告说该公司来自俄罗斯联邦。  - 乌克林。</text:p>
      <text:p text:style-name="P4">
图片: ["<text:a xlink:type="simple" xlink:href="https://static.ukrinform.com/photos/2023_04/thumb_files/630_360_1682101933-682.png" text:style-name="Internet_20_link" text:visited-style-name="Visited_20_Internet_20_Link">
630_360_16821...</text:a>
"]</text:p>
      <text:p text:style-name="P4">
标签: ['росія', 'Бренд', 'Батарейка']</text:p>
      <text:p text:style-name="P4">
类型: Article</text:p>
      <!--METADATA-->
      <text:p text:style-name="P4">
<draw:frame draw:style-name="fr1" draw:name="Image150" text:anchor-type="as-char" svg:width="6.9236in" svg:height="3.956343in" draw:z-index="0">
<draw:image xlink:href="../Images/yкринформ/2023-04-21T21-32-00-03-00/630_360_1682101933-682.png" xlink:type="simple" xlink:show="embed" xlink:actuate="onLoad" draw:mime-type="image/png"/>
</draw:frame>
Duracell首席执行官俄罗斯Yuriy Koroev证实了租约的真实性，他报告说该公司来自俄罗斯联邦。</text:p>
      <text:p text:style-name="P4">
正如乌克林福姆报道的那样，它报告了<text:a xlink:type="simple" xlink:href="https://t.me/pdmnews/58540" text:style-name="Internet_20_link" text:visited-style-name="Visited_20_Internet_20_Link">
</text:a>
“我会”。</text:p>
      <text:p text:style-name="P4">
“这是一封真实的信，但我将无法提供任何评论。 环境包裹将保留下来，我们现在正在谈论细节。”</text:p>
      <text:p text:style-name="P4">
此前，Korotayev的信给Duracell的商业伙伴发表了<text:a xlink:type="simple" xlink:href="https://t.me/breakingmash/43396" text:style-name="Internet_20_link" text:visited-style-name="Visited_20_Internet_20_Link">
</text:a>
 <text:a xlink:type="simple" xlink:href="https://t.me/breakingmash/43396" text:style-name="Internet_20_link" text:visited-style-name="Visited_20_Internet_20_Link">
 </text:a>
糊状物。</text:p>
      <text:p text:style-name="P4">
“亲爱的商业伙伴，皇家有限责任公司” Durasll Rash”以他们的尊重表达了您，并遗憾地报道了我们的股东已经告知了俄罗斯市场的通行，并分别终止了杜拉塞尔在俄罗斯的业务。</text:p>
      <text:p text:style-name="P4">
在其中，Koroev还要求商业合作伙伴提供Duracell文件以进行报复。 Duracell将停止在俄罗斯出售任何公司的产品，以单方面的秩序违反俄罗斯联合会的所有商业合同，并出售剩余的商品库存<text:a xlink:type="simple" xlink:href="https://www.ukrinform.ua/tag-rosia" text:style-name="Internet_20_link" text:visited-style-name="Visited_20_Internet_20_Link">
</text:a>
，首席执行官说。</text:p>
      <text:p text:style-name="P4">
<text:span text:style-name="T4">
另请阅读：</text:span>
 <text:a xlink:type="simple" xlink:href="https://www.ukrinform.ua/rubric-economy/3698153-heineken-znajsov-pokupca-dla-rosijskoi-filii.html" text:style-name="Internet_20_link" text:visited-style-name="Visited_20_Internet_20_Link">
</text:a>
据报道，从2022年3月起退出俄罗斯市场宣布为外国公司。</text:p>
      <text:p text:style-name="P4">
“ Duracell”  - 由跨国公司宝洁生产的家用电池的商标，</text:p>
      <text:p text:style-name="P4">
News Source: <text:a xlink:type="simple" xlink:href="https://www.ukrinform.ua/rubric-economy/3699097-brend-duracell-ide-z-rosii.html" text:style-name="Internet_20_link" text:visited-style-name="Visited_20_Internet_20_Link">
https://www.ukrinform.ua/rubric-economy/3699097-brend-duracell-ide-z-rosii.html</text:a>
</text:p>
      <!--NEWS-->
      <text:h text:style-name="P10" text:outline-level="1">
<text:span text:style-name="T4">
波兰的第一夫人访问了利维夫地区的教育机构</text:span>
</text:h>
      <text:p text:style-name="P4">
作者: Ukrinform (Person)</text:p>
      <text:p text:style-name="P4">
出版商: Укринформ (Organization)</text:p>
      <text:p text:style-name="P4">
出版时间: 2023-04-21T21:36:00+03:00</text:p>
      <text:p text:style-name="P4">
修改时间: 2023-04-21T21:36:00+03:00</text:p>
      <text:p text:style-name="P4">
描述: 波兰Agatha Cornhauser-Duda的第一夫人访问了利维夫的两个教育机构。  - 乌克林。</text:p>
      <text:p text:style-name="P4">
图片: ["<text:a xlink:type="simple" xlink:href="https://static.ukrinform.com/photos/2023_04/thumb_files/630_360_1682102138-856.jpg" text:style-name="Internet_20_link" text:visited-style-name="Visited_20_Internet_20_Link">
630_360_16821...</text:a>
"]</text:p>
      <text:p text:style-name="P4">
标签: ['Дуда', 'Львівщина', 'Польща', 'Козицький ']</text:p>
      <text:p text:style-name="P4">
类型: Article</text:p>
      <!--METADATA-->
      <text:p text:style-name="P4">
<draw:frame draw:style-name="fr1" draw:name="Image151" text:anchor-type="as-char" svg:width="6.9236in" svg:height="3.956343in" draw:z-index="0">
<draw:image xlink:href="../Images/yкринформ/2023-04-21T21-36-00-03-00/630_360_1682102138-856.jpg" xlink:type="simple" xlink:show="embed" xlink:actuate="onLoad" draw:mime-type="image/jpeg"/>
</draw:frame>
第一个Ladypolshi Agatha Cornhauser-Duda访问了LVIV的两个教育机构。</text:p>
      <text:p text:style-name="P4">
LVIV OVA的新闻服务报告了<text:a xlink:type="simple" xlink:href="https://t.me/kozytskyy_maksym_official/7834" text:style-name="Internet_20_link" text:visited-style-name="Visited_20_Internet_20_Link">
</text:a>
，报道乌克林福姆。</text:p>
      <text:p text:style-name="P4">
值得注意的是，Cornhauser-Douda访问了Mastysky Lyceum#3以Yadwiga的名字命名。</text:p>
      <text:p text:style-name="P4">
“杜达强调，该机构对儿童负有责任。它指出，Lyceum的两名毕业生现在在最前沿保护乌克兰。她说，只要她长期以来，波兰就会支持我们的国家。她与学生和学生交流。工作人员通过了学校。-在OVA中强调。</text:p>
      <text:p text:style-name="P4">
<text:span text:style-name="T4">
另请阅读：</text:span>
 <text:a xlink:type="simple" xlink:href="https://www.ukrinform.ua/rubric-society/3692186-persi-ledi-ukraini-ta-polsi-vidvidali-varsavskij-centr-dopomogi-bizencam.html" text:style-name="Internet_20_link" text:visited-style-name="Visited_20_Internet_20_Link">
</text:a>
波兰第一夫人还参观了I-II学位的步枪中央中央教育机构。</text:p>
      <text:p text:style-name="P4">
OVA感谢Corninguser-Doud对乌克兰的访问和支持。</text:p>
      <text:p text:style-name="P4">
正如乌克林福姆报道的那样，在与波兰的新边境过境点有关的情况下，利维夫军事政府呼吁政府取消用于重建和建设边界道路的资金。</text:p>
      <text:p text:style-name="P4">
News Source: <text:a xlink:type="simple" xlink:href="https://www.ukrinform.ua/rubric-regions/3699098-persa-ledi-polsi-vidvidala-osvitni-zakladi-na-lvivsini.html" text:style-name="Internet_20_link" text:visited-style-name="Visited_20_Internet_20_Link">
https://www.ukrinform.ua/rubric-regions/3699098-persa-ledi-polsi-vidvidala-osvitni-zakladi-na-lvivsini.html</text:a>
</text:p>
      <!--NEWS-->
      <text:h text:style-name="P10" text:outline-level="1">
<text:span text:style-name="T4">
国务院拒绝评论为什么俄罗斯联邦的所有代表团都没有发行签证来访问联合国</text:span>
</text:h>
      <text:p text:style-name="P4">
作者: Ukrinform (Person)</text:p>
      <text:p text:style-name="P4">
出版商: Укринформ (Organization)</text:p>
      <text:p text:style-name="P4">
出版时间: 2023-04-21T21:39:00+03:00</text:p>
      <text:p text:style-name="P4">
修改时间: 2023-04-21T21:39:00+03:00</text:p>
      <text:p text:style-name="P4">
描述: Держдепартамент США назвав «конфіденційним» питання щодо видачі віз представникам рф, відмовивши таким чином у коментарях, чому, крім лаврова та кількох окремих делегатів, решта досі не отримала віз для участі в зустрічах ООН. — Укрінформ.</text:p>
      <text:p text:style-name="P4">
图片: ["<text:a xlink:type="simple" xlink:href="https://static.ukrinform.com/photos/2018_03/thumb_files/630_360_1521097272-9495.jpg" text:style-name="Internet_20_link" text:visited-style-name="Visited_20_Internet_20_Link">
630_360_15210...</text:a>
"]</text:p>
      <text:p text:style-name="P4">
标签: ['ООН', 'США', 'Віза', 'Держдеп', 'росія', 'Радбез ООН']</text:p>
      <text:p text:style-name="P4">
类型: Article</text:p>
      <!--METADATA-->
      <text:p text:style-name="P4">
<draw:frame draw:style-name="fr1" draw:name="Image152" text:anchor-type="as-char" svg:width="6.9236in" svg:height="3.956343in" draw:z-index="0">
<draw:image xlink:href="../Images/yкринформ/2023-04-21T21-39-00-03-00/630_360_1521097272-9495.jpg" xlink:type="simple" xlink:show="embed" xlink:actuate="onLoad" draw:mime-type="image/jpeg"/>
</draw:frame>
美国国务院称俄罗斯 - 所有者发行的“机密”问题，因此拒绝了评论中，为什么除了拉夫罗夫(Lavrov)之外，其他个人代表除了其他人，其余的人尚未获得签证来参加会议。</text:p>
      <text:p text:style-name="P4">
据报道，乌克利福姆(Ukrinform)报道说，这一声明是美国瓦特特·帕特尔(Ukrinform)的副发言人周五发表的。</text:p>
      <text:p text:style-name="P4">
代表说[] <text:a xlink:type="simple" xlink:href="https://www.ukrinform.ua/tag-derzdep" text:style-name="Internet_20_link" text:visited-style-name="Visited_20_Internet_20_Link">
</text:a>
。</text:p>
      <text:p text:style-name="P4">
因此，他回答了俄罗斯记者的要求，以评论为什么俄罗斯联邦代表团的一部分以及计划加入拉夫罗夫访问联合国的记者，尚未收到签证签证以进入美国。</text:p>
      <text:p text:style-name="P4">
<text:span text:style-name="T4">
另请阅读：</text:span>
 <text:a xlink:type="simple" xlink:href="https://www.ukrinform.ua/rubric-world/3697577-ssa-zaklikali-kraini-nato-posiliti-kontrol-nad-nerozpovsudzennam-adernoi-zbroi.html" text:style-name="Internet_20_link" text:visited-style-name="Visited_20_Internet_20_Link">
</text:a>
俄罗斯部长拉夫罗夫(Lavrov)计划飞往纽约成功的一周，参加4月24日至25日在联合国安全理事会前往联合国安理会的活动。 部长本人和几天前俄罗斯代表团的一些成员获得了签证进入美国。</text:p>
      <text:p text:style-name="P4">
News Source: <text:a xlink:type="simple" xlink:href="https://www.ukrinform.ua/rubric-world/3699100-derzdep-vidmovivsa-komentuvati-comu-ne-vsij-delegacii-rf-vidali-vizi-dla-vidvidanna-oon.html" text:style-name="Internet_20_link" text:visited-style-name="Visited_20_Internet_20_Link">
https://www.ukrinform.ua/rubric-world/3699100-derzdep-vidmovivsa-komentuvati-comu-ne-vsij-delegacii-rf-vidali-vizi-dla-vidvidanna-oon.html</text:a>
</text:p>
      <!--NEWS-->
      <text:h text:style-name="P10" text:outline-level="1">
<text:span text:style-name="T4">
北约关于拉姆斯坦的秘书长：乌克兰现在准备释放更多被占领的领土</text:span>
</text:h>
      <text:p text:style-name="P4">
作者: Ukrinform (Person)</text:p>
      <text:p text:style-name="P4">
出版商: Укринформ (Organization)</text:p>
      <text:p text:style-name="P4">
出版时间: 2023-04-21T21:40:07+03:00</text:p>
      <text:p text:style-name="P4">
修改时间: 2023-04-21T21:40:07+03:00</text:p>
      <text:p text:style-name="P4">
描述: 北约秘书长詹斯·斯托尔滕堡（Jens Stoltenberg）表示，乌克兰准备在为未来的反对俄罗斯军队的反对辩护的背景下释放更多领土。  - 乌克林。</text:p>
      <text:p text:style-name="P4">
图片: ["<text:a xlink:type="simple" xlink:href="https://static.ukrinform.com/photos/2023_04/thumb_files/630_360_1681978989-610.jpg" text:style-name="Internet_20_link" text:visited-style-name="Visited_20_Internet_20_Link">
630_360_16819...</text:a>
"]</text:p>
      <text:p text:style-name="P4">
标签: ['Столтенберг', 'Україна', 'Війна з росією', 'Зустріч Рамштайн']</text:p>
      <text:p text:style-name="P4">
类型: Article</text:p>
      <!--METADATA-->
      <text:p text:style-name="P4">
<draw:frame draw:style-name="fr1" draw:name="Image153" text:anchor-type="as-char" svg:width="6.9236in" svg:height="3.956343in" draw:z-index="0">
<draw:image xlink:href="../Images/yкринформ/2023-04-21T21-40-07-03-00/630_360_1681978989-610.jpg" xlink:type="simple" xlink:show="embed" xlink:actuate="onLoad" draw:mime-type="image/jpeg"/>
</draw:frame>
北约秘书长詹斯·斯托尔滕贝格(Jens Stoltenberg)表示，乌克兰纳多(Ukraineadoad)在为未来与俄罗斯部队的对比的背景下释放更多领土。</text:p>
      <text:p text:style-name="P4">
他在拉姆斯坦空军基地的一次会议的场边告诉记者，乌克利福姆报告说<text:a xlink:type="simple" xlink:href="https://www.rferl.org/a/ukraine-bakhmut-drones-kyiv-russia-nato/32373294.html" text:style-name="Internet_20_link" text:visited-style-name="Visited_20_Internet_20_Link">
</text:a>
。</text:p>
      <text:p text:style-name="P4">
秘书长说：“我相信他们现在能够解放更多的土地。”(https://www.ukrinform.ua/tag-nato)。</text:p>
      <text:p text:style-name="P4">
他指出，会议期间的主要问题之一是对“乌克兰人需要获得更多土地需要的所有不同机会，系统，交付”。</text:p>
      <text:p text:style-name="P4">
<text:span text:style-name="T4">
另请阅读：</text:span>
 <text:a xlink:type="simple" xlink:href="https://www.ukrinform.ua/rubric-ato/3699088-pidsumki-ramstajnu11-abrams-himars-ppo.html" text:style-name="Internet_20_link" text:visited-style-name="Visited_20_Internet_20_Link">
</text:a>
斯托尔滕贝格指出，德国和美国将几位爱国者队放入了“在乌克兰工作”的爱国者。 同时，他拒绝提供其他细节或爱国者系统的确切数量。</text:p>
      <text:p text:style-name="P4">
北约秘书长说，该联盟的当前目标是确保乌克兰的胜利，而战争结束后 - 基辅具有“谴责新攻击”的力量。</text:p>
      <text:p text:style-name="P4">
<text:span text:style-name="T4">
另请阅读：</text:span>
 <text:a xlink:type="simple" xlink:href="https://www.ukrinform.ua/rubric-ato/3699038-ssa-pidgotuvali-dla-kontrnastupu-devat-ukrainskih-mehanizovanih-brigad.html" text:style-name="Internet_20_link" text:visited-style-name="Visited_20_Internet_20_Link">
</text:a>
正如乌克林福姆报道的，4月21日在德国的美国空军拉姆斯坦<text:a xlink:type="simple" xlink:href="https://www.ukrinform.ua/rubric-ato/3699004-kraini-formatu-ramstajn-postavili-v-ukrainu-ponad-230-tankiv-ostin.html" text:style-name="Internet_20_link" text:visited-style-name="Visited_20_Internet_20_Link">
</text:a>
。 在会议期间，特别是存在防空，弹药和安全问题。</text:p>
      <text:p text:style-name="P4">
News Source: <text:a xlink:type="simple" xlink:href="https://www.ukrinform.ua/rubric-ato/3699101-gensek-nato-pro-ramstajn-ukraina-teper-gotova-zvilniti-se-bilse-okupovanih-teritorij.html" text:style-name="Internet_20_link" text:visited-style-name="Visited_20_Internet_20_Link">
https://www.ukrinform.ua/rubric-ato/3699101-gensek-nato-pro-ramstajn-ukraina-teper-gotova-zvilniti-se-bilse-okupovanih-teritorij.html</text:a>
</text:p>
      <!--NEWS-->
      <text:h text:style-name="P10" text:outline-level="1">
<text:span text:style-name="T4">
乌克兰俄罗斯军队的纪律和道德非常低 - 米莉</text:span>
</text:h>
      <text:p text:style-name="P4">
作者: Ukrinform (Person)</text:p>
      <text:p text:style-name="P4">
出版商: Укринформ (Organization)</text:p>
      <text:p text:style-name="P4">
出版时间: 2023-04-21T21:54:00+03:00</text:p>
      <text:p text:style-name="P4">
修改时间: 2023-04-21T21:54:00+03:00</text:p>
      <text:p text:style-name="P4">
描述: 乌克兰俄罗斯军队的纪律和道德非常低。  - 乌克林。</text:p>
      <text:p text:style-name="P4">
图片: ["<text:a xlink:type="simple" xlink:href="https://static.ukrinform.com/photos/2021_12/thumb_files/630_360_1638521183-498.jpg" text:style-name="Internet_20_link" text:visited-style-name="Visited_20_Internet_20_Link">
630_360_16385...</text:a>
"]</text:p>
      <text:p text:style-name="P4">
标签: ['Німеччина', 'США', 'Марк Міллі ']</text:p>
      <text:p text:style-name="P4">
类型: Article</text:p>
      <!--METADATA-->
      <text:p text:style-name="P4">
<draw:frame draw:style-name="fr1" draw:name="Image154" text:anchor-type="as-char" svg:width="6.9236in" svg:height="3.956343in" draw:z-index="0">
<draw:image xlink:href="../Images/yкринформ/2023-04-21T21-54-00-03-00/630_360_1638521183-498.jpg" xlink:type="simple" xlink:show="embed" xlink:actuate="onLoad" draw:mime-type="image/jpeg"/>
</draw:frame>
乌克兰俄罗斯军队道德的纪律非常低。</text:p>
      <text:p text:style-name="P4">
根据乌克林事物通讯员的说法，总部总部负责人马克·米莉将军告诉美国总部总部负责人。</text:p>
      <text:p text:style-name="P4">
米莉说：“与乌克兰军队非常有动力为自己的国家，自由，民主和生活方式而战，俄罗斯人缺乏领导力和意志，他们的道德却很低，纪律越来越糟。”</text:p>
      <text:p text:style-name="P4">
<text:span text:style-name="T4">
另请阅读：</text:span>
 <text:a xlink:type="simple" xlink:href="https://www.ukrinform.ua/rubric-ato/3699033-se-65-ukrainciv-zaversili-navcanna-na-sistemah-patriot-milli.html" text:style-name="Internet_20_link" text:visited-style-name="Visited_20_Internet_20_Link">
<text:span text:style-name="T4">
 milli </text:span>
</text:a>
他回忆说，俄罗斯最近制定了更严格的军队规则，“无意中以其公民为战争的混乱。” 这位将军说：“他们仍在协调或管理所有军事行动的协调或管理中。”</text:p>
      <text:p text:style-name="P4">
米莉强调说：“俄罗斯的临时领土成就是为了获得价格损失。” “除了受伤和杀害的人外，成千上万的俄罗斯人来自该国。 他们试图避免参加普京的战争。”  - 说。</text:p>
      <text:p text:style-name="P4">
据他说，“俄罗斯继续未能实现其战略目标。” “他们没有占领基辅，推翻乌克兰政府或分裂北约。 取而代之的是，他们到达相反：基辅的架子，乌克兰人民欢呼，北约从来都不强壮。”</text:p>
      <text:p text:style-name="P4">
<text:span text:style-name="T4">
另请阅读：</text:span>
 <text:a xlink:type="simple" xlink:href="https://www.ukrinform.ua/rubric-ato/3699038-ssa-pidgotuvali-dla-kontrnastupu-devat-ukrainskih-mehanizovanih-brigad.html" text:style-name="Internet_20_link" text:visited-style-name="Visited_20_Internet_20_Link">
</text:a>
据报道，乌克兰国防的接触小组的下一次会议以“拉姆斯坦”的形式参加，该格式参加了今天的50多个国家，包括北约盟国和伙伴国家的代表，今天已经结束。 一个高头台的平台，用于协调军事能力，国际社会的庞大盟友和代表为乌克兰提供了残留的俄罗斯侵略。</text:p>
      <text:p text:style-name="P4">
News Source: <text:a xlink:type="simple" xlink:href="https://www.ukrinform.ua/rubric-ato/3699102-disciplina-ta-moral-rosijskih-vijsk-v-ukraini-duze-nizki-milli.html" text:style-name="Internet_20_link" text:visited-style-name="Visited_20_Internet_20_Link">
https://www.ukrinform.ua/rubric-ato/3699102-disciplina-ta-moral-rosijskih-vijsk-v-ukraini-duze-nizki-milli.html</text:a>
</text:p>
      <!--NEWS-->
      <text:h text:style-name="P10" text:outline-level="1">
<text:span text:style-name="T4">
斯托尔滕贝格强调需要停止普京的侵略模式</text:span>
</text:h>
      <text:p text:style-name="P4">
作者: Ukrinform (Person)</text:p>
      <text:p text:style-name="P4">
出版商: Укринформ (Organization)</text:p>
      <text:p text:style-name="P4">
出版时间: 2023-04-21T22:05:00+03:00</text:p>
      <text:p text:style-name="P4">
修改时间: 2023-04-21T22:05:00+03:00</text:p>
      <text:p text:style-name="P4">
描述: 盟友与乌克兰一起需要开发机制，以阻止普京总统的侵略性行为模式。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НАТО', 'путін', 'Столтенберг', 'Агресія РФ', 'Зустріч Рамштайн']</text:p>
      <text:p text:style-name="P4">
类型: Article</text:p>
      <!--METADATA-->
      <text:p text:style-name="P4">
<draw:frame draw:style-name="fr1" draw:name="Image155" text:anchor-type="as-char" svg:width="6.9236in" svg:height="3.956343in" draw:z-index="0">
<draw:image xlink:href="../Images/yкринформ/2023-04-21T22-05-00-03-00/630_360_1668589929-696.jpg" xlink:type="simple" xlink:show="embed" xlink:actuate="onLoad" draw:mime-type="image/jpeg"/>
</draw:frame>
与乌克兰的盟友需要开发机制，以阻止俄罗斯联邦普京总统的侵略行为模式。</text:p>
      <text:p text:style-name="P4">
北约秘书长詹斯·斯托尔滕贝格(Jens Stoltenberg)在一次采访中说了这一点<text:a xlink:type="simple" xlink:href="https://www.radiosvoboda.org/a/hensekretar-nato-yens-stoltenberg-pro-ppo-litaky-perehovory-povedinku-putina/32374071.html" text:style-name="Internet_20_link" text:visited-style-name="Visited_20_Internet_20_Link">
</text:a>
会议结束后，拉姆斯坦在德国。</text:p>
      <text:p text:style-name="P4">
当新闻记者在哪个阶段询问有关乌克兰将来防止袭击的盟友的讨论时，斯托尔滕贝格回答说，谈论它可能还为时过早。</text:p>
      <text:p text:style-name="P4">
“再次，我们不知道这场战争如何以及何时结束。 但是我们欠的是，当它结束时，我们需要确保历史学家不会发生普京总统将无法继续摧毁欧洲安全，发起新的战争，引发了针对乌克兰的新战争。他需要坐下来讨论可靠的框架，机制，这确保普京总统将无法继续对裸体独立国家的袭击。”他说<text:a xlink:type="simple" xlink:href="https://www.ukrinform.ua/tag-stoltenberg" text:style-name="Internet_20_link" text:visited-style-name="Visited_20_Internet_20_Link">
</text:a>
。</text:p>
      <text:p text:style-name="P4">
<text:span text:style-name="T4">
另请阅读：</text:span>
 <text:a xlink:type="simple" xlink:href="https://www.ukrinform.ua/rubric-ato/3698805-stoltenberg-rozpoviv-pro-strategicni-pomilki-putina-u-vijni-z-ukrainou.html" text:style-name="Internet_20_link" text:visited-style-name="Visited_20_Internet_20_Link">
<text:span text:style-name="T4">
 Stoltenberg </text:span>
</text:a>
“我不能确切说出它的外观，我只说我们众所周知，可以阻止普京总统的这种侵略性行为。 我们还需要讨论将来如何防止这种情况。”北约补充说。</text:p>
      <text:p text:style-name="P4">
据他说，向北约所有盟友和合作伙伴以及联系乌克兰的国防问题的信息是：“我们必须为长期措施做好准备，以尽可能多地支持乌克兰。”</text:p>
      <text:p text:style-name="P4">
“如果普京总统获胜，这对乌克兰人来说将是一场悲剧，但这对北约盟友来说是危险的。 这将向所有专制领导人证明，当他们利用军事力量来获得他们想要的东西时，这将使世界更加危险，北约盟友更脆弱。因此，我对北约盟友的信息是，为了我们的利益，乌克兰将保证乌克兰保证乌克兰将赢得乌克兰。 他将以一个主权国家的胜利。”斯托尔滕贝格说。</text:p>
      <text:p text:style-name="P4">
<text:span text:style-name="T4">
另请阅读：</text:span>
 <text:a xlink:type="simple" xlink:href="https://www.ukrinform.ua/rubric-polytics/3698991-reznikov-zustrivsa-zi-stoltenbergom-ukraina-dosagla-bezprecedentnogo-rivna-sumisnosti-z-nato.html" text:style-name="Internet_20_link" text:visited-style-name="Visited_20_Internet_20_Link">
<text:span text:style-name="T4">
 Stoltenberg </text:span>
</text:a>
</text:p>
      <text:p text:style-name="P4">
News Source: <text:a xlink:type="simple" xlink:href="https://www.ukrinform.ua/rubric-world/3699103-stoltenberg-nagolosiv-na-neobhidnosti-pripiniti-patern-agresii-putina.html" text:style-name="Internet_20_link" text:visited-style-name="Visited_20_Internet_20_Link">
https://www.ukrinform.ua/rubric-world/3699103-stoltenberg-nagolosiv-na-neobhidnosti-pripiniti-patern-agresii-putina.html</text:a>
</text:p>
      <!--NEWS-->
      <text:h text:style-name="P10" text:outline-level="1">
<text:span text:style-name="T4">
拉脱维亚将移交给乌克兰的所有佩特林格 - 国防部</text:span>
</text:h>
      <text:p text:style-name="P4">
作者: Ukrinform (Person)</text:p>
      <text:p text:style-name="P4">
出版商: Укринформ (Organization)</text:p>
      <text:p text:style-name="P4">
出版时间: 2023-04-21T22:10:26+03:00</text:p>
      <text:p text:style-name="P4">
修改时间: 2023-04-21T22:10:26+03:00</text:p>
      <text:p text:style-name="P4">
描述: 拉脱维亚国防部长伊纳尔·穆恩茨（Inar Murniets）在拉姆斯泰（Ramstay）的联络小组会议上宣布，决定将所有斯泰林格防空防御转移给拉脱维亚方面的乌克兰。  - 乌克林。</text:p>
      <text:p text:style-name="P4">
图片: ["<text:a xlink:type="simple" xlink:href="https://static.ukrinform.com/photos/2022_05/thumb_files/630_360_1652379206-931.jpg" text:style-name="Internet_20_link" text:visited-style-name="Visited_20_Internet_20_Link">
630_360_16523...</text:a>
"]</text:p>
      <text:p text:style-name="P4">
标签: ['Латвія', 'Міноборони', 'Зустріч Рамштайн']</text:p>
      <text:p text:style-name="P4">
类型: Article</text:p>
      <!--METADATA-->
      <text:p text:style-name="P4">
<draw:frame draw:style-name="fr1" draw:name="Image156" text:anchor-type="as-char" svg:width="6.9236in" svg:height="3.956343in" draw:z-index="0">
<draw:image xlink:href="../Images/yкринформ/2023-04-21T22-10-26-03-00/630_360_1652379206-931.jpg" xlink:type="simple" xlink:show="embed" xlink:actuate="onLoad" draw:mime-type="image/jpeg"/>
</draw:frame>
拉脱维亚国防部长Inar Murniece在Ramstaynilosilo的联系小组的一次会议上决定转移到乌克兰，所有在Stinger Air Defense Systems的拉脱维亚一侧可用。</text:p>
      <text:p text:style-name="P4">
关于IT报告乌克林福姆，参考<text:a xlink:type="simple" xlink:href="https://rus.lsm.lv/statja/novosti/mir/21.04.2023-napadenie-rf-na-ukrainu-latviya-pozertvuet-kievu-vse-imeyushhiesya-u-nee-stingery.a505856/" text:style-name="Internet_20_link" text:visited-style-name="Visited_20_Internet_20_Link">
</text:a>
。</text:p>
      <text:p text:style-name="P4">
“我们会尽力使他们(Stinger Systems，-ed。) були доставленіякнайшвидше», - зазначила Мурнієце.</text:p>
      <text:p text:style-name="P4">
<text:span text:style-name="T4">
Читайте також:</text:span>
 <text:a xlink:type="simple" xlink:href="https://www.ukrinform.ua/rubric-ato/3698757-ucasniki-ramstajnu-vze-nadali-ukraini-55-milardiv-bezpekovoi-dopomogi-ostin.html" text:style-name="Internet_20_link" text:visited-style-name="Visited_20_Internet_20_Link">
 </text:a>
根据她的说法，拉脱维亚还将继续接受乌克兰军队的训练，这一次，她将教授两倍的员工，比2022年。穆尔尼斯确信，到今年年底，大约有三千名乌克兰军队将在拉脱维亚接受培训。 。</text:p>
      <text:p text:style-name="P4">
正如乌克林福姆报道的那样，3月实施了一个新软件包<text:a xlink:type="simple" xlink:href="https://www.ukrinform.ua/rubric-ato/3683336-latvia-nadala-ukraini-vijskovoi-dopomogi-na-300-miljoniv-smigal.html" text:style-name="Internet_20_link" text:visited-style-name="Visited_20_Internet_20_Link">
</text:a>
 .</text:p>
      <text:p text:style-name="P4">
News Source: <text:a xlink:type="simple" xlink:href="https://www.ukrinform.ua/rubric-ato/3699104-latvia-peredast-ukraini-vsi-svoi-stinger-minoboroni.html" text:style-name="Internet_20_link" text:visited-style-name="Visited_20_Internet_20_Link">
https://www.ukrinform.ua/rubric-ato/3699104-latvia-peredast-ukraini-vsi-svoi-stinger-minoboroni.html</text:a>
</text:p>
      <!--NEWS-->
      <text:h text:style-name="P10" text:outline-level="1">
<text:span text:style-name="T4">
为了在乌克兰实现和平，欧盟只支持Zelensky的提议-EU代表</text:span>
</text:h>
      <text:p text:style-name="P4">
作者: Ukrinform (Person)</text:p>
      <text:p text:style-name="P4">
出版商: Укринформ (Organization)</text:p>
      <text:p text:style-name="P4">
出版时间: 2023-04-21T22:18:03+03:00</text:p>
      <text:p text:style-name="P4">
修改时间: 2023-04-21T22:18:03+03:00</text:p>
      <text:p text:style-name="P4">
描述: 所有欧盟国家都希望迅速停止俄罗斯对乌克兰的积极战争，但是允许这一目标的唯一和平计划是泽伦斯基总统的“公式”。  - 乌克林。</text:p>
      <text:p text:style-name="P4">
图片: ["<text:a xlink:type="simple" xlink:href="https://static.ukrinform.com/photos/2021_12/thumb_files/630_360_1638885879-203.jpg" text:style-name="Internet_20_link" text:visited-style-name="Visited_20_Internet_20_Link">
630_360_16388...</text:a>
"]</text:p>
      <text:p text:style-name="P4">
标签: ['Євросоюз', 'Зеленський', 'Війна з росією']</text:p>
      <text:p text:style-name="P4">
类型: Article</text:p>
      <!--METADATA-->
      <text:p text:style-name="P4">
<draw:frame draw:style-name="fr1" draw:name="Image157" text:anchor-type="as-char" svg:width="6.9236in" svg:height="3.956343in" draw:z-index="0">
<draw:image xlink:href="../Images/yкринформ/2023-04-21T22-18-03-03-00/630_360_1638885879-203.jpg" xlink:type="simple" xlink:show="embed" xlink:actuate="onLoad" draw:mime-type="image/jpeg"/>
</draw:frame>
整个国家都希望看到俄罗斯对乌克兰的积极战争的迅速停止，但是唯一可以允许这一目标的和平计划是泽伦斯基总统的“自觉”。</text:p>
      <text:p text:style-name="P4">
欧盟官员说，这是在欧盟外交部长会议前夕宣布的，该会议应于4月24日在卢森堡举行。</text:p>
      <text:p text:style-name="P4">
“一项和平的倡议。 我们支持并继续支持Zelensky和Peace Pllan的总统。 我们与乌克兰合作伙伴讨论，如何将该计划转化为多边格式并促进它。 目前，我们讨论乌克兰的和平是一样的。 您已经提到了其他举措，但我们一直相信并一直认为这是乌克兰人的问题 - 当他们想加入与俄罗斯的任何倡议时。</text:p>
      <text:p text:style-name="P4">
<text:span text:style-name="T4">
另请阅读：</text:span>
 <text:a xlink:type="simple" xlink:href="https://www.ukrinform.ua/rubric-ato/3698726-zelenskij-zaprosiv-meksiku-dolucitisa-do-realizacii-ukrainskoi-formuli-miru.html" text:style-name="Internet_20_link" text:visited-style-name="Visited_20_Internet_20_Link">
<text:span text:style-name="T4">
公式</text:span>
 <text:span text:style-name="T4">
和平</text:span>
</text:a>
他指出，如今乌克兰的大领土仍在俄罗斯入侵者的控制之下，因此欧盟没有听到乌克兰当局的任何要求，以支持任何立即努力制止斗争以释放他们的斗争。乌克兰。</text:p>
      <text:p text:style-name="P4">
关于巴西总统卢拉·达·西尔瓦斯托斯诺夫佐夫佐夫索诺夫诺斯特(Lula Da Silvastosnotovzovzovzovzovnovodost)的“和平提议”的另一个问题，乌克兰战争的终结引起了消息来源的情感反应。 巴西领导人多诺斯克瓦(Domoskva)的顾问访问后，提出的职位包含两个主要组成部分 - 立即停火的要求，欧盟的任务是通过向乌克兰提供自卫来“延迟”战争的任务。</text:p>
      <text:p text:style-name="P4">
<text:span text:style-name="T4">
另请阅读：</text:span>
 <text:a xlink:type="simple" xlink:href="https://www.ukrinform.ua/rubric-polytics/3697030-kuleba-zustrivsa-iz-glavou-mzs-iraku-govorili-pro-eksport-zerna-i-formulu-miru.html" text:style-name="Internet_20_link" text:visited-style-name="Visited_20_Internet_20_Link">
<text:span text:style-name="T4">
公式</text:span>
 <text:span text:style-name="T4">
和平</text:span>
</text:a>
“在将来感知这一点很重要。 当俄罗斯在乌克兰边界附近累积其部队和坦克时，有人听到了如此和平的建议吗？ 还是俄罗斯军队距离基辅20公里？ 或者，在唐巴斯(Donbass)失败后，开始摧毁平民基础设施，当时有人要求停火？”  - 问欧盟官方代表。官方代表指出，欧盟将与“巴西朋友”交谈，并解释说没有正确的时间进行此类倡议。 只有当乌克兰本身宣布这一忠实时刻，才会到来。</text:p>
      <text:p text:style-name="P4">
<text:span text:style-name="T4">
另请阅读：</text:span>
 <text:a xlink:type="simple" xlink:href="https://www.ukrinform.ua/rubric-polytics/3692017-makron-sprobue-zaluciti-kitaj-do-spilnoi-vidpovidalnosti-za-mir-v-ukraini.html" text:style-name="Internet_20_link" text:visited-style-name="Visited_20_Internet_20_Link">
</text:a>
据报道，巴西总统路易斯·伊纳西奥·卢拉·达·席尔瓦(Luis Inasio Lula da Silva)4月16日他想与中国和阿联酋担任调解人，以实现俄罗斯对乌克兰的激进战争。</text:p>
      <text:p text:style-name="P4">
早些时候，卢拉·达·席尔瓦(Lula Da Silva)建议乌克兰屈服于克里米亚(Crimea)停火。 乌克兰外交部回答说，乌克兰没有在其领土上垃圾，没有任何理由至少承认乌克兰土地的bsantimeter。</text:p>
      <text:p text:style-name="P4">
News Source: <text:a xlink:type="simple" xlink:href="https://www.ukrinform.ua/rubric-polytics/3699106-dla-dosagnenna-miru-v-ukraini-evrosouz-pidtrimue-lise-propozicii-zelenskogo-predstavnik-es.html" text:style-name="Internet_20_link" text:visited-style-name="Visited_20_Internet_20_Link">
https://www.ukrinform.ua/rubric-polytics/3699106-dla-dosagnenna-miru-v-ukraini-evrosouz-pidtrimue-lise-propozicii-zelenskogo-predstavnik-es.html</text:a>
</text:p>
      <!--NEWS-->
      <text:h text:style-name="P10" text:outline-level="1">
<text:span text:style-name="T4">
总统签署了一项法律，禁止对俄罗斯联邦和俄罗斯地理名称的帝国宣传</text:span>
</text:h>
      <text:p text:style-name="P4">
作者: Ukrinform (Person)</text:p>
      <text:p text:style-name="P4">
出版商: Укринформ (Organization)</text:p>
      <text:p text:style-name="P4">
出版时间: 2023-04-21T22:22:00+03:00</text:p>
      <text:p text:style-name="P4">
修改时间: 2023-04-21T22:22:00+03:00</text:p>
      <text:p text:style-name="P4">
描述: 乌克兰沃迪米尔·泽伦斯基（Volodymyr Zelensky）总统签署了一项有关谴责和禁止乌克兰俄罗斯帝国政策宣传的法律，以及对toponymy的非殖民化，这被称为交易和非殖民化的重要一步。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Декомунізація', 'Пропаганда', 'Закон', 'Заборона', 'росія', 'Зеленський']</text:p>
      <text:p text:style-name="P4">
类型: Article</text:p>
      <!--METADATA-->
      <text:p text:style-name="P4">
<draw:frame draw:style-name="fr1" draw:name="Image158" text:anchor-type="as-char" svg:width="6.9236in" svg:height="3.956343in" draw:z-index="0">
<draw:image xlink:href="../Images/yкринформ/2023-04-21T22-22-00-03-00/630_360_1664387283-922.jpg" xlink:type="simple" xlink:show="embed" xlink:actuate="onLoad" draw:mime-type="image/jpeg"/>
</draw:frame>
乌克兰沃罗迪米尔·泽伦斯基(Ukraine Volodymyr Zelensky)总统签署了一项谴责和禁止乌克兰俄罗斯帝国政策宣传的法律，以及对Toponymy的非殖民化法律，这被称为交易和非殖民化的重要一步。</text:p>
      <text:p text:style-name="P4">
正如乌克林福姆报道的那样，据说<text:a xlink:type="simple" xlink:href="https://cms.ukrinform.com/" text:style-name="Internet_20_link" text:visited-style-name="Visited_20_Internet_20_Link">
</text:a>
文档。</text:p>
      <text:p text:style-name="P4">
值得注意的是，关于地理词的非殖民化和简化乌克兰定居点中使用地理票据的使用的“乌克兰法律修正案”的法律在4月21日以总统的签名返回。</text:p>
      <text:p text:style-name="P4">
正如我在[]中解释的那样(https://www.facebook.com/volodymyr.viatrovych/posts/pfbid0317aYsWwCcvxxnKF4tWJHnAC9fkad1cN6KppzPGwHFoHDAyuvxcgHxcq4ZrkMG3fsl)<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欧洲团结》弗拉基米里维奇(Vladimirivich)的历史学家和国会议员签署的法律是一份系统的文件，说明了我国从“俄罗斯措施”的标记中解放出来的法律。 根据法律，俄罗斯帝国政治被认为是犯罪和谴责<text:a xlink:type="simple" xlink:href="https://www.ukrinform.ua/tag-propaganda" text:style-name="Internet_20_link" text:visited-style-name="Visited_20_Internet_20_Link">
</text:a>
该政策及其象征意义是。</text:p>
      <text:p text:style-name="P4">
<text:span text:style-name="T4">
另请阅读：</text:span>
 <text:a xlink:type="simple" xlink:href="https://www.ukrinform.ua/rubric-polytics/3685407-pro-zasudzenna-ta-zaboronu-propagandi-rosijskoi-imperskoi-politiki-v-ukraini.html" text:style-name="Internet_20_link" text:visited-style-name="Visited_20_Internet_20_Link">
</text:a>
根据Vyatrovich的说法，该法律将在释放后三个月内生效，此后，自政府机构和军事行政部门将在六个月内从俄罗斯措施的符号中释放公共空间：拆除纪念碑和纪念标志，到纪念纪念碑，重命名街道和其他物体。</text:p>
      <text:p text:style-name="P4">
此外，应重命名其名称促进俄罗斯帝国政策，其数字或宣传家的定居点。</text:p>
      <text:p text:style-name="P4">
Vyatrovich写道：“ Suvorov和Kutuzov，Pushkin和Bulgakov，俄罗斯城市和征服将不再有名字和图像。有价值的古迹将转变为博物馆。”</text:p>
      <text:p text:style-name="P4">
同样，根据法律，应重命名定居点，以不符合乌克兰语言的标准(就像十月的人).</text:p>
      <text:p text:style-name="P4">
法律生效后，法律实体将有一个月的时间来从其名称，文件和符号中删除俄罗斯帝国政策的象征。</text:p>
      <text:p text:style-name="P4">
代理人解释说，在三个月内，俄罗斯符号应该从商标中消失。</text:p>
      <text:p text:style-name="P4">
根据乌克林福姆的说法，Verkhovna Rada于2023年3月21日通过了该法律。</text:p>
      <text:p text:style-name="P4">
News Source: <text:a xlink:type="simple" xlink:href="https://www.ukrinform.ua/rubric-polytics/3699107-prezident-pidpisav-zakon-pro-zaboronu-imperskoi-propagandi-rf-i-dekolonizaciu-toponimii-v-ukraini.html" text:style-name="Internet_20_link" text:visited-style-name="Visited_20_Internet_20_Link">
https://www.ukrinform.ua/rubric-polytics/3699107-prezident-pidpisav-zakon-pro-zaboronu-imperskoi-propagandi-rf-i-dekolonizaciu-toponimii-v-ukraini.html</text:a>
</text:p>
      <!--NEWS-->
      <text:h text:style-name="P10" text:outline-level="1">
<text:span text:style-name="T4">
UEFA青年联盟：Alkmaar和Hayuk将在决赛中见面</text:span>
</text:h>
      <text:p text:style-name="P4">
作者: Ukrinform (Person)</text:p>
      <text:p text:style-name="P4">
出版商: Укринформ (Organization)</text:p>
      <text:p text:style-name="P4">
出版时间: 2023-04-21T22:25:28+03:00</text:p>
      <text:p text:style-name="P4">
修改时间: 2023-04-21T22:25:28+03:00</text:p>
      <text:p text:style-name="P4">
描述: 在UEFA青年联盟（19岁以下的足球运动员）中，1/2的决赛比赛结束了。  - 乌克林。</text:p>
      <text:p text:style-name="P4">
图片: ["<text:a xlink:type="simple" xlink:href="https://static.ukrinform.com/photos/2023_04/thumb_files/630_360_1682105102-634.jpg" text:style-name="Internet_20_link" text:visited-style-name="Visited_20_Internet_20_Link">
630_360_16821...</text:a>
"]</text:p>
      <text:p text:style-name="P4">
标签: ['Футбол', 'УЄФА']</text:p>
      <text:p text:style-name="P4">
类型: Article</text:p>
      <!--METADATA-->
      <text:p text:style-name="P4">
<draw:frame draw:style-name="fr1" draw:name="Image159" text:anchor-type="as-char" svg:width="6.9236in" svg:height="3.956343in" draw:z-index="0">
<draw:image xlink:href="../Images/yкринформ/2023-04-21T22-25-28-03-00/630_360_1682105102-634.jpg" xlink:type="simple" xlink:show="embed" xlink:actuate="onLoad" draw:mime-type="image/jpeg"/>
</draw:frame>
在UEFA青年(最多19岁的球员)1/2的决赛结束了。</text:p>
      <text:p text:style-name="P4">
日内瓦的比赛决赛(瑞士)乌克林福姆报道，它将在荷兰AZ“ Alkmaara”和克罗地亚“ Haiduka”的参与下举行。</text:p>
      <text:p text:style-name="P4">
Alkmaar AZ在一系列赛后处罚击败葡萄牙“体育” -3：2(主要时间是2：2)和Hayuk，反过来又过热了意大利米兰-3：1。</text:p>
      <text:p text:style-name="P4">
UEFA青年联盟“ Alkmaar”的决定性比赛将于4月24日举行。</text:p>
      <text:p text:style-name="P4">
<text:span text:style-name="T4">
另请阅读：</text:span>
 <text:a xlink:type="simple" xlink:href="https://www.ukrinform.ua/rubric-sports/3695383-uefa-zareestruvav-tri-zaavki-na-provedenna-evro2028-ta-evro2032.html" text:style-name="Internet_20_link" text:visited-style-name="Visited_20_Internet_20_Link">
<text:span text:style-name="T4">
 uefa </text:span>
</text:a>
我们将提醒，1/8决赛中的利维夫“运动”让位给了“米兰”(0：1)，Shakhtar Adononets还在1/16的决赛中查看了米兰的同龄人(0：1).</text:p>
      <text:p text:style-name="P4">
Фото: УЄФА.</text:p>
      <text:p text:style-name="P4">
News Source: <text:a xlink:type="simple" xlink:href="https://www.ukrinform.ua/rubric-sports/3699108-unacka-liga-uefa-alkmaar-ta-hajduk-zustrinutsa-u-finali.html" text:style-name="Internet_20_link" text:visited-style-name="Visited_20_Internet_20_Link">
https://www.ukrinform.ua/rubric-sports/3699108-unacka-liga-uefa-alkmaar-ta-hajduk-zustrinutsa-u-finali.html</text:a>
</text:p>
      <!--NEWS-->
      <text:h text:style-name="P10" text:outline-level="1">
<text:span text:style-name="T4">
白天，俄罗斯人解雇了苏米地区的四个社区</text:span>
</text:h>
      <text:p text:style-name="P4">
作者: Ukrinform (Person)</text:p>
      <text:p text:style-name="P4">
出版商: Укринформ (Organization)</text:p>
      <text:p text:style-name="P4">
出版时间: 2023-04-21T22:30:00+03:00</text:p>
      <text:p text:style-name="P4">
修改时间: 2023-04-21T22:30:00+03:00</text:p>
      <text:p text:style-name="P4">
描述: 俄罗斯军队于4月21日星期五向苏米地区的四个领土社区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160" text:anchor-type="as-char" svg:width="6.9236in" svg:height="3.956343in" draw:z-index="0">
<draw:image xlink:href="../Images/yкринформ/2023-04-21T22-30-00-03-00/630_360_1479558145-5682.jpg" xlink:type="simple" xlink:show="embed" xlink:actuate="onLoad" draw:mime-type="image/jpeg"/>
</draw:frame>
4月21日，星期五，Ruskivska向Sumy地区的四个领土社区开火。</text:p>
      <text:p text:style-name="P4">
根据乌克林福姆的说法，苏米地区军事行政部门报告了<text:a xlink:type="simple" xlink:href="https://t.me/Sumy_news_ODA/15576" text:style-name="Internet_20_link" text:visited-style-name="Visited_20_Internet_20_Link">
</text:a>
。</text:p>
      <text:p text:style-name="P4">
“白天，俄罗斯人向4个边境社区开火 -  Khotinsk，Belopilsk，Shaliginsk和Novoslobidskaya。 记录了114个变化，炮兵，手榴弹发射器的到达。”</text:p>
      <text:p text:style-name="P4">
<text:span text:style-name="T4">
另请阅读：</text:span>
 <text:a xlink:type="simple" xlink:href="https://www.ukrinform.ua/rubric-kyiv/3698876-izrail-pocne-testuvati-u-kievi-sistemu-opovisenna-pro-raketni-obstrili.html" text:style-name="Internet_20_link" text:visited-style-name="Visited_20_Internet_20_Link">
<text:span text:style-name="T4">
射击</text:span>
</text:a>
早晨，在Khotinsky社区的Kindrativka村郊区，敌人从炮兵中击败-4击中。 由于炮击，一个人受伤。 学校也受到损害。</text:p>
      <text:p text:style-name="P4">
在沙利金社区的领土上，俄罗斯人进行了炮弹-8 vul。</text:p>
      <text:p text:style-name="P4">
在Belopil社区的领土上，敌人进行了7次炮击。 白天手榴弹发射器(ths)-69击和迫击炮-29命中。</text:p>
      <text:p text:style-name="P4">
<text:span text:style-name="T4">
另请阅读：</text:span>
 <text:a xlink:type="simple" xlink:href="https://www.ukrinform.ua/rubric-ato/3698848-rosijska-armia-za-dobu-obstrilala-12-oblastej-ukraini-zvedenna-ova.html" text:style-name="Internet_20_link" text:visited-style-name="Visited_20_Internet_20_Link">
<text:span text:style-name="T4">
射击</text:span>
</text:a>
还有Novoslobid社区的炮击-4击中。</text:p>
      <text:p text:style-name="P4">
正如乌克林福姆报道的那样，在俄罗斯联邦部队的罢工下，俄罗斯联邦期间重复了12个乌克兰地区，他们被杀并受伤。</text:p>
      <text:p text:style-name="P4">
News Source: <text:a xlink:type="simple" xlink:href="https://www.ukrinform.ua/rubric-ato/3699094-rosiani-protagom-dna-obstrilali-cotiri-gromadi-sumsini.html" text:style-name="Internet_20_link" text:visited-style-name="Visited_20_Internet_20_Link">
https://www.ukrinform.ua/rubric-ato/3699094-rosiani-protagom-dna-obstrilali-cotiri-gromadi-sumsini.html</text:a>
</text:p>
      <!--NEWS-->
      <text:h text:style-name="P10" text:outline-level="1">
<text:span text:style-name="T4">
在谈判问题上，不可能将俄罗斯和乌克兰置于同一层面 - 国务院</text:span>
</text:h>
      <text:p text:style-name="P4">
作者: Ukrinform (Person)</text:p>
      <text:p text:style-name="P4">
出版商: Укринформ (Organization)</text:p>
      <text:p text:style-name="P4">
出版时间: 2023-04-21T22:37:25+03:00</text:p>
      <text:p text:style-name="P4">
修改时间: 2023-04-21T22:37:25+03:00</text:p>
      <text:p text:style-name="P4">
描述: 乌克兰的任何关于和平建立的谈判都应在乌克兰方面进行，因为它至少对一个侵略者和侵略的受害者不负责任。  - 乌克林。</text:p>
      <text:p text:style-name="P4">
图片: ["<text:a xlink:type="simple" xlink:href="https://static.ukrinform.com/photos/2018_03/thumb_files/630_360_1521096795-6414.jpg" text:style-name="Internet_20_link" text:visited-style-name="Visited_20_Internet_20_Link">
630_360_15210...</text:a>
"]</text:p>
      <text:p text:style-name="P4">
标签: ['США', 'Держдеп', 'Вашингтон', 'Війна з росією']</text:p>
      <text:p text:style-name="P4">
类型: Article</text:p>
      <!--METADATA-->
      <text:p text:style-name="P4">
<draw:frame draw:style-name="fr1" draw:name="Image161" text:anchor-type="as-char" svg:width="6.9236in" svg:height="3.956343in" draw:z-index="0">
<draw:image xlink:href="../Images/yкринформ/2023-04-21T22-37-25-03-00/630_360_1521096795-6414.jpg" xlink:type="simple" xlink:show="embed" xlink:actuate="onLoad" draw:mime-type="image/jpeg"/>
</draw:frame>
乌克兰建立和平方面的任何实习都应在乌克兰方面进行，因为将侵略者和侵略的受害者置于至少不负责任的情况下。</text:p>
      <text:p text:style-name="P4">
乌克林福音通讯员的报道，美国副州政府副州政府Vedant Patel在周五在华盛顿的一份简报中指出。</text:p>
      <text:p text:style-name="P4">
“将这两个国家(将俄罗斯和乌克兰不负责任地)置于一个层面上。 帕特尔说：“一个弹性的边界，另一个试图保护他的生命。”</text:p>
      <text:p text:style-name="P4">
<text:span text:style-name="T4">
另请阅读：</text:span>
 <text:a xlink:type="simple" xlink:href="https://www.ukrinform.ua/rubric-world/3699100-derzdep-vidmovivsa-komentuvati-comu-ne-vsij-delegacii-rf-vidali-vizi-dla-vidvidanna-oon.html" text:style-name="Internet_20_link" text:visited-style-name="Visited_20_Internet_20_Link">
<text:span text:style-name="T4">
国务院</text:span>
</text:a>
他强调，这两个国家处于根本不同的情况。</text:p>
      <text:p text:style-name="P4">
同时，国务院代表提醒Zelensky总统的立场，他说，最终一切都将通过谈判完成。</text:p>
      <text:p text:style-name="P4">
<text:span text:style-name="T4">
另请阅读：</text:span>
 <text:a xlink:type="simple" xlink:href="https://www.ukrinform.ua/rubric-economy/3694595-nbu-ta-derzdep-obgovorili-posilenna-sankcijnogo-tisku-na-rf.html" text:style-name="Internet_20_link" text:visited-style-name="Visited_20_Internet_20_Link">
<text:span text:style-name="T4">
国务院</text:span>
</text:a>
正如乌克林福姆报道的那样，乌克兰乌克兰弗拉基米尔·泽伦斯基周五宣布<text:a xlink:type="simple" xlink:href="https://www.ukrinform.ua/rubric-ato/3699041-zelenskij-zaraz-nam-treba-zberigati-ednist-i-povnu-koncentraciu-na-oboroni.html" text:style-name="Internet_20_link" text:visited-style-name="Visited_20_Internet_20_Link">
</text:a>
。 他还对所有帮助乌克兰的人表示感谢。</text:p>
      <text:p text:style-name="P4">
News Source: <text:a xlink:type="simple" xlink:href="https://www.ukrinform.ua/rubric-ato/3699109-ne-mozna-staviti-rosiu-j-ukrainu-na-odin-riven-v-pitanni-peregovoriv-derzdep.html" text:style-name="Internet_20_link" text:visited-style-name="Visited_20_Internet_20_Link">
https://www.ukrinform.ua/rubric-ato/3699109-ne-mozna-staviti-rosiu-j-ukrainu-na-odin-riven-v-pitanni-peregovoriv-derzdep.html</text:a>
</text:p>
      <!--NEWS-->
      <text:h text:style-name="P10" text:outline-level="1">
<text:span text:style-name="T4">
Pistorius认为不适合乌克兰的德国战斗机</text:span>
</text:h>
      <text:p text:style-name="P4">
作者: Ukrinform (Person)</text:p>
      <text:p text:style-name="P4">
出版商: Укринформ (Organization)</text:p>
      <text:p text:style-name="P4">
出版时间: 2023-04-21T22:45:00+03:00</text:p>
      <text:p text:style-name="P4">
修改时间: 2023-04-21T22:45:00+03:00</text:p>
      <text:p text:style-name="P4">
描述: 德国国防部长鲍里斯·皮斯托里乌斯（Boris Pistorius）认为，来自乌克兰不适用的德国股票的战士。  - 乌克林。</text:p>
      <text:p text:style-name="P4">
图片: ["<text:a xlink:type="simple" xlink:href="https://static.ukrinform.com/photos/2023_01/thumb_files/630_360_1674134284-897.jpg" text:style-name="Internet_20_link" text:visited-style-name="Visited_20_Internet_20_Link">
630_360_16741...</text:a>
"]</text:p>
      <text:p text:style-name="P4">
标签: ['Німеччина', 'ЗСУ', 'Пісторіус', 'Винищувач', 'Війна з росією', '#stoprussia', 'Зустріч Рамштайн']</text:p>
      <text:p text:style-name="P4">
类型: Article</text:p>
      <!--METADATA-->
      <text:p text:style-name="P4">
<draw:frame draw:style-name="fr1" draw:name="Image162" text:anchor-type="as-char" svg:width="6.9236in" svg:height="3.956343in" draw:z-index="0">
<draw:image xlink:href="../Images/yкринформ/2023-04-21T22-45-00-03-00/630_360_1674134284-897.jpg" xlink:type="simple" xlink:show="embed" xlink:actuate="onLoad" draw:mime-type="image/jpeg"/>
</draw:frame>
德国德国鲍里斯·皮斯托里乌斯(Boris Pistorius)认为，来自德国股票的战士不适合在乌克兰使用。</text:p>
      <text:p text:style-name="P4">
他在拉姆斯汀的美国空军中说了这一点，4月21日，乌克林福姆的报告在4月21日举行了与希腊人的协助，乌克兰进行了协助。(https://www.tagesschau.de/inland/pistorius-ramstein-103.html.)这位部长已承诺向乌克兰提供进一步的援助，但明确表示，德甲仓库不适合在乌克兰使用。说Pistorius。</text:p>
      <text:p text:style-name="P4">
皮斯托里乌斯说：“乌克兰飞行员主要是由飞机迅速飞行的，可以在设备已知的地方维修的飞机。”</text:p>
      <text:p text:style-name="P4">
<text:span text:style-name="T4">
另请阅读：</text:span>
 <text:a xlink:type="simple" xlink:href="https://www.ukrinform.ua/rubric-ato/3699101-gensek-nato-pro-ramstajn-ukraina-teper-gotova-zvilniti-se-bilse-okupovanih-teritorij.html" text:style-name="Internet_20_link" text:visited-style-name="Visited_20_Internet_20_Link">
<text:span text:style-name="T4">
 ramstein </text:span>
</text:a>
政客还指出，德国也需要<text:a xlink:type="simple" xlink:href="https://www.ukhttps://www.ukrinform.ua/tag-vinisuvacrinform.ua/tag-vinisuvac" text:style-name="Internet_20_link" text:visited-style-name="Visited_20_Internet_20_Link">
</text:a>
龙卷风进行SO称为核交换，即在危机时美国核弹的运输。</text:p>
      <text:p text:style-name="P4">
基辅长期以来一直要求提供现代战斗机。 波兰和斯洛伐克的北约合作伙伴移交了波兰的MIG -29飞机，部分是从前储备中的。</text:p>
      <text:p text:style-name="P4">
会议结束后，皮斯托里乌斯(Pistorius)表示，对于德国，发生了几个月的转折点。</text:p>
      <text:p text:style-name="P4">
波利克说：“冲突地区的武器供应是德国的全部。” 同时，德国是美国和英国之后乌克兰武器的最大武器供应商。</text:p>
      <text:p text:style-name="P4">
<text:span text:style-name="T4">
另请阅读：</text:span>
 <text:a xlink:type="simple" xlink:href="https://www.ukrinform.ua/rubric-ato/3699020-ukraina-najbilse-potrebue-nazemnih-sistem-ppo-glava-pentagonu.html" text:style-name="Internet_20_link" text:visited-style-name="Visited_20_Internet_20_Link">
<text:span text:style-name="T4">
五角大楼</text:span>
</text:a>
根据部长的说法，“防空，坦克，炮兵，弹药”是德国的转移和最必要的。</text:p>
      <text:p text:style-name="P4">
<text:span text:style-name="T5">
foto：dw</text:span>
</text:p>
      <text:p text:style-name="P4">
News Source: <text:a xlink:type="simple" xlink:href="https://www.ukrinform.ua/rubric-ato/3699110-pistorius-vvazae-nimecki-vinisuvaci-nepridatnimi-dla-ukraini.html" text:style-name="Internet_20_link" text:visited-style-name="Visited_20_Internet_20_Link">
https://www.ukrinform.ua/rubric-ato/3699110-pistorius-vvazae-nimecki-vinisuvaci-nepridatnimi-dla-ukraini.html</text:a>
</text:p>
      <!--NEWS-->
      <text:h text:style-name="P10" text:outline-level="1">
<text:span text:style-name="T4">
欧盟国家“非常接近”乌克兰弹药联合命令 - 欧盟代表</text:span>
</text:h>
      <text:p text:style-name="P4">
作者: Ukrinform (Person)</text:p>
      <text:p text:style-name="P4">
出版商: Укринформ (Organization)</text:p>
      <text:p text:style-name="P4">
出版时间: 2023-04-21T22:52:00+03:00</text:p>
      <text:p text:style-name="P4">
修改时间: 2023-04-21T22:52:00+03:00</text:p>
      <text:p text:style-name="P4">
描述: 欧盟的国家非常接近使用金融方案中使用10亿欧元的决定，该金融方案已分配了联合命令，用于生产炮兵弹药，以便其紧急提供乌克兰。  - 乌克林。</text:p>
      <text:p text:style-name="P4">
图片: ["<text:a xlink:type="simple" xlink:href="https://static.ukrinform.com/photos/2023_01/thumb_files/630_360_1674605069-161.png" text:style-name="Internet_20_link" text:visited-style-name="Visited_20_Internet_20_Link">
630_360_16746...</text:a>
"]</text:p>
      <text:p text:style-name="P4">
标签: ['Євросоюз', 'Зброя', 'Боєприпаси', 'Війна з росією']</text:p>
      <text:p text:style-name="P4">
类型: Article</text:p>
      <!--METADATA-->
      <text:p text:style-name="P4">
<draw:frame draw:style-name="fr1" draw:name="Image163" text:anchor-type="as-char" svg:width="6.9236in" svg:height="3.956343in" draw:z-index="0">
<draw:image xlink:href="../Images/yкринформ/2023-04-21T22-52-00-03-00/630_360_1674605069-161.png" xlink:type="simple" xlink:show="embed" xlink:actuate="onLoad" draw:mime-type="image/png"/>
</draw:frame>
欧盟非常接近使用1吉尔欧元和金融方案的决定，该计划是为了命令生产炮兵弹药的紧急规定的联合命令。</text:p>
      <text:p text:style-name="P4">
欧盟官员说，今天在欧盟外交大臣会议的前夕宣布，应该在卢森堡举行，这应该是预计。</text:p>
      <text:p text:style-name="P4">
“ 3月20日，我们就三方方法达成了政治协议。 首先 - 规模 - 从欧洲军队的仓库中促进向乌克兰传递弹药。 第二种方法是从乌克兰生产155-MMMMMMMMMMMMMMMMMMMMMMMMMMSNCHARMEN的联合订单。 这是讨论的观点。 似乎解决方案非常接近。 我们都想帮助乌克兰，这是我们军事援助的一部分。”  - 说。</text:p>
      <text:p text:style-name="P4">
<text:span text:style-name="T4">
另请阅读：</text:span>
 <text:a xlink:type="simple" xlink:href="https://www.ukrinform.ua/rubric-ato/3698947-boepripasi-dla-zsu-kuleba-zaklikae-borrela-iniciuvati-obgovorenna-drugogo-transu-na-1-milard.html" text:style-name="Internet_20_link" text:visited-style-name="Visited_20_Internet_20_Link">
<text:span text:style-name="T4">
弹丸</text:span>
</text:a>
据他说，解决缺乏弹药问题的第三种方法是对欧洲国防工业能力发展的发展计划和投资。</text:p>
      <text:p text:style-name="P4">
“第二个“曲目”的决定将很快在接下来的几天内做出。 因此，弹药将被运送到乌克兰，它们将及时付出。 这将是我们对乌克兰的广泛支持的另一种体现。”欧盟官员说。</text:p>
      <text:p text:style-name="P4">
据报道，今天，乌克兰德米特里·库莱巴扎克利(Dmitry Kulebazaklikli)的外交大臣旨在尽快促进欧盟博雷尔欧盟博雷(Eu Borrel Eu Borrel)的高级代表，以讨论有关以10亿欧元分配第二批的讨论。</text:p>
      <text:p text:style-name="P4">
<text:span text:style-name="T4">
另请阅读：</text:span>
 <text:a xlink:type="simple" xlink:href="https://www.ukrinform.ua/rubric-ato/3698671-slovenia-priednuetsa-do-spilnoi-zakupivli-snaradiv-dla-ukraini.html" text:style-name="Internet_20_link" text:visited-style-name="Visited_20_Internet_20_Link">
<text:span text:style-name="T4">
弹丸</text:span>
</text:a>
此前，欧盟委员会已决定从欧洲基金中分配20亿欧元，其中一个已经是旨在补偿乌克兰从欧洲陆军武器库中的弹药。 关于使用第二十亿欧元的使用，该欧元旨在共同要求生产155毫米的壳，因此成员国之间相应的国防合同的位置之间存在矛盾。</text:p>
      <text:p text:style-name="P4">
News Source: <text:a xlink:type="simple" xlink:href="https://www.ukrinform.ua/rubric-ato/3699112-kraini-es-e-duze-blizkimi-do-spilnogo-zamovlenna-boepripasiv-dla-ukraini-predstavnik-evrosouzu.html" text:style-name="Internet_20_link" text:visited-style-name="Visited_20_Internet_20_Link">
https://www.ukrinform.ua/rubric-ato/3699112-kraini-es-e-duze-blizkimi-do-spilnogo-zamovlenna-boepripasiv-dla-ukraini-predstavnik-evrosouzu.html</text:a>
</text:p>
      <!--NEWS-->
      <text:h text:style-name="P10" text:outline-level="1">
<text:span text:style-name="T4">
自全面战争开始以来，SBU暴露了300多个叛徒</text:span>
</text:h>
      <text:p text:style-name="P4">
作者: Ukrinform (Person)</text:p>
      <text:p text:style-name="P4">
出版商: Укринформ (Organization)</text:p>
      <text:p text:style-name="P4">
出版时间: 2023-04-21T23:13:00+03:00</text:p>
      <text:p text:style-name="P4">
修改时间: 2023-04-21T23:13:00+03:00</text:p>
      <text:p text:style-name="P4">
描述: 自全面入侵俄罗斯以来，乌克兰的安全局暴露了300多名叛徒。  - 乌克林。</text:p>
      <text:p text:style-name="P4">
图片: ["<text:a xlink:type="simple" xlink:href="https://static.ukrinform.com/photos/2022_10/thumb_files/630_360_1666862905-371.jpg" text:style-name="Internet_20_link" text:visited-style-name="Visited_20_Internet_20_Link">
630_360_16668...</text:a>
"]</text:p>
      <text:p text:style-name="P4">
标签: ['СБУ', 'Держзрада', 'Війна з росією', 'Василь Малюк']</text:p>
      <text:p text:style-name="P4">
类型: Article</text:p>
      <!--METADATA-->
      <text:p text:style-name="P4">
<draw:frame draw:style-name="fr1" draw:name="Image164" text:anchor-type="as-char" svg:width="6.9236in" svg:height="3.956343in" draw:z-index="0">
<draw:image xlink:href="../Images/yкринформ/2023-04-21T23-13-00-03-00/630_360_1666862905-371.jpg" xlink:type="simple" xlink:show="embed" xlink:actuate="onLoad" draw:mime-type="image/jpeg"/>
</draw:frame>
自从俄罗斯全面协调以来，乌克兰的服务已经暴露了300多名叛徒。</text:p>
      <text:p text:style-name="P4">
SBU主席Vasyl Miduk在一次采访中报道了这一点<text:a xlink:type="simple" xlink:href="https://interfax.com.ua/news/interview/905447.html" text:style-name="Internet_20_link" text:visited-style-name="Visited_20_Internet_20_Link">
</text:a>
，报道乌克林福姆。</text:p>
      <text:p text:style-name="P4">
他说：“自全面入侵以来，我们暴露了300多名叛徒。这是SBU中的9个，而102名在国防军中。”</text:p>
      <text:p text:style-name="P4">
从最近的案件中，婴儿提到了奥查科夫(Ochakov)的拘留，前司令官是武装部队特种行动中心的总司令，武装部队是俄罗斯格鲁(Gru)的代理人。 他不仅收集了情报，而且还完成了促进城市投降的任务。</text:p>
      <text:p text:style-name="P4">
安全局主席还认为，法院将对克里米亚负责人的行动进行适当的评估<text:a xlink:type="simple" xlink:href="https://www.ukrinform.ua/tag-sbu" text:style-name="Internet_20_link" text:visited-style-name="Visited_20_Internet_20_Link">
</text:a>
烯烃。</text:p>
      <text:p text:style-name="P4">
婴儿强调，Kulinich向敌人报告了很多信息：在服务中，IPO国家 /地区。 “那些发布的对话的录音只是巨大证据的一部分。它们不仅揭示了与莫斯科Sivkovich -Klyev的“政治办公室”合作的细节，而且还展示了在乌克兰工作的特殊服务方法， “ 他说。</text:p>
      <text:p text:style-name="P4">
在回答有关烹饪命运的问题时，婴儿说：“预审调查已经完成。该案将转移到法院，我希望这将进行明确的法律评估。”</text:p>
      <text:p text:style-name="P4">
<text:span text:style-name="T4">
另请阅读：</text:span>
 <text:a xlink:type="simple" xlink:href="https://www.ukrinform.ua/rubric-regions/3698747-sbu-zatrimala-zradnikiv-aki-na-pocatku-vtorgnenna-rf-pidpalili-pozeznu-castinu-na-kiivsini.html" text:style-name="Internet_20_link" text:visited-style-name="Visited_20_Internet_20_Link">
<text:span text:style-name="T4">
叛徒</text:span>
</text:a>
SBU董事长还表达了这样的信念，即所谓的乌克兰政客的责任现在隐藏在莫斯科：“政治办公室Sskivich-Klyuyev-一个真正的Croto农场，帮助俄罗斯联邦从事对乌克兰的情报和颠覆性活动。</text:p>
      <text:p text:style-name="P4">
据他说，不幸的是，叛徒在不同的当局中 - 他们在现有的执法人员和国防军的代表中暴露了部长和商会内阁和商会的“痣”。据报道，SES的两名雇员“淹没”了有关爱国公民的信息，后者当时遭受了酷刑，他们在前一天被拘留。 他们还向所有Ivankiv的消防部门着火。</text:p>
      <text:p text:style-name="P4">
News Source: <text:a xlink:type="simple" xlink:href="https://www.ukrinform.ua/rubric-ato/3699027-sbu-vikrila-z-pocatku-povnomasstabnoi-vijni-ponad-300-zradnikiv-maluk.html" text:style-name="Internet_20_link" text:visited-style-name="Visited_20_Internet_20_Link">
https://www.ukrinform.ua/rubric-ato/3699027-sbu-vikrila-z-pocatku-povnomasstabnoi-vijni-ponad-300-zradnikiv-maluk.html</text:a>
</text:p>
      <!--NEWS-->
      <text:h text:style-name="P10" text:outline-level="1">
<text:span text:style-name="T4">
白宫评论了几乎完全禁止出口到俄罗斯的可能性</text:span>
</text:h>
      <text:p text:style-name="P4">
作者: Ukrinform (Person)</text:p>
      <text:p text:style-name="P4">
出版商: Укринформ (Organization)</text:p>
      <text:p text:style-name="P4">
出版时间: 2023-04-21T23:30:00+03:00</text:p>
      <text:p text:style-name="P4">
修改时间: 2023-04-21T23:30:00+03:00</text:p>
      <text:p text:style-name="P4">
描述: 美国与盟国和合作伙伴一起，打算继续措施，以使俄罗斯对其侵略负责，并支持乌克兰，直到维持这种必要性为止。  - 乌克林。</text:p>
      <text:p text:style-name="P4">
图片: ["<text:a xlink:type="simple" xlink:href="https://static.ukrinform.com/photos/2022_09/thumb_files/630_360_1664390405-973.jpg" text:style-name="Internet_20_link" text:visited-style-name="Visited_20_Internet_20_Link">
630_360_16643...</text:a>
"]</text:p>
      <text:p text:style-name="P4">
标签: ['Експорт', 'США', 'росія', 'Білий дім']</text:p>
      <text:p text:style-name="P4">
类型: Article</text:p>
      <!--METADATA-->
      <text:p text:style-name="P4">
<draw:frame draw:style-name="fr1" draw:name="Image165" text:anchor-type="as-char" svg:width="6.9236in" svg:height="3.956343in" draw:z-index="0">
<draw:image xlink:href="../Images/yкринформ/2023-04-21T23-30-00-03-00/630_360_1664390405-973.jpg" xlink:type="simple" xlink:show="embed" xlink:actuate="onLoad" draw:mime-type="image/jpeg"/>
</draw:frame>
为了与盟友和合作伙伴建立联系，他们打算继续使用岩石来使俄罗斯对其侵略性负责，并支持乌克兰，直到维持这种必要性为止。</text:p>
      <text:p text:style-name="P4">
据《乌克利福德通讯员》报道，周五，白宫女发言人卡琳·让·皮埃尔(Karin Jean-Pierre)的信息几乎完全禁止出口到俄罗斯。</text:p>
      <text:p text:style-name="P4">
贝登的代表说：“我们努力将俄罗斯绳之以法。”</text:p>
      <text:p text:style-name="P4">
<text:span text:style-name="T4">
另请阅读：</text:span>
 <text:a xlink:type="simple" xlink:href="https://www.ukrinform.ua/rubric-world/3698587-bajden-obgovorit-iz-prezidentom-pivdennoi-korei-dopomogu-ukraini-bilij-dim.html" text:style-name="Internet_20_link" text:visited-style-name="Visited_20_Internet_20_Link">
<text:span text:style-name="T4">
白色</text:span>
 <text:span text:style-name="T4">
 </text:span>
 home **</text:a>
她回忆说，美国与G7合作伙伴协调是最大的制裁和出口。 白宫女发言人强调，这些步骤对俄罗斯发动非法战争的能力产生了“重大影响”。</text:p>
      <text:p text:style-name="P4">
“我今天没有任何公告。 但是，您可以在G7中看到我们的许多陈述，这些陈述我们致力于未来，以持有Therff并尽可能多地支持乌克兰。”让·皮埃尔(Jean-Pierre)说。</text:p>
      <text:p text:style-name="P4">
<text:span text:style-name="T4">
另请阅读：</text:span>
 <text:a xlink:type="simple" xlink:href="https://www.ukrinform.ua/rubric-economy/3698488-ssa-i-souzniki-rozgladaut-majze-povnu-zaboronu-eksportu-do-rf-bloomberg.html" text:style-name="Internet_20_link" text:visited-style-name="Visited_20_Internet_20_Link">
<text:span text:style-name="T4">
导出</text:span>
</text:a>
她还强调，这种方法将继续下去。</text:p>
      <text:p text:style-name="P4">
正如乌克林福姆(Ukrinform)报道的那一天，美国政府代表们说，目的是引入几乎完全禁止dorocius出口 - 除了对人口的药物，食品和其他至关重要的职位外。 官员们指出，美国正在与其他G7国家讨论这些机会，并旨在吸引成员国施加压力。 但是，鉴于欧盟对主要共识做出的决定是事实，华盛顿并没有排除实施这一想法的潜在严重障碍。</text:p>
      <text:p text:style-name="P4">
News Source: <text:a xlink:type="simple" xlink:href="https://www.ukrinform.ua/rubric-economy/3699114-bilij-dim-prokomentuvav-mozlivist-majze-povnoi-zaboroni-eksportu-v-rosiu.html" text:style-name="Internet_20_link" text:visited-style-name="Visited_20_Internet_20_Link">
https://www.ukrinform.ua/rubric-economy/3699114-bilij-dim-prokomentuvav-mozlivist-majze-povnoi-zaboroni-eksportu-v-rosiu.html</text:a>
</text:p>
      <!--NEWS-->
      <text:h text:style-name="P10" text:outline-level="1">
<text:span text:style-name="T4">
Prometheus在排球超级赛决赛中的Epicenter-Podolyany系列赛中带领</text:span>
</text:h>
      <text:p text:style-name="P4">
作者: Ukrinform (Person)</text:p>
      <text:p text:style-name="P4">
出版商: Укринформ (Organization)</text:p>
      <text:p text:style-name="P4">
出版时间: 2023-04-21T23:38:58+03:00</text:p>
      <text:p text:style-name="P4">
修改时间: 2023-04-21T23:38:58+03:00</text:p>
      <text:p text:style-name="P4">
描述: 乌克兰超级联赛的黄金奖2022/23在Chernivtsi Prometheus举行，来自Dniep​​er的Chernivtsi Prometheus，来自Khmelnytsky地区Gorodok的Dniep​​er和Epicenter-Podolyany。  - 乌克林。</text:p>
      <text:p text:style-name="P4">
图片: ["<text:a xlink:type="simple" xlink:href="https://static.ukrinform.com/photos/2023_04/thumb_files/630_360_1682109493-123.jpg" text:style-name="Internet_20_link" text:visited-style-name="Visited_20_Internet_20_Link">
630_360_16821...</text:a>
"]</text:p>
      <text:p text:style-name="P4">
标签: ['Волейбол']</text:p>
      <text:p text:style-name="P4">
类型: Article</text:p>
      <!--METADATA-->
      <text:p text:style-name="P4">
<draw:frame draw:style-name="fr1" draw:name="Image166" text:anchor-type="as-char" svg:width="6.9236in" svg:height="3.956343in" draw:z-index="0">
<draw:image xlink:href="../Images/yкринформ/2023-04-21T23-38-58-03-00/630_360_1682109493-123.jpg" xlink:type="simple" xlink:show="embed" xlink:actuate="onLoad" draw:mime-type="image/jpeg"/>
</draw:frame>
乌克兰Zolotinhoroda超级联赛2022/23在Dniep​​er的Chernivtsi Prometheus和来自Gorodok Khmelnitsky市的Chernivtsi Prometheus和Epicenter-Podolyany演出。</text:p>
      <text:p text:style-name="P4">
在该系列赛的第三场比赛中，普罗米修斯在太极拳-3：2上击败了Epicenter-podolyany(25：18，19：25，25：21，19：25，15：10).</text:p>
      <text:p text:style-name="P4">
Перший поєдинок завершився на користь чинного чемпіона країни (3：1)，普罗米修斯的第二场比赛报仇(3：2).</text:p>
      <text:p text:style-name="P4">
Наступний матч фінальної серії Суперліги відбудеться 23 квітня, початок о13.00.</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我们将提醒我们，全国冠军的铜牌获得者是哈尔基夫的VSC“法律学院”，在第三名的系列赛中，该冠军在Zhytomyr VC“ Zhitichi-Polissya”上占领了这座山。</text:p>
      <text:p text:style-name="P4">
照片：PVUL。</text:p>
      <text:p text:style-name="P4">
News Source: <text:a xlink:type="simple" xlink:href="https://www.ukrinform.ua/rubric-sports/3699116-prometej-poviv-u-serii-z-epicentrpodolani-u-finali-volejbolnoi-superligi.html" text:style-name="Internet_20_link" text:visited-style-name="Visited_20_Internet_20_Link">
https://www.ukrinform.ua/rubric-sports/3699116-prometej-poviv-u-serii-z-epicentrpodolani-u-finali-volejbolnoi-superligi.html</text:a>
</text:p>
      <!--NEWS-->
      <text:h text:style-name="P10" text:outline-level="1">
<text:span text:style-name="T4">
在俄罗斯，被公认为“归属”的头贝林凯特·基督Grozev</text:span>
</text:h>
      <text:p text:style-name="P4">
作者: Ukrinform (Person)</text:p>
      <text:p text:style-name="P4">
出版商: Укринформ (Organization)</text:p>
      <text:p text:style-name="P4">
出版时间: 2023-04-21T23:48:00+03:00</text:p>
      <text:p text:style-name="P4">
修改时间: 2023-04-21T23:48:00+03:00</text:p>
      <text:p text:style-name="P4">
描述: 俄罗斯司法部已包括在贝林卡特记者基督Grozev和其他四个自然和合法人的“外国特工”登记册中。  - 乌克林。</text:p>
      <text:p text:style-name="P4">
图片: ["<text:a xlink:type="simple" xlink:href="https://static.ukrinform.com/photos/2023_02/thumb_files/630_360_1675333731-638.jpg" text:style-name="Internet_20_link" text:visited-style-name="Visited_20_Internet_20_Link">
630_360_16753...</text:a>
"]</text:p>
      <text:p text:style-name="P4">
标签: ['Bellingcat', 'Цензура', 'росія', 'Грозєв', 'Іноагент']</text:p>
      <text:p text:style-name="P4">
类型: Article</text:p>
      <!--METADATA-->
      <text:p text:style-name="P4">
<draw:frame draw:style-name="fr1" draw:name="Image167" text:anchor-type="as-char" svg:width="6.9236in" svg:height="3.956343in" draw:z-index="0">
<draw:image xlink:href="../Images/yкринформ/2023-04-21T23-48-00-03-00/630_360_1675333731-638.jpg" xlink:type="simple" xlink:show="embed" xlink:actuate="onLoad" draw:mime-type="image/jpeg"/>
</draw:frame>
俄罗斯司法部已包括在“外国特工”的登记册中，新闻工作者基督·格罗塞夫(Christ Grozev)和其他四个自然和法人。</text:p>
      <text:p text:style-name="P4">
关于它的报告，请参考消息<text:a xlink:type="simple" xlink:href="https://minjust.gov.ru/ru/events/49459/" text:style-name="Internet_20_link" text:visited-style-name="Visited_20_Internet_20_Link">
</text:a>
并在<text:a xlink:type="simple" xlink:href="https://minjust.gov.ru/uploaded/files/kopiya-reestr-inostrannyih-agentov-21-04-2023.pdf" text:style-name="Internet_20_link" text:visited-style-name="Visited_20_Internet_20_Link">
</text:a>
“归属人”。</text:p>
      <text:p text:style-name="P4">
也包括在列表中，一名政治家，记者Elvira Vichareva，Journalista Sivets-Molyn，人权组织“律师事务所的应征入伍学校”“ Lawyer Street”。</text:p>
      <text:p text:style-name="P4">
Christ Grozev是保加利亚人，自2015年以来，他就一直在合作。 在较高的贝林卡特(Bellingcat)调查中，澄清了donbass的灾难性“波音”的细节，以及反对派主义者亚历克纳维纳(Alexeavna)中毒的情况。 周五早些时候，基督Grozev缺席了莫斯科的勒福夫斯基地方法院。 去年12月，俄罗斯联邦内政部在搜查中宣布他。</text:p>
      <text:p text:style-name="P4">
<text:span text:style-name="T4">
另请阅读：</text:span>
 <text:a xlink:type="simple" xlink:href="https://www.ukrinform.ua/rubric-world/3696093-u-rosii-viznali-inoagentami-fond-karnegi-multiplikatora-i-se-odnogo-spivaka.html" text:style-name="Internet_20_link" text:visited-style-name="Visited_20_Internet_20_Link">
<text:span text:style-name="T4">
 inagent </text:span>
</text:a>
据该部门称，莫斯科政治家和记者埃尔维拉·维卡雷夫(Elvira Vicharev)传播了有关俄罗斯当局的负面信息。 在3月底，仍然留在俄罗斯联邦<text:a xlink:type="simple" xlink:href="https://www.svoboda.org/a/moskovskiy-politik-vihareva-soobschila-ob-otravlenii-solyami-kaliya/32332999.html" text:style-name="Internet_20_link" text:visited-style-name="Visited_20_Internet_20_Link">
</text:a>
它毒害了重金属盐。 之后，她被迫不露面而奔跑。</text:p>
      <text:p text:style-name="P4">
根据司法部的说法，Karelia Natalia Sevets-Emlylyn的记者开放以支持乌克兰。</text:p>
      <text:p text:style-name="P4">
<text:span text:style-name="T4">
另请阅读：</text:span>
 <text:a xlink:type="simple" xlink:href="https://www.ukrinform.ua/rubric-world/3693106-zurnalista-arkadia-babcenko-viznali-u-rosii-inoagentom.html" text:style-name="Internet_20_link" text:visited-style-name="Visited_20_Internet_20_Link">
<text:span text:style-name="T4">
 inagent </text:span>
</text:a>
自主非营利性人权组织“应征入伍学校“ ta术”项目“律师街”包含在“ inaging”列表中，以发布有关俄罗斯联邦武装部队活动的负面信息，并形成负面形象俄罗斯联邦。</text:p>
      <text:p text:style-name="P4">
<text:a xlink:type="simple" xlink:href="https://www.ukrinform.ua/tag-rosia" text:style-name="Internet_20_link" text:visited-style-name="Visited_20_Internet_20_Link">
</text:a>
在2012年。 遵循物理iCuridic相关登记册的修订，已经有586分。</text:p>
      <text:p text:style-name="P4">
<text:span text:style-name="T5">
照片：scanpix</text:span>
</text:p>
      <text:p text:style-name="P4">
News Source: <text:a xlink:type="simple" xlink:href="https://www.ukrinform.ua/rubric-world/3699115-u-rosii-viznali-inoagentom-golovu-bellingcat-hristo-grozeva.html" text:style-name="Internet_20_link" text:visited-style-name="Visited_20_Internet_20_Link">
https://www.ukrinform.ua/rubric-world/3699115-u-rosii-viznali-inoagentom-golovu-bellingcat-hristo-grozeva.html</text:a>
</text:p>
      <!--NEWS-->
      <text:h text:style-name="P10" text:outline-level="1">
<text:span text:style-name="T4">
在Irpen中，他们打开了“光稳定的黑暗”的Etlasiers。</text:span>
</text:h>
      <text:p text:style-name="P4">
作者: Ukrinform (Person)</text:p>
      <text:p text:style-name="P4">
出版商: Укринформ (Organization)</text:p>
      <text:p text:style-name="P4">
出版时间: 2023-04-21T23:52:00+03:00</text:p>
      <text:p text:style-name="P4">
修改时间: 2023-04-21T23:52:00+03:00</text:p>
      <text:p text:style-name="P4">
描述: 星期五，在欧文·德特克（Irpen DTEK）的中央公园（Irpen DTEK）中央公园，基辅地区的弗拉德（Vlad 。  - 乌克林。</text:p>
      <text:p text:style-name="P4">
图片: ["<text:a xlink:type="simple" xlink:href="https://static.ukrinform.com/photos/2023_04/thumb_files/630_360_1682110564-2080.jpeg" text:style-name="Internet_20_link" text:visited-style-name="Visited_20_Internet_20_Link">
630_360_16821...</text:a>
", "<text:a xlink:type="simple" xlink:href="https://static.ukrinform.com/photos/2023_04/thumb_files/630_360_1682110564-7263.jpeg" text:style-name="Internet_20_link" text:visited-style-name="Visited_20_Internet_20_Link">
630_360_16821...</text:a>
", "<text:a xlink:type="simple" xlink:href="https://static.ukrinform.com/photos/2023_04/thumb_files/630_360_1682110564-7412.jpeg" text:style-name="Internet_20_link" text:visited-style-name="Visited_20_Internet_20_Link">
630_360_16821...</text:a>
", "<text:a xlink:type="simple" xlink:href="https://static.ukrinform.com/photos/2023_04/thumb_files/630_360_1682110564-9887.jpeg" text:style-name="Internet_20_link" text:visited-style-name="Visited_20_Internet_20_Link">
630_360_16821...</text:a>
", "<text:a xlink:type="simple" xlink:href="https://static.ukrinform.com/photos/2023_04/thumb_files/630_360_1682110564-7414.jpeg" text:style-name="Internet_20_link" text:visited-style-name="Visited_20_Internet_20_Link">
630_360_16821...</text:a>
", "<text:a xlink:type="simple" xlink:href="https://static.ukrinform.com/photos/2023_04/thumb_files/630_360_1682110564-8338.jpeg" text:style-name="Internet_20_link" text:visited-style-name="Visited_20_Internet_20_Link">
630_360_16821...</text:a>
", "<text:a xlink:type="simple" xlink:href="https://static.ukrinform.com/photos/2023_04/thumb_files/630_360_1682110565-7223.jpeg" text:style-name="Internet_20_link" text:visited-style-name="Visited_20_Internet_20_Link">
630_360_16821...</text:a>
", "<text:a xlink:type="simple" xlink:href="https://static.ukrinform.com/photos/2023_04/thumb_files/630_360_1682110565-6247.jpeg" text:style-name="Internet_20_link" text:visited-style-name="Visited_20_Internet_20_Link">
630_360_16821...</text:a>
", "<text:a xlink:type="simple" xlink:href="https://static.ukrinform.com/photos/2023_04/thumb_files/630_360_1682110690-1501.jpeg" text:style-name="Internet_20_link" text:visited-style-name="Visited_20_Internet_20_Link">
630_360_16821...</text:a>
", "<text:a xlink:type="simple" xlink:href="https://static.ukrinform.com/photos/2023_04/thumb_files/630_360_1682110690-6602.jpeg" text:style-name="Internet_20_link" text:visited-style-name="Visited_20_Internet_20_Link">
630_360_16821...</text:a>
", "<text:a xlink:type="simple" xlink:href="https://static.ukrinform.com/photos/2023_04/thumb_files/630_360_1682110690-1168.jpeg" text:style-name="Internet_20_link" text:visited-style-name="Visited_20_Internet_20_Link">
630_360_16821...</text:a>
", "<text:a xlink:type="simple" xlink:href="https://static.ukrinform.com/photos/2023_04/thumb_files/630_360_1682110690-6235.jpeg" text:style-name="Internet_20_link" text:visited-style-name="Visited_20_Internet_20_Link">
630_360_16821...</text:a>
", "<text:a xlink:type="simple" xlink:href="https://static.ukrinform.com/photos/2023_04/thumb_files/630_360_1682110690-8470.jpeg" text:style-name="Internet_20_link" text:visited-style-name="Visited_20_Internet_20_Link">
630_360_16821...</text:a>
", "<text:a xlink:type="simple" xlink:href="https://static.ukrinform.com/photos/2023_04/thumb_files/630_360_1682110743-7601.jpeg" text:style-name="Internet_20_link" text:visited-style-name="Visited_20_Internet_20_Link">
630_360_16821...</text:a>
"]</text:p>
      <text:p text:style-name="P4">
标签: ['Арт-проєкт', 'ДТЕК', 'Енергетика', 'Ірпінь', 'Скульптура', 'Київщина']</text:p>
      <text:p text:style-name="P4">
类型: Article</text:p>
      <!--METADATA-->
      <text:p text:style-name="P4">
<draw:frame draw:style-name="fr1" draw:name="Image168" text:anchor-type="as-char" svg:width="6.9236in" svg:height="3.956343in" draw:z-index="0">
<draw:image xlink:href="../Images/yкринформ/2023-04-21T23-52-00-03-00/630_360_1682110564-2080.jpeg" xlink:type="simple" xlink:show="embed" xlink:actuate="onLoad" draw:mime-type="image/jpeg"/>
</draw:frame>
在基辅地区的网络和当局Irpen Dtek的中央公园中，光播的“光线换入”的力量致力于2022年春季在DE之后返回基辅地区的能量人员，并象征着击败黑暗的胜利。</text:p>
      <text:p text:style-name="P4">
这是乌克利福通讯员的报道。“今天，我们发现了一个现代动脉对象 - 乌克兰基辅地区的信仰DTEK的象征。 毕竟，我们不仅计划恢复网站，还计划建立一个聪明的网格 - 未来的电源，在第一个红色中 - 它在基辅地区。”</text:p>
      <text:p text:style-name="P4">
“光播”的雕塑安装在欧丁市，在生产过程中，大约70％的网络被破坏了。 DTEK电气工程师在45天内修复了城市和整个地区的电力供应，从而恢复了该地区的正常寿命。</text:p>
      <text:p text:style-name="P4">
<text:span text:style-name="T4">
另请阅读：</text:span>
 <text:a xlink:type="simple" xlink:href="https://www.ukrinform.ua/rubric-kyiv/3696638-skulpturi-malukivzasnovnikiv-kieva-perevdagli-do-velikodna.html" text:style-name="Internet_20_link" text:visited-style-name="Visited_20_Internet_20_Link">
<text:span text:style-name="T4">
雕塑</text:span>
</text:a>
据报道，据报道，2022年5月18日，基辅地区电力网络的DTEK专家100％返回了由部门发布的基辅地区。 在能源的45天内，有2.6亿个家庭的居民收费有600个。 恢复了近10万公里被炮击摧毁的线路。 修复并包括71个高压变电站和近三千个变压器变电站。</text:p>
      <text:p text:style-name="P4">
News Source: <text:a xlink:type="simple" xlink:href="https://www.ukrinform.ua/rubric-regions/3699119-v-irpeni-vidkrili-prisvacenij-energetikam-artobekt-svitloperemagaetemravu.html" text:style-name="Internet_20_link" text:visited-style-name="Visited_20_Internet_20_Link">
https://www.ukrinform.ua/rubric-regions/3699119-v-irpeni-vidkrili-prisvacenij-energetikam-artobekt-svitloperemagaetemravu.html</text:a>
</text:p>
      <!--NEWS-->
      <text:h text:style-name="P10" text:outline-level="1">
<text:span text:style-name="T4">
为占领者收集“致敬”的纳克什纳税人-DBR</text:span>
</text:h>
      <text:p text:style-name="P4">
作者: ['АРМІЯINFORM']</text:p>
      <text:p text:style-name="P4">
时间: 2023-04-21T26:00:00-04:00</text:p>
      <text:p text:style-name="P4">
描述: dbr pratsikhniki在缺席中，以女孩为pratsevniks的女孩的主权移动了pydozra ...与乌克兰2022年的战争，与乌克兰的战争是今天的最新新闻，与乌克兰的新闻战是今天的新闻战乌克兰与俄罗斯之间发生战争，当与乌克兰在2022年发生战争时，是否会在不久的将来与乌克兰发生战争，他们说，与乌克兰的战争，今天的乌克兰新闻，乌克兰的新闻，乌克兰的新闻俄罗斯的媒体</text:p>
      <text:p text:style-name="P4">
图片: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text:p>
      <text:p text:style-name="P4">
标签: ['STOPRUSSIA', 'АГРЕСІЯ РФ', 'ВІЙНА', 'ВТОРГНЕННЯ РФ', 'ДЕРЖАВНЕ БЮРО РОЗСЛІДУВАНЬ']</text:p>
      <text:p text:style-name="P4">
类别: News</text:p>
      <!--METADATA-->
      <text:p text:style-name="P4">
<draw:frame draw:style-name="fr1" draw:name="Image169" text:anchor-type="as-char" svg:width="6.9236in" svg:height="3.883237in" draw:z-index="0">
<draw:image xlink:href="../Images/AРМІЯINFORM/2023-04-21T26-00-00-04-00/13047b9-1bd0830-dbr-pidozryue-golovu-miskrajonnogo-sudu-odeshhini-ta-advokata-u-shahrajstvi-2.jpg" xlink:type="simple" xlink:show="embed" xlink:actuate="onLoad" draw:mime-type="image/jpeg"/>
</draw:frame>
说明性照片</text:p>
      <text:p text:style-name="P4">
DBR员工告知托内茨克地区Mangush税收村的九名雇员涉嫌叛国罪。 他们帮助占领者从乌克兰暂时占领领土的人口和商人那里筹集资金。</text:p>
      <text:p text:style-name="P4">
这在[消息]中说明了(https://dbr.gov.ua/news/dbr-vikrilo-podatkivciv-z-mangusha-yaki-zbirayut-daninu-dlya-okupantiv)国家局调查。</text:p>
      <text:p text:style-name="P4">
执法机构指出，在占领顿涅茨克地区的一部分之后，九名税务工作人员为非法创建了“共和党Nalogkan Nalogkan税务局和Sborovrov dnr”的“共和党Nalogkan协会协会”。 非法机构已经取决于在“解放领土”中建立“第一个工会组织”的占领权。</text:p>
      <text:p text:style-name="P4">
三名叛徒在新创建的检查局中担任领导职务。 他们根据此类“ DNR”的法律对自然人 - 企业家进行了非法注册，以建立有利于公众的现金收入。</text:p>
      <text:p text:style-name="P4">
另一位嫌疑人是税收检查的前州审计师，接受了“控制和临时工作的负责人”。 一名控制企业家国家检查的妇女，以及向入侵者“财政部”支付税款的及时性。</text:p>
      <text:p text:style-name="P4">
这位前首席国家审计师的检查员成为“亚电流和Raschetric操作的注册的部门进行启动”。 它组织了消费品的税收，并根据现行的“ DNR”法律控制了“税收”的付款。 其他人怀疑的职位较小。</text:p>
      <text:p text:style-name="P4">
目前，这些人躲藏在临时占领的领土上，并镇静了入侵者。 他们涉嫌叛国(2汤匙。 《乌克兰刑法》 111). Санкція статті передбачає покарання у вигляді довічного позбавленняволі з конфіскацію майна.</text:p>
      <text:p text:style-name="P4">
News Source: <text:a xlink:type="simple" xlink:href="https://armyinform.com.ua/2023/04/21/vykryto-podatkivcziv-z-mangusha-yaki-zbyrayut-danynu-dlya-okupantiv-dbr/" text:style-name="Internet_20_link" text:visited-style-name="Visited_20_Internet_20_Link">
https://armyinform.com.ua/2023/04/21/vykryto-podatkivcziv-z-mangusha-yaki-zbyrayut-danynu-dlya-okupantiv-dbr/</text:a>
</text:p>
      <!--NEWS-->
      <text:h text:style-name="P10" text:outline-level="1">
<text:span text:style-name="T4">
美国参议员和国会议员提出了一项谴责俄罗斯绑架乌克兰儿童的决议</text:span>
</text:h>
      <text:p text:style-name="P4">
作者: ['АРМІЯINFORM']</text:p>
      <text:p text:style-name="P4">
时间: 2023-04-21T27:00:00-04:00</text:p>
      <text:p text:style-name="P4">
描述: Генеральний прокурор Андрій Костін подякував сенаторам Емі Клобушар та Ліндсі Гр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4/photo-5334840765001617080-y.jpg" text:style-name="Internet_20_link" text:visited-style-name="Visited_20_Internet_20_Link">
photo-5334840765001617080-y.jpg</text:a>
']</text:p>
      <text:p text:style-name="P4">
标签: ['STOPRUSSIA', 'АГРЕСІЯ РФ', 'ВІЙНА', 'ВТОРГНЕННЯ РФ', 'ОФІС ГЕНЕРАЛЬНОГО ПРОКУРОРА УКРАЇНИ']</text:p>
      <text:p text:style-name="P4">
类别: News</text:p>
      <!--METADATA-->
      <text:p text:style-name="P4">
<draw:frame draw:style-name="fr1" draw:name="Image170" text:anchor-type="as-char" svg:width="6.9236in" svg:height="5.937668in" draw:z-index="0">
<draw:image xlink:href="../Images/AРМІЯINFORM/2023-04-21T27-00-00-04-00/photo-5334840765001617080-y.jpg" xlink:type="simple" xlink:show="embed" xlink:actuate="onLoad" draw:mime-type="image/jpeg"/>
</draw:frame>
检察官安德里·科斯汀(Andriy Kostin)将军感谢参议员阿米·克洛布沙(Ami Klobushar)和林德斯格莱姆(Lindsigrem)，唐·培根(Don Bacon)和吉米·潘特(Jimmy Panthe)的国会议员提交了一项决议，该决议因俄罗斯绑架乌克兰儿童而消失。</text:p>
      <text:p text:style-name="P4">
这在总检察长办公室中指出。</text:p>
      <text:p text:style-name="P4">
在乌克兰，已记录了19,000多起强制驱逐出境案件。 主要任务是将他们返回家园。 361婴儿现在已经设法返回。</text:p>
      <text:p text:style-name="P4">
下一步是保持这一犯罪战略的所有参与，组织和实施，包括俄罗斯联邦的温暖政治和政治领导。</text:p>
      <text:p text:style-name="P4">
“只有创建国际机制才能使这些犯罪重复这些罪行，才有才能获得真正的胜利。 我相信乌克兰的塔莎(Tasha)正在分享这一目标。 我也相信，我们的团结将使我们取得共同的胜利，”安德烈·科斯汀(Andrei Kostin)强调。</text:p>
      <text:p text:style-name="P4">
News Source: <text:a xlink:type="simple" xlink:href="https://armyinform.com.ua/2023/04/21/amerykanski-senatory-ta-kongresmeny-podaly-rezolyucziyu-yaka-zasudzhuye-vykradennya-rosiyeyu-ukrayinskyh-ditej/" text:style-name="Internet_20_link" text:visited-style-name="Visited_20_Internet_20_Link">
https://armyinform.com.ua/2023/04/21/amerykanski-senatory-ta-kongresmeny-podaly-rezolyucziyu-yaka-zasudzhuye-vykradennya-rosiyeyu-ukrayinskyh-ditej/</text:a>
</text:p>
      <!--NEWS-->
      <text:h text:style-name="P10" text:outline-level="1">
<text:span text:style-name="T4">
我们的捍卫者将能够在平民生活中运用他们的军事技能 - 退伍军人部</text:span>
</text:h>
      <text:p text:style-name="P4">
作者: ['АРМІЯINFORM']</text:p>
      <text:p text:style-name="P4">
时间: 2023-04-21T28:00:00-04:00</text:p>
      <text:p text:style-name="P4">
描述: 我们的Zahisniki I Zakhisnitzi Matima Zmoma Zhamovyuvati Navichiki Navichiki Navichiki U ...与乌克兰2022年的战争，与乌克兰的最新新闻，今天与乌克兰2022的新闻，今天上次与乌克兰的新闻战争，将在乌克兰和俄罗斯和俄罗斯之间进行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2/08/censornet_news_528.jpg" text:style-name="Internet_20_link" text:visited-style-name="Visited_20_Internet_20_Link">
censornet_news_528.jpg</text:a>
', '<text:a xlink:type="simple" xlink:href="https://armyinform.com.ua/wp-content/uploads/2023/04/whatsapp-data-2023-04-20-o-094750.jpg" text:style-name="Internet_20_link" text:visited-style-name="Visited_20_Internet_20_Link">
whatsapp-data-2023-04-20-o-094750.jpg</text:a>
']</text:p>
      <text:p text:style-name="P4">
标签: ['МІНВЕТЕРАНІВ', 'СОЦІАЛЬНА ПІДТРИМКА']</text:p>
      <text:p text:style-name="P4">
类别: News</text:p>
      <!--METADATA-->
      <text:p text:style-name="P4">
<draw:frame draw:style-name="fr1" draw:name="Image171" text:anchor-type="as-char" svg:width="6.9236in" svg:height="4.32725in" draw:z-index="0">
<draw:image xlink:href="../Images/AРМІЯINFORM/2023-04-21T28-00-00-04-00/censornet_news_528.jpg" xlink:type="simple" xlink:show="embed" xlink:actuate="onLoad" draw:mime-type="image/jpeg"/>
</draw:frame>
照片说明性</text:p>
      <text:p text:style-name="P4">
我们的捍卫者和捍卫者将能够在平民生活中运用他们的军事技能。 在电视频道“ RadA”现场广播中，计划和欧洲退伍军人部的规划和欧洲融合部局长强调了这一点，<text:a xlink:type="simple" xlink:href="https://www.kmu.gov.ua/news/minveteraniv-nashi-zakhysnyky-i-zakhysnytsi-matymut-zmohu-zastosovuvaty-svoi-viiskovi-navychky-u-tsyvilnomu-zhytti" text:style-name="Internet_20_link" text:visited-style-name="Visited_20_Internet_20_Link">
报告</text:a>
政府门户。</text:p>
      <text:p text:style-name="P4">
她指出，在助理退伍军人研究所很快将涉及退伍军人部，他们将参与职业顾问。 他们将帮助总结退伍军人和退伍军人，并考虑到在和平生活中成功就业的战争中获得的新技能和经验。</text:p>
      <text:p text:style-name="P4">
“战斗经历将在平民生活中派上用场。 例如，简历中的有关驾驶体验的条目将有助于使用无人机在Agrosphere中寻找机器人的退伍军人。 或者，如果我们的后卫正在管理某个部门，那么它是经理或evestopsum的水平，并且应在平民生活中应用后的组织能力。 目前，正在进行从军事专业到平民计划的适应计划。” Svetlanaberina说。</text:p>
      <text:p text:style-name="P4">
<draw:frame draw:style-name="fr1" draw:name="Image172" text:anchor-type="as-char" svg:width="6.9236in" svg:height="3.392564in" draw:z-index="0">
<draw:image xlink:href="../Images/AРМІЯINFORM/2023-04-21T28-00-00-04-00/whatsapp-data-2023-04-20-o-094750.jpg" xlink:type="simple" xlink:show="embed" xlink:actuate="onLoad" draw:mime-type="image/jpeg"/>
</draw:frame>
</text:p>
      <text:p text:style-name="P4">
News Source: <text:a xlink:type="simple" xlink:href="https://armyinform.com.ua/2023/04/21/nashi-zahysnyky-matymut-zmogu-zastosovuvaty-svoyi-vijskovi-navychky-u-czyvilnomu-zhytti-minveteraniv/" text:style-name="Internet_20_link" text:visited-style-name="Visited_20_Internet_20_Link">
https://armyinform.com.ua/2023/04/21/nashi-zahysnyky-matymut-zmogu-zastosovuvaty-svoyi-vijskovi-navychky-u-czyvilnomu-zhytti-minveteraniv/</text:a>
</text:p>
      <!--NEWS-->
      <text:h text:style-name="P10" text:outline-level="1">
<text:span text:style-name="T4">
来自Bakhmut“ Wagnerivtsi”强行被驱逐出境的孩子 - 检察官办公室</text:span>
</text:h>
      <text:p text:style-name="P4">
作者: ['АРМІЯINFORM']</text:p>
      <text:p text:style-name="P4">
时间: 2023-04-21T29:00:00-04:00</text:p>
      <text:p text:style-name="P4">
描述: Rospochato Prevudov Rozsliduvanna为Vorushennya Vorushennya tu Zvichav Viyn Pvk的事实...与乌克兰2022年的战争，与乌克兰的最新新闻，今天与乌克兰的新闻，与乌克兰2022年的新闻战争，今天，乌克兰和俄罗斯之间的战争将在乌克兰和俄罗斯之间发生，这是一场战争他们在2022年与乌克兰有一年</text:p>
      <text:p text:style-name="P4">
图片: ['<text:a xlink:type="simple" xlink:href="https://armyinform.com.ua/wp-content/uploads/2023/04/whatsapp-image-2023-04-20-at-110423-1.jpeg" text:style-name="Internet_20_link" text:visited-style-name="Visited_20_Internet_20_Link">
whatsapp-image-2023-04-20-at-110423-1.jpeg</text:a>
']</text:p>
      <text:p text:style-name="P4">
标签: ['АГРЕСІЯ РФ', 'БАХМУТ', 'ДЕПОРТАЦІЯ УКРАЇНСЬКИХ ДІТЕЙ', 'ОФІС ГЕНЕРАЛЬНОГО ПРОКУРОРА', 'ПВК "ВАГНЕР"']</text:p>
      <text:p text:style-name="P4">
类别: News</text:p>
      <!--METADATA-->
      <text:p text:style-name="P4">
<draw:frame draw:style-name="fr1" draw:name="Image173" text:anchor-type="as-char" svg:width="6.9236in" svg:height="3.992609in" draw:z-index="0">
<draw:image xlink:href="../Images/AРМІЯINFORM/2023-04-21T29-00-00-04-00/whatsapp-image-2023-04-20-at-110423-1.jpeg" xlink:type="simple" xlink:show="embed" xlink:actuate="onLoad" draw:mime-type="image/jpeg"/>
</draw:frame>
</text:p>
      <text:p text:style-name="P4">
Розпочато досудове розслідування за фактами порушення законів та звичаїв війнипвк «вагнер». У ході моніторингу ЗМІ й проросійських Telegram-каналів виявленовідео, на якому представники так званої пвк «вагнер» на чолі зі своїм ватажком16 квітня 2023 року незаконно депортували з м. Бахмута дві родини місцевихмешканців разом із двома неповнолітніми дітьми.</text:p>
      <text:p text:style-name="P4">
Про це <text:a xlink:type="simple" xlink:href="https://gp.gov.ua/ua/posts/primusovo-deportuvali-ditei-iz-baxmutu-prokurorami-zafiksovano-cergovi-zlocini-ucasnikiv-tak-zvanoyi-pvk-vagner" text:style-name="Internet_20_link" text:visited-style-name="Visited_20_Internet_20_Link">
повідомляє</text:a>
乌克兰检察长办公室。</text:p>
      <text:p text:style-name="P4">
在第二个故事中，瓦格纳·佩克(Wagner Pec)的代表在临时住宿的地方与其中一个家庭art毒素进行了交流。</text:p>
      <text:p text:style-name="P4">
还发现，在2023年4月17日至18日，又有两个带小孩的家庭家庭被这一居住的声明中的这一居住声明所带走。 总共三个男孩被非法驱逐出境。</text:p>
      <text:p text:style-name="P4">
目前，正在采取优先调查行动，以建立所有丘陵的刑事犯罪，寻找乌克兰儿童并将其返回。</text:p>
      <text:p text:style-name="P4">
预审调查正在进行中。</text:p>
      <text:p text:style-name="P4">
News Source: <text:a xlink:type="simple" xlink:href="https://armyinform.com.ua/2023/04/21/iz-bahmutu-vagnerivczi-prymusovo-deportuvaly-ditej-ofis-genprokurora/" text:style-name="Internet_20_link" text:visited-style-name="Visited_20_Internet_20_Link">
https://armyinform.com.ua/2023/04/21/iz-bahmutu-vagnerivczi-prymusovo-deportuvaly-ditej-ofis-genprokurora/</text:a>
</text:p>
      <!--NEWS-->
      <text:h text:style-name="P10" text:outline-level="1">
<text:span text:style-name="T4">
110多名运动员参加了武装部队CSC的击剑比赛</text:span>
</text:h>
      <text:p text:style-name="P4">
作者: ['АРМІЯINFORM']</text:p>
      <text:p text:style-name="P4">
时间: 2023-04-21T30:00:00-04:00</text:p>
      <text:p text:style-name="P4">
描述: 在乌克兰Fechtvannya杯Zsu Proyshov Etap的中央体育俱乐部的基地上，与乌克兰2022年战争，与乌克兰的最新新闻，今天与乌克兰的新闻战争，与乌克兰2022年的新闻战争，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342494056_1894873214226484_1399542592564464634_n.jpg" text:style-name="Internet_20_link" text:visited-style-name="Visited_20_Internet_20_Link">
342494056_1894873214226484_1399542592564464634_n.jpg</text:a>
', '<text:a xlink:type="simple" xlink:href="https://armyinform.com.ua/wp-content/uploads/2023/04/342517139_1264769521129811_6403682792626058342_n-150x150.jpg" text:style-name="Internet_20_link" text:visited-style-name="Visited_20_Internet_20_Link">
342517139_1264769521129811_6403682792626058342_n-150x150.jpg</text:a>
']</text:p>
      <text:p text:style-name="P4">
标签: ['ФЕХТУВАННЯ', 'ЦСК ЗСУ']</text:p>
      <text:p text:style-name="P4">
类别: News</text:p>
      <!--METADATA-->
      <text:p text:style-name="P4">
<draw:frame draw:style-name="fr1" draw:name="Image174" text:anchor-type="as-char" svg:width="6.9236in" svg:height="4.540728in" draw:z-index="0">
<draw:image xlink:href="../Images/AРМІЯINFORM/2023-04-21T30-00-00-04-00/342494056_1894873214226484_1399542592564464634_n.jpg" xlink:type="simple" xlink:show="embed" xlink:actuate="onLoad" draw:mime-type="image/jpeg"/>
</draw:frame>
</text:p>
      <text:p text:style-name="P4">
На базі Центрального спортивного клубу ЗСУ пройшов етап Кубка України зфехтування на шпагах серед чоловіків пам’яті І.Величка.</text:p>
      <text:p text:style-name="P4">
Про це<text:a xlink:type="simple" xlink:href="https%3A%2F%2Fwww.facebook.com%2FCSKA1992%2Fposts%2Fpfbid0dR3RTxdTgYhsbQ9eHv2HR3u1zWnAqT4wDn9p9PqbK8iQzgbf4ChxsHPPhSxPJKTRl&amp;show_text=true&amp;width=500" text:style-name="Internet_20_link" text:visited-style-name="Visited_20_Internet_20_Link">
повідомляє</text:a>
Facebook上的武装部队CSC。</text:p>
      <text:p text:style-name="P4">
值得注意的是，超过110名运动员参加了比赛。</text:p>
      <text:p text:style-name="P4">
<text:a xlink:type="simple" xlink:href="https://armyinform.com.ua/wp-content/uploads/2023/04/342517139_1264769521129811_6403682792626058342_n.jpg" text:style-name="Internet_20_link" text:visited-style-name="Visited_20_Internet_20_Link">
!(Images/AРМІЯINFORM/2023-04-21T30-00-00-04-00/342517139_1264769521129811_6403682792626058342_n-150x150.jpg)</text:a>
早些时候，军队报告说，三名女运动员，武装部队CSC的代表<text:a xlink:type="simple" xlink:href="https://armyinform.com.ua/2023/04/17/try-armijski-sportsmenky-vyboroly-medali-na-zmagannyah-z-fehtuvannya/" text:style-name="Internet_20_link" text:visited-style-name="Visited_20_Internet_20_Link">
赢</text:a>
乌克兰杯上的奖牌，以围栏女性的阴影。</text:p>
      <text:p text:style-name="P4">
News Source: <text:a xlink:type="simple" xlink:href="https://armyinform.com.ua/2023/04/21/ponad-110-sportsmeniv-vzyaly-uchast-u-zmagannyah-z-fehtuvannya-na-bazi-czsk-zsu/" text:style-name="Internet_20_link" text:visited-style-name="Visited_20_Internet_20_Link">
https://armyinform.com.ua/2023/04/21/ponad-110-sportsmeniv-vzyaly-uchast-u-zmagannyah-z-fehtuvannya-na-bazi-czsk-zsu/</text:a>
</text:p>
      <!--NEWS-->
      <text:h text:style-name="P10" text:outline-level="1">
<text:span text:style-name="T4">
白俄罗斯志愿者继续捍卫乌克兰 - 古尔</text:span>
</text:h>
      <text:p text:style-name="P4">
作者: ['АРМІЯINFORM']</text:p>
      <text:p text:style-name="P4">
时间: 2023-04-21T31:00:00-04:00</text:p>
      <text:p text:style-name="P4">
描述: https://youtu.be/q4nkiyzzbje团他们说，与乌克兰的战争将在2022年与乌克兰战争，他们说，在不久的将来，与乌克兰与乌克兰的战争今天，今天的乌克兰新闻，乌克兰新闻，乌克兰媒体在俄罗斯的乌克兰新闻</text:p>
      <text:p text:style-name="P4">
图片: []</text:p>
      <text:p text:style-name="P4">
标签: ['STOPRUSSIA', 'АГРЕСІЯ РФ', 'ВІЙНА', 'ВТОРГНЕННЯ РФ', 'ГОЛОВНЕ УПРАВЛІННЯ РОЗВІДКИ МО УКРАЇНИ', 'ДОБРОВОЛЬЦІ']</text:p>
      <text:p text:style-name="P4">
类别: News</text:p>
      <!--METADATA-->
      <text:p text:style-name="P4">
Kalinovsky Castus团成立于2022年3月，以纪念白俄罗斯人，波兰人，塔克拉恩斯对俄罗斯帝国的起义的领导人之一。</text:p>
      <text:p text:style-name="P4">
关于它<text:a xlink:type="simple" xlink:href="https://gur.gov.ua/content/biloruski-dobrovoltsi-prodovzhuiut-zakhyshchaty-ukrainu-u-skladi-polku-imeni-kastusia-kalynovskoho-biloruskoi-viiskovoi-chastyny-zbroinykh-syl-ukrainy.html" text:style-name="Internet_20_link" text:visited-style-name="Visited_20_Internet_20_Link">
报告</text:a>
乌克兰国防部情报部主要部门。</text:p>
      <text:p text:style-name="P4">
“志愿者参加了Bucha，Irpin，Vorzel的战斗，并从俄罗斯入侵者那里解放了乌克兰的其他定居点。</text:p>
      <text:p text:style-name="P4">
该团现在朝着巴赫穆特的方向。 自2014年以来一直受到乌克兰边界保护的志愿者。”</text:p>
      <text:p text:style-name="P4">
News Source: <text:a xlink:type="simple" xlink:href="https://armyinform.com.ua/2023/04/21/biloruski-dobrovolczi-prodovzhuyut-zahyshhaty-ukrayinu-gur/" text:style-name="Internet_20_link" text:visited-style-name="Visited_20_Internet_20_Link">
https://armyinform.com.ua/2023/04/21/biloruski-dobrovolczi-prodovzhuyut-zahyshhaty-ukrayinu-gur/</text:a>
</text:p>
      <!--NEWS-->
      <text:h text:style-name="P10" text:outline-level="1">
<text:span text:style-name="T4">
乌克兰，美国，挪威和爱沙尼亚安全部门的代表讨论了对网络威胁的反驳</text:span>
</text:h>
      <text:p text:style-name="P4">
作者: ['АРМІЯINFORM']</text:p>
      <text:p text:style-name="P4">
时间: 2023-04-21T32:00:00-04:00</text:p>
      <text:p text:style-name="P4">
描述: 乌克兰国防，美国，诺维吉亚的Bezpeques部门的代表，命运从...与乌克兰2022年的战争中取得今天，乌克兰和俄罗斯之间会发生战争，当战争，2022年与乌克兰战争时，是否会在不久的将来与乌克兰发生战争，他们说，今天与乌克兰的战争，今天，乌克兰新闻在乌克兰媒体的俄罗斯人</text:p>
      <text:p text:style-name="P4">
图片: ['<text:a xlink:type="simple" xlink:href="https://armyinform.com.ua/wp-content/uploads/2023/04/photo_5249335203158147472_y.jpg" text:style-name="Internet_20_link" text:visited-style-name="Visited_20_Internet_20_Link">
photo_5249335203158147472_y.jpg</text:a>
']</text:p>
      <text:p text:style-name="P4">
标签: ['КІБЕРБЕЗПЕКА', 'РНБО']</text:p>
      <text:p text:style-name="P4">
类别: News</text:p>
      <!--METADATA-->
      <text:p text:style-name="P4">
<draw:frame draw:style-name="fr1" draw:name="Image175" text:anchor-type="as-char" svg:width="6.9236in" svg:height="3.893007in" draw:z-index="0">
<draw:image xlink:href="../Images/AРМІЯINFORM/2023-04-21T32-00-00-04-00/photo_5249335203158147472_y.jpg" xlink:type="simple" xlink:show="embed" xlink:actuate="onLoad" draw:mime-type="image/jpeg"/>
</draw:frame>
乌克兰，美国，挪威和埃斯托尼夫的安全和国防部门的代表参加了国际会议“网络双重：情报，保护，保护”，并讨论了抵消网络威胁的问题。</text:p>
      <text:p text:style-name="P4">
关于它<text:a xlink:type="simple" xlink:href="https://www.rnbo.gov.ua/ua/Diialnist/6277.html" text:style-name="Internet_20_link" text:visited-style-name="Visited_20_Internet_20_Link">
报告</text:a>
乌克兰的宽道安全和防御。</text:p>
      <text:p text:style-name="P4">
双方讨论了网络安全性密码决策的问题，事件的智力分析以及网络空间中的信号结构，支持网络防御决策等。</text:p>
      <text:p text:style-name="P4">
如图所述，会议的目的是分析现代和平与安全项目中欧洲国家科学集体之间的合作方式，以及使用现代教育网络伪造者和平台来教授网络安全专业人员的教学。</text:p>
      <text:p text:style-name="P4">
作为会议的一部分，其参与者将能够参与剪辑并测试他们的知识和技能，以抵消网络空间中的现代威胁。</text:p>
      <text:p text:style-name="P4">
该活动是由军事电信研究所组织和克鲁蒂英雄的信息，并在NSDC乌克兰国家协调中心，司令部通讯和网络安全指挥司令部转移国际合作伙伴CRDF Global，E-Covernance Academy的支持下。(爱沙尼亚)，区域网络防御中心(立陶宛)Ta Nikola Vaptsarov海军学院(保加利亚).</text:p>
      <text:p text:style-name="P4">
News Source: <text:a xlink:type="simple" xlink:href="https://armyinform.com.ua/2023/04/21/predstavnyky-sektoru-bezpeky-ukrayiny-ssha-norvegiyi-ta-estoniyi-obgovoryly-protydiyu-kiberzagrozam/" text:style-name="Internet_20_link" text:visited-style-name="Visited_20_Internet_20_Link">
https://armyinform.com.ua/2023/04/21/predstavnyky-sektoru-bezpeky-ukrayiny-ssha-norvegiyi-ta-estoniyi-obgovoryly-protydiyu-kiberzagrozam/</text:a>
</text:p>
      <!--NEWS-->
      <text:h text:style-name="P10" text:outline-level="1">
<text:span text:style-name="T4">
我们白天的航空击中了敌人的六次打击</text:span>
</text:h>
      <text:p text:style-name="P4">
作者: ['АРМІЯINFORM']</text:p>
      <text:p text:style-name="P4">
时间: 2023-04-21T33:00:00-04:00</text:p>
      <text:p text:style-name="P4">
描述: Avisaats的乌克兰辩护部队为Doba辩护，在Zserdzhennya的地区进行了6杆。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ГЕНЕРАЛЬНИЙ ШТАБ ЗС УКРАЇНИ', 'ОПЕРАТИВНА ІНФОРМАЦІЯ', 'ХРОНІКА ОБОРОНИ']</text:p>
      <text:p text:style-name="P4">
类别: News</text:p>
      <!--METADATA-->
      <text:p text:style-name="P4">
<draw:frame draw:style-name="fr1" draw:name="Image176" text:anchor-type="as-char" svg:width="6.9236in" svg:height="4.658699in" draw:z-index="0">
<draw:image xlink:href="../Images/AРМІЯINFORM/2023-04-21T33-00-00-04-00/avicziya_udar-e1680493056934.jpg" xlink:type="simple" xlink:show="embed" xlink:actuate="onLoad" draw:mime-type="image/jpeg"/>
</draw:frame>
说明性照片<text:span text:style-name="T4">
🔥俄罗斯入侵的情况</text:span>
</text:p>
      <text:p text:style-name="P4">
乌克兰国防军每天的航空在侵略者的个人员工和军事装备集中的领域中进行了6次节拍。</text:p>
      <text:p text:style-name="P4">
关于这个<text:a xlink:type="simple" xlink:href="https://www.facebook.com/GeneralStaff.ua/posts/pfbid02vigXyFk7xzkHd2xcNCpnsAKmocjaaxmNnFxBcCzoJy4vVZRqEBR6kbMGRZPfSnnPl" text:style-name="Internet_20_link" text:visited-style-name="Visited_20_Internet_20_Link">
被引用</text:a>
在乌克兰武装部队总参谋部的运营信息中。</text:p>
      <text:p text:style-name="P4">
消息写道：“白天，火箭部队和炮兵的单位被敌人管理人员的5分击中。”</text:p>
      <text:p text:style-name="P4">
乌克兰武装部队的总人员指出，关于失去敌人的信息一直保持一致。</text:p>
      <text:p text:style-name="P4">
News Source: <text:a xlink:type="simple" xlink:href="https://armyinform.com.ua/2023/04/21/nasha-aviacziya-protyagom-doby-zavdala-shist-udariv-po-vorogu-3/" text:style-name="Internet_20_link" text:visited-style-name="Visited_20_Internet_20_Link">
https://armyinform.com.ua/2023/04/21/nasha-aviacziya-protyagom-doby-zavdala-shist-udariv-po-vorogu-3/</text:a>
</text:p>
      <!--NEWS-->
      <text:h text:style-name="P10" text:outline-level="1">
<text:span text:style-name="T4">
武装部队的总参谋部报告了形状的俄罗斯“羞耻”的数量</text:span>
</text:h>
      <text:p text:style-name="P4">
作者: ['АРМІЯINFORM']</text:p>
      <text:p text:style-name="P4">
时间: 2023-04-21T34:00:00-04:00</text:p>
      <text:p text:style-name="P4">
描述: 关于ZS乌克兰人的总部。 -Sogodni vnochi上演了...与乌克兰2022年的战争，与乌克兰的最新新闻，《与乌克兰的新闻战争》 2022年《今天的最后一次战争》，将在乌克兰和俄罗斯之间发生战争，何时与乌克兰进行战争在2022年，与否的是。是否在不久的将来与乌克兰的战争是，今天与乌克兰的战争，今天的乌克兰新闻，乌克兰的新闻，乌克兰媒体在俄罗斯的乌克兰媒体</text:p>
      <text:p text:style-name="P4">
图片: ['<text:a xlink:type="simple" xlink:href="https://armyinform.com.ua/wp-content/uploads/2023/04/q1mrhkx4r.webp" text:style-name="Internet_20_link" text:visited-style-name="Visited_20_Internet_20_Link">
q1mrhkx4r.webp</text:a>
']</text:p>
      <text:p text:style-name="P4">
标签: ['STOPRUSSIA', 'АГРЕСІЯ РФ', 'ВТОРГНЕННЯ РФ', 'ГШ ЗСУ']</text:p>
      <text:p text:style-name="P4">
类别: News</text:p>
      <!--METADATA-->
      <text:p text:style-name="P4">
<draw:frame draw:style-name="fr1" draw:name="Image177" text:anchor-type="as-char" svg:width="6.9236in" svg:height="3.692587in" draw:z-index="0">
<draw:image xlink:href="../ConvertedIMGs/AРМІЯINFORM/2023-04-21T34-00-00-04-00/q1mrhkx4r.png" xlink:type="simple" xlink:show="embed" xlink:actuate="onLoad" draw:mime-type="image/png"/>
</draw:frame>
说明性照片</text:p>
      <text:p text:style-name="P4">
<text:span text:style-name="T4">
🔥俄罗斯入侵的情况</text:span>
</text:p>
      <text:p text:style-name="P4">
关于它<text:a xlink:type="simple" xlink:href="https://www.facebook.com/GeneralStaff.ua/posts/pfbid02vigXyFk7xzkHd2xcNCpnsAKmocjaaxmNnFxBcCzoJy4vVZRqEBR6kbMGRZPfSnnPl" text:style-name="Internet_20_link" text:visited-style-name="Visited_20_Internet_20_Link">
报告</text:a>
乌克兰武装部队的总参谋部。</text:p>
      <ul>
        <li>
泰特(Tonight)，敌人申请了大约10 Shakhaned 136 UAVS(信息已详细)，其中8-被我们的捍卫者摧毁。 俄罗斯侵略性侵略者在我们的军事和定居点的位置上也有49个火箭发射器。 消息写道，平民在平民中丧生和受伤，私人住宅和其他平民基础设施已被摧毁和损害。</li>
      </ul>
      <text:p text:style-name="P4">
News Source: <text:a xlink:type="simple" xlink:href="https://armyinform.com.ua/2023/04/21/cziyeyi-nochi-rashysty-zastosuvaly-blyzko-10-bpla-typu-shahed-136/" text:style-name="Internet_20_link" text:visited-style-name="Visited_20_Internet_20_Link">
https://armyinform.com.ua/2023/04/21/cziyeyi-nochi-rashysty-zastosuvaly-blyzko-10-bpla-typu-shahed-136/</text:a>
</text:p>
      <!--NEWS-->
      <text:h text:style-name="P10" text:outline-level="1">
<text:span text:style-name="T4">
武装部队反映了60多个入侵者攻击</text:span>
</text:h>
      <text:p text:style-name="P4">
作者: ['АРМІЯINFORM']</text:p>
      <text:p text:style-name="P4">
时间: 2023-04-21T35:00:00-04:00</text:p>
      <text:p text:style-name="P4">
描述: 关于ZS乌克兰人的总部。  - 敌人，伟大的伟大的TSIN，...与乌克兰2022年的战争，与乌克兰的战争是今天的最新消息，今天与乌克兰2022年战争的消息是今天的最新消息他们说，乌克兰和俄罗斯以及2022年与乌克兰的战争将在不久的将来与乌克兰发生战争，他们说，今天与乌克兰的战争，今天的乌克兰新闻，乌克兰新闻，乌克兰媒体在俄罗斯媒体的乌克兰新闻</text:p>
      <text:p text:style-name="P4">
图片: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标签: ['STOPRUSSIA', 'АГРЕСІЯ РФ', 'ВТОРГНЕННЯ РФ', 'ГШ ЗСУ', 'ХРОНІКА ОБОРОНИ']</text:p>
      <text:p text:style-name="P4">
类别: News</text:p>
      <!--METADATA-->
      <text:p text:style-name="P4">
<draw:frame draw:style-name="fr1" draw:name="Image178" text:anchor-type="as-char" svg:width="6.9236in" svg:height="4.603112in" draw:z-index="0">
<draw:image xlink:href="../Images/AРМІЯINFORM/2023-04-21T35-00-00-04-00/316291145_461855632794187_3997898045081184413_n.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vigXyFk7xzkHd2xcNCpnsAKmocjaaxmNnFxBcCzoJy4vVZRqEBR6kbMGRZPfSnnPl" text:style-name="Internet_20_link" text:visited-style-name="Visited_20_Internet_20_Link">
报告</text:a>
乌克兰武装部队的总参谋部。</text:p>
      <ul>
        <li>
敌人以巨大的损失为代价，主要努力集中在对Lyman，Bakhmut，Avdiiv和Marinskaya的防腐式行动上。 在最后一天，有60多次敌人的袭击反映在他们中。在巴赫穆特市以外进行了最烘烤的战斗，这是在级别中指出的。</li>
      </ul>
      <text:p text:style-name="P4">
News Source: <text:a xlink:type="simple" xlink:href="https://armyinform.com.ua/2023/04/21/zsu-vidbyly-ponad-60-atak-okupantiv/" text:style-name="Internet_20_link" text:visited-style-name="Visited_20_Internet_20_Link">
https://armyinform.com.ua/2023/04/21/zsu-vidbyly-ponad-60-atak-okupantiv/</text:a>
</text:p>
      <!--NEWS-->
      <text:h text:style-name="P10" text:outline-level="1">
<text:span text:style-name="T4">
我会在互联网上放上任何帖子，偶然地，我会按某个地方 - 我会来找我拦截gur</text:span>
</text:h>
      <text:p text:style-name="P4">
作者: ['АРМІЯINFORM']</text:p>
      <text:p text:style-name="P4">
时间: 2023-04-21T36:00:00-04:00</text:p>
      <text:p text:style-name="P4">
描述: https://youtu.be/wuegcgo_0ak女友Abo是俄罗斯联邦联合会ROSPOVESU的小队Viexkovo服务...与乌克兰2022年的战争，今天与乌克兰的最新消息，今天与乌克兰战争，与乌克兰的战争，今天与乌克兰战争，今天是最后一场，将在今天的最后一场乌克兰与俄罗斯之间的战争以及何时，何时，何时，何时，何时，何时，何时，何时，何时，何时，何时，何时，何时，何时，何时与乌克兰在2022年进行战争，将与乌克兰发生战争未来，与乌克兰的战争，乌克兰今天的新闻，乌克兰媒体的乌克兰新闻在俄罗斯</text:p>
      <text:p text:style-name="P4">
图片: []</text:p>
      <text:p text:style-name="P4">
标签: []</text:p>
      <text:p text:style-name="P4">
类别: News</text:p>
      <!--METADATA-->
      <text:p text:style-name="P4">
俄罗斯军人的女友或妻子讲述了一项新法律，该法律使其发表评论或讨论乌克兰战争事件，并威胁要被监禁12年。</text:p>
      <text:p text:style-name="P4">
关于这个<text:a xlink:type="simple" xlink:href="https://gur.gov.ua/content/post-v-ynternete-vystavliu-kakoi-nybud-nechaino-laik-kuda-nybud-nazhmu---ko-mne-v-hosty-pryedut.html" text:style-name="Internet_20_link" text:visited-style-name="Visited_20_Internet_20_Link">
被引用</text:a>
跨越乌克兰国防部情报局的主要局。</text:p>
      <text:p text:style-name="P4">
“如果我仍然是邻居，尽管我会说这样的话……他只会带一个我不太好的器官中的人 - 他们会来拜访我。”  -  Zhinka在一个对话。</text:p>
      <text:p text:style-name="P4">
News Source: <text:a xlink:type="simple" xlink:href="https://armyinform.com.ua/2023/04/21/post-v-interneti-vystavlyu-yakyj-nebud-vypadkovo-lajk-des-natysnu-do-mene-v-gosti-pryyidut-perehoplennya-gur/" text:style-name="Internet_20_link" text:visited-style-name="Visited_20_Internet_20_Link">
https://armyinform.com.ua/2023/04/21/post-v-interneti-vystavlyu-yakyj-nebud-vypadkovo-lajk-des-natysnu-do-mene-v-gosti-pryyidut-perehoplennya-gur/</text:a>
</text:p>
      <!--NEWS-->
      <text:h text:style-name="P10" text:outline-level="1">
<text:span text:style-name="T4">
国防军消除了600多名入侵者，摧毁了8个无人机和6 BBM</text:span>
</text:h>
      <text:p text:style-name="P4">
作者: ['АРМІЯINFORM']</text:p>
      <text:p text:style-name="P4">
时间: 2023-04-21T37:00:00-04:00</text:p>
      <text:p text:style-name="P4">
描述: Zagalni Boyov，将敌人于02.24.22至04/21/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vtraty_04-21-2023-scaled.jpg" text:style-name="Internet_20_link" text:visited-style-name="Visited_20_Internet_20_Link">
vtraty_04-21-2023-scaled.jpg</text:a>
']</text:p>
      <text:p text:style-name="P4">
标签: ['STOPRUSSIA', 'АГРЕСІЯ РФ', 'ВІЙНА', 'ВТОРГНЕННЯ РФ', 'ВТРАТИ ВОРОГА', 'НАЧАЛЬНИК ГЕНЕРАЛЬНОГО ШТАБУ ЗС УКРАЇНИ']</text:p>
      <text:p text:style-name="P4">
类别: News</text:p>
      <!--METADATA-->
      <text:p text:style-name="P4">
<draw:frame draw:style-name="fr1" draw:name="Image179" text:anchor-type="as-char" svg:width="6.9236in" svg:height="6.975527in" draw:z-index="0">
<draw:image xlink:href="../Images/AРМІЯINFORM/2023-04-21T37-00-00-04-00/vtraty_04-21-2023-scaled.jpg" xlink:type="simple" xlink:show="embed" xlink:actuate="onLoad" draw:mime-type="image/jpeg"/>
</draw:frame>
敌人从24.02.22到21.04.23的总损失将分配给：</text:p>
      <text:p text:style-name="P4">
<text:span text:style-name="T4">
<text:span text:style-name="T5">
人员 -  </text:span>
* 185050(+630)消除的人</text:span>
<text:span text:style-name="T5">
坦克 -  </text:span>
<text:span text:style-name="T5">
 3668(+1)</text:span>
<text:span text:style-name="T4">
战斗装甲车 -  </text:span>
 7126(+6)<text:span text:style-name="T4">
<text:span text:style-name="T5">
炮兵系统 -  </text:span>
<text:span text:style-name="T5">
 2827(+2)</text:span>
 </text:span>
 rszv- <text:span text:style-name="T4">
 539(0)</text:span>
<text:span text:style-name="T5">
防防防防防空防 -  </text:span>
<text:span text:style-name="T5">
 285(0)</text:span>
<text:span text:style-name="T4">
飞机 -  </text:span>
 308(0)<text:span text:style-name="T4">
<text:span text:style-name="T5">
直升机 -  </text:span>
* 293(0)</text:span>
<text:span text:style-name="T5">
无人机手术级别 -  </text:span>
<text:span text:style-name="T5">
 2394(+8)</text:span>
<text:span text:style-name="T4">
有翼的导弹 -  </text:span>
 911(0)<text:span text:style-name="T4">
<text:span text:style-name="T5">
船 /船 -  </text:span>
* 18(0)</text:span>
<text:span text:style-name="T5">
汽车设备和坦克 -  </text:span>
<text:span text:style-name="T5">
 5713(+6)</text:span>
<text:span text:style-name="T4">
特殊技术 -  </text:span>
 334(+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1.04.23。</text:p>
      <text:p text:style-name="P4">
News Source: <text:a xlink:type="simple" xlink:href="https://armyinform.com.ua/2023/04/21/syly-oborony-likviduvaly-ponad-600-okupantiv-znyshhyly-8-bpla-ta-6-bbm/" text:style-name="Internet_20_link" text:visited-style-name="Visited_20_Internet_20_Link">
https://armyinform.com.ua/2023/04/21/syly-oborony-likviduvaly-ponad-600-okupantiv-znyshhyly-8-bpla-ta-6-bbm/</text:a>
</text:p>
      <!--NEWS-->
      <text:h text:style-name="P10" text:outline-level="1">
<text:span text:style-name="T4">
协调总部与海军陆战队家庭一起举行</text:span>
</text:h>
      <text:p text:style-name="P4">
作者: ['АРМІЯINFORM']</text:p>
      <text:p text:style-name="P4">
时间: 2023-04-21T38:00:00-04:00</text:p>
      <text:p text:style-name="P4">
描述: 在普京的协调总部，Picli -Lodge被收费Zustychych Iz ...与乌克兰2022年的战争，与乌克兰的战争是今天的最新消息，这是与乌克兰2022的新闻战争，这是今天的最后一场新闻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4/z1678801384a237i.jpg" text:style-name="Internet_20_link" text:visited-style-name="Visited_20_Internet_20_Link">
z1678801384a237i.jpg</text:a>
', '<text:a xlink:type="simple" xlink:href="https://armyinform.com.ua/wp-content/uploads/2023/04/photo_5912416057023377510_w.jpg" text:style-name="Internet_20_link" text:visited-style-name="Visited_20_Internet_20_Link">
photo_5912416057023377510_w.jpg</text:a>
']</text:p>
      <text:p text:style-name="P4">
标签: ['STOPRUSSIA', 'АГРЕСІЯ РФ', 'ВІЙНА', 'ВТОРГНЕННЯ РФ', 'КООРДИНАЦІЙНИЙ ШТАБ З ПИТАНЬ ПОВОДЖЕННЯ З ВІЙСЬКОВОПОЛОНЕНИМИ']</text:p>
      <text:p text:style-name="P4">
类别: News</text:p>
      <!--METADATA-->
      <text:p text:style-name="P4">
<draw:frame draw:style-name="fr1" draw:name="Image180" text:anchor-type="as-char" svg:width="6.9236in" svg:height="4.312067in" draw:z-index="0">
<draw:image xlink:href="../Images/AРМІЯINFORM/2023-04-21T38-00-00-04-00/z1678801384a237i.jpg" xlink:type="simple" xlink:show="embed" xlink:actuate="onLoad" draw:mime-type="image/jpeg"/>
</draw:frame>
捍卫囚犯的协调总部与以米哈伊尔·比利恩斯基(Mikhail Bilynsky)命名的独立海军陆战队旅的军事人员家属进行了追求。</text:p>
      <text:p text:style-name="P4">
关于这个协调总部<text:a xlink:type="simple" xlink:href="https://t.me/Koord_shtab/869" text:style-name="Internet_20_link" text:visited-style-name="Visited_20_Internet_20_Link">
报告</text:a>
Nastym官方电报频道。</text:p>
      <text:p text:style-name="P4">
亲戚表示关注有关被囚禁的军事军人拘留条件的信息。</text:p>
      <text:p text:style-name="P4">
协调总部代表说：“那些从囚禁中返回的人将受到执法的采访。” “这些证词将支持多罗西亚的国际诉讼以及嘲笑我们囚犯的每个人。”</text:p>
      <text:p text:style-name="P4">
这次会议还提出了康复和治疗捍卫者的主题：许多方面需要改进。此外，他们还考虑了收集有关被囚禁的军事人员的信息的可能方法。</text:p>
      <text:p text:style-name="P4">
他们补充说：“这对于实现我们的共同目标非常重要 - 乌克兰人从囚禁中返回。”</text:p>
      <text:p text:style-name="P4">
<draw:frame draw:style-name="fr1" draw:name="Image181" text:anchor-type="as-char" svg:width="6.9236in" svg:height="4.615733in" draw:z-index="0">
<draw:image xlink:href="../Images/AРМІЯINFORM/2023-04-21T38-00-00-04-00/photo_5912416057023377510_w.jpg" xlink:type="simple" xlink:show="embed" xlink:actuate="onLoad" draw:mime-type="image/jpeg"/>
</draw:frame>
</text:p>
      <text:p text:style-name="P4">
News Source: <text:a xlink:type="simple" xlink:href="https://armyinform.com.ua/2023/04/21/u-koordynaczijnomu-shtabi-vidbulasya-zustrich-iz-rodynamy-morpihiv/" text:style-name="Internet_20_link" text:visited-style-name="Visited_20_Internet_20_Link">
https://armyinform.com.ua/2023/04/21/u-koordynaczijnomu-shtabi-vidbulasya-zustrich-iz-rodynamy-morpihiv/</text:a>
</text:p>
      <!--NEWS-->
      <text:h text:style-name="P10" text:outline-level="1">
<text:span text:style-name="T4">
美国和法国总统进行了电话交谈 - 确认了乌克兰的坚定支持</text:span>
</text:h>
      <text:p text:style-name="P4">
作者: ['АРМІЯINFORM']</text:p>
      <text:p text:style-name="P4">
时间: 2023-04-21T39:00:00-04:00</text:p>
      <text:p text:style-name="P4">
描述: 美国总统约瑟夫·拜登·马夫·克洛维莫夫·罗兹莫夫·罗兹莫夫·罗兹莫夫法国国王伊曼纽尔国王...与乌克兰2022年的战争，与乌克兰的最新新闻战争，今天与乌克兰的《新闻战》最后一次与乌克兰的新闻战争，乌克兰和俄罗斯与俄罗斯之间以及俄罗斯之间的战争将发生他们说，乌克兰在2022年是否会有一年的时间，在不久的将来是否会与乌克兰进行战争</text:p>
      <text:p text:style-name="P4">
图片: ['<text:a xlink:type="simple" xlink:href="https://armyinform.com.ua/wp-content/uploads/2023/04/biden_macron.jpg" text:style-name="Internet_20_link" text:visited-style-name="Visited_20_Internet_20_Link">
biden_macron.jpg</text:a>
']</text:p>
      <text:p text:style-name="P4">
标签: ['ДЖО БАЙДЕН', 'ЕММАНЮЕЛЬ МАКРОН', 'СВІТ ПІДТРИМУЄ УКРАЇНУ']</text:p>
      <text:p text:style-name="P4">
类别: News</text:p>
      <!--METADATA-->
      <text:p text:style-name="P4">
<draw:frame draw:style-name="fr1" draw:name="Image182" text:anchor-type="as-char" svg:width="6.9236in" svg:height="3.894525in" draw:z-index="0">
<draw:image xlink:href="../Images/AРМІЯINFORM/2023-04-21T39-00-00-04-00/biden_macron.jpg" xlink:type="simple" xlink:show="embed" xlink:actuate="onLoad" draw:mime-type="image/jpeg"/>
</draw:frame>
美国总统约瑟夫·拜登(Joseph Biden)与法国大学的马克龙(Collegummanuel Macron)进行了电话交谈。</text:p>
      <text:p text:style-name="P4">
关于它<text:a xlink:type="simple" xlink:href="https://www.whitehouse.gov/briefing-room/statements-releases/2023/04/20/readout-of-president-joe-bidens-call-with-president-emmanuel-macron-of-france-3/" text:style-name="Internet_20_link" text:visited-style-name="Visited_20_Internet_20_Link">
报告</text:a>
白宫新闻服务。</text:p>
      <text:p text:style-name="P4">
在谈话中，国家领导人在俄罗斯侵略的条件下确认了对乌克兰的坚定支持。</text:p>
      <text:p text:style-name="P4">
两名领导人还讨论了马克龙(Macron)最近对中国人民共和国的旅行，以及他们目前为促进安全，共同价值观和基于印度太平洋国际秩序规则的努力。</text:p>
      <text:p text:style-name="P4">
News Source: <text:a xlink:type="simple" xlink:href="https://armyinform.com.ua/2023/04/21/prezydenty-ssha-ta-francziyi-provely-telefonnu-rozmovu-pidtverdyly-nepohytnu-pidtrymku-ukrayiny/" text:style-name="Internet_20_link" text:visited-style-name="Visited_20_Internet_20_Link">
https://armyinform.com.ua/2023/04/21/prezydenty-ssha-ta-francziyi-provely-telefonnu-rozmovu-pidtverdyly-nepohytnu-pidtrymku-ukrayiny/</text:a>
</text:p>
      <!--NEWS-->
      <text:h text:style-name="P10" text:outline-level="1">
<text:span text:style-name="T4">
武装部队的武装部队在晚上摧毁了8 Shahd 136/131</text:span>
</text:h>
      <text:p text:style-name="P4">
作者: ['АРМІЯINFORM']</text:p>
      <text:p text:style-name="P4">
时间: 2023-04-21T40:00:00-04:00</text:p>
      <text:p text:style-name="P4">
描述: Syogodnis，21 kvisnya，Rosiskis，PuptepatzInyne，Tiezka袭击了乌克兰的意图...与乌克兰2022年的战争，与乌克兰的最新新闻，今天与乌克兰2022年的战争，今天与乌克兰的战争，乌克兰和俄罗斯和乌克兰之间的战争将会发生他们说，在2022年，是否会在不久的将来与乌克兰进行战争</text:p>
      <text:p text:style-name="P4">
图片: ['<text:a xlink:type="simple" xlink:href="https://armyinform.com.ua/wp-content/uploads/2023/02/drony-1.jpg" text:style-name="Internet_20_link" text:visited-style-name="Visited_20_Internet_20_Link">
drony-1.jpg</text:a>
']</text:p>
      <text:p text:style-name="P4">
标签: ['SHAHED-136/131', 'STOPRUSSIA', 'АГРЕСІЯ РФ', 'ВТОРГНЕННЯ РФ', 'КОМАНДУВАННЯ ПОВІТРЯНИХ СИЛ ЗСУ']</text:p>
      <text:p text:style-name="P4">
类别: News</text:p>
      <!--METADATA-->
      <text:p text:style-name="P4">
<draw:frame draw:style-name="fr1" draw:name="Image183" text:anchor-type="as-char" svg:width="6.9236in" svg:height="3.894525in" draw:z-index="0">
<draw:image xlink:href="../Images/AРМІЯINFORM/2023-04-21T40-00-00-04-00/drony-1.jpg" xlink:type="simple" xlink:show="embed" xlink:actuate="onLoad" draw:mime-type="image/jpeg"/>
</draw:frame>
说明性照片</text:p>
      <text:p text:style-name="P4">
今天，4月21日，俄罗斯占领部队从无周围的方向袭击了乌克兰(布莱恩斯克地区)Kamikadze Shock无人机。 多达12次冲击无人机SHAHD-136/131被占领。</text:p>
      <text:p text:style-name="P4">
关于它<text:a xlink:type="simple" xlink:href="https://t.me/kpszsu/2479" text:style-name="Internet_20_link" text:visited-style-name="Visited_20_Internet_20_Link">
报告</text:a>
武装部队司令部。</text:p>
      <text:p text:style-name="P4">
与乌克兰武装部队的防空部队合作，空军空军司令部防空部队和手段摧毁了八个“ shahmed”。</text:p>
      <text:p text:style-name="P4">
News Source: <text:a xlink:type="simple" xlink:href="https://armyinform.com.ua/2023/04/21/syly-ppo-zsu-vnochi-znyshhyly-8-shahed-136-131/" text:style-name="Internet_20_link" text:visited-style-name="Visited_20_Internet_20_Link">
https://armyinform.com.ua/2023/04/21/syly-ppo-zsu-vnochi-znyshhyly-8-shahed-136-131/</text:a>
</text:p>
      <!--NEWS-->
      <text:h text:style-name="P10" text:outline-level="1">
<text:span text:style-name="T4">
在乌克兰沉默的时刻</text:span>
</text:h>
      <text:p text:style-name="P4">
作者: ['АРМІЯINFORM']</text:p>
      <text:p text:style-name="P4">
时间: 2023-04-21T41: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184" text:anchor-type="as-char" svg:width="6.9236in" svg:height="3.895992in" draw:z-index="0">
<draw:image xlink:href="../Images/AРМІЯINFORM/2023-04-21T41-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1/v-ukrayini-hvylyna-movchannya/" text:style-name="Internet_20_link" text:visited-style-name="Visited_20_Internet_20_Link">
https://armyinform.com.ua/2023/04/21/v-ukrayini-hvylyna-movchannya/</text:a>
</text:p>
      <!--NEWS-->
      <text:h text:style-name="P10" text:outline-level="1">
<text:span text:style-name="T4">
爱沙尼亚宣布了乌克兰的新军事援助计划</text:span>
</text:h>
      <text:p text:style-name="P4">
作者: ['АРМІЯINFORM']</text:p>
      <text:p text:style-name="P4">
时间: 2023-04-21T42:00:00-04:00</text:p>
      <text:p text:style-name="P4">
描述: 族裔的分离是乌克兰的维斯科沃的新套餐，Yakkoye，...与乌克兰2022年的战争，与乌克兰的战争是今天的最新消息，今天是与乌克兰2022年的新闻战争，今天将会有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4/screenshot_3-gigapixel-height-900px-2-1-e1682056836114.jpg" text:style-name="Internet_20_link" text:visited-style-name="Visited_20_Internet_20_Link">
screenshot_3-gigapixel-height-900px-2-1-e1682056836114.jpg</text:a>
']</text:p>
      <text:p text:style-name="P4">
标签: ['БОЄПРИПАСИ ДЛЯ УКРАЇНИ', 'ДОПОМОГА ПАРТНЕРІВ', 'ДОПОМОГА УКРАЇНИ', 'ЕСТОНІЯ', 'СВІТ ПІДТРИМУЄ УКРАЇНУ']</text:p>
      <text:p text:style-name="P4">
类别: News</text:p>
      <!--METADATA-->
      <text:p text:style-name="P4">
<draw:frame draw:style-name="fr1" draw:name="Image185" text:anchor-type="as-char" svg:width="6.9236in" svg:height="4.166414in" draw:z-index="0">
<draw:image xlink:href="../Images/AРМІЯINFORM/2023-04-21T42-00-00-04-00/screenshot_3-gigapixel-height-900px-2-1-e1682056836114.jpg" xlink:type="simple" xlink:show="embed" xlink:actuate="onLoad" draw:mime-type="image/jpeg"/>
</draw:frame>
爱沙尼亚政府已批准了乌克兰的新军事援助计划，该计划将在炮弹弹药中尤其是155毫米。</text:p>
      <text:p text:style-name="P4">
关于它<text:a xlink:type="simple" xlink:href="https://twitter.com/HPevkur/status/1649057074553450498" text:style-name="Internet_20_link" text:visited-style-name="Visited_20_Internet_20_Link">
写</text:a>
爱沙尼亚国防部长汉诺·马库尔(Hanno Makur)在Twitter中。</text:p>
      <text:p text:style-name="P4">
爱沙尼亚提供的另一套援助包含155毫米棉布。 此外，爱沙尼亚将把乌克兰国家的武装部队和弹药传递给小武器。</text:p>
      <text:p text:style-name="P4">
汉诺·蒙库尔(Hanno Menkur)说：“爱沙尼亚将100万壳向乌克兰派遣的倡议以前所未有的速度和解，现在乌克兰需要欧洲盟友的速度实践决定。”</text:p>
      <text:p text:style-name="P4">
他报告说，今天4月21日，在拉姆斯坦会议的框架内，他将以某种方式与乌克兰乌克兰·阿列克谢·雷兹尼科夫的国防部长会面，并以某种方式以及如何以及如何帮助乌克兰。</text:p>
      <text:p text:style-name="P4">
News Source: <text:a xlink:type="simple" xlink:href="https://armyinform.com.ua/2023/04/21/estoniya-ogolosyla-pro-novyj-paket-vijskovoyi-dopomogy-dlya-ukrayiny/" text:style-name="Internet_20_link" text:visited-style-name="Visited_20_Internet_20_Link">
https://armyinform.com.ua/2023/04/21/estoniya-ogolosyla-pro-novyj-paket-vijskovoyi-dopomogy-dlya-ukrayiny/</text:a>
</text:p>
      <!--NEWS-->
      <text:h text:style-name="P10" text:outline-level="1">
<text:span text:style-name="T4">
奥地利冻结了俄罗斯的资产近20亿欧元</text:span>
</text:h>
      <text:p text:style-name="P4">
作者: ['АРМІЯINFORM']</text:p>
      <text:p text:style-name="P4">
时间: 2023-04-21T43:00:00-04:00</text:p>
      <text:p text:style-name="P4">
描述: 奥地利pisddritrima sancss是在I Spocules联合会的Redajan联盟对面...与乌克兰2022年的战争，与乌克兰与乌克兰的最新新闻，今天与乌克兰2022年的新闻战争，今天上次与乌克兰的新闻战，将在乌克兰和俄罗斯和战争之间发生战争他们在2022年与乌克兰有一年</text:p>
      <text:p text:style-name="P4">
图片: ['<text:a xlink:type="simple" xlink:href="https://armyinform.com.ua/wp-content/uploads/2023/04/42f005d5bd63fbc0-1.jpg" text:style-name="Internet_20_link" text:visited-style-name="Visited_20_Internet_20_Link">
42f005d5bd63fbc0-1.jpg</text:a>
']</text:p>
      <text:p text:style-name="P4">
标签: ['АВСТРІЯ', 'АНТИРОСІЙСЬКІ САНКЦІЇ', 'ВОЄННИЙ СТАН', 'КРАХ РОСІЙСЬКОЇ ЕКОНОМІКИ', 'ПІДТРИМКА УКРАЇНИ']</text:p>
      <text:p text:style-name="P4">
类别: News</text:p>
      <!--METADATA-->
      <text:p text:style-name="P4">
<draw:frame draw:style-name="fr1" draw:name="Image186" text:anchor-type="as-char" svg:width="6.9236in" svg:height="2.772928in" draw:z-index="0">
<draw:image xlink:href="../Images/AРМІЯINFORM/2023-04-21T43-00-00-04-00/42f005d5bd63fbc0-1.jpg" xlink:type="simple" xlink:show="embed" xlink:actuate="onLoad" draw:mime-type="image/jpeg"/>
</draw:frame>
奥地利支持对欧洲伊斯兰国欧洲联盟对俄罗斯实施的制裁，自大规模战争开始以来，您已经冻结了20亿欧元的金融资产。</text:p>
      <text:p text:style-name="P4">
关于它<text:a xlink:type="simple" xlink:href="https://twitter.com/magnusbrunner/status/1648961908517511168" text:style-name="Internet_20_link" text:visited-style-name="Visited_20_Internet_20_Link">
报告</text:a>
奥地利马格努斯·布伦纳(Twitter)的奥地利马格努斯·布伦纳(Magnus Brunner)财政部长。</text:p>
      <text:p text:style-name="P4">
“我在维也纳接受了美国财政部副部长，以反恐和洗钱的武士布莱恩·尼尔森。 这次会议很特别。 在俄罗斯联邦战争期间，欧盟与美国之间的战略关系具有很大的战略关系。”</text:p>
      <text:p text:style-name="P4">
他补充说，出于奥地利，欧洲和美国的利益，对俄罗斯的制裁有效实施。</text:p>
      <text:p text:style-name="P4">
马格努斯·布鲁纳(Magnus Brunner)说：“我们支持对侵略者的事件的制裁，自战争开始以来，已经冻结了近20亿美元的金融资产。”</text:p>
      <text:p text:style-name="P4">
News Source: <text:a xlink:type="simple" xlink:href="https://armyinform.com.ua/2023/04/21/avstriya-zamorozyla-aktyvy-rosiyi-majzhe-na-2-mlrd-yevro/" text:style-name="Internet_20_link" text:visited-style-name="Visited_20_Internet_20_Link">
https://armyinform.com.ua/2023/04/21/avstriya-zamorozyla-aktyvy-rosiyi-majzhe-na-2-mlrd-yevro/</text:a>
</text:p>
      <!--NEWS-->
      <text:h text:style-name="P10" text:outline-level="1">
<text:span text:style-name="T4">
陆军Alla Belinskaya-欧洲副学期</text:span>
</text:h>
      <text:p text:style-name="P4">
作者: ['АРМІЯINFORM']</text:p>
      <text:p text:style-name="P4">
时间: 2023-04-21T44:00:00-04:00</text:p>
      <text:p text:style-name="P4">
描述: 在Champion Borotbi，克罗地亚Zagrebi，Armyska ...与乌克兰2022年的战争，与乌克兰与乌克兰的最新新闻战争，今天与乌克兰2022年的战争，乌克兰和俄罗斯之间的战争将在乌克兰和俄罗斯之间发动战争，以及与乌克兰的战争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4/342822961_253886793712217_6497639390628025878_n.jpg" text:style-name="Internet_20_link" text:visited-style-name="Visited_20_Internet_20_Link">
342822961_253886793712217_6497639390628025878_n.jpg</text:a>
']</text:p>
      <text:p text:style-name="P4">
标签: ['АЛЛА БЕЛІНСЬКА', 'АРМІЙСЬКИЙ СПОРТ', 'БОРОТЬБА']</text:p>
      <text:p text:style-name="P4">
类别: News</text:p>
      <!--METADATA-->
      <text:p text:style-name="P4">
<draw:frame draw:style-name="fr1" draw:name="Image187" text:anchor-type="as-char" svg:width="6.9236in" svg:height="3.956343in" draw:z-index="0">
<draw:image xlink:href="../Images/AРМІЯINFORM/2023-04-21T44-00-00-04-00/342822961_253886793712217_6497639390628025878_n.jpg" xlink:type="simple" xlink:show="embed" xlink:actuate="onLoad" draw:mime-type="image/jpeg"/>
</draw:frame>
在克罗地亚萨格勒布举行的欧洲战斗锦标赛上，陆军运动员阿拉·贝林斯卡亚(Alla Belinskaya)成为欧洲的副冠军。</text:p>
      <text:p text:style-name="P4">
关于这个<text:a xlink:type="simple" xlink:href="https://www.facebook.com/100057354495081/posts/726816182573525/" text:style-name="Internet_20_link" text:visited-style-name="Visited_20_Internet_20_Link">
告知</text:a>
乌克兰武装部队的中央体育俱乐部。</text:p>
      <text:p text:style-name="P4">
在体重的结局中，最高68公斤，阿拉赢得了银牌。</text:p>
      <text:p text:style-name="P4">
应该指出的是，她赢得了欧洲冠军-2021法国昆巴·拉罗克(Kumba Larrock)的1/2决赛。</text:p>
      <text:p text:style-name="P4">
News Source: <text:a xlink:type="simple" xlink:href="https://armyinform.com.ua/2023/04/21/armijka-alla-belinska-viczechempionka-yevropy-z-borotby/" text:style-name="Internet_20_link" text:visited-style-name="Visited_20_Internet_20_Link">
https://armyinform.com.ua/2023/04/21/armijka-alla-belinska-viczechempionka-yevropy-z-borotby/</text:a>
</text:p>
      <!--NEWS-->
      <text:h text:style-name="P10" text:outline-level="1">
<text:span text:style-name="T4">
在国防军的东部方向摧毁了123名入侵者</text:span>
</text:h>
      <text:p text:style-name="P4">
作者: ['АРМІЯINFORM']</text:p>
      <text:p text:style-name="P4">
时间: 2023-04-21T45:00:00-04:00</text:p>
      <text:p text:style-name="P4">
描述: 在Vidpovydalnosti Science of Viesk Viisk Vorog Zoservzhi上，VEDENNE上的Viesk Vorog Zoservzhi ...与乌克兰2022年的战争，与乌克兰的最新新闻，今天与乌克兰2022年的新闻战争，今天与乌克兰2022年的新闻战，乌克兰和俄罗斯之间的战争将与乌克兰之间发生战争他们说，乌克兰在2022年将是与乌克兰的战争</text:p>
      <text:p text:style-name="P4">
图片: ['<text:a xlink:type="simple" xlink:href="https://armyinform.com.ua/wp-content/uploads/2023/04/bahmut-4.jpg" text:style-name="Internet_20_link" text:visited-style-name="Visited_20_Internet_20_Link">
bahmut-4.jpg</text:a>
']</text:p>
      <text:p text:style-name="P4">
标签: ['STOPRUSSIA', 'АГРЕСІЯ РФ', 'ВТОРГНЕННЯ РФ', 'ГШ ЗСУ']</text:p>
      <text:p text:style-name="P4">
类别: News</text:p>
      <!--METADATA-->
      <text:p text:style-name="P4">
<draw:frame draw:style-name="fr1" draw:name="Image188" text:anchor-type="as-char" svg:width="6.9236in" svg:height="3.894525in" draw:z-index="0">
<draw:image xlink:href="../Images/AРМІЯINFORM/2023-04-21T45-00-00-04-00/bahmut-4.jpg" xlink:type="simple" xlink:show="embed" xlink:actuate="onLoad" draw:mime-type="image/jpeg"/>
</draw:frame>
在东部部队的责任领域，敌人专注于莱曼和巴赫穆特指示的进攻行动。 展览进行了17架飞机罢工，32次战斗，480个纬度。</text:p>
      <text:p text:style-name="P4">
如<text:a xlink:type="simple" xlink:href="https://www.facebook.com/GeneralStaff.ua/posts/pfbid0rh5pVSYZJ6bZWBBo6j7hSwYeAisvcu7hLZz4JrJ9foQQWRJfi69EieF9bhLpfCywl" text:style-name="Internet_20_link" text:visited-style-name="Visited_20_Internet_20_Link">
注明</text:a>
在武装部队中，最后一天被摧毁<text:span text:style-name="T4">
 123 </text:span>
占领者，<text:span text:style-name="T4">
 179 </text:span>
受伤。</text:p>
      <text:p text:style-name="P4">
<text:span text:style-name="T4">
在库皮斯克方向</text:span>
敌人的炮击遭到了克拉斯尼(Krasne)，两年，西部和贝雷斯托沃(Berestovo)的Kharkiv地区的Krasne First，Novomlinsk。</text:p>
      <text:p text:style-name="P4">
<text:span text:style-name="T4">
朝利人方向</text:span>
敌人试图改善战术位置，在Serebryansky Forestry地区进行了不成功的进攻行动。炮击再次遭受了斯特尔马基夫卡(Stelmakhivka)，尼维斯科(Nevskoye)，迪布罗夫(Dibrova)Iblogorovka，luhansk Regial and Ivanivka，verkhnamyanea，炮弹。</text:p>
      <text:p text:style-name="P4">
<text:span text:style-name="T4">
在Bakhmut方向</text:span>
敌人继续采取进攻行动。 巴赫穆特正在进行加权战。 Vasyukivka，Minskivka，Zaliznyanske，Orikhovo-Vasylivka，Novomarkovo，Grigorivka，Bakhmut，Bakhmut，Ivanivske，Oleksandr-Schultine，White Mountain，White Mountain，友谊，友谊，Zalipivka，Zalipivka，Zalipivka，Zalipivka和Donetsk地区受到了敌人的炮击。</text:p>
      <text:p text:style-name="P4">
News Source: <text:a xlink:type="simple" xlink:href="https://armyinform.com.ua/2023/04/21/na-shidnomu-napryamku-syly-oborony-znyshhyly-123-okupanta/" text:style-name="Internet_20_link" text:visited-style-name="Visited_20_Internet_20_Link">
https://armyinform.com.ua/2023/04/21/na-shidnomu-napryamku-syly-oborony-znyshhyly-123-okupanta/</text:a>
</text:p>
      <!--NEWS-->
      <text:h text:style-name="P10" text:outline-level="1">
<text:span text:style-name="T4">
尼古拉夫伞兵“标枪”摧毁了俄罗斯T-90坦克</text:span>
</text:h>
      <text:p text:style-name="P4">
作者: ['АРМІЯINFORM']</text:p>
      <text:p text:style-name="P4">
时间: 2023-04-21T46:00:00-04:00</text:p>
      <text:p text:style-name="P4">
描述: PID Hour Vikonnnya Boyovoye Zavdannya Rosvodka乌克兰裔伞兵经常...与乌克兰2022年的战争，与乌克兰的最新新闻，今天上次与乌克兰的新闻战争，今天与乌克兰2022年的新闻战争，乌克兰和俄罗斯之间的战争将在乌克兰和俄罗斯之间发生战争，以及2022年2022年的战争他们会说，是否会在不久的将来与乌克兰进行战争，他们说，与乌克兰的战争，今天的乌克兰新闻，乌克兰的新闻，乌克兰的新闻</text:p>
      <text:p text:style-name="P4">
图片: ['<text:a xlink:type="simple" xlink:href="https://armyinform.com.ua/wp-content/uploads/2023/04/bez-imeni-10.jpg" text:style-name="Internet_20_link" text:visited-style-name="Visited_20_Internet_20_Link">
bez-imeni-10.jpg</text:a>
']</text:p>
      <text:p text:style-name="P4">
标签: ['ДШВ ЗСУ', 'МИКОЛАЇВСЬКІ ДЕСАНТНИКИ', 'Т-90М', 'ХРОНІКА ОБОРОНИ']</text:p>
      <text:p text:style-name="P4">
类别: News</text:p>
      <!--METADATA-->
      <text:p text:style-name="P4">
<draw:frame draw:style-name="fr1" draw:name="Image189" text:anchor-type="as-char" svg:width="6.9236in" svg:height="3.9753in" draw:z-index="0">
<draw:image xlink:href="../Images/AРМІЯINFORM/2023-04-21T46-00-00-04-00/bez-imeni-10.jpg" xlink:type="simple" xlink:show="embed" xlink:actuate="onLoad" draw:mime-type="image/jpeg"/>
</draw:frame>
在战斗任务中，乌克兰伞兵的空中情报曾经发现敌人是为了在雷区创建通行证。 。</text:p>
      <text:p text:style-name="P4">
关于它<text:a xlink:type="simple" xlink:href="https://fb.watch/k1Wlm32rBs/" text:style-name="Internet_20_link" text:visited-style-name="Visited_20_Internet_20_Link">
报告</text:a>
通讯服务，指挥乌克兰武装部队的空中攻击部队。</text:p>
      <text:p text:style-name="P4">
声明说：“反坦克的计算迅速在战斗准备中提出。俄罗斯入侵者的坦克被船员摧毁了。”</text:p>
      <text:p text:style-name="P4">
News Source: <text:a xlink:type="simple" xlink:href="https://armyinform.com.ua/2023/04/21/mykolayivski-desantnyky-dzhavelinom-znyshhyly-rosijskyj-tank-t-90-z-minnym-tralom/" text:style-name="Internet_20_link" text:visited-style-name="Visited_20_Internet_20_Link">
https://armyinform.com.ua/2023/04/21/mykolayivski-desantnyky-dzhavelinom-znyshhyly-rosijskyj-tank-t-90-z-minnym-tralom/</text:a>
</text:p>
      <!--NEWS-->
      <text:h text:style-name="P10" text:outline-level="1">
<text:span text:style-name="T4">
韩国向乌克兰分配2.3亿美元</text:span>
</text:h>
      <text:p text:style-name="P4">
作者: ['АРМІЯINFORM']</text:p>
      <text:p text:style-name="P4">
时间: 2023-04-21T47:00:00-04:00</text:p>
      <text:p text:style-name="P4">
描述: PESVDENNA韩国在乌克兰的露水中烘干了杜拉德（Dolard）的2330万人。 ，是否会在不久的将来与乌克兰进行战争，今天与乌克兰的战争，今天的乌克兰新闻</text:p>
      <text:p text:style-name="P4">
图片: ['<text:a xlink:type="simple" xlink:href="https://armyinform.com.ua/wp-content/uploads/2023/04/korea.jpg" text:style-name="Internet_20_link" text:visited-style-name="Visited_20_Internet_20_Link">
korea.jpg</text:a>
']</text:p>
      <text:p text:style-name="P4">
标签: ['STOPRUSSIA', 'ДОПОМОГА ПАРТНЕРІВ', 'ПІВДЕННА КОРЕЯ', 'СВІТ ПІДТРИМУЄ УКРАЇНУ']</text:p>
      <text:p text:style-name="P4">
类别: News</text:p>
      <!--METADATA-->
      <text:p text:style-name="P4">
<draw:frame draw:style-name="fr1" draw:name="Image190" text:anchor-type="as-char" svg:width="6.9236in" svg:height="3.894525in" draw:z-index="0">
<draw:image xlink:href="../Images/AРМІЯINFORM/2023-04-21T47-00-00-04-00/korea.jpg" xlink:type="simple" xlink:show="embed" xlink:actuate="onLoad" draw:mime-type="image/jpeg"/>
</draw:frame>
韩国谴责俄罗斯在乌克兰的侵略，并分配了2.3亿美元的援助。</text:p>
      <text:p text:style-name="P4">
金·金·霍恩(Kim Kim Honng)[宣布]，这是与乌克兰韩国非凡和全体统治的会议的结果<text:a xlink:type="simple" xlink:href="https://t.me/otkachenkokyiv/3439" text:style-name="Internet_20_link" text:visited-style-name="Visited_20_Internet_20_Link">
宣布</text:a>
乌克兰Oleksandr Tkachenko的接管文化文化部长。</text:p>
      <text:p text:style-name="P4">
“在会议上，他们首先发表了如何使用韩国先进技术来促进乌克兰文化的讲话。 韩国是一个创新的国家，因此其经验与我们非常相关。 这适用于与文化和艺术领域的技术合作，电影业，包括系列的创建以及K-Pop文化的功能，” -Said Tkachenko。</text:p>
      <text:p text:style-name="P4">
早些时候，韩国总统Yun Suk Yol <text:a xlink:type="simple" xlink:href="https://armyinform.com.ua/2023/04/20/sankcziyi-proty-rosijskoyi-federacziyi-stanom-na-20-kvitnya/" text:style-name="Internet_20_link" text:visited-style-name="Visited_20_Internet_20_Link">
宣布</text:a>
首尔可以扩大对乌克兰的支持，并超越人道主义和经济援助。</text:p>
      <text:p text:style-name="P4">
News Source: <text:a xlink:type="simple" xlink:href="https://armyinform.com.ua/2023/04/21/pivdenna-koreya-vydilyaye-230-miljoniv-dopomogy-ukrayini/" text:style-name="Internet_20_link" text:visited-style-name="Visited_20_Internet_20_Link">
https://armyinform.com.ua/2023/04/21/pivdenna-koreya-vydilyaye-230-miljoniv-dopomogy-ukrayini/</text:a>
</text:p>
      <!--NEWS-->
      <text:h text:style-name="P10" text:outline-level="1">
<text:span text:style-name="T4">
国家元首呼吁墨西哥议会成为胜利邪恶的共同创造者</text:span>
</text:h>
      <text:p text:style-name="P4">
作者: ['АРМІЯINFORM']</text:p>
      <text:p text:style-name="P4">
时间: 2023-04-21T48:00:00-04:00</text:p>
      <text:p text:style-name="P4">
描述: 乌克兰沃罗迪米尔总统Zelensky浮动墨西哥人民的议会...与乌克兰2022年的战争，与乌克兰与乌克兰的最新新闻，今天与乌克兰的新闻战争，乌克兰2022年的新闻战争，今天将在乌克兰和俄罗斯和俄罗斯之间发生战争，他们在2022年与乌克兰与乌克兰的战争，无论是否将在不久</text:p>
      <text:p text:style-name="P4">
图片: ['<text:a xlink:type="simple" xlink:href="https://armyinform.com.ua/wp-content/uploads/2023/04/78f3359b26206cf84e164ce28b8bd04e_1682022892_extra_large.jpeg" text:style-name="Internet_20_link" text:visited-style-name="Visited_20_Internet_20_Link">
78f3359b26206cf84e164ce28b8bd04e_1682022892_extra_large.jpeg</text:a>
']</text:p>
      <text:p text:style-name="P4">
标签: ['STOPRUSSIA', 'АГРЕСІЯ РФ', 'ВОЛОДИМИР ЗЕЛЕНСЬКИЙ', 'ПАРЛАМЕНТ МЕКСИКИ', 'ПРЕЗИДЕНТ УКРАЇНИ']</text:p>
      <text:p text:style-name="P4">
类别: News</text:p>
      <!--METADATA-->
      <text:p text:style-name="P4">
<draw:frame draw:style-name="fr1" draw:name="Image191" text:anchor-type="as-char" svg:width="6.9236in" svg:height="4.617948in" draw:z-index="0">
<draw:image xlink:href="../Images/AРМІЯINFORM/2023-04-21T48-00-00-04-00/78f3359b26206cf84e164ce28b8bd04e_1682022892_extra_large.jpeg" xlink:type="simple" xlink:show="embed" xlink:actuate="onLoad" draw:mime-type="image/jpeg"/>
</draw:frame>
乌克兰沃迪米尔·泽伦斯基(Ukraine Volodymyr Zelensky)总统呼吁议会，并呼吁加入乌克兰和平公式的实施，阿萨姆邦(Assam)以该公式的特定目的达到了阿萨姆邦，并成为胜利胜利的共同创造者。</text:p>
      <text:p text:style-name="P4">
关于它<text:a xlink:type="simple" xlink:href="https://www.president.gov.ua/news/mir-maye-stati-bezalternativnim-same-tomu-zlo-maye-prograti-82401" text:style-name="Internet_20_link" text:visited-style-name="Visited_20_Internet_20_Link">
报告</text:a>
乌克兰总统办公室。</text:p>
      <text:p text:style-name="P4">
“世界和我们对和平的渴望比任何侵略者都要强烈!乌克兰公式主要针对世界，这就是它的力量。 乌克兰总统称，神童可以加入公式的特定要点和对邪恶的胜利 - 和平创造者的胜利。”乌克兰总统称。</text:p>
      <text:p text:style-name="P4">
乌克兰向世界寻求支持，因为和平必须是法定的，这就是为什么邪恶必须失去的原因。</text:p>
      <text:p text:style-name="P4">
“我们敦促所有认真的国家加入乌克兰公式为乌克兰公式的全球努力。 我邀请您选择哪种项目公式使墨西哥能够表现出领导能力。 我真诚地祝你和平!我邀请您共同努力，以确保我们人民的安全和整个世界的安全。”</text:p>
      <text:p text:style-name="P4">
News Source: <text:a xlink:type="simple" xlink:href="https://armyinform.com.ua/2023/04/21/glava-derzhavy-zaklykav-parlament-meksyky-staty-spivtvorczem-peremogy-nad-zlom/" text:style-name="Internet_20_link" text:visited-style-name="Visited_20_Internet_20_Link">
https://armyinform.com.ua/2023/04/21/glava-derzhavy-zaklykav-parlament-meksyky-staty-spivtvorczem-peremogy-nad-zlom/</text:a>
</text:p>
      <!--NEWS-->
      <text:h text:style-name="P10" text:outline-level="1">
<text:span text:style-name="T4">
最后一天，俄罗斯军队开除了107个乌克兰定居点</text:span>
</text:h>
      <text:p text:style-name="P4">
作者: ['АРМІЯINFORM']</text:p>
      <text:p text:style-name="P4">
时间: 2023-04-21T49: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336855585699776183_y.jpg" text:style-name="Internet_20_link" text:visited-style-name="Visited_20_Internet_20_Link">
photo_5336855585699776183_y.jpg</text:a>
']</text:p>
      <text:p text:style-name="P4">
标签: ['MILITARY MEDIA CENTER', 'STOPRUSSIA']</text:p>
      <text:p text:style-name="P4">
类别: News</text:p>
      <!--METADATA-->
      <text:p text:style-name="P4">
<draw:frame draw:style-name="fr1" draw:name="Image192" text:anchor-type="as-char" svg:width="6.9236in" svg:height="5.109433in" draw:z-index="0">
<draw:image xlink:href="../Images/AРМІЯINFORM/2023-04-21T49-00-00-04-00/photo_5336855585699776183_y.jpg" xlink:type="simple" xlink:show="embed" xlink:actuate="onLoad" draw:mime-type="image/jpeg"/>
</draw:frame>
根据乌克兰国防部信息的情境中心，在最后一天，俄罗斯军队开除了乌克兰11个地区的领土。</text:p>
      <text:p text:style-name="P4">
关于它<text:a xlink:type="simple" xlink:href="https://t.me/militarymediacenter/1754" text:style-name="Internet_20_link" text:visited-style-name="Visited_20_Internet_20_Link">
告知</text:a>
军事媒体中心。</text:p>
      <text:p text:style-name="P4">
“总的来说，不同类型的武器(步枪武器，手榴弹发射器，迫击炮，坦克，炮兵，RSZV，S-300 ZRC，DRI，战术航空)进行了107个定居点，确认了34个对象 - 基础结构。”</text:p>
      <text:p text:style-name="P4">
平民中有杀害和受伤，受害者人数被澄清。</text:p>
      <text:p text:style-name="P4">
News Source: <text:a xlink:type="simple" xlink:href="https://armyinform.com.ua/2023/04/21/mynuloyi-doby-rosijski-vijska-obstrilyaly-107-naselenyh-punktiv-ukrayiny/" text:style-name="Internet_20_link" text:visited-style-name="Visited_20_Internet_20_Link">
https://armyinform.com.ua/2023/04/21/mynuloyi-doby-rosijski-vijska-obstrilyaly-107-naselenyh-punktiv-ukrayiny/</text:a>
</text:p>
      <!--NEWS-->
      <text:h text:style-name="P10" text:outline-level="1">
<text:span text:style-name="T4">
Alexei Reznikov和Lloyd Austin在Ramstein格式会议之前见面</text:span>
</text:h>
      <text:p text:style-name="P4">
作者: ['АРМІЯINFORM']</text:p>
      <text:p text:style-name="P4">
时间: 2023-04-21T50:00:00-04:00</text:p>
      <text:p text:style-name="P4">
描述: 美国对美国劳埃德·奥斯汀（Lloyd Ostin）的辩护，萨里（Surry）谷物的玉米片……与乌克兰2022年的战争，与乌克兰与乌克兰的最新消息，今天与乌克兰2022年的新闻战争，今天，乌克兰将在乌克兰之间发生战争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ostin.jpg" text:style-name="Internet_20_link" text:visited-style-name="Visited_20_Internet_20_Link">
ostin.jpg</text:a>
']</text:p>
      <text:p text:style-name="P4">
标签: ['STOPRUSSIA', 'АГРЕСІЯ РФ', 'ЛЛОЙД ОСТІН', 'ОЛЕКСІЙ РЕЗНІКОВ']</text:p>
      <text:p text:style-name="P4">
类别: News</text:p>
      <!--METADATA-->
      <text:p text:style-name="P4">
<draw:frame draw:style-name="fr1" draw:name="Image193" text:anchor-type="as-char" svg:width="6.9236in" svg:height="3.894525in" draw:z-index="0">
<draw:image xlink:href="../Images/AРМІЯINFORM/2023-04-21T50-00-00-04-00/ostin.jpg" xlink:type="simple" xlink:show="embed" xlink:actuate="onLoad" draw:mime-type="image/jpeg"/>
</draw:frame>
美国国防部长劳埃德·奥斯汀(Lloyd Austin)在拉姆斯坦(Ramstein)的下一次乌克兰国防联络小组会议之前，会见了乌克兰Oleksiy Reznikov部长。</text:p>
      <text:p text:style-name="P4">
劳埃德·奥斯汀(Lloyd Austin)在<text:a xlink:type="simple" xlink:href="https://twitter.com/SecDef/status/1649306224268124160" text:style-name="Internet_20_link" text:visited-style-name="Visited_20_Internet_20_Link">
Twitter</text:a>
.</text:p>
      <text:p text:style-name="P4">
Він нагадав, що за рік функціонування групи Україні надали величезніможливості.</text:p>
      <text:p text:style-name="P4">
«Ми підтримуватимемо Україну стільки, скільки потрібно», — резюмував главаПентагону.</text:p>
      <text:p text:style-name="Quotations">

<text:p text:style-name="P4">
It’s always a pleasure to speak with my good friend &amp; 🇺🇦 counterpart&gt;
 <text:a xlink:type="simple" xlink:href="https://twitter.com/oleksiireznikov" text:style-name="Internet_20_link" text:visited-style-name="Visited_20_Internet_20_Link">
@oleksiireznikov</text:a>
.&gt;
 Over the past year, members of the Ukraine Defense Contact Group have&gt;
 provided tremendous capabilities to Ukraine. We will support them for as&gt;
 long as it takes. <text:a xlink:type="simple" xlink:href="https://t.co/SlEbwehOr3" text:style-name="Internet_20_link" text:visited-style-name="Visited_20_Internet_20_Link">
pic.twitter.com/SlEbwehOr3</text:a>
&gt;
&gt;
  - 国防部长劳埃德·J·奥斯汀三世(@secdef)<text:a xlink:type="simple" xlink:href="https://twitter.com/SecDef/status/1649306224268124160" text:style-name="Internet_20_link" text:visited-style-name="Visited_20_Internet_20_Link">
4月21日，&gt;
 2023年</text:a>
</text:p>

</text:p>
      <text:p text:style-name="P4">
News Source: <text:a xlink:type="simple" xlink:href="https://armyinform.com.ua/2023/04/21/oleksij-reznikov-i-llojd-ostin-zustrilysya-pered-zasidannyam-u-formati-ramshtajn/" text:style-name="Internet_20_link" text:visited-style-name="Visited_20_Internet_20_Link">
https://armyinform.com.ua/2023/04/21/oleksij-reznikov-i-llojd-ostin-zustrilysya-pered-zasidannyam-u-formati-ramshtajn/</text:a>
</text:p>
      <!--NEWS-->
      <text:h text:style-name="P10" text:outline-level="1">
<text:span text:style-name="T4">
圆桌会议“与被俘虏的军队合作和寻找失踪的特征”</text:span>
</text:h>
      <text:p text:style-name="P4">
作者: ['АРМІЯINFORM']</text:p>
      <text:p text:style-name="P4">
时间: 2023-04-21T51:00:00-04:00</text:p>
      <text:p text:style-name="P4">
描述: https://www.youtube.com/watch?v=x1j3raalhlk与乌克兰2022年的战争，与乌克兰的最新新闻，今天与乌克兰的最新新闻，今天与乌克兰的新闻战争上次与乌克兰的新闻战争，乌克兰和俄罗斯与俄罗斯之间以及俄罗斯和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MILITARY MEDIA CENTER']</text:p>
      <text:p text:style-name="P4">
类别: News</text:p>
      <!--METADATA-->
      <text:p text:style-name="P4">
News Source: <text:a xlink:type="simple" xlink:href="https://armyinform.com.ua/2023/04/21/kruglyj-stil-osoblyvosti-roboty-z-povernutymy-iz-polonu-vijskovymy-ta-rozshuk-znyklyh-bezvisty/" text:style-name="Internet_20_link" text:visited-style-name="Visited_20_Internet_20_Link">
https://armyinform.com.ua/2023/04/21/kruglyj-stil-osoblyvosti-roboty-z-povernutymy-iz-polonu-vijskovymy-ta-rozshuk-znyklyh-bezvisty/</text:a>
</text:p>
      <!--NEWS-->
      <text:h text:style-name="P10" text:outline-level="1">
<text:span text:style-name="T4">
“乌克兰的主要优先事项是保护乌克兰的天空” -Alexei Reznikov关于“ Ramstein”</text:span>
</text:h>
      <text:p text:style-name="P4">
作者: ['Ольга Мосьондз']</text:p>
      <text:p text:style-name="P4">
时间: 2023-04-21T52:00:00-04:00</text:p>
      <text:p text:style-name="P4">
描述: Syogodnis，21 KVISNYA，在Nimechchini的Vissyskovo-Khotryani Basi举行，何时，何时，何时，何时，何时，何时，何时，何时，何时，何时，何时，何时，何时，何时，何时与乌克兰战争在2022年将在不久的将来与乌克兰发生战争乌克兰，乌克兰今天的新闻，乌克兰媒体的乌克兰新闻在俄罗斯</text:p>
      <text:p text:style-name="P4">
图片: ['<text:a xlink:type="simple" xlink:href="https://armyinform.com.ua/wp-content/uploads/2023/04/5115f98-fvuw2mmxwayxpso.jpg" text:style-name="Internet_20_link" text:visited-style-name="Visited_20_Internet_20_Link">
5115f98-fvuw2mmxwayxpso.jpg</text:a>
']</text:p>
      <text:p text:style-name="P4">
标签: ['RAMSTEIN', 'ОЛЕКСІЙ РЕЗНІКОВ', 'РАМШТАЙН']</text:p>
      <text:p text:style-name="P4">
类别: News</text:p>
      <!--METADATA-->
      <text:p text:style-name="P4">
<draw:frame draw:style-name="fr1" draw:name="Image194" text:anchor-type="as-char" svg:width="6.9236in" svg:height="3.883237in" draw:z-index="0">
<draw:image xlink:href="../Images/AРМІЯINFORM/2023-04-21T52-00-00-04-00/5115f98-fvuw2mmxwayxpso.jpg" xlink:type="simple" xlink:show="embed" xlink:actuate="onLoad" draw:mime-type="image/jpeg"/>
</draw:frame>
今天，4月21日，乌克兰拉姆斯坦国防的联系小组的会议始于德国的空军基地。(拉姆斯坦).</text:p>
      <text:p text:style-name="P4">
<text:span text:style-name="T4">
Він об’єднує понад 50 країн світу.</text:span>
 Очолить зустріч Контактної групи зоборони України глава Міноборони США Ллойд Остін. Чого очікує від «Рамштайну»Україна та як готувалася до неї — в огляді АрміяInform.</text:p>
      <text:h text:style-name="P12" text:outline-level="3">
<text:span text:style-name="T4">
<text:span text:style-name="T4">
Головний пріоритет —</text:span>
 <text:span text:style-name="T4">
захист українського неба</text:span>
</text:span>
</text:h>
      <text:p text:style-name="P4">
Напередодні чергового «Рамштайну» Міністр оборони України <text:span text:style-name="T4">
Олексій Резніков</text:span>
нагадав українським союзникам про необхідність сучасних винищувачів. Адже, зайого словами, головний пріоритет України — це швидке створення багаторівневоїпротиповітряної оборони, тобто <text:span text:style-name="T4">
захист українського неба</text:span>
. Про це очільникміністерства<text:a xlink:type="simple" xlink:href="https://twitter.com/oleksiireznikov/status/1648929037941612544" text:style-name="Internet_20_link" text:visited-style-name="Visited_20_Internet_20_Link">
написав</text:a>
在<text:span text:style-name="T4">
 Twitter下。</text:span>
</text:p>
      <text:p text:style-name="P4">
据他说，爱国者，艾里斯 -  T，纳萨姆和Mig-29观点将有助于乌克兰保护天空。 但是，这些并不是创建可靠防空的最后一步。</text:p>
      <text:p text:style-name="P4">
“我们的首要任务是迅速建立一个多级防空系统。</text:p>
      <text:p text:style-name="P4">
鉴于克里姆林宫的野蛮战术，我们需要北约战斗机。 我们检查了“不，这是不可能的。” 但是**我用自己的眼睛看到了不可能成为的事情。” Alexei Reznikov写道。</text:p>
      <text:p text:style-name="P4">
他还感谢盟军的帮助，这使乌克兰人在冬季可以保护房屋中的光线和温暖。</text:p>
      <text:p text:style-name="P4">
Oleksiresnikov写道：“由于我们的朋友的同情和帮助，我们永远不会忘记如何在家中保持光明和温暖。”</text:p>
      <text:p text:style-name="P4">
我们将提醒，乌克兰的优先事项：防空系统，尤其是Alexeyreznikov Battle Splans系统地表达了乌克兰的合作伙伴，特别是在2月在布鲁塞尔国防部长会议上，他谈到了乌克兰的需求，尤其是乌克兰的需求F-16战斗机。 但是，国防部长解释说，尤其是F-16战斗人员需要服务和巨大的财务费用：“务实的决定，我认为这会是乐观的，这将是什么。”</text:p>
      <text:h text:style-name="P12" text:outline-level="3">
<text:span text:style-name="T4">
<text:span text:style-name="T4">
拉姆斯泰纳前夕，乌克兰国防部与希腊，塞浦路斯，西班牙和罗马尼亚进行谈判</text:span>
“在拉姆斯蒂纳会议的前夕，这将是阶段，因为这个格式化联盟一年转了一年，就在国际接触方面进行了非常密集的削减。 在10天内，团队，Nicosia，Madrid和Bucharest参观了团队。 与我的同事，希腊部长尼科斯·帕纳多普鲁斯(Nichos Panayotopulus)，国防部长吉普鲁米奇利斯·乔治拉斯(Kiprumichalis Georgallas)，西班牙国防部长玛格丽塔·罗伯斯(Margarita Robles)，罗马尼亚大臣与天使蒂尔瓦拉(Angel Tilvara)及其团队一起举行的激烈会议。</text:span>
</text:h>
      <text:p text:style-name="P4">
<text:span text:style-name="T4">
目标是不变的</text:span>
  - 武器和其他形式的支持，可以加强乌克兰的国防力量。</text:p>
      <text:p text:style-name="P4">
在访问期间，我们与媒体的代表当局，客户的领导人会面。 具有最广泛的支持范围。</text:p>
      <text:p text:style-name="P4">
<text:span text:style-name="T4">
我们的优先事项是已知的 - 天空的保护，是“装甲拳头”的创建，提供弹药。</text:span>
我们在不同的轨道上工作。”</text:p>
      <text:h text:style-name="P12" text:outline-level="3">
<text:span text:style-name="T4">
<text:span text:style-name="T4">
盟友想参加我们的胜利</text:span>
</text:span>
</text:h>
      <text:p text:style-name="P4">
在访问期间，特别是西班牙，拉拉兹(LaRazón)当地报纸Alexei Reznikovtagozh <text:a xlink:type="simple" xlink:href="https://www.larazon.es/internacional/oleksii-reznikov-amenaza-nuclear-rusia-farol_20230416643941a21b5f5b000148f561.html" text:style-name="Internet_20_link" text:visited-style-name="Visited_20_Internet_20_Link">
报告</text:a>
：“乌克兰的优先级是一个闭合我们天空的防空系统。 我的意思是一个精致的，更容易。”</text:p>
      <text:p text:style-name="P4">
“我们需要新系统来打破他们的(俄罗斯人。  -  ed。)空气的统治。 这些可以是F-16，瑞典的Gripin或其他人。 我确定我们正在吃对坦克的碰巧。” <text:a xlink:type="simple" xlink:href="https://www.larazon.es/internacional/oleksii-reznikov-amenaza-nuclear-rusia-farol_20230416643941a21b5f5b000148f561.html" text:style-name="Internet_20_link" text:visited-style-name="Visited_20_Internet_20_Link">
说</text:a>
Alexei Reznikov。</text:p>
      <text:p text:style-name="P4">
他也<text:a xlink:type="simple" xlink:href="https://www.larazon.es/internacional/oleksii-reznikov-amenaza-nuclear-rusia-farol_20230416643941a21b5f5b000148f561.html" text:style-name="Internet_20_link" text:visited-style-name="Visited_20_Internet_20_Link">
注意到</text:a>
“盟友想参加我们的胜利”，并报告说，在他讨论了包括武器在内的乌克兰支持问题，因为现在是资源战争。</text:p>
      <text:p text:style-name="P4">
“我们最需要的是资源战争。 今天，我与我的同事玛格丽塔·罗伯斯(Margarita Robles)和国防部长讨论了一位酋长(<text:span text:style-name="T5">
banpani。  -  ed .</text:span>
). Я сказав їм, що нам потрібна додаткова підтримка, і вониобдумують варіанти, щоб запропонувати її нам без шкоди для обороноздатностіІспанії чи її обов’язків перед іншими союзниками», —<text:a xlink:type="simple" xlink:href="https://www.larazon.es/internacional/oleksii-reznikov-amenaza-nuclear-rusia-farol_20230416643941a21b5f5b000148f561.html" text:style-name="Internet_20_link" text:visited-style-name="Visited_20_Internet_20_Link">
сказав</text:a>
Alexei Reznikov。“他们有(<text:span text:style-name="T5">
Sorian。  -  ed .</text:span>
)供应也有问题，因此他们对我们使用伊朗无人机。 这些是反军事人口的恐怖分子武器。 因此，我试图说服我的其他同事我们应该停下来，因为它们也对您构成威胁。” <text:a xlink:type="simple" xlink:href="https://www.larazon.es/internacional/oleksii-reznikov-amenaza-nuclear-rusia-farol_20230416643941a21b5f5b000148f561.html" text:style-name="Internet_20_link" text:visited-style-name="Visited_20_Internet_20_Link">
说</text:a>
Alexei Reznikov。</text:p>
      <text:p text:style-name="P4">
<text:span text:style-name="T4">
在黑海安全会议上</text:span>
国际克里米亚平台<text:span text:style-name="T4">
乌克兰国防部长</text:span>
 <text:a xlink:type="simple" xlink:href="https://armyinform.com.ua/2023/04/15/chornomorska-bezpekova-konferencziya-ministr-oborony-ukrayiny-zrobyv-akczent-na-5-ramkovyh-tezah/" text:style-name="Internet_20_link" text:visited-style-name="Visited_20_Internet_20_Link">
<text:span text:style-name="T4">
做重音</text:span>
</text:a>
<text:span text:style-name="T4">
 </text:span>
 <text:span text:style-name="T4">
五个</text:span>
 <text:span text:style-name="T4">
框架论文，</text:span>
在他看来，这应该是Uregion和平，安全，福利和发展的解决方案的核心。 关于这个<text:a xlink:type="simple" xlink:href="https://www.facebook.com/reznikovoleksii/posts/pfbid0UdnxqWTmf37NDEBLF4WzzeGcn5qqJh7kxHYT3EM17U33k1EB2jujV8FBST6d6cKVl" text:style-name="Internet_20_link" text:visited-style-name="Visited_20_Internet_20_Link">
被引用</text:a>
在他的Facebook页面上。</text:p>
      <text:p text:style-name="P4">
Alexei Reznikov说：“该网站已成为支持乌克兰努力的重要组成部分。”</text:p>
      <text:p text:style-name="P4">
关于会议的过程和基本陈述 - 阅读以下材料材料Inform</text:p>
      <text:p text:style-name="P4">
News Source: <text:a xlink:type="simple" xlink:href="https://armyinform.com.ua/2023/04/21/golovnyj-priorytet-ukrayiny-zahyst-ukrayinskogo-neba-oleksij-reznikov-pro-ramshtajn/" text:style-name="Internet_20_link" text:visited-style-name="Visited_20_Internet_20_Link">
https://armyinform.com.ua/2023/04/21/golovnyj-priorytet-ukrayiny-zahyst-ukrayinskogo-neba-oleksij-reznikov-pro-ramshtajn/</text:a>
</text:p>
      <!--NEWS-->
      <text:h text:style-name="P10" text:outline-level="1">
<text:span text:style-name="T4">
爱国者SCR SCR已经在乌克兰 - 洛伊特·洛伊特（Ukraine Lieutenant）将军Mykola Oleshchuk的防空系统中承担战斗职责</text:span>
</text:h>
      <text:p text:style-name="P4">
作者: ['АРМІЯINFORM']</text:p>
      <text:p text:style-name="P4">
时间: 2023-04-21T53:00:00-04:00</text:p>
      <text:p text:style-name="P4">
描述: Zbroyshanya的总司令，中尉Mikola Oleshchuk Perevostyv ...与2022年与乌克兰的战争，与乌克兰的最新消息，今天与乌克兰的新闻，今天与乌克兰的新闻战争，今天与乌克兰2022年，将在乌克兰和俄罗斯之间发生战争与乌克兰的战争将是不久的</text:p>
      <text:p text:style-name="P4">
图片: ['<text:a xlink:type="simple" xlink:href="https://armyinform.com.ua/wp-content/uploads/2023/04/99ab0962-7de9-4675-a453-3f3889871125.jpg" text:style-name="Internet_20_link" text:visited-style-name="Visited_20_Internet_20_Link">
99ab0962-7de9-4675-a453-3f3889871125.jpg</text:a>
']</text:p>
      <text:p text:style-name="P4">
标签: ['ГЕНЕРАЛ-ЛЕЙТЕНАНТ МИКОЛА ОЛЕЩУК', 'ЗРК PATRIOT', 'КОМАНДУВАННЯ ПОВІТРЯНИХ СИЛ ЗСУ']</text:p>
      <text:p text:style-name="P4">
类别: News</text:p>
      <!--METADATA-->
      <text:p text:style-name="P4">
<draw:frame draw:style-name="fr1" draw:name="Image195" text:anchor-type="as-char" svg:width="6.9236in" svg:height="4.248768in" draw:z-index="0">
<draw:image xlink:href="../Images/AРМІЯINFORM/2023-04-21T53-00-00-04-00/99ab0962-7de9-4675-a453-3f3889871125.jpg" xlink:type="simple" xlink:show="embed" xlink:actuate="onLoad" draw:mime-type="image/jpeg"/>
</draw:frame>
乌克兰武装部队空军的指挥官，米科拉·奥尔什丘克(Mykola Oleshchuk)中将，在其中一个指示中执行了爱国者囊的战斗立场。</text:p>
      <text:p text:style-name="P4">
关于它<text:a xlink:type="simple" xlink:href="https://t.me/kpszsu/2480" text:style-name="Internet_20_link" text:visited-style-name="Visited_20_Internet_20_Link">
报告</text:a>
武装部队司令部。</text:p>
      <text:p text:style-name="P4">
Mykola Oleshchuk中将感谢完成了先前计划的条款的培训，以及合作伙伴以及所有附上的反战。</text:p>
      <text:p text:style-name="P4">
“在我身后的照片中，爱国者SCR的发射装置已经在乌克兰防空系统中进行了战斗!尽管少量数量，但我们已经拥有现代的西方防空导弹系统：NASAMS，Iris-T，Patriot，Samp/T，Crotale，Gepard等。 为了使乌克兰防空的难题最终得以发展，空军需要F-16!”  - 武装部队空军的指挥官说。</text:p>
      <text:p text:style-name="P4">
他还提醒我们，今天4月21日，将以拉姆斯坦格式的乌克兰国防抗议组织举行另一次会议。</text:p>
      <text:p text:style-name="P4">
“让我们保持天空，等待拉姆斯坦的好消息，”米科拉·奥尔什丘克(Mykola Oleshchuk)中将，并宣布了更多有关爱国者爱国者的新闻。</text:p>
      <text:p text:style-name="P4">
News Source: <text:a xlink:type="simple" xlink:href="https://armyinform.com.ua/2023/04/21/zrk-patriot-na-bojovomu-cherguvanni-na-odnomu-z-napryamkiv-general-lejtenant-mykola-oleshhuk/" text:style-name="Internet_20_link" text:visited-style-name="Visited_20_Internet_20_Link">
https://armyinform.com.ua/2023/04/21/zrk-patriot-na-bojovomu-cherguvanni-na-odnomu-z-napryamkiv-general-lejtenant-mykola-oleshhuk/</text:a>
</text:p>
      <!--NEWS-->
      <text:h text:style-name="P10" text:outline-level="1">
<text:span text:style-name="T4">
乌克兰国防部长讲述了拉姆斯汀的议程</text:span>
</text:h>
      <text:p text:style-name="P4">
作者: ['АРМІЯINFORM']</text:p>
      <text:p text:style-name="P4">
时间: 2023-04-21T54:00:00-04:00</text:p>
      <text:p text:style-name="P4">
描述: 在乌克兰国防的Vosydanni团体上，格式“拉姆斯坦”索科德（Ramstein），21岁...与乌克兰2022年的战争，与乌克兰的最新新闻，今天与乌克兰的新闻战争，与乌克兰2022年的新闻战争，这是今天的最后一场战争，乌克兰之间会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fuolhgvx0aejm_w-e1682065651211.jpg" text:style-name="Internet_20_link" text:visited-style-name="Visited_20_Internet_20_Link">
fuolhgvx0aejm_w-e1682065651211.jpg</text:a>
']</text:p>
      <text:p text:style-name="P4">
标签: ['STOPRUSSIA', 'ОЛЕКСІЙ РЕЗНІКОВ', 'РАМШТАЙН']</text:p>
      <text:p text:style-name="P4">
类别: News</text:p>
      <!--METADATA-->
      <text:p text:style-name="P4">
<draw:frame draw:style-name="fr1" draw:name="Image196" text:anchor-type="as-char" svg:width="6.9236in" svg:height="4.517649in" draw:z-index="0">
<draw:image xlink:href="../Images/AРМІЯINFORM/2023-04-21T54-00-00-04-00/fuolhgvx0aejm_w-e1682065651211.jpg" xlink:type="simple" xlink:show="embed" xlink:actuate="onLoad" draw:mime-type="image/jpeg"/>
</draw:frame>
在今天4月21日在拉姆斯坦格式的乌克兰辩护联络小组的一次会议上，将在与俄罗斯的侵略国以及武装部队的需求中进行讨论。</text:p>
      <text:p text:style-name="P4">
乌克兰国防部长Alexei Reznikov在[Twitter]中报道了这一点(https://twitter.com/oleksiireznikov/status/1649314848101023747).</text:p>
      <text:p text:style-name="P4">
Глава оборонного відомства зазначив, що сьогодні — річниця засідань у форматі«Рамштайн».</text:p>
      <text:p text:style-name="P4">
«На порядку денному — аналіз зробленого, наша стратегія на 2023 рік, поточніпотреби Збройних Сил та розподіл програм допомоги всім підрозділам ЗбройнихСил України», — заявив Міністр оборони України.</text:p>
      <text:p text:style-name="P4">
Олексій Резніков зазначив, що Україна відчуває підтримку партнерів тапродовжує прагнути перемоги.</text:p>
      <text:p text:style-name="P4">
News Source: <text:a xlink:type="simple" xlink:href="https://armyinform.com.ua/2023/04/21/ministr-oborony-ukrayiny-rozpoviv-pro-poryadok-dennyj-ramshtajnu/" text:style-name="Internet_20_link" text:visited-style-name="Visited_20_Internet_20_Link">
https://armyinform.com.ua/2023/04/21/ministr-oborony-ukrayiny-rozpoviv-pro-poryadok-dennyj-ramshtajnu/</text:a>
</text:p>
      <!--NEWS-->
      <text:h text:style-name="P10" text:outline-level="1">
<text:span text:style-name="T4">
入侵者再次在切尔尼希夫地区开枪：平民房屋被损坏</text:span>
</text:h>
      <text:p text:style-name="P4">
作者: ['АРМІЯINFORM']</text:p>
      <text:p text:style-name="P4">
时间: 2023-04-21T55:00:00-04:00</text:p>
      <text:p text:style-name="P4">
描述: 过去的保罗（Paul），20 kvisnya，罗西斯克（Rosisk）visyska困扰着普罗德隆尼（Prordordonni）的人口……与乌克兰2022年的战争，与乌克兰的最新新闻，今天与乌克兰的新闻，今天与乌克兰2022年的战争，今天将在乌克兰和俄罗斯和俄罗斯之间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176998-1_large.jpg" text:style-name="Internet_20_link" text:visited-style-name="Visited_20_Internet_20_Link">
176998-1_large.jpg</text:a>
']</text:p>
      <text:p text:style-name="P4">
标签: ['STOPRUSSIA', 'ВОРОЖІ ОБСТРІЛИ', 'ОПЕРАТИВНЕ КОМАНДУВАННЯ «ПІВНІЧ»']</text:p>
      <text:p text:style-name="P4">
类别: News</text:p>
      <!--METADATA-->
      <text:p text:style-name="P4">
<draw:frame draw:style-name="fr1" draw:name="Image197" text:anchor-type="as-char" svg:width="6.9236in" svg:height="3.458314in" draw:z-index="0">
<draw:image xlink:href="../Images/AРМІЯINFORM/2023-04-21T55-00-00-04-00/176998-1_large.jpg" xlink:type="simple" xlink:show="embed" xlink:actuate="onLoad" draw:mime-type="image/jpeg"/>
</draw:frame>
4月20日的最后一天，俄罗斯军队在切尼希夫地区的定居点开火。</text:p>
      <text:p text:style-name="P4">
关于它<text:a xlink:type="simple" xlink:href="https://t.me/ok_pivnich1/1980" text:style-name="Internet_20_link" text:visited-style-name="Visited_20_Internet_20_Link">
报告</text:a>
操作命令“北”。</text:p>
      <text:p text:style-name="P4">
«从06:17到07:40 34教区记录，可能来自NP郊区的Taminoet炮兵120毫米。 Leonivka，”消息写着。</text:p>
      <text:p text:style-name="P4">
炮击损害了三座平民建筑和两条平民交通区域。 有关当地人口损失的信息没有得到。</text:p>
      <text:p text:style-name="P4">
News Source: <text:a xlink:type="simple" xlink:href="https://armyinform.com.ua/2023/04/21/okupanty-vchergove-obstrilyaly-chernigivshhynu-poshkodzheno-czyvilni-budynky/" text:style-name="Internet_20_link" text:visited-style-name="Visited_20_Internet_20_Link">
https://armyinform.com.ua/2023/04/21/okupanty-vchergove-obstrilyaly-chernigivshhynu-poshkodzheno-czyvilni-budynky/</text:a>
</text:p>
      <!--NEWS-->
      <text:h text:style-name="P10" text:outline-level="1">
<text:span text:style-name="T4">
国家负责人：主要目标是乌克兰赢得胜利的力量</text:span>
</text:h>
      <text:p text:style-name="P4">
作者: ['АРМІЯINFORM']</text:p>
      <text:p text:style-name="P4">
时间: 2023-04-21T56:00:00-04:00</text:p>
      <text:p text:style-name="P4">
描述: 乌克兰乌克兰沃罗迪米尔·泽伦斯基总统在shcho golovna meta -...与乌克兰2022年战争，与乌克兰的最新新闻，今天上次与乌克兰的新闻战争，今天上次与乌克兰的新闻战争，乌克兰和俄罗斯和俄罗斯之间的战争是否会发生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photo_5339487627558111708_y.jpg" text:style-name="Internet_20_link" text:visited-style-name="Visited_20_Internet_20_Link">
photo_5339487627558111708_y.jpg</text:a>
', '<text:a xlink:type="simple" xlink:href="https://armyinform.com.ua/wp-content/uploads/2023/04/photo_5339487627558111704_y-150x150.jpg" text:style-name="Internet_20_link" text:visited-style-name="Visited_20_Internet_20_Link">
photo_5339487627558111704_y-150x150.jpg</text:a>
', '<text:a xlink:type="simple" xlink:href="https://armyinform.com.ua/wp-content/uploads/2023/04/photo_5339487627558111705_y-150x150.jpg" text:style-name="Internet_20_link" text:visited-style-name="Visited_20_Internet_20_Link">
photo_5339487627558111705_y-150x150.jpg</text:a>
', '<text:a xlink:type="simple" xlink:href="https://armyinform.com.ua/wp-content/uploads/2023/04/photo_5339487627558111707_y-150x150.jpg" text:style-name="Internet_20_link" text:visited-style-name="Visited_20_Internet_20_Link">
photo_5339487627558111707_y-150x150.jpg</text:a>
', '<text:a xlink:type="simple" xlink:href="https://armyinform.com.ua/wp-content/uploads/2023/04/photo_5339487627558111713_y-150x150.jpg" text:style-name="Internet_20_link" text:visited-style-name="Visited_20_Internet_20_Link">
photo_5339487627558111713_y-150x150.jpg</text:a>
']</text:p>
      <text:p text:style-name="P4">
标签: ['STOPRUSSIA', 'АГРЕСІЯ РФ', 'ВОЛОДИМИР ЗЕЛЕНСЬКИЙ', 'ПРЕЗИДЕНТ УКРАЇНИ']</text:p>
      <text:p text:style-name="P4">
类别: News</text:p>
      <!--METADATA-->
      <text:p text:style-name="P4">
<draw:frame draw:style-name="fr1" draw:name="Image198" text:anchor-type="as-char" svg:width="6.9236in" svg:height="4.577269in" draw:z-index="0">
<draw:image xlink:href="../Images/AРМІЯINFORM/2023-04-21T56-00-00-04-00/photo_5339487627558111708_y.jpg" xlink:type="simple" xlink:show="embed" xlink:actuate="onLoad" draw:mime-type="image/jpeg"/>
</draw:frame>
电报频道中的乌克兰Volodymyr Zelenskyy总裁<text:a xlink:type="simple" xlink:href="https://t.me/V_Zelenskiy_official/5934" text:style-name="Internet_20_link" text:visited-style-name="Visited_20_Internet_20_Link">
写</text:a>
What is the main goal - to re -elect:</text:p>
      <text:p text:style-name="P4">
“主要目标是乌克兰获胜的力量。 占领者的失败，句子，国家枪的法庭。”</text:p>
      <text:p text:style-name="P4">
<text:a xlink:type="simple" xlink:href="https://armyinform.com.ua/wp-content/uploads/2023/04/photo_5339487627558111704_y.jpg" text:style-name="Internet_20_link" text:visited-style-name="Visited_20_Internet_20_Link">
!(Images/AРМІЯINFORM/2023-04-21T56-00-00-04-00/photo_5339487627558111704_y-150x150.jpg)</text:a>
</text:p>
      <text:p text:style-name="P4">
<text:a xlink:type="simple" xlink:href="https://armyinform.com.ua/wp-content/uploads/2023/04/photo_5339487627558111705_y.jpg" text:style-name="Internet_20_link" text:visited-style-name="Visited_20_Internet_20_Link">
<draw:frame draw:style-name="fr1" draw:name="Image199" text:anchor-type="as-char" svg:width="6.9236in" svg:height="6.9236in" draw:z-index="0">
<draw:image xlink:href="../Images/AРМІЯINFORM/2023-04-21T56-00-00-04-00/photo_5339487627558111705_y-150x150.jpg" xlink:type="simple" xlink:show="embed" xlink:actuate="onLoad" draw:mime-type="image/jpeg"/>
</draw:frame>
</text:a>
</text:p>
      <text:p text:style-name="P4">
<text:a xlink:type="simple" xlink:href="https://armyinform.com.ua/wp-content/uploads/2023/04/photo_5339487627558111707_y.jpg" text:style-name="Internet_20_link" text:visited-style-name="Visited_20_Internet_20_Link">
<draw:frame draw:style-name="fr1" draw:name="Image200" text:anchor-type="as-char" svg:width="6.9236in" svg:height="6.9236in" draw:z-index="0">
<draw:image xlink:href="../Images/AРМІЯINFORM/2023-04-21T56-00-00-04-00/photo_5339487627558111707_y-150x150.jpg" xlink:type="simple" xlink:show="embed" xlink:actuate="onLoad" draw:mime-type="image/jpeg"/>
</draw:frame>
</text:a>
</text:p>
      <text:p text:style-name="P4">
<text:a xlink:type="simple" xlink:href="https://armyinform.com.ua/wp-content/uploads/2023/04/photo_5339487627558111713_y.jpg" text:style-name="Internet_20_link" text:visited-style-name="Visited_20_Internet_20_Link">
<draw:frame draw:style-name="fr1" draw:name="Image201" text:anchor-type="as-char" svg:width="6.9236in" svg:height="6.9236in" draw:z-index="0">
<draw:image xlink:href="../Images/AРМІЯINFORM/2023-04-21T56-00-00-04-00/photo_5339487627558111713_y-150x150.jpg" xlink:type="simple" xlink:show="embed" xlink:actuate="onLoad" draw:mime-type="image/jpeg"/>
</draw:frame>
</text:a>
</text:p>
      <text:p text:style-name="P4">
News Source: <text:a xlink:type="simple" xlink:href="https://armyinform.com.ua/2023/04/21/glava-derzhavy-golovna-meta-micznist-ukrayiny-shhob-peremogty/" text:style-name="Internet_20_link" text:visited-style-name="Visited_20_Internet_20_Link">
https://armyinform.com.ua/2023/04/21/glava-derzhavy-golovna-meta-micznist-ukrayiny-shhob-peremogty/</text:a>
</text:p>
      <!--NEWS-->
      <text:h text:style-name="P10" text:outline-level="1">
<text:span text:style-name="T4">
拉姆斯汀（Ramstin）的参与者为乌克兰提供了550亿美元的安全援助-Lloyd Austin</text:span>
</text:h>
      <text:p text:style-name="P4">
作者: ['Ольга Мосьондз']</text:p>
      <text:p text:style-name="P4">
时间: 2023-04-21T57:00:00-04:00</text:p>
      <text:p text:style-name="P4">
描述: 与乌克兰国防的索普纳尔人联系的乡村雇员，因此格式的格式……与乌克兰2022年的战争，与乌克兰的战争是今天的最新新闻，即与乌克兰2022年的新闻战争，这是今天的最后一个新闻，乌克兰与俄罗斯之间发生战争，当与乌克兰在2022年发生战争时，是否会在不久的将来与乌克兰发生战争，他们说，与乌克兰的战争，今天的乌克兰新闻，乌克兰新闻，乌克兰新闻俄罗斯的媒体</text:p>
      <text:p text:style-name="P4">
图片: ['<text:a xlink:type="simple" xlink:href="https://armyinform.com.ua/wp-content/uploads/2023/03/petriot.jpg" text:style-name="Internet_20_link" text:visited-style-name="Visited_20_Internet_20_Link">
petriot.jpg</text:a>
']</text:p>
      <text:p text:style-name="P4">
标签: []</text:p>
      <text:p text:style-name="P4">
类别: News</text:p>
      <!--METADATA-->
      <text:p text:style-name="P4">
<draw:frame draw:style-name="fr1" draw:name="Image202" text:anchor-type="as-char" svg:width="6.9236in" svg:height="3.894525in" draw:z-index="0">
<draw:image xlink:href="../Images/AРМІЯINFORM/2023-04-21T57-00-00-04-00/petriot.jpg" xlink:type="simple" xlink:show="embed" xlink:actuate="onLoad" draw:mime-type="image/jpeg"/>
</draw:frame>
所谓的拉姆斯坦格式会议的乌克兰国防联系小组的参与者已经为乌克兰提供了550亿美元的安全援助，这是拉姆斯坦第一次会议以来的十倍。</text:p>
      <text:p text:style-name="P4">
关于它<text:a xlink:type="simple" xlink:href="https://www.defense.gov/News/Live-Events/#/" text:style-name="Internet_20_link" text:visited-style-name="Visited_20_Internet_20_Link">
陈述</text:a>
美国国防部长劳埃德·奥斯丁(Lloyd Austin)在4月21日在德国的乌克兰纳巴兹美国拉姆斯坦空军的下一次会议期间。</text:p>
      <text:p text:style-name="P4">
他指出，自从该小组首次在这里见面以来，他已经过去了将近一年，而参与者再次回到了它是“确定中的共同统一”的确认。 他还指出，在一年多以上，乌克兰一直在与俄罗斯联邦的大规模入侵和支持伙伴的相同时间保持不变。</text:p>
      <ul>
        <li>
我们的支持并没有摇摆，我为我们取得的进步感到自豪。 总共**该联系人小组的成员提供了超过5500万美元的安全援助，这是瞬间第一次会议的十倍。他们拥有在战场上担任该职位所必需的一切。</li>
      </ul>
      <text:p text:style-name="P4">
欧盟将豹子坦克传输到继续通过这些坦克的弹药和技术服务的接触组进行协调的国家。</text:p>
      <text:p text:style-name="P4">
该接触小组还提供了重要的防空系统，以防御乌克兰，其公民和至关重要的基础设施。 来自美利坚合众国的爱国者系统来自德国Tandeerland。 来自意大利的Samp-t牙科防空导弹综合体以及加拿大和挪威的NASAM。 我们还改善了工业基础的准备和支持。 在整个过程中，我们的团结和决心已经消失。 <text:span text:style-name="T4">
我们的努力对乌克兰在战场上的捍卫者有着广泛的态度，并强调了克里姆林宫的收入</text:span>
。”</text:p>
      <text:p text:style-name="P4">
News Source: <text:a xlink:type="simple" xlink:href="https://armyinform.com.ua/2023/04/21/uchasnyky-ramshtajnu-za-rik-nadaly-ukrayini-55-milyardiv-bezpekovoyi-dopomogy-llojd-ostin/" text:style-name="Internet_20_link" text:visited-style-name="Visited_20_Internet_20_Link">
https://armyinform.com.ua/2023/04/21/uchasnyky-ramshtajnu-za-rik-nadaly-ukrayini-55-milyardiv-bezpekovoyi-dopomogy-llojd-ostin/</text:a>
</text:p>
      <!--NEWS-->
      <text:h text:style-name="P10" text:outline-level="1">
<text:span text:style-name="T4">
关于战俘的反击信息几乎是不可能的 - 协调总部</text:span>
</text:h>
      <text:p text:style-name="P4">
作者: ['АРМІЯINFORM']</text:p>
      <text:p text:style-name="P4">
时间: 2023-04-21T58:00:00-04:00</text:p>
      <text:p text:style-name="P4">
描述: Instokhik Inforie我将在完整的Viiskovokovoskovoskovasya odrimati中变得健康...与乌克兰2022年的战争，与乌克兰的最新新闻，今天与乌克兰的新闻《与乌克兰的新闻》上次与乌克兰进行战争，将于乌克兰和俄罗斯与乌克兰之间的战争以及与乌克兰之间的战争他们说，在2022年，是否会在不久的将来与乌克兰发生战争</text:p>
      <text:p text:style-name="P4">
图片: ['<text:a xlink:type="simple" xlink:href="https://armyinform.com.ua/wp-content/uploads/2023/04/photo_5912579420399448164_w.jpg" text:style-name="Internet_20_link" text:visited-style-name="Visited_20_Internet_20_Link">
photo_5912579420399448164_w.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03" text:anchor-type="as-char" svg:width="6.9236in" svg:height="3.894525in" draw:z-index="0">
<draw:image xlink:href="../Images/AРМІЯINFORM/2023-04-21T58-00-00-04-00/photo_5912579420399448164_w.jpg" xlink:type="simple" xlink:show="embed" xlink:actuate="onLoad" draw:mime-type="image/jpeg"/>
</draw:frame>
没有关于圈养军人健康的可靠信息，因为进入地点已关闭。</text:p>
      <text:p text:style-name="P4">
关于这个<text:a xlink:type="simple" xlink:href="https://t.me/Koord_shtab/875" text:style-name="Internet_20_link" text:visited-style-name="Visited_20_Internet_20_Link">
一个正在说话</text:a>
在与UCOO界总部的单独空降的水icicheslav旅的家庭军人会面。</text:p>
      <text:p text:style-name="P4">
总部指出，有关卫生原始人的可能健康状况的重要信息仍被释放的辩护人提供。</text:p>
      <text:p text:style-name="P4">
还讨论了有军事单位的家庭。</text:p>
      <text:p text:style-name="P4">
根据该部分的代表，从失踪情况的一部分指挥官的命令摘录(TCC和SP).Співробітники ТЦК та СП доставляють відповідне сповіщення родичам зниклогобезвісти оборонця.</text:p>
      <text:p text:style-name="P4">
Слід зазначити, що комунікація з військовими частинами відбувається черезтериторіальні центри комплектування та соціальної підтримки. Щоб отриматидовідки й витяги з певних документів, треба звернутися з відповідним запитомдо частини через ТЦК та СП. Родичі можуть отримати лише ті документи, які немають обмеження в доступі.</text:p>
      <text:p text:style-name="P4">
Представник фінансового відділу прокоментував питання, які стосуютьсянарахування грошового забезпечення військовослужбовцям.</text:p>
      <text:p text:style-name="P4">
Також обговорили алгоритм дій для отримання одноразової грошової допомоги, щопередбачена родинам полонених і зниклих безвісти військовослужбовців.</text:p>
      <text:p text:style-name="P4">
News Source: <text:a xlink:type="simple" xlink:href="https://armyinform.com.ua/2023/04/21/dostovirnu-informacziyu-pro-stan-vijskovopolonenogo-otrymaty-majzhe-nemozhlyvo-koordynaczijnyj-shtab/" text:style-name="Internet_20_link" text:visited-style-name="Visited_20_Internet_20_Link">
https://armyinform.com.ua/2023/04/21/dostovirnu-informacziyu-pro-stan-vijskovopolonenogo-otrymaty-majzhe-nemozhlyvo-koordynaczijnyj-shtab/</text:a>
</text:p>
      <!--NEWS-->
      <text:h text:style-name="P10" text:outline-level="1">
<text:span text:style-name="T4">
来自世界各地的国家谴责俄罗斯的暴行和侵略和支持乌克兰 - 劳埃德·奥斯汀</text:span>
</text:h>
      <text:p text:style-name="P4">
作者: ['Ольга Мосьондз']</text:p>
      <text:p text:style-name="P4">
时间: 2023-04-21T59:00:00-04:00</text:p>
      <text:p text:style-name="P4">
描述: 关于美国宣布美国辩护美国劳埃德·奥斯汀·佩德·佩德小时vidkritte chergeal中队...与乌克兰2022年的战争，与乌克兰的最新新闻，今天与乌克兰2022年的新闻战争，乌克兰和俄罗斯之间的战争，乌克兰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40-e1682068998556.jpg" text:style-name="Internet_20_link" text:visited-style-name="Visited_20_Internet_20_Link">
40-e1682068998556.jpg</text:a>
']</text:p>
      <text:p text:style-name="P4">
标签: []</text:p>
      <text:p text:style-name="P4">
类别: News</text:p>
      <!--METADATA-->
      <text:p text:style-name="P4">
<draw:frame draw:style-name="fr1" draw:name="Image204" text:anchor-type="as-char" svg:width="6.9236in" svg:height="4.163391in" draw:z-index="0">
<draw:image xlink:href="../Images/AРМІЯINFORM/2023-04-21T59-00-00-04-00/40-e1682068998556.jpg" xlink:type="simple" xlink:show="embed" xlink:actuate="onLoad" draw:mime-type="image/jpeg"/>
</draw:frame>
关于它<text:a xlink:type="simple" xlink:href="https://www.defense.gov/News/Live-Events/#/" text:style-name="Internet_20_link" text:visited-style-name="Visited_20_Internet_20_Link">
陈述</text:a>
美国国防部长劳埃德·奥斯丁(Lloyd Austin)在4月21日在德国的乌克兰纳巴兹美国拉姆斯坦空军的下一次会议期间。</text:p>
      <ul>
        <li>
我们看到了普京的战争。 这是一场针对和平，主权和民主邻国的未完成和不合理的战争。 乌克兰正在战斗，保护他们的人民，主权和自由。 劳埃德·奥斯丁(Lloyd Austin)说，世界各国谴责俄罗斯的暴行，侵略性和支持乌克兰**。</li>
      </ul>
      <text:p text:style-name="P4">
他指出，乌克兰一年多以来，乌克兰独自勇敢，而合作伙伴的支持保持不变。</text:p>
      <ul>
        <li>
<text:span text:style-name="T4">
我们的努力对战场上的乌克兰捍卫者非常重要，并搁置了克里姆林宫的计算错误。但是</text:span>
他在每个部分都被误认为。 当我们聚集在拉姆斯坦(Ramstein)上时，世界听到了我们的声音。 世界看到了我们共同取得的成就：乌克兰战士是高度，表明了我们的能力和勇气。 在俄罗斯的侵略和欺骗之后，这个接触团体一如既往地团结起来，并且一如既往地决定性地具有决定性。 **劳埃德·奥斯汀(Lloyd Austin)说，为了支持乌克兰国防军，我们是无所不能和忠实的。</li>
      </ul>
      <text:p text:style-name="P4">
News Source: <text:a xlink:type="simple" xlink:href="https://armyinform.com.ua/2023/04/21/krayiny-z-usogo-svitu-zasudzhuyut-zvirstva-ta-agresiyu-rosiyi-j-pidtrymuyut-ukrayinu-llojd-ostin/" text:style-name="Internet_20_link" text:visited-style-name="Visited_20_Internet_20_Link">
https://armyinform.com.ua/2023/04/21/krayiny-z-usogo-svitu-zasudzhuyut-zvirstva-ta-agresiyu-rosiyi-j-pidtrymuyut-ukrayinu-llojd-ostin/</text:a>
</text:p>
      <!--NEWS-->
      <text:h text:style-name="P10" text:outline-level="1">
<text:span text:style-name="T4">
乌克兰必须赢得战争。 她与北约的整合将是对稳定的最佳投资 - 波兰国防部长</text:span>
</text:h>
      <text:p text:style-name="P4">
作者: ['АРМІЯINFORM']</text:p>
      <text:p text:style-name="P4">
时间: 2023-04-21T60:00:00-04:00</text:p>
      <text:p text:style-name="P4">
描述: 俄罗斯大使在穆斯科穆斯科人的侵略是同时引发的，与乌克兰2022年的战争，与乌克兰的战争是今天的最新消息，与乌克兰2022的战争是今天的最后一场战争他们说，乌克兰和俄罗斯以及2022年与乌克兰的战争是在与乌克兰在不久的将来与乌克兰发生战争的时候在俄罗斯</text:p>
      <text:p text:style-name="P4">
图片: ['<text:a xlink:type="simple" xlink:href="https://armyinform.com.ua/wp-content/uploads/2023/04/war.jpg" text:style-name="Internet_20_link" text:visited-style-name="Visited_20_Internet_20_Link">
war.jpg</text:a>
']</text:p>
      <text:p text:style-name="P4">
标签: ['МАРІУШ БЛАЩАК', 'МІНОБОРОНИ ПОЛЬЩІ', 'СВІТ ПІДТРИМУЄ УКРАЇНУ']</text:p>
      <text:p text:style-name="P4">
类别: News</text:p>
      <!--METADATA-->
      <text:p text:style-name="P4">
<draw:frame draw:style-name="fr1" draw:name="Image205" text:anchor-type="as-char" svg:width="6.9236in" svg:height="3.894525in" draw:z-index="0">
<draw:image xlink:href="../Images/AРМІЯINFORM/2023-04-21T60-00-00-04-00/war.jpg" xlink:type="simple" xlink:show="embed" xlink:actuate="onLoad" draw:mime-type="image/jpeg"/>
</draw:frame>
俄罗斯的侵略证明了莫斯科的帝国野心及其对欧洲安全建筑的整体无知，并基于国际秩序规则。</text:p>
      <text:p text:style-name="P4">
关于这在大西洋委员会的讨论中<text:a xlink:type="simple" xlink:href="https://twitter.com/AtlanticCouncil/status/1648714935835283456" text:style-name="Internet_20_link" text:visited-style-name="Visited_20_Internet_20_Link">
报告</text:a>
波兰国防部长Mariusz Blaschak。</text:p>
      <text:p text:style-name="P4">
他敦促增加对俄罗斯的压力，并允许乌克兰将所有俄罗斯的所有部队从其领土上取代。</text:p>
      <text:p text:style-name="P4">
“乌克兰必须赢得这场战争。 然后，它必须赢得战后时期，俄罗斯将积极努力破坏乌克兰。 乌克兰与欧洲 - 大西洋社区的全面融合将是我们极大的和繁荣的最佳投资。” Mariusz Blaschak说。</text:p>
      <text:p text:style-name="P4">
在俄罗斯准备好接受冲突的政治决议之前，这保证了乌克兰的安全，这一事件必须继续为基辅提供全面的支持。</text:p>
      <text:p text:style-name="P4">
波兰国防部负责人还呼吁尽可能多地向俄罗斯施加要求，并加强票据以尽快停止冲突。</text:p>
      <text:p text:style-name="P4">
News Source: <text:a xlink:type="simple" xlink:href="https://armyinform.com.ua/2023/04/21/ukrayina-maye-vygraty-vijnu-a-yiyi-integracziya-do-nato-stane-najkrashhoyu-investycziyeyu-u-stabilnist-ministr-oborony-polshhi/" text:style-name="Internet_20_link" text:visited-style-name="Visited_20_Internet_20_Link">
https://armyinform.com.ua/2023/04/21/ukrayina-maye-vygraty-vijnu-a-yiyi-integracziya-do-nato-stane-najkrashhoyu-investycziyeyu-u-stabilnist-ministr-oborony-polshhi/</text:a>
</text:p>
      <!--NEWS-->
      <text:h text:style-name="P10" text:outline-level="1">
<text:span text:style-name="T4">
Alexei Reznikov感谢Pentagon和Mark Millie在反Kremliv联盟中的领导</text:span>
</text:h>
      <text:p text:style-name="P4">
作者: ['АРМІЯINFORM']</text:p>
      <text:p text:style-name="P4">
时间: 2023-04-21T61:00:00-04:00</text:p>
      <text:p text:style-name="P4">
描述: 乌克兰防御Oleksiy Reznikov在Zavidanni前面的“拉姆斯坦”瘙痒的前面...与乌克兰2022年的战争，与乌克兰与乌克兰的最新新闻，《新闻，新闻》的战争，与乌克兰2022年的新闻战争，今天与乌克兰2022年，今天将在乌克兰之间发生战争，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fuoidkwxgaa5f7k.jpg" text:style-name="Internet_20_link" text:visited-style-name="Visited_20_Internet_20_Link">
fuoidkwxgaa5f7k.jpg</text:a>
']</text:p>
      <text:p text:style-name="P4">
标签: ['ГЕНЕРАЛ МАРК МІЛЛІ', 'ГЛАВА ПЕНТАГОНУ', 'МІНІСТР ОБОРОНИ УКРАЇНИ ОЛЕКСІЙ РЕЗНІКОВ']</text:p>
      <text:p text:style-name="P4">
类别: News</text:p>
      <!--METADATA-->
      <text:p text:style-name="P4">
<draw:frame draw:style-name="fr1" draw:name="Image206" text:anchor-type="as-char" svg:width="6.9236in" svg:height="4.306886in" draw:z-index="0">
<draw:image xlink:href="../Images/AРМІЯINFORM/2023-04-21T61-00-00-04-00/fuoidkwxgaa5f7k.jpg" xlink:type="simple" xlink:show="embed" xlink:actuate="onLoad" draw:mime-type="image/jpeg"/>
</draw:frame>
乌克兰Oleksiy Reznikov国防部长会见了美国国防部长劳埃德·奥斯汀(Lloyd Austin)和联合总部委员会主席米尔利将​​军，在拉姆斯坦会议之前。</text:p>
      <text:p text:style-name="P4">
在这方面，他<text:a xlink:type="simple" xlink:href="https://twitter.com/oleksiireznikov/status/1649340520383016961" text:style-name="Internet_20_link" text:visited-style-name="Visited_20_Internet_20_Link">
写道</text:a>
在他的推文中。</text:p>
      <text:p text:style-name="P4">
“我们与美国同事举行了富有成果的双边会议。 Tsybula是一次坦率的谈话。 我感谢乌克兰的伟大朋友劳埃德·奥斯汀(Lloyd Austin)，马克·米莉(Mark Millie)将军，领导着加强反克雷姆利夫联盟的领导力，”他在信息中说道。</text:p>
      <text:p text:style-name="P4">
Alexei Reznikov指出，乌克兰有效，透明地提供了美国人民提供的帮助。 敌人感到后果。</text:p>
      <text:p text:style-name="P4">
众所周知，在4月21日的拉姆斯坦格式的乌克兰国防联系小组会议上，将<text:a xlink:type="simple" xlink:href="https://armyinform.com.ua/2023/04/21/ministr-oborony-ukrayiny-rozpoviv-pro-poryadok-dennyj-ramshtajnu/" text:style-name="Internet_20_link" text:visited-style-name="Visited_20_Internet_20_Link">
讨论</text:a>
在侵略者国家对面的斗争中，我们国家的战略以及武装部队的需求。</text:p>
      <text:p text:style-name="P4">
News Source: <text:a xlink:type="simple" xlink:href="https://armyinform.com.ua/2023/04/21/oleksij-reznikov-podyakuvav-glavi-pentagonu-ta-marku-milli-za-liderstvo-u-antykremlivskij-koalicziyi/" text:style-name="Internet_20_link" text:visited-style-name="Visited_20_Internet_20_Link">
https://armyinform.com.ua/2023/04/21/oleksij-reznikov-podyakuvav-glavi-pentagonu-ta-marku-milli-za-liderstvo-u-antykremlivskij-koalicziyi/</text:a>
</text:p>
      <!--NEWS-->
      <text:h text:style-name="P10" text:outline-level="1">
<text:span text:style-name="T4">
在四个方向上，RF继续进攻行动-Anna Malyar</text:span>
</text:h>
      <text:p text:style-name="P4">
作者: ['АРМІЯINFORM']</text:p>
      <text:p text:style-name="P4">
时间: 2023-04-21T62:00:00-04:00</text:p>
      <text:p text:style-name="P4">
描述: Epizenter Boyovikh，CCID被淹没了。 Chotirokh有一个Vogue先进的...与乌克兰2022的战争，与乌克兰的战争是今天的最新消息，与乌克兰2022年的新闻战是今天的最后一场新闻，乌克兰和俄罗斯之间的战争是否会发生战争他们说，与乌克兰与乌克兰的战争将与否，他们说，在不久的将来，将与乌克兰发生战争，他们说，今天与乌克兰的战争，今天的乌克兰新闻，乌克兰新闻，乌克兰媒体在俄罗斯的乌克兰新闻</text:p>
      <text:p text:style-name="P4">
图片: ['<text:a xlink:type="simple" xlink:href="https://armyinform.com.ua/wp-content/uploads/2023/04/malyar-53.jpg" text:style-name="Internet_20_link" text:visited-style-name="Visited_20_Internet_20_Link">
malyar-53.jpg</text:a>
']</text:p>
      <text:p text:style-name="P4">
标签: ['STOPRUSSIA', 'АГРЕСІЯ РФ', 'ВТОРГНЕННЯ РФ', 'ГАННА МАЛЯР']</text:p>
      <text:p text:style-name="P4">
类别: News</text:p>
      <!--METADATA-->
      <text:p text:style-name="P4">
<draw:frame draw:style-name="fr1" draw:name="Image207" text:anchor-type="as-char" svg:width="6.9236in" svg:height="4.615733in" draw:z-index="0">
<draw:image xlink:href="../Images/AРМІЯINFORM/2023-04-21T62-00-00-04-00/malyar-53.jpg" xlink:type="simple" xlink:show="embed" xlink:actuate="onLoad" draw:mime-type="image/jpeg"/>
</draw:frame>
Photodmitry Yurchenko</text:p>
      <text:p text:style-name="P4">
敌对行动的中心仍然是东方。 在那里，敌人同时继续四个方向的进攻行动-Marinsky，Avdiivsky，Lymansky，Bakhmutsky。 在其中大多数人中，由于我们的捍卫者，敌人未能前进。 在这些地区，乌克兰捍卫者不仅这样做，而且会积极运作。</text:p>
      <text:p text:style-name="P4">
关于它<text:a xlink:type="simple" xlink:href="https://t.me/annamaliar/662" text:style-name="Internet_20_link" text:visited-style-name="Visited_20_Internet_20_Link">
报告</text:a>
乌克兰国防部副部长安娜·马利亚(Anna Malyar)。</text:p>
      <text:p text:style-name="P4">
根据她的说法，如果您查看乌克兰的整个地图，那么情况是异质的，实际上，这就是应该被认为的方式：</text:p>
      <text:p text:style-name="P4">
<text:span text:style-name="T5">
敌人的进攻在东方仍在继续； </text:span>
切尔尼希夫，苏米，哈尔基夫地区的单独定居点，敌人继续以令人不安的火力开火。 *在Zaporizhzhya和Kherson中指示敌人在防守中。</text:p>
      <text:p text:style-name="P4">
“他正在观看武装部队总参谋部的竖立，注意到敌人能够在本周又有两个方向 - 库皮斯基和沙克塔尔斯基。 Alenashi战斗人员击退了袭击，敌人没有通过。” Anna Malyar说。</text:p>
      <text:p text:style-name="P4">
但是，巴赫穆特仍然是最热的地方。</text:p>
      <text:p text:style-name="P4">
“现在有激烈的战斗。 敌人攻击。 破坏到达的到来。 单个情节是先进的。 同时，我们勇敢的巴赫穆特(Bakhmut)既防御和积极进攻。 这将是不公正的损失。 这种情况是紧张的，但受到控制。解决方案是根据军事权宜之计制定的。”  - 乌克兰国防部副部长说。</text:p>
      <text:p text:style-name="P4">
News Source: <text:a xlink:type="simple" xlink:href="https://armyinform.com.ua/2023/04/21/na-chotyroh-napryamkah-odnochasno-rf-prodovzhuye-nastupalni-diyi-ganna-malyar/" text:style-name="Internet_20_link" text:visited-style-name="Visited_20_Internet_20_Link">
https://armyinform.com.ua/2023/04/21/na-chotyroh-napryamkah-odnochasno-rf-prodovzhuye-nastupalni-diyi-ganna-malyar/</text:a>
</text:p>
      <!--NEWS-->
      <text:h text:style-name="P10" text:outline-level="1">
<text:span text:style-name="T4">
防空防御，弹药和安全工具 - “拉姆斯汀”的关键问题 - 劳埃德·奥斯汀</text:span>
</text:h>
      <text:p text:style-name="P4">
作者: ['Ольга Мосьондз']</text:p>
      <text:p text:style-name="P4">
时间: 2023-04-21T63:00:00-04:00</text:p>
      <text:p text:style-name="P4">
描述: 联络小组的参与者Zwan捍卫乌克兰PID让Oshidanna专注于...与乌克兰2022年的战争，与乌克兰与乌克兰的最新新闻，今天与乌克兰2022年的新闻战争，今天与乌克兰的新闻战争，乌克兰和俄罗斯之间以及战争之间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98a6353ea1f1d14c.jpg" text:style-name="Internet_20_link" text:visited-style-name="Visited_20_Internet_20_Link">
98a6353ea1f1d14c.jpg</text:a>
']</text:p>
      <text:p text:style-name="P4">
标签: ['ЛЛОЙД ОСТІН', 'РАМШТАЙН']</text:p>
      <text:p text:style-name="P4">
类别: News</text:p>
      <!--METADATA-->
      <text:p text:style-name="P4">
<draw:frame draw:style-name="fr1" draw:name="Image208" text:anchor-type="as-char" svg:width="6.9236in" svg:height="3.750283in" draw:z-index="0">
<draw:image xlink:href="../Images/AРМІЯINFORM/2023-04-21T63-00-00-04-00/98a6353ea1f1d14c.jpg" xlink:type="simple" xlink:show="embed" xlink:actuate="onLoad" draw:mime-type="image/jpeg"/>
</draw:frame>
会议期间，乌克兰国防联络小组的参与者集中于在市政弹药的防空领域支持乌克兰。</text:p>
      <text:p text:style-name="P4">
今天，4月21日，<text:a xlink:type="simple" xlink:href="https://www.defense.gov/News/Live-Events/#/" text:style-name="Internet_20_link" text:visited-style-name="Visited_20_Internet_20_Link">
报告</text:a>
美国国防部长劳埃德·奥斯汀(Lloyd Austin)在德国乌克兰纳巴兹美国拉姆斯坦空军的下一次国防小组会议期间。</text:p>
      <ul>
        <li>
劳埃德·奥斯汀(Lloyd Austin)说，在今天的联系小组会议上，我们将重点介绍三个关键问题：防空，弹药和安全手段。</li>
      </ul>
      <text:p text:style-name="P4">
五角大楼的负责人强调，乌克兰迫切需要帮助，以保护公民，基础设施和部队免受俄罗斯火箭威胁。</text:p>
      <text:p text:style-name="P4">
他还指出，在会议期间，安全集团安全小组的指挥官安东尼奥·阿古托将军还将谈论“乌克兰装甲车开发的工作”。</text:p>
      <ul>
        <li>
我期待着更新Aguto将军的信息，以了解乌克兰装甲车的开发。 劳埃德·奥斯汀(Lloyd Austin)说，我们还将意识到我们在离职方式支持乌克兰设备方面的进展。</li>
      </ul>
      <text:p text:style-name="P4">
他还指出，在会议期间，乌克兰Oleksireznikov的国防部长将分别告知合作伙伴在Tangai Tanai对乌克兰最紧迫的国防需求的战场上的发展。</text:p>
      <ul>
        <li>
我的好朋友Alexei Reznikov来自乌克兰现在加入了我们，我们正在等待您和您的团队直接听到战场的状况和您最补救的需求。 我还要感谢今天加入我们的每个国家，您已经表明，世界善意的国家被残酷的俄罗斯融合所拒绝。 劳埃多斯说，你们中的许多人都可以从自己的储备中为乌克兰提供帮助。</li>
      </ul>
      <text:p text:style-name="P4">
美国国防部长强调，乌克兰的武装部队“捍卫自己的国家和同胞，但他们也捍卫了基本原则：自行约克拉蒂可以简单地攻击他们较小的邻居。”</text:p>
      <ul>
        <li>
从基辅附近的战斗到乌克兰乌克兰的释放，一次又一次地展示了为自己的权利而战的自由人。 乌克兰继续勇敢地打击自己。 我们所有人都团结起来，以根据规则和权利来保护乌克兰和保护世界的保护 - 美国国防部。 - 女士们，先生们，这个接触小组仍然受到道德原则的指导。 一起，我们确保乌克兰拥有您在自由中生活所需的一切。 我们将共同根据确保所有安全的规则捍卫国际秩序，我们将尽可能多地支持乌克兰。”劳埃德·奥斯汀(Lloyd Austin)保证。</li>
      </ul>
      <text:p text:style-name="P4">
News Source: <text:a xlink:type="simple" xlink:href="https://armyinform.com.ua/2023/04/21/protypovitryana-oborona-boyeprypasy-ta-zasoby-zabezpechennya-klyuchovi-pytannya-ramshtajnu-llojd-ostin/" text:style-name="Internet_20_link" text:visited-style-name="Visited_20_Internet_20_Link">
https://armyinform.com.ua/2023/04/21/protypovitryana-oborona-boyeprypasy-ta-zasoby-zabezpechennya-klyuchovi-pytannya-ramshtajnu-llojd-ostin/</text:a>
</text:p>
      <!--NEWS-->
      <text:h text:style-name="P10" text:outline-level="1">
<text:span text:style-name="T4">
所有联盟成员国都同意乌克兰应该是北约秘书长的一部分</text:span>
</text:h>
      <text:p text:style-name="P4">
作者: ['АРМІЯINFORM']</text:p>
      <text:p text:style-name="P4">
时间: 2023-04-21T64:00:00-04:00</text:p>
      <text:p text:style-name="P4">
描述: 北约Zgodnis Zhodni的All-Minh会员，乌克兰Ma-Matu的Maibutnoma是好...与乌克兰2022年的战争，与乌克兰的最新新闻，今天与乌克兰的新闻战争，今天与乌克兰2022年的新闻战争，乌克兰和乌克兰之间的战争会发生俄罗斯以及何时，何时，何时，何时，何时，何时，何时，何时，何时，何时，何时，何时与乌克兰战争在2022年将在不久的将来与乌克兰发生战争，与乌克兰的战争，乌克兰，乌克兰的战争今日新闻，乌克兰新闻在乌克兰媒体的俄罗斯新闻</text:p>
      <text:p text:style-name="P4">
图片: ['<text:a xlink:type="simple" xlink:href="https://armyinform.com.ua/wp-content/uploads/2023/04/bez-imeni-4.png" text:style-name="Internet_20_link" text:visited-style-name="Visited_20_Internet_20_Link">
bez-imeni-4.png</text:a>
']</text:p>
      <text:p text:style-name="P4">
标签: ['STOPRUSSIA', 'АГРЕСІЯ РФ']</text:p>
      <text:p text:style-name="P4">
类别: News</text:p>
      <!--METADATA-->
      <text:p text:style-name="P4">
<draw:frame draw:style-name="fr1" draw:name="Image209" text:anchor-type="as-char" svg:width="6.9236in" svg:height="3.866126in" draw:z-index="0">
<draw:image xlink:href="../Images/AРМІЯINFORM/2023-04-21T64-00-00-04-00/bez-imeni-4.png" xlink:type="simple" xlink:show="embed" xlink:actuate="onLoad" draw:mime-type="image/png"/>
</draw:frame>
北约所有成员国都同意乌克兰将来有欧洲大西洋家族的法定成员。</text:p>
      <text:p text:style-name="P4">
北约秘书长詹斯·斯托尔滕贝格<text:a xlink:type="simple" xlink:href="https://www.youtube.com/watch" text:style-name="Internet_20_link" text:visited-style-name="Visited_20_Internet_20_Link">
陈述</text:a>
在Zavurnalists的会议上，在会议之前，在乌克兰举行了联系小组。 他还指出，乌克兰沃迪米尔·泽伦斯基总统接受了邀请，北约北约峰会将于7月11日至12日举行。</text:p>
      <text:p text:style-name="P4">
“昨天在基辅，我说乌克兰在欧元区家庭中的未来。 北约的冲突同意乌克兰将成为北约的成员。 我们与Zelensky总统讨论了会员和安全保证。 而且，当然，乌克兰需要安全，因为没有人可以说这场战争何时以及如何结束。 但是我们知道，当战争结束时，我们必须确保不会再次发生。”</text:p>
      <text:p text:style-name="P4">
据他说，现在，在与俄罗斯联邦的战争中，重点是乌克兰。 因为没有主权独立乌克兰，就没有会员资格的感觉。</text:p>
      <text:p text:style-name="P4">
_ paded alexey mazepa_</text:p>
      <text:p text:style-name="P4">
News Source: <text:a xlink:type="simple" xlink:href="https://armyinform.com.ua/2023/04/21/usi-krayiny-chleny-alyansu-zgodni-z-tym-shho-ukrayina-maye-uvijty-do-jogo-skladu-gensek-nato/" text:style-name="Internet_20_link" text:visited-style-name="Visited_20_Internet_20_Link">
https://armyinform.com.ua/2023/04/21/usi-krayiny-chleny-alyansu-zgodni-z-tym-shho-ukrayina-maye-uvijty-do-jogo-skladu-gensek-nato/</text:a>
</text:p>
      <!--NEWS-->
      <text:h text:style-name="P10" text:outline-level="1">
<text:span text:style-name="T4">
欧盟将增加乌克兰弹药的生产-Lloyd Austin</text:span>
</text:h>
      <text:p text:style-name="P4">
作者: ['Ольга Мосьондз']</text:p>
      <text:p text:style-name="P4">
时间: 2023-04-21T65:00:00-04:00</text:p>
      <text:p text:style-name="P4">
描述: 关于乌克兰乌克兰的格鲁皮人的接触负责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polish_20221206_100107990-1.jpg" text:style-name="Internet_20_link" text:visited-style-name="Visited_20_Internet_20_Link">
polish_20221206_100107990-1.jpg</text:a>
']</text:p>
      <text:p text:style-name="P4">
标签: ['БОЄПРИПАСИ ДЛЯ УКРАЇНИ', 'ЛЛОЙД ОСТІН', 'ПІДТРИМКА УКРАЇНИ', 'РАМШТАЙН']</text:p>
      <text:p text:style-name="P4">
类别: News</text:p>
      <!--METADATA-->
      <text:p text:style-name="P4">
<draw:frame draw:style-name="fr1" draw:name="Image210" text:anchor-type="as-char" svg:width="6.9236in" svg:height="4.615733in" draw:z-index="0">
<draw:image xlink:href="../Images/AРМІЯINFORM/2023-04-21T65-00-00-04-00/polish_20221206_100107990-1.jpg" xlink:type="simple" xlink:show="embed" xlink:actuate="onLoad" draw:mime-type="image/jpeg"/>
</draw:frame>
乌克兰国防部的联络小组负责人 - 国防部沙特罗伊德·奥斯丁(Shatloid Austin)，<text:a xlink:type="simple" xlink:href="https://www.defense.gov/News/Live-Events/#/" text:style-name="Internet_20_link" text:visited-style-name="Visited_20_Internet_20_Link">
指出</text:a>
在美国空军联合国空军的基础上，在今天4月21日的拉姆斯坦举行的下一次会议开始。</text:p>
      <ul>
        <li>
欧洲联盟最近宣布了一项重要的倡议，以增加国家武器指令框架中弹药的工业生产。 许多其他国家还增加了乌克兰所需的筹码的生产。”劳埃德·奥斯汀(Lloyd Austin)说。</li>
      </ul>
      <text:p text:style-name="P4">
五角大楼的负责人感谢那些努力支持乌克兰反对俄罗斯联邦的斗争的国家。</text:p>
      <ul>
        <li>
我要感谢今天加入我们的每个国家。 经过翻新的是，来自世界各地的善意人民拒绝俄罗斯的残酷行为。 你们中的许多人付出了巨大的努力来帮助乌克兰。 劳埃德·奥斯汀(Lloyd Austin)说，你们中的许多人都投资了大量资金来支持乌克兰，一些优秀的盟友，例如爱沙尼亚和拉脱维亚，已经向乌克兰捐赠了1％以上的GDPN援助。</li>
      </ul>
      <text:p text:style-name="P4">
他还指出，美国正在努力帮助乌克兰人摆脱俄罗斯入侵者的自由。</text:p>
      <ul>
        <li>
本周早些时候，美国宣布了另外3.25亿美元的安全援助。 因此，从俄罗斯俄罗斯的入侵中，美国为乌克兰提供了超过350亿美元的资金。 最后的援助包包括155和105毫米重要的反坦克代理的其他炮弹。 五角大楼负责人说，在每一步，我们与乌克兰合作伙伴一起致力于确保我们的援助责任。</li>
      </ul>
      <text:p text:style-name="P4">
News Source: <text:a xlink:type="simple" xlink:href="https://armyinform.com.ua/2023/04/21/yevrosoyuz-naroshhuvatyme-vyrobnycztvo-boyeprypasiv-dlya-ukrayiny-llojd-ostin/" text:style-name="Internet_20_link" text:visited-style-name="Visited_20_Internet_20_Link">
https://armyinform.com.ua/2023/04/21/yevrosoyuz-naroshhuvatyme-vyrobnycztvo-boyeprypasiv-dlya-ukrayiny-llojd-ostin/</text:a>
</text:p>
      <!--NEWS-->
      <text:h text:style-name="P10" text:outline-level="1">
<text:span text:style-name="T4">
拉姆斯汀的北约秘书长：我们必须加强乌克兰的支持</text:span>
</text:h>
      <text:p text:style-name="P4">
作者: ['Ольга Мосьондз']</text:p>
      <text:p text:style-name="P4">
时间: 2023-04-21T66:00:00-04:00</text:p>
      <text:p text:style-name="P4">
描述: 北约的秘书长斯托尔滕贝格·索科德（Stoltenberg Sogodn），21 Kvisny 2023 Roku，Pisl自己的...与乌克兰2022年的战争，与乌克兰的最新新闻，今天与乌克兰的新闻，今天与乌克兰的新闻战争，今天上次与乌克兰的新闻战争，乌克兰和俄罗斯和俄罗斯之间以及乌克兰和俄罗斯之间的战争将会，与2022年的战争，乌克兰是否会在不久</text:p>
      <text:p text:style-name="P4">
图片: ['<text:a xlink:type="simple" xlink:href="https://armyinform.com.ua/wp-content/uploads/2023/04/stoltenberg-1.jpg" text:style-name="Internet_20_link" text:visited-style-name="Visited_20_Internet_20_Link">
stoltenberg-1.jpg</text:a>
']</text:p>
      <text:p text:style-name="P4">
标签: ['STOPRUSSIA', 'ЄНС СТОЛТЕНБЕРГ', 'НАТО']</text:p>
      <text:p text:style-name="P4">
类别: News</text:p>
      <!--METADATA-->
      <text:p text:style-name="P4">
<draw:frame draw:style-name="fr1" draw:name="Image211" text:anchor-type="as-char" svg:width="6.9236in" svg:height="4.258014in" draw:z-index="0">
<draw:image xlink:href="../Images/AРМІЯINFORM/2023-04-21T66-00-00-04-00/stoltenberg-1.jpg" xlink:type="simple" xlink:show="embed" xlink:actuate="onLoad" draw:mime-type="image/jpeg"/>
</draw:frame>
北约秘书长詹斯·斯托尔滕贝格(Jens Stoltenberg)今天，2023年4月21日，乌克兰的邮政参与乌克兰国防联系人集团的会议，由美国领导，德国拉姆斯汀。 会议由美国国防部长劳埃德·奥斯汀(Lloyd Austin)和美国总部统一委员会主席马克·米莉(Mark Millie)主席，并结合了包括北约盟友和合伙人在内的50多个国家。</text:p>
      <text:p text:style-name="P4">
北约秘书长詹斯·斯托尔滕贝格(Jens Jens Stoltenberg)在德国德国拉姆斯坦军事基地举行的乌克兰国防联络小组会议之前说，俄罗斯总统弗拉基米尔·普京(Vladimir Putin)犯了军事入侵乌克兰，犯了战略性错误。</text:p>
      <ul>
        <li>
普京总统在邀请乌克兰时犯了几个大错误，战略性错误。 首先是乌克兰军队的总低估。 他认为他将在几天内控制乌克兰数周并占领基辅。 斯托尔滕贝格说，他还非常低估了北约盟友和我们的合作伙伴，他们的连续性支持乌克兰。</li>
      </ul>
      <text:p text:style-name="P4">
北约秘书长回忆说，从俄罗斯大规模干预乌克兰的大规模干预开始，普京“绝不按计划控制该国。”在赫尔森附近。</text:p>
      <ul>
        <li>
现在，我们帮助乌克兰解放了更多的土地，为他们提供了更多现代的军事系统。 关于坦克，以及较旧的系统，它们提供了更多的新机器，例如豹子2，英国的挑战者，美国艾布拉姆斯。 我们还提供战斗漂移，装甲的人员载体 - 向他们提供许多弹药。 北约秘书长说，这一切都非常强大，这将使乌克兰人获胜。</li>
      </ul>
      <text:p text:style-name="P4">
北约秘书长说，拉姆斯坦的前一天访问了乌克兰在布恰(Bucha)，并被他所看到的东西震惊，并强调了加强对乌克兰军事援助的重要性，这继续为自己辩护，这继续捍卫自己免受残酷的俄罗斯侵略。</text:p>
      <ul>
        <li>
昨晚我从基辅回来，与泽伦斯基总统会面，他的信息是他非常感谢并欢迎北约成员和合作伙伴提供乌克兰的强有力支持，但也指望我们能够支持乌克兰的乌克兰。未来 -   -   - 詹斯·斯托尔滕贝格(Jens Stoltenberg)说。</li>
      </ul>
      <text:p text:style-name="P4">
News Source: <text:a xlink:type="simple" xlink:href="https://armyinform.com.ua/2023/04/21/generalnyj-sekretar-nato-na-ramshtajni-my-povynni-posylyty-pidtrymku-ukrayiny/" text:style-name="Internet_20_link" text:visited-style-name="Visited_20_Internet_20_Link">
https://armyinform.com.ua/2023/04/21/generalnyj-sekretar-nato-na-ramshtajni-my-povynni-posylyty-pidtrymku-ukrayiny/</text:a>
</text:p>
      <!--NEWS-->
      <text:h text:style-name="P10" text:outline-level="1">
<text:span text:style-name="T4">
俄罗斯在乌克兰的一线定居点上继续使用托管的航空炸弹</text:span>
</text:h>
      <text:p text:style-name="P4">
作者: ['Андрій Агєєв']</text:p>
      <text:p text:style-name="P4">
时间: 2023-04-21T67:00:00-04:00</text:p>
      <text:p text:style-name="P4">
描述: 关于TSE在直接的Efiri Telemarafon“єIni新闻”中，说《不人道军队上校的雷内特》 ...与乌克兰2022年的战争，与乌克兰的最新新闻，今天与乌克兰2022年的新闻战争，今天，乌克兰之间的战争将会发生。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АВІАБОМБИ', 'ЮРІЙ ІГНАТ']</text:p>
      <text:p text:style-name="P4">
类别: News</text:p>
      <!--METADATA-->
      <text:p text:style-name="P4">
<draw:frame draw:style-name="fr1" draw:name="Image212" text:anchor-type="as-char" svg:width="6.9236in" svg:height="4.32725in" draw:z-index="0">
<draw:image xlink:href="../Images/AРМІЯINFORM/2023-04-21T67-00-00-04-00/foto-1-krylati-aviabomby-yurij-ignat.jpg" xlink:type="simple" xlink:show="embed" xlink:actuate="onLoad" draw:mime-type="image/jpeg"/>
</draw:frame>
拼贴：陆军</text:p>
      <text:p text:style-name="P4">
尤里·伊格纳特上校发言人在唯一新闻的现场直播中说。</text:p>
      <ul>
        <li>
敌人积极地继续使用战术航空，用托管航空炸弹放弃乌克兰的边境领土。我们的雷达智能手段我们看到他们攻击了缝隙方向的小屋，而无需进入我们空中有效运行的领域国防系统。</li>
      </ul>
      <text:p text:style-name="P4">
他们每次都使用这些炸弹，因此这种威胁将是专门的。 俄罗斯将增加这些苏联飞机的现代化和改进，并拥有大量仓库。它们还为他们配备了GPS导航和翅膀。 这就是为什么我们正在推出更多的防空系统，例如爱国者，SAMP/T和多功能F-16战斗机。</text:p>
      <text:p text:style-name="P4">
News Source: <text:a xlink:type="simple" xlink:href="https://armyinform.com.ua/2023/04/21/rosiya-prodovzhuye-zastosovuvaty-kerovani-aviaczijni-bomby-po-pryfrontovyh-naselenyh-punktah-ukrayiny/" text:style-name="Internet_20_link" text:visited-style-name="Visited_20_Internet_20_Link">
https://armyinform.com.ua/2023/04/21/rosiya-prodovzhuye-zastosovuvaty-kerovani-aviaczijni-bomby-po-pryfrontovyh-naselenyh-punktah-ukrayiny/</text:a>
</text:p>
      <!--NEWS-->
      <text:h text:style-name="P10" text:outline-level="1">
<text:span text:style-name="T4">
15年的监狱接受了叛徒，他“耗尽”了武装部队的立场</text:span>
</text:h>
      <text:p text:style-name="P4">
作者: ['АРМІЯINFORM']</text:p>
      <text:p text:style-name="P4">
时间: 2023-04-21T68:00:00-04:00</text:p>
      <text:p text:style-name="P4">
描述: Zibraino bezin -Prophasi Vini Shchel of Vorozhny Polishnik，Yaky Koriguvu RosiSkis ...与乌克兰2022年的战争，与乌克兰的最新新闻，与乌克兰的新闻，与乌克兰2022年的最新新闻战争，今天，乌克兰和俄罗斯与俄罗斯和俄罗斯之间的战争将会发生与乌克兰的战争将是不久的</text:p>
      <text:p text:style-name="P4">
图片: ['<text:a xlink:type="simple" xlink:href="https://armyinform.com.ua/wp-content/uploads/2023/04/270948fc0fbcb5f8f4c84c386b32abf0.jpeg" text:style-name="Internet_20_link" text:visited-style-name="Visited_20_Internet_20_Link">
270948fc0fbcb5f8f4c84c386b32abf0.jpeg</text:a>
']</text:p>
      <text:p text:style-name="P4">
标签: ['ДЕРЖАВНА ЗРАДА', 'ДНІПРОПЕТРОВЩИНА', 'КОНТРРОЗВІДКА СБУ']</text:p>
      <text:p text:style-name="P4">
类别: News</text:p>
      <!--METADATA-->
      <text:p text:style-name="P4">
<draw:frame draw:style-name="fr1" draw:name="Image213" text:anchor-type="as-char" svg:width="6.9236in" svg:height="4.615733in" draw:z-index="0">
<draw:image xlink:href="../Images/AРМІЯINFORM/2023-04-21T68-00-00-04-00/270948fc0fbcb5f8f4c84c386b32abf0.jpeg" xlink:type="simple" xlink:show="embed" xlink:actuate="onLoad" draw:mime-type="image/jpeg"/>
</draw:frame>
收集了另一个敌方合伙人的无可争议的证据，该敌方纠正了俄罗斯在Dnipropetrovsk的空袭。 他被判处15年监禁。</text:p>
      <text:p text:style-name="P4">
关于它<text:a xlink:type="simple" xlink:href="https://ssu.gov.ua/novyny/za-materialamy-sbu-15-rokiv-tiurmy-otrymav-zradnyk-yakyi-zlyvav-pozytsii-zsu-svoiemu-synuviiskovosluzhbovtsiu-rf" text:style-name="Internet_20_link" text:visited-style-name="Visited_20_Internet_20_Link">
报告</text:a>
乌克兰的安全服务。</text:p>
      <text:p text:style-name="P4">
正是由“叛徒”占领者试图在去年夏季初袭击基础设施。 但是，乌克兰防空部队击落了所有敌对的火箭。 该地区在该地区领土的台面上被拘留。</text:p>
      <text:p text:style-name="P4">
根据调查，袭击者是锰的居民，他去年三月从惩教殖民地出来，在那里他因造成严重伤害而服刑。</text:p>
      <text:p text:style-name="P4">
之后，他开始隐藏有关该地区国防军基地和诉讼程序的信息。 首先，他试图确定乌克兰防空导弹综合大楼C-300的位置。</text:p>
      <text:p text:style-name="P4">
他将获得的信息传达给了他的儿子，他的儿子是俄罗斯占领团体的一部分，并参与了纳祖姆斯基方向的定居点的炮击。 为了与儿子交流，叛徒使用了一个口罩。</text:p>
      <text:p text:style-name="P4">
根据收集的证据，法院裁定袭击者犯有戒严令犯下的国家叛国罪。 考虑到涉及三年有罪的犯罪记录的人，他通常会在监狱里呆18年。</text:p>
      <text:p text:style-name="P4">
News Source: <text:a xlink:type="simple" xlink:href="https://armyinform.com.ua/2023/04/21/15-rokiv-tyurmy-otrymav-zradnyk-yakyj-zlyvav-pozycziyi-zsu/" text:style-name="Internet_20_link" text:visited-style-name="Visited_20_Internet_20_Link">
https://armyinform.com.ua/2023/04/21/15-rokiv-tyurmy-otrymav-zradnyk-yakyj-zlyvav-pozycziyi-zsu/</text:a>
</text:p>
      <!--NEWS-->
      <text:h text:style-name="P10" text:outline-level="1">
<text:span text:style-name="T4">
最高指挥官 - 司令人员考虑了乌克兰的武器和弹药的生产</text:span>
</text:h>
      <text:p text:style-name="P4">
作者: ['АРМІЯINFORM']</text:p>
      <text:p text:style-name="P4">
时间: 2023-04-21T69:00:00-04:00</text:p>
      <text:p text:style-name="P4">
描述: 乌克兰乌克兰沃罗迪米尔·泽伦斯基总统在乔伊特尼茨基弗里夫（P'yatnitsky Proviv与乌克兰的战争将是不久的</text:p>
      <text:p text:style-name="P4">
图片: ['<text:a xlink:type="simple" xlink:href="https://armyinform.com.ua/wp-content/uploads/2023/01/zelenskyj-1.jpeg" text:style-name="Internet_20_link" text:visited-style-name="Visited_20_Internet_20_Link">
zelenskyj-1.jpeg</text:a>
']</text:p>
      <text:p text:style-name="P4">
标签: ['СТАВКА ВЕРХОВНОГО ГОЛОВНОКОМАНДУВАЧА']</text:p>
      <text:p text:style-name="P4">
类别: News</text:p>
      <!--METADATA-->
      <text:p text:style-name="P4">
<draw:frame draw:style-name="fr1" draw:name="Image214" text:anchor-type="as-char" svg:width="6.9236in" svg:height="4.617948in" draw:z-index="0">
<draw:image xlink:href="../Images/AРМІЯINFORM/2023-04-21T69-00-00-04-00/zelenskyj-1.jpeg" xlink:type="simple" xlink:show="embed" xlink:actuate="onLoad" draw:mime-type="image/jpeg"/>
</draw:frame>
星期五，沃罗迪米尔·泽伦斯基(Volodymyr Zelenskyy)总统举行了最高指挥官的常规会议。</text:p>
      <text:p text:style-name="P4">
关于它<text:a xlink:type="simple" xlink:href="https://t.me/V_Zelenskiy_official/5944" text:style-name="Internet_20_link" text:visited-style-name="Visited_20_Internet_20_Link">
告知</text:a>
总统。</text:p>
      <text:p text:style-name="P4">
在会议上，利率分析了前线所有领域的当前情况。</text:p>
      <text:p text:style-name="P4">
乌克兰总统说：“我们听到了基里尔·布达诺瓦(Kirill Budanova) - 我们知道下一个时期敌人的所有计划。我们正在制定更好的单位武器和弹药的分配计划，在这里分开关注 - 新创建的旅。” 。</text:p>
      <text:p text:style-name="P4">
他说，他们还讨论了建立国内企业生产火箭和助推器的问题。</text:p>
      <text:p text:style-name="P4">
News Source: <text:a xlink:type="simple" xlink:href="https://armyinform.com.ua/2023/04/21/na-stavczi-verhovnogo-golovnokomanduvacha-rozglyanuly-vyrobnycztvo-v-ukrayini-zbroyi-ta-boyeprypasiv/" text:style-name="Internet_20_link" text:visited-style-name="Visited_20_Internet_20_Link">
https://armyinform.com.ua/2023/04/21/na-stavczi-verhovnogo-golovnokomanduvacha-rozglyanuly-vyrobnycztvo-v-ukrayini-zbroyi-ta-boyeprypasiv/</text:a>
</text:p>
      <!--NEWS-->
      <text:h text:style-name="P10" text:outline-level="1">
<text:span text:style-name="T4">
NSDC秘书：俄罗斯解雇了自己的城市，以恐吓地方</text:span>
</text:h>
      <text:p text:style-name="P4">
作者: ['АРМІЯINFORM']</text:p>
      <text:p text:style-name="P4">
时间: 2023-04-21T70:00:00-04:00</text:p>
      <text:p text:style-name="P4">
描述: Rosieska Pytpskisina陆军Virvlya Mistle Zalakuvannya被人口众多的人口...与乌克兰2022年的战争，与乌克兰的最新新闻战争，今天与乌克兰2022年的新闻战争，今天与乌克兰的新闻战争，乌克兰和俄罗斯之间的战争以及与乌克兰之间的战争，他们说，2022年，是否会在不久的将来与乌克兰进行战争</text:p>
      <text:p text:style-name="P4">
图片: ['<text:a xlink:type="simple" xlink:href="https://armyinform.com.ua/wp-content/uploads/2021/11/2-44.jpg" text:style-name="Internet_20_link" text:visited-style-name="Visited_20_Internet_20_Link">
2-44.jpg</text:a>
']</text:p>
      <text:p text:style-name="P4">
标签: ['STOPRUSSIA', 'ОЛЕКСІЙ ДАНІЛОВ', 'СЕКРЕТАР РНБО УКРАЇНИ']</text:p>
      <text:p text:style-name="P4">
类别: News</text:p>
      <!--METADATA-->
      <text:p text:style-name="P4">
<draw:frame draw:style-name="fr1" draw:name="Image215" text:anchor-type="as-char" svg:width="6.9236in" svg:height="4.633042in" draw:z-index="0">
<draw:image xlink:href="../Images/AРМІЯINFORM/2023-04-21T70-00-00-04-00/2-44.jpg" xlink:type="simple" xlink:show="embed" xlink:actuate="onLoad" draw:mime-type="image/jpeg"/>
</draw:frame>
俄罗斯占领军解雇了自己的城市，以恐吓平民法规和升级。</text:p>
      <text:p text:style-name="P4">
关于它<text:a xlink:type="simple" xlink:href="https://twitter.com/OleksiyDanilov/status/1649297187971510274" text:style-name="Internet_20_link" text:visited-style-name="Visited_20_Internet_20_Link">
陈述</text:a>
NSDC秘书Alexei Danilov在俄罗斯贝尔戈罗德(Belgorod of Aviation Amunition)的一个住宅区发表了评论，轰炸34次袭击了俄罗斯联合会的空中和太空部队。</text:p>
      <text:p text:style-name="P4">
Alexei Danilov报道：“只有为乌克兰提供较长的武器，才能在计划和准备阶段将源头进行本地化。”</text:p>
      <text:p text:style-name="P4">
News Source: <text:a xlink:type="simple" xlink:href="https://armyinform.com.ua/2023/04/21/sekretar-rnbo-rosiya-obstrilyuye-vlasni-mista-aby-zalyakaty-misczevyh/" text:style-name="Internet_20_link" text:visited-style-name="Visited_20_Internet_20_Link">
https://armyinform.com.ua/2023/04/21/sekretar-rnbo-rosiya-obstrilyuye-vlasni-mista-aby-zalyakaty-misczevyh/</text:a>
</text:p>
      <!--NEWS-->
      <text:h text:style-name="P10" text:outline-level="1">
<text:span text:style-name="T4">
乌克兰和爱沙尼亚国防部的负责人已进入合作备忘录</text:span>
</text:h>
      <text:p text:style-name="P4">
作者: ['АРМІЯINFORM']</text:p>
      <text:p text:style-name="P4">
时间: 2023-04-21T71:00:00-04:00</text:p>
      <text:p text:style-name="P4">
描述: 米兹（Mizh）的纪念纪念品的作品统计学荒谬……与乌克兰2022年的战争，与乌克兰与乌克兰的最新新闻战争，今天与乌克兰2022年的新闻战争，乌克兰和俄罗斯之间的战争将发生战争，当与俄罗斯之间的战争，何时与一场战争，一场战争他们说，乌克兰在2022年将是与乌克兰的战争</text:p>
      <text:p text:style-name="P4">
图片: ['<text:a xlink:type="simple" xlink:href="https://armyinform.com.ua/wp-content/uploads/2023/04/reznikov_pevkur.jpg" text:style-name="Internet_20_link" text:visited-style-name="Visited_20_Internet_20_Link">
reznikov_pevkur.jpg</text:a>
']</text:p>
      <text:p text:style-name="P4">
标签: ['ДОПОМОГА ПАРТНЕРІВ', 'ЕСТОНІЯ', 'МІНІСТР ОБОРОНИ УКРАЇНИ ОЛЕКСІЙ РЕЗНІКОВ', 'СВІТ ПІДТРИМУЄ УКРАЇНУ', 'ХАННО ПЕВКУР']</text:p>
      <text:p text:style-name="P4">
类别: News</text:p>
      <!--METADATA-->
      <text:p text:style-name="P4">
<draw:frame draw:style-name="fr1" draw:name="Image216" text:anchor-type="as-char" svg:width="6.9236in" svg:height="3.894525in" draw:z-index="0">
<draw:image xlink:href="../Images/AРМІЯINFORM/2023-04-21T71-00-00-04-00/reznikov_pevkur.jpg" xlink:type="simple" xlink:show="embed" xlink:actuate="onLoad" draw:mime-type="image/jpeg"/>
</draw:frame>
乌克兰国防部与爱沙尼亚国防部之间的合作结束。</text:p>
      <text:p text:style-name="P4">
关于这在拉姆斯坦格式的乌克兰国防辩护联络小组的会议上<text:a xlink:type="simple" xlink:href="https://twitter.com/oleksiireznikov/status/1649350684544839682" text:style-name="Internet_20_link" text:visited-style-name="Visited_20_Internet_20_Link">
宣布</text:a>
乌克兰国防部负责人Alexey Reznikov。</text:p>
      <text:p text:style-name="P4">
“我们基于共同的目标加深了合作 - 我们国家和整个大陆的和平与安全。 从俄罗斯入侵开始，爱沙尼亚就成为乌克兰的忠实盟友。</text:p>
      <text:p text:style-name="P4">
他感谢爱沙尼亚人民和乌克兰的好朋友安娜·皮图苏尔(Anna Petusur)，这对加强乌克兰的防御和支持欧洲乌克兰的欧洲乌克兰的观点做出了更高的贡献。</text:p>
      <text:p text:style-name="P4">
News Source: <text:a xlink:type="simple" xlink:href="https://armyinform.com.ua/2023/04/21/glavy-ministerstv-oborony-ukrayiny-ta-estoniyi-uklaly-memorandum-pro-spivpraczyu/" text:style-name="Internet_20_link" text:visited-style-name="Visited_20_Internet_20_Link">
https://armyinform.com.ua/2023/04/21/glavy-ministerstv-oborony-ukrayiny-ta-estoniyi-uklaly-memorandum-pro-spivpraczyu/</text:a>
</text:p>
      <!--NEWS-->
      <text:h text:style-name="P10" text:outline-level="1">
<text:span text:style-name="T4">
美国总统与欧盟委员会讨论了乌克兰的安全支持</text:span>
</text:h>
      <text:p text:style-name="P4">
作者: ['АРМІЯINFORM']</text:p>
      <text:p text:style-name="P4">
时间: 2023-04-21T72:00:00-04:00</text:p>
      <text:p text:style-name="P4">
描述: 美国哨兵总统乔·贝登·托（Joe Bayden Tu）总统єvropyiskoi ursula ...与乌克兰2022年的战争，与乌克兰的最新新闻战争，今天与乌克兰2022年的新闻战争，乌克兰和俄罗斯之间的战争是否会发生战争他们在2022年与乌克兰有一年</text:p>
      <text:p text:style-name="P4">
图片: ['<text:a xlink:type="simple" xlink:href="https://armyinform.com.ua/wp-content/uploads/2023/04/176207-1_large.jpg" text:style-name="Internet_20_link" text:visited-style-name="Visited_20_Internet_20_Link">
176207-1_large.jpg</text:a>
']</text:p>
      <text:p text:style-name="P4">
标签: ['STOPRUSSIA', 'ДЖО БАЙДЕН', 'ПІДТРИМКА УКРАЇНИ', 'УРСУЛА ФОН ДЕР ЛЯЄН']</text:p>
      <text:p text:style-name="P4">
类别: News</text:p>
      <!--METADATA-->
      <text:p text:style-name="P4">
<draw:frame draw:style-name="fr1" draw:name="Image217" text:anchor-type="as-char" svg:width="6.9236in" svg:height="4.2817in" draw:z-index="0">
<draw:image xlink:href="../Images/AРМІЯINFORM/2023-04-21T72-00-00-04-00/176207-1_large.jpg" xlink:type="simple" xlink:show="embed" xlink:actuate="onLoad" draw:mime-type="image/jpeg"/>
</draw:frame>
美国总统乔·拜登(Joe Biden)和欧洲委员会主席Ursula von de Liaien在电话交谈中讨论了乌克兰的经济存储支持。</text:p>
      <text:p text:style-name="P4">
关于这个<text:a xlink:type="simple" xlink:href="https://www.whitehouse.gov/briefing-room/statements-releases/2023/04/20/readout-of-president-joe-bidens-call-with-president-ursula-von-der-leyen-of-the-european-commission/" text:style-name="Internet_20_link" text:visited-style-name="Visited_20_Internet_20_Link">
被引用</text:a>
在白宫网站上。</text:p>
      <text:p text:style-name="P4">
“乔·拜登(Joe Biden)和厄休拉·冯·莱恩(Ursula von der Lyen)已经确认，美国国际联盟(Ievrevo Union)的义务是向乌克兰提供必要的经济和安全援助，并继续紧密合作，以将克里姆林宫的侵略支出提出，”说。</text:p>
      <text:p text:style-name="P4">
此外，双方讨论了最近一次欧洲委员会迪皮平主席的旅行及其“遵守国际秩序，人权和公平贸易惯例规则的共同奉献”。</text:p>
      <text:p text:style-name="P4">
News Source: <text:a xlink:type="simple" xlink:href="https://armyinform.com.ua/2023/04/21/prezydent-ssha-obgovoryv-z-glavoyu-yevrokomisiyi-bezpekovu-pidtrymku-ukrayiny/" text:style-name="Internet_20_link" text:visited-style-name="Visited_20_Internet_20_Link">
https://armyinform.com.ua/2023/04/21/prezydent-ssha-obgovoryv-z-glavoyu-yevrokomisiyi-bezpekovu-pidtrymku-ukrayiny/</text:a>
</text:p>
      <!--NEWS-->
      <text:h text:style-name="P10" text:outline-level="1">
<text:span text:style-name="T4">
加拿大正在为乌克兰分配一揽子军事援助，近2900万加元</text:span>
</text:h>
      <text:p text:style-name="P4">
作者: ['АРМІЯINFORM']</text:p>
      <text:p text:style-name="P4">
时间: 2023-04-21T73:00:00-04:00</text:p>
      <text:p text:style-name="P4">
描述: Nimechchini上的Aviabazi“ Ramstein”的Minter Defense Canadi Anand偷走了有关...与乌克兰2022年的战争，与乌克兰与乌克兰的最新新闻，今天与乌克兰的新闻，今天与乌克兰的新闻战争，今天上次与乌克兰的新闻战，乌克兰和俄罗斯和俄罗斯和战争之间的战争将发生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169217-1_large-1.jpg" text:style-name="Internet_20_link" text:visited-style-name="Visited_20_Internet_20_Link">
169217-1_large-1.jpg</text:a>
']</text:p>
      <text:p text:style-name="P4">
标签: ['ДОПОМОГА УКРАЇНИ', 'КАНАДА', 'СВІТ ПІДТРИМУЄ УКРАЇНУ']</text:p>
      <text:p text:style-name="P4">
类别: News</text:p>
      <!--METADATA-->
      <text:p text:style-name="P4">
<draw:frame draw:style-name="fr1" draw:name="Image218" text:anchor-type="as-char" svg:width="6.9236in" svg:height="4.269553in" draw:z-index="0">
<draw:image xlink:href="../Images/AРМІЯINFORM/2023-04-21T73-00-00-04-00/169217-1_large-1.jpg" xlink:type="simple" xlink:show="embed" xlink:actuate="onLoad" draw:mime-type="image/jpeg"/>
</draw:frame>
加拿大国防部的安妮塔·阿南德(Anita Anand)位于德国洛洛西洛的拉姆斯坦空军基地，以3,900万美元的价格为乌克兰提供新的军事援助计划(2890万美元).</text:p>
      <text:p text:style-name="P4">
Про це <text:a xlink:type="simple" xlink:href="https://www.canada.ca/en/department-national-defence/news/2023/04/defence-minister-anita-anand-announces-approximately-39-million-military-aid-package-for-ukraine.html" text:style-name="Internet_20_link" text:visited-style-name="Visited_20_Internet_20_Link">
йдеться</text:a>
在加拿大国防现场。</text:p>
      <text:p text:style-name="P4">
援助包含3460万美元的北约基金。</text:p>
      <text:p text:style-name="P4">
大约有250万美元用于从草原枪工程的40支狙击步枪的IBOE旅行中分配，新收音机从L3 Harris的雷帕德2中获得了近200万美元。</text:p>
      <text:p text:style-name="P4">
安妮塔·阿南德(Anita Anand)表示，加拿大宣布的援助和支持将帮助乌克兰为乌克兰提供保护其主权，独立性和领土完整所需的一切。</text:p>
      <text:p text:style-name="P4">
她报告说，所有转移到乌克兰加拿大的主要豹子2战斗坦克都被运送到波兰。 加拿大还派教练帮助乌克兰油轮在前线。</text:p>
      <text:p text:style-name="P4">
News Source: <text:a xlink:type="simple" xlink:href="https://armyinform.com.ua/2023/04/21/kanada-vydilyaye-ukrayini-paket-vijskovoyi-dopomogy-majzhe-na-29-mln/" text:style-name="Internet_20_link" text:visited-style-name="Visited_20_Internet_20_Link">
https://armyinform.com.ua/2023/04/21/kanada-vydilyaye-ukrayini-paket-vijskovoyi-dopomogy-majzhe-na-29-mln/</text:a>
</text:p>
      <!--NEWS-->
      <text:h text:style-name="P10" text:outline-level="1">
<text:span text:style-name="T4">
敌人在黑海中占据了两个火箭发射器，带有八个“口径”</text:span>
</text:h>
      <text:p text:style-name="P4">
作者: ['АРМІЯINFORM']</text:p>
      <text:p text:style-name="P4">
时间: 2023-04-21T74:00:00-04:00</text:p>
      <text:p text:style-name="P4">
描述: 在Boyal Cherguvanni Board Vorotykh的First Mori的21 Kvitent村庄...与乌克兰2022年的战争，与乌克兰的最新消息，今天与乌克兰的新闻，乌克兰2022年最后一次与乌克兰进行战争，将在乌克兰和俄罗斯和俄罗斯和俄罗斯之间以及俄罗斯以及何时进行战争他们说，战争，与乌克兰的战争将在2022年，是否在不久的将来与乌克兰进行战争</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ВМС ЗС УКРАЇНИ', 'РАКЕТИ «КАЛІБР»']</text:p>
      <text:p text:style-name="P4">
类别: News</text:p>
      <!--METADATA-->
      <text:p text:style-name="P4">
<draw:frame draw:style-name="fr1" draw:name="Image219" text:anchor-type="as-char" svg:width="6.9236in" svg:height="4.615733in" draw:z-index="0">
<draw:image xlink:href="../Images/AРМІЯINFORM/2023-04-21T74-00-00-04-00/raketa-kalibr-pusk-chorne-more.jpg" xlink:type="simple" xlink:show="embed" xlink:actuate="onLoad" draw:mime-type="image/jpeg"/>
</draw:frame>
说明性照片</text:p>
      <text:p text:style-name="P4">
截至4月21日，黑海的黑海有9艘船，其中包括两架口径翼导弹的载体，共有八只火箭。</text:p>
      <text:p text:style-name="P4">
关于它<text:a xlink:type="simple" xlink:href="https://fb.watch/k2atG8WToE/" text:style-name="Internet_20_link" text:visited-style-name="Visited_20_Internet_20_Link">
报告</text:a>
乌克兰武装部队海军的指挥。</text:p>
      <text:p text:style-name="P4">
海里有一艘敌方船。</text:p>
      <text:p text:style-name="P4">
在地中海中，最多有八个敌人的海湾，其中四枚是“机能”的马车导弹，总计高达36枚火箭。</text:p>
      <text:p text:style-name="P4">
News Source: <text:a xlink:type="simple" xlink:href="https://armyinform.com.ua/2023/04/21/vorog-trymaye-u-chornomu-mori-dva-raketonosiyi-z-vismoma-kalibramy-2/" text:style-name="Internet_20_link" text:visited-style-name="Visited_20_Internet_20_Link">
https://armyinform.com.ua/2023/04/21/vorog-trymaye-u-chornomu-mori-dva-raketonosiyi-z-vismoma-kalibramy-2/</text:a>
</text:p>
      <!--NEWS-->
      <text:h text:style-name="P10" text:outline-level="1">
<text:span text:style-name="T4">
北约军事医疗服务负责人在奥斯陆举行，乌克兰出席了</text:span>
</text:h>
      <text:p text:style-name="P4">
作者: ['АРМІЯINFORM']</text:p>
      <text:p text:style-name="P4">
时间: 2023-04-21T75:00:00-04:00</text:p>
      <text:p text:style-name="P4">
描述: Z 17至20 KVESNAYA 2023北约服务的摇滚乐队老板展示...与乌克兰2022年的战争，与乌克兰的最新新闻，今天与乌克兰的新闻，乌克兰2022年上次与乌克兰的新闻战争，乌克兰和俄罗斯之间的战争以及战争，战争，战争，战争，当时，战争，当时，战争，当他们在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comeds.jpg" text:style-name="Internet_20_link" text:visited-style-name="Visited_20_Internet_20_Link">
comeds.jpg</text:a>
']</text:p>
      <text:p text:style-name="P4">
标签: ['НАТО']</text:p>
      <text:p text:style-name="P4">
类别: News</text:p>
      <!--METADATA-->
      <text:p text:style-name="P4">
<draw:frame draw:style-name="fr1" draw:name="Image220" text:anchor-type="as-char" svg:width="6.9236in" svg:height="3.894525in" draw:z-index="0">
<draw:image xlink:href="../Images/AРМІЯINFORM/2023-04-21T75-00-00-04-00/comeds.jpg" xlink:type="simple" xlink:show="embed" xlink:actuate="onLoad" draw:mime-type="image/jpeg"/>
</draw:frame>
从2023年4月17日至4月20日，军事医疗服务委员会在奥斯陆举行了第59届全体会议。</text:p>
      <text:p text:style-name="P4">
关于它<text:a xlink:type="simple" xlink:href="https://www.nato.int/cps/en/natohq/news_214143.htm" text:style-name="Internet_20_link" text:visited-style-name="Visited_20_Internet_20_Link">
报告</text:a>
北约新闻服务。</text:p>
      <text:p text:style-name="P4">
该议程是专门针对乌克兰当前医疗支持的特殊会议，北约敌对行动的发展，对健康领域的挑战，北约对化学，生物学，放射线切线威胁的反应。</text:p>
      <text:p text:style-name="P4">
在一次特别会议上，乌克兰医疗部队的指挥官，医疗服务少将塔蒂亚娜·奥斯塔申科(Tatiana Ostashchenko)宣布了医疗规定的当前状况。 头部喜剧(<text:span text:style-name="T5">
对北约成员国军事服务部门的负责人</text:span>
-ed ._)蒂姆霍多吉人少将指出，国家外交大臣最近决定为制定战略长期帮助计划的努力。</text:p>
      <text:p text:style-name="P4">
“自冲突开始以来，乌克兰的支持就一直在进行(<text:span text:style-name="T5">
wiz与俄罗斯</text:span>
 <text:span text:style-name="T5">
- ed .</text:span>
)，包括药物； 北约显然明确表示，我们的支持将尽可能多地，我们将努力提高乌克兰与北约的运营兼容性，从而带来北约的排名，尤其是在军事医学领域。” Timhodojets说。</text:p>
      <text:p text:style-name="P4">
许多合作伙伴州，包括澳大利亚，奥地利，爱尔兰，以色列，诺维兹兰，塞尔维亚，瑞典和乌克兰，也已被邀请参加各种会议。</text:p>
      <text:p text:style-name="P4">
“与联盟成员和合作伙伴合作，我们继续改善标准化，这反过来又改善了与北约和著名合作伙伴的互动。 我特别感谢NSPA(北约代理商支持tapovation _ -ed ._)使用您的医疗支持伙伴关系计划，这将有助于要求的共同点，简化购买和获得医疗功能的物流和经济。最后，它将允许联盟成员和合作伙伴成为隔离资源和工具的重要时机更有效和运行。</text:p>
      <text:p text:style-name="P4">
在全体会议的领域，喜剧成员还可以参观一项部门工作，该职位聚集了众多医疗公司参展商。</text:p>
      <text:p text:style-name="P4">
News Source: <text:a xlink:type="simple" xlink:href="https://armyinform.com.ua/2023/04/21/v-oslo-vidbulosya-zasidannya-nachalnykiv-vijskovo-medychnyh-sluzhb-nato-v-yakomu-vzyala-uchast-i-ukrayina/" text:style-name="Internet_20_link" text:visited-style-name="Visited_20_Internet_20_Link">
https://armyinform.com.ua/2023/04/21/v-oslo-vidbulosya-zasidannya-nachalnykiv-vijskovo-medychnyh-sluzhb-nato-v-yakomu-vzyala-uchast-i-ukrayina/</text:a>
</text:p>
      <!--NEWS-->
      <text:h text:style-name="P10" text:outline-level="1">
<text:span text:style-name="T4">
Понад 80 тисяч воєнних злочинів рф задокументував Офіс Генпрокурора</text:span>
</text:h>
      <text:p text:style-name="P4">
作者: ['АРМІЯINFORM']</text:p>
      <text:p text:style-name="P4">
时间: 2023-04-21T7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1-70.jpg" text:style-name="Internet_20_link" text:visited-style-name="Visited_20_Internet_20_Link">
1-70.jpg</text:a>
', '<text:a xlink:type="simple" xlink:href="https://armyinform.com.ua/wp-content/uploads/2023/04/2-61.jpg" text:style-name="Internet_20_link" text:visited-style-name="Visited_20_Internet_20_Link">
2-61.jpg</text:a>
']</text:p>
      <text:p text:style-name="P4">
标签: ['STOPRUSSIA', 'АГРЕСІЯ РФ', 'ВОЄННІ ЗЛОЧИНИ РФ', 'ОФІС ГЕНЕРАЛЬНОГО ПРОКУРОРА УКРАЇНИ']</text:p>
      <text:p text:style-name="P4">
类别: News</text:p>
      <!--METADATA-->
      <text:p text:style-name="P4">
<draw:frame draw:style-name="fr1" draw:name="Image221" text:anchor-type="as-char" svg:width="6.9236in" svg:height="4.448413in" draw:z-index="0">
<draw:image xlink:href="../Images/AРМІЯINFORM/2023-04-21T76-00-00-04-00/1-70.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4月21日，它已注册：</text:p>
      <ul>
        <li>
81 763军事犯罪， * 17 055针对乌克兰国家安全的罪行。</li>
      </ul>
      <text:p text:style-name="P4">
此外，根据少年检察官的官方数据，有1418名儿童受俄罗斯侵略的影响，包括：</text:p>
      <ul>
        <li>
470-儿童被杀， * 948-儿童因严重程度的不同程度受伤。</li>
      </ul>
      <text:p text:style-name="P4">
该部门强调，这些数字不是最终的，因为在暂时占据的有形领土上的积极战斗场所的安装中继续进行工作。</text:p>
      <text:p text:style-name="P4">
<draw:frame draw:style-name="fr1" draw:name="Image222" text:anchor-type="as-char" svg:width="6.9236in" svg:height="4.448413in" draw:z-index="0">
<draw:image xlink:href="../Images/AРМІЯINFORM/2023-04-21T76-00-00-04-00/2-61.jpg" xlink:type="simple" xlink:show="embed" xlink:actuate="onLoad" draw:mime-type="image/jpeg"/>
</draw:frame>
</text:p>
      <text:p text:style-name="P4">
News Source: <text:a xlink:type="simple" xlink:href="https://armyinform.com.ua/2023/04/21/ponad-80-tysyach-voyennyh-zlochyniv-rf-zadokumentuvav-ofis-genprokurora/" text:style-name="Internet_20_link" text:visited-style-name="Visited_20_Internet_20_Link">
https://armyinform.com.ua/2023/04/21/ponad-80-tysyach-voyennyh-zlochyniv-rf-zadokumentuvav-ofis-genprokurora/</text:a>
</text:p>
      <!--NEWS-->
      <text:h text:style-name="P10" text:outline-level="1">
<text:span text:style-name="T4">
一名律师被拘留在基辅，后者收集了有关俄罗斯人脱位位置的数据</text:span>
</text:h>
      <text:p text:style-name="P4">
作者: ['АРМІЯINFORM']</text:p>
      <text:p text:style-name="P4">
时间: 2023-04-21T77:00:00-04:00</text:p>
      <text:p text:style-name="P4">
描述: 在一个Rosieki代理商的Kyivshchini Vikrili Shcheli上。 关于立方体-SBU。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c19fc21c7d7533a1c07912c03c6a4e84-e1682076953506.jpeg" text:style-name="Internet_20_link" text:visited-style-name="Visited_20_Internet_20_Link">
c19fc21c7d7533a1c07912c03c6a4e84-e1682076953506.jpeg</text:a>
']</text:p>
      <text:p text:style-name="P4">
标签: ['STOPRUSSIA', 'АГРЕСІЯ РФ', 'ВТОРГНЕННЯ РФ', 'КОЛАБОРАНТИ', 'СБУ']</text:p>
      <text:p text:style-name="P4">
类别: News</text:p>
      <!--METADATA-->
      <text:p text:style-name="P4">
<draw:frame draw:style-name="fr1" draw:name="Image223" text:anchor-type="as-char" svg:width="6.9236in" svg:height="5.008071in" draw:z-index="0">
<draw:image xlink:href="../Images/AРМІЯINFORM/2023-04-21T77-00-00-04-00/c19fc21c7d7533a1c07912c03c6a4e84-e1682076953506.jpeg" xlink:type="simple" xlink:show="embed" xlink:actuate="onLoad" draw:mime-type="image/jpeg"/>
</draw:frame>
另一位俄罗斯特工在基辅地区暴露。</text:p>
      <text:p text:style-name="P4">
关于它<text:a xlink:type="simple" xlink:href="https://ssu.gov.ua/novyny/sbu-zatrymala-advokatazradnyka-yakyi-zbyrav-dlia-rf-dani-pro-himars-i-mapy-minnykh-poliv-bilia-kyieva-video" text:style-name="Internet_20_link" text:visited-style-name="Visited_20_Internet_20_Link">
报告</text:a>
SBU。</text:p>
      <text:p text:style-name="P4">
袭击者是一位当地的活跃律师，此前曾担任检察官办公室，并且由于认证失败而于2021年发布。</text:p>
      <text:p text:style-name="P4">
发现他后来被俄罗斯特别服务部招募，以对乌克兰进行情报和颠覆性活动。</text:p>
      <text:p text:style-name="P4">
在敌人的指示下，他试图获得雷区的地图，该地图是为基辅和切尔尼希夫地区以及乌克兰东部地区的切尔尼希夫地区以及在乌克兰东部地区创建的。</text:p>
      <text:p text:style-name="P4">
此外，他还探索了M142 Himars喷气炮兵系统的可能作战位置以及武装部队的弹药和燃料和润滑剂的仓库位置。</text:p>
      <text:p text:style-name="P4">
俄罗斯特工正在寻找线人，他们为秘密信息传递提供了高货币“奖励”。</text:p>
      <text:p text:style-name="P4">
占领者需要情报来进行乌克兰军队的空袭，并创建自己的乌克兰防御工事地图。</text:p>
      <text:p text:style-name="P4">
但是，SBU的工作人员及时地进行了提前的工作，记录了犯罪行为，并在转会期间被​​拘留。</text:p>
      <text:p text:style-name="P4">
在调查过程中，发现该人还建立了一个计划 - 乌克兰公民的应征者年龄出发。</text:p>
      <text:p text:style-name="P4">
他吸引了几个同伙，他们为乌克兰以外的逃生提供了客户的依恋。</text:p>
      <text:p text:style-name="P4">
在搜索过程中，叛徒的律师找到了计算机设备，手机和信息载体，以确认侵略者国家的爆炸活动的事实。</text:p>
      <text:p text:style-name="P4">
根据收集的证据，安全局告诉他怀疑戒严令中犯下的国家叛国罪。</text:p>
      <text:p text:style-name="P4">
解决了拘留中的预防措施的问题。 正在进行调查以建立所有情况并起诉肇事者。</text:p>
      <text:p text:style-name="P4">
News Source: <text:a xlink:type="simple" xlink:href="https://armyinform.com.ua/2023/04/21/u-kyyevi-zatrymaly-advokata-yakyj-dlya-rosiyan-zbyrav-dani-pro-misczya-dyslokacziyi-rszv-himars/" text:style-name="Internet_20_link" text:visited-style-name="Visited_20_Internet_20_Link">
https://armyinform.com.ua/2023/04/21/u-kyyevi-zatrymaly-advokata-yakyj-dlya-rosiyan-zbyrav-dani-pro-misczya-dyslokacziyi-rszv-himars/</text:a>
</text:p>
      <!--NEWS-->
      <text:h text:style-name="P10" text:outline-level="1">
<text:span text:style-name="T4">
Loopard将在波兰为武装部队服务的2个坦克 -  Alexey Reznikov</text:span>
</text:h>
      <text:p text:style-name="P4">
作者: ['АРМІЯINFORM']</text:p>
      <text:p text:style-name="P4">
时间: 2023-04-21T78:00:00-04:00</text:p>
      <text:p text:style-name="P4">
描述: Syogodnis，21 Kvisny 2023 Roku，Zustrichi Contact Groups wortrd Works的工作...与乌克兰2022年的战争，与乌克兰的最新新闻，今天与乌克兰的新闻战争，今天与乌克兰2022年的新闻战争，乌克兰和俄罗斯和俄罗斯之间的战争将会，何时，何时，何时，何时，何时，何时，何时，何时，何时，何时，何时，与乌克兰在2022年将与乌克兰进行战争，将在不久的将来与乌克兰发生战争，与乌克兰的战争，乌克兰的新闻今天，乌克兰新闻在乌克兰媒体的俄罗斯人</text:p>
      <text:p text:style-name="P4">
图片: ['<text:a xlink:type="simple" xlink:href="https://armyinform.com.ua/wp-content/uploads/2023/04/reznikov-2.jpg" text:style-name="Internet_20_link" text:visited-style-name="Visited_20_Internet_20_Link">
reznikov-2.jpg</text:a>
']</text:p>
      <text:p text:style-name="P4">
标签: ['LEOPARD 2', 'ОЛЕКСІЙ РЕЗНІКОВ', 'РАМШТАЙН']</text:p>
      <text:p text:style-name="P4">
类别: News</text:p>
      <!--METADATA-->
      <text:p text:style-name="P4">
<draw:frame draw:style-name="fr1" draw:name="Image224" text:anchor-type="as-char" svg:width="6.9236in" svg:height="3.894525in" draw:z-index="0">
<draw:image xlink:href="../Images/AРМІЯINFORM/2023-04-21T78-00-00-04-00/reznikov-2.jpg" xlink:type="simple" xlink:show="embed" xlink:actuate="onLoad" draw:mime-type="image/jpeg"/>
</draw:frame>
今天，2023年4月21日，在德国乌克兰国防组织的一次会议上举行了一次坦克联盟的会议。</text:p>
      <text:p text:style-name="P4">
关于它<text:a xlink:type="simple" xlink:href="https://twitter.com/oleksiireznikov/status/1649395022712692740" text:style-name="Internet_20_link" text:visited-style-name="Visited_20_Internet_20_Link">
报告</text:a>
乌克兰Alexei Reznikov国防部长。</text:p>
      <text:p text:style-name="P4">
“今天，我们已经签署了一封信，讲述了波兰乌克兰主要战斗坦克豹子的中央服务的创建。</text:p>
      <text:p text:style-name="P4">
他感谢他的德国和波兰同事鲍里斯·皮斯托里乌斯(Boris Pistorius)和马里乌斯布拉查克(Mariusublachak)坚决对乌克兰的支持。</text:p>
      <text:p text:style-name="P4">
“联合努力产生的装甲拳头将能够抑制恐怖主义对欧洲和整个自由世界的侵略。 乌克兰士兵正在捍卫自己的国家。 现代西方技术将导致失败。 越早发生，和平就会越快。”乌克兰国防部负责人总结道。</text:p>
      <text:p text:style-name="P4">
News Source: <text:a xlink:type="simple" xlink:href="https://armyinform.com.ua/2023/04/21/tanky-leopard-2-yaki-znahodyatsya-na-ozbroyenni-zsu-obslugovuvatymutsya-u-polshhi-oleksij-reznikov/" text:style-name="Internet_20_link" text:visited-style-name="Visited_20_Internet_20_Link">
https://armyinform.com.ua/2023/04/21/tanky-leopard-2-yaki-znahodyatsya-na-ozbroyenni-zsu-obslugovuvatymutsya-u-polshhi-oleksij-reznikov/</text:a>
</text:p>
      <!--NEWS-->
      <text:h text:style-name="P10" text:outline-level="1">
<text:span text:style-name="T4">
黑海谷物倡议：一周内，乌克兰港口留下了14艘船</text:span>
</text:h>
      <text:p text:style-name="P4">
作者: ['АРМІЯINFORM']</text:p>
      <text:p text:style-name="P4">
时间: 2023-04-21T79:00:00-04:00</text:p>
      <text:p text:style-name="P4">
描述: 对于过去的Pastyliye，Chornomorskoye谷物的框架in Initsitititititiited 14 Sused sused Ised ...与乌克兰2022年的战争，与乌克兰的最新新闻，今天与乌克兰2022年的新闻战争，今天与乌克兰的新闻战争，乌克兰和俄罗斯之间以及战争之间会发生战争他们在2022年与乌克兰有一年</text:p>
      <text:p text:style-name="P4">
图片: ['<text:a xlink:type="simple" xlink:href="https://armyinform.com.ua/wp-content/uploads/2023/04/photo_2022-10-23_12-46-27-e1676627665311-960x540-1.jpg" text:style-name="Internet_20_link" text:visited-style-name="Visited_20_Internet_20_Link">
photo_2022-10-23_12-46-27-e1676627665311-960x540-1.jpg</text:a>
']</text:p>
      <text:p text:style-name="P4">
标签: ['ВМС ЗС УКРАЇНИ', 'ЧОРНОМОРСЬКА ЗЕРНОВА ІНІЦІАТИВА']</text:p>
      <text:p text:style-name="P4">
类别: News</text:p>
      <!--METADATA-->
      <text:p text:style-name="P4">
<draw:frame draw:style-name="fr1" draw:name="Image225" text:anchor-type="as-char" svg:width="6.9236in" svg:height="3.894525in" draw:z-index="0">
<draw:image xlink:href="../Images/AРМІЯINFORM/2023-04-21T79-00-00-04-00/photo_2022-10-23_12-46-27-e1676627665311-960x540-1.jpg" xlink:type="simple" xlink:show="embed" xlink:actuate="onLoad" draw:mime-type="image/jpeg"/>
</draw:frame>
上周，乌克兰港口拥有超过50万吨的谷物和其他食物，在黑海谷物倡议下停了下来。</text:p>
      <text:p text:style-name="P4">
关于它<text:a xlink:type="simple" xlink:href="https://www.facebook.com/navy.mil.gov.ua/videos/979211993243361/" text:style-name="Internet_20_link" text:visited-style-name="Visited_20_Internet_20_Link">
报告</text:a>
武装部队海军的命令。</text:p>
      <text:p text:style-name="P4">
声明说：“作为团体的一部分，武装部队的海军与兄弟俩一起竭尽全力确保导航克服粮食危机。”</text:p>
      <text:p text:style-name="P4">
值得注意的是，在俄罗斯联邦的利益中，凯奇·耶尼卡拉尔海峡的通过是：</text:p>
      <text:p text:style-name="P4">
<text:span text:style-name="T5">
到达亚佐夫海-175艘船，其中51只从博斯普鲁斯海峡移动； </text:span>
到黑海 -  138艘船，其中44只沿Bosphorus的方向继续移动。</text:p>
      <text:p text:style-name="P4">
俄罗斯联邦继续违反《 1974年海洋保护人类生命的国际公约》。(Solas)通过关闭自动识别系统(AIS)，纳粹船只在亚佐夫海。</text:p>
      <text:p text:style-name="P4">
News Source: <text:a xlink:type="simple" xlink:href="https://armyinform.com.ua/2023/04/21/chornomorska-zernova-inicziatyva-za-tyzhden-ukrayinski-porty-pokynulo-14-suden/" text:style-name="Internet_20_link" text:visited-style-name="Visited_20_Internet_20_Link">
https://armyinform.com.ua/2023/04/21/chornomorska-zernova-inicziatyva-za-tyzhden-ukrayinski-porty-pokynulo-14-suden/</text:a>
</text:p>
      <!--NEWS-->
      <text:h text:style-name="P10" text:outline-level="1">
<text:span text:style-name="T4">
美国精神基金会将福特游侠SUV交给了军队</text:span>
</text:h>
      <text:p text:style-name="P4">
作者: ['Тетяна Головатюк']</text:p>
      <text:p text:style-name="P4">
时间: 2023-04-21T80:00:00-04:00</text:p>
      <text:p text:style-name="P4">
描述: 美国精神（美国）基金会（美国）的仁慈，通过转移到乌克兰的Pidrodilom 10 ...与乌克兰2022年的战争，与乌克兰的最新新闻，今天与乌克兰的新闻战争，今天与乌克兰2022年上次与乌克兰进行战争，乌克兰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golovna-6-3.jpg" text:style-name="Internet_20_link" text:visited-style-name="Visited_20_Internet_20_Link">
golovna-6-3.jpg</text:a>
', '<text:a xlink:type="simple" xlink:href="https://armyinform.com.ua/wp-content/uploads/2023/04/foto-5-5.jpg" text:style-name="Internet_20_link" text:visited-style-name="Visited_20_Internet_20_Link">
foto-5-5.jpg</text:a>
', '<text:a xlink:type="simple" xlink:href="https://armyinform.com.ua/wp-content/uploads/2023/04/foto-2-12-150x150.jpg" text:style-name="Internet_20_link" text:visited-style-name="Visited_20_Internet_20_Link">
foto-2-12-150x150.jpg</text:a>
', '<text:a xlink:type="simple" xlink:href="https://armyinform.com.ua/wp-content/uploads/2023/04/foto-3-2-2-150x150.jpg" text:style-name="Internet_20_link" text:visited-style-name="Visited_20_Internet_20_Link">
foto-3-2-2-150x150.jpg</text:a>
', '<text:a xlink:type="simple" xlink:href="https://armyinform.com.ua/wp-content/uploads/2023/04/foto-4-1-1-150x150.jpg" text:style-name="Internet_20_link" text:visited-style-name="Visited_20_Internet_20_Link">
foto-4-1-1-150x150.jpg</text:a>
', '<text:a xlink:type="simple" xlink:href="https://armyinform.com.ua/wp-content/uploads/2023/04/foto-1-9.jpg" text:style-name="Internet_20_link" text:visited-style-name="Visited_20_Internet_20_Link">
foto-1-9.jpg</text:a>
']</text:p>
      <text:p text:style-name="P4">
标签: ['FORD RANGER', 'SPIRIT OF AMERICA', 'ДОПОМОГА ПАРТНЕРІВ', 'США']</text:p>
      <text:p text:style-name="P4">
类别: News</text:p>
      <!--METADATA-->
      <text:p text:style-name="P4">
<draw:frame draw:style-name="fr1" draw:name="Image226" text:anchor-type="as-char" svg:width="6.9236in" svg:height="4.615733in" draw:z-index="0">
<draw:image xlink:href="../Images/AРМІЯINFORM/2023-04-21T80-00-00-04-00/golovna-6-3.jpg" xlink:type="simple" xlink:show="embed" xlink:actuate="onLoad" draw:mime-type="image/jpeg"/>
</draw:frame>
美国精神慈善基金(美国)他转移到了10个福特揽士的乌克兰单​​位。 在不久的将来，他们搬到了前线。基金计划转移32辆汽车。</text:p>
      <text:p text:style-name="P4">
<text:span text:style-name="T4">
背景。</text:span>
 <text:a xlink:type="simple" xlink:href="https://spiritofamerica.org/" text:style-name="Internet_20_link" text:visited-style-name="Visited_20_Internet_20_Link">
BF美国精神</text:a>
自2014年以来支持乌克兰。 自大规模入侵基金以来，确保向乌克兰提供200吨防护设备(防弹背心，头盔)对于乌克兰士兵来说，价值超过2500万美元。</text:p>
      <text:p text:style-name="P4">
<draw:frame draw:style-name="fr1" draw:name="Image227" text:anchor-type="as-char" svg:width="6.9236in" svg:height="4.615733in" draw:z-index="0">
<draw:image xlink:href="../Images/AРМІЯINFORM/2023-04-21T80-00-00-04-00/foto-5-5.jpg" xlink:type="simple" xlink:show="embed" xlink:actuate="onLoad" draw:mime-type="image/jpeg"/>
</draw:frame>
 - 这些柴油机强大的SUV将很好地应对我们今天的任务，这是一个单独的结构单元的指挥官。</text:p>
      <text:p text:style-name="P4">
<text:a xlink:type="simple" xlink:href="https://armyinform.com.ua/wp-content/uploads/2023/04/foto-2-12.jpg" text:style-name="Internet_20_link" text:visited-style-name="Visited_20_Internet_20_Link">
!(Images/AРМІЯINFORM/2023-04-21T80-00-00-04-00/foto-2-12-150x150.jpg)</text:a>
</text:p>
      <text:p text:style-name="P4">
<text:a xlink:type="simple" xlink:href="https://armyinform.com.ua/wp-content/uploads/2023/04/foto-3-2-2.jpg" text:style-name="Internet_20_link" text:visited-style-name="Visited_20_Internet_20_Link">
<draw:frame draw:style-name="fr1" draw:name="Image228" text:anchor-type="as-char" svg:width="6.9236in" svg:height="6.9236in" draw:z-index="0">
<draw:image xlink:href="../Images/AРМІЯINFORM/2023-04-21T80-00-00-04-00/foto-3-2-2-150x150.jpg" xlink:type="simple" xlink:show="embed" xlink:actuate="onLoad" draw:mime-type="image/jpeg"/>
</draw:frame>
</text:a>
</text:p>
      <text:p text:style-name="P4">
<text:a xlink:type="simple" xlink:href="https://armyinform.com.ua/wp-content/uploads/2023/04/foto-4-1-1.jpg" text:style-name="Internet_20_link" text:visited-style-name="Visited_20_Internet_20_Link">
<draw:frame draw:style-name="fr1" draw:name="Image229" text:anchor-type="as-char" svg:width="6.9236in" svg:height="6.9236in" draw:z-index="0">
<draw:image xlink:href="../Images/AРМІЯINFORM/2023-04-21T80-00-00-04-00/foto-4-1-1-150x150.jpg" xlink:type="simple" xlink:show="embed" xlink:actuate="onLoad" draw:mime-type="image/jpeg"/>
</draw:frame>
</text:a>
福特Ranger的最重要优势 - 高通畅，机动性，最沉默的动作，完整的驱动器，促进了克服中断的打扰以及能力，而牺牲了一个额外的机舱。</text:p>
      <text:p text:style-name="P4">
<draw:frame draw:style-name="fr1" draw:name="Image230" text:anchor-type="as-char" svg:width="6.9236in" svg:height="4.615733in" draw:z-index="0">
<draw:image xlink:href="../Images/AРМІЯINFORM/2023-04-21T80-00-00-04-00/foto-1-9.jpg" xlink:type="simple" xlink:show="embed" xlink:actuate="onLoad" draw:mime-type="image/jpeg"/>
</draw:frame>
卡利诺夫斯基基金会的代表加入了这些汽车的转移。</text:p>
      <ul>
        <li>
乌克兰战士在前线非常需要这些皮卡。 福特游侠可以在移动突袭和情报期间使用，以进行伤害的运输和撤离。 该模型具有良好的交叉，阻塞了差分差异，全部 - 轮驱动等。 Kastusya Kalinowski代表说，这样的汽车可以为士兵挽救生命。</li>
      </ul>
      <text:p text:style-name="P4">
<text:span text:style-name="T5">
OPTO和视频作者</text:span>
</text:p>
      <text:p text:style-name="P4">
News Source: <text:a xlink:type="simple" xlink:href="https://armyinform.com.ua/2023/04/21/fond-spirit-of-america-peredav-vijskovym-desyat-pozashlyahovykiv-ford-ranger/" text:style-name="Internet_20_link" text:visited-style-name="Visited_20_Internet_20_Link">
https://armyinform.com.ua/2023/04/21/fond-spirit-of-america-peredav-vijskovym-desyat-pozashlyahovykiv-ford-ranger/</text:a>
</text:p>
      <!--NEWS-->
      <text:h text:style-name="P10" text:outline-level="1">
<text:span text:style-name="T4">
每天将近400件爆炸性物品被烟火技术中和</text:span>
</text:h>
      <text:p text:style-name="P4">
作者: ['АРМІЯINFORM']</text:p>
      <text:p text:style-name="P4">
时间: 2023-04-21T81: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1/626bf4da61ec9-1-1.jpeg" text:style-name="Internet_20_link" text:visited-style-name="Visited_20_Internet_20_Link">
626bf4da61ec9-1-1.jpeg</text:a>
', '<text:a xlink:type="simple" xlink:href="https://armyinform.com.ua/wp-content/uploads/2023/04/342506650_780571593297351_2906156237551936459_n.jpg" text:style-name="Internet_20_link" text:visited-style-name="Visited_20_Internet_20_Link">
342506650_780571593297351_2906156237551936459_n.jpg</text:a>
']</text:p>
      <text:p text:style-name="P4">
标签: ['STOPRUSSIA', 'АГРЕСІЯ РФ', 'ДСНС УКРАЇНИ', 'ПІРОТЕХНІЧНІ ПІДРОЗДІЛИ', 'РОЗМІНУВАННЯ']</text:p>
      <text:p text:style-name="P4">
类别: News</text:p>
      <!--METADATA-->
      <text:p text:style-name="P4">
<draw:frame draw:style-name="fr1" draw:name="Image231" text:anchor-type="as-char" svg:width="6.9236in" svg:height="4.32725in" draw:z-index="0">
<draw:image xlink:href="../Images/AРМІЯINFORM/2023-04-21T81-00-00-04-00/626bf4da61ec9-1-1.jpeg" xlink:type="simple" xlink:show="embed" xlink:actuate="onLoad" draw:mime-type="image/jpeg"/>
</draw:frame>
在最后一天，乌克兰州政府部门的烟火单位涉及179次，以完成区分的任务。</text:p>
      <text:p text:style-name="P4">
关于它<text:a xlink:type="simple" xlink:href="https://dsns.gov.ua/uk/news/nadzvicaini-podiyi/operativna-informaciia-shhodo-roboti-pirotexnicnix-pidrozdiliv-dsns-ukrayini-35" text:style-name="Internet_20_link" text:visited-style-name="Visited_20_Internet_20_Link">
报告</text:a>
乌克兰的Sesu。</text:p>
      <text:p text:style-name="P4">
烟火单元揭示，扣押和处置了379个精美的物体，该物体的面积为92公顷。</text:p>
      <text:p text:style-name="P4">
最常工作的烟火单元工作：在哈尔基夫地区17 019次，基辅地区-7 470，顿涅茨克地区-4 787，切尔尼希夫地区-4 506，Mykolaiv地区-4 499，Kherson地区，Kherson地区-4 267区域-1 085。</text:p>
      <text:p text:style-name="P4">
背景：348 392熄灭的物体和2 891公斤的爆炸性物质，包括2 207枚航空炸弹，自大规模军事入侵乌克兰领土上大规模军事入侵以来，已经解散了。 调查了约82 849公顷的面积。</text:p>
      <text:p text:style-name="P4">
总共剩下174,000平方米。 潜在危险领土的公里，占该州总面积的30％。</text:p>
      <text:p text:style-name="P4">
<draw:frame draw:style-name="fr1" draw:name="Image232" text:anchor-type="as-char" svg:width="6.9236in" svg:height="5.804039in" draw:z-index="0">
<draw:image xlink:href="../Images/AРМІЯINFORM/2023-04-21T81-00-00-04-00/342506650_780571593297351_2906156237551936459_n.jpg" xlink:type="simple" xlink:show="embed" xlink:actuate="onLoad" draw:mime-type="image/jpeg"/>
</draw:frame>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21/majzhe-400-vybuhonebezpechnyh-predmetiv-zneshkodyly-pirotehniky-za-dobu/" text:style-name="Internet_20_link" text:visited-style-name="Visited_20_Internet_20_Link">
https://armyinform.com.ua/2023/04/21/majzhe-400-vybuhonebezpechnyh-predmetiv-zneshkodyly-pirotehniky-za-dobu/</text:a>
</text:p>
      <!--NEWS-->
      <text:h text:style-name="P10" text:outline-level="1">
<text:span text:style-name="T4">
国家元首感谢EBRD总统在一次大规模战争中的支持</text:span>
</text:h>
      <text:p text:style-name="P4">
作者: ['АРМІЯINFORM']</text:p>
      <text:p text:style-name="P4">
时间: 2023-04-21T82:00:00-04:00</text:p>
      <text:p text:style-name="P4">
描述: 乌克兰沃迪米尔·Zelensky Zustych IZ银行银行总统的总裁...与乌克兰2022年的战争，与乌克兰与乌克兰的最新新闻，今天与乌克兰2022年的新闻战争，今天将在乌克兰和俄罗斯之间以及俄罗斯之间以及俄罗斯之间的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7ed25926c262708892dfbed5f75a7d4e_1682079248_extra_large.jpeg" text:style-name="Internet_20_link" text:visited-style-name="Visited_20_Internet_20_Link">
7ed25926c262708892dfbed5f75a7d4e_1682079248_extra_large.jpeg</text:a>
']</text:p>
      <text:p text:style-name="P4">
标签: ['STOPRUSSIA', 'ВОЛОДИМИР ЗЕЛЕНСЬКИЙ', 'ОФІС ПРЕЗИДЕНТА УКРАЇНИ']</text:p>
      <text:p text:style-name="P4">
类别: News</text:p>
      <!--METADATA-->
      <text:p text:style-name="P4">
<draw:frame draw:style-name="fr1" draw:name="Image233" text:anchor-type="as-char" svg:width="6.9236in" svg:height="4.617948in" draw:z-index="0">
<draw:image xlink:href="../Images/AРМІЯINFORM/2023-04-21T82-00-00-04-00/7ed25926c262708892dfbed5f75a7d4e_1682079248_extra_large.jpeg" xlink:type="simple" xlink:show="embed" xlink:actuate="onLoad" draw:mime-type="image/jpeg"/>
</draw:frame>
乌克兰沃迪米尔·泽伦斯基总统会见了总统重建与发展银行(EBRD)Osil Rena-Basso。</text:p>
      <text:p text:style-name="P4">
关于它<text:a xlink:type="simple" xlink:href="https://www.president.gov.ua/news/glava-derzhavi-proviv-zustrich-iz-prezidentom-yebrr-82421" text:style-name="Internet_20_link" text:visited-style-name="Visited_20_Internet_20_Link">
报告</text:a>
乌克兰总统办公室。</text:p>
      <text:p text:style-name="P4">
国家元首感谢EBRD在俄罗斯大规模入侵中对乌克兰的支持以及重要项目的实施。</text:p>
      <text:p text:style-name="P4">
Volodymyr Zelensky强调了EBRD投资的优先事项，正是乌克兰发展的行业和发展项目。</text:p>
      <text:p text:style-name="P4">
总统敦促该银行关注乌克兰的住宅领域和刺激住宅建设，尤其是在实施州Ircial计划的背景下。</text:p>
      <text:p text:style-name="P4">
他强调有必要加快在一个国家中所有EBRD项目的实施。</text:p>
      <text:p text:style-name="P4">
国家负责人强调说：“在战争和紧急重建条件下，今天的速度是关键要素。”</text:p>
      <text:p text:style-name="P4">
News Source: <text:a xlink:type="simple" xlink:href="https://armyinform.com.ua/2023/04/21/glava-derzhavy-podyakuvav-prezydentu-yebrr-za-pidtrymku-ukrayiny-pid-chas-shyrokomasshtabnoyi-vijny/" text:style-name="Internet_20_link" text:visited-style-name="Visited_20_Internet_20_Link">
https://armyinform.com.ua/2023/04/21/glava-derzhavy-podyakuvav-prezydentu-yebrr-za-pidtrymku-ukrayiny-pid-chas-shyrokomasshtabnoyi-vijny/</text:a>
</text:p>
      <!--NEWS-->
      <text:h text:style-name="P10" text:outline-level="1">
<text:span text:style-name="T4">
Alexei Reznikov与北约秘书长：我希望加快乌克兰融入联盟的政治决定</text:span>
</text:h>
      <text:p text:style-name="P4">
作者: ['АРМІЯINFORM']</text:p>
      <text:p text:style-name="P4">
时间: 2023-04-21T83:00:00-04:00</text:p>
      <text:p text:style-name="P4">
描述: 在乌克兰Oleksiy Reznikov的降级者辩护中，在接触团体的接触团体的旁观中淘汰了...与乌克兰2022年的战争，与乌克兰的最新新闻，今天与乌克兰2022年的新闻战争，今天，乌克兰和俄罗斯和俄罗斯与俄罗斯和俄罗斯和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fupadwxxoaer0qp-e1682089278725.jpg" text:style-name="Internet_20_link" text:visited-style-name="Visited_20_Internet_20_Link">
fupadwxxoaer0qp-e1682089278725.jpg</text:a>
']</text:p>
      <text:p text:style-name="P4">
标签: ['ГЕНСЕК НАТО', 'ЄНС СТОЛТЕНБЕРГ', 'МІНІСТР ОБОРОНИ УКРАЇНИ ОЛЕКСІЙ РЕЗНІКОВ']</text:p>
      <text:p text:style-name="P4">
类别: News</text:p>
      <!--METADATA-->
      <text:p text:style-name="P4">
<draw:frame draw:style-name="fr1" draw:name="Image234" text:anchor-type="as-char" svg:width="6.9236in" svg:height="7.385173in" draw:z-index="0">
<draw:image xlink:href="../Images/AРМІЯINFORM/2023-04-21T83-00-00-04-00/fupadwxxoaer0qp-e1682089278725.jpg" xlink:type="simple" xlink:show="embed" xlink:actuate="onLoad" draw:mime-type="image/jpeg"/>
</draw:frame>
乌克兰Oleksiy Reznikov国防部长在拉姆斯坦格式的乌克兰国防联络小组会议上与北约秘书长詹斯·斯托尔滕贝格会面。</text:p>
      <text:p text:style-name="P4">
关于它，乌克兰国防部的负责人<text:a xlink:type="simple" xlink:href="https://twitter.com/oleksiireznikov/status/1649402093000699905" text:style-name="Internet_20_link" text:visited-style-name="Visited_20_Internet_20_Link">
写道</text:a>
投票。</text:p>
      <text:p text:style-name="P4">
他对乌克兰融入北约的一体化表示了自己的希望。</text:p>
      <text:p text:style-name="P4">
“与北约秘书长詹斯·斯托尔滕贝格(Jens Jens Stoltenberg)进行了精彩的讨论。 我感谢联盟协调乌克兰的帮助。 峰会的前期讨论了许多特定的项目。 我很高兴我们与NSPA的密切合作的绿灯，北约的采购代理机构将包括全国采购审查和乌克兰国防部的最佳咨询。”他说。</text:p>
      <text:p text:style-name="P4">
根据Alexei Reznikov的说法，乌克兰需要出色的国防购买来赢得战争，才能有效。</text:p>
      <text:p text:style-name="P4">
乌克兰与北约达到了空前的运营兼容性水平。 实际上，我们已经成为联盟安全空间的一部分。 我表示希望这项工作能加速有关我们国家vnato整合的政治决定。”他总结说。</text:p>
      <text:p text:style-name="P4">
News Source: <text:a xlink:type="simple" xlink:href="https://armyinform.com.ua/2023/04/21/oleksij-reznikov-z-gensekom-nato-spodivayusya-na-pryshvydshennya-politychnyh-rishen-shhodo-integracziyi-ukrayiny-v-alyans/" text:style-name="Internet_20_link" text:visited-style-name="Visited_20_Internet_20_Link">
https://armyinform.com.ua/2023/04/21/oleksij-reznikov-z-gensekom-nato-spodivayusya-na-pryshvydshennya-politychnyh-rishen-shhodo-integracziyi-ukrayiny-v-alyans/</text:a>
</text:p>
      <!--NEWS-->
      <text:h text:style-name="P10" text:outline-level="1">
<text:span text:style-name="T4">
43乌克兰人被撤离在五个欧洲国家的卫生设施中进行治疗</text:span>
</text:h>
      <text:p text:style-name="P4">
作者: ['АРМІЯINFORM']</text:p>
      <text:p text:style-name="P4">
时间: 2023-04-21T84:00:00-04:00</text:p>
      <text:p text:style-name="P4">
描述: 在Li -kuvannya的警戒线上，43个领带-in -in -in -in tiezovikhi z visnicnichini，...与乌克兰2022年的战争，与乌克兰的最新新闻，今天与乌克兰2022年的新闻战争，今天与乌克兰2022年，乌克兰和俄罗斯之间的战争将会发生，乌克兰和俄罗斯之间的战争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2737983.jpg" text:style-name="Internet_20_link" text:visited-style-name="Visited_20_Internet_20_Link">
2737983.jpg</text:a>
']</text:p>
      <text:p text:style-name="P4">
标签: ['АГРЕСІЯ РФ', 'ВТОРГНЕННЯ РФ', 'ЛІКУВАННЯ ЗА КОРДОНОМ', 'МОЗ', 'УРЯДОВИЙ ПОРТАЛ']</text:p>
      <text:p text:style-name="P4">
类别: News</text:p>
      <!--METADATA-->
      <text:p text:style-name="P4">
<draw:frame draw:style-name="fr1" draw:name="Image235" text:anchor-type="as-char" svg:width="6.9236in" svg:height="4.381163in" draw:z-index="0">
<draw:image xlink:href="../Images/AРМІЯINFORM/2023-04-21T84-00-00-04-00/2737983.jpg" xlink:type="simple" xlink:show="embed" xlink:actuate="onLoad" draw:mime-type="image/jpeg"/>
</draw:frame>
说明性照片</text:p>
      <text:p text:style-name="P4">
43民事和军事Zvinnytsia，Kyiv，Ivano-Frankivsk，Lviv，Chernihiv和领土战能够撤离国外。 在法国，德国，荷兰，挪威和瑞典的医疗机构中采用患者。 该小组包括矿物繁殖和癌症患者。</text:p>
      <text:p text:style-name="P4">
关于它<text:a xlink:type="simple" xlink:href="https://www.kmu.gov.ua/news/moz-razom-iz-ievrokomisiieiu-evakuiuvaly-43-ukraintsiv-na-likuvannia-za-kordon" text:style-name="Internet_20_link" text:visited-style-name="Visited_20_Internet_20_Link">
报告</text:a>
政府门户。</text:p>
      <text:p text:style-name="P4">
这种拒绝从一场大规模战争开始，几乎每天进行。 不断的战斗，炮击和对基础设施的伤害显着使东方和prifronto领土的医疗服务变得复杂。</text:p>
      <text:p text:style-name="P4">
通常，疏散了需要专门和立即医疗援助的成年人和儿童严重受伤，骨盆疾病。</text:p>
      <text:p text:style-name="P4">
在与紧急医疗援助服务局合作，国际合作伙伴通过LVIV的医疗枢纽向波兰的飞机场提供了从前线医院的医院运输。 此外，气孔或特殊航空运输运输乌克兰人到该国进行专门治疗。</text:p>
      <text:p text:style-name="P4">
总共有3,000多名乌克兰人已经撤离。 乌克兰卫生部和欧洲委员会的合作，关于区域军事行政和医疗机构的协助，乌克兰国家边境警卫队的支持以及乌克兰州移民局的支持。</text:p>
      <text:p text:style-name="P4">
News Source: <text:a xlink:type="simple" xlink:href="https://armyinform.com.ua/2023/04/21/vdalosya-evakuyuvaty-43-ukrayincziv-na-likuvannya-u-medzakladah-5-krayin-yevropy/" text:style-name="Internet_20_link" text:visited-style-name="Visited_20_Internet_20_Link">
https://armyinform.com.ua/2023/04/21/vdalosya-evakuyuvaty-43-ukrayincziv-na-likuvannya-u-medzakladah-5-krayin-yevropy/</text:a>
</text:p>
      <!--NEWS-->
      <text:h text:style-name="P10" text:outline-level="1">
<text:span text:style-name="T4">
每天在四个方向上，反映了30次俄罗斯人的袭击</text:span>
</text:h>
      <text:p text:style-name="P4">
作者: ['АРМІЯINFORM']</text:p>
      <text:p text:style-name="P4">
时间: 2023-04-21T85:00:00-04:00</text:p>
      <text:p text:style-name="P4">
描述: 在阿维斯基（Avdeskky）的巴赫穆特斯基（Bakhmutskiy），马萨基（Mar'ansky），到国防辩护的沙克塔里安（Shakhtarian）生活...与乌克兰2022年的战争，与乌克兰的最新新闻，今天与乌克兰2022年的新闻战争，今天，乌克兰和乌克兰之间的战争将会发生，乌克兰和乌克兰之间的战争将会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42512493_879806286417940_6530587477108555914_n.jpg" text:style-name="Internet_20_link" text:visited-style-name="Visited_20_Internet_20_Link">
342512493_879806286417940_6530587477108555914_n.jpg</text:a>
']</text:p>
      <text:p text:style-name="P4">
标签: ['ГЕНШТАБ ЗСУ', 'ОПЕРАТИВНЕ ЗВЕДЕННЯ']</text:p>
      <text:p text:style-name="P4">
类别: News</text:p>
      <!--METADATA-->
      <text:p text:style-name="P4">
<draw:frame draw:style-name="fr1" draw:name="Image236" text:anchor-type="as-char" svg:width="6.9236in" svg:height="3.307942in" draw:z-index="0">
<draw:image xlink:href="../Images/AРМІЯINFORM/2023-04-21T85-00-00-04-00/342512493_879806286417940_6530587477108555914_n.jpg" xlink:type="simple" xlink:show="embed" xlink:actuate="onLoad" draw:mime-type="image/jpeg"/>
</draw:frame>
<text:span text:style-name="T4">
<text:span text:style-name="T5">
*🔥俄罗斯入侵的情况</text:span>
</text:span>
*</text:p>
      <text:p text:style-name="P4">
在乌克兰西里奥布隆(Siliobron)的巴赫穆特(Bakhmut)，阿夫迪夫(Avdiiv)，马林斯克(Marinsk)和沙克塔尔(Shakhtar)的指示中，当天反映了30次俄罗斯入侵者的袭击。</text:p>
      <text:p text:style-name="P4">
关于这个<text:a xlink:type="simple" xlink:href="http://alStaff.ua%2Fposts%2Fpfbid0XCkzTq3Afq4B4vTdvqFFYjw1uWddPErEBaxjfwWwZzrvcdjBUpYSNAtJEwtwaQx8l&amp;show_text=true&amp;width=500" text:style-name="Internet_20_link" text:visited-style-name="Visited_20_Internet_20_Link">
被引用</text:a>
截至18:00，武装部队总参谋部的运营信息。</text:p>
      <text:p text:style-name="P4">
“敌人的主要努力集中在纳巴穆特，阿维迪夫，马林斯克和矿物方向的进攻行动上。白天，乌克兰国防军部队在前线这些地区反映了大约30个景点。 Bakhmut仍然是敌对行动的中心。”消息写道。</text:p>
      <text:p text:style-name="P4">
武装部队的总参谋部指出，在沃尔林(Volyn)和波利斯亚(Polissya)的指示中，运营行业仍然没有重大变化。</text:p>
      <text:p text:style-name="P4">
“白俄罗斯共和国武装部队的定义部队继续在与乌克兰边境地区执行行动。 声明说：“布罗斯联邦武装部队的某些部队在白俄罗斯共和国领土上举行。”</text:p>
      <text:p text:style-name="P4">
News Source: <text:a xlink:type="simple" xlink:href="https://armyinform.com.ua/2023/04/21/na-chotyroh-napryamkah-syly-oborony-za-dobu-vidbyly-30-atak-rosiyan/" text:style-name="Internet_20_link" text:visited-style-name="Visited_20_Internet_20_Link">
https://armyinform.com.ua/2023/04/21/na-chotyroh-napryamkah-syly-oborony-za-dobu-vidbyly-30-atak-rosiyan/</text:a>
</text:p>
      <!--NEWS-->
      <text:h text:style-name="P10" text:outline-level="1">
<text:span text:style-name="T4">
占领者被带到被定罪的斯卡多夫斯克分区</text:span>
</text:h>
      <text:p text:style-name="P4">
作者: ['АРМІЯINFORM']</text:p>
      <text:p text:style-name="P4">
时间: 2023-04-21T86:00:00-04:00</text:p>
      <text:p text:style-name="P4">
描述: Rosiyani向Skadovsk Pidrodil Izujenich Nibito扔给了忘记...与乌克兰的战争，与乌克兰的战争，今天与乌克兰的最新新闻，今天与乌克兰2022年的新闻战争，今天将在乌克兰和俄罗斯之间发生战争他们会说，是否会在不久的将来与乌克兰进行战争，他们说，与乌克兰的战争，今天的乌克兰新闻，乌克兰的新闻，乌克兰的新闻</text:p>
      <text:p text:style-name="P4">
图片: ['<text:a xlink:type="simple" xlink:href="https://armyinform.com.ua/wp-content/uploads/2023/03/okupanty-strilby.jpg" text:style-name="Internet_20_link" text:visited-style-name="Visited_20_Internet_20_Link">
okupanty-strilby.jpg</text:a>
']</text:p>
      <text:p text:style-name="P4">
标签: ['STOPRUSSIA', 'ГЕНЕРАЛЬНИЙ ШТАБ ЗС УКРАЇНИ', 'РОСІЙСЬКО-УКРАЇНСЬКА ВІЙНА']</text:p>
      <text:p text:style-name="P4">
类别: News</text:p>
      <!--METADATA-->
      <text:p text:style-name="P4">
<draw:frame draw:style-name="fr1" draw:name="Image237" text:anchor-type="as-char" svg:width="6.9236in" svg:height="4.33302in" draw:z-index="0">
<draw:image xlink:href="../Images/AРМІЯINFORM/2023-04-21T86-00-00-04-00/okupanty-strilby.jpg" xlink:type="simple" xlink:show="embed" xlink:actuate="onLoad" draw:mime-type="image/jpeg"/>
</draw:frame>
说明性照片</text:p>
      <text:p text:style-name="P4">
俄罗斯人转移到据称确保执法的被定罪的斯卡多夫斯基单位。</text:p>
      <text:p text:style-name="P4">
关于这个<text:a xlink:type="simple" xlink:href="http://alStaff.ua%2Fposts%2Fpfbid0XCkzTq3Afq4B4vTdvqFFYjw1uWddPErEBaxjfwWwZzrvcdjBUpYSNAtJEwtwaQx8l&amp;show_text=true&amp;width=500" text:style-name="Internet_20_link" text:visited-style-name="Visited_20_Internet_20_Link">
被引用</text:a>
截至18:00，武装部队总参谋部的运营信息。</text:p>
      <text:p text:style-name="P4">
声明说：“最近，到赫尔森地区的临时占领的斯卡多夫斯卡亚(Skadovskaya)，有300人来自罪犯的人数，好像是为了确保法律和秩序。”</text:p>
      <text:p text:style-name="P4">
同时，入侵者之间有传言说，敌对的敌对措施迅速结束了俄罗斯，可能是为了抚养精神上的人。</text:p>
      <text:p text:style-name="P4">
总参谋部补充说，以前在该市的一些战斗部队逐渐从定居点移至临时占领的Arrimea领土。</text:p>
      <text:p text:style-name="P4">
News Source: <text:a xlink:type="simple" xlink:href="https://armyinform.com.ua/2023/04/21/dlya-zabezpechennya-pravoporyadku-okupanty-zavezly-do-skadovska-pidrozdil-zasudzhenyh/" text:style-name="Internet_20_link" text:visited-style-name="Visited_20_Internet_20_Link">
https://armyinform.com.ua/2023/04/21/dlya-zabezpechennya-pravoporyadku-okupanty-zavezly-do-skadovska-pidrozdil-zasudzhenyh/</text:a>
</text:p>
      <!--NEWS-->
      <text:h text:style-name="P10" text:outline-level="1">
<text:span text:style-name="T4">
武装部队航空袭击了俄罗斯军队的地区</text:span>
</text:h>
      <text:p text:style-name="P4">
作者: ['АРМІЯINFORM']</text:p>
      <text:p text:style-name="P4">
时间: 2023-04-21T87:00:00-04:00</text:p>
      <text:p text:style-name="P4">
描述: 对于21 kvisnya的Doba，Avisiatsiy国防军对Zoservznnya地区产生了影响...与乌克兰2022年的战争，与乌克兰的最新新闻，今天与乌克兰2022年的新闻战争，今天，乌克兰和俄罗斯之间的战争会当他们在2022年与乌克兰进行战争时，他们说，在不久的将来，乌克兰是否会与乌克兰进行战争</text:p>
      <text:p text:style-name="P4">
图片: ['<text:a xlink:type="simple" xlink:href="https://armyinform.com.ua/wp-content/uploads/2023/04/274277046_260524629593956_536161363483105200_n.jpg" text:style-name="Internet_20_link" text:visited-style-name="Visited_20_Internet_20_Link">
274277046_260524629593956_536161363483105200_n.jpg</text:a>
']</text:p>
      <text:p text:style-name="P4">
标签: ['STOPRUSSIA', 'ГЕНШТАБ ЗСУ', 'ХРОНІКА ОБОРОНИ']</text:p>
      <text:p text:style-name="P4">
类别: News</text:p>
      <!--METADATA-->
      <text:p text:style-name="P4">
<draw:frame draw:style-name="fr1" draw:name="Image238" text:anchor-type="as-char" svg:width="6.9236in" svg:height="5.18693in" draw:z-index="0">
<draw:image xlink:href="../Images/AРМІЯINFORM/2023-04-21T87-00-00-04-00/274277046_260524629593956_536161363483105200_n.jpg" xlink:type="simple" xlink:show="embed" xlink:actuate="onLoad" draw:mime-type="image/jpeg"/>
</draw:frame>
<text:span text:style-name="T4">
🔥俄罗斯入侵的情况</text:span>
</text:p>
      <text:p text:style-name="P4">
在4月21日的白天，国防军的航空袭击了侵略者的个人员工和军事装备的集中。</text:p>
      <text:p text:style-name="P4">
关于这个<text:a xlink:type="simple" xlink:href="http://alstaff.ua%2Fposts%2Fpfbid0xckztq3afq4b4vtdvqffyjw1uwddperebaxjfwwwzzrvcdjbupysnatjewtwaqx8l%26show_text%3Dtrue%26width%3D500/" text:style-name="Internet_20_link" text:visited-style-name="Visited_20_Internet_20_Link">
被引用</text:a>
截至18:00，武装部队总参谋部的运营信息。</text:p>
      <text:p text:style-name="P4">
就其部分而言，火箭部队和炮兵部队袭击了生命部队，防空导弹综合体和两个更重要的敌方军事物体。</text:p>
      <text:p text:style-name="P4">
总参谋部警告说，整个乌克兰的火箭和航空罢工的可能性仍然很高。</text:p>
      <text:p text:style-name="P4">
News Source: <text:a xlink:type="simple" xlink:href="https://armyinform.com.ua/2023/04/21/aviacziya-zsu-zavdala-udaru-po-rajonu-skupchennya-rosijskyh-vijsk/" text:style-name="Internet_20_link" text:visited-style-name="Visited_20_Internet_20_Link">
https://armyinform.com.ua/2023/04/21/aviacziya-zsu-zavdala-udaru-po-rajonu-skupchennya-rosijskyh-vijsk/</text:a>
</text:p>
      <!--NEWS-->
      <text:h text:style-name="P10" text:outline-level="1">
<text:span text:style-name="T4">
拉姆斯汀的参与国家为乌克兰 - 洛伊德·奥斯汀（Ukraine-Lloyd Austin）提供了230多个坦克</text:span>
</text:h>
      <text:p text:style-name="P4">
作者: ['Ольга Мосьондз']</text:p>
      <text:p text:style-name="P4">
时间: 2023-04-21T88:00:00-04:00</text:p>
      <text:p text:style-name="P4">
描述: 乌克兰捍卫者渥太华的接触索索人的国家参与者设置了ZK Ukrainian 230 ...与乌克兰2022年的战争，与乌克兰的最新新闻，《与乌克兰的新闻》，《与乌克兰的新闻战争》，今天最后一次与乌克兰的新闻战争，乌克兰会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63ebaa4b1c972.jpeg" text:style-name="Internet_20_link" text:visited-style-name="Visited_20_Internet_20_Link">
63ebaa4b1c972.jpeg</text:a>
']</text:p>
      <text:p text:style-name="P4">
标签: ['ЛЛОЙД ОСТІН', 'НІМЕЧЧИНА', 'РАМШТАЙН']</text:p>
      <text:p text:style-name="P4">
类别: News</text:p>
      <!--METADATA-->
      <text:p text:style-name="P4">
<draw:frame draw:style-name="fr1" draw:name="Image239" text:anchor-type="as-char" svg:width="6.9236in" svg:height="4.32725in" draw:z-index="0">
<draw:image xlink:href="../Images/AРМІЯINFORM/2023-04-21T88-00-00-04-00/63ebaa4b1c972.jpeg" xlink:type="simple" xlink:show="embed" xlink:actuate="onLoad" draw:mime-type="image/jpeg"/>
</draw:frame>
乌克兰国防联络小组的参与者为乌克兰的武装部队提供了230辆坦克，以及成千上万的其他军事设备和弹药，可以帮助他们在战场上。</text:p>
      <text:p text:style-name="P4">
这是今天4月21日的今天，美国国防部长劳埃德·奥斯丁(Lloyd Austin)怀疑德国拉姆斯坦格式的第11次会议。</text:p>
      <text:p text:style-name="P4">
他指出，与拉姆斯汀格式的联系小组的目的是在与俄罗斯的无法入侵的斗争中协调援助。 但是在一年中，这个小组变成了一个非常有力和活跃的“社区”。</text:p>
      <ul>
        <li>
我们共同开始了民主，自由和主权的原则。 这就是为什么每个人都回到这里，一年后回到拉姆斯坦，以发展这一惊人的进步。 这个联系小组的成员为您提供了巨大的俄罗斯入侵机会，给了“标枪”和“刺痛者”。 然后，我们为乌克兰的捍卫者提供了其他炮兵手段，并继续进行土地辩护。 劳埃德·奥斯汀(Lloyd Austin)说，我们继续急于采取防空和弹药的可爱手段，以帮助您保护天空，以帮助您保护公民免受俄罗斯火箭导弹和伊朗无人机的影响。</li>
      </ul>
      <text:p text:style-name="P4">
五角大楼的负责人指出，联合努力非常重要。</text:p>
      <ul>
        <li>
**在短短几个月内，该联系人组放置了230多个坦克，超过1550辆装甲车，以及其他设备和弹药，用于支持更多</li>
      </ul>
      <text:p text:style-name="P4">
他还强调，尤其是美国加速了乌克兰艾布拉姆斯坦克的时机，以在接下来的几个月内为其提供更多的深刻态度。 他还指出，在几周内，M1坦克将抵达德国，乌克兰人将使用该坦克来训练。</text:p>
      <ul>
        <li>
劳埃德·奥斯汀(Lloyd Austin)说，我敢肯定，由于有了这一设备，您可以继续在战场上实现道路。</li>
      </ul>
      <text:p text:style-name="P4">
News Source: <text:a xlink:type="simple" xlink:href="https://armyinform.com.ua/2023/04/21/krayiny-uchasnyky-ramshtajnu-nadaly-ukrayini-ponad-230-tankiv-llojd-ostin/" text:style-name="Internet_20_link" text:visited-style-name="Visited_20_Internet_20_Link">
https://armyinform.com.ua/2023/04/21/krayiny-uchasnyky-ramshtajnu-nadaly-ukrayini-ponad-230-tankiv-llojd-ostin/</text:a>
</text:p>
      <!--NEWS-->
      <text:h text:style-name="P10" text:outline-level="1">
<text:span text:style-name="T4">
乌克兰国防部和新西兰国防部负责人讨论了其他合作方式</text:span>
</text:h>
      <text:p text:style-name="P4">
作者: ['АРМІЯINFORM']</text:p>
      <text:p text:style-name="P4">
时间: 2023-04-21T89:00:00-04:00</text:p>
      <text:p text:style-name="P4">
描述: 在乌克兰Oleksiy Reznikov的降级者辩护中，在接触团体的接触团体的旁观中淘汰了...与乌克兰2022年的战争，与乌克兰的最新新闻，今天与乌克兰2022年的新闻战争，今天，乌克兰和俄罗斯和俄罗斯与俄罗斯和俄罗斯和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fup1hicwcai7-6l-e1682093764576.jpg" text:style-name="Internet_20_link" text:visited-style-name="Visited_20_Internet_20_Link">
fup1hicwcai7-6l-e1682093764576.jpg</text:a>
']</text:p>
      <text:p text:style-name="P4">
标签: ['НОВА ЗЕЛАНДІЯ', 'СПІВПРАЦЯ', 'УКРАЇНА']</text:p>
      <text:p text:style-name="P4">
类别: News</text:p>
      <!--METADATA-->
      <text:p text:style-name="P4">
<draw:frame draw:style-name="fr1" draw:name="Image240" text:anchor-type="as-char" svg:width="6.9236in" svg:height="6.229437in" draw:z-index="0">
<draw:image xlink:href="../Images/AРМІЯINFORM/2023-04-21T89-00-00-04-00/fup1hicwcai7-6l-e1682093764576.jpg" xlink:type="simple" xlink:show="embed" xlink:actuate="onLoad" draw:mime-type="image/jpeg"/>
</draw:frame>
乌克兰奥利克斯·雷兹尼科夫国防部长在拉姆斯坦国防学院，安德鲁·利特尔的格式上与乌克兰国防的会议小组会面。</text:p>
      <text:p text:style-name="P4">
他<text:a xlink:type="simple" xlink:href="https://twitter.com/oleksiireznikov/status/1649431456081489923" text:style-name="Internet_20_link" text:visited-style-name="Visited_20_Internet_20_Link">
写</text:a>
在他的推文中。</text:p>
      <text:p text:style-name="P4">
双方还讨论了加强合作的其他方法。</text:p>
      <text:p text:style-name="P4">
“我们新西兰朋友的支持表明，自由世界是由共同价值观团结在一起的。 在这场战争期间，乌克兰获得了与合作伙伴打交道的宝贵经验。”他的帖子写道。</text:p>
      <text:p text:style-name="P4">
Alexei Reznikov感谢新西兰政府的帮助。</text:p>
      <text:p text:style-name="P4">
News Source: <text:a xlink:type="simple" xlink:href="https://armyinform.com.ua/2023/04/21/ochilnyky-ministerstv-oborony-ukrayiny-ta-novoyi-zelandiyi-obgovoryly-dodatkovi-shlyahy-spivpraczi/" text:style-name="Internet_20_link" text:visited-style-name="Visited_20_Internet_20_Link">
https://armyinform.com.ua/2023/04/21/ochilnyky-ministerstv-oborony-ukrayiny-ta-novoyi-zelandiyi-obgovoryly-dodatkovi-shlyahy-spivpraczi/</text:a>
</text:p>
      <!--NEWS-->
      <text:h text:style-name="P10" text:outline-level="1">
<text:span text:style-name="T4">
乌克兰最需要提供地面防空系统-Lloyd Austin</text:span>
</text:h>
      <text:p text:style-name="P4">
作者: ['Ольга Мосьондз']</text:p>
      <text:p text:style-name="P4">
时间: 2023-04-21T90:00:00-04:00</text:p>
      <text:p text:style-name="P4">
描述: PPO NAZARA的地面系统是Nybilsh是Ozbronne的非首席种类，乌克兰人...与乌克兰2022年的战争，与乌克兰与乌克兰的最新新闻，《与乌克兰的新闻战争》，《与乌克兰的新闻战》 2022年，这是战争的最后一场战争，将会发生一场战争，将会发生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31c5ec4e0204dd5b.jpg" text:style-name="Internet_20_link" text:visited-style-name="Visited_20_Internet_20_Link">
31c5ec4e0204dd5b.jpg</text:a>
']</text:p>
      <text:p text:style-name="P4">
标签: ['ЛЛОЙД ОСТІН', 'ППО', 'РАМШТАЙН']</text:p>
      <text:p text:style-name="P4">
类别: News</text:p>
      <!--METADATA-->
      <text:p text:style-name="P4">
<draw:frame draw:style-name="fr1" draw:name="Image241" text:anchor-type="as-char" svg:width="6.9236in" svg:height="3.750283in" draw:z-index="0">
<draw:image xlink:href="../Images/AРМІЯINFORM/2023-04-21T90-00-00-04-00/31c5ec4e0204dd5b.jpg" xlink:type="simple" xlink:show="embed" xlink:actuate="onLoad" draw:mime-type="image/jpeg"/>
</draw:frame>
美国国防部长劳埃德·奥斯丁(Lloyd Austin)周五表示，地面防空系统目前是目前乌克兰最必要的武器类型。</text:p>
      <text:p text:style-name="P4">
他回答了是否在拉姆斯汀联络人的武器供应集团会议上讨论的问题，他指出，这可能会有所帮助：</text:p>
      <ul>
        <li>
目前，我们都认为乌克兰最需要陆地系统原型防御。 这就是使他们阻止俄罗斯军事空气部队在这场斗争中产生重大影响的原因。 因此，我们说在接下来的几个月中，我们将继续谈论它，因为这非常重要。”劳埃德·奥斯汀(Lloyd Austin)说。</li>
      </ul>
      <text:p text:style-name="P4">
他还补充说，在他看来，支持乌克兰的当事方在这一领域可以做更多的事情。</text:p>
      <ul>
        <li>
我相信我们可以做更多的事情，我要求这个国家这样做。 劳埃德·奥斯汀(Lloyd Austin)说，我相信他们会做出回应并采取措施参加会议。</li>
      </ul>
      <text:p text:style-name="P4">
美国武装部队总部委员会主席马克·米莉(Mark Millie)将军也在新闻发布会上说，“现在最重要的事情是确保乌克兰的可靠性”，以确保反飞机系统能够在不同的目标上打动不同的目标。百分比。</text:p>
      <ul>
        <li>
任务是控制领空。 这可以通过不同的退出来实现。 如今，乌克兰最有效，最快的方法是飞机。”米利说。</li>
      </ul>
      <text:p text:style-name="P4">
News Source: <text:a xlink:type="simple" xlink:href="https://armyinform.com.ua/2023/04/21/ukrayina-najbilshe-potrebuye-postachannya-nazemnyh-system-ppo-llojd-ostin/" text:style-name="Internet_20_link" text:visited-style-name="Visited_20_Internet_20_Link">
https://armyinform.com.ua/2023/04/21/ukrayina-najbilshe-potrebuye-postachannya-nazemnyh-system-ppo-llojd-ostin/</text:a>
</text:p>
      <!--NEWS-->
      <text:h text:style-name="P10" text:outline-level="1">
<text:span text:style-name="T4">
没有什么会破坏我们的团结-Pentagon Head在调查的美国泄漏信息上</text:span>
</text:h>
      <text:p text:style-name="P4">
作者: ['Ольга Мосьондз']</text:p>
      <text:p text:style-name="P4">
时间: 2023-04-21T91:00:00-04:00</text:p>
      <text:p text:style-name="P4">
描述: 五角大楼劳埃德·奥斯汀·波特诺米夫（Pentagon Ostin Polodomiv）的负责人，索利加达（Soligadarnestya i Pragnens）的将军的buv buv of of pragnens ...与乌克兰2022年的战争，与乌克兰的战争是今天的最新新闻，这是与乌克兰的新闻战争，与乌克兰2022年的新闻战争是今天的最后一场。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4/630_360_1676392928-683.jpg" text:style-name="Internet_20_link" text:visited-style-name="Visited_20_Internet_20_Link">
630_360_1676392928-683.jpg</text:a>
']</text:p>
      <text:p text:style-name="P4">
标签: ['ЛЛОЙД ОСТІН', 'ПЕНТАГОН', 'РАМШТАЙН']</text:p>
      <text:p text:style-name="P4">
类别: News</text:p>
      <!--METADATA-->
      <text:p text:style-name="P4">
<draw:frame draw:style-name="fr1" draw:name="Image242" text:anchor-type="as-char" svg:width="6.9236in" svg:height="3.956343in" draw:z-index="0">
<draw:image xlink:href="../Images/AРМІЯINFORM/2023-04-21T91-00-00-04-00/630_360_1676392928-683.jpg" xlink:type="simple" xlink:show="embed" xlink:actuate="onLoad" draw:mime-type="image/jpeg"/>
</draw:frame>
比利时布鲁塞尔 -  2月14日：美国国防部长劳埃德·奥斯丁(Lloyd Austin)和美国国防部董事长马克·米利(Mark Milley)将军马克·米利(Mark Milley)将在2023年2月14日在比利时布鲁塞尔的北约总部举行联合新闻发布会。(Dursun Aydemir- Anadolu代理商)五角大楼劳埃德·奥斯汀(Pentagon Lloyd Austin)报告说，他对盟国的团结感到惊讶，拒绝企图分裂成他们的束缚 - 偷偷摸摸的美国情报。</text:p>
      <text:p text:style-name="P4">
美国国防部长今天4月21日在下一个在德国的美国空军拉姆斯坦(Ramstein)的国防部接触小组中宣布了这一点。</text:p>
      <ul>
        <li>
现在，我知道你们中的许多人都遵循了我们对我们披露敏感和机密材料的报告。 我对这个问题非常认真。 劳埃德·奥斯汀(Lloyd Austin)说，我们将继续紧密合作，并在所有事物中与我们深深的盟友和合作伙伴一起工作。通过与盟友和合作伙伴建立这个问题，我感到惊讶的是我们的团结。</li>
      </ul>
      <text:p text:style-name="P4">
此前，《纽约时报》写道，五角大楼正在调查有关社交网络的秘密文件，特别是关于武装部队的计划和美国盟友的某些行动。</text:p>
      <text:p text:style-name="P4">
众所周知，4月13日，联邦调查局在五角大楼的秘密文件引流中逮捕了嫌疑人。 他是马萨诸塞州Jackteyshair的美国国民警卫队部队的21岁军人。</text:p>
      <text:p text:style-name="P4">
在最终的新闻发布会上，根据五角大楼的接触小组会议的结果，他指出，尽管存在所有障碍，但美国仍将与合作伙伴紧密合作。</text:p>
      <text:p text:style-name="P4">
News Source: <text:a xlink:type="simple" xlink:href="https://armyinform.com.ua/2023/04/21/nishho-ne-zrujnuye-nashu-yednist-glava-pentagonu-shhodo-informacziyi-pro-vytoky-rozviddanyh-ssha/" text:style-name="Internet_20_link" text:visited-style-name="Visited_20_Internet_20_Link">
https://armyinform.com.ua/2023/04/21/nishho-ne-zrujnuye-nashu-yednist-glava-pentagonu-shhodo-informacziyi-pro-vytoky-rozviddanyh-ssha/</text:a>
</text:p>
      <!--NEWS-->
      <text:h text:style-name="P10" text:outline-level="1">
<text:span text:style-name="T4">
我们需要保持团结并专注于国防 - 乌克兰总统</text:span>
</text:h>
      <text:p text:style-name="P4">
作者: ['АРМІЯINFORM']</text:p>
      <text:p text:style-name="P4">
时间: 2023-04-21T92:00:00-04:00</text:p>
      <text:p text:style-name="P4">
描述: 简单本身就是如此，Yak IB mini -Roku，对我们来说，胡子是Troob Zberegati，机动性是...与乌克兰2022的战争，与乌克兰的战争是今天的最新消息，与乌克兰2022的战争是最后一场今天，乌克兰和俄罗斯之间是否会发生战争，何时在2022年与乌克兰的战争将是不久的在俄罗斯的乌克兰媒体</text:p>
      <text:p text:style-name="P4">
图片: ['<text:a xlink:type="simple" xlink:href="https://armyinform.com.ua/wp-content/uploads/2023/04/79f096f561202197d721a10d1263687e_1682091586_extra_large.jpeg" text:style-name="Internet_20_link" text:visited-style-name="Visited_20_Internet_20_Link">
79f096f561202197d721a10d1263687e_1682091586_extra_large.jpeg</text:a>
']</text:p>
      <text:p text:style-name="P4">
标签: ['ЗВЕРНЕННЯ ПРЕЗИДЕНТА УКРАЇНИ']</text:p>
      <text:p text:style-name="P4">
类别: News</text:p>
      <!--METADATA-->
      <text:p text:style-name="P4">
<draw:frame draw:style-name="fr1" draw:name="Image243" text:anchor-type="as-char" svg:width="6.9236in" svg:height="3.894525in" draw:z-index="0">
<draw:image xlink:href="../Images/AРМІЯINFORM/2023-04-21T92-00-00-04-00/79f096f561202197d721a10d1263687e_1682091586_extra_large.jpeg" xlink:type="simple" xlink:show="embed" xlink:actuate="onLoad" draw:mime-type="image/jpeg"/>
</draw:frame>
现在，像去年一样，我们所有人都需要保持团结，动员和完全专注于防御。</text:p>
      <text:p text:style-name="P4">
关于它<text:a xlink:type="simple" xlink:href="https://www.president.gov.ua/news/zaraz-usim-nam-treba-zberigati-yednist-mobilizovanist-i-povn-82425" text:style-name="Internet_20_link" text:visited-style-name="Visited_20_Internet_20_Link">
说</text:a>
乌克兰总统在晚上呼吁乌克兰人。</text:p>
      <text:p text:style-name="P4">
“乌克兰的每个人都应该了解，国家的主要任务是领土的占领，我们的土地返回以及我们的人民从俄罗斯被囚禁中。 我感谢所有帮助的人。 谁在世界上关注乌克兰。 对于所有在乌克兰工作场所创造的人来说，缴税，留在该国并支持企业的工作。 他说，每个国家的士兵和修复活动 - 在其他国家 /地区举行的会议……”  - 他说。</text:p>
      <text:p text:style-name="P4">
今天的国家负责人感谢所有加入州拥有的企业和商业的人，该公司已使用Taamunition(无人机)生产了所有维修设备的人，他们创建了新设备，尤其是Demining。</text:p>
      <text:p text:style-name="P4">
“感谢您的事实，尽管乌克兰都在增加我们的防御生产潜力，”  - 。 它在地址中。</text:p>
      <text:p text:style-name="P4">
Volodymyr Zelensky说，拉姆斯坦交流的最大关注是今天的会议 - 会议。</text:p>
      <text:p text:style-name="P4">
“我感谢那些决心完全符合战场上实际情况和步骤的合作伙伴。 我预计拉姆斯汀的国防部长的报告 - 他说。</text:p>
      <text:p text:style-name="P4">
国家元首还举行了有关这些措施的特别会议 - 首先是国际措施，该措施应在未来几周和几个月内举行。</text:p>
      <text:p text:style-name="P4">
“我们详细处理每个事件的内容。 乌克兰和我们的战士没有正式的政策和任何不切实际的事情。 每个事件，每个干预和会议都应提供特定的防御援助，应针对我们的战士并保护我们的价值观。</text:p>
      <text:p text:style-name="P4">
我们士兵的武器和炮弹，对我们经济的稳定，对任何情况的真实准备 - 这绝对是实质性的。 总统总结说。</text:p>
      <text:p text:style-name="P4">
News Source: <text:a xlink:type="simple" xlink:href="https://armyinform.com.ua/2023/04/21/nam-treba-zberigaty-yednist-i-konczentruvatys-na-oboroni-prezydent-ukrayiny/" text:style-name="Internet_20_link" text:visited-style-name="Visited_20_Internet_20_Link">
https://armyinform.com.ua/2023/04/21/nam-treba-zberigaty-yednist-i-konczentruvatys-na-oboroni-prezydent-ukrayiny/</text:a>
</text:p>
      <!--NEWS-->
      <text:h text:style-name="P10" text:outline-level="1">
<text:span text:style-name="T4">
俄罗斯继续失败，没有达到固定的目标-Mark Millie</text:span>
</text:h>
      <text:p text:style-name="P4">
作者: ['Ольга Мосьондз']</text:p>
      <text:p text:style-name="P4">
时间: 2023-04-21T93:00:00-04:00</text:p>
      <text:p text:style-name="P4">
描述: 关于TS，告诉美国美国部队总部总司令负责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277400_mark-milley_gettyimages_new_960x380_0.jpg" text:style-name="Internet_20_link" text:visited-style-name="Visited_20_Internet_20_Link">
277400_mark-milley_gettyimages_new_960x380_0.jpg</text:a>
']</text:p>
      <text:p text:style-name="P4">
标签: ['ГЕНЕРАЛ МАРК МІЛЛІ', 'РАМШТАЙН', 'РОСІЙСЬКО-УКРАЇНСЬКА ВІЙНА']</text:p>
      <text:p text:style-name="P4">
类别: News</text:p>
      <!--METADATA-->
      <text:p text:style-name="P4">
<draw:frame draw:style-name="fr1" draw:name="Image244" text:anchor-type="as-char" svg:width="6.9236in" svg:height="3.606042in" draw:z-index="0">
<draw:image xlink:href="../Images/AРМІЯINFORM/2023-04-21T93-00-00-04-00/277400_mark-milley_gettyimages_new_960x380_0.jpg" xlink:type="simple" xlink:show="embed" xlink:actuate="onLoad" draw:mime-type="image/jpeg"/>
</draw:frame>
这是由美国武装部队参谋长委员会主席Markmilly将军在德国拉姆斯坦格式的乌克兰国防小组会议之后的一次新闻发布会上指出的。</text:p>
      <text:p text:style-name="P4">
他指出，尽管俄罗斯增加了大小城市的炮击，而乌克兰军队却遭受了损失，但俄罗斯本身仍继续为其选择发动对乌克兰的无端战争而付出高昂的代价。</text:p>
      <ul>
        <li>
马克·米莉(Mark Millie)说，与乌克兰军队具有很高的动力与乌克兰军队作战，为自己的自由，民主和生活方式而战，俄罗斯人缺乏意志和领导才能。</li>
      </ul>
      <text:p text:style-name="P4">
他指出，俄罗斯联邦宣布的呼叫运动无效。</text:p>
      <ul>
        <li>
目前，俄罗斯诉讼加强应征者立法，因为他们正在将公民拉到战争的混乱中，但只要它非常无效。当成千上万的人烧毁了自己的国家，试图尝试，仓促的决定就导致了严重的伤亡。避免离开战争。 此外，俄罗斯继续失败，无法实现其目标。 他们不能打破乌克兰政府和北约。 实际上，他们做到了 - 乌克兰人民的立场，它甚至更有动力和大胆。 Natniko并不是一个更强大的联盟。 而且，伊伦(Iresident Biden)和美国国防部长劳埃德·奥斯汀(Lloyd Austin)一再表示，美国将根据需要对乌克兰的支持确认美国。”马克·米利保证。</li>
      </ul>
      <text:p text:style-name="P4">
News Source: <text:a xlink:type="simple" xlink:href="https://armyinform.com.ua/2023/04/21/rosiya-prodovzhuye-zaznavaty-nevdach-i-ne-dosyagaye-postavlenyh-czilej-mark-milli/" text:style-name="Internet_20_link" text:visited-style-name="Visited_20_Internet_20_Link">
https://armyinform.com.ua/2023/04/21/rosiya-prodovzhuye-zaznavaty-nevdach-i-ne-dosyagaye-postavlenyh-czilej-mark-milli/</text:a>
</text:p>
      <!--NEWS-->
      <text:h text:style-name="P10" text:outline-level="1">
<text:span text:style-name="T4">
感谢您的勇气和可持续性 - 国家负责人呼吁乌克兰东部的捍卫者</text:span>
</text:h>
      <text:p text:style-name="P4">
作者: ['АРМІЯINFORM']</text:p>
      <text:p text:style-name="P4">
时间: 2023-04-21T94:00:00-04:00</text:p>
      <text:p text:style-name="P4">
描述: Vechirnoma Zavernay的乌克兰Volodymyr Zelensky总裁，乌克兰的乌克兰人...与乌克兰2022年的战争，与乌克兰的最新新闻，《与乌克兰的新闻战争》，与乌克兰2022的战争，今天的最后一场战争，将在乌克兰和俄罗斯之间以及俄罗斯和俄罗斯之间发生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4/79f096f561202197d721a10d1263687e_1682091586_extra_large.jpeg" text:style-name="Internet_20_link" text:visited-style-name="Visited_20_Internet_20_Link">
79f096f561202197d721a10d1263687e_1682091586_extra_large.jpeg</text:a>
']</text:p>
      <text:p text:style-name="P4">
标签: ['ЗВЕРНЕННЯ ПРЕЗИДЕНТА УКРАЇНИ', 'ПРЕЗИДЕНТ']</text:p>
      <text:p text:style-name="P4">
类别: News</text:p>
      <!--METADATA-->
      <text:p text:style-name="P4">
<draw:frame draw:style-name="fr1" draw:name="Image245" text:anchor-type="as-char" svg:width="6.9236in" svg:height="3.894525in" draw:z-index="0">
<draw:image xlink:href="../Images/AРМІЯINFORM/2023-04-21T94-00-00-04-00/79f096f561202197d721a10d1263687e_1682091586_extra_large.jpeg" xlink:type="simple" xlink:show="embed" xlink:actuate="onLoad" draw:mime-type="image/jpeg"/>
</draw:frame>
乌克兰Volodymyr Zelenskyy的总裁在晚间讲话<text:a xlink:type="simple" xlink:href="https://www.president.gov.ua/news/zaraz-usim-nam-treba-zberigati-yednist-mobilizovanist-i-povn-82425" text:style-name="Internet_20_link" text:visited-style-name="Visited_20_Internet_20_Link">
感谢</text:a>
乌克兰捍卫者大胆的行动，可持续性和准确性。</text:p>
      <text:p text:style-name="P4">
“当然，我要感谢我们的士兵。 Bakhmut。 大胆的行动 - 第五单独的监视旅。 感谢你们!利曼方向。 为了使职位的可持续性和可靠的维护 - 第66个单独的机械旅。 做得好!</text:p>
      <text:p text:style-name="P4">
第96基辅防空导弹旅。 勇士，谢谢您的准确性!</text:p>
      <text:p text:style-name="P4">
感谢所有现在在战es，战斗任务中，战斗，战斗的人!</text:p>
      <text:p text:style-name="P4">
谢谢所有帮助前线的人!” 国家元首说。</text:p>
      <text:p text:style-name="P4">
总统敦促提及那些献出生命来捍卫乌克兰的人。</text:p>
      <text:p text:style-name="P4">
News Source: <text:a xlink:type="simple" xlink:href="https://armyinform.com.ua/2023/04/21/dyakuyu-za-smilyvist-i-stijkist-glava-derzhavy-zvernuvsya-do-oboroncziv-shodu-ukrayiny/" text:style-name="Internet_20_link" text:visited-style-name="Visited_20_Internet_20_Link">
https://armyinform.com.ua/2023/04/21/dyakuyu-za-smilyvist-i-stijkist-glava-derzhavy-zvernuvsya-do-oboroncziv-shodu-ukrayiny/</text:a>
</text:p>
      <!--NEWS-->
      <text:h text:style-name="P10" text:outline-level="1">
<text:span text:style-name="T4">
在乌克兰，正在引入有关语言和历史的强制性考试以获得公民身份</text:span>
</text:h>
      <text:p text:style-name="P4">
作者: ['АРМІЯINFORM']</text:p>
      <text:p text:style-name="P4">
时间: 2023-04-21T95:00:00-04:00</text:p>
      <text:p text:style-name="P4">
描述: 乌克兰Volodymyr Zelensky总统，在《明显的法律》上进行了《明显的法律》的法律。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630_360_1605877317-673.jpg" text:style-name="Internet_20_link" text:visited-style-name="Visited_20_Internet_20_Link">
630_360_1605877317-673.jpg</text:a>
']</text:p>
      <text:p text:style-name="P4">
标签: ['STOPRUSSIA', 'ВРУ', 'ГРОМАДЯНСТВО', 'ДЕРЖАВНІ ІСПИТИ']</text:p>
      <text:p text:style-name="P4">
类别: News</text:p>
      <!--METADATA-->
      <text:p text:style-name="P4">
<draw:frame draw:style-name="fr1" draw:name="Image246" text:anchor-type="as-char" svg:width="6.9236in" svg:height="3.956343in" draw:z-index="0">
<draw:image xlink:href="../Images/AРМІЯINFORM/2023-04-21T95-00-00-04-00/630_360_1605877317-673.jpg" xlink:type="simple" xlink:show="embed" xlink:actuate="onLoad" draw:mime-type="image/jpeg"/>
</draw:frame>
乌克兰沃迪米尔·泽伦斯基(Ukraine Volodymyr Zelensky)总裁签署了一项有关获得乌克兰公民身份的语言和历史检查的法律。</text:p>
      <text:p text:style-name="P4">
有关第7606号法律的信息，“关于乌克兰法律“关于乌克兰公民的修订”和“确保乌克兰语言作为州的运作”，以张贴在乌克兰公民身份的条件下”。这是给出的(https://itd.rada.gov.ua/billInfo/Bills/Card/40141)乌克兰的Verkhovna Rada。</text:p>
      <text:p text:style-name="P4">
该文件规定，如果渴望获得乌克兰公民身份，它将有义务承诺从乌克兰宪法(Tukrain语言的历史)中进行考试。</text:p>
      <text:p text:style-name="P4">
同时，那些因向乌克兰提供特殊服务的公民服务的人是乌克兰的州感兴趣，或在军队中服役或授予州奖，应在两年内接受这些考试<text:span text:style-name="T4">
。</text:span>
 <text:span text:style-name="T4">
 </text:span>
 **</text:p>
      <text:p text:style-name="P4">
众所周知，乌克兰的Verkhovna Rada于3月21日通过了一项针对乌克兰公民身份的强制性考试法律。 281个议会投票赞成。</text:p>
      <text:p text:style-name="P4">
News Source: <text:a xlink:type="simple" xlink:href="https://armyinform.com.ua/2023/04/21/v-ukrayini-vvodyat-obov%ca%bcyazkovi-ispyty-na-znannya-movy-ta-istoriyi-dlya-otrymannya-gromadyanstva/" text:style-name="Internet_20_link" text:visited-style-name="Visited_20_Internet_20_Link">
https://armyinform.com.ua/2023/04/21/v-ukrayini-vvodyat-obov%ca%bcyazkovi-ispyty-na-znannya-movy-ta-istoriyi-dlya-otrymannya-gromadyanstva/</text:a>
</text:p>
      <!--NEWS-->
      <text:h text:style-name="P10" text:outline-level="1">
<text:span text:style-name="T4">
马克·米莉（Mark Millie）评论了向乌克兰提供美国战士F-16的可能性</text:span>
</text:h>
      <text:p text:style-name="P4">
作者: ['Ольга Мосьондз']</text:p>
      <text:p text:style-name="P4">
时间: 2023-04-21T96:00:00-04:00</text:p>
      <text:p text:style-name="P4">
描述: 在乌克兰国防的Khustrichi团体的Pidsumki与Nimechchinis的格式“拉姆斯坦”的背后……与乌克兰2022年的战争，与乌克兰的战争是今天的最新消息，今天与乌克兰的新闻战争是与乌克兰2022年的新闻战争。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4/1000_545_1651495146-2548.webp" text:style-name="Internet_20_link" text:visited-style-name="Visited_20_Internet_20_Link">
1000_545_1651495146-2548.webp</text:a>
', '<text:a xlink:type="simple" xlink:href="https://armyinform.com.ua/wp-content/uploads/2023/04/277400_mark-milley_gettyimages_new_960x380_0.jpg" text:style-name="Internet_20_link" text:visited-style-name="Visited_20_Internet_20_Link">
277400_mark-milley_gettyimages_new_960x380_0.jpg</text:a>
']</text:p>
      <text:p text:style-name="P4">
标签: ['F-16', 'ВИНИЩУВАЧІ F-16', 'ГЕНЕРАЛ МАРК МІЛЛІ', 'РАМШТАЙН', 'РАМШТАЙН 11']</text:p>
      <text:p text:style-name="P4">
类别: News</text:p>
      <!--METADATA-->
      <text:p text:style-name="P4">
<draw:frame draw:style-name="fr1" draw:name="Image247" text:anchor-type="as-char" svg:width="6.9236in" svg:height="3.773362in" draw:z-index="0">
<draw:image xlink:href="../ConvertedIMGs/AРМІЯINFORM/2023-04-21T96-00-00-04-00/1000_545_1651495146-2548.png" xlink:type="simple" xlink:show="embed" xlink:actuate="onLoad" draw:mime-type="image/png"/>
</draw:frame>
根据美国武装部队参谋长委员会主席拉姆斯坦(Ramstein)的乌克兰联络小组会议的结果得到政治领导人的批准。 目前，乌克兰的天空将有助于封闭防空防御。</text:p>
      <ul>
        <li>
提供F-16或第四代其他任何其他飞机的决定与政治领导人一致。 但是从军事角度来看，任务是控制领空。 您可以以不同的方式控制空间。 马克·米莉(Mark Millie)说，对于乌克兰来说，最经济，最有效，最快的方法是他们已经工作了一年多的飞机，以防止俄罗斯人有效地使用空中空间。</li>
      </ul>
      <text:p text:style-name="P4">
<draw:frame draw:style-name="fr1" draw:name="Image248" text:anchor-type="as-char" svg:width="6.9236in" svg:height="3.606042in" draw:z-index="0">
<draw:image xlink:href="../Images/AРМІЯINFORM/2023-04-21T96-00-00-04-00/277400_mark-milley_gettyimages_new_960x380_0.jpg" xlink:type="simple" xlink:show="embed" xlink:actuate="onLoad" draw:mime-type="image/jpeg"/>
</draw:frame>
据他说，乌克兰部队巧妙地使用了防空系统，这现在是“最关键的”。</text:p>
      <ul>
        <li>
俄罗斯人试图飞往乌克兰，但主要是在被俄罗斯占领的被占领的乌克兰。 俄罗斯人未能在乌克兰领土上进一步拦截空域。 为什么？ 马克·米莉(Mark Millie)说，由于有效地利用了乌克兰防空防空，这是最重要的是保护前部队和防御工事。</li>
      </ul>
      <text:p text:style-name="P4">
他指出，“现在最重要的事情”是确保防空系统“可靠，准确，深”和“多层”。 特别是从近乎中等的添加剂。</text:p>
      <ul>
        <li>
这是现在最重要的军事任务。 Millie说，这是当今：飞机系统，以确保乌克兰可以保护其空气边界，乌克兰可以保护其领空。</li>
      </ul>
      <text:p text:style-name="P4">
他还补充说，飞行员的培训和准备时间需要很长时间。</text:p>
      <ul>
        <li>
从飞机本身的观点来看，因为飞行员的准备等，需要很长时间，而俄罗斯人则拥有相当多的军事空中部队，并以这种方式将乌克兰空军带入级别，有必要从许多国家中获得价值。 因此，我们将看到将来会采取或未采取的tick决定结果，但现在迫切需要是反空气辩护，这是Markmilli总结的。</li>
      </ul>
      <text:p text:style-name="P4">
News Source: <text:a xlink:type="simple" xlink:href="https://armyinform.com.ua/2023/04/21/mark-milli-prokomentuvav-mozhlyvist-nadannya-ukrayini-vynyshhuvachiv-f-16/" text:style-name="Internet_20_link" text:visited-style-name="Visited_20_Internet_20_Link">
https://armyinform.com.ua/2023/04/21/mark-milli-prokomentuvav-mozhlyvist-nadannya-ukrayini-vynyshhuvachiv-f-16/</text:a>
</text:p>
      <!--NEWS-->
      <text:h text:style-name="P10" text:outline-level="1">
<text:span text:style-name="T4">
Dmytro Kuleba与Josep Borrel购买欧洲乌克兰弹药联盟的讨论</text:span>
</text:h>
      <text:p text:style-name="P4">
作者: ['АРМІЯINFORM']</text:p>
      <text:p text:style-name="P4">
时间: 2023-04-21T97:00:00-04:00</text:p>
      <text:p text:style-name="P4">
描述: 乌克兰Dmitro Kuleba Proviv Povyv Rozmov的执法人员与Toskoy ...与乌克兰2022年的战争，与乌克兰的最新新闻，今天与乌克兰的新闻，今天与乌克兰的新闻战争，今天上次与乌克兰的新闻战争，乌克兰和俄罗斯和俄罗斯之间的战争，乌克兰和俄罗斯之间的战争将会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642bdaf2f2eae372136164.jpg" text:style-name="Internet_20_link" text:visited-style-name="Visited_20_Internet_20_Link">
642bdaf2f2eae372136164.jpg</text:a>
']</text:p>
      <text:p text:style-name="P4">
标签: ['ДМИТРО КУЛЕБА', 'ЖОЗЕП БОРРЕЛЬ']</text:p>
      <text:p text:style-name="P4">
类别: News</text:p>
      <!--METADATA-->
      <text:p text:style-name="P4">
<draw:frame draw:style-name="fr1" draw:name="Image249" text:anchor-type="as-char" svg:width="6.9236in" svg:height="4.615733in" draw:z-index="0">
<draw:image xlink:href="../Images/AРМІЯINFORM/2023-04-21T97-00-00-04-00/642bdaf2f2eae372136164.jpg" xlink:type="simple" xlink:show="embed" xlink:actuate="onLoad" draw:mime-type="image/jpeg"/>
</draw:frame>
乌克兰Dmytro Kuleba外交部长与一位高级欧盟代表关于外交和安全政策的电话交谈Josempborrel。</text:p>
      <text:p text:style-name="P4">
乌克兰外交大臣<text:a xlink:type="simple" xlink:href="https://twitter.com/DmytroKuleba/status/1649391213726904322" text:style-name="Internet_20_link" text:visited-style-name="Visited_20_Internet_20_Link">
报道</text:a>
UTWITTER。</text:p>
      <text:p text:style-name="P4">
Dmytro Kuleba感谢Josepa Borrel提供的所有欧盟国防援助，包括十亿次紧急弹药。</text:p>
      <text:p text:style-name="P4">
他说：“他呼吁为确保欧洲保证的第二亿欧元共同购买的第二批次讨论做出贡献。”</text:p>
      <text:p text:style-name="P4">
News Source: <text:a xlink:type="simple" xlink:href="https://armyinform.com.ua/2023/04/21/dmytro-kuleba-obgovoryv-z-zhozepom-borrelem-zakupivlyu-yevrosoyuzom-boyeprypasiv-dlya-ukrayiny/" text:style-name="Internet_20_link" text:visited-style-name="Visited_20_Internet_20_Link">
https://armyinform.com.ua/2023/04/21/dmytro-kuleba-obgovoryv-z-zhozepom-borrelem-zakupivlyu-yevrosoyuzom-boyeprypasiv-dlya-ukrayiny/</text:a>
</text:p>
      <!--NEWS-->
      <text:h text:style-name="P10" text:outline-level="1">
<text:span text:style-name="T4">
拉脱维亚将移交给乌克兰所有史泰林格的法力</text:span>
</text:h>
      <text:p text:style-name="P4">
作者: ['АРМІЯINFORM']</text:p>
      <text:p text:style-name="P4">
时间: 2023-04-21T98:00:00-04:00</text:p>
      <text:p text:style-name="P4">
描述: 在卫生梅丹的维丹尼团体上捍卫拉脱维亚inara哀悼者的最新消息……与乌克兰2022年的战争，与乌克兰的最新新闻，今天与乌克兰2022年的新闻战争，今天将在乌克兰和俄罗斯和俄罗斯和俄罗斯和俄罗斯和俄罗斯和俄罗斯和俄罗斯之间发动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fup5cmvxway4uv_-scaled-e1682104240895.jpg" text:style-name="Internet_20_link" text:visited-style-name="Visited_20_Internet_20_Link">
fup5cmvxway4uv_-scaled-e1682104240895.jpg</text:a>
']</text:p>
      <text:p text:style-name="P4">
标签: ['ЛАТВІЯ', 'ПІДТРИМКА УКРАЇНИ']</text:p>
      <text:p text:style-name="P4">
类别: News</text:p>
      <!--METADATA-->
      <text:p text:style-name="P4">
<draw:frame draw:style-name="fr1" draw:name="Image250" text:anchor-type="as-char" svg:width="6.9236in" svg:height="5.815824in" draw:z-index="0">
<draw:image xlink:href="../Images/AРМІЯINFORM/2023-04-21T98-00-00-04-00/fup5cmvxway4uv_-scaled-e1682104240895.jpg" xlink:type="simple" xlink:show="embed" xlink:actuate="onLoad" draw:mime-type="image/jpeg"/>
</draw:frame>
拉脱维亚国防部长伊纳拉·穆恩茨(Inara Murnets)在乌克兰国防部的一次会议上宣布，决定将便携式Stynger防空导弹综合大楼转移到基辅所有可用的弗拉特维亚一侧。</text:p>
      <text:p text:style-name="P4">
关于这个<text:a xlink:type="simple" xlink:href="https://twitter.com/IMurniece/status/1649436614345605127" text:style-name="Internet_20_link" text:visited-style-name="Visited_20_Internet_20_Link">
被引用</text:a>
在她的推文中。</text:p>
      <text:p text:style-name="P4">
她写道：“今天，在拉姆斯坦会议上，我宣布拉脱维亚决定通过她最新的乌克兰毒刺派对。”</text:p>
      <text:p text:style-name="P4">
此外，拉脱维亚继续实施准备乌克兰军事服务的计划。</text:p>
      <text:p text:style-name="P4">
News Source: <text:a xlink:type="simple" xlink:href="https://armyinform.com.ua/2023/04/21/latviya-peredast-ukrayini-vsi-nayavni-v-neyi-pzrk-stinger/" text:style-name="Internet_20_link" text:visited-style-name="Visited_20_Internet_20_Link">
https://armyinform.com.ua/2023/04/21/latviya-peredast-ukrayini-vsi-nayavni-v-neyi-pzrk-stinger/</text:a>
</text:p>
      <!--NEWS-->
      <text:h text:style-name="P10" text:outline-level="1">
<text:span text:style-name="T4">
短的。 战争。 第422天。视频</text:span>
</text:h>
      <text:p text:style-name="P4">
作者: ['АРМІЯINFORM']</text:p>
      <text:p text:style-name="P4">
时间: 2023-04-21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422 ДЕНЬ ОБОРОНИ УКРАЇНИ', 'ВІДЕОДАЙДЖЕСТ', 'ГШ ЗС УКРАЇНИ']</text:p>
      <text:p text:style-name="P4">
类别: News</text:p>
      <!--METADATA-->
      <text:p text:style-name="P4">
News Source: <text:a xlink:type="simple" xlink:href="https://armyinform.com.ua/2023/04/21/korotko-vijna-den-422-videodajdzhest/" text:style-name="Internet_20_link" text:visited-style-name="Visited_20_Internet_20_Link">
https://armyinform.com.ua/2023/04/21/korotko-vijna-den-422-videodajdzhest/</text:a>
</text:p>
      <!--NEWS-->
      <text:h text:style-name="P10" text:outline-level="1">
<text:span text:style-name="T4">
乌克兰和爱沙尼亚国防部得出了合作的备忘录</text:span>
</text:h>
      <text:p text:style-name="P4">
作者: Ukrinform (Person)</text:p>
      <text:p text:style-name="P4">
出版商: Укринформ (Organization)</text:p>
      <text:p text:style-name="P4">
出版时间: 2023-04-22T-31:09:00+03:00</text:p>
      <text:p text:style-name="P4">
修改时间: 2023-04-22T00:09:00+03:00</text:p>
      <text:p text:style-name="P4">
描述: 乌克兰和爱沙尼亚国防部长签署了机构之间合作的备忘录。  - 乌克林。</text:p>
      <text:p text:style-name="P4">
图片: ["<text:a xlink:type="simple" xlink:href="https://static.ukrinform.com/photos/2023_04/thumb_files/630_360_1682082421-937.jpg" text:style-name="Internet_20_link" text:visited-style-name="Visited_20_Internet_20_Link">
630_360_16820...</text:a>
"]</text:p>
      <text:p text:style-name="P4">
标签: ['Естонія', 'Міноборони', 'Резніков']</text:p>
      <text:p text:style-name="P4">
类型: Article</text:p>
      <!--METADATA-->
      <text:p text:style-name="P4">
<draw:frame draw:style-name="fr1" draw:name="Image251" text:anchor-type="as-char" svg:width="6.9236in" svg:height="3.956343in" draw:z-index="0">
<draw:image xlink:href="../Images/yкринформ/2023-04-22T-31-09-00-03-00/630_360_1682082421-937.jpg" xlink:type="simple" xlink:show="embed" xlink:actuate="onLoad" draw:mime-type="image/jpeg"/>
</draw:frame>
乌克兰和爱沙尼亚安全部签署了机构之间合作的备忘录。</text:p>
      <text:p text:style-name="P4">
Alexei Reznikov在[]中报道了这一点(https://twitter.com/oleksiireznikov/status/1649350684544839682)，报道乌克林福姆。</text:p>
      <text:p text:style-name="P4">
“我们已经签署了爱沙尼亚乌克兰塔米纳斯特主义国防部之间合作的备忘录。 我们根据共同的目标加深了合作 - 我们国家和整个大陆的和平与安全。”雷兹尼科夫说。</text:p>
      <text:p text:style-name="P4">
<text:span text:style-name="T4">
另请阅读：</text:span>
 <text:a xlink:type="simple" xlink:href="https://www.ukrinform.ua/rubric-ato/3698105-reznikov-pro-prioritet-dla-ukraini-pobudova-bagatorivnevoi-sistemi-ppopro-u-najkorotsij-termin.html" text:style-name="Internet_20_link" text:visited-style-name="Visited_20_Internet_20_Link">
<text:span text:style-name="T4">
 reznikov </text:span>
</text:a>
他强调说，爱沙尼亚从俄罗斯入侵开始就成为乌克兰的忠实盟友，并感谢爱沙尼亚人民和国防部汉诺·波特(Hanno Pedut乌克兰。”</text:p>
      <text:p text:style-name="P4">
据乌克林福姆报道，爱沙尼亚已有600名乌克兰步兵接受了培训。</text:p>
      <text:p text:style-name="P4">
照片：Alexei Reznikov，Twitter</text:p>
      <text:p text:style-name="P4">
News Source: <text:a xlink:type="simple" xlink:href="https://www.ukrinform.ua/rubric-polytics/3698944-ministerstva-oboroni-ukraini-j-estonii-uklali-memorandum-pro-spivpracu.html" text:style-name="Internet_20_link" text:visited-style-name="Visited_20_Internet_20_Link">
https://www.ukrinform.ua/rubric-polytics/3698944-ministerstva-oboroni-ukraini-j-estonii-uklali-memorandum-pro-spivpracu.html</text:a>
</text:p>
      <!--NEWS-->
      <text:h text:style-name="P10" text:outline-level="1">
<text:span text:style-name="T4">
APL：与Zinchenko的阿森纳避免从南安普敦击败</text:span>
</text:h>
      <text:p text:style-name="P4">
作者: Ukrinform (Person)</text:p>
      <text:p text:style-name="P4">
出版商: Укринформ (Organization)</text:p>
      <text:p text:style-name="P4">
出版时间: 2023-04-22T-33:00:00+03:00</text:p>
      <text:p text:style-name="P4">
修改时间: 2023-04-22T00:00:00+03:00</text:p>
      <text:p text:style-name="P4">
描述: 英超联赛（APL）的足球锦标赛第32轮比赛。  - 乌克林。</text:p>
      <text:p text:style-name="P4">
图片: ["<text:a xlink:type="simple" xlink:href="https://static.ukrinform.com/photos/2023_04/thumb_files/630_360_1682111126-505.jpg" text:style-name="Internet_20_link" text:visited-style-name="Visited_20_Internet_20_Link">
630_360_16821...</text:a>
"]</text:p>
      <text:p text:style-name="P4">
标签: ['Арсенал', 'Футбол', 'Зінченко', 'АПЛ']</text:p>
      <text:p text:style-name="P4">
类型: Article</text:p>
      <!--METADATA-->
      <text:p text:style-name="P4">
<draw:frame draw:style-name="fr1" draw:name="Image252" text:anchor-type="as-char" svg:width="6.9236in" svg:height="3.956343in" draw:z-index="0">
<draw:image xlink:href="../Images/yкринформ/2023-04-22T-33-00-00-03-00/630_360_1682111126-505.jpg" xlink:type="simple" xlink:show="embed" xlink:actuate="onLoad" draw:mime-type="image/jpeg"/>
</draw:frame>
旺利乌斯超级联赛(超级联赛)第32轮比赛的比赛正在进行中。</text:p>
      <text:p text:style-name="P4">
乌克兰顿(Ukrinform)的报道，乌克兰顿(Ukrinform)的报告中，乌克兰顿(Ulotnon)的乌克兰亚历山大·辛金(Alexander Zinchenko)在家庭竞技场的“阿联酋航空”(Ulotnon)的“阿联酋航空”(Ulotnon)的“阿联酋航空”(Amirates Stedium)中扮演了3：3。</text:p>
      <text:p text:style-name="P4">
加布里埃尔·马丁内利(Gabriel Martinelli)以业主的所有者为特色。(20-avilina)，马丁·埃德戈尔(Martin Edegor)(88)所以Bukayo Saka(90); 客人有Karlos Honasalcaras(1)，西奥·沃尔科特(14)但是他吹了一个挑战(66).</text:p>
      <text:p text:style-name="P4">
Зінченко вийшов у стартовому складі «Арсенала», отримавши перед перервою жовтукартку за грубу гру (45+4).</text:p>
      <text:p text:style-name="P4">
В активі «Арсенала» 75 очок, який продовжує лідирувати у турнірній таблиціАПЛ. Другим йде «Манчестер Сіті» (70)，第三 - 曼联”(59).</text:p>
      <text:p text:style-name="P4">
<text:span text:style-name="T4">
Читайте також:</text:span>
 <text:a xlink:type="simple" xlink:href="https://www.ukrinform.ua/rubric-sports/3698878-dinamo-sahtar-istoria-protistoan-u-cempionatah-ukraini.html" text:style-name="Internet_20_link" text:visited-style-name="Visited_20_Internet_20_Link">
 </text:a>
4月26日，曼城将接待阿森纳。</text:p>
      <text:p text:style-name="P4">
照片：法新社。</text:p>
      <text:p text:style-name="P4">
News Source: <text:a xlink:type="simple" xlink:href="https://www.ukrinform.ua/rubric-sports/3699120-apl-arsenal-iz-zincenkom-unik-porazki-vid-sautgemptona.html" text:style-name="Internet_20_link" text:visited-style-name="Visited_20_Internet_20_Link">
https://www.ukrinform.ua/rubric-sports/3699120-apl-arsenal-iz-zincenkom-unik-porazki-vid-sautgemptona.html</text:a>
</text:p>
      <!--NEWS-->
      <text:h text:style-name="P10" text:outline-level="1">
<text:span text:style-name="T4">
APL：与Zinchenko的阿森纳避免从南安普敦击败</text:span>
</text:h>
      <text:p text:style-name="P4">
作者: Ukrinform (Person)</text:p>
      <text:p text:style-name="P4">
出版商: Укринформ (Organization)</text:p>
      <text:p text:style-name="P4">
出版时间: 2023-04-22T00:00:00+03:00</text:p>
      <text:p text:style-name="P4">
修改时间: 2023-04-22T00:00:00+03:00</text:p>
      <text:p text:style-name="P4">
描述: 英超联赛（APL）的足球锦标赛第32轮比赛。  - 乌克林。</text:p>
      <text:p text:style-name="P4">
图片: ["<text:a xlink:type="simple" xlink:href="https://static.ukrinform.com/photos/2023_04/thumb_files/630_360_1682111126-505.jpg" text:style-name="Internet_20_link" text:visited-style-name="Visited_20_Internet_20_Link">
630_360_16821...</text:a>
"]</text:p>
      <text:p text:style-name="P4">
标签: ['Арсенал', 'Футбол', 'Зінченко', 'АПЛ']</text:p>
      <text:p text:style-name="P4">
类型: Article</text:p>
      <!--METADATA-->
      <text:p text:style-name="P4">
<draw:frame draw:style-name="fr1" draw:name="Image253" text:anchor-type="as-char" svg:width="6.9236in" svg:height="3.956343in" draw:z-index="0">
<draw:image xlink:href="../Images/yкринформ/2023-04-22T00-00-00-03-00/630_360_1682111126-505.jpg" xlink:type="simple" xlink:show="embed" xlink:actuate="onLoad" draw:mime-type="image/jpeg"/>
</draw:frame>
旺利乌斯超级联赛(超级联赛)第32轮比赛的比赛正在进行中。</text:p>
      <text:p text:style-name="P4">
乌克兰顿(Ukrinform)的报道，乌克兰顿(Ukrinform)的报告中，乌克兰顿(Ulotnon)的乌克兰亚历山大·辛金(Alexander Zinchenko)在家庭竞技场的“阿联酋航空”(Ulotnon)的“阿联酋航空”(Ulotnon)的“阿联酋航空”(Amirates Stedium)中扮演了3：3。</text:p>
      <text:p text:style-name="P4">
加布里埃尔·马丁内利(Gabriel Martinelli)以业主的所有者为特色。(20-avilina)，马丁·埃德戈尔(Martin Edegor)(88)所以Bukayo Saka(90); 客人有Karlos Honasalcaras(1)，西奥·沃尔科特(14)但是他吹了一个挑战(66).</text:p>
      <text:p text:style-name="P4">
Зінченко вийшов у стартовому складі «Арсенала», отримавши перед перервою жовтукартку за грубу гру (45+4).</text:p>
      <text:p text:style-name="P4">
В активі «Арсенала» 75 очок, який продовжує лідирувати у турнірній таблиціАПЛ. Другим йде «Манчестер Сіті» (70)，第三 - 曼联”(59).</text:p>
      <text:p text:style-name="P4">
<text:span text:style-name="T4">
Читайте також:</text:span>
 <text:a xlink:type="simple" xlink:href="https://www.ukrinform.ua/rubric-sports/3698878-dinamo-sahtar-istoria-protistoan-u-cempionatah-ukraini.html" text:style-name="Internet_20_link" text:visited-style-name="Visited_20_Internet_20_Link">
 </text:a>
4月26日，曼城将接待阿森纳。</text:p>
      <text:p text:style-name="P4">
照片：法新社。</text:p>
      <text:p text:style-name="P4">
News Source: <text:a xlink:type="simple" xlink:href="https://www.ukrinform.ua/rubric-sports/3699120-apl-arsenal-iz-zincenkom-unik-porazki-vid-sautgemptona.html" text:style-name="Internet_20_link" text:visited-style-name="Visited_20_Internet_20_Link">
https://www.ukrinform.ua/rubric-sports/3699120-apl-arsenal-iz-zincenkom-unik-porazki-vid-sautgemptona.html</text:a>
</text:p>
      <!--NEWS-->
      <text:h text:style-name="P10" text:outline-level="1">
<text:span text:style-name="T4">
乌克兰和爱沙尼亚国防部得出了合作的备忘录</text:span>
</text:h>
      <text:p text:style-name="P4">
作者: Ukrinform (Person)</text:p>
      <text:p text:style-name="P4">
出版商: Укринформ (Organization)</text:p>
      <text:p text:style-name="P4">
出版时间: 2023-04-22T00:09:00+03:00</text:p>
      <text:p text:style-name="P4">
修改时间: 2023-04-22T00:09:00+03:00</text:p>
      <text:p text:style-name="P4">
描述: 乌克兰和爱沙尼亚国防部长签署了机构之间合作的备忘录。  - 乌克林。</text:p>
      <text:p text:style-name="P4">
图片: ["<text:a xlink:type="simple" xlink:href="https://static.ukrinform.com/photos/2023_04/thumb_files/630_360_1682082421-937.jpg" text:style-name="Internet_20_link" text:visited-style-name="Visited_20_Internet_20_Link">
630_360_16820...</text:a>
"]</text:p>
      <text:p text:style-name="P4">
标签: ['Естонія', 'Міноборони', 'Резніков']</text:p>
      <text:p text:style-name="P4">
类型: Article</text:p>
      <!--METADATA-->
      <text:p text:style-name="P4">
<draw:frame draw:style-name="fr1" draw:name="Image254" text:anchor-type="as-char" svg:width="6.9236in" svg:height="3.956343in" draw:z-index="0">
<draw:image xlink:href="../Images/yкринформ/2023-04-22T00-09-00-03-00/630_360_1682082421-937.jpg" xlink:type="simple" xlink:show="embed" xlink:actuate="onLoad" draw:mime-type="image/jpeg"/>
</draw:frame>
乌克兰和爱沙尼亚安全部签署了机构之间合作的备忘录。</text:p>
      <text:p text:style-name="P4">
Alexei Reznikov在[]中报道了这一点(https://twitter.com/oleksiireznikov/status/1649350684544839682)，报道乌克林福姆。</text:p>
      <text:p text:style-name="P4">
“我们已经签署了爱沙尼亚乌克兰塔米纳斯特主义国防部之间合作的备忘录。 我们根据共同的目标加深了合作 - 我们国家和整个大陆的和平与安全。”雷兹尼科夫说。</text:p>
      <text:p text:style-name="P4">
<text:span text:style-name="T4">
另请阅读：</text:span>
 <text:a xlink:type="simple" xlink:href="https://www.ukrinform.ua/rubric-ato/3698105-reznikov-pro-prioritet-dla-ukraini-pobudova-bagatorivnevoi-sistemi-ppopro-u-najkorotsij-termin.html" text:style-name="Internet_20_link" text:visited-style-name="Visited_20_Internet_20_Link">
<text:span text:style-name="T4">
 reznikov </text:span>
</text:a>
他强调说，爱沙尼亚从俄罗斯入侵开始就成为乌克兰的忠实盟友，并感谢爱沙尼亚人民和国防部汉诺·波特(Hanno Pedut乌克兰。”</text:p>
      <text:p text:style-name="P4">
据乌克林福姆报道，爱沙尼亚已有600名乌克兰步兵接受了培训。</text:p>
      <text:p text:style-name="P4">
照片：Alexei Reznikov，Twitter</text:p>
      <text:p text:style-name="P4">
News Source: <text:a xlink:type="simple" xlink:href="https://www.ukrinform.ua/rubric-polytics/3698944-ministerstva-oboroni-ukraini-j-estonii-uklali-memorandum-pro-spivpracu.html" text:style-name="Internet_20_link" text:visited-style-name="Visited_20_Internet_20_Link">
https://www.ukrinform.ua/rubric-polytics/3698944-ministerstva-oboroni-ukraini-j-estonii-uklali-memorandum-pro-spivpracu.html</text:a>
</text:p>
      <!--NEWS-->
      <text:h text:style-name="P10" text:outline-level="1">
<text:span text:style-name="T4">
德国已为UNIDO项目分配了300万欧元，以发展乌克兰的工业潜力</text:span>
</text:h>
      <text:p text:style-name="P4">
作者: Ukrinform (Person)</text:p>
      <text:p text:style-name="P4">
出版商: Укринформ (Organization)</text:p>
      <text:p text:style-name="P4">
出版时间: 2023-04-22T00:23:00+03:00</text:p>
      <text:p text:style-name="P4">
修改时间: 2023-04-22T00:23:00+03:00</text:p>
      <text:p text:style-name="P4">
描述: 联合国国家（UNIDO）国家（UNIDO）已于周五在维也纳签署了德国融资协议，该协议的金额为300万欧元，“培养乌克兰绿色复苏的工业潜力，政策和诊断”。  - 乌克林。</text:p>
      <text:p text:style-name="P4">
图片: ["<text:a xlink:type="simple" xlink:href="https://static.ukrinform.com/photos/2016_09/thumb_files/630_360_1473802883-7046-energoeffektivnost.jpg" text:style-name="Internet_20_link" text:visited-style-name="Visited_20_Internet_20_Link">
630_360_14738...</text:a>
"]</text:p>
      <text:p text:style-name="P4">
标签: ['Економіка', 'Німеччина', 'ООН', 'Промисловість', 'Україна', 'Відбудова']</text:p>
      <text:p text:style-name="P4">
类型: Article</text:p>
      <!--METADATA-->
      <text:p text:style-name="P4">
<draw:frame draw:style-name="fr1" draw:name="Image255" text:anchor-type="as-char" svg:width="6.9236in" svg:height="3.956343in" draw:z-index="0">
<draw:image xlink:href="../Images/yкринформ/2023-04-22T00-23-00-03-00/630_360_1473802883-7046-energoeffektivnost.jpg" xlink:type="simple" xlink:show="embed" xlink:actuate="onLoad" draw:mime-type="image/jpeg"/>
</draw:frame>
德国政府和联合国工业发展组织(Yunido)周五在维也纳签署了一项关于德国资助的协议，该项目的金额为300万欧元，“发展乌克兰绿色恢复的工业潜力，政策和诊断”。</text:p>
      <text:p text:style-name="P4">
乌克林福姆(Ukrinform)在维也纳Yevgeny Tsymbalyuk的国际组织的永久代表中发表了这一评论。</text:p>
      <text:p text:style-name="P4">
“乌克兰感谢德国的捐款300万欧元，以资助Unido。</text:p>
      <text:p text:style-name="P4">
仪式由乌克兰和[]永久代表的副局长Unido Vayara参加了仪式。(https://www.ukrinform.ua/tag-nimeccina)，以及组织秘书处的雇员。</text:p>
      <text:p text:style-name="P4">
<text:span text:style-name="T4">
另请阅读：</text:span>
 <text:a xlink:type="simple" xlink:href="https://www.ukrinform.ua/rubric-vidbudova/3698939-reestr-zbitkiv-vid-rosijskoi-agresii-zapustat-u-travni-gensek-radi-evropi.html" text:style-name="Internet_20_link" text:visited-style-name="Visited_20_Internet_20_Link">
</text:a>
根据Tsymbalyuk的说法，许多州已经宣布准备为重建和恢复能源对象，运输基础设施，行业，遭受俄罗斯袭击案件损害的能源对象提供财政支持。</text:p>
      <text:p text:style-name="P4">
UNIDO项目涉及在行业中进行研究和诊断，准备可能改进和计划的建议，包括能源效率，循环经济，“绿色”能源，改进质量标准等等。</text:p>
      <text:p text:style-name="P4">
该项目将使您能够确定重建过程中将要使用的必要技术，并将成为Unido Zazleval未来全球计划的基础，并推荐和Posface和Posface在乌克兰的包容性和可持续发展中。</text:p>
      <text:p text:style-name="P4">
<text:span text:style-name="T4">
另请阅读：</text:span>
 <text:a xlink:type="simple" xlink:href="https://www.ukrinform.ua/rubric-vidbudova/3698531-smigal-obgovoriv-iz-prezidentkou-ebrr-proekti-vidnovlenna-ta-rozvitku-ukraini.html" text:style-name="Internet_20_link" text:visited-style-name="Visited_20_Internet_20_Link">
</text:a>
正如乌克林福姆(Ukrinform)所报告的，德国联邦政府以前对德国经济工程和发展部的要求，Yochen Plasbart表示，德国并不专注于乌克兰大国的某些地区。欧洲一部分的一部分。</text:p>
      <text:p text:style-name="P4">
News Source: <text:a xlink:type="simple" xlink:href="https://www.ukrinform.ua/rubric-vidbudova/3699122-nimeccina-vidilila-3-miljoni-na-proekt-unido-z-rozbudovi-promislovogo-potencialu-ukraini.html" text:style-name="Internet_20_link" text:visited-style-name="Visited_20_Internet_20_Link">
https://www.ukrinform.ua/rubric-vidbudova/3699122-nimeccina-vidilila-3-miljoni-na-proekt-unido-z-rozbudovi-promislovogo-potencialu-ukraini.html</text:a>
</text:p>
      <!--NEWS-->
      <text:h text:style-name="P10" text:outline-level="1">
<text:span text:style-name="T4">
摩尔多瓦检察长被指控非法丰富</text:span>
</text:h>
      <text:p text:style-name="P4">
作者: Ukrinform (Person)</text:p>
      <text:p text:style-name="P4">
出版商: Укринформ (Organization)</text:p>
      <text:p text:style-name="P4">
出版时间: 2023-04-22T00:44:00+03:00</text:p>
      <text:p text:style-name="P4">
修改时间: 2023-04-22T00:44:00+03:00</text:p>
      <text:p text:style-name="P4">
描述: 在摩尔多瓦，检察官亚历山大将军的检察官被驳回了检察官亚历山大将军的职责。  - 乌克林。</text:p>
      <text:p text:style-name="P4">
图片: ["<text:a xlink:type="simple" xlink:href="https://static.ukrinform.com/photos/2023_04/thumb_files/630_360_1682070076-156.png" text:style-name="Internet_20_link" text:visited-style-name="Visited_20_Internet_20_Link">
630_360_16820...</text:a>
"]</text:p>
      <text:p text:style-name="P4">
标签: ['Молдова', 'Прокурори']</text:p>
      <text:p text:style-name="P4">
类型: Article</text:p>
      <!--METADATA-->
      <text:p text:style-name="P4">
<draw:frame draw:style-name="fr1" draw:name="Image256" text:anchor-type="as-char" svg:width="6.9236in" svg:height="3.956343in" draw:z-index="0">
<draw:image xlink:href="../Images/yкринформ/2023-04-22T00-44-00-03-00/630_360_1682070076-156.png" xlink:type="simple" xlink:show="embed" xlink:actuate="onLoad" draw:mime-type="image/png"/>
</draw:frame>
在摩尔多瓦，检察官亚历山德兰德拉加斯将军的职责被指控非法富集。</text:p>
      <text:p text:style-name="P4">
关于它报告<text:a xlink:type="simple" xlink:href="https://newsmaker.md/rus/novosti/stoyanoglo-predyavili-obvinenie-v-nezakonnom-obogaschenii/" text:style-name="Internet_20_link" text:visited-style-name="Visited_20_Internet_20_Link">
</text:a>
乌克林福姆报道，关于摩尔多瓦的反腐败检察官办公室。</text:p>
      <text:p text:style-name="P4">
据该部门称，针对Stoyanlo的起诉于4月19日提高。</text:p>
      <text:p text:style-name="P4">
<text:span text:style-name="T4">
另请阅读：</text:span>
 <text:a xlink:type="simple" xlink:href="https://www.ukrinform.ua/rubric-world/3698577-moldova-zaavlae-pro-porusenna-rezimu-bezpeki-rosieu-u-pridnistrovi.html" text:style-name="Internet_20_link" text:visited-style-name="Visited_20_Internet_20_Link">
<text:span text:style-name="T4">
摩尔多夫</text:span>
</text:a>
值得注意的是，在2021年，提起了五起刑事案件。</text:p>
      <text:p text:style-name="P4">
此外，在2022年，它被指控非法充实。刑事案件是根据检察官维克多·富图(Viktor Furtune)的申诉开始的。平方米。 检察官说，当时这是议会代表，宣布的利润还不足以购买公寓。</text:p>
      <text:p text:style-name="P4">
Stoyonlo说，他准备证明资金的起源。 他指出，购买公寓的大会既不是检察官，也不是副手，也不是公务员。</text:p>
      <text:p text:style-name="P4">
<text:span text:style-name="T4">
另请阅读：</text:span>
 <text:a xlink:type="simple" xlink:href="https://www.ukrinform.ua/rubric-world/3698160-u-moldovi-narazi-ne-bacat-vijskovoi-zagrozi-z-boku-rosii.html" text:style-name="Internet_20_link" text:visited-style-name="Visited_20_Internet_20_Link">
<text:span text:style-name="T4">
摩尔多夫</text:span>
</text:a>
</text:p>
      <text:p text:style-name="P4">
Як повідомлялося, Апеляційна палата Кишинева засудила депутата-втікача лідерапартії «Шор» Ілана Шора до 15 років ув’язнення з конфіскацією майна на 5мільярдів леїв (超过2.7亿美元).</text:p>
      <text:p text:style-name="P4">
Фото: stiri.md</text:p>
      <text:p text:style-name="P4">
News Source: <text:a xlink:type="simple" xlink:href="https://www.ukrinform.ua/rubric-world/3698813-vidstoronenogo-genprokurora-moldovi-obvinuvacuut-u-nezakonnomu-zbagacenni.html" text:style-name="Internet_20_link" text:visited-style-name="Visited_20_Internet_20_Link">
https://www.ukrinform.ua/rubric-world/3698813-vidstoronenogo-genprokurora-moldovi-obvinuvacuut-u-nezakonnomu-zbagacenni.html</text:a>
</text:p>
      <!--NEWS-->
      <text:h text:style-name="P10" text:outline-level="1">
<text:span text:style-name="T4">
Пошукові групи ЗСУ від початку війни знайшли майже 500 тіл зниклих без вісти українських героїв</text:span>
</text:h>
      <text:p text:style-name="P4">
作者: Ukrinform (Person)</text:p>
      <text:p text:style-name="P4">
出版商: Укринформ (Organization)</text:p>
      <text:p text:style-name="P4">
出版时间: 2023-04-22T01:04:14+03:00</text:p>
      <text:p text:style-name="P4">
修改时间: 2023-04-22T01:04:14+03:00</text:p>
      <text:p text:style-name="P4">
描述: 搜索武装部队的群体，这些武装部队直接在碰撞线上直接缺少缺少工作。 从完整的侵略开始开始，他们工作了600多个地点，发现了约500具乌克兰英雄。  - 乌克林。</text:p>
      <text:p text:style-name="P4">
图片: ["<text:a xlink:type="simple" xlink:href="https://static.ukrinform.com/photos/2018_02/thumb_files/630_360_1518624641-6690.jpeg" text:style-name="Internet_20_link" text:visited-style-name="Visited_20_Internet_20_Link">
630_360_15186...</text:a>
"]</text:p>
      <text:p text:style-name="P4">
标签: ['Генштаб', 'ЗСУ', 'Військові', 'Зниклі безвісти', 'Війна з росією']</text:p>
      <text:p text:style-name="P4">
类型: Article</text:p>
      <!--METADATA-->
      <text:p text:style-name="P4">
<draw:frame draw:style-name="fr1" draw:name="Image257" text:anchor-type="as-char" svg:width="6.9236in" svg:height="3.956343in" draw:z-index="0">
<draw:image xlink:href="../Images/yкринформ/2023-04-22T01-04-14-03-00/630_360_1518624641-6690.jpeg" xlink:type="simple" xlink:show="embed" xlink:actuate="onLoad" draw:mime-type="image/jpeg"/>
</draw:frame>
武装部队的搜索组直接在线路上工作。 自全面侵略性开始以来，他们已经工作了600多个，并发现了约500具乌克兰英雄。</text:p>
      <text:p text:style-name="P4">
根据乌克林事物通讯员的说法，乌克兰武装部队的武装部队一般合作中央军事合作部负责以及寻找丢失的地方。”</text:p>
      <text:p text:style-name="P4">
“自全面入侵和今年4月20日开始以来，在我们的军事搜查小组中发现了我们堕落的卫冕者的五十具尸体，并收获了五十个占领者的五十个尸体，并将其送到Lyamzin说：“某些储存地点，并补充说他已经工作了近600个搜索组。</text:p>
      <text:p text:style-name="P4">
<text:span text:style-name="T4">
另请阅读：</text:span>
 <text:a xlink:type="simple" xlink:href="https://www.ukrinform.ua/rubric-ato/3697572-zniklimi-bezvisti-vvazaut-ponad-7-tisac-ukrainskih-vijskovih-kotenko.html" text:style-name="Internet_20_link" text:visited-style-name="Visited_20_Internet_20_Link">
<text:span text:style-name="T4">
小姐</text:span>
</text:a>
他指出，军人的搜索小组正在那里在这里工作，在那里，失踪人员可以得到专员办公室的搜索工程师。</text:p>
      <text:p text:style-name="P4">
Lyamzin还指出，参与执行此类工作的军队接受了适当的培训。</text:p>
      <text:p text:style-name="P4">
Lyamzin说：“我们团体的所有专家都接受了适当的培训，他们研究了战术医学的基础，即矿山活动的基础，以防止特殊情况并维持人员，研究司法考古学和国际人道主义法的规范。” 。</text:p>
      <text:p text:style-name="P4">
<text:span text:style-name="T4">
另请阅读：</text:span>
 <text:a xlink:type="simple" xlink:href="https://www.ukrinform.ua/rubric-ato/3696473-vijskovij-potrapiv-u-polon-u-koordstabi-poasnili-ak-otrimati-informaciu-pro-obstavini.html" text:style-name="Internet_20_link" text:visited-style-name="Visited_20_Internet_20_Link">
</text:a>
据乌克林福姆报道，今天，失踪人员申诉专员办公室的七个搜索小组在乌克兰的DE增强领土上进行了50多次旅行，结果已经挖掘出了1000多个尸体(剩余的),речі та документи загиблих чи померлих.</text:p>
      <text:p text:style-name="P4">
News Source: <text:a xlink:type="simple" xlink:href="https://www.ukrinform.ua/rubric-ato/3699124-posukovi-grupi-zsu-vid-pocatku-vijni-znajsli-majze-500-til-zniklih-bez-visti-ukrainskih-geroiv.html" text:style-name="Internet_20_link" text:visited-style-name="Visited_20_Internet_20_Link">
https://www.ukrinform.ua/rubric-ato/3699124-posukovi-grupi-zsu-vid-pocatku-vijni-znajsli-majze-500-til-zniklih-bez-visti-ukrainskih-geroiv.html</text:a>
</text:p>
      <!--NEWS-->
      <text:h text:style-name="P10" text:outline-level="1">
<text:span text:style-name="T4">
现在，在面对俄罗斯侵略的情况下，联盟变得更加强大-Mark Millie</text:span>
</text:h>
      <text:p text:style-name="P4">
作者: ['Ольга Мосьондз']</text:p>
      <text:p text:style-name="P4">
时间: 2023-04-22T99:00:00-04:00</text:p>
      <text:p text:style-name="P4">
描述: 关于TS，告诉美国美国军队总部总司令负责人，Mark Mill ...与乌克兰2022年的战争，与乌克兰与乌克兰的最新消息，今天与乌克兰的新闻，乌克兰2022年的新闻战争，今天将在那里，将在那里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4/277400_mark-milley_gettyimages_new_960x380_0.jpg" text:style-name="Internet_20_link" text:visited-style-name="Visited_20_Internet_20_Link">
277400_mark-milley_gettyimages_new_960x380_0.jpg</text:a>
']</text:p>
      <text:p text:style-name="P4">
标签: ['ГЕНЕРАЛ МАРК МІЛЛІ', 'РАМШТАЙН 11']</text:p>
      <text:p text:style-name="P4">
类别: News</text:p>
      <!--METADATA-->
      <text:p text:style-name="P4">
<draw:frame draw:style-name="fr1" draw:name="Image258" text:anchor-type="as-char" svg:width="6.9236in" svg:height="3.606042in" draw:z-index="0">
<draw:image xlink:href="../Images/AРМІЯINFORM/2023-04-22T99-00-00-04-00/277400_mark-milley_gettyimages_new_960x380_0.jpg" xlink:type="simple" xlink:show="embed" xlink:actuate="onLoad" draw:mime-type="image/jpeg"/>
</draw:frame>
这是由美国武装部队参谋长委员会主管Markmilli将军在德国拉姆斯汀格式的乌克兰联系小组会议后举行的新闻发布会上指出的。</text:p>
      <text:p text:style-name="P4">
米莉将军感谢五角大楼主管在接触小组会议上的领导力，国防部长以及今天在该小组中出现的50多个国家的总参谋长的负责人。 他指出，他们的支持对于支持乌克兰反对俄罗斯联邦的侵略至关重要。</text:p>
      <ul>
        <li>
在这一年中，您的参与和支持对于乌克兰军队捍卫自己的能力至关重要。 自从部长在拉姆斯坦(Ramstein)成立了这个联系小组以来，它已经过去了将近一年，该论坛对于乌克兰国际支持的协调，同步，支持和延续至关重要。 马克·米莉(Mark Millie)说，我还要感谢国防部长Alexei Reznikov和我的同事和合伙人Valery Zaluzhni。</li>
      </ul>
      <text:p text:style-name="P4">
他还向北约加入的芬兰打招呼，并指出，尽管愿意征服乌克兰并摇晃联盟，但北约变得更加强大。</text:p>
      <ul>
        <li>
这项事件意味着加深联盟家族并确认世界的实力。 但这不仅与美国和欧洲的安全有关。 北约北约的联系小组不仅可以在世界上为所有生活中的国家的全球国际秩序提供帮助，还可以在世界上绘制主权和法治尊重的世界，在世界范围内反对反对俄罗斯联邦军事侵略的世界。 421。</li>
      </ul>
      <text:p text:style-name="P4">
普京认为，当他开始战争时，他将能够推翻乌克兰政府，俄罗斯军队聚集在边境，当时成千上万的俄罗斯俄罗斯人民从几个方向越过乌克兰的边界。 但是他误会了乌克兰政府开始与北约合作，因为普京已经开始了一场警告战争。 乌克兰的精神仍然不屈。 米莉的印记说，我们现在有31个北约成员的成员，联盟在工厂的侵略面前变得更加强大，更加团结。 - 备件至关重要，因为乌克兰保护城市并从其领土上驱逐了威胁。 马克·米莉(Mark Millie)说，我们保证将在指定的时间内履行我们的任务，我们承诺将根据需要的尽可能多的支持。</text:p>
      <text:p text:style-name="P4">
他还回忆说，本周，美国宣布了新的安全方案，作为美国永久责任的一部分。</text:p>
      <text:p text:style-name="P4">
News Source: <text:a xlink:type="simple" xlink:href="https://armyinform.com.ua/2023/04/22/zaraz-alyans-stav-shhe-sylnishym-pered-oblychchyam-rosijskoyi-agresiyi-mark-milli/" text:style-name="Internet_20_link" text:visited-style-name="Visited_20_Internet_20_Link">
https://armyinform.com.ua/2023/04/22/zaraz-alyans-stav-shhe-sylnishym-pered-oblychchyam-rosijskoyi-agresiyi-mark-mill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